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ff00cc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 style:data-style-name="N0"/>
    <style:style style:name="ce16" style:family="table-cell" style:parent-style-name="Default" style:data-style-name="N99"/>
    <style:style style:name="ce17" style:family="table-cell" style:parent-style-name="Default">
      <style:text-properties fo:color="#6666ff"/>
    </style:style>
    <style:style style:name="ce18" style:family="table-cell" style:parent-style-name="Default">
      <style:text-properties style:use-window-font-color="true" style:font-name="Nimbus Sans L" style:font-name-asian="DejaVu Sans" style:font-name-complex="DejaVu Sans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ext-properties fo:color="#ff3333" style:font-name="Nimbus Sans L" style:font-name-asian="DejaVu Sans" style:font-name-complex="DejaVu Sans"/>
    </style:style>
    <style:style style:name="ce21" style:family="table-cell" style:parent-style-name="Default">
      <style:text-properties fo:color="#6666ff" style:font-name="Nimbus Sans L" style:font-name-asian="DejaVu Sans" style:font-name-complex="DejaVu Sans"/>
    </style:style>
    <style:style style:name="ce22" style:family="table-cell" style:parent-style-name="Default">
      <style:table-cell-properties fo:background-color="#dddddd"/>
      <style:text-properties fo:color="#6666ff"/>
    </style:style>
    <style:style style:name="ce23" style:family="table-cell" style:parent-style-name="Default" style:data-style-name="N99">
      <style:text-properties fo:color="#6666ff"/>
    </style:style>
    <style:style style:name="ce24" style:family="table-cell" style:parent-style-name="Default" style:data-style-name="N99">
      <style:table-cell-properties fo:background-color="#dddddd"/>
      <style:text-properties fo:color="#6666ff"/>
    </style:style>
    <style:style style:name="ce25" style:family="table-cell" style:parent-style-name="Default">
      <style:table-cell-properties fo:background-color="#dddddd"/>
      <style:text-properties fo:color="#6666ff" style:font-name="Nimbus Sans L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1.5" calcext:value-type="float">
            <text:p>1.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6" table:number-columns-repeated="3"/>
          <table:table-cell table:style-name="ce4" table:formula="of:=[.C48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9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1]/200" office:value-type="float" office:value="0.001" calcext:value-type="float">
            <text:p>0.001</text:p>
          </table:table-cell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4]/200" office:value-type="float" office:value="0.0015" calcext:value-type="float">
            <text:p>0.0015</text:p>
          </table:table-cell>
          <table:table-cell table:style-name="ce9"/>
          <table:table-cell table:style-name="ce13"/>
          <table:table-cell table:style-name="ce5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4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9"/>
          <table:table-cell table:style-name="ce12"/>
          <table:table-cell table:style-name="ce11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6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9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/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15"/>
        <table:table-column table:style-name="co1" table:default-cell-style-name="ce14"/>
        <table:table-column table:style-name="co1" table:number-columns-repeated="3" table:default-cell-style-name="ce15"/>
        <table:table-column table:style-name="co1" table:number-columns-repeated="2" table:default-cell-style-name="ce16"/>
        <table:table-row table:style-name="ro1">
          <table:table-cell office:value-type="string" calcext:value-type="string">
            <text:p>Meal</text:p>
          </table:table-cell>
          <table:table-cell table:style-name="ce14" office:value-type="string" calcext:value-type="string">
            <text:p>Friday, 18 July</text:p>
          </table:table-cell>
          <table:table-cell table:style-name="ce14" office:value-type="string" calcext:value-type="string">
            <text:p>Saturday, 19 July</text:p>
          </table:table-cell>
          <table:table-cell table:style-name="ce14" office:value-type="string" calcext:value-type="string">
            <text:p>Sunday, 20 July</text:p>
          </table:table-cell>
          <table:table-cell table:style-name="ce14" office:value-type="string" calcext:value-type="string">
            <text:p>Monday, 21 Jul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Q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4"/>
          <table:table-cell table:style-name="ce16"/>
          <table:table-cell table:style-name="ce15" table:number-columns-repeated="2"/>
        </table:table-row>
        <table:table-row table:style-name="ro1">
          <table:table-cell office:value-type="string" calcext:value-type="string">
            <text:p>Dinner</text:p>
          </table:table-cell>
          <table:table-cell table:style-name="ce16" table:number-columns-repeated="2"/>
          <table:table-cell office:value-type="float" office:value="1" calcext:value-type="float">
            <text:p>1</text:p>
          </table:table-cell>
          <table:table-cell table:style-name="ce16"/>
          <table:table-cell table:number-columns-repeated="6"/>
        </table:table-row>
        <table:table-row table:style-name="ro1">
          <table:table-cell office:value-type="string" calcext:value-type="string">
            <text:p>Dessert</text:p>
          </table:table-cell>
          <table:table-cell table:style-name="ce16" table:number-columns-repeated="2"/>
          <table:table-cell office:value-type="float" office:value="1" calcext:value-type="float">
            <text:p>1</text:p>
          </table:table-cell>
          <table:table-cell table:style-name="ce16"/>
          <table:table-cell table:style-name="Default" table:number-columns-repeated="6"/>
        </table:table-row>
      </table:table>
      <table:table table:name="Unit Recipes" table:style-name="ta2">
        <office:forms form:automatic-focus="false" form:apply-design-mode="false"/>
        <table:table-column table:style-name="co1" table:number-columns-repeated="5" table:default-cell-style-name="ce17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17"/>
        <table:table-column table:style-name="co1" table:default-cell-style-name="ce14"/>
        <table:table-column table:style-name="co1" table:number-columns-repeated="1012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Dish, messy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14" office:value-type="string" calcext:value-type="string">
            <text:p>Measure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table:style-name="ce14" office:value-type="string" calcext:value-type="string">
            <text:p>Quantity to feed one person</text:p>
          </table:table-cell>
          <table:table-cell table:style-name="ce14" table:number-columns-repeated="1010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style-name="ce18" table:formula="of:=IF([.B2]=0;[.A2];[.F1])" office:value-type="string" office:string-value="Cereal" calcext:value-type="string">
            <text:p>Cereal</text:p>
          </table:table-cell>
          <table:table-cell table:style-name="ce19" table:formula="of:=IF([.B2]=0;&quot;&quot;;[.F2])">
            <text:p/>
          </table:table-cell>
          <table:table-cell table:style-name="ce19" table:formula="of:=[.B2]" office:value-type="float" office:value="0" calcext:value-type="float">
            <text:p>0</text:p>
          </table:table-cell>
          <table:table-cell table:style-name="ce20" table:formula="of:=[.D2]" office:value-type="float" office:value="0" calcext:value-type="float">
            <text:p>0</text:p>
          </table:table-cell>
          <table:table-cell table:formula="of:=IF([.E2]=0;[.J1];[.E2])" office:value-type="float" office:value="1" calcext:value-type="float">
            <text:p>1</text:p>
          </table:table-cell>
          <table:table-cell table:formula="of:=IF([.F2]=0;&quot;&quot;;[.J2])" office:value-type="float" office:value="1" calcext:value-type="float">
            <text:p>1</text:p>
          </table:table-cell>
          <table:table-cell table:style-name="ce19" table:formula="of:=IF([.K2]=&quot;&quot;;&quot;&quot;;[.C2]/[.K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style-name="ce18" table:formula="of:=IF([.B3]=0;[.A3];[.F2])" office:value-type="string" office:string-value="Cereal" calcext:value-type="string">
            <text:p>Cereal</text:p>
          </table:table-cell>
          <table:table-cell table:style-name="ce19" table:formula="of:=IF([.B3]=0;&quot;&quot;;[.F3])" office:value-type="string" office:string-value="Cereal" calcext:value-type="string">
            <text:p>Cereal</text:p>
          </table:table-cell>
          <table:table-cell table:style-name="ce19" table:formula="of:=[.B3]" office:value-type="string" office:string-value="Joghurt" calcext:value-type="string">
            <text:p>Joghurt</text:p>
          </table:table-cell>
          <table:table-cell table:style-name="ce20" table:formula="of:=[.D3]" office:value-type="string" office:string-value="ml" calcext:value-type="string">
            <text:p>ml</text:p>
          </table:table-cell>
          <table:table-cell table:formula="of:=IF([.E3]=0;[.J2];[.E3])" office:value-type="float" office:value="1" calcext:value-type="float">
            <text:p>1</text:p>
          </table:table-cell>
          <table:table-cell table:formula="of:=IF([.F3]=0;&quot;&quot;;[.J3])" office:value-type="float" office:value="1" calcext:value-type="float">
            <text:p>1</text:p>
          </table:table-cell>
          <table:table-cell table:style-name="ce19" table:formula="of:=IF([.K3]=&quot;&quot;;&quot;&quot;;[.C3]/[.K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style-name="ce18" table:formula="of:=IF([.B4]=0;[.A4];[.F3])" office:value-type="string" office:string-value="Cereal" calcext:value-type="string">
            <text:p>Cereal</text:p>
          </table:table-cell>
          <table:table-cell table:style-name="ce19" table:formula="of:=IF([.B4]=0;&quot;&quot;;[.F4])" office:value-type="string" office:string-value="Cereal" calcext:value-type="string">
            <text:p>Cereal</text:p>
          </table:table-cell>
          <table:table-cell table:style-name="ce19" table:formula="of:=[.B4]" office:value-type="string" office:string-value="Milk (UHT)" calcext:value-type="string">
            <text:p>Milk (UHT)</text:p>
          </table:table-cell>
          <table:table-cell table:style-name="ce20" table:formula="of:=[.D4]" office:value-type="string" office:string-value="ml" calcext:value-type="string">
            <text:p>ml</text:p>
          </table:table-cell>
          <table:table-cell table:formula="of:=IF([.E4]=0;[.J3];[.E4])" office:value-type="float" office:value="1" calcext:value-type="float">
            <text:p>1</text:p>
          </table:table-cell>
          <table:table-cell table:formula="of:=IF([.F4]=0;&quot;&quot;;[.J4])" office:value-type="float" office:value="1" calcext:value-type="float">
            <text:p>1</text:p>
          </table:table-cell>
          <table:table-cell table:style-name="ce19" table:formula="of:=IF([.K4]=&quot;&quot;;&quot;&quot;;[.C4]/[.K4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style-name="ce18" table:formula="of:=IF([.B5]=0;[.A5];[.F4])" office:value-type="string" office:string-value="Cereal" calcext:value-type="string">
            <text:p>Cereal</text:p>
          </table:table-cell>
          <table:table-cell table:style-name="ce19" table:formula="of:=IF([.B5]=0;&quot;&quot;;[.F5])" office:value-type="string" office:string-value="Cereal" calcext:value-type="string">
            <text:p>Cereal</text:p>
          </table:table-cell>
          <table:table-cell table:style-name="ce19" table:formula="of:=[.B5]" office:value-type="string" office:string-value="Cornflakes" calcext:value-type="string">
            <text:p>Cornflakes</text:p>
          </table:table-cell>
          <table:table-cell table:style-name="ce20" table:formula="of:=[.D5]" office:value-type="string" office:string-value="g" calcext:value-type="string">
            <text:p>g</text:p>
          </table:table-cell>
          <table:table-cell table:formula="of:=IF([.E5]=0;[.J4];[.E5])" office:value-type="float" office:value="1" calcext:value-type="float">
            <text:p>1</text:p>
          </table:table-cell>
          <table:table-cell table:formula="of:=IF([.F5]=0;&quot;&quot;;[.J5])" office:value-type="float" office:value="1" calcext:value-type="float">
            <text:p>1</text:p>
          </table:table-cell>
          <table:table-cell table:style-name="ce19" table:formula="of:=IF([.K5]=&quot;&quot;;&quot;&quot;;[.C5]/[.K5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style-name="ce18" table:formula="of:=IF([.B6]=0;[.A6];[.F5])" office:value-type="string" office:string-value="Cereal" calcext:value-type="string">
            <text:p>Cereal</text:p>
          </table:table-cell>
          <table:table-cell table:style-name="ce19" table:formula="of:=IF([.B6]=0;&quot;&quot;;[.F6])" office:value-type="string" office:string-value="Cereal" calcext:value-type="string">
            <text:p>Cereal</text:p>
          </table:table-cell>
          <table:table-cell table:style-name="ce19" table:formula="of:=[.B6]" office:value-type="string" office:string-value="Musli" calcext:value-type="string">
            <text:p>Musli</text:p>
          </table:table-cell>
          <table:table-cell table:style-name="ce20" table:formula="of:=[.D6]" office:value-type="string" office:string-value="g" calcext:value-type="string">
            <text:p>g</text:p>
          </table:table-cell>
          <table:table-cell table:formula="of:=IF([.E6]=0;[.J5];[.E6])" office:value-type="float" office:value="1" calcext:value-type="float">
            <text:p>1</text:p>
          </table:table-cell>
          <table:table-cell table:formula="of:=IF([.F6]=0;&quot;&quot;;[.J6])" office:value-type="float" office:value="1" calcext:value-type="float">
            <text:p>1</text:p>
          </table:table-cell>
          <table:table-cell table:style-name="ce19" table:formula="of:=IF([.K6]=&quot;&quot;;&quot;&quot;;[.C6]/[.K6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style-name="ce18" table:formula="of:=IF([.B7]=0;[.A7];[.F6])" office:value-type="float" office:value="0" calcext:value-type="float">
            <text:p>0</text:p>
          </table:table-cell>
          <table:table-cell table:style-name="ce19" table:formula="of:=IF([.B7]=0;&quot;&quot;;[.F7])">
            <text:p/>
          </table:table-cell>
          <table:table-cell table:style-name="ce19" table:formula="of:=[.B7]" office:value-type="float" office:value="0" calcext:value-type="float">
            <text:p>0</text:p>
          </table:table-cell>
          <table:table-cell table:style-name="ce20" table:formula="of:=[.D7]" office:value-type="float" office:value="0" calcext:value-type="float">
            <text:p>0</text:p>
          </table:table-cell>
          <table:table-cell table:formula="of:=IF([.E7]=0;[.J6];[.E7])" office:value-type="float" office:value="1" calcext:value-type="float">
            <text:p>1</text:p>
          </table:table-cell>
          <table:table-cell table:formula="of:=IF([.F7]=0;&quot;&quot;;[.J7])">
            <text:p/>
          </table:table-cell>
          <table:table-cell table:style-name="ce19" table:formula="of:=IF([.K7]=&quot;&quot;;&quot;&quot;;[.C7]/[.K7])">
            <text:p/>
          </table:table-cell>
          <table:table-cell table:number-columns-repeated="1010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1.5" calcext:value-type="float">
            <text:p>1.5</text:p>
          </table:table-cell>
          <table:table-cell table:style-name="ce18" table:formula="of:=IF([.B8]=0;[.A8];[.F7])" office:value-type="string" office:string-value="Fruit" calcext:value-type="string">
            <text:p>Fruit</text:p>
          </table:table-cell>
          <table:table-cell table:style-name="ce19" table:formula="of:=IF([.B8]=0;&quot;&quot;;[.F8])">
            <text:p/>
          </table:table-cell>
          <table:table-cell table:style-name="ce19" table:formula="of:=[.B8]" office:value-type="float" office:value="0" calcext:value-type="float">
            <text:p>0</text:p>
          </table:table-cell>
          <table:table-cell table:style-name="ce20" table:formula="of:=[.D8]" office:value-type="float" office:value="0" calcext:value-type="float">
            <text:p>0</text:p>
          </table:table-cell>
          <table:table-cell table:formula="of:=IF([.E8]=0;[.J7];[.E8])" office:value-type="float" office:value="1.5" calcext:value-type="float">
            <text:p>1.5</text:p>
          </table:table-cell>
          <table:table-cell table:formula="of:=IF([.F8]=0;&quot;&quot;;[.J8])" office:value-type="float" office:value="1.5" calcext:value-type="float">
            <text:p>1.5</text:p>
          </table:table-cell>
          <table:table-cell table:style-name="ce19" table:formula="of:=IF([.K8]=&quot;&quot;;&quot;&quot;;[.C8]/[.K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style-name="ce18" table:formula="of:=IF([.B9]=0;[.A9];[.F8])" office:value-type="string" office:string-value="Fruit" calcext:value-type="string">
            <text:p>Fruit</text:p>
          </table:table-cell>
          <table:table-cell table:style-name="ce19" table:formula="of:=IF([.B9]=0;&quot;&quot;;[.F9])" office:value-type="string" office:string-value="Fruit" calcext:value-type="string">
            <text:p>Fruit</text:p>
          </table:table-cell>
          <table:table-cell table:style-name="ce19" table:formula="of:=[.B9]" office:value-type="string" office:string-value="- Bananas" calcext:value-type="string">
            <text:p>- Bananas</text:p>
          </table:table-cell>
          <table:table-cell table:style-name="ce20" table:formula="of:=[.D9]" office:value-type="string" office:string-value="peice" calcext:value-type="string">
            <text:p>peice</text:p>
          </table:table-cell>
          <table:table-cell table:formula="of:=IF([.E9]=0;[.J8];[.E9])" office:value-type="float" office:value="1.5" calcext:value-type="float">
            <text:p>1.5</text:p>
          </table:table-cell>
          <table:table-cell table:formula="of:=IF([.F9]=0;&quot;&quot;;[.J9])" office:value-type="float" office:value="1.5" calcext:value-type="float">
            <text:p>1.5</text:p>
          </table:table-cell>
          <table:table-cell table:style-name="ce19" table:formula="of:=IF([.K9]=&quot;&quot;;&quot;&quot;;[.C9]/[.K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style-name="ce18" table:formula="of:=IF([.B10]=0;[.A10];[.F9])" office:value-type="string" office:string-value="Fruit" calcext:value-type="string">
            <text:p>Fruit</text:p>
          </table:table-cell>
          <table:table-cell table:style-name="ce19" table:formula="of:=IF([.B10]=0;&quot;&quot;;[.F10])" office:value-type="string" office:string-value="Fruit" calcext:value-type="string">
            <text:p>Fruit</text:p>
          </table:table-cell>
          <table:table-cell table:style-name="ce19" table:formula="of:=[.B10]" office:value-type="string" office:string-value="- Apples" calcext:value-type="string">
            <text:p>- Apples</text:p>
          </table:table-cell>
          <table:table-cell table:style-name="ce20" table:formula="of:=[.D10]" office:value-type="string" office:string-value="peice" calcext:value-type="string">
            <text:p>peice</text:p>
          </table:table-cell>
          <table:table-cell table:formula="of:=IF([.E10]=0;[.J9];[.E10])" office:value-type="float" office:value="1.5" calcext:value-type="float">
            <text:p>1.5</text:p>
          </table:table-cell>
          <table:table-cell table:formula="of:=IF([.F10]=0;&quot;&quot;;[.J10])" office:value-type="float" office:value="1.5" calcext:value-type="float">
            <text:p>1.5</text:p>
          </table:table-cell>
          <table:table-cell table:style-name="ce19" table:formula="of:=IF([.K10]=&quot;&quot;;&quot;&quot;;[.C10]/[.K10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style-name="ce18" table:formula="of:=IF([.B11]=0;[.A11];[.F10])" office:value-type="string" office:string-value="Fruit" calcext:value-type="string">
            <text:p>Fruit</text:p>
          </table:table-cell>
          <table:table-cell table:style-name="ce19" table:formula="of:=IF([.B11]=0;&quot;&quot;;[.F11])" office:value-type="string" office:string-value="Fruit" calcext:value-type="string">
            <text:p>Fruit</text:p>
          </table:table-cell>
          <table:table-cell table:style-name="ce19" table:formula="of:=[.B11]" office:value-type="string" office:string-value="- Other" calcext:value-type="string">
            <text:p>- Other</text:p>
          </table:table-cell>
          <table:table-cell table:style-name="ce20" table:formula="of:=[.D11]" office:value-type="string" office:string-value="peice" calcext:value-type="string">
            <text:p>peice</text:p>
          </table:table-cell>
          <table:table-cell table:formula="of:=IF([.E11]=0;[.J10];[.E11])" office:value-type="float" office:value="1.5" calcext:value-type="float">
            <text:p>1.5</text:p>
          </table:table-cell>
          <table:table-cell table:formula="of:=IF([.F11]=0;&quot;&quot;;[.J11])" office:value-type="float" office:value="1.5" calcext:value-type="float">
            <text:p>1.5</text:p>
          </table:table-cell>
          <table:table-cell table:style-name="ce19" table:formula="of:=IF([.K11]=&quot;&quot;;&quot;&quot;;[.C11]/[.K1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style-name="ce18" table:formula="of:=IF([.B12]=0;[.A12];[.F11])" office:value-type="float" office:value="0" calcext:value-type="float">
            <text:p>0</text:p>
          </table:table-cell>
          <table:table-cell table:style-name="ce19" table:formula="of:=IF([.B12]=0;&quot;&quot;;[.F12])">
            <text:p/>
          </table:table-cell>
          <table:table-cell table:style-name="ce19" table:formula="of:=[.B12]" office:value-type="float" office:value="0" calcext:value-type="float">
            <text:p>0</text:p>
          </table:table-cell>
          <table:table-cell table:style-name="ce20" table:formula="of:=[.D12]" office:value-type="float" office:value="0" calcext:value-type="float">
            <text:p>0</text:p>
          </table:table-cell>
          <table:table-cell table:formula="of:=IF([.E12]=0;[.J11];[.E12])" office:value-type="float" office:value="1.5" calcext:value-type="float">
            <text:p>1.5</text:p>
          </table:table-cell>
          <table:table-cell table:formula="of:=IF([.F12]=0;&quot;&quot;;[.J12])">
            <text:p/>
          </table:table-cell>
          <table:table-cell table:style-name="ce19" table:formula="of:=IF([.K12]=&quot;&quot;;&quot;&quot;;[.C12]/[.K12])">
            <text:p/>
          </table:table-cell>
          <table:table-cell table:number-columns-repeated="1010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2" calcext:value-type="float">
            <text:p>2</text:p>
          </table:table-cell>
          <table:table-cell table:style-name="ce18" table:formula="of:=IF([.B13]=0;[.A13];[.F12])" office:value-type="string" office:string-value="Bread" calcext:value-type="string">
            <text:p>Bread</text:p>
          </table:table-cell>
          <table:table-cell table:style-name="ce19" table:formula="of:=IF([.B13]=0;&quot;&quot;;[.F13])">
            <text:p/>
          </table:table-cell>
          <table:table-cell table:style-name="ce19" table:formula="of:=[.B13]" office:value-type="float" office:value="0" calcext:value-type="float">
            <text:p>0</text:p>
          </table:table-cell>
          <table:table-cell table:style-name="ce20" table:formula="of:=[.D13]" office:value-type="float" office:value="0" calcext:value-type="float">
            <text:p>0</text:p>
          </table:table-cell>
          <table:table-cell table:formula="of:=IF([.E13]=0;[.J12];[.E13])" office:value-type="float" office:value="2" calcext:value-type="float">
            <text:p>2</text:p>
          </table:table-cell>
          <table:table-cell table:formula="of:=IF([.F13]=0;&quot;&quot;;[.J13])" office:value-type="float" office:value="2" calcext:value-type="float">
            <text:p>2</text:p>
          </table:table-cell>
          <table:table-cell table:style-name="ce19" table:formula="of:=IF([.K13]=&quot;&quot;;&quot;&quot;;[.C13]/[.K1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style-name="ce18" table:formula="of:=IF([.B14]=0;[.A14];[.F13])" office:value-type="string" office:string-value="Bread" calcext:value-type="string">
            <text:p>Bread</text:p>
          </table:table-cell>
          <table:table-cell table:style-name="ce19" table:formula="of:=IF([.B14]=0;&quot;&quot;;[.F14])" office:value-type="string" office:string-value="Bread" calcext:value-type="string">
            <text:p>Bread</text:p>
          </table:table-cell>
          <table:table-cell table:style-name="ce19" table:formula="of:=[.B14]" office:value-type="string" office:string-value="Brötchen" calcext:value-type="string">
            <text:p>Brötchen</text:p>
          </table:table-cell>
          <table:table-cell table:style-name="ce20" table:formula="of:=[.D14]" office:value-type="string" office:string-value="peice" calcext:value-type="string">
            <text:p>peice</text:p>
          </table:table-cell>
          <table:table-cell table:formula="of:=IF([.E14]=0;[.J13];[.E14])" office:value-type="float" office:value="2" calcext:value-type="float">
            <text:p>2</text:p>
          </table:table-cell>
          <table:table-cell table:formula="of:=IF([.F14]=0;&quot;&quot;;[.J14])" office:value-type="float" office:value="2" calcext:value-type="float">
            <text:p>2</text:p>
          </table:table-cell>
          <table:table-cell table:style-name="ce19" table:formula="of:=IF([.K14]=&quot;&quot;;&quot;&quot;;[.C14]/[.K14])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style-name="ce18" table:formula="of:=IF([.B15]=0;[.A15];[.F14])" office:value-type="string" office:string-value="Bread" calcext:value-type="string">
            <text:p>Bread</text:p>
          </table:table-cell>
          <table:table-cell table:style-name="ce19" table:formula="of:=IF([.B15]=0;&quot;&quot;;[.F15])" office:value-type="string" office:string-value="Bread" calcext:value-type="string">
            <text:p>Bread</text:p>
          </table:table-cell>
          <table:table-cell table:style-name="ce19" table:formula="of:=[.B15]" office:value-type="string" office:string-value="Brezen" calcext:value-type="string">
            <text:p>Brezen</text:p>
          </table:table-cell>
          <table:table-cell table:style-name="ce20" table:formula="of:=[.D15]" office:value-type="string" office:string-value="peice" calcext:value-type="string">
            <text:p>peice</text:p>
          </table:table-cell>
          <table:table-cell table:formula="of:=IF([.E15]=0;[.J14];[.E15])" office:value-type="float" office:value="2" calcext:value-type="float">
            <text:p>2</text:p>
          </table:table-cell>
          <table:table-cell table:formula="of:=IF([.F15]=0;&quot;&quot;;[.J15])" office:value-type="float" office:value="2" calcext:value-type="float">
            <text:p>2</text:p>
          </table:table-cell>
          <table:table-cell table:style-name="ce19" table:formula="of:=IF([.K15]=&quot;&quot;;&quot;&quot;;[.C15]/[.K1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style-name="ce18" table:formula="of:=IF([.B16]=0;[.A16];[.F15])" office:value-type="string" office:string-value="Bread" calcext:value-type="string">
            <text:p>Bread</text:p>
          </table:table-cell>
          <table:table-cell table:style-name="ce19" table:formula="of:=IF([.B16]=0;&quot;&quot;;[.F16])" office:value-type="string" office:string-value="Bread" calcext:value-type="string">
            <text:p>Bread</text:p>
          </table:table-cell>
          <table:table-cell table:style-name="ce19" table:formula="of:=[.B16]" office:value-type="string" office:string-value="Butter" calcext:value-type="string">
            <text:p>Butter</text:p>
          </table:table-cell>
          <table:table-cell table:style-name="ce20" table:formula="of:=[.D16]" office:value-type="string" office:string-value="g" calcext:value-type="string">
            <text:p>g</text:p>
          </table:table-cell>
          <table:table-cell table:formula="of:=IF([.E16]=0;[.J15];[.E16])" office:value-type="float" office:value="2" calcext:value-type="float">
            <text:p>2</text:p>
          </table:table-cell>
          <table:table-cell table:formula="of:=IF([.F16]=0;&quot;&quot;;[.J16])" office:value-type="float" office:value="2" calcext:value-type="float">
            <text:p>2</text:p>
          </table:table-cell>
          <table:table-cell table:style-name="ce19" table:formula="of:=IF([.K16]=&quot;&quot;;&quot;&quot;;[.C16]/[.K16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style-name="ce18" table:formula="of:=IF([.B17]=0;[.A17];[.F16])" office:value-type="float" office:value="0" calcext:value-type="float">
            <text:p>0</text:p>
          </table:table-cell>
          <table:table-cell table:style-name="ce19" table:formula="of:=IF([.B17]=0;&quot;&quot;;[.F17])">
            <text:p/>
          </table:table-cell>
          <table:table-cell table:style-name="ce19" table:formula="of:=[.B17]" office:value-type="float" office:value="0" calcext:value-type="float">
            <text:p>0</text:p>
          </table:table-cell>
          <table:table-cell table:style-name="ce20" table:formula="of:=[.D17]" office:value-type="float" office:value="0" calcext:value-type="float">
            <text:p>0</text:p>
          </table:table-cell>
          <table:table-cell table:formula="of:=IF([.E17]=0;[.J16];[.E17])" office:value-type="float" office:value="2" calcext:value-type="float">
            <text:p>2</text:p>
          </table:table-cell>
          <table:table-cell table:formula="of:=IF([.F17]=0;&quot;&quot;;[.J17])">
            <text:p/>
          </table:table-cell>
          <table:table-cell table:style-name="ce19" table:formula="of:=IF([.K17]=&quot;&quot;;&quot;&quot;;[.C17]/[.K17])">
            <text:p/>
          </table:table-cell>
          <table:table-cell table:number-columns-repeated="1010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1" calcext:value-type="float">
            <text:p>1</text:p>
          </table:table-cell>
          <table:table-cell table:style-name="ce18" table:formula="of:=IF([.B18]=0;[.A18];[.F17])" office:value-type="string" office:string-value="Drinks" calcext:value-type="string">
            <text:p>Drinks</text:p>
          </table:table-cell>
          <table:table-cell table:style-name="ce19" table:formula="of:=IF([.B18]=0;&quot;&quot;;[.F18])">
            <text:p/>
          </table:table-cell>
          <table:table-cell table:style-name="ce19" table:formula="of:=[.B18]" office:value-type="float" office:value="0" calcext:value-type="float">
            <text:p>0</text:p>
          </table:table-cell>
          <table:table-cell table:style-name="ce20" table:formula="of:=[.D18]" office:value-type="float" office:value="0" calcext:value-type="float">
            <text:p>0</text:p>
          </table:table-cell>
          <table:table-cell table:formula="of:=IF([.E18]=0;[.J17];[.E18])" office:value-type="float" office:value="1" calcext:value-type="float">
            <text:p>1</text:p>
          </table:table-cell>
          <table:table-cell table:formula="of:=IF([.F18]=0;&quot;&quot;;[.J18])" office:value-type="float" office:value="1" calcext:value-type="float">
            <text:p>1</text:p>
          </table:table-cell>
          <table:table-cell table:style-name="ce19" table:formula="of:=IF([.K18]=&quot;&quot;;&quot;&quot;;[.C18]/[.K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style-name="ce18" table:formula="of:=IF([.B19]=0;[.A19];[.F18])" office:value-type="string" office:string-value="Drinks" calcext:value-type="string">
            <text:p>Drinks</text:p>
          </table:table-cell>
          <table:table-cell table:style-name="ce19" table:formula="of:=IF([.B19]=0;&quot;&quot;;[.F19])" office:value-type="string" office:string-value="Drinks" calcext:value-type="string">
            <text:p>Drinks</text:p>
          </table:table-cell>
          <table:table-cell table:style-name="ce19" table:formula="of:=[.B19]" office:value-type="string" office:string-value="- Orange juice" calcext:value-type="string">
            <text:p>- Orange juice</text:p>
          </table:table-cell>
          <table:table-cell table:style-name="ce20" table:formula="of:=[.D19]" office:value-type="string" office:string-value="ml" calcext:value-type="string">
            <text:p>ml</text:p>
          </table:table-cell>
          <table:table-cell table:formula="of:=IF([.E19]=0;[.J18];[.E19])" office:value-type="float" office:value="1" calcext:value-type="float">
            <text:p>1</text:p>
          </table:table-cell>
          <table:table-cell table:formula="of:=IF([.F19]=0;&quot;&quot;;[.J19])" office:value-type="float" office:value="1" calcext:value-type="float">
            <text:p>1</text:p>
          </table:table-cell>
          <table:table-cell table:style-name="ce19" table:formula="of:=IF([.K19]=&quot;&quot;;&quot;&quot;;[.C19]/[.K19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style-name="ce18" table:formula="of:=IF([.B20]=0;[.A20];[.F19])" office:value-type="string" office:string-value="Drinks" calcext:value-type="string">
            <text:p>Drinks</text:p>
          </table:table-cell>
          <table:table-cell table:style-name="ce19" table:formula="of:=IF([.B20]=0;&quot;&quot;;[.F20])" office:value-type="string" office:string-value="Drinks" calcext:value-type="string">
            <text:p>Drinks</text:p>
          </table:table-cell>
          <table:table-cell table:style-name="ce19" table:formula="of:=[.B20]" office:value-type="string" office:string-value="- Apple juice" calcext:value-type="string">
            <text:p>- Apple juice</text:p>
          </table:table-cell>
          <table:table-cell table:style-name="ce20" table:formula="of:=[.D20]" office:value-type="string" office:string-value="ml" calcext:value-type="string">
            <text:p>ml</text:p>
          </table:table-cell>
          <table:table-cell table:formula="of:=IF([.E20]=0;[.J19];[.E20])" office:value-type="float" office:value="1" calcext:value-type="float">
            <text:p>1</text:p>
          </table:table-cell>
          <table:table-cell table:formula="of:=IF([.F20]=0;&quot;&quot;;[.J20])" office:value-type="float" office:value="1" calcext:value-type="float">
            <text:p>1</text:p>
          </table:table-cell>
          <table:table-cell table:style-name="ce19" table:formula="of:=IF([.K20]=&quot;&quot;;&quot;&quot;;[.C20]/[.K20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style-name="ce18" table:formula="of:=IF([.B21]=0;[.A21];[.F20])" office:value-type="string" office:string-value="Drinks" calcext:value-type="string">
            <text:p>Drinks</text:p>
          </table:table-cell>
          <table:table-cell table:style-name="ce19" table:formula="of:=IF([.B21]=0;&quot;&quot;;[.F21])" office:value-type="string" office:string-value="Drinks" calcext:value-type="string">
            <text:p>Drinks</text:p>
          </table:table-cell>
          <table:table-cell table:style-name="ce19" table:formula="of:=[.B21]" office:value-type="string" office:string-value="- Tea" calcext:value-type="string">
            <text:p>- Tea</text:p>
          </table:table-cell>
          <table:table-cell table:style-name="ce20" table:formula="of:=[.D21]" office:value-type="string" office:string-value="bag" calcext:value-type="string">
            <text:p>bag</text:p>
          </table:table-cell>
          <table:table-cell table:formula="of:=IF([.E21]=0;[.J20];[.E21])" office:value-type="float" office:value="1" calcext:value-type="float">
            <text:p>1</text:p>
          </table:table-cell>
          <table:table-cell table:formula="of:=IF([.F21]=0;&quot;&quot;;[.J21])" office:value-type="float" office:value="1" calcext:value-type="float">
            <text:p>1</text:p>
          </table:table-cell>
          <table:table-cell table:style-name="ce19" table:formula="of:=IF([.K21]=&quot;&quot;;&quot;&quot;;[.C21]/[.K21])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style-name="ce18" table:formula="of:=IF([.B22]=0;[.A22];[.F21])" office:value-type="string" office:string-value="Drinks" calcext:value-type="string">
            <text:p>Drinks</text:p>
          </table:table-cell>
          <table:table-cell table:style-name="ce19" table:formula="of:=IF([.B22]=0;&quot;&quot;;[.F22])" office:value-type="string" office:string-value="Drinks" calcext:value-type="string">
            <text:p>Drinks</text:p>
          </table:table-cell>
          <table:table-cell table:style-name="ce19" table:formula="of:=[.B22]" office:value-type="string" office:string-value="- Coffee" calcext:value-type="string">
            <text:p>- Coffee</text:p>
          </table:table-cell>
          <table:table-cell table:style-name="ce20" table:formula="of:=[.D22]" office:value-type="float" office:value="0" calcext:value-type="float">
            <text:p>0</text:p>
          </table:table-cell>
          <table:table-cell table:formula="of:=IF([.E22]=0;[.J21];[.E22])" office:value-type="float" office:value="1" calcext:value-type="float">
            <text:p>1</text:p>
          </table:table-cell>
          <table:table-cell table:formula="of:=IF([.F22]=0;&quot;&quot;;[.J22])" office:value-type="float" office:value="1" calcext:value-type="float">
            <text:p>1</text:p>
          </table:table-cell>
          <table:table-cell table:style-name="ce19" table:formula="of:=IF([.K22]=&quot;&quot;;&quot;&quot;;[.C22]/[.K2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style-name="ce18" table:formula="of:=IF([.B23]=0;[.A23];[.F22])" office:value-type="string" office:string-value="Drinks" calcext:value-type="string">
            <text:p>Drinks</text:p>
          </table:table-cell>
          <table:table-cell table:style-name="ce19" table:formula="of:=IF([.B23]=0;&quot;&quot;;[.F23])" office:value-type="string" office:string-value="Drinks" calcext:value-type="string">
            <text:p>Drinks</text:p>
          </table:table-cell>
          <table:table-cell table:style-name="ce19" table:formula="of:=[.B23]" office:value-type="string" office:string-value="- Sugar" calcext:value-type="string">
            <text:p>- Sugar</text:p>
          </table:table-cell>
          <table:table-cell table:style-name="ce20" table:formula="of:=[.D23]" office:value-type="string" office:string-value="g" calcext:value-type="string">
            <text:p>g</text:p>
          </table:table-cell>
          <table:table-cell table:formula="of:=IF([.E23]=0;[.J22];[.E23])" office:value-type="float" office:value="1" calcext:value-type="float">
            <text:p>1</text:p>
          </table:table-cell>
          <table:table-cell table:formula="of:=IF([.F23]=0;&quot;&quot;;[.J23])" office:value-type="float" office:value="1" calcext:value-type="float">
            <text:p>1</text:p>
          </table:table-cell>
          <table:table-cell table:style-name="ce19" table:formula="of:=IF([.K23]=&quot;&quot;;&quot;&quot;;[.C23]/[.K23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[Recipes.E24]" office:value-type="float" office:value="0" calcext:value-type="float">
            <text:p>0</text:p>
          </table:table-cell>
          <table:table-cell table:style-name="ce18" table:formula="of:=IF([.B24]=0;[.A24];[.F23])" office:value-type="string" office:string-value="Drinks" calcext:value-type="string">
            <text:p>Drinks</text:p>
          </table:table-cell>
          <table:table-cell table:style-name="ce19" table:formula="of:=IF([.B24]=0;&quot;&quot;;[.F24])" office:value-type="string" office:string-value="Drinks" calcext:value-type="string">
            <text:p>Drinks</text:p>
          </table:table-cell>
          <table:table-cell table:style-name="ce19" table:formula="of:=[.B24]" office:value-type="string" office:string-value="- Milk" calcext:value-type="string">
            <text:p>- Milk</text:p>
          </table:table-cell>
          <table:table-cell table:style-name="ce20" table:formula="of:=[.D24]" office:value-type="string" office:string-value="ml" calcext:value-type="string">
            <text:p>ml</text:p>
          </table:table-cell>
          <table:table-cell table:formula="of:=IF([.E24]=0;[.J23];[.E24])" office:value-type="float" office:value="1" calcext:value-type="float">
            <text:p>1</text:p>
          </table:table-cell>
          <table:table-cell table:formula="of:=IF([.F24]=0;&quot;&quot;;[.J24])" office:value-type="float" office:value="1" calcext:value-type="float">
            <text:p>1</text:p>
          </table:table-cell>
          <table:table-cell table:style-name="ce19" table:formula="of:=IF([.K24]=&quot;&quot;;&quot;&quot;;[.C24]/[.K24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style-name="ce18" table:formula="of:=IF([.B25]=0;[.A25];[.F24])" office:value-type="float" office:value="0" calcext:value-type="float">
            <text:p>0</text:p>
          </table:table-cell>
          <table:table-cell table:style-name="ce19" table:formula="of:=IF([.B25]=0;&quot;&quot;;[.F25])">
            <text:p/>
          </table:table-cell>
          <table:table-cell table:style-name="ce19" table:formula="of:=[.B25]" office:value-type="float" office:value="0" calcext:value-type="float">
            <text:p>0</text:p>
          </table:table-cell>
          <table:table-cell table:style-name="ce20" table:formula="of:=[.D25]" office:value-type="float" office:value="0" calcext:value-type="float">
            <text:p>0</text:p>
          </table:table-cell>
          <table:table-cell table:formula="of:=IF([.E25]=0;[.J24];[.E25])" office:value-type="float" office:value="1" calcext:value-type="float">
            <text:p>1</text:p>
          </table:table-cell>
          <table:table-cell table:formula="of:=IF([.F25]=0;&quot;&quot;;[.J25])">
            <text:p/>
          </table:table-cell>
          <table:table-cell table:style-name="ce19" table:formula="of:=IF([.K25]=&quot;&quot;;&quot;&quot;;[.C25]/[.K25])">
            <text:p/>
          </table:table-cell>
          <table:table-cell table:number-columns-repeated="1010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style-name="ce18" table:formula="of:=IF([.B26]=0;[.A26];[.F25])" office:value-type="string" office:string-value="Egg sandwiches" calcext:value-type="string">
            <text:p>Egg sandwiches</text:p>
          </table:table-cell>
          <table:table-cell table:style-name="ce19" table:formula="of:=IF([.B26]=0;&quot;&quot;;[.F26])">
            <text:p/>
          </table:table-cell>
          <table:table-cell table:style-name="ce19" table:formula="of:=[.B26]" office:value-type="float" office:value="0" calcext:value-type="float">
            <text:p>0</text:p>
          </table:table-cell>
          <table:table-cell table:style-name="ce20" table:formula="of:=[.D26]" office:value-type="float" office:value="0" calcext:value-type="float">
            <text:p>0</text:p>
          </table:table-cell>
          <table:table-cell table:formula="of:=IF([.E26]=0;[.J25];[.E26])" office:value-type="float" office:value="3" calcext:value-type="float">
            <text:p>3</text:p>
          </table:table-cell>
          <table:table-cell table:formula="of:=IF([.F26]=0;&quot;&quot;;[.J26])" office:value-type="float" office:value="3" calcext:value-type="float">
            <text:p>3</text:p>
          </table:table-cell>
          <table:table-cell table:style-name="ce19" table:formula="of:=IF([.K26]=&quot;&quot;;&quot;&quot;;[.C26]/[.K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style-name="ce18" table:formula="of:=IF([.B27]=0;[.A27];[.F26])" office:value-type="string" office:string-value="Egg sandwiches" calcext:value-type="string">
            <text:p>Egg sandwiches</text:p>
          </table:table-cell>
          <table:table-cell table:style-name="ce19" table:formula="of:=IF([.B27]=0;&quot;&quot;;[.F27])" office:value-type="string" office:string-value="Egg sandwiches" calcext:value-type="string">
            <text:p>Egg sandwiches</text:p>
          </table:table-cell>
          <table:table-cell table:style-name="ce19" table:formula="of:=[.B27]" office:value-type="string" office:string-value="3 hard-boiled eggs, chopped" calcext:value-type="string">
            <text:p>3 hard-boiled eggs, chopped</text:p>
          </table:table-cell>
          <table:table-cell table:style-name="ce20" table:formula="of:=[.D27]" office:value-type="string" office:string-value="egg" calcext:value-type="string">
            <text:p>egg</text:p>
          </table:table-cell>
          <table:table-cell table:formula="of:=IF([.E27]=0;[.J26];[.E27])" office:value-type="float" office:value="3" calcext:value-type="float">
            <text:p>3</text:p>
          </table:table-cell>
          <table:table-cell table:formula="of:=IF([.F27]=0;&quot;&quot;;[.J27])" office:value-type="float" office:value="3" calcext:value-type="float">
            <text:p>3</text:p>
          </table:table-cell>
          <table:table-cell table:style-name="ce19" table:formula="of:=IF([.K27]=&quot;&quot;;&quot;&quot;;[.C27]/[.K27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style-name="ce18" table:formula="of:=IF([.B28]=0;[.A28];[.F27])" office:value-type="string" office:string-value="Egg sandwiches" calcext:value-type="string">
            <text:p>Egg sandwiches</text:p>
          </table:table-cell>
          <table:table-cell table:style-name="ce19" table:formula="of:=IF([.B28]=0;&quot;&quot;;[.F28])" office:value-type="string" office:string-value="Egg sandwiches" calcext:value-type="string">
            <text:p>Egg sandwiches</text:p>
          </table:table-cell>
          <table:table-cell table:style-name="ce19" table:formula="of:=[.B28]" office:value-type="string" office:string-value="1/3 spring onion" calcext:value-type="string">
            <text:p>1/3 spring onion</text:p>
          </table:table-cell>
          <table:table-cell table:style-name="ce20" table:formula="of:=[.D28]" office:value-type="string" office:string-value="onion" calcext:value-type="string">
            <text:p>onion</text:p>
          </table:table-cell>
          <table:table-cell table:formula="of:=IF([.E28]=0;[.J27];[.E28])" office:value-type="float" office:value="3" calcext:value-type="float">
            <text:p>3</text:p>
          </table:table-cell>
          <table:table-cell table:formula="of:=IF([.F28]=0;&quot;&quot;;[.J28])" office:value-type="float" office:value="3" calcext:value-type="float">
            <text:p>3</text:p>
          </table:table-cell>
          <table:table-cell table:style-name="ce19" table:formula="of:=IF([.K28]=&quot;&quot;;&quot;&quot;;[.C28]/[.K28])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style-name="ce18" table:formula="of:=IF([.B29]=0;[.A29];[.F28])" office:value-type="string" office:string-value="Egg sandwiches" calcext:value-type="string">
            <text:p>Egg sandwiches</text:p>
          </table:table-cell>
          <table:table-cell table:style-name="ce19" table:formula="of:=IF([.B29]=0;&quot;&quot;;[.F29])" office:value-type="string" office:string-value="Egg sandwiches" calcext:value-type="string">
            <text:p>Egg sandwiches</text:p>
          </table:table-cell>
          <table:table-cell table:style-name="ce19" table:formula="of:=[.B29]" office:value-type="string" office:string-value="3 lettuce leaves" calcext:value-type="string">
            <text:p>3 lettuce leaves</text:p>
          </table:table-cell>
          <table:table-cell table:style-name="ce20" table:formula="of:=[.D29]" office:value-type="string" office:string-value="leaves" calcext:value-type="string">
            <text:p>leaves</text:p>
          </table:table-cell>
          <table:table-cell table:formula="of:=IF([.E29]=0;[.J28];[.E29])" office:value-type="float" office:value="3" calcext:value-type="float">
            <text:p>3</text:p>
          </table:table-cell>
          <table:table-cell table:formula="of:=IF([.F29]=0;&quot;&quot;;[.J29])" office:value-type="float" office:value="3" calcext:value-type="float">
            <text:p>3</text:p>
          </table:table-cell>
          <table:table-cell table:style-name="ce19" table:formula="of:=IF([.K29]=&quot;&quot;;&quot;&quot;;[.C29]/[.K29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style-name="ce18" table:formula="of:=IF([.B30]=0;[.A30];[.F29])" office:value-type="string" office:string-value="Egg sandwiches" calcext:value-type="string">
            <text:p>Egg sandwiches</text:p>
          </table:table-cell>
          <table:table-cell table:style-name="ce19" table:formula="of:=IF([.B30]=0;&quot;&quot;;[.F30])" office:value-type="string" office:string-value="Egg sandwiches" calcext:value-type="string">
            <text:p>Egg sandwiches</text:p>
          </table:table-cell>
          <table:table-cell table:style-name="ce19" table:formula="of:=[.B30]" office:value-type="string" office:string-value="3 tbsp mayonnaise" calcext:value-type="string">
            <text:p>3 tbsp mayonnaise</text:p>
          </table:table-cell>
          <table:table-cell table:style-name="ce20" table:formula="of:=[.D30]" office:value-type="string" office:string-value="tbsp" calcext:value-type="string">
            <text:p>tbsp</text:p>
          </table:table-cell>
          <table:table-cell table:formula="of:=IF([.E30]=0;[.J29];[.E30])" office:value-type="float" office:value="3" calcext:value-type="float">
            <text:p>3</text:p>
          </table:table-cell>
          <table:table-cell table:formula="of:=IF([.F30]=0;&quot;&quot;;[.J30])" office:value-type="float" office:value="3" calcext:value-type="float">
            <text:p>3</text:p>
          </table:table-cell>
          <table:table-cell table:style-name="ce19" table:formula="of:=IF([.K30]=&quot;&quot;;&quot;&quot;;[.C30]/[.K30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style-name="ce18" table:formula="of:=IF([.B31]=0;[.A31];[.F30])" office:value-type="string" office:string-value="Egg sandwiches" calcext:value-type="string">
            <text:p>Egg sandwiches</text:p>
          </table:table-cell>
          <table:table-cell table:style-name="ce19" table:formula="of:=IF([.B31]=0;&quot;&quot;;[.F31])" office:value-type="string" office:string-value="Egg sandwiches" calcext:value-type="string">
            <text:p>Egg sandwiches</text:p>
          </table:table-cell>
          <table:table-cell table:style-name="ce19" table:formula="of:=[.B31]" office:value-type="string" office:string-value="1 tsp mustard" calcext:value-type="string">
            <text:p>1 tsp mustard</text:p>
          </table:table-cell>
          <table:table-cell table:style-name="ce20" table:formula="of:=[.D31]" office:value-type="string" office:string-value="tsp" calcext:value-type="string">
            <text:p>tsp</text:p>
          </table:table-cell>
          <table:table-cell table:formula="of:=IF([.E31]=0;[.J30];[.E31])" office:value-type="float" office:value="3" calcext:value-type="float">
            <text:p>3</text:p>
          </table:table-cell>
          <table:table-cell table:formula="of:=IF([.F31]=0;&quot;&quot;;[.J31])" office:value-type="float" office:value="3" calcext:value-type="float">
            <text:p>3</text:p>
          </table:table-cell>
          <table:table-cell table:style-name="ce19" table:formula="of:=IF([.K31]=&quot;&quot;;&quot;&quot;;[.C31]/[.K3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0" calcext:value-type="float">
            <text:p>0</text:p>
          </table:table-cell>
          <table:table-cell table:style-name="ce18" table:formula="of:=IF([.B32]=0;[.A32];[.F31])" office:value-type="float" office:value="0" calcext:value-type="float">
            <text:p>0</text:p>
          </table:table-cell>
          <table:table-cell table:style-name="ce19" table:formula="of:=IF([.B32]=0;&quot;&quot;;[.F32])">
            <text:p/>
          </table:table-cell>
          <table:table-cell table:style-name="ce19" table:formula="of:=[.B32]" office:value-type="float" office:value="0" calcext:value-type="float">
            <text:p>0</text:p>
          </table:table-cell>
          <table:table-cell table:style-name="ce20" table:formula="of:=[.D32]" office:value-type="float" office:value="0" calcext:value-type="float">
            <text:p>0</text:p>
          </table:table-cell>
          <table:table-cell table:formula="of:=IF([.E32]=0;[.J31];[.E32])" office:value-type="float" office:value="3" calcext:value-type="float">
            <text:p>3</text:p>
          </table:table-cell>
          <table:table-cell table:formula="of:=IF([.F32]=0;&quot;&quot;;[.J32])">
            <text:p/>
          </table:table-cell>
          <table:table-cell table:style-name="ce19" table:formula="of:=IF([.K32]=&quot;&quot;;&quot;&quot;;[.C32]/[.K32])">
            <text:p/>
          </table:table-cell>
          <table:table-cell table:number-columns-repeated="1010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[Recipes.E34]" office:value-type="float" office:value="5" calcext:value-type="float">
            <text:p>5</text:p>
          </table:table-cell>
          <table:table-cell table:style-name="ce18" table:formula="of:=IF([.B33]=0;[.A33];[.F32])" office:value-type="string" office:string-value="Cucumber" calcext:value-type="string">
            <text:p>Cucumber</text:p>
          </table:table-cell>
          <table:table-cell table:style-name="ce19" table:formula="of:=IF([.B33]=0;&quot;&quot;;[.F33])">
            <text:p/>
          </table:table-cell>
          <table:table-cell table:style-name="ce19" table:formula="of:=[.B33]" office:value-type="float" office:value="0" calcext:value-type="float">
            <text:p>0</text:p>
          </table:table-cell>
          <table:table-cell table:style-name="ce20" table:formula="of:=[.D33]" office:value-type="float" office:value="0" calcext:value-type="float">
            <text:p>0</text:p>
          </table:table-cell>
          <table:table-cell table:formula="of:=IF([.E33]=0;[.J32];[.E33])" office:value-type="float" office:value="5" calcext:value-type="float">
            <text:p>5</text:p>
          </table:table-cell>
          <table:table-cell table:formula="of:=IF([.F33]=0;&quot;&quot;;[.J33])" office:value-type="float" office:value="5" calcext:value-type="float">
            <text:p>5</text:p>
          </table:table-cell>
          <table:table-cell table:style-name="ce19" table:formula="of:=IF([.K33]=&quot;&quot;;&quot;&quot;;[.C33]/[.K3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[Recipes.E35]" office:value-type="float" office:value="0" calcext:value-type="float">
            <text:p>0</text:p>
          </table:table-cell>
          <table:table-cell table:style-name="ce18" table:formula="of:=IF([.B34]=0;[.A34];[.F33])" office:value-type="string" office:string-value="Cucumber" calcext:value-type="string">
            <text:p>Cucumber</text:p>
          </table:table-cell>
          <table:table-cell table:style-name="ce19" table:formula="of:=IF([.B34]=0;&quot;&quot;;[.F34])" office:value-type="string" office:string-value="Cucumber" calcext:value-type="string">
            <text:p>Cucumber</text:p>
          </table:table-cell>
          <table:table-cell table:style-name="ce19" table:formula="of:=[.B34]" office:value-type="string" office:string-value="1 cucumber" calcext:value-type="string">
            <text:p>1 cucumber</text:p>
          </table:table-cell>
          <table:table-cell table:style-name="ce20" table:formula="of:=[.D34]" office:value-type="string" office:string-value="piece" calcext:value-type="string">
            <text:p>piece</text:p>
          </table:table-cell>
          <table:table-cell table:formula="of:=IF([.E34]=0;[.J33];[.E34])" office:value-type="float" office:value="5" calcext:value-type="float">
            <text:p>5</text:p>
          </table:table-cell>
          <table:table-cell table:formula="of:=IF([.F34]=0;&quot;&quot;;[.J34])" office:value-type="float" office:value="5" calcext:value-type="float">
            <text:p>5</text:p>
          </table:table-cell>
          <table:table-cell table:style-name="ce19" table:formula="of:=IF([.K34]=&quot;&quot;;&quot;&quot;;[.C34]/[.K34])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[Recipes.E36]" office:value-type="float" office:value="0" calcext:value-type="float">
            <text:p>0</text:p>
          </table:table-cell>
          <table:table-cell table:style-name="ce18" table:formula="of:=IF([.B35]=0;[.A35];[.F34])" office:value-type="string" office:string-value="Cucumber" calcext:value-type="string">
            <text:p>Cucumber</text:p>
          </table:table-cell>
          <table:table-cell table:style-name="ce19" table:formula="of:=IF([.B35]=0;&quot;&quot;;[.F35])" office:value-type="string" office:string-value="Cucumber" calcext:value-type="string">
            <text:p>Cucumber</text:p>
          </table:table-cell>
          <table:table-cell table:style-name="ce19" table:formula="of:=[.B35]" office:value-type="string" office:string-value="185g cream cheese" calcext:value-type="string">
            <text:p>185g cream cheese</text:p>
          </table:table-cell>
          <table:table-cell table:style-name="ce20" table:formula="of:=[.D35]" office:value-type="string" office:string-value="g" calcext:value-type="string">
            <text:p>g</text:p>
          </table:table-cell>
          <table:table-cell table:formula="of:=IF([.E35]=0;[.J34];[.E35])" office:value-type="float" office:value="5" calcext:value-type="float">
            <text:p>5</text:p>
          </table:table-cell>
          <table:table-cell table:formula="of:=IF([.F35]=0;&quot;&quot;;[.J35])" office:value-type="float" office:value="5" calcext:value-type="float">
            <text:p>5</text:p>
          </table:table-cell>
          <table:table-cell table:style-name="ce19" table:formula="of:=IF([.K35]=&quot;&quot;;&quot;&quot;;[.C35]/[.K35])"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0" calcext:value-type="float">
            <text:p>0</text:p>
          </table:table-cell>
          <table:table-cell table:style-name="ce18" table:formula="of:=IF([.B36]=0;[.A36];[.F35])" office:value-type="float" office:value="0" calcext:value-type="float">
            <text:p>0</text:p>
          </table:table-cell>
          <table:table-cell table:style-name="ce19" table:formula="of:=IF([.B36]=0;&quot;&quot;;[.F36])">
            <text:p/>
          </table:table-cell>
          <table:table-cell table:style-name="ce19" table:formula="of:=[.B36]" office:value-type="float" office:value="0" calcext:value-type="float">
            <text:p>0</text:p>
          </table:table-cell>
          <table:table-cell table:style-name="ce20" table:formula="of:=[.D36]" office:value-type="float" office:value="0" calcext:value-type="float">
            <text:p>0</text:p>
          </table:table-cell>
          <table:table-cell table:formula="of:=IF([.E36]=0;[.J35];[.E36])" office:value-type="float" office:value="5" calcext:value-type="float">
            <text:p>5</text:p>
          </table:table-cell>
          <table:table-cell table:formula="of:=IF([.F36]=0;&quot;&quot;;[.J36])">
            <text:p/>
          </table:table-cell>
          <table:table-cell table:style-name="ce19" table:formula="of:=IF([.K36]=&quot;&quot;;&quot;&quot;;[.C36]/[.K36])">
            <text:p/>
          </table:table-cell>
          <table:table-cell table:number-columns-repeated="1010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[Recipes.E38]" office:value-type="float" office:value="4" calcext:value-type="float">
            <text:p>4</text:p>
          </table:table-cell>
          <table:table-cell table:style-name="ce18" table:formula="of:=IF([.B37]=0;[.A37];[.F36])" office:value-type="string" office:string-value="Brie / Apple" calcext:value-type="string">
            <text:p>Brie / Apple</text:p>
          </table:table-cell>
          <table:table-cell table:style-name="ce19" table:formula="of:=IF([.B37]=0;&quot;&quot;;[.F37])">
            <text:p/>
          </table:table-cell>
          <table:table-cell table:style-name="ce19" table:formula="of:=[.B37]" office:value-type="float" office:value="0" calcext:value-type="float">
            <text:p>0</text:p>
          </table:table-cell>
          <table:table-cell table:style-name="ce20" table:formula="of:=[.D37]" office:value-type="float" office:value="0" calcext:value-type="float">
            <text:p>0</text:p>
          </table:table-cell>
          <table:table-cell table:formula="of:=IF([.E37]=0;[.J36];[.E37])" office:value-type="float" office:value="4" calcext:value-type="float">
            <text:p>4</text:p>
          </table:table-cell>
          <table:table-cell table:formula="of:=IF([.F37]=0;&quot;&quot;;[.J37])" office:value-type="float" office:value="4" calcext:value-type="float">
            <text:p>4</text:p>
          </table:table-cell>
          <table:table-cell table:style-name="ce19" table:formula="of:=IF([.K37]=&quot;&quot;;&quot;&quot;;[.C37]/[.K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9]" office:value-type="float" office:value="0" calcext:value-type="float">
            <text:p>0</text:p>
          </table:table-cell>
          <table:table-cell table:formula="of:=[Recipes.B39]" office:value-type="string" office:string-value="1 apple" calcext:value-type="string">
            <text:p>1 apple</text:p>
          </table:table-cell>
          <table:table-cell table:formula="of:=[Recipes.C39]" office:value-type="float" office:value="1" calcext:value-type="float">
            <text:p>1</text:p>
          </table:table-cell>
          <table:table-cell table:formula="of:=[Recipes.D39]" office:value-type="string" office:string-value="piece" calcext:value-type="string">
            <text:p>piece</text:p>
          </table:table-cell>
          <table:table-cell table:formula="of:=[Recipes.E39]" office:value-type="float" office:value="0" calcext:value-type="float">
            <text:p>0</text:p>
          </table:table-cell>
          <table:table-cell table:style-name="ce18" table:formula="of:=IF([.B38]=0;[.A38];[.F37])" office:value-type="string" office:string-value="Brie / Apple" calcext:value-type="string">
            <text:p>Brie / Apple</text:p>
          </table:table-cell>
          <table:table-cell table:style-name="ce19" table:formula="of:=IF([.B38]=0;&quot;&quot;;[.F38])" office:value-type="string" office:string-value="Brie / Apple" calcext:value-type="string">
            <text:p>Brie / Apple</text:p>
          </table:table-cell>
          <table:table-cell table:style-name="ce19" table:formula="of:=[.B38]" office:value-type="string" office:string-value="1 apple" calcext:value-type="string">
            <text:p>1 apple</text:p>
          </table:table-cell>
          <table:table-cell table:style-name="ce20" table:formula="of:=[.D38]" office:value-type="string" office:string-value="piece" calcext:value-type="string">
            <text:p>piece</text:p>
          </table:table-cell>
          <table:table-cell table:formula="of:=IF([.E38]=0;[.J37];[.E38])" office:value-type="float" office:value="4" calcext:value-type="float">
            <text:p>4</text:p>
          </table:table-cell>
          <table:table-cell table:formula="of:=IF([.F38]=0;&quot;&quot;;[.J38])" office:value-type="float" office:value="4" calcext:value-type="float">
            <text:p>4</text:p>
          </table:table-cell>
          <table:table-cell table:style-name="ce19" table:formula="of:=IF([.K38]=&quot;&quot;;&quot;&quot;;[.C38]/[.K3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string" office:string-value="230g brie" calcext:value-type="string">
            <text:p>230g brie</text:p>
          </table:table-cell>
          <table:table-cell table:formula="of:=[Recipes.C40]" office:value-type="float" office:value="230" calcext:value-type="float">
            <text:p>230</text:p>
          </table:table-cell>
          <table:table-cell table:formula="of:=[Recipes.D40]" office:value-type="string" office:string-value="g" calcext:value-type="string">
            <text:p>g</text:p>
          </table:table-cell>
          <table:table-cell table:formula="of:=[Recipes.E40]" office:value-type="float" office:value="0" calcext:value-type="float">
            <text:p>0</text:p>
          </table:table-cell>
          <table:table-cell table:style-name="ce18" table:formula="of:=IF([.B39]=0;[.A39];[.F38])" office:value-type="string" office:string-value="Brie / Apple" calcext:value-type="string">
            <text:p>Brie / Apple</text:p>
          </table:table-cell>
          <table:table-cell table:style-name="ce19" table:formula="of:=IF([.B39]=0;&quot;&quot;;[.F39])" office:value-type="string" office:string-value="Brie / Apple" calcext:value-type="string">
            <text:p>Brie / Apple</text:p>
          </table:table-cell>
          <table:table-cell table:style-name="ce19" table:formula="of:=[.B39]" office:value-type="string" office:string-value="230g brie" calcext:value-type="string">
            <text:p>230g brie</text:p>
          </table:table-cell>
          <table:table-cell table:style-name="ce20" table:formula="of:=[.D39]" office:value-type="string" office:string-value="g" calcext:value-type="string">
            <text:p>g</text:p>
          </table:table-cell>
          <table:table-cell table:formula="of:=IF([.E39]=0;[.J38];[.E39])" office:value-type="float" office:value="4" calcext:value-type="float">
            <text:p>4</text:p>
          </table:table-cell>
          <table:table-cell table:formula="of:=IF([.F39]=0;&quot;&quot;;[.J39])" office:value-type="float" office:value="4" calcext:value-type="float">
            <text:p>4</text:p>
          </table:table-cell>
          <table:table-cell table:style-name="ce19" table:formula="of:=IF([.K39]=&quot;&quot;;&quot;&quot;;[.C39]/[.K39])" office:value-type="float" office:value="57.5" calcext:value-type="float">
            <text:p>57.5</text:p>
          </table:table-cell>
          <table:table-cell table:number-columns-repeated="1010"/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0" calcext:value-type="float">
            <text:p>0</text:p>
          </table:table-cell>
          <table:table-cell table:style-name="ce18" table:formula="of:=IF([.B40]=0;[.A40];[.F39])" office:value-type="float" office:value="0" calcext:value-type="float">
            <text:p>0</text:p>
          </table:table-cell>
          <table:table-cell table:style-name="ce19" table:formula="of:=IF([.B40]=0;&quot;&quot;;[.F40])">
            <text:p/>
          </table:table-cell>
          <table:table-cell table:style-name="ce19" table:formula="of:=[.B40]" office:value-type="float" office:value="0" calcext:value-type="float">
            <text:p>0</text:p>
          </table:table-cell>
          <table:table-cell table:style-name="ce20" table:formula="of:=[.D40]" office:value-type="float" office:value="0" calcext:value-type="float">
            <text:p>0</text:p>
          </table:table-cell>
          <table:table-cell table:formula="of:=IF([.E40]=0;[.J39];[.E40])" office:value-type="float" office:value="4" calcext:value-type="float">
            <text:p>4</text:p>
          </table:table-cell>
          <table:table-cell table:formula="of:=IF([.F40]=0;&quot;&quot;;[.J40])">
            <text:p/>
          </table:table-cell>
          <table:table-cell table:style-name="ce19" table:formula="of:=IF([.K40]=&quot;&quot;;&quot;&quot;;[.C40]/[.K40])">
            <text:p/>
          </table:table-cell>
          <table:table-cell table:number-columns-repeated="1010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float" office:value="0" calcext:value-type="float">
            <text:p>0</text:p>
          </table:table-cell>
          <table:table-cell table:formula="of:=[Recipes.C42]" office:value-type="float" office:value="0" calcext:value-type="float">
            <text:p>0</text:p>
          </table:table-cell>
          <table:table-cell table:formula="of:=[Recipes.D42]" office:value-type="float" office:value="0" calcext:value-type="float">
            <text:p>0</text:p>
          </table:table-cell>
          <table:table-cell table:formula="of:=[Recipes.E42]" office:value-type="float" office:value="2" calcext:value-type="float">
            <text:p>2</text:p>
          </table:table-cell>
          <table:table-cell table:style-name="ce18" table:formula="of:=IF([.B41]=0;[.A41];[.F40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B41]=0;&quot;&quot;;[.F41])">
            <text:p/>
          </table:table-cell>
          <table:table-cell table:style-name="ce19" table:formula="of:=[.B41]" office:value-type="float" office:value="0" calcext:value-type="float">
            <text:p>0</text:p>
          </table:table-cell>
          <table:table-cell table:style-name="ce20" table:formula="of:=[.D41]" office:value-type="float" office:value="0" calcext:value-type="float">
            <text:p>0</text:p>
          </table:table-cell>
          <table:table-cell table:formula="of:=IF([.E41]=0;[.J40];[.E41])" office:value-type="float" office:value="2" calcext:value-type="float">
            <text:p>2</text:p>
          </table:table-cell>
          <table:table-cell table:formula="of:=IF([.F41]=0;&quot;&quot;;[.J41])" office:value-type="float" office:value="2" calcext:value-type="float">
            <text:p>2</text:p>
          </table:table-cell>
          <table:table-cell table:style-name="ce19" table:formula="of:=IF([.K41]=&quot;&quot;;&quot;&quot;;[.C41]/[.K4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[Recipes.B43]" office:value-type="string" office:string-value="3 sausages" calcext:value-type="string">
            <text:p>3 sausages</text:p>
          </table:table-cell>
          <table:table-cell table:formula="of:=[Recipes.C43]" office:value-type="float" office:value="3" calcext:value-type="float">
            <text:p>3</text:p>
          </table:table-cell>
          <table:table-cell table:formula="of:=[Recipes.D43]" office:value-type="string" office:string-value="piece" calcext:value-type="string">
            <text:p>piece</text:p>
          </table:table-cell>
          <table:table-cell table:formula="of:=[Recipes.E43]" office:value-type="float" office:value="0" calcext:value-type="float">
            <text:p>0</text:p>
          </table:table-cell>
          <table:table-cell table:style-name="ce18" table:formula="of:=IF([.B42]=0;[.A42];[.F41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B42]=0;&quot;&quot;;[.F42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[.B42]" office:value-type="string" office:string-value="3 sausages" calcext:value-type="string">
            <text:p>3 sausages</text:p>
          </table:table-cell>
          <table:table-cell table:style-name="ce20" table:formula="of:=[.D42]" office:value-type="string" office:string-value="piece" calcext:value-type="string">
            <text:p>piece</text:p>
          </table:table-cell>
          <table:table-cell table:formula="of:=IF([.E42]=0;[.J41];[.E42])" office:value-type="float" office:value="2" calcext:value-type="float">
            <text:p>2</text:p>
          </table:table-cell>
          <table:table-cell table:formula="of:=IF([.F42]=0;&quot;&quot;;[.J42])" office:value-type="float" office:value="2" calcext:value-type="float">
            <text:p>2</text:p>
          </table:table-cell>
          <table:table-cell table:style-name="ce19" table:formula="of:=IF([.K42]=&quot;&quot;;&quot;&quot;;[.C42]/[.K42])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formula="of:=[Recipes.A44]" office:value-type="float" office:value="0" calcext:value-type="float">
            <text:p>0</text:p>
          </table:table-cell>
          <table:table-cell table:formula="of:=[Recipes.B44]" office:value-type="string" office:string-value="10ml mustard" calcext:value-type="string">
            <text:p>10ml mustard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style-name="ce18" table:formula="of:=IF([.B43]=0;[.A43];[.F42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B43]=0;&quot;&quot;;[.F43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[.B43]" office:value-type="string" office:string-value="10ml mustard" calcext:value-type="string">
            <text:p>10ml mustard</text:p>
          </table:table-cell>
          <table:table-cell table:style-name="ce20" table:formula="of:=[.D43]" office:value-type="string" office:string-value="ml" calcext:value-type="string">
            <text:p>ml</text:p>
          </table:table-cell>
          <table:table-cell table:formula="of:=IF([.E43]=0;[.J42];[.E43])" office:value-type="float" office:value="2" calcext:value-type="float">
            <text:p>2</text:p>
          </table:table-cell>
          <table:table-cell table:formula="of:=IF([.F43]=0;&quot;&quot;;[.J43])" office:value-type="float" office:value="2" calcext:value-type="float">
            <text:p>2</text:p>
          </table:table-cell>
          <table:table-cell table:style-name="ce19" table:formula="of:=IF([.K43]=&quot;&quot;;&quot;&quot;;[.C43]/[.K43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string" office:string-value="10ml horseradish" calcext:value-type="string">
            <text:p>10ml horseradish</text:p>
          </table:table-cell>
          <table:table-cell table:formula="of:=[Recipes.C45]" office:value-type="float" office:value="20" calcext:value-type="float">
            <text:p>20</text:p>
          </table:table-cell>
          <table:table-cell table:formula="of:=[Recipes.D45]" office:value-type="string" office:string-value="ml" calcext:value-type="string">
            <text:p>ml</text:p>
          </table:table-cell>
          <table:table-cell table:formula="of:=[Recipes.E45]" office:value-type="float" office:value="0" calcext:value-type="float">
            <text:p>0</text:p>
          </table:table-cell>
          <table:table-cell table:style-name="ce18" table:formula="of:=IF([.B44]=0;[.A44];[.F43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B44]=0;&quot;&quot;;[.F44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[.B44]" office:value-type="string" office:string-value="10ml horseradish" calcext:value-type="string">
            <text:p>10ml horseradish</text:p>
          </table:table-cell>
          <table:table-cell table:style-name="ce20" table:formula="of:=[.D44]" office:value-type="string" office:string-value="ml" calcext:value-type="string">
            <text:p>ml</text:p>
          </table:table-cell>
          <table:table-cell table:formula="of:=IF([.E44]=0;[.J43];[.E44])" office:value-type="float" office:value="2" calcext:value-type="float">
            <text:p>2</text:p>
          </table:table-cell>
          <table:table-cell table:formula="of:=IF([.F44]=0;&quot;&quot;;[.J44])" office:value-type="float" office:value="2" calcext:value-type="float">
            <text:p>2</text:p>
          </table:table-cell>
          <table:table-cell table:style-name="ce19" table:formula="of:=IF([.K44]=&quot;&quot;;&quot;&quot;;[.C44]/[.K44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" calcext:value-type="float">
            <text:p>0</text:p>
          </table:table-cell>
          <table:table-cell table:style-name="ce18" table:formula="of:=IF([.B45]=0;[.A45];[.F44])" office:value-type="float" office:value="0" calcext:value-type="float">
            <text:p>0</text:p>
          </table:table-cell>
          <table:table-cell table:style-name="ce19" table:formula="of:=IF([.B45]=0;&quot;&quot;;[.F45])">
            <text:p/>
          </table:table-cell>
          <table:table-cell table:style-name="ce19" table:formula="of:=[.B45]" office:value-type="float" office:value="0" calcext:value-type="float">
            <text:p>0</text:p>
          </table:table-cell>
          <table:table-cell table:style-name="ce20" table:formula="of:=[.D45]" office:value-type="float" office:value="0" calcext:value-type="float">
            <text:p>0</text:p>
          </table:table-cell>
          <table:table-cell table:formula="of:=IF([.E45]=0;[.J44];[.E45])" office:value-type="float" office:value="2" calcext:value-type="float">
            <text:p>2</text:p>
          </table:table-cell>
          <table:table-cell table:formula="of:=IF([.F45]=0;&quot;&quot;;[.J45])">
            <text:p/>
          </table:table-cell>
          <table:table-cell table:style-name="ce19" table:formula="of:=IF([.K45]=&quot;&quot;;&quot;&quot;;[.C45]/[.K45])">
            <text:p/>
          </table:table-cell>
          <table:table-cell table:number-columns-repeated="1010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float" office:value="0" calcext:value-type="float">
            <text:p>0</text:p>
          </table:table-cell>
          <table:table-cell table:formula="of:=[Recipes.C47]" office:value-type="float" office:value="0" calcext:value-type="float">
            <text:p>0</text:p>
          </table:table-cell>
          <table:table-cell table:formula="of:=[Recipes.D47]" office:value-type="float" office:value="0" calcext:value-type="float">
            <text:p>0</text:p>
          </table:table-cell>
          <table:table-cell table:formula="of:=[Recipes.E47]" office:value-type="float" office:value="0.375" calcext:value-type="float">
            <text:p>0.375</text:p>
          </table:table-cell>
          <table:table-cell table:style-name="ce18" table:formula="of:=IF([.B46]=0;[.A46];[.F45])" office:value-type="string" office:string-value="Beef / Sausages / Bratwurst" calcext:value-type="string">
            <text:p>Beef / Sausages / Bratwurst</text:p>
          </table:table-cell>
          <table:table-cell table:style-name="ce19" table:formula="of:=IF([.B46]=0;&quot;&quot;;[.F46])">
            <text:p/>
          </table:table-cell>
          <table:table-cell table:style-name="ce19" table:formula="of:=[.B46]" office:value-type="float" office:value="0" calcext:value-type="float">
            <text:p>0</text:p>
          </table:table-cell>
          <table:table-cell table:style-name="ce20" table:formula="of:=[.D46]" office:value-type="float" office:value="0" calcext:value-type="float">
            <text:p>0</text:p>
          </table:table-cell>
          <table:table-cell table:formula="of:=IF([.E46]=0;[.J45];[.E46])" office:value-type="float" office:value="0.375" calcext:value-type="float">
            <text:p>0.375</text:p>
          </table:table-cell>
          <table:table-cell table:formula="of:=IF([.F46]=0;&quot;&quot;;[.J46])" office:value-type="float" office:value="0.375" calcext:value-type="float">
            <text:p>0.375</text:p>
          </table:table-cell>
          <table:table-cell table:style-name="ce19" table:formula="of:=IF([.K46]=&quot;&quot;;&quot;&quot;;[.C46]/[.K4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string" office:string-value="1 sausage" calcext:value-type="string">
            <text:p>1 sausage</text:p>
          </table:table-cell>
          <table:table-cell table:formula="of:=[Recipes.C48]" office:value-type="float" office:value="75" calcext:value-type="float">
            <text:p>75</text:p>
          </table:table-cell>
          <table:table-cell table:formula="of:=[Recipes.D48]" office:value-type="string" office:string-value="g" calcext:value-type="string">
            <text:p>g</text:p>
          </table:table-cell>
          <table:table-cell table:formula="of:=[Recipes.E48]" office:value-type="float" office:value="0" calcext:value-type="float">
            <text:p>0</text:p>
          </table:table-cell>
          <table:table-cell table:style-name="ce18" table:formula="of:=IF([.B47]=0;[.A47];[.F46])" office:value-type="string" office:string-value="Beef / Sausages / Bratwurst" calcext:value-type="string">
            <text:p>Beef / Sausages / Bratwurst</text:p>
          </table:table-cell>
          <table:table-cell table:style-name="ce19" table:formula="of:=IF([.B47]=0;&quot;&quot;;[.F47])" office:value-type="string" office:string-value="Beef / Sausages / Bratwurst" calcext:value-type="string">
            <text:p>Beef / Sausages / Bratwurst</text:p>
          </table:table-cell>
          <table:table-cell table:style-name="ce19" table:formula="of:=[.B47]" office:value-type="string" office:string-value="1 sausage" calcext:value-type="string">
            <text:p>1 sausage</text:p>
          </table:table-cell>
          <table:table-cell table:style-name="ce20" table:formula="of:=[.D47]" office:value-type="string" office:string-value="g" calcext:value-type="string">
            <text:p>g</text:p>
          </table:table-cell>
          <table:table-cell table:formula="of:=IF([.E47]=0;[.J46];[.E47])" office:value-type="float" office:value="0.375" calcext:value-type="float">
            <text:p>0.375</text:p>
          </table:table-cell>
          <table:table-cell table:formula="of:=IF([.F47]=0;&quot;&quot;;[.J47])" office:value-type="float" office:value="0.375" calcext:value-type="float">
            <text:p>0.375</text:p>
          </table:table-cell>
          <table:table-cell table:style-name="ce19" table:formula="of:=IF([.K47]=&quot;&quot;;&quot;&quot;;[.C47]/[.K47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" calcext:value-type="float">
            <text:p>0</text:p>
          </table:table-cell>
          <table:table-cell table:style-name="ce18" table:formula="of:=IF([.B48]=0;[.A48];[.F47])" office:value-type="float" office:value="0" calcext:value-type="float">
            <text:p>0</text:p>
          </table:table-cell>
          <table:table-cell table:style-name="ce19" table:formula="of:=IF([.B48]=0;&quot;&quot;;[.F48])">
            <text:p/>
          </table:table-cell>
          <table:table-cell table:style-name="ce19" table:formula="of:=[.B48]" office:value-type="float" office:value="0" calcext:value-type="float">
            <text:p>0</text:p>
          </table:table-cell>
          <table:table-cell table:style-name="ce20" table:formula="of:=[.D48]" office:value-type="float" office:value="0" calcext:value-type="float">
            <text:p>0</text:p>
          </table:table-cell>
          <table:table-cell table:formula="of:=IF([.E48]=0;[.J47];[.E48])" office:value-type="float" office:value="0.375" calcext:value-type="float">
            <text:p>0.375</text:p>
          </table:table-cell>
          <table:table-cell table:formula="of:=IF([.F48]=0;&quot;&quot;;[.J48])">
            <text:p/>
          </table:table-cell>
          <table:table-cell table:style-name="ce19" table:formula="of:=IF([.K48]=&quot;&quot;;&quot;&quot;;[.C48]/[.K48])">
            <text:p/>
          </table:table-cell>
          <table:table-cell table:number-columns-repeated="1010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.001" calcext:value-type="float">
            <text:p>0.001</text:p>
          </table:table-cell>
          <table:table-cell table:style-name="ce18" table:formula="of:=IF([.B49]=0;[.A49];[.F48])" office:value-type="string" office:string-value="Fish / Salmon" calcext:value-type="string">
            <text:p>Fish / Salmon</text:p>
          </table:table-cell>
          <table:table-cell table:style-name="ce19" table:formula="of:=IF([.B49]=0;&quot;&quot;;[.F49])">
            <text:p/>
          </table:table-cell>
          <table:table-cell table:style-name="ce19" table:formula="of:=[.B49]" office:value-type="float" office:value="0" calcext:value-type="float">
            <text:p>0</text:p>
          </table:table-cell>
          <table:table-cell table:style-name="ce20" table:formula="of:=[.D49]" office:value-type="float" office:value="0" calcext:value-type="float">
            <text:p>0</text:p>
          </table:table-cell>
          <table:table-cell table:formula="of:=IF([.E49]=0;[.J48];[.E49])" office:value-type="float" office:value="0.001" calcext:value-type="float">
            <text:p>0.001</text:p>
          </table:table-cell>
          <table:table-cell table:formula="of:=IF([.F49]=0;&quot;&quot;;[.J49])" office:value-type="float" office:value="0.001" calcext:value-type="float">
            <text:p>0.001</text:p>
          </table:table-cell>
          <table:table-cell table:style-name="ce19" table:formula="of:=IF([.K49]=&quot;&quot;;&quot;&quot;;[.C49]/[.K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string" office:string-value="??" calcext:value-type="string">
            <text:p>??</text:p>
          </table:table-cell>
          <table:table-cell table:formula="of:=[Recipes.C51]" office:value-type="float" office:value="0.2" calcext:value-type="float">
            <text:p>0.2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style-name="ce18" table:formula="of:=IF([.B50]=0;[.A50];[.F49])" office:value-type="string" office:string-value="Fish / Salmon" calcext:value-type="string">
            <text:p>Fish / Salmon</text:p>
          </table:table-cell>
          <table:table-cell table:style-name="ce19" table:formula="of:=IF([.B50]=0;&quot;&quot;;[.F50])" office:value-type="string" office:string-value="Fish / Salmon" calcext:value-type="string">
            <text:p>Fish / Salmon</text:p>
          </table:table-cell>
          <table:table-cell table:style-name="ce19" table:formula="of:=[.B50]" office:value-type="string" office:string-value="??" calcext:value-type="string">
            <text:p>??</text:p>
          </table:table-cell>
          <table:table-cell table:style-name="ce20" table:formula="of:=[.D50]" office:value-type="float" office:value="0" calcext:value-type="float">
            <text:p>0</text:p>
          </table:table-cell>
          <table:table-cell table:formula="of:=IF([.E50]=0;[.J49];[.E50])" office:value-type="float" office:value="0.001" calcext:value-type="float">
            <text:p>0.001</text:p>
          </table:table-cell>
          <table:table-cell table:formula="of:=IF([.F50]=0;&quot;&quot;;[.J50])" office:value-type="float" office:value="0.001" calcext:value-type="float">
            <text:p>0.001</text:p>
          </table:table-cell>
          <table:table-cell table:style-name="ce19" table:formula="of:=IF([.K50]=&quot;&quot;;&quot;&quot;;[.C50]/[.K50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" calcext:value-type="float">
            <text:p>0</text:p>
          </table:table-cell>
          <table:table-cell table:style-name="ce18" table:formula="of:=IF([.B51]=0;[.A51];[.F50])" office:value-type="float" office:value="0" calcext:value-type="float">
            <text:p>0</text:p>
          </table:table-cell>
          <table:table-cell table:style-name="ce19" table:formula="of:=IF([.B51]=0;&quot;&quot;;[.F51])">
            <text:p/>
          </table:table-cell>
          <table:table-cell table:style-name="ce19" table:formula="of:=[.B51]" office:value-type="float" office:value="0" calcext:value-type="float">
            <text:p>0</text:p>
          </table:table-cell>
          <table:table-cell table:style-name="ce20" table:formula="of:=[.D51]" office:value-type="float" office:value="0" calcext:value-type="float">
            <text:p>0</text:p>
          </table:table-cell>
          <table:table-cell table:formula="of:=IF([.E51]=0;[.J50];[.E51])" office:value-type="float" office:value="0.001" calcext:value-type="float">
            <text:p>0.001</text:p>
          </table:table-cell>
          <table:table-cell table:formula="of:=IF([.F51]=0;&quot;&quot;;[.J51])">
            <text:p/>
          </table:table-cell>
          <table:table-cell table:style-name="ce19" table:formula="of:=IF([.K51]=&quot;&quot;;&quot;&quot;;[.C51]/[.K51])">
            <text:p/>
          </table:table-cell>
          <table:table-cell table:number-columns-repeated="1010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[Recipes.E53]" office:value-type="float" office:value="0.0015" calcext:value-type="float">
            <text:p>0.0015</text:p>
          </table:table-cell>
          <table:table-cell table:style-name="ce18" table:formula="of:=IF([.B52]=0;[.A52];[.F51])" office:value-type="string" office:string-value="Haloumi" calcext:value-type="string">
            <text:p>Haloumi</text:p>
          </table:table-cell>
          <table:table-cell table:style-name="ce19" table:formula="of:=IF([.B52]=0;&quot;&quot;;[.F52])">
            <text:p/>
          </table:table-cell>
          <table:table-cell table:style-name="ce19" table:formula="of:=[.B52]" office:value-type="float" office:value="0" calcext:value-type="float">
            <text:p>0</text:p>
          </table:table-cell>
          <table:table-cell table:style-name="ce20" table:formula="of:=[.D52]" office:value-type="float" office:value="0" calcext:value-type="float">
            <text:p>0</text:p>
          </table:table-cell>
          <table:table-cell table:formula="of:=IF([.E52]=0;[.J51];[.E52])" office:value-type="float" office:value="0.0015" calcext:value-type="float">
            <text:p>0.0015</text:p>
          </table:table-cell>
          <table:table-cell table:formula="of:=IF([.F52]=0;&quot;&quot;;[.J52])" office:value-type="float" office:value="0.0015" calcext:value-type="float">
            <text:p>0.0015</text:p>
          </table:table-cell>
          <table:table-cell table:style-name="ce19" table:formula="of:=IF([.K52]=&quot;&quot;;&quot;&quot;;[.C52]/[.K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3" calcext:value-type="float">
            <text:p>0.3</text:p>
          </table:table-cell>
          <table:table-cell table:formula="of:=[Recipes.D54]" office:value-type="string" office:string-value="g" calcext:value-type="string">
            <text:p>g</text:p>
          </table:table-cell>
          <table:table-cell table:formula="of:=[Recipes.E54]" office:value-type="float" office:value="0" calcext:value-type="float">
            <text:p>0</text:p>
          </table:table-cell>
          <table:table-cell table:style-name="ce18" table:formula="of:=IF([.B53]=0;[.A53];[.F52])" office:value-type="string" office:string-value="Haloumi" calcext:value-type="string">
            <text:p>Haloumi</text:p>
          </table:table-cell>
          <table:table-cell table:style-name="ce19" table:formula="of:=IF([.B53]=0;&quot;&quot;;[.F53])" office:value-type="string" office:string-value="Haloumi" calcext:value-type="string">
            <text:p>Haloumi</text:p>
          </table:table-cell>
          <table:table-cell table:style-name="ce19" table:formula="of:=[.B53]" office:value-type="string" office:string-value="??" calcext:value-type="string">
            <text:p>??</text:p>
          </table:table-cell>
          <table:table-cell table:style-name="ce20" table:formula="of:=[.D53]" office:value-type="string" office:string-value="g" calcext:value-type="string">
            <text:p>g</text:p>
          </table:table-cell>
          <table:table-cell table:formula="of:=IF([.E53]=0;[.J52];[.E53])" office:value-type="float" office:value="0.0015" calcext:value-type="float">
            <text:p>0.0015</text:p>
          </table:table-cell>
          <table:table-cell table:formula="of:=IF([.F53]=0;&quot;&quot;;[.J53])" office:value-type="float" office:value="0.0015" calcext:value-type="float">
            <text:p>0.0015</text:p>
          </table:table-cell>
          <table:table-cell table:style-name="ce19" table:formula="of:=IF([.K53]=&quot;&quot;;&quot;&quot;;[.C53]/[.K53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style-name="ce18" table:formula="of:=IF([.B54]=0;[.A54];[.F53])" office:value-type="float" office:value="0" calcext:value-type="float">
            <text:p>0</text:p>
          </table:table-cell>
          <table:table-cell table:style-name="ce19" table:formula="of:=IF([.B54]=0;&quot;&quot;;[.F54])">
            <text:p/>
          </table:table-cell>
          <table:table-cell table:style-name="ce19" table:formula="of:=[.B54]" office:value-type="float" office:value="0" calcext:value-type="float">
            <text:p>0</text:p>
          </table:table-cell>
          <table:table-cell table:style-name="ce20" table:formula="of:=[.D54]" office:value-type="float" office:value="0" calcext:value-type="float">
            <text:p>0</text:p>
          </table:table-cell>
          <table:table-cell table:formula="of:=IF([.E54]=0;[.J53];[.E54])" office:value-type="float" office:value="0.0015" calcext:value-type="float">
            <text:p>0.0015</text:p>
          </table:table-cell>
          <table:table-cell table:formula="of:=IF([.F54]=0;&quot;&quot;;[.J54])">
            <text:p/>
          </table:table-cell>
          <table:table-cell table:style-name="ce19" table:formula="of:=IF([.K54]=&quot;&quot;;&quot;&quot;;[.C54]/[.K54])">
            <text:p/>
          </table:table-cell>
          <table:table-cell table:number-columns-repeated="1010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[Recipes.E56]" office:value-type="float" office:value="0" calcext:value-type="float">
            <text:p>0</text:p>
          </table:table-cell>
          <table:table-cell table:style-name="ce18" table:formula="of:=IF([.B55]=0;[.A55];[.F54])" office:value-type="string" office:string-value="Fried onions" calcext:value-type="string">
            <text:p>Fried onions</text:p>
          </table:table-cell>
          <table:table-cell table:style-name="ce19" table:formula="of:=IF([.B55]=0;&quot;&quot;;[.F55])">
            <text:p/>
          </table:table-cell>
          <table:table-cell table:style-name="ce19" table:formula="of:=[.B55]" office:value-type="float" office:value="0" calcext:value-type="float">
            <text:p>0</text:p>
          </table:table-cell>
          <table:table-cell table:style-name="ce20" table:formula="of:=[.D55]" office:value-type="float" office:value="0" calcext:value-type="float">
            <text:p>0</text:p>
          </table:table-cell>
          <table:table-cell table:formula="of:=IF([.E55]=0;[.J54];[.E55])" office:value-type="float" office:value="0.0015" calcext:value-type="float">
            <text:p>0.0015</text:p>
          </table:table-cell>
          <table:table-cell table:formula="of:=IF([.F55]=0;&quot;&quot;;[.J55])" office:value-type="float" office:value="0.0015" calcext:value-type="float">
            <text:p>0.0015</text:p>
          </table:table-cell>
          <table:table-cell table:style-name="ce19" table:formula="of:=IF([.K55]=&quot;&quot;;&quot;&quot;;[.C55]/[.K5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[Recipes.E57]" office:value-type="float" office:value="0" calcext:value-type="float">
            <text:p>0</text:p>
          </table:table-cell>
          <table:table-cell table:style-name="ce18" table:formula="of:=IF([.B56]=0;[.A56];[.F55])" office:value-type="string" office:string-value="Fried onions" calcext:value-type="string">
            <text:p>Fried onions</text:p>
          </table:table-cell>
          <table:table-cell table:style-name="ce19" table:formula="of:=IF([.B56]=0;&quot;&quot;;[.F56])" office:value-type="string" office:string-value="Fried onions" calcext:value-type="string">
            <text:p>Fried onions</text:p>
          </table:table-cell>
          <table:table-cell table:style-name="ce19" table:formula="of:=[.B56]" office:value-type="string" office:string-value="??" calcext:value-type="string">
            <text:p>??</text:p>
          </table:table-cell>
          <table:table-cell table:style-name="ce20" table:formula="of:=[.D56]" office:value-type="string" office:string-value="g" calcext:value-type="string">
            <text:p>g</text:p>
          </table:table-cell>
          <table:table-cell table:formula="of:=IF([.E56]=0;[.J55];[.E56])" office:value-type="float" office:value="0.0015" calcext:value-type="float">
            <text:p>0.0015</text:p>
          </table:table-cell>
          <table:table-cell table:formula="of:=IF([.F56]=0;&quot;&quot;;[.J56])" office:value-type="float" office:value="0.0015" calcext:value-type="float">
            <text:p>0.0015</text:p>
          </table:table-cell>
          <table:table-cell table:style-name="ce19" table:formula="of:=IF([.K56]=&quot;&quot;;&quot;&quot;;[.C56]/[.K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style-name="ce18" table:formula="of:=IF([.B57]=0;[.A57];[.F56])" office:value-type="float" office:value="0" calcext:value-type="float">
            <text:p>0</text:p>
          </table:table-cell>
          <table:table-cell table:style-name="ce19" table:formula="of:=IF([.B57]=0;&quot;&quot;;[.F57])">
            <text:p/>
          </table:table-cell>
          <table:table-cell table:style-name="ce19" table:formula="of:=[.B57]" office:value-type="float" office:value="0" calcext:value-type="float">
            <text:p>0</text:p>
          </table:table-cell>
          <table:table-cell table:style-name="ce20" table:formula="of:=[.D57]" office:value-type="float" office:value="0" calcext:value-type="float">
            <text:p>0</text:p>
          </table:table-cell>
          <table:table-cell table:formula="of:=IF([.E57]=0;[.J56];[.E57])" office:value-type="float" office:value="0.0015" calcext:value-type="float">
            <text:p>0.0015</text:p>
          </table:table-cell>
          <table:table-cell table:formula="of:=IF([.F57]=0;&quot;&quot;;[.J57])">
            <text:p/>
          </table:table-cell>
          <table:table-cell table:style-name="ce19" table:formula="of:=IF([.K57]=&quot;&quot;;&quot;&quot;;[.C57]/[.K57])">
            <text:p/>
          </table:table-cell>
          <table:table-cell table:number-columns-repeated="1010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[Recipes.E59]" office:value-type="float" office:value="0" calcext:value-type="float">
            <text:p>0</text:p>
          </table:table-cell>
          <table:table-cell table:style-name="ce18" table:formula="of:=IF([.B58]=0;[.A58];[.F57])" office:value-type="string" office:string-value="Sauerkraut" calcext:value-type="string">
            <text:p>Sauerkraut</text:p>
          </table:table-cell>
          <table:table-cell table:style-name="ce19" table:formula="of:=IF([.B58]=0;&quot;&quot;;[.F58])">
            <text:p/>
          </table:table-cell>
          <table:table-cell table:style-name="ce19" table:formula="of:=[.B58]" office:value-type="float" office:value="0" calcext:value-type="float">
            <text:p>0</text:p>
          </table:table-cell>
          <table:table-cell table:style-name="ce20" table:formula="of:=[.D58]" office:value-type="float" office:value="0" calcext:value-type="float">
            <text:p>0</text:p>
          </table:table-cell>
          <table:table-cell table:formula="of:=IF([.E58]=0;[.J57];[.E58])" office:value-type="float" office:value="0.0015" calcext:value-type="float">
            <text:p>0.0015</text:p>
          </table:table-cell>
          <table:table-cell table:formula="of:=IF([.F58]=0;&quot;&quot;;[.J58])" office:value-type="float" office:value="0.0015" calcext:value-type="float">
            <text:p>0.0015</text:p>
          </table:table-cell>
          <table:table-cell table:style-name="ce19" table:formula="of:=IF([.K58]=&quot;&quot;;&quot;&quot;;[.C58]/[.K5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[Recipes.E60]" office:value-type="float" office:value="0" calcext:value-type="float">
            <text:p>0</text:p>
          </table:table-cell>
          <table:table-cell table:style-name="ce18" table:formula="of:=IF([.B59]=0;[.A59];[.F58])" office:value-type="string" office:string-value="Sauerkraut" calcext:value-type="string">
            <text:p>Sauerkraut</text:p>
          </table:table-cell>
          <table:table-cell table:style-name="ce19" table:formula="of:=IF([.B59]=0;&quot;&quot;;[.F59])" office:value-type="string" office:string-value="Sauerkraut" calcext:value-type="string">
            <text:p>Sauerkraut</text:p>
          </table:table-cell>
          <table:table-cell table:style-name="ce19" table:formula="of:=[.B59]" office:value-type="string" office:string-value="??" calcext:value-type="string">
            <text:p>??</text:p>
          </table:table-cell>
          <table:table-cell table:style-name="ce20" table:formula="of:=[.D59]" office:value-type="string" office:string-value="g" calcext:value-type="string">
            <text:p>g</text:p>
          </table:table-cell>
          <table:table-cell table:formula="of:=IF([.E59]=0;[.J58];[.E59])" office:value-type="float" office:value="0.0015" calcext:value-type="float">
            <text:p>0.0015</text:p>
          </table:table-cell>
          <table:table-cell table:formula="of:=IF([.F59]=0;&quot;&quot;;[.J59])" office:value-type="float" office:value="0.0015" calcext:value-type="float">
            <text:p>0.0015</text:p>
          </table:table-cell>
          <table:table-cell table:style-name="ce19" table:formula="of:=IF([.K59]=&quot;&quot;;&quot;&quot;;[.C59]/[.K5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style-name="ce18" table:formula="of:=IF([.B60]=0;[.A60];[.F59])" office:value-type="float" office:value="0" calcext:value-type="float">
            <text:p>0</text:p>
          </table:table-cell>
          <table:table-cell table:style-name="ce19" table:formula="of:=IF([.B60]=0;&quot;&quot;;[.F60])">
            <text:p/>
          </table:table-cell>
          <table:table-cell table:style-name="ce19" table:formula="of:=[.B60]" office:value-type="float" office:value="0" calcext:value-type="float">
            <text:p>0</text:p>
          </table:table-cell>
          <table:table-cell table:style-name="ce20" table:formula="of:=[.D60]" office:value-type="float" office:value="0" calcext:value-type="float">
            <text:p>0</text:p>
          </table:table-cell>
          <table:table-cell table:formula="of:=IF([.E60]=0;[.J59];[.E60])" office:value-type="float" office:value="0.0015" calcext:value-type="float">
            <text:p>0.0015</text:p>
          </table:table-cell>
          <table:table-cell table:formula="of:=IF([.F60]=0;&quot;&quot;;[.J60])">
            <text:p/>
          </table:table-cell>
          <table:table-cell table:style-name="ce19" table:formula="of:=IF([.K60]=&quot;&quot;;&quot;&quot;;[.C60]/[.K60])">
            <text:p/>
          </table:table-cell>
          <table:table-cell table:number-columns-repeated="1010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style-name="ce18" table:formula="of:=IF([.B61]=0;[.A61];[.F60])" office:value-type="string" office:string-value="Corn" calcext:value-type="string">
            <text:p>Corn</text:p>
          </table:table-cell>
          <table:table-cell table:style-name="ce19" table:formula="of:=IF([.B61]=0;&quot;&quot;;[.F61])">
            <text:p/>
          </table:table-cell>
          <table:table-cell table:style-name="ce19" table:formula="of:=[.B61]" office:value-type="float" office:value="0" calcext:value-type="float">
            <text:p>0</text:p>
          </table:table-cell>
          <table:table-cell table:style-name="ce20" table:formula="of:=[.D61]" office:value-type="float" office:value="0" calcext:value-type="float">
            <text:p>0</text:p>
          </table:table-cell>
          <table:table-cell table:formula="of:=IF([.E61]=0;[.J60];[.E61])" office:value-type="float" office:value="0.0015" calcext:value-type="float">
            <text:p>0.0015</text:p>
          </table:table-cell>
          <table:table-cell table:formula="of:=IF([.F61]=0;&quot;&quot;;[.J61])" office:value-type="float" office:value="0.0015" calcext:value-type="float">
            <text:p>0.0015</text:p>
          </table:table-cell>
          <table:table-cell table:style-name="ce19" table:formula="of:=IF([.K61]=&quot;&quot;;&quot;&quot;;[.C61]/[.K6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style-name="ce18" table:formula="of:=IF([.B62]=0;[.A62];[.F61])" office:value-type="string" office:string-value="Corn" calcext:value-type="string">
            <text:p>Corn</text:p>
          </table:table-cell>
          <table:table-cell table:style-name="ce19" table:formula="of:=IF([.B62]=0;&quot;&quot;;[.F62])" office:value-type="string" office:string-value="Corn" calcext:value-type="string">
            <text:p>Corn</text:p>
          </table:table-cell>
          <table:table-cell table:style-name="ce19" table:formula="of:=[.B62]" office:value-type="string" office:string-value="??" calcext:value-type="string">
            <text:p>??</text:p>
          </table:table-cell>
          <table:table-cell table:style-name="ce20" table:formula="of:=[.D62]" office:value-type="float" office:value="0" calcext:value-type="float">
            <text:p>0</text:p>
          </table:table-cell>
          <table:table-cell table:formula="of:=IF([.E62]=0;[.J61];[.E62])" office:value-type="float" office:value="0.0015" calcext:value-type="float">
            <text:p>0.0015</text:p>
          </table:table-cell>
          <table:table-cell table:formula="of:=IF([.F62]=0;&quot;&quot;;[.J62])" office:value-type="float" office:value="0.0015" calcext:value-type="float">
            <text:p>0.0015</text:p>
          </table:table-cell>
          <table:table-cell table:style-name="ce19" table:formula="of:=IF([.K62]=&quot;&quot;;&quot;&quot;;[.C62]/[.K6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0" calcext:value-type="float">
            <text:p>0</text:p>
          </table:table-cell>
          <table:table-cell table:style-name="ce18" table:formula="of:=IF([.B63]=0;[.A63];[.F62])" office:value-type="float" office:value="0" calcext:value-type="float">
            <text:p>0</text:p>
          </table:table-cell>
          <table:table-cell table:style-name="ce19" table:formula="of:=IF([.B63]=0;&quot;&quot;;[.F63])">
            <text:p/>
          </table:table-cell>
          <table:table-cell table:style-name="ce19" table:formula="of:=[.B63]" office:value-type="float" office:value="0" calcext:value-type="float">
            <text:p>0</text:p>
          </table:table-cell>
          <table:table-cell table:style-name="ce20" table:formula="of:=[.D63]" office:value-type="float" office:value="0" calcext:value-type="float">
            <text:p>0</text:p>
          </table:table-cell>
          <table:table-cell table:formula="of:=IF([.E63]=0;[.J62];[.E63])" office:value-type="float" office:value="0.0015" calcext:value-type="float">
            <text:p>0.0015</text:p>
          </table:table-cell>
          <table:table-cell table:formula="of:=IF([.F63]=0;&quot;&quot;;[.J63])">
            <text:p/>
          </table:table-cell>
          <table:table-cell table:style-name="ce19" table:formula="of:=IF([.K63]=&quot;&quot;;&quot;&quot;;[.C63]/[.K63])">
            <text:p/>
          </table:table-cell>
          <table:table-cell table:number-columns-repeated="1010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[Recipes.E65]" office:value-type="float" office:value="3.75" calcext:value-type="float">
            <text:p>3.75</text:p>
          </table:table-cell>
          <table:table-cell table:style-name="ce18" table:formula="of:=IF([.B64]=0;[.A64];[.F63])" office:value-type="string" office:string-value="Chicken wings" calcext:value-type="string">
            <text:p>Chicken wings</text:p>
          </table:table-cell>
          <table:table-cell table:style-name="ce19" table:formula="of:=IF([.B64]=0;&quot;&quot;;[.F64])">
            <text:p/>
          </table:table-cell>
          <table:table-cell table:style-name="ce19" table:formula="of:=[.B64]" office:value-type="float" office:value="0" calcext:value-type="float">
            <text:p>0</text:p>
          </table:table-cell>
          <table:table-cell table:style-name="ce20" table:formula="of:=[.D64]" office:value-type="float" office:value="0" calcext:value-type="float">
            <text:p>0</text:p>
          </table:table-cell>
          <table:table-cell table:formula="of:=IF([.E64]=0;[.J63];[.E64])" office:value-type="float" office:value="3.75" calcext:value-type="float">
            <text:p>3.75</text:p>
          </table:table-cell>
          <table:table-cell table:formula="of:=IF([.F64]=0;&quot;&quot;;[.J64])" office:value-type="float" office:value="3.75" calcext:value-type="float">
            <text:p>3.75</text:p>
          </table:table-cell>
          <table:table-cell table:style-name="ce19" table:formula="of:=IF([.K64]=&quot;&quot;;&quot;&quot;;[.C64]/[.K6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[Recipes.B66]" office:value-type="string" office:string-value="Chicken wings (1 is 30g)" calcext:value-type="string">
            <text:p>Chicken wings (1 is 30g)</text:p>
          </table:table-cell>
          <table:table-cell table:formula="of:=[Recipes.C66]" office:value-type="float" office:value="25" calcext:value-type="float">
            <text:p>25</text:p>
          </table:table-cell>
          <table:table-cell table:formula="of:=[Recipes.D66]" office:value-type="string" office:string-value="wings" calcext:value-type="string">
            <text:p>wings</text:p>
          </table:table-cell>
          <table:table-cell table:formula="of:=[Recipes.E66]" office:value-type="float" office:value="0" calcext:value-type="float">
            <text:p>0</text:p>
          </table:table-cell>
          <table:table-cell table:style-name="ce18" table:formula="of:=IF([.B65]=0;[.A65];[.F64])" office:value-type="string" office:string-value="Chicken wings" calcext:value-type="string">
            <text:p>Chicken wings</text:p>
          </table:table-cell>
          <table:table-cell table:style-name="ce19" table:formula="of:=IF([.B65]=0;&quot;&quot;;[.F65])" office:value-type="string" office:string-value="Chicken wings" calcext:value-type="string">
            <text:p>Chicken wings</text:p>
          </table:table-cell>
          <table:table-cell table:style-name="ce19" table:formula="of:=[.B65]" office:value-type="string" office:string-value="Chicken wings (1 is 30g)" calcext:value-type="string">
            <text:p>Chicken wings (1 is 30g)</text:p>
          </table:table-cell>
          <table:table-cell table:style-name="ce20" table:formula="of:=[.D65]" office:value-type="string" office:string-value="wings" calcext:value-type="string">
            <text:p>wings</text:p>
          </table:table-cell>
          <table:table-cell table:formula="of:=IF([.E65]=0;[.J64];[.E65])" office:value-type="float" office:value="3.75" calcext:value-type="float">
            <text:p>3.75</text:p>
          </table:table-cell>
          <table:table-cell table:formula="of:=IF([.F65]=0;&quot;&quot;;[.J65])" office:value-type="float" office:value="3.75" calcext:value-type="float">
            <text:p>3.75</text:p>
          </table:table-cell>
          <table:table-cell table:style-name="ce19" table:formula="of:=IF([.K65]=&quot;&quot;;&quot;&quot;;[.C65]/[.K65])" office:value-type="float" office:value="6.66666666666667" calcext:value-type="float">
            <text:p>6.6666666667</text:p>
          </table:table-cell>
          <table:table-cell table:number-columns-repeated="1010"/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[Recipes.B67]" office:value-type="string" office:string-value="5 spring onions, finely sliced" calcext:value-type="string">
            <text:p>5 spring onions, finely sliced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piece" calcext:value-type="string">
            <text:p>piece</text:p>
          </table:table-cell>
          <table:table-cell table:formula="of:=[Recipes.E67]" office:value-type="float" office:value="0" calcext:value-type="float">
            <text:p>0</text:p>
          </table:table-cell>
          <table:table-cell table:style-name="ce18" table:formula="of:=IF([.B66]=0;[.A66];[.F65])" office:value-type="string" office:string-value="Chicken wings" calcext:value-type="string">
            <text:p>Chicken wings</text:p>
          </table:table-cell>
          <table:table-cell table:style-name="ce19" table:formula="of:=IF([.B66]=0;&quot;&quot;;[.F66])" office:value-type="string" office:string-value="Chicken wings" calcext:value-type="string">
            <text:p>Chicken wings</text:p>
          </table:table-cell>
          <table:table-cell table:style-name="ce19" table:formula="of:=[.B66]" office:value-type="string" office:string-value="5 spring onions, finely sliced" calcext:value-type="string">
            <text:p>5 spring onions, finely sliced</text:p>
          </table:table-cell>
          <table:table-cell table:style-name="ce20" table:formula="of:=[.D66]" office:value-type="string" office:string-value="piece" calcext:value-type="string">
            <text:p>piece</text:p>
          </table:table-cell>
          <table:table-cell table:formula="of:=IF([.E66]=0;[.J65];[.E66])" office:value-type="float" office:value="3.75" calcext:value-type="float">
            <text:p>3.75</text:p>
          </table:table-cell>
          <table:table-cell table:formula="of:=IF([.F66]=0;&quot;&quot;;[.J66])" office:value-type="float" office:value="3.75" calcext:value-type="float">
            <text:p>3.75</text:p>
          </table:table-cell>
          <table:table-cell table:style-name="ce19" table:formula="of:=IF([.K66]=&quot;&quot;;&quot;&quot;;[.C66]/[.K66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68]" office:value-type="float" office:value="0" calcext:value-type="float">
            <text:p>0</text:p>
          </table:table-cell>
          <table:table-cell table:formula="of:=[Recipes.B68]" office:value-type="string" office:string-value="5 tbsp honey" calcext:value-type="string">
            <text:p>5 tbsp honey</text:p>
          </table:table-cell>
          <table:table-cell table:formula="of:=[Recipes.C68]" office:value-type="float" office:value="5" calcext:value-type="float">
            <text:p>5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style-name="ce18" table:formula="of:=IF([.B67]=0;[.A67];[.F66])" office:value-type="string" office:string-value="Chicken wings" calcext:value-type="string">
            <text:p>Chicken wings</text:p>
          </table:table-cell>
          <table:table-cell table:style-name="ce19" table:formula="of:=IF([.B67]=0;&quot;&quot;;[.F67])" office:value-type="string" office:string-value="Chicken wings" calcext:value-type="string">
            <text:p>Chicken wings</text:p>
          </table:table-cell>
          <table:table-cell table:style-name="ce19" table:formula="of:=[.B67]" office:value-type="string" office:string-value="5 tbsp honey" calcext:value-type="string">
            <text:p>5 tbsp honey</text:p>
          </table:table-cell>
          <table:table-cell table:style-name="ce20" table:formula="of:=[.D67]" office:value-type="string" office:string-value="tbsp" calcext:value-type="string">
            <text:p>tbsp</text:p>
          </table:table-cell>
          <table:table-cell table:formula="of:=IF([.E67]=0;[.J66];[.E67])" office:value-type="float" office:value="3.75" calcext:value-type="float">
            <text:p>3.75</text:p>
          </table:table-cell>
          <table:table-cell table:formula="of:=IF([.F67]=0;&quot;&quot;;[.J67])" office:value-type="float" office:value="3.75" calcext:value-type="float">
            <text:p>3.75</text:p>
          </table:table-cell>
          <table:table-cell table:style-name="ce19" table:formula="of:=IF([.K67]=&quot;&quot;;&quot;&quot;;[.C67]/[.K67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[Recipes.B69]" office:value-type="string" office:string-value="• 2 tbsp soy sauce" calcext:value-type="string">
            <text:p>• 2 tbsp soy sauce</text:p>
          </table:table-cell>
          <table:table-cell table:formula="of:=[Recipes.C69]" office:value-type="float" office:value="2" calcext:value-type="float">
            <text:p>2</text:p>
          </table:table-cell>
          <table:table-cell table:formula="of:=[Recipes.D69]" office:value-type="string" office:string-value="tbsp" calcext:value-type="string">
            <text:p>tbsp</text:p>
          </table:table-cell>
          <table:table-cell table:formula="of:=[Recipes.E69]" office:value-type="float" office:value="0" calcext:value-type="float">
            <text:p>0</text:p>
          </table:table-cell>
          <table:table-cell table:style-name="ce18" table:formula="of:=IF([.B68]=0;[.A68];[.F67])" office:value-type="string" office:string-value="Chicken wings" calcext:value-type="string">
            <text:p>Chicken wings</text:p>
          </table:table-cell>
          <table:table-cell table:style-name="ce19" table:formula="of:=IF([.B68]=0;&quot;&quot;;[.F68])" office:value-type="string" office:string-value="Chicken wings" calcext:value-type="string">
            <text:p>Chicken wings</text:p>
          </table:table-cell>
          <table:table-cell table:style-name="ce19" table:formula="of:=[.B68]" office:value-type="string" office:string-value="• 2 tbsp soy sauce" calcext:value-type="string">
            <text:p>• 2 tbsp soy sauce</text:p>
          </table:table-cell>
          <table:table-cell table:style-name="ce20" table:formula="of:=[.D68]" office:value-type="string" office:string-value="tbsp" calcext:value-type="string">
            <text:p>tbsp</text:p>
          </table:table-cell>
          <table:table-cell table:formula="of:=IF([.E68]=0;[.J67];[.E68])" office:value-type="float" office:value="3.75" calcext:value-type="float">
            <text:p>3.75</text:p>
          </table:table-cell>
          <table:table-cell table:formula="of:=IF([.F68]=0;&quot;&quot;;[.J68])" office:value-type="float" office:value="3.75" calcext:value-type="float">
            <text:p>3.75</text:p>
          </table:table-cell>
          <table:table-cell table:style-name="ce19" table:formula="of:=IF([.K68]=&quot;&quot;;&quot;&quot;;[.C68]/[.K68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[Recipes.B70]" office:value-type="string" office:string-value="• 1 red chilli, sliced" calcext:value-type="string">
            <text:p>• 1 red chilli, sliced</text:p>
          </table:table-cell>
          <table:table-cell table:formula="of:=[Recipes.C70]" office:value-type="float" office:value="1" calcext:value-type="float">
            <text:p>1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[Recipes.E70]" office:value-type="float" office:value="0" calcext:value-type="float">
            <text:p>0</text:p>
          </table:table-cell>
          <table:table-cell table:style-name="ce18" table:formula="of:=IF([.B69]=0;[.A69];[.F68])" office:value-type="string" office:string-value="Chicken wings" calcext:value-type="string">
            <text:p>Chicken wings</text:p>
          </table:table-cell>
          <table:table-cell table:style-name="ce19" table:formula="of:=IF([.B69]=0;&quot;&quot;;[.F69])" office:value-type="string" office:string-value="Chicken wings" calcext:value-type="string">
            <text:p>Chicken wings</text:p>
          </table:table-cell>
          <table:table-cell table:style-name="ce19" table:formula="of:=[.B69]" office:value-type="string" office:string-value="• 1 red chilli, sliced" calcext:value-type="string">
            <text:p>• 1 red chilli, sliced</text:p>
          </table:table-cell>
          <table:table-cell table:style-name="ce20" table:formula="of:=[.D69]" office:value-type="string" office:string-value="piece" calcext:value-type="string">
            <text:p>piece</text:p>
          </table:table-cell>
          <table:table-cell table:formula="of:=IF([.E69]=0;[.J68];[.E69])" office:value-type="float" office:value="3.75" calcext:value-type="float">
            <text:p>3.75</text:p>
          </table:table-cell>
          <table:table-cell table:formula="of:=IF([.F69]=0;&quot;&quot;;[.J69])" office:value-type="float" office:value="3.75" calcext:value-type="float">
            <text:p>3.75</text:p>
          </table:table-cell>
          <table:table-cell table:style-name="ce19" table:formula="of:=IF([.K69]=&quot;&quot;;&quot;&quot;;[.C69]/[.K69])" office:value-type="float" office:value="0.266666666666667" calcext:value-type="float">
            <text:p>0.2666666667</text:p>
          </table:table-cell>
          <table:table-cell table:number-columns-repeated="1010"/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[Recipes.B71]" office:value-type="string" office:string-value="• 1–2 cm ginger, grated" calcext:value-type="string">
            <text:p>• 1–2 cm ginger, grated</text:p>
          </table:table-cell>
          <table:table-cell table:formula="of:=[Recipes.C71]" office:value-type="float" office:value="2" calcext:value-type="float">
            <text:p>2</text:p>
          </table:table-cell>
          <table:table-cell table:formula="of:=[Recipes.D71]" office:value-type="string" office:string-value="cm piece" calcext:value-type="string">
            <text:p>cm piece</text:p>
          </table:table-cell>
          <table:table-cell table:formula="of:=[Recipes.E71]" office:value-type="float" office:value="0" calcext:value-type="float">
            <text:p>0</text:p>
          </table:table-cell>
          <table:table-cell table:style-name="ce18" table:formula="of:=IF([.B70]=0;[.A70];[.F69])" office:value-type="string" office:string-value="Chicken wings" calcext:value-type="string">
            <text:p>Chicken wings</text:p>
          </table:table-cell>
          <table:table-cell table:style-name="ce19" table:formula="of:=IF([.B70]=0;&quot;&quot;;[.F70])" office:value-type="string" office:string-value="Chicken wings" calcext:value-type="string">
            <text:p>Chicken wings</text:p>
          </table:table-cell>
          <table:table-cell table:style-name="ce19" table:formula="of:=[.B70]" office:value-type="string" office:string-value="• 1–2 cm ginger, grated" calcext:value-type="string">
            <text:p>• 1–2 cm ginger, grated</text:p>
          </table:table-cell>
          <table:table-cell table:style-name="ce20" table:formula="of:=[.D70]" office:value-type="string" office:string-value="cm piece" calcext:value-type="string">
            <text:p>cm piece</text:p>
          </table:table-cell>
          <table:table-cell table:formula="of:=IF([.E70]=0;[.J69];[.E70])" office:value-type="float" office:value="3.75" calcext:value-type="float">
            <text:p>3.75</text:p>
          </table:table-cell>
          <table:table-cell table:formula="of:=IF([.F70]=0;&quot;&quot;;[.J70])" office:value-type="float" office:value="3.75" calcext:value-type="float">
            <text:p>3.75</text:p>
          </table:table-cell>
          <table:table-cell table:style-name="ce19" table:formula="of:=IF([.K70]=&quot;&quot;;&quot;&quot;;[.C70]/[.K70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string" office:string-value="0.625 teaspoon thyme" calcext:value-type="string">
            <text:p>0.625 teaspoon thyme</text:p>
          </table:table-cell>
          <table:table-cell table:formula="of:=[Recipes.C72]" office:value-type="float" office:value="0.625" calcext:value-type="float">
            <text:p>0.625</text:p>
          </table:table-cell>
          <table:table-cell table:formula="of:=[Recipes.D72]" office:value-type="string" office:string-value="tsp" calcext:value-type="string">
            <text:p>tsp</text:p>
          </table:table-cell>
          <table:table-cell table:formula="of:=[Recipes.E72]" office:value-type="float" office:value="0" calcext:value-type="float">
            <text:p>0</text:p>
          </table:table-cell>
          <table:table-cell table:style-name="ce18" table:formula="of:=IF([.B71]=0;[.A71];[.F70])" office:value-type="string" office:string-value="Chicken wings" calcext:value-type="string">
            <text:p>Chicken wings</text:p>
          </table:table-cell>
          <table:table-cell table:style-name="ce19" table:formula="of:=IF([.B71]=0;&quot;&quot;;[.F71])" office:value-type="string" office:string-value="Chicken wings" calcext:value-type="string">
            <text:p>Chicken wings</text:p>
          </table:table-cell>
          <table:table-cell table:style-name="ce19" table:formula="of:=[.B71]" office:value-type="string" office:string-value="0.625 teaspoon thyme" calcext:value-type="string">
            <text:p>0.625 teaspoon thyme</text:p>
          </table:table-cell>
          <table:table-cell table:style-name="ce20" table:formula="of:=[.D71]" office:value-type="string" office:string-value="tsp" calcext:value-type="string">
            <text:p>tsp</text:p>
          </table:table-cell>
          <table:table-cell table:formula="of:=IF([.E71]=0;[.J70];[.E71])" office:value-type="float" office:value="3.75" calcext:value-type="float">
            <text:p>3.75</text:p>
          </table:table-cell>
          <table:table-cell table:formula="of:=IF([.F71]=0;&quot;&quot;;[.J71])" office:value-type="float" office:value="3.75" calcext:value-type="float">
            <text:p>3.75</text:p>
          </table:table-cell>
          <table:table-cell table:style-name="ce19" table:formula="of:=IF([.K71]=&quot;&quot;;&quot;&quot;;[.C71]/[.K71])" office:value-type="float" office:value="0.166666666666667" calcext:value-type="float">
            <text:p>0.1666666667</text:p>
          </table:table-cell>
          <table:table-cell table:number-columns-repeated="1010"/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0" calcext:value-type="float">
            <text:p>0</text:p>
          </table:table-cell>
          <table:table-cell table:style-name="ce18" table:formula="of:=IF([.B72]=0;[.A72];[.F71])" office:value-type="float" office:value="0" calcext:value-type="float">
            <text:p>0</text:p>
          </table:table-cell>
          <table:table-cell table:style-name="ce19" table:formula="of:=IF([.B72]=0;&quot;&quot;;[.F72])">
            <text:p/>
          </table:table-cell>
          <table:table-cell table:style-name="ce19" table:formula="of:=[.B72]" office:value-type="float" office:value="0" calcext:value-type="float">
            <text:p>0</text:p>
          </table:table-cell>
          <table:table-cell table:style-name="ce20" table:formula="of:=[.D72]" office:value-type="float" office:value="0" calcext:value-type="float">
            <text:p>0</text:p>
          </table:table-cell>
          <table:table-cell table:formula="of:=IF([.E72]=0;[.J71];[.E72])" office:value-type="float" office:value="3.75" calcext:value-type="float">
            <text:p>3.75</text:p>
          </table:table-cell>
          <table:table-cell table:formula="of:=IF([.F72]=0;&quot;&quot;;[.J72])">
            <text:p/>
          </table:table-cell>
          <table:table-cell table:style-name="ce19" table:formula="of:=IF([.K72]=&quot;&quot;;&quot;&quot;;[.C72]/[.K72])">
            <text:p/>
          </table:table-cell>
          <table:table-cell table:number-columns-repeated="1010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float" office:value="0" calcext:value-type="float">
            <text:p>0</text:p>
          </table:table-cell>
          <table:table-cell table:formula="of:=[Recipes.C74]" office:value-type="float" office:value="0" calcext:value-type="float">
            <text:p>0</text:p>
          </table:table-cell>
          <table:table-cell table:formula="of:=[Recipes.D74]" office:value-type="float" office:value="0" calcext:value-type="float">
            <text:p>0</text:p>
          </table:table-cell>
          <table:table-cell table:formula="of:=[Recipes.E74]" office:value-type="float" office:value="12" calcext:value-type="float">
            <text:p>12</text:p>
          </table:table-cell>
          <table:table-cell table:style-name="ce18" table:formula="of:=IF([.B73]=0;[.A73];[.F72])" office:value-type="string" office:string-value="Veggies in Foil" calcext:value-type="string">
            <text:p>Veggies in Foil</text:p>
          </table:table-cell>
          <table:table-cell table:style-name="ce19" table:formula="of:=IF([.B73]=0;&quot;&quot;;[.F73])">
            <text:p/>
          </table:table-cell>
          <table:table-cell table:style-name="ce19" table:formula="of:=[.B73]" office:value-type="float" office:value="0" calcext:value-type="float">
            <text:p>0</text:p>
          </table:table-cell>
          <table:table-cell table:style-name="ce20" table:formula="of:=[.D73]" office:value-type="float" office:value="0" calcext:value-type="float">
            <text:p>0</text:p>
          </table:table-cell>
          <table:table-cell table:formula="of:=IF([.E73]=0;[.J72];[.E73])" office:value-type="float" office:value="12" calcext:value-type="float">
            <text:p>12</text:p>
          </table:table-cell>
          <table:table-cell table:formula="of:=IF([.F73]=0;&quot;&quot;;[.J73])" office:value-type="float" office:value="12" calcext:value-type="float">
            <text:p>12</text:p>
          </table:table-cell>
          <table:table-cell table:style-name="ce19" table:formula="of:=IF([.K73]=&quot;&quot;;&quot;&quot;;[.C73]/[.K7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[Recipes.B75]" office:value-type="string" office:string-value="2 potatoes cut in batons" calcext:value-type="string">
            <text:p>2 potatoes cut in batons</text:p>
          </table:table-cell>
          <table:table-cell table:formula="of:=[Recipes.C75]" office:value-type="float" office:value="360" calcext:value-type="float">
            <text:p>36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style-name="ce18" table:formula="of:=IF([.B74]=0;[.A74];[.F73])" office:value-type="string" office:string-value="Veggies in Foil" calcext:value-type="string">
            <text:p>Veggies in Foil</text:p>
          </table:table-cell>
          <table:table-cell table:style-name="ce19" table:formula="of:=IF([.B74]=0;&quot;&quot;;[.F74])" office:value-type="string" office:string-value="Veggies in Foil" calcext:value-type="string">
            <text:p>Veggies in Foil</text:p>
          </table:table-cell>
          <table:table-cell table:style-name="ce19" table:formula="of:=[.B74]" office:value-type="string" office:string-value="2 potatoes cut in batons" calcext:value-type="string">
            <text:p>2 potatoes cut in batons</text:p>
          </table:table-cell>
          <table:table-cell table:style-name="ce20" table:formula="of:=[.D74]" office:value-type="string" office:string-value="g" calcext:value-type="string">
            <text:p>g</text:p>
          </table:table-cell>
          <table:table-cell table:formula="of:=IF([.E74]=0;[.J73];[.E74])" office:value-type="float" office:value="12" calcext:value-type="float">
            <text:p>12</text:p>
          </table:table-cell>
          <table:table-cell table:formula="of:=IF([.F74]=0;&quot;&quot;;[.J74])" office:value-type="float" office:value="12" calcext:value-type="float">
            <text:p>12</text:p>
          </table:table-cell>
          <table:table-cell table:style-name="ce19" table:formula="of:=IF([.K74]=&quot;&quot;;&quot;&quot;;[.C74]/[.K74])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[Recipes.B76]" office:value-type="string" office:string-value="4 Carrots cut in batons" calcext:value-type="string">
            <text:p>4 Carrots cut in batons</text:p>
          </table:table-cell>
          <table:table-cell table:formula="of:=[Recipes.C76]" office:value-type="float" office:value="300" calcext:value-type="float">
            <text:p>30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style-name="ce18" table:formula="of:=IF([.B75]=0;[.A75];[.F74])" office:value-type="string" office:string-value="Veggies in Foil" calcext:value-type="string">
            <text:p>Veggies in Foil</text:p>
          </table:table-cell>
          <table:table-cell table:style-name="ce19" table:formula="of:=IF([.B75]=0;&quot;&quot;;[.F75])" office:value-type="string" office:string-value="Veggies in Foil" calcext:value-type="string">
            <text:p>Veggies in Foil</text:p>
          </table:table-cell>
          <table:table-cell table:style-name="ce19" table:formula="of:=[.B75]" office:value-type="string" office:string-value="4 Carrots cut in batons" calcext:value-type="string">
            <text:p>4 Carrots cut in batons</text:p>
          </table:table-cell>
          <table:table-cell table:style-name="ce20" table:formula="of:=[.D75]" office:value-type="string" office:string-value="g" calcext:value-type="string">
            <text:p>g</text:p>
          </table:table-cell>
          <table:table-cell table:formula="of:=IF([.E75]=0;[.J74];[.E75])" office:value-type="float" office:value="12" calcext:value-type="float">
            <text:p>12</text:p>
          </table:table-cell>
          <table:table-cell table:formula="of:=IF([.F75]=0;&quot;&quot;;[.J75])" office:value-type="float" office:value="12" calcext:value-type="float">
            <text:p>12</text:p>
          </table:table-cell>
          <table:table-cell table:style-name="ce19" table:formula="of:=IF([.K75]=&quot;&quot;;&quot;&quot;;[.C75]/[.K75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77]" office:value-type="float" office:value="0" calcext:value-type="float">
            <text:p>0</text:p>
          </table:table-cell>
          <table:table-cell table:formula="of:=[Recipes.B77]" office:value-type="string" office:string-value="1 Onion" calcext:value-type="string">
            <text:p>1 Onion</text:p>
          </table:table-cell>
          <table:table-cell table:formula="of:=[Recipes.C77]" office:value-type="float" office:value="130" calcext:value-type="float">
            <text:p>130</text:p>
          </table:table-cell>
          <table:table-cell table:formula="of:=[Recipes.D77]" office:value-type="string" office:string-value="g" calcext:value-type="string">
            <text:p>g</text:p>
          </table:table-cell>
          <table:table-cell table:formula="of:=[Recipes.E77]" office:value-type="float" office:value="0" calcext:value-type="float">
            <text:p>0</text:p>
          </table:table-cell>
          <table:table-cell table:style-name="ce18" table:formula="of:=IF([.B76]=0;[.A76];[.F75])" office:value-type="string" office:string-value="Veggies in Foil" calcext:value-type="string">
            <text:p>Veggies in Foil</text:p>
          </table:table-cell>
          <table:table-cell table:style-name="ce19" table:formula="of:=IF([.B76]=0;&quot;&quot;;[.F76])" office:value-type="string" office:string-value="Veggies in Foil" calcext:value-type="string">
            <text:p>Veggies in Foil</text:p>
          </table:table-cell>
          <table:table-cell table:style-name="ce19" table:formula="of:=[.B76]" office:value-type="string" office:string-value="1 Onion" calcext:value-type="string">
            <text:p>1 Onion</text:p>
          </table:table-cell>
          <table:table-cell table:style-name="ce20" table:formula="of:=[.D76]" office:value-type="string" office:string-value="g" calcext:value-type="string">
            <text:p>g</text:p>
          </table:table-cell>
          <table:table-cell table:formula="of:=IF([.E76]=0;[.J75];[.E76])" office:value-type="float" office:value="12" calcext:value-type="float">
            <text:p>12</text:p>
          </table:table-cell>
          <table:table-cell table:formula="of:=IF([.F76]=0;&quot;&quot;;[.J76])" office:value-type="float" office:value="12" calcext:value-type="float">
            <text:p>12</text:p>
          </table:table-cell>
          <table:table-cell table:style-name="ce19" table:formula="of:=IF([.K76]=&quot;&quot;;&quot;&quot;;[.C76]/[.K76])" office:value-type="float" office:value="10.8333333333333" calcext:value-type="float">
            <text:p>10.8333333333</text:p>
          </table:table-cell>
          <table:table-cell table:number-columns-repeated="1010"/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[Recipes.B78]" office:value-type="string" office:string-value="Parsley" calcext:value-type="string">
            <text:p>Parsley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bunch" calcext:value-type="string">
            <text:p>bunch</text:p>
          </table:table-cell>
          <table:table-cell table:formula="of:=[Recipes.E78]" office:value-type="float" office:value="0" calcext:value-type="float">
            <text:p>0</text:p>
          </table:table-cell>
          <table:table-cell table:style-name="ce18" table:formula="of:=IF([.B77]=0;[.A77];[.F76])" office:value-type="string" office:string-value="Veggies in Foil" calcext:value-type="string">
            <text:p>Veggies in Foil</text:p>
          </table:table-cell>
          <table:table-cell table:style-name="ce19" table:formula="of:=IF([.B77]=0;&quot;&quot;;[.F77])" office:value-type="string" office:string-value="Veggies in Foil" calcext:value-type="string">
            <text:p>Veggies in Foil</text:p>
          </table:table-cell>
          <table:table-cell table:style-name="ce19" table:formula="of:=[.B77]" office:value-type="string" office:string-value="Parsley" calcext:value-type="string">
            <text:p>Parsley</text:p>
          </table:table-cell>
          <table:table-cell table:style-name="ce20" table:formula="of:=[.D77]" office:value-type="string" office:string-value="bunch" calcext:value-type="string">
            <text:p>bunch</text:p>
          </table:table-cell>
          <table:table-cell table:formula="of:=IF([.E77]=0;[.J76];[.E77])" office:value-type="float" office:value="12" calcext:value-type="float">
            <text:p>12</text:p>
          </table:table-cell>
          <table:table-cell table:formula="of:=IF([.F77]=0;&quot;&quot;;[.J77])" office:value-type="float" office:value="12" calcext:value-type="float">
            <text:p>12</text:p>
          </table:table-cell>
          <table:table-cell table:style-name="ce19" table:formula="of:=IF([.K77]=&quot;&quot;;&quot;&quot;;[.C77]/[.K77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[Recipes.B79]" office:value-type="string" office:string-value="Salt" calcext:value-type="string">
            <text:p>Salt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style-name="ce18" table:formula="of:=IF([.B78]=0;[.A78];[.F77])" office:value-type="string" office:string-value="Veggies in Foil" calcext:value-type="string">
            <text:p>Veggies in Foil</text:p>
          </table:table-cell>
          <table:table-cell table:style-name="ce19" table:formula="of:=IF([.B78]=0;&quot;&quot;;[.F78])" office:value-type="string" office:string-value="Veggies in Foil" calcext:value-type="string">
            <text:p>Veggies in Foil</text:p>
          </table:table-cell>
          <table:table-cell table:style-name="ce19" table:formula="of:=[.B78]" office:value-type="string" office:string-value="Salt" calcext:value-type="string">
            <text:p>Salt</text:p>
          </table:table-cell>
          <table:table-cell table:style-name="ce20" table:formula="of:=[.D78]" office:value-type="string" office:string-value="tsp" calcext:value-type="string">
            <text:p>tsp</text:p>
          </table:table-cell>
          <table:table-cell table:formula="of:=IF([.E78]=0;[.J77];[.E78])" office:value-type="float" office:value="12" calcext:value-type="float">
            <text:p>12</text:p>
          </table:table-cell>
          <table:table-cell table:formula="of:=IF([.F78]=0;&quot;&quot;;[.J78])" office:value-type="float" office:value="12" calcext:value-type="float">
            <text:p>12</text:p>
          </table:table-cell>
          <table:table-cell table:style-name="ce19" table:formula="of:=IF([.K78]=&quot;&quot;;&quot;&quot;;[.C78]/[.K78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[Recipes.B80]" office:value-type="string" office:string-value="Pepper" calcext:value-type="string">
            <text:p>Pepper</text:p>
          </table:table-cell>
          <table:table-cell table:formula="of:=[Recipes.C80]" office:value-type="float" office:value="1" calcext:value-type="float">
            <text:p>1</text:p>
          </table:table-cell>
          <table:table-cell table:formula="of:=[Recipes.D80]" office:value-type="string" office:string-value="tsp" calcext:value-type="string">
            <text:p>tsp</text:p>
          </table:table-cell>
          <table:table-cell table:formula="of:=[Recipes.E80]" office:value-type="float" office:value="0" calcext:value-type="float">
            <text:p>0</text:p>
          </table:table-cell>
          <table:table-cell table:style-name="ce18" table:formula="of:=IF([.B79]=0;[.A79];[.F78])" office:value-type="string" office:string-value="Veggies in Foil" calcext:value-type="string">
            <text:p>Veggies in Foil</text:p>
          </table:table-cell>
          <table:table-cell table:style-name="ce19" table:formula="of:=IF([.B79]=0;&quot;&quot;;[.F79])" office:value-type="string" office:string-value="Veggies in Foil" calcext:value-type="string">
            <text:p>Veggies in Foil</text:p>
          </table:table-cell>
          <table:table-cell table:style-name="ce19" table:formula="of:=[.B79]" office:value-type="string" office:string-value="Pepper" calcext:value-type="string">
            <text:p>Pepper</text:p>
          </table:table-cell>
          <table:table-cell table:style-name="ce20" table:formula="of:=[.D79]" office:value-type="string" office:string-value="tsp" calcext:value-type="string">
            <text:p>tsp</text:p>
          </table:table-cell>
          <table:table-cell table:formula="of:=IF([.E79]=0;[.J78];[.E79])" office:value-type="float" office:value="12" calcext:value-type="float">
            <text:p>12</text:p>
          </table:table-cell>
          <table:table-cell table:formula="of:=IF([.F79]=0;&quot;&quot;;[.J79])" office:value-type="float" office:value="12" calcext:value-type="float">
            <text:p>12</text:p>
          </table:table-cell>
          <table:table-cell table:style-name="ce19" table:formula="of:=IF([.K79]=&quot;&quot;;&quot;&quot;;[.C79]/[.K79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string" office:string-value="12 tbsp Butter" calcext:value-type="string">
            <text:p>12 tbsp Butter</text:p>
          </table:table-cell>
          <table:table-cell table:formula="of:=[Recipes.C81]" office:value-type="float" office:value="180" calcext:value-type="float">
            <text:p>180</text:p>
          </table:table-cell>
          <table:table-cell table:formula="of:=[Recipes.D81]" office:value-type="string" office:string-value="g" calcext:value-type="string">
            <text:p>g</text:p>
          </table:table-cell>
          <table:table-cell table:formula="of:=[Recipes.E81]" office:value-type="float" office:value="0" calcext:value-type="float">
            <text:p>0</text:p>
          </table:table-cell>
          <table:table-cell table:style-name="ce18" table:formula="of:=IF([.B80]=0;[.A80];[.F79])" office:value-type="string" office:string-value="Veggies in Foil" calcext:value-type="string">
            <text:p>Veggies in Foil</text:p>
          </table:table-cell>
          <table:table-cell table:style-name="ce19" table:formula="of:=IF([.B80]=0;&quot;&quot;;[.F80])" office:value-type="string" office:string-value="Veggies in Foil" calcext:value-type="string">
            <text:p>Veggies in Foil</text:p>
          </table:table-cell>
          <table:table-cell table:style-name="ce19" table:formula="of:=[.B80]" office:value-type="string" office:string-value="12 tbsp Butter" calcext:value-type="string">
            <text:p>12 tbsp Butter</text:p>
          </table:table-cell>
          <table:table-cell table:style-name="ce20" table:formula="of:=[.D80]" office:value-type="string" office:string-value="g" calcext:value-type="string">
            <text:p>g</text:p>
          </table:table-cell>
          <table:table-cell table:formula="of:=IF([.E80]=0;[.J79];[.E80])" office:value-type="float" office:value="12" calcext:value-type="float">
            <text:p>12</text:p>
          </table:table-cell>
          <table:table-cell table:formula="of:=IF([.F80]=0;&quot;&quot;;[.J80])" office:value-type="float" office:value="12" calcext:value-type="float">
            <text:p>12</text:p>
          </table:table-cell>
          <table:table-cell table:style-name="ce19" table:formula="of:=IF([.K80]=&quot;&quot;;&quot;&quot;;[.C80]/[.K80])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0" calcext:value-type="float">
            <text:p>0</text:p>
          </table:table-cell>
          <table:table-cell table:style-name="ce18" table:formula="of:=IF([.B81]=0;[.A81];[.F80])" office:value-type="float" office:value="0" calcext:value-type="float">
            <text:p>0</text:p>
          </table:table-cell>
          <table:table-cell table:style-name="ce19" table:formula="of:=IF([.B81]=0;&quot;&quot;;[.F81])">
            <text:p/>
          </table:table-cell>
          <table:table-cell table:style-name="ce19" table:formula="of:=[.B81]" office:value-type="float" office:value="0" calcext:value-type="float">
            <text:p>0</text:p>
          </table:table-cell>
          <table:table-cell table:style-name="ce20" table:formula="of:=[.D81]" office:value-type="float" office:value="0" calcext:value-type="float">
            <text:p>0</text:p>
          </table:table-cell>
          <table:table-cell table:formula="of:=IF([.E81]=0;[.J80];[.E81])" office:value-type="float" office:value="12" calcext:value-type="float">
            <text:p>12</text:p>
          </table:table-cell>
          <table:table-cell table:formula="of:=IF([.F81]=0;&quot;&quot;;[.J81])">
            <text:p/>
          </table:table-cell>
          <table:table-cell table:style-name="ce19" table:formula="of:=IF([.K81]=&quot;&quot;;&quot;&quot;;[.C81]/[.K81])">
            <text:p/>
          </table:table-cell>
          <table:table-cell table:number-columns-repeated="1010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float" office:value="0" calcext:value-type="float">
            <text:p>0</text:p>
          </table:table-cell>
          <table:table-cell table:formula="of:=[Recipes.C83]" office:value-type="float" office:value="0" calcext:value-type="float">
            <text:p>0</text:p>
          </table:table-cell>
          <table:table-cell table:formula="of:=[Recipes.D83]" office:value-type="float" office:value="0" calcext:value-type="float">
            <text:p>0</text:p>
          </table:table-cell>
          <table:table-cell table:formula="of:=[Recipes.E83]" office:value-type="float" office:value="8" calcext:value-type="float">
            <text:p>8</text:p>
          </table:table-cell>
          <table:table-cell table:style-name="ce18" table:formula="of:=IF([.B82]=0;[.A82];[.F81])" office:value-type="string" office:string-value="Couscous salad" calcext:value-type="string">
            <text:p>Couscous salad</text:p>
          </table:table-cell>
          <table:table-cell table:style-name="ce19" table:formula="of:=IF([.B82]=0;&quot;&quot;;[.F82])">
            <text:p/>
          </table:table-cell>
          <table:table-cell table:style-name="ce19" table:formula="of:=[.B82]" office:value-type="float" office:value="0" calcext:value-type="float">
            <text:p>0</text:p>
          </table:table-cell>
          <table:table-cell table:style-name="ce20" table:formula="of:=[.D82]" office:value-type="float" office:value="0" calcext:value-type="float">
            <text:p>0</text:p>
          </table:table-cell>
          <table:table-cell table:formula="of:=IF([.E82]=0;[.J81];[.E82])" office:value-type="float" office:value="8" calcext:value-type="float">
            <text:p>8</text:p>
          </table:table-cell>
          <table:table-cell table:formula="of:=IF([.F82]=0;&quot;&quot;;[.J82])" office:value-type="float" office:value="8" calcext:value-type="float">
            <text:p>8</text:p>
          </table:table-cell>
          <table:table-cell table:style-name="ce19" table:formula="of:=IF([.K82]=&quot;&quot;;&quot;&quot;;[.C82]/[.K8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[Recipes.B84]" office:value-type="string" office:string-value="160g couscous" calcext:value-type="string">
            <text:p>160g couscous</text:p>
          </table:table-cell>
          <table:table-cell table:formula="of:=[Recipes.C84]" office:value-type="float" office:value="160" calcext:value-type="float">
            <text:p>16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[Recipes.E84]" office:value-type="float" office:value="0" calcext:value-type="float">
            <text:p>0</text:p>
          </table:table-cell>
          <table:table-cell table:style-name="ce18" table:formula="of:=IF([.B83]=0;[.A83];[.F82])" office:value-type="string" office:string-value="Couscous salad" calcext:value-type="string">
            <text:p>Couscous salad</text:p>
          </table:table-cell>
          <table:table-cell table:style-name="ce19" table:formula="of:=IF([.B83]=0;&quot;&quot;;[.F83])" office:value-type="string" office:string-value="Couscous salad" calcext:value-type="string">
            <text:p>Couscous salad</text:p>
          </table:table-cell>
          <table:table-cell table:style-name="ce19" table:formula="of:=[.B83]" office:value-type="string" office:string-value="160g couscous" calcext:value-type="string">
            <text:p>160g couscous</text:p>
          </table:table-cell>
          <table:table-cell table:style-name="ce20" table:formula="of:=[.D83]" office:value-type="string" office:string-value="g" calcext:value-type="string">
            <text:p>g</text:p>
          </table:table-cell>
          <table:table-cell table:formula="of:=IF([.E83]=0;[.J82];[.E83])" office:value-type="float" office:value="8" calcext:value-type="float">
            <text:p>8</text:p>
          </table:table-cell>
          <table:table-cell table:formula="of:=IF([.F83]=0;&quot;&quot;;[.J83])" office:value-type="float" office:value="8" calcext:value-type="float">
            <text:p>8</text:p>
          </table:table-cell>
          <table:table-cell table:style-name="ce19" table:formula="of:=IF([.K83]=&quot;&quot;;&quot;&quot;;[.C83]/[.K83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[Recipes.B85]" office:value-type="string" office:string-value="500ml veggie stock" calcext:value-type="string">
            <text:p>500ml veggie stock</text:p>
          </table:table-cell>
          <table:table-cell table:formula="of:=[Recipes.C85]" office:value-type="float" office:value="500" calcext:value-type="float">
            <text:p>500</text:p>
          </table:table-cell>
          <table:table-cell table:formula="of:=[Recipes.D85]" office:value-type="string" office:string-value="ml" calcext:value-type="string">
            <text:p>ml</text:p>
          </table:table-cell>
          <table:table-cell table:formula="of:=[Recipes.E85]" office:value-type="float" office:value="0" calcext:value-type="float">
            <text:p>0</text:p>
          </table:table-cell>
          <table:table-cell table:style-name="ce18" table:formula="of:=IF([.B84]=0;[.A84];[.F83])" office:value-type="string" office:string-value="Couscous salad" calcext:value-type="string">
            <text:p>Couscous salad</text:p>
          </table:table-cell>
          <table:table-cell table:style-name="ce19" table:formula="of:=IF([.B84]=0;&quot;&quot;;[.F84])" office:value-type="string" office:string-value="Couscous salad" calcext:value-type="string">
            <text:p>Couscous salad</text:p>
          </table:table-cell>
          <table:table-cell table:style-name="ce19" table:formula="of:=[.B84]" office:value-type="string" office:string-value="500ml veggie stock" calcext:value-type="string">
            <text:p>500ml veggie stock</text:p>
          </table:table-cell>
          <table:table-cell table:style-name="ce20" table:formula="of:=[.D84]" office:value-type="string" office:string-value="ml" calcext:value-type="string">
            <text:p>ml</text:p>
          </table:table-cell>
          <table:table-cell table:formula="of:=IF([.E84]=0;[.J83];[.E84])" office:value-type="float" office:value="8" calcext:value-type="float">
            <text:p>8</text:p>
          </table:table-cell>
          <table:table-cell table:formula="of:=IF([.F84]=0;&quot;&quot;;[.J84])" office:value-type="float" office:value="8" calcext:value-type="float">
            <text:p>8</text:p>
          </table:table-cell>
          <table:table-cell table:style-name="ce19" table:formula="of:=IF([.K84]=&quot;&quot;;&quot;&quot;;[.C84]/[.K84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86]" office:value-type="float" office:value="0" calcext:value-type="float">
            <text:p>0</text:p>
          </table:table-cell>
          <table:table-cell table:formula="of:=[Recipes.B86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6]" office:value-type="float" office:value="200" calcext:value-type="float">
            <text:p>2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style-name="ce18" table:formula="of:=IF([.B85]=0;[.A85];[.F84])" office:value-type="string" office:string-value="Couscous salad" calcext:value-type="string">
            <text:p>Couscous salad</text:p>
          </table:table-cell>
          <table:table-cell table:style-name="ce19" table:formula="of:=IF([.B85]=0;&quot;&quot;;[.F85])" office:value-type="string" office:string-value="Couscous salad" calcext:value-type="string">
            <text:p>Couscous salad</text:p>
          </table:table-cell>
          <table:table-cell table:style-name="ce19" table:formula="of:=[.B85]" office:value-type="string" office:string-value="200g dried apricots, chopped into quarters" calcext:value-type="string">
            <text:p>200g dried apricots, chopped into quarters</text:p>
          </table:table-cell>
          <table:table-cell table:style-name="ce20" table:formula="of:=[.D85]" office:value-type="string" office:string-value="g" calcext:value-type="string">
            <text:p>g</text:p>
          </table:table-cell>
          <table:table-cell table:formula="of:=IF([.E85]=0;[.J84];[.E85])" office:value-type="float" office:value="8" calcext:value-type="float">
            <text:p>8</text:p>
          </table:table-cell>
          <table:table-cell table:formula="of:=IF([.F85]=0;&quot;&quot;;[.J85])" office:value-type="float" office:value="8" calcext:value-type="float">
            <text:p>8</text:p>
          </table:table-cell>
          <table:table-cell table:style-name="ce19" table:formula="of:=IF([.K85]=&quot;&quot;;&quot;&quot;;[.C85]/[.K85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[Recipes.B87]" office:value-type="string" office:string-value="100g walnuts, very roughly chopped" calcext:value-type="string">
            <text:p>100g walnuts, very roughly chopped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style-name="ce18" table:formula="of:=IF([.B86]=0;[.A86];[.F85])" office:value-type="string" office:string-value="Couscous salad" calcext:value-type="string">
            <text:p>Couscous salad</text:p>
          </table:table-cell>
          <table:table-cell table:style-name="ce19" table:formula="of:=IF([.B86]=0;&quot;&quot;;[.F86])" office:value-type="string" office:string-value="Couscous salad" calcext:value-type="string">
            <text:p>Couscous salad</text:p>
          </table:table-cell>
          <table:table-cell table:style-name="ce19" table:formula="of:=[.B86]" office:value-type="string" office:string-value="100g walnuts, very roughly chopped" calcext:value-type="string">
            <text:p>100g walnuts, very roughly chopped</text:p>
          </table:table-cell>
          <table:table-cell table:style-name="ce20" table:formula="of:=[.D86]" office:value-type="string" office:string-value="g" calcext:value-type="string">
            <text:p>g</text:p>
          </table:table-cell>
          <table:table-cell table:formula="of:=IF([.E86]=0;[.J85];[.E86])" office:value-type="float" office:value="8" calcext:value-type="float">
            <text:p>8</text:p>
          </table:table-cell>
          <table:table-cell table:formula="of:=IF([.F86]=0;&quot;&quot;;[.J86])" office:value-type="float" office:value="8" calcext:value-type="float">
            <text:p>8</text:p>
          </table:table-cell>
          <table:table-cell table:style-name="ce19" table:formula="of:=IF([.K86]=&quot;&quot;;&quot;&quot;;[.C86]/[.K86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[Recipes.B88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8]" office:value-type="float" office:value="100" calcext:value-type="float">
            <text:p>100</text:p>
          </table:table-cell>
          <table:table-cell table:formula="of:=[Recipes.D88]" office:value-type="string" office:string-value="g" calcext:value-type="string">
            <text:p>g</text:p>
          </table:table-cell>
          <table:table-cell table:formula="of:=[Recipes.E88]" office:value-type="float" office:value="0" calcext:value-type="float">
            <text:p>0</text:p>
          </table:table-cell>
          <table:table-cell table:style-name="ce18" table:formula="of:=IF([.B87]=0;[.A87];[.F86])" office:value-type="string" office:string-value="Couscous salad" calcext:value-type="string">
            <text:p>Couscous salad</text:p>
          </table:table-cell>
          <table:table-cell table:style-name="ce19" table:formula="of:=IF([.B87]=0;&quot;&quot;;[.F87])" office:value-type="string" office:string-value="Couscous salad" calcext:value-type="string">
            <text:p>Couscous salad</text:p>
          </table:table-cell>
          <table:table-cell table:style-name="ce19" table:formula="of:=[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0" table:formula="of:=[.D87]" office:value-type="string" office:string-value="g" calcext:value-type="string">
            <text:p>g</text:p>
          </table:table-cell>
          <table:table-cell table:formula="of:=IF([.E87]=0;[.J86];[.E87])" office:value-type="float" office:value="8" calcext:value-type="float">
            <text:p>8</text:p>
          </table:table-cell>
          <table:table-cell table:formula="of:=IF([.F87]=0;&quot;&quot;;[.J87])" office:value-type="float" office:value="8" calcext:value-type="float">
            <text:p>8</text:p>
          </table:table-cell>
          <table:table-cell table:style-name="ce19" table:formula="of:=IF([.K87]=&quot;&quot;;&quot;&quot;;[.C87]/[.K87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[Recipes.B89]" office:value-type="string" office:string-value="2 spring onions (finely chopped)" calcext:value-type="string">
            <text:p>2 spring onions (finely chopped)</text:p>
          </table:table-cell>
          <table:table-cell table:formula="of:=[Recipes.C89]" office:value-type="float" office:value="2" calcext:value-type="float">
            <text:p>2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style-name="ce18" table:formula="of:=IF([.B88]=0;[.A88];[.F87])" office:value-type="string" office:string-value="Couscous salad" calcext:value-type="string">
            <text:p>Couscous salad</text:p>
          </table:table-cell>
          <table:table-cell table:style-name="ce19" table:formula="of:=IF([.B88]=0;&quot;&quot;;[.F88])" office:value-type="string" office:string-value="Couscous salad" calcext:value-type="string">
            <text:p>Couscous salad</text:p>
          </table:table-cell>
          <table:table-cell table:style-name="ce19" table:formula="of:=[.B88]" office:value-type="string" office:string-value="2 spring onions (finely chopped)" calcext:value-type="string">
            <text:p>2 spring onions (finely chopped)</text:p>
          </table:table-cell>
          <table:table-cell table:style-name="ce20" table:formula="of:=[.D88]" office:value-type="string" office:string-value="piece" calcext:value-type="string">
            <text:p>piece</text:p>
          </table:table-cell>
          <table:table-cell table:formula="of:=IF([.E88]=0;[.J87];[.E88])" office:value-type="float" office:value="8" calcext:value-type="float">
            <text:p>8</text:p>
          </table:table-cell>
          <table:table-cell table:formula="of:=IF([.F88]=0;&quot;&quot;;[.J88])" office:value-type="float" office:value="8" calcext:value-type="float">
            <text:p>8</text:p>
          </table:table-cell>
          <table:table-cell table:style-name="ce19" table:formula="of:=IF([.K88]=&quot;&quot;;&quot;&quot;;[.C88]/[.K8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[Recipes.B90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0]" office:value-type="float" office:value="0.25" calcext:value-type="float">
            <text:p>0.25</text:p>
          </table:table-cell>
          <table:table-cell table:formula="of:=[Recipes.D90]" office:value-type="string" office:string-value="piece" calcext:value-type="string">
            <text:p>piece</text:p>
          </table:table-cell>
          <table:table-cell table:formula="of:=[Recipes.E90]" office:value-type="float" office:value="0" calcext:value-type="float">
            <text:p>0</text:p>
          </table:table-cell>
          <table:table-cell table:style-name="ce18" table:formula="of:=IF([.B89]=0;[.A89];[.F88])" office:value-type="string" office:string-value="Couscous salad" calcext:value-type="string">
            <text:p>Couscous salad</text:p>
          </table:table-cell>
          <table:table-cell table:style-name="ce19" table:formula="of:=IF([.B89]=0;&quot;&quot;;[.F89])" office:value-type="string" office:string-value="Couscous salad" calcext:value-type="string">
            <text:p>Couscous salad</text:p>
          </table:table-cell>
          <table:table-cell table:style-name="ce19" table:formula="of:=[.B89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0" table:formula="of:=[.D89]" office:value-type="string" office:string-value="piece" calcext:value-type="string">
            <text:p>piece</text:p>
          </table:table-cell>
          <table:table-cell table:formula="of:=IF([.E89]=0;[.J88];[.E89])" office:value-type="float" office:value="8" calcext:value-type="float">
            <text:p>8</text:p>
          </table:table-cell>
          <table:table-cell table:formula="of:=IF([.F89]=0;&quot;&quot;;[.J89])" office:value-type="float" office:value="8" calcext:value-type="float">
            <text:p>8</text:p>
          </table:table-cell>
          <table:table-cell table:style-name="ce19" table:formula="of:=IF([.K89]=&quot;&quot;;&quot;&quot;;[.C89]/[.K89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[Recipes.B91]" office:value-type="string" office:string-value="3 tbsp lemon juice" calcext:value-type="string">
            <text:p>3 tbsp lemon juice</text:p>
          </table:table-cell>
          <table:table-cell table:formula="of:=[Recipes.C91]" office:value-type="float" office:value="45" calcext:value-type="float">
            <text:p>45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style-name="ce18" table:formula="of:=IF([.B90]=0;[.A90];[.F89])" office:value-type="string" office:string-value="Couscous salad" calcext:value-type="string">
            <text:p>Couscous salad</text:p>
          </table:table-cell>
          <table:table-cell table:style-name="ce19" table:formula="of:=IF([.B90]=0;&quot;&quot;;[.F90])" office:value-type="string" office:string-value="Couscous salad" calcext:value-type="string">
            <text:p>Couscous salad</text:p>
          </table:table-cell>
          <table:table-cell table:style-name="ce19" table:formula="of:=[.B90]" office:value-type="string" office:string-value="3 tbsp lemon juice" calcext:value-type="string">
            <text:p>3 tbsp lemon juice</text:p>
          </table:table-cell>
          <table:table-cell table:style-name="ce20" table:formula="of:=[.D90]" office:value-type="string" office:string-value="ml" calcext:value-type="string">
            <text:p>ml</text:p>
          </table:table-cell>
          <table:table-cell table:formula="of:=IF([.E90]=0;[.J89];[.E90])" office:value-type="float" office:value="8" calcext:value-type="float">
            <text:p>8</text:p>
          </table:table-cell>
          <table:table-cell table:formula="of:=IF([.F90]=0;&quot;&quot;;[.J90])" office:value-type="float" office:value="8" calcext:value-type="float">
            <text:p>8</text:p>
          </table:table-cell>
          <table:table-cell table:style-name="ce19" table:formula="of:=IF([.K90]=&quot;&quot;;&quot;&quot;;[.C90]/[.K90])" office:value-type="float" office:value="5.625" calcext:value-type="float">
            <text:p>5.625</text:p>
          </table:table-cell>
          <table:table-cell table:number-columns-repeated="1010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string" office:string-value="olive oil" calcext:value-type="string">
            <text:p>olive oil</text:p>
          </table:table-cell>
          <table:table-cell table:formula="of:=[Recipes.C92]" office:value-type="float" office:value="90" calcext:value-type="float">
            <text:p>90</text:p>
          </table:table-cell>
          <table:table-cell table:formula="of:=[Recipes.D92]" office:value-type="string" office:string-value="ml" calcext:value-type="string">
            <text:p>ml</text:p>
          </table:table-cell>
          <table:table-cell table:formula="of:=[Recipes.E92]" office:value-type="float" office:value="0" calcext:value-type="float">
            <text:p>0</text:p>
          </table:table-cell>
          <table:table-cell table:style-name="ce18" table:formula="of:=IF([.B91]=0;[.A91];[.F90])" office:value-type="string" office:string-value="Couscous salad" calcext:value-type="string">
            <text:p>Couscous salad</text:p>
          </table:table-cell>
          <table:table-cell table:style-name="ce19" table:formula="of:=IF([.B91]=0;&quot;&quot;;[.F91])" office:value-type="string" office:string-value="Couscous salad" calcext:value-type="string">
            <text:p>Couscous salad</text:p>
          </table:table-cell>
          <table:table-cell table:style-name="ce19" table:formula="of:=[.B91]" office:value-type="string" office:string-value="olive oil" calcext:value-type="string">
            <text:p>olive oil</text:p>
          </table:table-cell>
          <table:table-cell table:style-name="ce20" table:formula="of:=[.D91]" office:value-type="string" office:string-value="ml" calcext:value-type="string">
            <text:p>ml</text:p>
          </table:table-cell>
          <table:table-cell table:formula="of:=IF([.E91]=0;[.J90];[.E91])" office:value-type="float" office:value="8" calcext:value-type="float">
            <text:p>8</text:p>
          </table:table-cell>
          <table:table-cell table:formula="of:=IF([.F91]=0;&quot;&quot;;[.J91])" office:value-type="float" office:value="8" calcext:value-type="float">
            <text:p>8</text:p>
          </table:table-cell>
          <table:table-cell table:style-name="ce19" table:formula="of:=IF([.K91]=&quot;&quot;;&quot;&quot;;[.C91]/[.K91])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0" calcext:value-type="float">
            <text:p>0</text:p>
          </table:table-cell>
          <table:table-cell table:style-name="ce18" table:formula="of:=IF([.B92]=0;[.A92];[.F91])" office:value-type="float" office:value="0" calcext:value-type="float">
            <text:p>0</text:p>
          </table:table-cell>
          <table:table-cell table:style-name="ce19" table:formula="of:=IF([.B92]=0;&quot;&quot;;[.F92])">
            <text:p/>
          </table:table-cell>
          <table:table-cell table:style-name="ce19" table:formula="of:=[.B92]" office:value-type="float" office:value="0" calcext:value-type="float">
            <text:p>0</text:p>
          </table:table-cell>
          <table:table-cell table:style-name="ce20" table:formula="of:=[.D92]" office:value-type="float" office:value="0" calcext:value-type="float">
            <text:p>0</text:p>
          </table:table-cell>
          <table:table-cell table:formula="of:=IF([.E92]=0;[.J91];[.E92])" office:value-type="float" office:value="8" calcext:value-type="float">
            <text:p>8</text:p>
          </table:table-cell>
          <table:table-cell table:formula="of:=IF([.F92]=0;&quot;&quot;;[.J92])">
            <text:p/>
          </table:table-cell>
          <table:table-cell table:style-name="ce19" table:formula="of:=IF([.K92]=&quot;&quot;;&quot;&quot;;[.C92]/[.K92])">
            <text:p/>
          </table:table-cell>
          <table:table-cell table:number-columns-repeated="1010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float" office:value="0" calcext:value-type="float">
            <text:p>0</text:p>
          </table:table-cell>
          <table:table-cell table:formula="of:=[Recipes.C94]" office:value-type="float" office:value="0" calcext:value-type="float">
            <text:p>0</text:p>
          </table:table-cell>
          <table:table-cell table:formula="of:=[Recipes.D94]" office:value-type="float" office:value="0" calcext:value-type="float">
            <text:p>0</text:p>
          </table:table-cell>
          <table:table-cell table:formula="of:=[Recipes.E94]" office:value-type="float" office:value="16" calcext:value-type="float">
            <text:p>16</text:p>
          </table:table-cell>
          <table:table-cell table:style-name="ce18" table:formula="of:=IF([.B93]=0;[.A93];[.F92])" office:value-type="string" office:string-value="German Potato Salad" calcext:value-type="string">
            <text:p>German Potato Salad</text:p>
          </table:table-cell>
          <table:table-cell table:style-name="ce19" table:formula="of:=IF([.B93]=0;&quot;&quot;;[.F93])">
            <text:p/>
          </table:table-cell>
          <table:table-cell table:style-name="ce19" table:formula="of:=[.B93]" office:value-type="float" office:value="0" calcext:value-type="float">
            <text:p>0</text:p>
          </table:table-cell>
          <table:table-cell table:style-name="ce20" table:formula="of:=[.D93]" office:value-type="float" office:value="0" calcext:value-type="float">
            <text:p>0</text:p>
          </table:table-cell>
          <table:table-cell table:formula="of:=IF([.E93]=0;[.J92];[.E93])" office:value-type="float" office:value="16" calcext:value-type="float">
            <text:p>16</text:p>
          </table:table-cell>
          <table:table-cell table:formula="of:=IF([.F93]=0;&quot;&quot;;[.J93])" office:value-type="float" office:value="16" calcext:value-type="float">
            <text:p>16</text:p>
          </table:table-cell>
          <table:table-cell table:style-name="ce19" table:formula="of:=IF([.K93]=&quot;&quot;;&quot;&quot;;[.C93]/[.K9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[Recipes.B95]" office:value-type="string" office:string-value="3 cups diced (can be unpeeled)" calcext:value-type="string">
            <text:p>3 cups diced (can be unpeeled)</text:p>
          </table:table-cell>
          <table:table-cell table:formula="of:=[Recipes.C95]" office:value-type="float" office:value="975" calcext:value-type="float">
            <text:p>975</text:p>
          </table:table-cell>
          <table:table-cell table:formula="of:=[Recipes.D95]" office:value-type="string" office:string-value="g" calcext:value-type="string">
            <text:p>g</text:p>
          </table:table-cell>
          <table:table-cell table:formula="of:=[Recipes.E95]" office:value-type="float" office:value="0" calcext:value-type="float">
            <text:p>0</text:p>
          </table:table-cell>
          <table:table-cell table:style-name="ce18" table:formula="of:=IF([.B94]=0;[.A94];[.F93])" office:value-type="string" office:string-value="German Potato Salad" calcext:value-type="string">
            <text:p>German Potato Salad</text:p>
          </table:table-cell>
          <table:table-cell table:style-name="ce19" table:formula="of:=IF([.B94]=0;&quot;&quot;;[.F94])" office:value-type="string" office:string-value="German Potato Salad" calcext:value-type="string">
            <text:p>German Potato Salad</text:p>
          </table:table-cell>
          <table:table-cell table:style-name="ce19" table:formula="of:=[.B94]" office:value-type="string" office:string-value="3 cups diced (can be unpeeled)" calcext:value-type="string">
            <text:p>3 cups diced (can be unpeeled)</text:p>
          </table:table-cell>
          <table:table-cell table:style-name="ce20" table:formula="of:=[.D94]" office:value-type="string" office:string-value="g" calcext:value-type="string">
            <text:p>g</text:p>
          </table:table-cell>
          <table:table-cell table:formula="of:=IF([.E94]=0;[.J93];[.E94])" office:value-type="float" office:value="16" calcext:value-type="float">
            <text:p>16</text:p>
          </table:table-cell>
          <table:table-cell table:formula="of:=IF([.F94]=0;&quot;&quot;;[.J94])" office:value-type="float" office:value="16" calcext:value-type="float">
            <text:p>16</text:p>
          </table:table-cell>
          <table:table-cell table:style-name="ce19" table:formula="of:=IF([.K94]=&quot;&quot;;&quot;&quot;;[.C94]/[.K94])" office:value-type="float" office:value="60.9375" calcext:value-type="float">
            <text:p>60.9375</text:p>
          </table:table-cell>
          <table:table-cell table:number-columns-repeated="1010"/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[Recipes.B96]" office:value-type="string" office:string-value="4 slices bacon" calcext:value-type="string">
            <text:p>4 slices bacon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[Recipes.E96]" office:value-type="float" office:value="0" calcext:value-type="float">
            <text:p>0</text:p>
          </table:table-cell>
          <table:table-cell table:style-name="ce18" table:formula="of:=IF([.B95]=0;[.A95];[.F94])" office:value-type="string" office:string-value="German Potato Salad" calcext:value-type="string">
            <text:p>German Potato Salad</text:p>
          </table:table-cell>
          <table:table-cell table:style-name="ce19" table:formula="of:=IF([.B95]=0;&quot;&quot;;[.F95])" office:value-type="string" office:string-value="German Potato Salad" calcext:value-type="string">
            <text:p>German Potato Salad</text:p>
          </table:table-cell>
          <table:table-cell table:style-name="ce19" table:formula="of:=[.B95]" office:value-type="string" office:string-value="4 slices bacon" calcext:value-type="string">
            <text:p>4 slices bacon</text:p>
          </table:table-cell>
          <table:table-cell table:style-name="ce20" table:formula="of:=[.D95]" office:value-type="float" office:value="0" calcext:value-type="float">
            <text:p>0</text:p>
          </table:table-cell>
          <table:table-cell table:formula="of:=IF([.E95]=0;[.J94];[.E95])" office:value-type="float" office:value="16" calcext:value-type="float">
            <text:p>16</text:p>
          </table:table-cell>
          <table:table-cell table:formula="of:=IF([.F95]=0;&quot;&quot;;[.J95])" office:value-type="float" office:value="16" calcext:value-type="float">
            <text:p>16</text:p>
          </table:table-cell>
          <table:table-cell table:style-name="ce19" table:formula="of:=IF([.K95]=&quot;&quot;;&quot;&quot;;[.C95]/[.K9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7]" office:value-type="float" office:value="0" calcext:value-type="float">
            <text:p>0</text:p>
          </table:table-cell>
          <table:table-cell table:formula="of:=[Recipes.B97]" office:value-type="string" office:string-value="1 small onion, diced" calcext:value-type="string">
            <text:p>1 small onion, diced</text:p>
          </table:table-cell>
          <table:table-cell table:formula="of:=[Recipes.C97]" office:value-type="float" office:value="150" calcext:value-type="float">
            <text:p>150</text:p>
          </table:table-cell>
          <table:table-cell table:formula="of:=[Recipes.D97]" office:value-type="string" office:string-value="g" calcext:value-type="string">
            <text:p>g</text:p>
          </table:table-cell>
          <table:table-cell table:formula="of:=[Recipes.E97]" office:value-type="float" office:value="0" calcext:value-type="float">
            <text:p>0</text:p>
          </table:table-cell>
          <table:table-cell table:style-name="ce18" table:formula="of:=IF([.B96]=0;[.A96];[.F95])" office:value-type="string" office:string-value="German Potato Salad" calcext:value-type="string">
            <text:p>German Potato Salad</text:p>
          </table:table-cell>
          <table:table-cell table:style-name="ce19" table:formula="of:=IF([.B96]=0;&quot;&quot;;[.F96])" office:value-type="string" office:string-value="German Potato Salad" calcext:value-type="string">
            <text:p>German Potato Salad</text:p>
          </table:table-cell>
          <table:table-cell table:style-name="ce19" table:formula="of:=[.B96]" office:value-type="string" office:string-value="1 small onion, diced" calcext:value-type="string">
            <text:p>1 small onion, diced</text:p>
          </table:table-cell>
          <table:table-cell table:style-name="ce20" table:formula="of:=[.D96]" office:value-type="string" office:string-value="g" calcext:value-type="string">
            <text:p>g</text:p>
          </table:table-cell>
          <table:table-cell table:formula="of:=IF([.E96]=0;[.J95];[.E96])" office:value-type="float" office:value="16" calcext:value-type="float">
            <text:p>16</text:p>
          </table:table-cell>
          <table:table-cell table:formula="of:=IF([.F96]=0;&quot;&quot;;[.J96])" office:value-type="float" office:value="16" calcext:value-type="float">
            <text:p>16</text:p>
          </table:table-cell>
          <table:table-cell table:style-name="ce19" table:formula="of:=IF([.K96]=&quot;&quot;;&quot;&quot;;[.C96]/[.K96])" office:value-type="float" office:value="9.375" calcext:value-type="float">
            <text:p>9.375</text:p>
          </table:table-cell>
          <table:table-cell table:number-columns-repeated="1010"/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[Recipes.B98]" office:value-type="string" office:string-value="1/4 cup white vinegar" calcext:value-type="string">
            <text:p>1/4 cup white vinegar</text:p>
          </table:table-cell>
          <table:table-cell table:formula="of:=[Recipes.C98]" office:value-type="float" office:value="62.5" calcext:value-type="float">
            <text:p>62.5</text:p>
          </table:table-cell>
          <table:table-cell table:formula="of:=[Recipes.D98]" office:value-type="string" office:string-value="ml" calcext:value-type="string">
            <text:p>ml</text:p>
          </table:table-cell>
          <table:table-cell table:formula="of:=[Recipes.E98]" office:value-type="float" office:value="0" calcext:value-type="float">
            <text:p>0</text:p>
          </table:table-cell>
          <table:table-cell table:style-name="ce18" table:formula="of:=IF([.B97]=0;[.A97];[.F96])" office:value-type="string" office:string-value="German Potato Salad" calcext:value-type="string">
            <text:p>German Potato Salad</text:p>
          </table:table-cell>
          <table:table-cell table:style-name="ce19" table:formula="of:=IF([.B97]=0;&quot;&quot;;[.F97])" office:value-type="string" office:string-value="German Potato Salad" calcext:value-type="string">
            <text:p>German Potato Salad</text:p>
          </table:table-cell>
          <table:table-cell table:style-name="ce19" table:formula="of:=[.B97]" office:value-type="string" office:string-value="1/4 cup white vinegar" calcext:value-type="string">
            <text:p>1/4 cup white vinegar</text:p>
          </table:table-cell>
          <table:table-cell table:style-name="ce20" table:formula="of:=[.D97]" office:value-type="string" office:string-value="ml" calcext:value-type="string">
            <text:p>ml</text:p>
          </table:table-cell>
          <table:table-cell table:formula="of:=IF([.E97]=0;[.J96];[.E97])" office:value-type="float" office:value="16" calcext:value-type="float">
            <text:p>16</text:p>
          </table:table-cell>
          <table:table-cell table:formula="of:=IF([.F97]=0;&quot;&quot;;[.J97])" office:value-type="float" office:value="16" calcext:value-type="float">
            <text:p>16</text:p>
          </table:table-cell>
          <table:table-cell table:style-name="ce19" table:formula="of:=IF([.K97]=&quot;&quot;;&quot;&quot;;[.C97]/[.K97])" office:value-type="float" office:value="3.90625" calcext:value-type="float">
            <text:p>3.90625</text:p>
          </table:table-cell>
          <table:table-cell table:number-columns-repeated="1010"/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[Recipes.B99]" office:value-type="string" office:string-value="2 tablespoons water" calcext:value-type="string">
            <text:p>2 tablespoons water</text:p>
          </table:table-cell>
          <table:table-cell table:formula="of:=[Recipes.C99]" office:value-type="float" office:value="2" calcext:value-type="float">
            <text:p>2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style-name="ce18" table:formula="of:=IF([.B98]=0;[.A98];[.F97])" office:value-type="string" office:string-value="German Potato Salad" calcext:value-type="string">
            <text:p>German Potato Salad</text:p>
          </table:table-cell>
          <table:table-cell table:style-name="ce19" table:formula="of:=IF([.B98]=0;&quot;&quot;;[.F98])" office:value-type="string" office:string-value="German Potato Salad" calcext:value-type="string">
            <text:p>German Potato Salad</text:p>
          </table:table-cell>
          <table:table-cell table:style-name="ce19" table:formula="of:=[.B98]" office:value-type="string" office:string-value="2 tablespoons water" calcext:value-type="string">
            <text:p>2 tablespoons water</text:p>
          </table:table-cell>
          <table:table-cell table:style-name="ce20" table:formula="of:=[.D98]" office:value-type="string" office:string-value="tbsp" calcext:value-type="string">
            <text:p>tbsp</text:p>
          </table:table-cell>
          <table:table-cell table:formula="of:=IF([.E98]=0;[.J97];[.E98])" office:value-type="float" office:value="16" calcext:value-type="float">
            <text:p>16</text:p>
          </table:table-cell>
          <table:table-cell table:formula="of:=IF([.F98]=0;&quot;&quot;;[.J98])" office:value-type="float" office:value="16" calcext:value-type="float">
            <text:p>16</text:p>
          </table:table-cell>
          <table:table-cell table:style-name="ce19" table:formula="of:=IF([.K98]=&quot;&quot;;&quot;&quot;;[.C98]/[.K98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[Recipes.B100]" office:value-type="string" office:string-value="1 tablespoons white sugar" calcext:value-type="string">
            <text:p>1 tablespoons white sugar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bsp" calcext:value-type="string">
            <text:p>tbsp</text:p>
          </table:table-cell>
          <table:table-cell table:formula="of:=[Recipes.E100]" office:value-type="float" office:value="0" calcext:value-type="float">
            <text:p>0</text:p>
          </table:table-cell>
          <table:table-cell table:style-name="ce18" table:formula="of:=IF([.B99]=0;[.A99];[.F98])" office:value-type="string" office:string-value="German Potato Salad" calcext:value-type="string">
            <text:p>German Potato Salad</text:p>
          </table:table-cell>
          <table:table-cell table:style-name="ce19" table:formula="of:=IF([.B99]=0;&quot;&quot;;[.F99])" office:value-type="string" office:string-value="German Potato Salad" calcext:value-type="string">
            <text:p>German Potato Salad</text:p>
          </table:table-cell>
          <table:table-cell table:style-name="ce19" table:formula="of:=[.B99]" office:value-type="string" office:string-value="1 tablespoons white sugar" calcext:value-type="string">
            <text:p>1 tablespoons white sugar</text:p>
          </table:table-cell>
          <table:table-cell table:style-name="ce20" table:formula="of:=[.D99]" office:value-type="string" office:string-value="tbsp" calcext:value-type="string">
            <text:p>tbsp</text:p>
          </table:table-cell>
          <table:table-cell table:formula="of:=IF([.E99]=0;[.J98];[.E99])" office:value-type="float" office:value="16" calcext:value-type="float">
            <text:p>16</text:p>
          </table:table-cell>
          <table:table-cell table:formula="of:=IF([.F99]=0;&quot;&quot;;[.J99])" office:value-type="float" office:value="16" calcext:value-type="float">
            <text:p>16</text:p>
          </table:table-cell>
          <table:table-cell table:style-name="ce19" table:formula="of:=IF([.K99]=&quot;&quot;;&quot;&quot;;[.C99]/[.K99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[Recipes.B101]" office:value-type="string" office:string-value="1 teaspoon salt" calcext:value-type="string">
            <text:p>1 teaspoon salt</text:p>
          </table:table-cell>
          <table:table-cell table:formula="of:=[Recipes.C101]" office:value-type="float" office:value="1" calcext:value-type="float">
            <text:p>1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style-name="ce18" table:formula="of:=IF([.B100]=0;[.A100];[.F99])" office:value-type="string" office:string-value="German Potato Salad" calcext:value-type="string">
            <text:p>German Potato Salad</text:p>
          </table:table-cell>
          <table:table-cell table:style-name="ce19" table:formula="of:=IF([.B100]=0;&quot;&quot;;[.F100])" office:value-type="string" office:string-value="German Potato Salad" calcext:value-type="string">
            <text:p>German Potato Salad</text:p>
          </table:table-cell>
          <table:table-cell table:style-name="ce19" table:formula="of:=[.B100]" office:value-type="string" office:string-value="1 teaspoon salt" calcext:value-type="string">
            <text:p>1 teaspoon salt</text:p>
          </table:table-cell>
          <table:table-cell table:style-name="ce20" table:formula="of:=[.D100]" office:value-type="string" office:string-value="tsp" calcext:value-type="string">
            <text:p>tsp</text:p>
          </table:table-cell>
          <table:table-cell table:formula="of:=IF([.E100]=0;[.J99];[.E100])" office:value-type="float" office:value="16" calcext:value-type="float">
            <text:p>16</text:p>
          </table:table-cell>
          <table:table-cell table:formula="of:=IF([.F100]=0;&quot;&quot;;[.J100])" office:value-type="float" office:value="16" calcext:value-type="float">
            <text:p>16</text:p>
          </table:table-cell>
          <table:table-cell table:style-name="ce19" table:formula="of:=IF([.K100]=&quot;&quot;;&quot;&quot;;[.C100]/[.K100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[Recipes.B102]" office:value-type="string" office:string-value="1/8 teaspoon ground black pepper" calcext:value-type="string">
            <text:p>1/8 teaspoon ground black pepper</text:p>
          </table:table-cell>
          <table:table-cell table:formula="of:=[Recipes.C102]" office:value-type="float" office:value="0.125" calcext:value-type="float">
            <text:p>0.125</text:p>
          </table:table-cell>
          <table:table-cell table:formula="of:=[Recipes.D102]" office:value-type="string" office:string-value="tsp" calcext:value-type="string">
            <text:p>tsp</text:p>
          </table:table-cell>
          <table:table-cell table:formula="of:=[Recipes.E102]" office:value-type="float" office:value="0" calcext:value-type="float">
            <text:p>0</text:p>
          </table:table-cell>
          <table:table-cell table:style-name="ce18" table:formula="of:=IF([.B101]=0;[.A101];[.F100])" office:value-type="string" office:string-value="German Potato Salad" calcext:value-type="string">
            <text:p>German Potato Salad</text:p>
          </table:table-cell>
          <table:table-cell table:style-name="ce19" table:formula="of:=IF([.B101]=0;&quot;&quot;;[.F101])" office:value-type="string" office:string-value="German Potato Salad" calcext:value-type="string">
            <text:p>German Potato Salad</text:p>
          </table:table-cell>
          <table:table-cell table:style-name="ce19" table:formula="of:=[.B101]" office:value-type="string" office:string-value="1/8 teaspoon ground black pepper" calcext:value-type="string">
            <text:p>1/8 teaspoon ground black pepper</text:p>
          </table:table-cell>
          <table:table-cell table:style-name="ce20" table:formula="of:=[.D101]" office:value-type="string" office:string-value="tsp" calcext:value-type="string">
            <text:p>tsp</text:p>
          </table:table-cell>
          <table:table-cell table:formula="of:=IF([.E101]=0;[.J100];[.E101])" office:value-type="float" office:value="16" calcext:value-type="float">
            <text:p>16</text:p>
          </table:table-cell>
          <table:table-cell table:formula="of:=IF([.F101]=0;&quot;&quot;;[.J101])" office:value-type="float" office:value="16" calcext:value-type="float">
            <text:p>16</text:p>
          </table:table-cell>
          <table:table-cell table:style-name="ce19" table:formula="of:=IF([.K101]=&quot;&quot;;&quot;&quot;;[.C101]/[.K101])" office:value-type="float" office:value="0.0078125" calcext:value-type="float">
            <text:p>0.0078125</text:p>
          </table:table-cell>
          <table:table-cell table:number-columns-repeated="1010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string" office:string-value="1 tablespoon chopped fresh parsley" calcext:value-type="string">
            <text:p>1 tablespoon chopped fresh parsley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[Recipes.E103]" office:value-type="float" office:value="0" calcext:value-type="float">
            <text:p>0</text:p>
          </table:table-cell>
          <table:table-cell table:style-name="ce18" table:formula="of:=IF([.B102]=0;[.A102];[.F101])" office:value-type="string" office:string-value="German Potato Salad" calcext:value-type="string">
            <text:p>German Potato Salad</text:p>
          </table:table-cell>
          <table:table-cell table:style-name="ce19" table:formula="of:=IF([.B102]=0;&quot;&quot;;[.F102])" office:value-type="string" office:string-value="German Potato Salad" calcext:value-type="string">
            <text:p>German Potato Salad</text:p>
          </table:table-cell>
          <table:table-cell table:style-name="ce19" table:formula="of:=[.B102]" office:value-type="string" office:string-value="1 tablespoon chopped fresh parsley" calcext:value-type="string">
            <text:p>1 tablespoon chopped fresh parsley</text:p>
          </table:table-cell>
          <table:table-cell table:style-name="ce20" table:formula="of:=[.D102]" office:value-type="string" office:string-value="tbsp" calcext:value-type="string">
            <text:p>tbsp</text:p>
          </table:table-cell>
          <table:table-cell table:formula="of:=IF([.E102]=0;[.J101];[.E102])" office:value-type="float" office:value="16" calcext:value-type="float">
            <text:p>16</text:p>
          </table:table-cell>
          <table:table-cell table:formula="of:=IF([.F102]=0;&quot;&quot;;[.J102])" office:value-type="float" office:value="16" calcext:value-type="float">
            <text:p>16</text:p>
          </table:table-cell>
          <table:table-cell table:style-name="ce19" table:formula="of:=IF([.K102]=&quot;&quot;;&quot;&quot;;[.C102]/[.K102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0" calcext:value-type="float">
            <text:p>0</text:p>
          </table:table-cell>
          <table:table-cell table:style-name="ce18" table:formula="of:=IF([.B103]=0;[.A103];[.F102])" office:value-type="float" office:value="0" calcext:value-type="float">
            <text:p>0</text:p>
          </table:table-cell>
          <table:table-cell table:style-name="ce19" table:formula="of:=IF([.B103]=0;&quot;&quot;;[.F103])">
            <text:p/>
          </table:table-cell>
          <table:table-cell table:style-name="ce19" table:formula="of:=[.B103]" office:value-type="float" office:value="0" calcext:value-type="float">
            <text:p>0</text:p>
          </table:table-cell>
          <table:table-cell table:style-name="ce20" table:formula="of:=[.D103]" office:value-type="float" office:value="0" calcext:value-type="float">
            <text:p>0</text:p>
          </table:table-cell>
          <table:table-cell table:formula="of:=IF([.E103]=0;[.J102];[.E103])" office:value-type="float" office:value="16" calcext:value-type="float">
            <text:p>16</text:p>
          </table:table-cell>
          <table:table-cell table:formula="of:=IF([.F103]=0;&quot;&quot;;[.J103])">
            <text:p/>
          </table:table-cell>
          <table:table-cell table:style-name="ce19" table:formula="of:=IF([.K103]=&quot;&quot;;&quot;&quot;;[.C103]/[.K103])">
            <text:p/>
          </table:table-cell>
          <table:table-cell table:number-columns-repeated="1010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float" office:value="0" calcext:value-type="float">
            <text:p>0</text:p>
          </table:table-cell>
          <table:table-cell table:formula="of:=[Recipes.C105]" office:value-type="float" office:value="0" calcext:value-type="float">
            <text:p>0</text:p>
          </table:table-cell>
          <table:table-cell table:formula="of:=[Recipes.D105]" office:value-type="float" office:value="0" calcext:value-type="float">
            <text:p>0</text:p>
          </table:table-cell>
          <table:table-cell table:formula="of:=[Recipes.E105]" office:value-type="float" office:value="4" calcext:value-type="float">
            <text:p>4</text:p>
          </table:table-cell>
          <table:table-cell table:style-name="ce18" table:formula="of:=IF([.B104]=0;[.A104];[.F10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04]=0;&quot;&quot;;[.F104])">
            <text:p/>
          </table:table-cell>
          <table:table-cell table:style-name="ce19" table:formula="of:=[.B104]" office:value-type="float" office:value="0" calcext:value-type="float">
            <text:p>0</text:p>
          </table:table-cell>
          <table:table-cell table:style-name="ce20" table:formula="of:=[.D104]" office:value-type="float" office:value="0" calcext:value-type="float">
            <text:p>0</text:p>
          </table:table-cell>
          <table:table-cell table:formula="of:=IF([.E104]=0;[.J103];[.E104])" office:value-type="float" office:value="4" calcext:value-type="float">
            <text:p>4</text:p>
          </table:table-cell>
          <table:table-cell table:formula="of:=IF([.F104]=0;&quot;&quot;;[.J104])" office:value-type="float" office:value="4" calcext:value-type="float">
            <text:p>4</text:p>
          </table:table-cell>
          <table:table-cell table:style-name="ce19" table:formula="of:=IF([.K104]=&quot;&quot;;&quot;&quot;;[.C104]/[.K10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[Recipes.B106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6]" office:value-type="float" office:value="3.75" calcext:value-type="float">
            <text:p>3.75</text:p>
          </table:table-cell>
          <table:table-cell table:formula="of:=[Recipes.D106]" office:value-type="string" office:string-value="ml" calcext:value-type="string">
            <text:p>ml</text:p>
          </table:table-cell>
          <table:table-cell table:formula="of:=[Recipes.E106]" office:value-type="float" office:value="0" calcext:value-type="float">
            <text:p>0</text:p>
          </table:table-cell>
          <table:table-cell table:style-name="ce18" table:formula="of:=IF([.B105]=0;[.A105];[.F104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05]=0;&quot;&quot;;[.F10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0" table:formula="of:=[.D105]" office:value-type="string" office:string-value="ml" calcext:value-type="string">
            <text:p>ml</text:p>
          </table:table-cell>
          <table:table-cell table:formula="of:=IF([.E105]=0;[.J104];[.E105])" office:value-type="float" office:value="4" calcext:value-type="float">
            <text:p>4</text:p>
          </table:table-cell>
          <table:table-cell table:formula="of:=IF([.F105]=0;&quot;&quot;;[.J105])" office:value-type="float" office:value="4" calcext:value-type="float">
            <text:p>4</text:p>
          </table:table-cell>
          <table:table-cell table:style-name="ce19" table:formula="of:=IF([.K105]=&quot;&quot;;&quot;&quot;;[.C105]/[.K105])" office:value-type="float" office:value="0.9375" calcext:value-type="float">
            <text:p>0.9375</text:p>
          </table:table-cell>
          <table:table-cell table:number-columns-repeated="1010"/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[Recipes.B107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7]" office:value-type="float" office:value="62.5" calcext:value-type="float">
            <text:p>6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style-name="ce18" table:formula="of:=IF([.B106]=0;[.A106];[.F10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06]=0;&quot;&quot;;[.F10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0" table:formula="of:=[.D106]" office:value-type="string" office:string-value="g" calcext:value-type="string">
            <text:p>g</text:p>
          </table:table-cell>
          <table:table-cell table:formula="of:=IF([.E106]=0;[.J105];[.E106])" office:value-type="float" office:value="4" calcext:value-type="float">
            <text:p>4</text:p>
          </table:table-cell>
          <table:table-cell table:formula="of:=IF([.F106]=0;&quot;&quot;;[.J106])" office:value-type="float" office:value="4" calcext:value-type="float">
            <text:p>4</text:p>
          </table:table-cell>
          <table:table-cell table:style-name="ce19" table:formula="of:=IF([.K106]=&quot;&quot;;&quot;&quot;;[.C106]/[.K106])" office:value-type="float" office:value="15.625" calcext:value-type="float">
            <text:p>15.625</text:p>
          </table:table-cell>
          <table:table-cell table:number-columns-repeated="1010"/>
        </table:table-row>
        <table:table-row table:style-name="ro1">
          <table:table-cell table:formula="of:=[Recipes.A108]" office:value-type="float" office:value="0" calcext:value-type="float">
            <text:p>0</text:p>
          </table:table-cell>
          <table:table-cell table:formula="of:=[Recipes.B108]" office:value-type="string" office:string-value="1 large onion, diced" calcext:value-type="string">
            <text:p>1 large onion, diced</text:p>
          </table:table-cell>
          <table:table-cell table:formula="of:=[Recipes.C108]" office:value-type="float" office:value="32.5" calcext:value-type="float">
            <text:p>32.5</text:p>
          </table:table-cell>
          <table:table-cell table:formula="of:=[Recipes.D108]" office:value-type="string" office:string-value="g" calcext:value-type="string">
            <text:p>g</text:p>
          </table:table-cell>
          <table:table-cell table:formula="of:=[Recipes.E108]" office:value-type="float" office:value="0" calcext:value-type="float">
            <text:p>0</text:p>
          </table:table-cell>
          <table:table-cell table:style-name="ce18" table:formula="of:=IF([.B107]=0;[.A107];[.F10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07]=0;&quot;&quot;;[.F10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07]" office:value-type="string" office:string-value="1 large onion, diced" calcext:value-type="string">
            <text:p>1 large onion, diced</text:p>
          </table:table-cell>
          <table:table-cell table:style-name="ce20" table:formula="of:=[.D107]" office:value-type="string" office:string-value="g" calcext:value-type="string">
            <text:p>g</text:p>
          </table:table-cell>
          <table:table-cell table:formula="of:=IF([.E107]=0;[.J106];[.E107])" office:value-type="float" office:value="4" calcext:value-type="float">
            <text:p>4</text:p>
          </table:table-cell>
          <table:table-cell table:formula="of:=IF([.F107]=0;&quot;&quot;;[.J107])" office:value-type="float" office:value="4" calcext:value-type="float">
            <text:p>4</text:p>
          </table:table-cell>
          <table:table-cell table:style-name="ce19" table:formula="of:=IF([.K107]=&quot;&quot;;&quot;&quot;;[.C107]/[.K107])" office:value-type="float" office:value="8.125" calcext:value-type="float">
            <text:p>8.125</text:p>
          </table:table-cell>
          <table:table-cell table:number-columns-repeated="1010"/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[Recipes.B109]" office:value-type="string" office:string-value="4 cloves garlic, minced" calcext:value-type="string">
            <text:p>4 cloves garlic, minced</text:p>
          </table:table-cell>
          <table:table-cell table:formula="of:=[Recipes.C109]" office:value-type="float" office:value="1" calcext:value-type="float">
            <text:p>1</text:p>
          </table:table-cell>
          <table:table-cell table:formula="of:=[Recipes.D109]" office:value-type="string" office:string-value="cloves" calcext:value-type="string">
            <text:p>cloves</text:p>
          </table:table-cell>
          <table:table-cell table:formula="of:=[Recipes.E109]" office:value-type="float" office:value="0" calcext:value-type="float">
            <text:p>0</text:p>
          </table:table-cell>
          <table:table-cell table:style-name="ce18" table:formula="of:=IF([.B108]=0;[.A108];[.F10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08]=0;&quot;&quot;;[.F10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08]" office:value-type="string" office:string-value="4 cloves garlic, minced" calcext:value-type="string">
            <text:p>4 cloves garlic, minced</text:p>
          </table:table-cell>
          <table:table-cell table:style-name="ce20" table:formula="of:=[.D108]" office:value-type="string" office:string-value="cloves" calcext:value-type="string">
            <text:p>cloves</text:p>
          </table:table-cell>
          <table:table-cell table:formula="of:=IF([.E108]=0;[.J107];[.E108])" office:value-type="float" office:value="4" calcext:value-type="float">
            <text:p>4</text:p>
          </table:table-cell>
          <table:table-cell table:formula="of:=IF([.F108]=0;&quot;&quot;;[.J108])" office:value-type="float" office:value="4" calcext:value-type="float">
            <text:p>4</text:p>
          </table:table-cell>
          <table:table-cell table:style-name="ce19" table:formula="of:=IF([.K108]=&quot;&quot;;&quot;&quot;;[.C108]/[.K10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[Recipes.B110]" office:value-type="string" office:string-value="2 tablespoons chili powder" calcext:value-type="string">
            <text:p>2 tablespoons chili powder</text:p>
          </table:table-cell>
          <table:table-cell table:formula="of:=[Recipes.C110]" office:value-type="float" office:value="0.5" calcext:value-type="float">
            <text:p>0.5</text:p>
          </table:table-cell>
          <table:table-cell table:formula="of:=[Recipes.D110]" office:value-type="string" office:string-value="tbsp" calcext:value-type="string">
            <text:p>tbsp</text:p>
          </table:table-cell>
          <table:table-cell table:formula="of:=[Recipes.E110]" office:value-type="float" office:value="0" calcext:value-type="float">
            <text:p>0</text:p>
          </table:table-cell>
          <table:table-cell table:style-name="ce18" table:formula="of:=IF([.B109]=0;[.A109];[.F10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09]=0;&quot;&quot;;[.F10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09]" office:value-type="string" office:string-value="2 tablespoons chili powder" calcext:value-type="string">
            <text:p>2 tablespoons chili powder</text:p>
          </table:table-cell>
          <table:table-cell table:style-name="ce20" table:formula="of:=[.D109]" office:value-type="string" office:string-value="tbsp" calcext:value-type="string">
            <text:p>tbsp</text:p>
          </table:table-cell>
          <table:table-cell table:formula="of:=IF([.E109]=0;[.J108];[.E109])" office:value-type="float" office:value="4" calcext:value-type="float">
            <text:p>4</text:p>
          </table:table-cell>
          <table:table-cell table:formula="of:=IF([.F109]=0;&quot;&quot;;[.J109])" office:value-type="float" office:value="4" calcext:value-type="float">
            <text:p>4</text:p>
          </table:table-cell>
          <table:table-cell table:style-name="ce19" table:formula="of:=IF([.K109]=&quot;&quot;;&quot;&quot;;[.C109]/[.K109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[Recipes.B111]" office:value-type="string" office:string-value="4 teaspoons ground cumin" calcext:value-type="string">
            <text:p>4 teaspoons ground cumin</text:p>
          </table:table-cell>
          <table:table-cell table:formula="of:=[Recipes.C111]" office:value-type="float" office:value="1" calcext:value-type="float">
            <text:p>1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style-name="ce18" table:formula="of:=IF([.B110]=0;[.A110];[.F10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0]=0;&quot;&quot;;[.F11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0]" office:value-type="string" office:string-value="4 teaspoons ground cumin" calcext:value-type="string">
            <text:p>4 teaspoons ground cumin</text:p>
          </table:table-cell>
          <table:table-cell table:style-name="ce20" table:formula="of:=[.D110]" office:value-type="string" office:string-value="tsp" calcext:value-type="string">
            <text:p>tsp</text:p>
          </table:table-cell>
          <table:table-cell table:formula="of:=IF([.E110]=0;[.J109];[.E110])" office:value-type="float" office:value="4" calcext:value-type="float">
            <text:p>4</text:p>
          </table:table-cell>
          <table:table-cell table:formula="of:=IF([.F110]=0;&quot;&quot;;[.J110])" office:value-type="float" office:value="4" calcext:value-type="float">
            <text:p>4</text:p>
          </table:table-cell>
          <table:table-cell table:style-name="ce19" table:formula="of:=IF([.K110]=&quot;&quot;;&quot;&quot;;[.C110]/[.K11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[Recipes.B112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2]" office:value-type="float" office:value="0.125" calcext:value-type="float">
            <text:p>0.1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style-name="ce18" table:formula="of:=IF([.B111]=0;[.A111];[.F11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1]=0;&quot;&quot;;[.F11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1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0" table:formula="of:=[.D111]" office:value-type="string" office:string-value="tsp" calcext:value-type="string">
            <text:p>tsp</text:p>
          </table:table-cell>
          <table:table-cell table:formula="of:=IF([.E111]=0;[.J110];[.E111])" office:value-type="float" office:value="4" calcext:value-type="float">
            <text:p>4</text:p>
          </table:table-cell>
          <table:table-cell table:formula="of:=IF([.F111]=0;&quot;&quot;;[.J111])" office:value-type="float" office:value="4" calcext:value-type="float">
            <text:p>4</text:p>
          </table:table-cell>
          <table:table-cell table:style-name="ce19" table:formula="of:=IF([.K111]=&quot;&quot;;&quot;&quot;;[.C111]/[.K111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[Recipes.B113]" office:value-type="string" office:string-value="1/4 teaspoon salt" calcext:value-type="string">
            <text:p>1/4 teaspoon salt</text:p>
          </table:table-cell>
          <table:table-cell table:formula="of:=[Recipes.C113]" office:value-type="float" office:value="0.0625" calcext:value-type="float">
            <text:p>0.0625</text:p>
          </table:table-cell>
          <table:table-cell table:formula="of:=[Recipes.D113]" office:value-type="string" office:string-value="tsp" calcext:value-type="string">
            <text:p>tsp</text:p>
          </table:table-cell>
          <table:table-cell table:formula="of:=[Recipes.E113]" office:value-type="float" office:value="0" calcext:value-type="float">
            <text:p>0</text:p>
          </table:table-cell>
          <table:table-cell table:style-name="ce18" table:formula="of:=IF([.B112]=0;[.A112];[.F11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2]=0;&quot;&quot;;[.F11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2]" office:value-type="string" office:string-value="1/4 teaspoon salt" calcext:value-type="string">
            <text:p>1/4 teaspoon salt</text:p>
          </table:table-cell>
          <table:table-cell table:style-name="ce20" table:formula="of:=[.D112]" office:value-type="string" office:string-value="tsp" calcext:value-type="string">
            <text:p>tsp</text:p>
          </table:table-cell>
          <table:table-cell table:formula="of:=IF([.E112]=0;[.J111];[.E112])" office:value-type="float" office:value="4" calcext:value-type="float">
            <text:p>4</text:p>
          </table:table-cell>
          <table:table-cell table:formula="of:=IF([.F112]=0;&quot;&quot;;[.J112])" office:value-type="float" office:value="4" calcext:value-type="float">
            <text:p>4</text:p>
          </table:table-cell>
          <table:table-cell table:style-name="ce19" table:formula="of:=IF([.K112]=&quot;&quot;;&quot;&quot;;[.C112]/[.K112])" office:value-type="float" office:value="0.015625" calcext:value-type="float">
            <text:p>0.015625</text:p>
          </table:table-cell>
          <table:table-cell table:number-columns-repeated="1010"/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[Recipes.B114]" office:value-type="string" office:string-value="2 1/2 cups water" calcext:value-type="string">
            <text:p>2 1/2 cups water</text:p>
          </table:table-cell>
          <table:table-cell table:formula="of:=[Recipes.C114]" office:value-type="float" office:value="0.625" calcext:value-type="float">
            <text:p>0.625</text:p>
          </table:table-cell>
          <table:table-cell table:formula="of:=[Recipes.D114]" office:value-type="string" office:string-value="cups" calcext:value-type="string">
            <text:p>cups</text:p>
          </table:table-cell>
          <table:table-cell table:formula="of:=[Recipes.E114]" office:value-type="float" office:value="0" calcext:value-type="float">
            <text:p>0</text:p>
          </table:table-cell>
          <table:table-cell table:style-name="ce18" table:formula="of:=IF([.B113]=0;[.A113];[.F11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3]=0;&quot;&quot;;[.F11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3]" office:value-type="string" office:string-value="2 1/2 cups water" calcext:value-type="string">
            <text:p>2 1/2 cups water</text:p>
          </table:table-cell>
          <table:table-cell table:style-name="ce20" table:formula="of:=[.D113]" office:value-type="string" office:string-value="cups" calcext:value-type="string">
            <text:p>cups</text:p>
          </table:table-cell>
          <table:table-cell table:formula="of:=IF([.E113]=0;[.J112];[.E113])" office:value-type="float" office:value="4" calcext:value-type="float">
            <text:p>4</text:p>
          </table:table-cell>
          <table:table-cell table:formula="of:=IF([.F113]=0;&quot;&quot;;[.J113])" office:value-type="float" office:value="4" calcext:value-type="float">
            <text:p>4</text:p>
          </table:table-cell>
          <table:table-cell table:style-name="ce19" table:formula="of:=IF([.K113]=&quot;&quot;;&quot;&quot;;[.C113]/[.K113])" office:value-type="float" office:value="0.15625" calcext:value-type="float">
            <text:p>0.15625</text:p>
          </table:table-cell>
          <table:table-cell table:number-columns-repeated="1010"/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[Recipes.B115]" office:value-type="string" office:string-value="2 15-ounce cans black beans, rinsed" calcext:value-type="string">
            <text:p>2 15-ounce cans black beans, rinsed</text:p>
          </table:table-cell>
          <table:table-cell table:formula="of:=[Recipes.C115]" office:value-type="float" office:value="212.6215" calcext:value-type="float">
            <text:p>212.6215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style-name="ce18" table:formula="of:=IF([.B114]=0;[.A114];[.F11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4]=0;&quot;&quot;;[.F114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4]" office:value-type="string" office:string-value="2 15-ounce cans black beans, rinsed" calcext:value-type="string">
            <text:p>2 15-ounce cans black beans, rinsed</text:p>
          </table:table-cell>
          <table:table-cell table:style-name="ce20" table:formula="of:=[.D114]" office:value-type="string" office:string-value="g" calcext:value-type="string">
            <text:p>g</text:p>
          </table:table-cell>
          <table:table-cell table:formula="of:=IF([.E114]=0;[.J113];[.E114])" office:value-type="float" office:value="4" calcext:value-type="float">
            <text:p>4</text:p>
          </table:table-cell>
          <table:table-cell table:formula="of:=IF([.F114]=0;&quot;&quot;;[.J114])" office:value-type="float" office:value="4" calcext:value-type="float">
            <text:p>4</text:p>
          </table:table-cell>
          <table:table-cell table:style-name="ce19" table:formula="of:=IF([.K114]=&quot;&quot;;&quot;&quot;;[.C114]/[.K114])" office:value-type="float" office:value="53.155375" calcext:value-type="float">
            <text:p>53.155375</text:p>
          </table:table-cell>
          <table:table-cell table:number-columns-repeated="1010"/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[Recipes.B116]" office:value-type="string" office:string-value="1 14-ounce can diced tomatoes" calcext:value-type="string">
            <text:p>1 14-ounce can diced tomatoes</text:p>
          </table:table-cell>
          <table:table-cell table:formula="of:=[Recipes.C116]" office:value-type="float" office:value="99.2" calcext:value-type="float">
            <text:p>99.2</text:p>
          </table:table-cell>
          <table:table-cell table:formula="of:=[Recipes.D116]" office:value-type="string" office:string-value="g" calcext:value-type="string">
            <text:p>g</text:p>
          </table:table-cell>
          <table:table-cell table:formula="of:=[Recipes.E116]" office:value-type="float" office:value="0" calcext:value-type="float">
            <text:p>0</text:p>
          </table:table-cell>
          <table:table-cell table:style-name="ce18" table:formula="of:=IF([.B115]=0;[.A115];[.F114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5]=0;&quot;&quot;;[.F11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5]" office:value-type="string" office:string-value="1 14-ounce can diced tomatoes" calcext:value-type="string">
            <text:p>1 14-ounce can diced tomatoes</text:p>
          </table:table-cell>
          <table:table-cell table:style-name="ce20" table:formula="of:=[.D115]" office:value-type="string" office:string-value="g" calcext:value-type="string">
            <text:p>g</text:p>
          </table:table-cell>
          <table:table-cell table:formula="of:=IF([.E115]=0;[.J114];[.E115])" office:value-type="float" office:value="4" calcext:value-type="float">
            <text:p>4</text:p>
          </table:table-cell>
          <table:table-cell table:formula="of:=IF([.F115]=0;&quot;&quot;;[.J115])" office:value-type="float" office:value="4" calcext:value-type="float">
            <text:p>4</text:p>
          </table:table-cell>
          <table:table-cell table:style-name="ce19" table:formula="of:=IF([.K115]=&quot;&quot;;&quot;&quot;;[.C115]/[.K115])" office:value-type="float" office:value="24.8" calcext:value-type="float">
            <text:p>24.8</text:p>
          </table:table-cell>
          <table:table-cell table:number-columns-repeated="1010"/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[Recipes.B117]" office:value-type="string" office:string-value="4 teaspoons lime juice" calcext:value-type="string">
            <text:p>4 teaspoons lime juice</text:p>
          </table:table-cell>
          <table:table-cell table:formula="of:=[Recipes.C117]" office:value-type="float" office:value="1" calcext:value-type="float">
            <text:p>1</text:p>
          </table:table-cell>
          <table:table-cell table:formula="of:=[Recipes.D117]" office:value-type="string" office:string-value="tsp" calcext:value-type="string">
            <text:p>tsp</text:p>
          </table:table-cell>
          <table:table-cell table:formula="of:=[Recipes.E117]" office:value-type="float" office:value="0" calcext:value-type="float">
            <text:p>0</text:p>
          </table:table-cell>
          <table:table-cell table:style-name="ce18" table:formula="of:=IF([.B116]=0;[.A116];[.F11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6]=0;&quot;&quot;;[.F11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6]" office:value-type="string" office:string-value="4 teaspoons lime juice" calcext:value-type="string">
            <text:p>4 teaspoons lime juice</text:p>
          </table:table-cell>
          <table:table-cell table:style-name="ce20" table:formula="of:=[.D116]" office:value-type="string" office:string-value="tsp" calcext:value-type="string">
            <text:p>tsp</text:p>
          </table:table-cell>
          <table:table-cell table:formula="of:=IF([.E116]=0;[.J115];[.E116])" office:value-type="float" office:value="4" calcext:value-type="float">
            <text:p>4</text:p>
          </table:table-cell>
          <table:table-cell table:formula="of:=IF([.F116]=0;&quot;&quot;;[.J116])" office:value-type="float" office:value="4" calcext:value-type="float">
            <text:p>4</text:p>
          </table:table-cell>
          <table:table-cell table:style-name="ce19" table:formula="of:=IF([.K116]=&quot;&quot;;&quot;&quot;;[.C116]/[.K116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[Recipes.B118]" office:value-type="string" office:string-value="1/2 cup chopped fresh cilantro" calcext:value-type="string">
            <text:p>1/2 cup chopped fresh cilantro</text:p>
          </table:table-cell>
          <table:table-cell table:formula="of:=[Recipes.C118]" office:value-type="float" office:value="0.125" calcext:value-type="float">
            <text:p>0.125</text:p>
          </table:table-cell>
          <table:table-cell table:formula="of:=[Recipes.D118]" office:value-type="string" office:string-value="cup" calcext:value-type="string">
            <text:p>cup</text:p>
          </table:table-cell>
          <table:table-cell table:formula="of:=[Recipes.E118]" office:value-type="float" office:value="0" calcext:value-type="float">
            <text:p>0</text:p>
          </table:table-cell>
          <table:table-cell table:style-name="ce18" table:formula="of:=IF([.B117]=0;[.A117];[.F11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7]=0;&quot;&quot;;[.F11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7]" office:value-type="string" office:string-value="1/2 cup chopped fresh cilantro" calcext:value-type="string">
            <text:p>1/2 cup chopped fresh cilantro</text:p>
          </table:table-cell>
          <table:table-cell table:style-name="ce20" table:formula="of:=[.D117]" office:value-type="string" office:string-value="cup" calcext:value-type="string">
            <text:p>cup</text:p>
          </table:table-cell>
          <table:table-cell table:formula="of:=IF([.E117]=0;[.J116];[.E117])" office:value-type="float" office:value="4" calcext:value-type="float">
            <text:p>4</text:p>
          </table:table-cell>
          <table:table-cell table:formula="of:=IF([.F117]=0;&quot;&quot;;[.J117])" office:value-type="float" office:value="4" calcext:value-type="float">
            <text:p>4</text:p>
          </table:table-cell>
          <table:table-cell table:style-name="ce19" table:formula="of:=IF([.K117]=&quot;&quot;;&quot;&quot;;[.C117]/[.K117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[Recipes.B119]" office:value-type="string" office:string-value="2 teaspoons unsweetened cocoa powder" calcext:value-type="string">
            <text:p>2 teaspoons unsweetened cocoa powder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style-name="ce18" table:formula="of:=IF([.B118]=0;[.A118];[.F11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8]=0;&quot;&quot;;[.F11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8]" office:value-type="string" office:string-value="2 teaspoons unsweetened cocoa powder" calcext:value-type="string">
            <text:p>2 teaspoons unsweetened cocoa powder</text:p>
          </table:table-cell>
          <table:table-cell table:style-name="ce20" table:formula="of:=[.D118]" office:value-type="float" office:value="0" calcext:value-type="float">
            <text:p>0</text:p>
          </table:table-cell>
          <table:table-cell table:formula="of:=IF([.E118]=0;[.J117];[.E118])" office:value-type="float" office:value="4" calcext:value-type="float">
            <text:p>4</text:p>
          </table:table-cell>
          <table:table-cell table:formula="of:=IF([.F118]=0;&quot;&quot;;[.J118])" office:value-type="float" office:value="4" calcext:value-type="float">
            <text:p>4</text:p>
          </table:table-cell>
          <table:table-cell table:style-name="ce19" table:formula="of:=IF([.K118]=&quot;&quot;;&quot;&quot;;[.C118]/[.K1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[Recipes.B120]" office:value-type="string" office:string-value="¼ teaspoon ground cinnamon" calcext:value-type="string">
            <text:p>¼ teaspoon ground cinnamon</text:p>
          </table:table-cell>
          <table:table-cell table:formula="of:=[Recipes.C120]" office:value-type="float" office:value="0" calcext:value-type="float">
            <text:p>0</text:p>
          </table:table-cell>
          <table:table-cell table:formula="of:=[Recipes.D120]" office:value-type="float" office:value="0" calcext:value-type="float">
            <text:p>0</text:p>
          </table:table-cell>
          <table:table-cell table:formula="of:=[Recipes.E120]" office:value-type="float" office:value="0" calcext:value-type="float">
            <text:p>0</text:p>
          </table:table-cell>
          <table:table-cell table:style-name="ce18" table:formula="of:=IF([.B119]=0;[.A119];[.F11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19]=0;&quot;&quot;;[.F11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19]" office:value-type="string" office:string-value="¼ teaspoon ground cinnamon" calcext:value-type="string">
            <text:p>¼ teaspoon ground cinnamon</text:p>
          </table:table-cell>
          <table:table-cell table:style-name="ce20" table:formula="of:=[.D119]" office:value-type="float" office:value="0" calcext:value-type="float">
            <text:p>0</text:p>
          </table:table-cell>
          <table:table-cell table:formula="of:=IF([.E119]=0;[.J118];[.E119])" office:value-type="float" office:value="4" calcext:value-type="float">
            <text:p>4</text:p>
          </table:table-cell>
          <table:table-cell table:formula="of:=IF([.F119]=0;&quot;&quot;;[.J119])" office:value-type="float" office:value="4" calcext:value-type="float">
            <text:p>4</text:p>
          </table:table-cell>
          <table:table-cell table:style-name="ce19" table:formula="of:=IF([.K119]=&quot;&quot;;&quot;&quot;;[.C119]/[.K11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[Recipes.B121]" office:value-type="string" office:string-value="avocado" calcext:value-type="string">
            <text:p>avocado</text:p>
          </table:table-cell>
          <table:table-cell table:formula="of:=[Recipes.C121]" office:value-type="float" office:value="1" calcext:value-type="float">
            <text:p>1</text:p>
          </table:table-cell>
          <table:table-cell table:formula="of:=[Recipes.D121]" office:value-type="string" office:string-value="piece" calcext:value-type="string">
            <text:p>piece</text:p>
          </table:table-cell>
          <table:table-cell table:formula="of:=[Recipes.E121]" office:value-type="float" office:value="0" calcext:value-type="float">
            <text:p>0</text:p>
          </table:table-cell>
          <table:table-cell table:style-name="ce18" table:formula="of:=IF([.B120]=0;[.A120];[.F11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20]=0;&quot;&quot;;[.F12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20]" office:value-type="string" office:string-value="avocado" calcext:value-type="string">
            <text:p>avocado</text:p>
          </table:table-cell>
          <table:table-cell table:style-name="ce20" table:formula="of:=[.D120]" office:value-type="string" office:string-value="piece" calcext:value-type="string">
            <text:p>piece</text:p>
          </table:table-cell>
          <table:table-cell table:formula="of:=IF([.E120]=0;[.J119];[.E120])" office:value-type="float" office:value="4" calcext:value-type="float">
            <text:p>4</text:p>
          </table:table-cell>
          <table:table-cell table:formula="of:=IF([.F120]=0;&quot;&quot;;[.J120])" office:value-type="float" office:value="4" calcext:value-type="float">
            <text:p>4</text:p>
          </table:table-cell>
          <table:table-cell table:style-name="ce19" table:formula="of:=IF([.K120]=&quot;&quot;;&quot;&quot;;[.C120]/[.K12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[Recipes.B122]" office:value-type="string" office:string-value="crema" calcext:value-type="string">
            <text:p>crema</text:p>
          </table:table-cell>
          <table:table-cell table:formula="of:=[Recipes.C122]" office:value-type="float" office:value="50" calcext:value-type="float">
            <text:p>50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style-name="ce18" table:formula="of:=IF([.B121]=0;[.A121];[.F12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21]=0;&quot;&quot;;[.F12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21]" office:value-type="string" office:string-value="crema" calcext:value-type="string">
            <text:p>crema</text:p>
          </table:table-cell>
          <table:table-cell table:style-name="ce20" table:formula="of:=[.D121]" office:value-type="string" office:string-value="g" calcext:value-type="string">
            <text:p>g</text:p>
          </table:table-cell>
          <table:table-cell table:formula="of:=IF([.E121]=0;[.J120];[.E121])" office:value-type="float" office:value="4" calcext:value-type="float">
            <text:p>4</text:p>
          </table:table-cell>
          <table:table-cell table:formula="of:=IF([.F121]=0;&quot;&quot;;[.J121])" office:value-type="float" office:value="4" calcext:value-type="float">
            <text:p>4</text:p>
          </table:table-cell>
          <table:table-cell table:style-name="ce19" table:formula="of:=IF([.K121]=&quot;&quot;;&quot;&quot;;[.C121]/[.K121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[Recipes.B123]" office:value-type="string" office:string-value="Rice" calcext:value-type="string">
            <text:p>Rice</text:p>
          </table:table-cell>
          <table:table-cell table:formula="of:=[Recipes.C123]" office:value-type="float" office:value="75" calcext:value-type="float">
            <text:p>75</text:p>
          </table:table-cell>
          <table:table-cell table:formula="of:=[Recipes.D123]" office:value-type="string" office:string-value="g" calcext:value-type="string">
            <text:p>g</text:p>
          </table:table-cell>
          <table:table-cell table:formula="of:=[Recipes.E123]" office:value-type="float" office:value="0" calcext:value-type="float">
            <text:p>0</text:p>
          </table:table-cell>
          <table:table-cell table:style-name="ce18" table:formula="of:=IF([.B122]=0;[.A122];[.F12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22]=0;&quot;&quot;;[.F12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22]" office:value-type="string" office:string-value="Rice" calcext:value-type="string">
            <text:p>Rice</text:p>
          </table:table-cell>
          <table:table-cell table:style-name="ce20" table:formula="of:=[.D122]" office:value-type="string" office:string-value="g" calcext:value-type="string">
            <text:p>g</text:p>
          </table:table-cell>
          <table:table-cell table:formula="of:=IF([.E122]=0;[.J121];[.E122])" office:value-type="float" office:value="4" calcext:value-type="float">
            <text:p>4</text:p>
          </table:table-cell>
          <table:table-cell table:formula="of:=IF([.F122]=0;&quot;&quot;;[.J122])" office:value-type="float" office:value="4" calcext:value-type="float">
            <text:p>4</text:p>
          </table:table-cell>
          <table:table-cell table:style-name="ce19" table:formula="of:=IF([.K122]=&quot;&quot;;&quot;&quot;;[.C122]/[.K122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string" office:string-value="bread" calcext:value-type="string">
            <text:p>bread</text:p>
          </table:table-cell>
          <table:table-cell table:formula="of:=[Recipes.C124]" office:value-type="string" office:string-value="?" calcext:value-type="string">
            <text:p>?</text:p>
          </table:table-cell>
          <table:table-cell table:formula="of:=[Recipes.D124]" office:value-type="string" office:string-value="loaf" calcext:value-type="string">
            <text:p>loaf</text:p>
          </table:table-cell>
          <table:table-cell table:formula="of:=[Recipes.E124]" office:value-type="float" office:value="0" calcext:value-type="float">
            <text:p>0</text:p>
          </table:table-cell>
          <table:table-cell table:style-name="ce18" table:formula="of:=IF([.B123]=0;[.A123];[.F12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B123]=0;&quot;&quot;;[.F12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[.B123]" office:value-type="string" office:string-value="bread" calcext:value-type="string">
            <text:p>bread</text:p>
          </table:table-cell>
          <table:table-cell table:style-name="ce20" table:formula="of:=[.D123]" office:value-type="string" office:string-value="loaf" calcext:value-type="string">
            <text:p>loaf</text:p>
          </table:table-cell>
          <table:table-cell table:formula="of:=IF([.E123]=0;[.J122];[.E123])" office:value-type="float" office:value="4" calcext:value-type="float">
            <text:p>4</text:p>
          </table:table-cell>
          <table:table-cell table:formula="of:=IF([.F123]=0;&quot;&quot;;[.J123])" office:value-type="float" office:value="4" calcext:value-type="float">
            <text:p>4</text:p>
          </table:table-cell>
          <table:table-cell table:style-name="ce19" table:formula="of:=IF([.K123]=&quot;&quot;;&quot;&quot;;[.C123]/[.K123])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style-name="ce18" table:formula="of:=IF([.B124]=0;[.A124];[.F123])" office:value-type="float" office:value="0" calcext:value-type="float">
            <text:p>0</text:p>
          </table:table-cell>
          <table:table-cell table:style-name="ce19" table:formula="of:=IF([.B124]=0;&quot;&quot;;[.F124])">
            <text:p/>
          </table:table-cell>
          <table:table-cell table:style-name="ce19" table:formula="of:=[.B124]" office:value-type="float" office:value="0" calcext:value-type="float">
            <text:p>0</text:p>
          </table:table-cell>
          <table:table-cell table:style-name="ce20" table:formula="of:=[.D124]" office:value-type="float" office:value="0" calcext:value-type="float">
            <text:p>0</text:p>
          </table:table-cell>
          <table:table-cell table:formula="of:=IF([.E124]=0;[.J123];[.E124])" office:value-type="float" office:value="4" calcext:value-type="float">
            <text:p>4</text:p>
          </table:table-cell>
          <table:table-cell table:formula="of:=IF([.F124]=0;&quot;&quot;;[.J124])">
            <text:p/>
          </table:table-cell>
          <table:table-cell table:style-name="ce19" table:formula="of:=IF([.K124]=&quot;&quot;;&quot;&quot;;[.C124]/[.K124])">
            <text:p/>
          </table:table-cell>
          <table:table-cell table:number-columns-repeated="1010"/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style-name="ce18" table:formula="of:=IF([.B125]=0;[.A125];[.F124])" office:value-type="float" office:value="0" calcext:value-type="float">
            <text:p>0</text:p>
          </table:table-cell>
          <table:table-cell table:style-name="ce19" table:formula="of:=IF([.B125]=0;&quot;&quot;;[.F125])">
            <text:p/>
          </table:table-cell>
          <table:table-cell table:style-name="ce19" table:formula="of:=[.B125]" office:value-type="float" office:value="0" calcext:value-type="float">
            <text:p>0</text:p>
          </table:table-cell>
          <table:table-cell table:style-name="ce20" table:formula="of:=[.D125]" office:value-type="float" office:value="0" calcext:value-type="float">
            <text:p>0</text:p>
          </table:table-cell>
          <table:table-cell table:formula="of:=IF([.E125]=0;[.J124];[.E125])" office:value-type="float" office:value="4" calcext:value-type="float">
            <text:p>4</text:p>
          </table:table-cell>
          <table:table-cell table:formula="of:=IF([.F125]=0;&quot;&quot;;[.J125])">
            <text:p/>
          </table:table-cell>
          <table:table-cell table:style-name="ce19" table:formula="of:=IF([.K125]=&quot;&quot;;&quot;&quot;;[.C125]/[.K125])">
            <text:p/>
          </table:table-cell>
          <table:table-cell table:number-columns-repeated="1010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float" office:value="0" calcext:value-type="float">
            <text:p>0</text:p>
          </table:table-cell>
          <table:table-cell table:formula="of:=[Recipes.C127]" office:value-type="float" office:value="0" calcext:value-type="float">
            <text:p>0</text:p>
          </table:table-cell>
          <table:table-cell table:formula="of:=[Recipes.D127]" office:value-type="float" office:value="0" calcext:value-type="float">
            <text:p>0</text:p>
          </table:table-cell>
          <table:table-cell table:formula="of:=[Recipes.E127]" office:value-type="float" office:value="0" calcext:value-type="float">
            <text:p>0</text:p>
          </table:table-cell>
          <table:table-cell table:style-name="ce18" table:formula="of:=IF([.B126]=0;[.A126];[.F125])" office:value-type="string" office:string-value="Clafourtis" calcext:value-type="string">
            <text:p>Clafourtis</text:p>
          </table:table-cell>
          <table:table-cell table:style-name="ce19" table:formula="of:=IF([.B126]=0;&quot;&quot;;[.F126])">
            <text:p/>
          </table:table-cell>
          <table:table-cell table:style-name="ce19" table:formula="of:=[.B126]" office:value-type="float" office:value="0" calcext:value-type="float">
            <text:p>0</text:p>
          </table:table-cell>
          <table:table-cell table:style-name="ce20" table:formula="of:=[.D126]" office:value-type="float" office:value="0" calcext:value-type="float">
            <text:p>0</text:p>
          </table:table-cell>
          <table:table-cell table:formula="of:=IF([.E126]=0;[.J125];[.E126])" office:value-type="float" office:value="4" calcext:value-type="float">
            <text:p>4</text:p>
          </table:table-cell>
          <table:table-cell table:formula="of:=IF([.F126]=0;&quot;&quot;;[.J126])" office:value-type="float" office:value="4" calcext:value-type="float">
            <text:p>4</text:p>
          </table:table-cell>
          <table:table-cell table:style-name="ce19" table:formula="of:=IF([.K126]=&quot;&quot;;&quot;&quot;;[.C126]/[.K1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[Recipes.B128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8]" office:value-type="float" office:value="250" calcext:value-type="float">
            <text:p>250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style-name="ce18" table:formula="of:=IF([.B127]=0;[.A127];[.F126])" office:value-type="string" office:string-value="Clafourtis" calcext:value-type="string">
            <text:p>Clafourtis</text:p>
          </table:table-cell>
          <table:table-cell table:style-name="ce19" table:formula="of:=IF([.B127]=0;&quot;&quot;;[.F127])" office:value-type="string" office:string-value="Clafourtis" calcext:value-type="string">
            <text:p>Clafourtis</text:p>
          </table:table-cell>
          <table:table-cell table:style-name="ce19" table:formula="of:=[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0" table:formula="of:=[.D127]" office:value-type="string" office:string-value="g" calcext:value-type="string">
            <text:p>g</text:p>
          </table:table-cell>
          <table:table-cell table:formula="of:=IF([.E127]=0;[.J126];[.E127])" office:value-type="float" office:value="4" calcext:value-type="float">
            <text:p>4</text:p>
          </table:table-cell>
          <table:table-cell table:formula="of:=IF([.F127]=0;&quot;&quot;;[.J127])" office:value-type="float" office:value="4" calcext:value-type="float">
            <text:p>4</text:p>
          </table:table-cell>
          <table:table-cell table:style-name="ce19" table:formula="of:=IF([.K127]=&quot;&quot;;&quot;&quot;;[.C127]/[.K127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[Recipes.B129]" office:value-type="string" office:string-value="75g sugar powder" calcext:value-type="string">
            <text:p>75g sugar powde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style-name="ce18" table:formula="of:=IF([.B128]=0;[.A128];[.F127])" office:value-type="string" office:string-value="Clafourtis" calcext:value-type="string">
            <text:p>Clafourtis</text:p>
          </table:table-cell>
          <table:table-cell table:style-name="ce19" table:formula="of:=IF([.B128]=0;&quot;&quot;;[.F128])" office:value-type="string" office:string-value="Clafourtis" calcext:value-type="string">
            <text:p>Clafourtis</text:p>
          </table:table-cell>
          <table:table-cell table:style-name="ce19" table:formula="of:=[.B128]" office:value-type="string" office:string-value="75g sugar powder" calcext:value-type="string">
            <text:p>75g sugar powder</text:p>
          </table:table-cell>
          <table:table-cell table:style-name="ce20" table:formula="of:=[.D128]" office:value-type="string" office:string-value="g" calcext:value-type="string">
            <text:p>g</text:p>
          </table:table-cell>
          <table:table-cell table:formula="of:=IF([.E128]=0;[.J127];[.E128])" office:value-type="float" office:value="4" calcext:value-type="float">
            <text:p>4</text:p>
          </table:table-cell>
          <table:table-cell table:formula="of:=IF([.F128]=0;&quot;&quot;;[.J128])" office:value-type="float" office:value="4" calcext:value-type="float">
            <text:p>4</text:p>
          </table:table-cell>
          <table:table-cell table:style-name="ce19" table:formula="of:=IF([.K128]=&quot;&quot;;&quot;&quot;;[.C128]/[.K128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0]" office:value-type="float" office:value="0" calcext:value-type="float">
            <text:p>0</text:p>
          </table:table-cell>
          <table:table-cell table:formula="of:=[Recipes.B130]" office:value-type="string" office:string-value="75g flour" calcext:value-type="string">
            <text:p>75g flour</text:p>
          </table:table-cell>
          <table:table-cell table:formula="of:=[Recipes.C130]" office:value-type="float" office:value="75" calcext:value-type="float">
            <text:p>75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style-name="ce18" table:formula="of:=IF([.B129]=0;[.A129];[.F128])" office:value-type="string" office:string-value="Clafourtis" calcext:value-type="string">
            <text:p>Clafourtis</text:p>
          </table:table-cell>
          <table:table-cell table:style-name="ce19" table:formula="of:=IF([.B129]=0;&quot;&quot;;[.F129])" office:value-type="string" office:string-value="Clafourtis" calcext:value-type="string">
            <text:p>Clafourtis</text:p>
          </table:table-cell>
          <table:table-cell table:style-name="ce19" table:formula="of:=[.B129]" office:value-type="string" office:string-value="75g flour" calcext:value-type="string">
            <text:p>75g flour</text:p>
          </table:table-cell>
          <table:table-cell table:style-name="ce20" table:formula="of:=[.D129]" office:value-type="string" office:string-value="g" calcext:value-type="string">
            <text:p>g</text:p>
          </table:table-cell>
          <table:table-cell table:formula="of:=IF([.E129]=0;[.J128];[.E129])" office:value-type="float" office:value="4" calcext:value-type="float">
            <text:p>4</text:p>
          </table:table-cell>
          <table:table-cell table:formula="of:=IF([.F129]=0;&quot;&quot;;[.J129])" office:value-type="float" office:value="4" calcext:value-type="float">
            <text:p>4</text:p>
          </table:table-cell>
          <table:table-cell table:style-name="ce19" table:formula="of:=IF([.K129]=&quot;&quot;;&quot;&quot;;[.C129]/[.K129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[Recipes.B131]" office:value-type="string" office:string-value="50g butter" calcext:value-type="string">
            <text:p>50g butter</text:p>
          </table:table-cell>
          <table:table-cell table:formula="of:=[Recipes.C131]" office:value-type="float" office:value="50" calcext:value-type="float">
            <text:p>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[Recipes.E131]" office:value-type="float" office:value="0" calcext:value-type="float">
            <text:p>0</text:p>
          </table:table-cell>
          <table:table-cell table:style-name="ce18" table:formula="of:=IF([.B130]=0;[.A130];[.F129])" office:value-type="string" office:string-value="Clafourtis" calcext:value-type="string">
            <text:p>Clafourtis</text:p>
          </table:table-cell>
          <table:table-cell table:style-name="ce19" table:formula="of:=IF([.B130]=0;&quot;&quot;;[.F130])" office:value-type="string" office:string-value="Clafourtis" calcext:value-type="string">
            <text:p>Clafourtis</text:p>
          </table:table-cell>
          <table:table-cell table:style-name="ce19" table:formula="of:=[.B130]" office:value-type="string" office:string-value="50g butter" calcext:value-type="string">
            <text:p>50g butter</text:p>
          </table:table-cell>
          <table:table-cell table:style-name="ce20" table:formula="of:=[.D130]" office:value-type="string" office:string-value="g" calcext:value-type="string">
            <text:p>g</text:p>
          </table:table-cell>
          <table:table-cell table:formula="of:=IF([.E130]=0;[.J129];[.E130])" office:value-type="float" office:value="4" calcext:value-type="float">
            <text:p>4</text:p>
          </table:table-cell>
          <table:table-cell table:formula="of:=IF([.F130]=0;&quot;&quot;;[.J130])" office:value-type="float" office:value="4" calcext:value-type="float">
            <text:p>4</text:p>
          </table:table-cell>
          <table:table-cell table:style-name="ce19" table:formula="of:=IF([.K130]=&quot;&quot;;&quot;&quot;;[.C130]/[.K130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[Recipes.B132]" office:value-type="string" office:string-value="2 egg" calcext:value-type="string">
            <text:p>2 egg</text:p>
          </table:table-cell>
          <table:table-cell table:formula="of:=[Recipes.C132]" office:value-type="float" office:value="2" calcext:value-type="float">
            <text:p>2</text:p>
          </table:table-cell>
          <table:table-cell table:formula="of:=[Recipes.D132]" office:value-type="string" office:string-value="egg" calcext:value-type="string">
            <text:p>egg</text:p>
          </table:table-cell>
          <table:table-cell table:formula="of:=[Recipes.E132]" office:value-type="float" office:value="0" calcext:value-type="float">
            <text:p>0</text:p>
          </table:table-cell>
          <table:table-cell table:style-name="ce18" table:formula="of:=IF([.B131]=0;[.A131];[.F130])" office:value-type="string" office:string-value="Clafourtis" calcext:value-type="string">
            <text:p>Clafourtis</text:p>
          </table:table-cell>
          <table:table-cell table:style-name="ce19" table:formula="of:=IF([.B131]=0;&quot;&quot;;[.F131])" office:value-type="string" office:string-value="Clafourtis" calcext:value-type="string">
            <text:p>Clafourtis</text:p>
          </table:table-cell>
          <table:table-cell table:style-name="ce19" table:formula="of:=[.B131]" office:value-type="string" office:string-value="2 egg" calcext:value-type="string">
            <text:p>2 egg</text:p>
          </table:table-cell>
          <table:table-cell table:style-name="ce20" table:formula="of:=[.D131]" office:value-type="string" office:string-value="egg" calcext:value-type="string">
            <text:p>egg</text:p>
          </table:table-cell>
          <table:table-cell table:formula="of:=IF([.E131]=0;[.J130];[.E131])" office:value-type="float" office:value="4" calcext:value-type="float">
            <text:p>4</text:p>
          </table:table-cell>
          <table:table-cell table:formula="of:=IF([.F131]=0;&quot;&quot;;[.J131])" office:value-type="float" office:value="4" calcext:value-type="float">
            <text:p>4</text:p>
          </table:table-cell>
          <table:table-cell table:style-name="ce19" table:formula="of:=IF([.K131]=&quot;&quot;;&quot;&quot;;[.C131]/[.K131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[Recipes.B133]" office:value-type="string" office:string-value="33 ml milk" calcext:value-type="string">
            <text:p>33 ml milk</text:p>
          </table:table-cell>
          <table:table-cell table:formula="of:=[Recipes.C133]" office:value-type="float" office:value="33" calcext:value-type="float">
            <text:p>33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style-name="ce18" table:formula="of:=IF([.B132]=0;[.A132];[.F131])" office:value-type="string" office:string-value="Clafourtis" calcext:value-type="string">
            <text:p>Clafourtis</text:p>
          </table:table-cell>
          <table:table-cell table:style-name="ce19" table:formula="of:=IF([.B132]=0;&quot;&quot;;[.F132])" office:value-type="string" office:string-value="Clafourtis" calcext:value-type="string">
            <text:p>Clafourtis</text:p>
          </table:table-cell>
          <table:table-cell table:style-name="ce19" table:formula="of:=[.B132]" office:value-type="string" office:string-value="33 ml milk" calcext:value-type="string">
            <text:p>33 ml milk</text:p>
          </table:table-cell>
          <table:table-cell table:style-name="ce20" table:formula="of:=[.D132]" office:value-type="string" office:string-value="ml" calcext:value-type="string">
            <text:p>ml</text:p>
          </table:table-cell>
          <table:table-cell table:formula="of:=IF([.E132]=0;[.J131];[.E132])" office:value-type="float" office:value="4" calcext:value-type="float">
            <text:p>4</text:p>
          </table:table-cell>
          <table:table-cell table:formula="of:=IF([.F132]=0;&quot;&quot;;[.J132])" office:value-type="float" office:value="4" calcext:value-type="float">
            <text:p>4</text:p>
          </table:table-cell>
          <table:table-cell table:style-name="ce19" table:formula="of:=IF([.K132]=&quot;&quot;;&quot;&quot;;[.C132]/[.K132])" office:value-type="float" office:value="8.25" calcext:value-type="float">
            <text:p>8.25</text:p>
          </table:table-cell>
          <table:table-cell table:number-columns-repeated="1010"/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[Recipes.B134]" office:value-type="string" office:string-value="200 ml creme fraiche" calcext:value-type="string">
            <text:p>200 ml creme fraiche</text:p>
          </table:table-cell>
          <table:table-cell table:formula="of:=[Recipes.C134]" office:value-type="float" office:value="200" calcext:value-type="float">
            <text:p>200</text:p>
          </table:table-cell>
          <table:table-cell table:formula="of:=[Recipes.D134]" office:value-type="string" office:string-value="ml" calcext:value-type="string">
            <text:p>ml</text:p>
          </table:table-cell>
          <table:table-cell table:formula="of:=[Recipes.E134]" office:value-type="float" office:value="0" calcext:value-type="float">
            <text:p>0</text:p>
          </table:table-cell>
          <table:table-cell table:style-name="ce18" table:formula="of:=IF([.B133]=0;[.A133];[.F132])" office:value-type="string" office:string-value="Clafourtis" calcext:value-type="string">
            <text:p>Clafourtis</text:p>
          </table:table-cell>
          <table:table-cell table:style-name="ce19" table:formula="of:=IF([.B133]=0;&quot;&quot;;[.F133])" office:value-type="string" office:string-value="Clafourtis" calcext:value-type="string">
            <text:p>Clafourtis</text:p>
          </table:table-cell>
          <table:table-cell table:style-name="ce19" table:formula="of:=[.B133]" office:value-type="string" office:string-value="200 ml creme fraiche" calcext:value-type="string">
            <text:p>200 ml creme fraiche</text:p>
          </table:table-cell>
          <table:table-cell table:style-name="ce20" table:formula="of:=[.D133]" office:value-type="string" office:string-value="ml" calcext:value-type="string">
            <text:p>ml</text:p>
          </table:table-cell>
          <table:table-cell table:formula="of:=IF([.E133]=0;[.J132];[.E133])" office:value-type="float" office:value="4" calcext:value-type="float">
            <text:p>4</text:p>
          </table:table-cell>
          <table:table-cell table:formula="of:=IF([.F133]=0;&quot;&quot;;[.J133])" office:value-type="float" office:value="4" calcext:value-type="float">
            <text:p>4</text:p>
          </table:table-cell>
          <table:table-cell table:style-name="ce19" table:formula="of:=IF([.K133]=&quot;&quot;;&quot;&quot;;[.C133]/[.K13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[Recipes.B135]" office:value-type="string" office:string-value="1 pinch salt" calcext:value-type="string">
            <text:p>1 pinch salt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pinch" calcext:value-type="string">
            <text:p>pinch</text:p>
          </table:table-cell>
          <table:table-cell table:formula="of:=[Recipes.E135]" office:value-type="float" office:value="0" calcext:value-type="float">
            <text:p>0</text:p>
          </table:table-cell>
          <table:table-cell table:style-name="ce18" table:formula="of:=IF([.B134]=0;[.A134];[.F133])" office:value-type="string" office:string-value="Clafourtis" calcext:value-type="string">
            <text:p>Clafourtis</text:p>
          </table:table-cell>
          <table:table-cell table:style-name="ce19" table:formula="of:=IF([.B134]=0;&quot;&quot;;[.F134])" office:value-type="string" office:string-value="Clafourtis" calcext:value-type="string">
            <text:p>Clafourtis</text:p>
          </table:table-cell>
          <table:table-cell table:style-name="ce19" table:formula="of:=[.B134]" office:value-type="string" office:string-value="1 pinch salt" calcext:value-type="string">
            <text:p>1 pinch salt</text:p>
          </table:table-cell>
          <table:table-cell table:style-name="ce20" table:formula="of:=[.D134]" office:value-type="string" office:string-value="pinch" calcext:value-type="string">
            <text:p>pinch</text:p>
          </table:table-cell>
          <table:table-cell table:formula="of:=IF([.E134]=0;[.J133];[.E134])" office:value-type="float" office:value="4" calcext:value-type="float">
            <text:p>4</text:p>
          </table:table-cell>
          <table:table-cell table:formula="of:=IF([.F134]=0;&quot;&quot;;[.J134])" office:value-type="float" office:value="4" calcext:value-type="float">
            <text:p>4</text:p>
          </table:table-cell>
          <table:table-cell table:style-name="ce19" table:formula="of:=IF([.K134]=&quot;&quot;;&quot;&quot;;[.C134]/[.K134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string" office:string-value="1 sachet vanilla " calcext:value-type="string">
            <text:p>1 sachet vanilla </text:p>
          </table:table-cell>
          <table:table-cell table:formula="of:=[Recipes.C136]" office:value-type="float" office:value="1" calcext:value-type="float">
            <text:p>1</text:p>
          </table:table-cell>
          <table:table-cell table:formula="of:=[Recipes.D136]" office:value-type="string" office:string-value="sachet" calcext:value-type="string">
            <text:p>sachet</text:p>
          </table:table-cell>
          <table:table-cell table:formula="of:=[Recipes.E136]" office:value-type="float" office:value="0" calcext:value-type="float">
            <text:p>0</text:p>
          </table:table-cell>
          <table:table-cell table:style-name="ce18" table:formula="of:=IF([.B135]=0;[.A135];[.F134])" office:value-type="string" office:string-value="Clafourtis" calcext:value-type="string">
            <text:p>Clafourtis</text:p>
          </table:table-cell>
          <table:table-cell table:style-name="ce19" table:formula="of:=IF([.B135]=0;&quot;&quot;;[.F135])" office:value-type="string" office:string-value="Clafourtis" calcext:value-type="string">
            <text:p>Clafourtis</text:p>
          </table:table-cell>
          <table:table-cell table:style-name="ce19" table:formula="of:=[.B135]" office:value-type="string" office:string-value="1 sachet vanilla " calcext:value-type="string">
            <text:p>1 sachet vanilla </text:p>
          </table:table-cell>
          <table:table-cell table:style-name="ce20" table:formula="of:=[.D135]" office:value-type="string" office:string-value="sachet" calcext:value-type="string">
            <text:p>sachet</text:p>
          </table:table-cell>
          <table:table-cell table:formula="of:=IF([.E135]=0;[.J134];[.E135])" office:value-type="float" office:value="4" calcext:value-type="float">
            <text:p>4</text:p>
          </table:table-cell>
          <table:table-cell table:formula="of:=IF([.F135]=0;&quot;&quot;;[.J135])" office:value-type="float" office:value="4" calcext:value-type="float">
            <text:p>4</text:p>
          </table:table-cell>
          <table:table-cell table:style-name="ce19" table:formula="of:=IF([.K135]=&quot;&quot;;&quot;&quot;;[.C135]/[.K13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0" calcext:value-type="float">
            <text:p>0</text:p>
          </table:table-cell>
          <table:table-cell table:style-name="ce18" table:formula="of:=IF([.B136]=0;[.A136];[.F135])" office:value-type="float" office:value="0" calcext:value-type="float">
            <text:p>0</text:p>
          </table:table-cell>
          <table:table-cell table:style-name="ce19" table:formula="of:=IF([.B136]=0;&quot;&quot;;[.F136])">
            <text:p/>
          </table:table-cell>
          <table:table-cell table:style-name="ce19" table:formula="of:=[.B136]" office:value-type="float" office:value="0" calcext:value-type="float">
            <text:p>0</text:p>
          </table:table-cell>
          <table:table-cell table:style-name="ce20" table:formula="of:=[.D136]" office:value-type="float" office:value="0" calcext:value-type="float">
            <text:p>0</text:p>
          </table:table-cell>
          <table:table-cell table:formula="of:=IF([.E136]=0;[.J135];[.E136])" office:value-type="float" office:value="4" calcext:value-type="float">
            <text:p>4</text:p>
          </table:table-cell>
          <table:table-cell table:formula="of:=IF([.F136]=0;&quot;&quot;;[.J136])">
            <text:p/>
          </table:table-cell>
          <table:table-cell table:style-name="ce19" table:formula="of:=IF([.K136]=&quot;&quot;;&quot;&quot;;[.C136]/[.K136])">
            <text:p/>
          </table:table-cell>
          <table:table-cell table:number-columns-repeated="1010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float" office:value="0" calcext:value-type="float">
            <text:p>0</text:p>
          </table:table-cell>
          <table:table-cell table:formula="of:=[Recipes.C138]" office:value-type="float" office:value="0" calcext:value-type="float">
            <text:p>0</text:p>
          </table:table-cell>
          <table:table-cell table:formula="of:=[Recipes.D138]" office:value-type="float" office:value="0" calcext:value-type="float">
            <text:p>0</text:p>
          </table:table-cell>
          <table:table-cell table:formula="of:=[Recipes.E138]" office:value-type="float" office:value="3" calcext:value-type="float">
            <text:p>3</text:p>
          </table:table-cell>
          <table:table-cell table:style-name="ce18" table:formula="of:=IF([.B137]=0;[.A137];[.F136])" office:value-type="string" office:string-value="Custard" calcext:value-type="string">
            <text:p>Custard</text:p>
          </table:table-cell>
          <table:table-cell table:style-name="ce19" table:formula="of:=IF([.B137]=0;&quot;&quot;;[.F137])">
            <text:p/>
          </table:table-cell>
          <table:table-cell table:style-name="ce19" table:formula="of:=[.B137]" office:value-type="float" office:value="0" calcext:value-type="float">
            <text:p>0</text:p>
          </table:table-cell>
          <table:table-cell table:style-name="ce20" table:formula="of:=[.D137]" office:value-type="float" office:value="0" calcext:value-type="float">
            <text:p>0</text:p>
          </table:table-cell>
          <table:table-cell table:formula="of:=IF([.E137]=0;[.J136];[.E137])" office:value-type="float" office:value="3" calcext:value-type="float">
            <text:p>3</text:p>
          </table:table-cell>
          <table:table-cell table:formula="of:=IF([.F137]=0;&quot;&quot;;[.J137])" office:value-type="float" office:value="3" calcext:value-type="float">
            <text:p>3</text:p>
          </table:table-cell>
          <table:table-cell table:style-name="ce19" table:formula="of:=IF([.K137]=&quot;&quot;;&quot;&quot;;[.C137]/[.K13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[Recipes.B139]" office:value-type="string" office:string-value="1 cup (250ml) milk" calcext:value-type="string">
            <text:p>1 cup (250ml) milk</text:p>
          </table:table-cell>
          <table:table-cell table:formula="of:=[Recipes.C139]" office:value-type="float" office:value="250" calcext:value-type="float">
            <text:p>250</text:p>
          </table:table-cell>
          <table:table-cell table:formula="of:=[Recipes.D139]" office:value-type="string" office:string-value="ml" calcext:value-type="string">
            <text:p>ml</text:p>
          </table:table-cell>
          <table:table-cell table:formula="of:=[Recipes.E139]" office:value-type="float" office:value="0" calcext:value-type="float">
            <text:p>0</text:p>
          </table:table-cell>
          <table:table-cell table:style-name="ce18" table:formula="of:=IF([.B138]=0;[.A138];[.F137])" office:value-type="string" office:string-value="Custard" calcext:value-type="string">
            <text:p>Custard</text:p>
          </table:table-cell>
          <table:table-cell table:style-name="ce19" table:formula="of:=IF([.B138]=0;&quot;&quot;;[.F138])" office:value-type="string" office:string-value="Custard" calcext:value-type="string">
            <text:p>Custard</text:p>
          </table:table-cell>
          <table:table-cell table:style-name="ce19" table:formula="of:=[.B138]" office:value-type="string" office:string-value="1 cup (250ml) milk" calcext:value-type="string">
            <text:p>1 cup (250ml) milk</text:p>
          </table:table-cell>
          <table:table-cell table:style-name="ce20" table:formula="of:=[.D138]" office:value-type="string" office:string-value="ml" calcext:value-type="string">
            <text:p>ml</text:p>
          </table:table-cell>
          <table:table-cell table:formula="of:=IF([.E138]=0;[.J137];[.E138])" office:value-type="float" office:value="3" calcext:value-type="float">
            <text:p>3</text:p>
          </table:table-cell>
          <table:table-cell table:formula="of:=IF([.F138]=0;&quot;&quot;;[.J138])" office:value-type="float" office:value="3" calcext:value-type="float">
            <text:p>3</text:p>
          </table:table-cell>
          <table:table-cell table:style-name="ce19" table:formula="of:=IF([.K138]=&quot;&quot;;&quot;&quot;;[.C138]/[.K138])" office:value-type="float" office:value="83.3333333333333" calcext:value-type="float">
            <text:p>83.3333333333</text:p>
          </table:table-cell>
          <table:table-cell table:number-columns-repeated="1010"/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[Recipes.B140]" office:value-type="string" office:string-value="1 egg" calcext:value-type="string">
            <text:p>1 egg</text:p>
          </table:table-cell>
          <table:table-cell table:formula="of:=[Recipes.C140]" office:value-type="float" office:value="1" calcext:value-type="float">
            <text:p>1</text:p>
          </table:table-cell>
          <table:table-cell table:formula="of:=[Recipes.D140]" office:value-type="string" office:string-value="eggs" calcext:value-type="string">
            <text:p>eggs</text:p>
          </table:table-cell>
          <table:table-cell table:formula="of:=[Recipes.E140]" office:value-type="float" office:value="0" calcext:value-type="float">
            <text:p>0</text:p>
          </table:table-cell>
          <table:table-cell table:style-name="ce18" table:formula="of:=IF([.B139]=0;[.A139];[.F138])" office:value-type="string" office:string-value="Custard" calcext:value-type="string">
            <text:p>Custard</text:p>
          </table:table-cell>
          <table:table-cell table:style-name="ce19" table:formula="of:=IF([.B139]=0;&quot;&quot;;[.F139])" office:value-type="string" office:string-value="Custard" calcext:value-type="string">
            <text:p>Custard</text:p>
          </table:table-cell>
          <table:table-cell table:style-name="ce19" table:formula="of:=[.B139]" office:value-type="string" office:string-value="1 egg" calcext:value-type="string">
            <text:p>1 egg</text:p>
          </table:table-cell>
          <table:table-cell table:style-name="ce20" table:formula="of:=[.D139]" office:value-type="string" office:string-value="eggs" calcext:value-type="string">
            <text:p>eggs</text:p>
          </table:table-cell>
          <table:table-cell table:formula="of:=IF([.E139]=0;[.J138];[.E139])" office:value-type="float" office:value="3" calcext:value-type="float">
            <text:p>3</text:p>
          </table:table-cell>
          <table:table-cell table:formula="of:=IF([.F139]=0;&quot;&quot;;[.J139])" office:value-type="float" office:value="3" calcext:value-type="float">
            <text:p>3</text:p>
          </table:table-cell>
          <table:table-cell table:style-name="ce19" table:formula="of:=IF([.K139]=&quot;&quot;;&quot;&quot;;[.C139]/[.K13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1]" office:value-type="float" office:value="0" calcext:value-type="float">
            <text:p>0</text:p>
          </table:table-cell>
          <table:table-cell table:formula="of:=[Recipes.B141]" office:value-type="string" office:string-value="2 tbsps CSR Golden Syrup" calcext:value-type="string">
            <text:p>2 tbsps CSR Golden Syrup</text:p>
          </table:table-cell>
          <table:table-cell table:formula="of:=[Recipes.C141]" office:value-type="float" office:value="30" calcext:value-type="float">
            <text:p>30</text:p>
          </table:table-cell>
          <table:table-cell table:formula="of:=[Recipes.D141]" office:value-type="string" office:string-value="ml" calcext:value-type="string">
            <text:p>ml</text:p>
          </table:table-cell>
          <table:table-cell table:formula="of:=[Recipes.E141]" office:value-type="float" office:value="0" calcext:value-type="float">
            <text:p>0</text:p>
          </table:table-cell>
          <table:table-cell table:style-name="ce18" table:formula="of:=IF([.B140]=0;[.A140];[.F139])" office:value-type="string" office:string-value="Custard" calcext:value-type="string">
            <text:p>Custard</text:p>
          </table:table-cell>
          <table:table-cell table:style-name="ce19" table:formula="of:=IF([.B140]=0;&quot;&quot;;[.F140])" office:value-type="string" office:string-value="Custard" calcext:value-type="string">
            <text:p>Custard</text:p>
          </table:table-cell>
          <table:table-cell table:style-name="ce19" table:formula="of:=[.B140]" office:value-type="string" office:string-value="2 tbsps CSR Golden Syrup" calcext:value-type="string">
            <text:p>2 tbsps CSR Golden Syrup</text:p>
          </table:table-cell>
          <table:table-cell table:style-name="ce20" table:formula="of:=[.D140]" office:value-type="string" office:string-value="ml" calcext:value-type="string">
            <text:p>ml</text:p>
          </table:table-cell>
          <table:table-cell table:formula="of:=IF([.E140]=0;[.J139];[.E140])" office:value-type="float" office:value="3" calcext:value-type="float">
            <text:p>3</text:p>
          </table:table-cell>
          <table:table-cell table:formula="of:=IF([.F140]=0;&quot;&quot;;[.J140])" office:value-type="float" office:value="3" calcext:value-type="float">
            <text:p>3</text:p>
          </table:table-cell>
          <table:table-cell table:style-name="ce19" table:formula="of:=IF([.K140]=&quot;&quot;;&quot;&quot;;[.C140]/[.K140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[Recipes.B142]" office:value-type="string" office:string-value="1 tbsp cornflour" calcext:value-type="string">
            <text:p>1 tbsp cornflour</text:p>
          </table:table-cell>
          <table:table-cell table:formula="of:=[Recipes.C142]" office:value-type="float" office:value="1" calcext:value-type="float">
            <text:p>1</text:p>
          </table:table-cell>
          <table:table-cell table:formula="of:=[Recipes.D142]" office:value-type="string" office:string-value="tbsp" calcext:value-type="string">
            <text:p>tbsp</text:p>
          </table:table-cell>
          <table:table-cell table:formula="of:=[Recipes.E142]" office:value-type="float" office:value="0" calcext:value-type="float">
            <text:p>0</text:p>
          </table:table-cell>
          <table:table-cell table:style-name="ce18" table:formula="of:=IF([.B141]=0;[.A141];[.F140])" office:value-type="string" office:string-value="Custard" calcext:value-type="string">
            <text:p>Custard</text:p>
          </table:table-cell>
          <table:table-cell table:style-name="ce19" table:formula="of:=IF([.B141]=0;&quot;&quot;;[.F141])" office:value-type="string" office:string-value="Custard" calcext:value-type="string">
            <text:p>Custard</text:p>
          </table:table-cell>
          <table:table-cell table:style-name="ce19" table:formula="of:=[.B141]" office:value-type="string" office:string-value="1 tbsp cornflour" calcext:value-type="string">
            <text:p>1 tbsp cornflour</text:p>
          </table:table-cell>
          <table:table-cell table:style-name="ce20" table:formula="of:=[.D141]" office:value-type="string" office:string-value="tbsp" calcext:value-type="string">
            <text:p>tbsp</text:p>
          </table:table-cell>
          <table:table-cell table:formula="of:=IF([.E141]=0;[.J140];[.E141])" office:value-type="float" office:value="3" calcext:value-type="float">
            <text:p>3</text:p>
          </table:table-cell>
          <table:table-cell table:formula="of:=IF([.F141]=0;&quot;&quot;;[.J141])" office:value-type="float" office:value="3" calcext:value-type="float">
            <text:p>3</text:p>
          </table:table-cell>
          <table:table-cell table:style-name="ce19" table:formula="of:=IF([.K141]=&quot;&quot;;&quot;&quot;;[.C141]/[.K14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[Recipes.B143]" office:value-type="string" office:string-value="1/2 tsp vanilla" calcext:value-type="string">
            <text:p>1/2 tsp vanilla</text:p>
          </table:table-cell>
          <table:table-cell table:formula="of:=[Recipes.C143]" office:value-type="float" office:value="5" calcext:value-type="float">
            <text:p>5</text:p>
          </table:table-cell>
          <table:table-cell table:formula="of:=[Recipes.D143]" office:value-type="string" office:string-value="ml" calcext:value-type="string">
            <text:p>ml</text:p>
          </table:table-cell>
          <table:table-cell table:formula="of:=[Recipes.E143]" office:value-type="float" office:value="0" calcext:value-type="float">
            <text:p>0</text:p>
          </table:table-cell>
          <table:table-cell table:style-name="ce18" table:formula="of:=IF([.B142]=0;[.A142];[.F141])" office:value-type="string" office:string-value="Custard" calcext:value-type="string">
            <text:p>Custard</text:p>
          </table:table-cell>
          <table:table-cell table:style-name="ce19" table:formula="of:=IF([.B142]=0;&quot;&quot;;[.F142])" office:value-type="string" office:string-value="Custard" calcext:value-type="string">
            <text:p>Custard</text:p>
          </table:table-cell>
          <table:table-cell table:style-name="ce19" table:formula="of:=[.B142]" office:value-type="string" office:string-value="1/2 tsp vanilla" calcext:value-type="string">
            <text:p>1/2 tsp vanilla</text:p>
          </table:table-cell>
          <table:table-cell table:style-name="ce20" table:formula="of:=[.D142]" office:value-type="string" office:string-value="ml" calcext:value-type="string">
            <text:p>ml</text:p>
          </table:table-cell>
          <table:table-cell table:formula="of:=IF([.E142]=0;[.J141];[.E142])" office:value-type="float" office:value="3" calcext:value-type="float">
            <text:p>3</text:p>
          </table:table-cell>
          <table:table-cell table:formula="of:=IF([.F142]=0;&quot;&quot;;[.J142])" office:value-type="float" office:value="3" calcext:value-type="float">
            <text:p>3</text:p>
          </table:table-cell>
          <table:table-cell table:style-name="ce19" table:formula="of:=IF([.K142]=&quot;&quot;;&quot;&quot;;[.C142]/[.K142])" office:value-type="float" office:value="1.66666666666667" calcext:value-type="float">
            <text:p>1.6666666667</text:p>
          </table:table-cell>
          <table:table-cell table:number-columns-repeated="1010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string" office:string-value="3/4 banana" calcext:value-type="string">
            <text:p>3/4 banana</text:p>
          </table:table-cell>
          <table:table-cell table:formula="of:=[Recipes.C144]" office:value-type="float" office:value="0.75" calcext:value-type="float">
            <text:p>0.75</text:p>
          </table:table-cell>
          <table:table-cell table:formula="of:=[Recipes.D144]" office:value-type="string" office:string-value="each" calcext:value-type="string">
            <text:p>each</text:p>
          </table:table-cell>
          <table:table-cell table:formula="of:=[Recipes.E144]" office:value-type="float" office:value="0" calcext:value-type="float">
            <text:p>0</text:p>
          </table:table-cell>
          <table:table-cell table:style-name="ce18" table:formula="of:=IF([.B143]=0;[.A143];[.F142])" office:value-type="string" office:string-value="Custard" calcext:value-type="string">
            <text:p>Custard</text:p>
          </table:table-cell>
          <table:table-cell table:style-name="ce19" table:formula="of:=IF([.B143]=0;&quot;&quot;;[.F143])" office:value-type="string" office:string-value="Custard" calcext:value-type="string">
            <text:p>Custard</text:p>
          </table:table-cell>
          <table:table-cell table:style-name="ce19" table:formula="of:=[.B143]" office:value-type="string" office:string-value="3/4 banana" calcext:value-type="string">
            <text:p>3/4 banana</text:p>
          </table:table-cell>
          <table:table-cell table:style-name="ce20" table:formula="of:=[.D143]" office:value-type="string" office:string-value="each" calcext:value-type="string">
            <text:p>each</text:p>
          </table:table-cell>
          <table:table-cell table:formula="of:=IF([.E143]=0;[.J142];[.E143])" office:value-type="float" office:value="3" calcext:value-type="float">
            <text:p>3</text:p>
          </table:table-cell>
          <table:table-cell table:formula="of:=IF([.F143]=0;&quot;&quot;;[.J143])" office:value-type="float" office:value="3" calcext:value-type="float">
            <text:p>3</text:p>
          </table:table-cell>
          <table:table-cell table:style-name="ce19" table:formula="of:=IF([.K143]=&quot;&quot;;&quot;&quot;;[.C143]/[.K143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style-name="ce18" table:formula="of:=IF([.B144]=0;[.A144];[.F143])" office:value-type="float" office:value="0" calcext:value-type="float">
            <text:p>0</text:p>
          </table:table-cell>
          <table:table-cell table:style-name="ce19" table:formula="of:=IF([.B144]=0;&quot;&quot;;[.F144])">
            <text:p/>
          </table:table-cell>
          <table:table-cell table:style-name="ce19" table:formula="of:=[.B144]" office:value-type="float" office:value="0" calcext:value-type="float">
            <text:p>0</text:p>
          </table:table-cell>
          <table:table-cell table:style-name="ce20" table:formula="of:=[.D144]" office:value-type="float" office:value="0" calcext:value-type="float">
            <text:p>0</text:p>
          </table:table-cell>
          <table:table-cell table:formula="of:=IF([.E144]=0;[.J143];[.E144])" office:value-type="float" office:value="3" calcext:value-type="float">
            <text:p>3</text:p>
          </table:table-cell>
          <table:table-cell table:formula="of:=IF([.F144]=0;&quot;&quot;;[.J144])">
            <text:p/>
          </table:table-cell>
          <table:table-cell table:style-name="ce19" table:formula="of:=IF([.K144]=&quot;&quot;;&quot;&quot;;[.C144]/[.K144])">
            <text:p/>
          </table:table-cell>
          <table:table-cell table:number-columns-repeated="1010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float" office:value="0" calcext:value-type="float">
            <text:p>0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style-name="ce18" table:formula="of:=IF([.B145]=0;[.A145];[.F144])" office:value-type="string" office:string-value="Snack platter" calcext:value-type="string">
            <text:p>Snack platter</text:p>
          </table:table-cell>
          <table:table-cell table:style-name="ce19" table:formula="of:=IF([.B145]=0;&quot;&quot;;[.F145])">
            <text:p/>
          </table:table-cell>
          <table:table-cell table:style-name="ce19" table:formula="of:=[.B145]" office:value-type="float" office:value="0" calcext:value-type="float">
            <text:p>0</text:p>
          </table:table-cell>
          <table:table-cell table:style-name="ce20" table:formula="of:=[.D145]" office:value-type="float" office:value="0" calcext:value-type="float">
            <text:p>0</text:p>
          </table:table-cell>
          <table:table-cell table:formula="of:=IF([.E145]=0;[.J144];[.E145])" office:value-type="float" office:value="3" calcext:value-type="float">
            <text:p>3</text:p>
          </table:table-cell>
          <table:table-cell table:formula="of:=IF([.F145]=0;&quot;&quot;;[.J145])" office:value-type="float" office:value="3" calcext:value-type="float">
            <text:p>3</text:p>
          </table:table-cell>
          <table:table-cell table:style-name="ce19" table:formula="of:=IF([.K145]=&quot;&quot;;&quot;&quot;;[.C145]/[.K14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[Recipes.B147]" office:value-type="string" office:string-value="hummus " calcext:value-type="string">
            <text:p>hummus 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style-name="ce18" table:formula="of:=IF([.B146]=0;[.A146];[.F145])" office:value-type="string" office:string-value="Snack platter" calcext:value-type="string">
            <text:p>Snack platter</text:p>
          </table:table-cell>
          <table:table-cell table:style-name="ce19" table:formula="of:=IF([.B146]=0;&quot;&quot;;[.F146])" office:value-type="string" office:string-value="Snack platter" calcext:value-type="string">
            <text:p>Snack platter</text:p>
          </table:table-cell>
          <table:table-cell table:style-name="ce19" table:formula="of:=[.B146]" office:value-type="string" office:string-value="hummus " calcext:value-type="string">
            <text:p>hummus </text:p>
          </table:table-cell>
          <table:table-cell table:style-name="ce20" table:formula="of:=[.D146]" office:value-type="float" office:value="0" calcext:value-type="float">
            <text:p>0</text:p>
          </table:table-cell>
          <table:table-cell table:formula="of:=IF([.E146]=0;[.J145];[.E146])" office:value-type="float" office:value="3" calcext:value-type="float">
            <text:p>3</text:p>
          </table:table-cell>
          <table:table-cell table:formula="of:=IF([.F146]=0;&quot;&quot;;[.J146])" office:value-type="float" office:value="3" calcext:value-type="float">
            <text:p>3</text:p>
          </table:table-cell>
          <table:table-cell table:style-name="ce19" table:formula="of:=IF([.K146]=&quot;&quot;;&quot;&quot;;[.C146]/[.K14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[Recipes.B148]" office:value-type="string" office:string-value="pita" calcext:value-type="string">
            <text:p>pita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style-name="ce18" table:formula="of:=IF([.B147]=0;[.A147];[.F146])" office:value-type="string" office:string-value="Snack platter" calcext:value-type="string">
            <text:p>Snack platter</text:p>
          </table:table-cell>
          <table:table-cell table:style-name="ce19" table:formula="of:=IF([.B147]=0;&quot;&quot;;[.F147])" office:value-type="string" office:string-value="Snack platter" calcext:value-type="string">
            <text:p>Snack platter</text:p>
          </table:table-cell>
          <table:table-cell table:style-name="ce19" table:formula="of:=[.B147]" office:value-type="string" office:string-value="pita" calcext:value-type="string">
            <text:p>pita</text:p>
          </table:table-cell>
          <table:table-cell table:style-name="ce20" table:formula="of:=[.D147]" office:value-type="float" office:value="0" calcext:value-type="float">
            <text:p>0</text:p>
          </table:table-cell>
          <table:table-cell table:formula="of:=IF([.E147]=0;[.J146];[.E147])" office:value-type="float" office:value="3" calcext:value-type="float">
            <text:p>3</text:p>
          </table:table-cell>
          <table:table-cell table:formula="of:=IF([.F147]=0;&quot;&quot;;[.J147])" office:value-type="float" office:value="3" calcext:value-type="float">
            <text:p>3</text:p>
          </table:table-cell>
          <table:table-cell table:style-name="ce19" table:formula="of:=IF([.K147]=&quot;&quot;;&quot;&quot;;[.C147]/[.K14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9]" office:value-type="float" office:value="0" calcext:value-type="float">
            <text:p>0</text:p>
          </table:table-cell>
          <table:table-cell table:formula="of:=[Recipes.B149]" office:value-type="string" office:string-value="veggies" calcext:value-type="string">
            <text:p>veggies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style-name="ce18" table:formula="of:=IF([.B148]=0;[.A148];[.F147])" office:value-type="string" office:string-value="Snack platter" calcext:value-type="string">
            <text:p>Snack platter</text:p>
          </table:table-cell>
          <table:table-cell table:style-name="ce19" table:formula="of:=IF([.B148]=0;&quot;&quot;;[.F148])" office:value-type="string" office:string-value="Snack platter" calcext:value-type="string">
            <text:p>Snack platter</text:p>
          </table:table-cell>
          <table:table-cell table:style-name="ce19" table:formula="of:=[.B148]" office:value-type="string" office:string-value="veggies" calcext:value-type="string">
            <text:p>veggies</text:p>
          </table:table-cell>
          <table:table-cell table:style-name="ce20" table:formula="of:=[.D148]" office:value-type="float" office:value="0" calcext:value-type="float">
            <text:p>0</text:p>
          </table:table-cell>
          <table:table-cell table:formula="of:=IF([.E148]=0;[.J147];[.E148])" office:value-type="float" office:value="3" calcext:value-type="float">
            <text:p>3</text:p>
          </table:table-cell>
          <table:table-cell table:formula="of:=IF([.F148]=0;&quot;&quot;;[.J148])" office:value-type="float" office:value="3" calcext:value-type="float">
            <text:p>3</text:p>
          </table:table-cell>
          <table:table-cell table:style-name="ce19" table:formula="of:=IF([.K148]=&quot;&quot;;&quot;&quot;;[.C148]/[.K14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[Recipes.B150]" office:value-type="string" office:string-value="fruit" calcext:value-type="string">
            <text:p>fruit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style-name="ce18" table:formula="of:=IF([.B149]=0;[.A149];[.F148])" office:value-type="string" office:string-value="Snack platter" calcext:value-type="string">
            <text:p>Snack platter</text:p>
          </table:table-cell>
          <table:table-cell table:style-name="ce19" table:formula="of:=IF([.B149]=0;&quot;&quot;;[.F149])" office:value-type="string" office:string-value="Snack platter" calcext:value-type="string">
            <text:p>Snack platter</text:p>
          </table:table-cell>
          <table:table-cell table:style-name="ce19" table:formula="of:=[.B149]" office:value-type="string" office:string-value="fruit" calcext:value-type="string">
            <text:p>fruit</text:p>
          </table:table-cell>
          <table:table-cell table:style-name="ce20" table:formula="of:=[.D149]" office:value-type="float" office:value="0" calcext:value-type="float">
            <text:p>0</text:p>
          </table:table-cell>
          <table:table-cell table:formula="of:=IF([.E149]=0;[.J148];[.E149])" office:value-type="float" office:value="3" calcext:value-type="float">
            <text:p>3</text:p>
          </table:table-cell>
          <table:table-cell table:formula="of:=IF([.F149]=0;&quot;&quot;;[.J149])" office:value-type="float" office:value="3" calcext:value-type="float">
            <text:p>3</text:p>
          </table:table-cell>
          <table:table-cell table:style-name="ce19" table:formula="of:=IF([.K149]=&quot;&quot;;&quot;&quot;;[.C149]/[.K1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[Recipes.B151]" office:value-type="string" office:string-value="cookies" calcext:value-type="string">
            <text:p>cookies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style-name="ce18" table:formula="of:=IF([.B150]=0;[.A150];[.F149])" office:value-type="string" office:string-value="Snack platter" calcext:value-type="string">
            <text:p>Snack platter</text:p>
          </table:table-cell>
          <table:table-cell table:style-name="ce19" table:formula="of:=IF([.B150]=0;&quot;&quot;;[.F150])" office:value-type="string" office:string-value="Snack platter" calcext:value-type="string">
            <text:p>Snack platter</text:p>
          </table:table-cell>
          <table:table-cell table:style-name="ce19" table:formula="of:=[.B150]" office:value-type="string" office:string-value="cookies" calcext:value-type="string">
            <text:p>cookies</text:p>
          </table:table-cell>
          <table:table-cell table:style-name="ce20" table:formula="of:=[.D150]" office:value-type="float" office:value="0" calcext:value-type="float">
            <text:p>0</text:p>
          </table:table-cell>
          <table:table-cell table:formula="of:=IF([.E150]=0;[.J149];[.E150])" office:value-type="float" office:value="3" calcext:value-type="float">
            <text:p>3</text:p>
          </table:table-cell>
          <table:table-cell table:formula="of:=IF([.F150]=0;&quot;&quot;;[.J150])" office:value-type="float" office:value="3" calcext:value-type="float">
            <text:p>3</text:p>
          </table:table-cell>
          <table:table-cell table:style-name="ce19" table:formula="of:=IF([.K150]=&quot;&quot;;&quot;&quot;;[.C150]/[.K15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[Recipes.B152]" office:value-type="string" office:string-value="crisp" calcext:value-type="string">
            <text:p>crisp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style-name="ce18" table:formula="of:=IF([.B151]=0;[.A151];[.F150])" office:value-type="string" office:string-value="Snack platter" calcext:value-type="string">
            <text:p>Snack platter</text:p>
          </table:table-cell>
          <table:table-cell table:style-name="ce19" table:formula="of:=IF([.B151]=0;&quot;&quot;;[.F151])" office:value-type="string" office:string-value="Snack platter" calcext:value-type="string">
            <text:p>Snack platter</text:p>
          </table:table-cell>
          <table:table-cell table:style-name="ce19" table:formula="of:=[.B151]" office:value-type="string" office:string-value="crisp" calcext:value-type="string">
            <text:p>crisp</text:p>
          </table:table-cell>
          <table:table-cell table:style-name="ce20" table:formula="of:=[.D151]" office:value-type="float" office:value="0" calcext:value-type="float">
            <text:p>0</text:p>
          </table:table-cell>
          <table:table-cell table:formula="of:=IF([.E151]=0;[.J150];[.E151])" office:value-type="float" office:value="3" calcext:value-type="float">
            <text:p>3</text:p>
          </table:table-cell>
          <table:table-cell table:formula="of:=IF([.F151]=0;&quot;&quot;;[.J151])" office:value-type="float" office:value="3" calcext:value-type="float">
            <text:p>3</text:p>
          </table:table-cell>
          <table:table-cell table:style-name="ce19" table:formula="of:=IF([.K151]=&quot;&quot;;&quot;&quot;;[.C151]/[.K15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[Recipes.B153]" office:value-type="string" office:string-value="brezeln" calcext:value-type="string">
            <text:p>brezel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style-name="ce18" table:formula="of:=IF([.B152]=0;[.A152];[.F151])" office:value-type="string" office:string-value="Snack platter" calcext:value-type="string">
            <text:p>Snack platter</text:p>
          </table:table-cell>
          <table:table-cell table:style-name="ce19" table:formula="of:=IF([.B152]=0;&quot;&quot;;[.F152])" office:value-type="string" office:string-value="Snack platter" calcext:value-type="string">
            <text:p>Snack platter</text:p>
          </table:table-cell>
          <table:table-cell table:style-name="ce19" table:formula="of:=[.B152]" office:value-type="string" office:string-value="brezeln" calcext:value-type="string">
            <text:p>brezeln</text:p>
          </table:table-cell>
          <table:table-cell table:style-name="ce20" table:formula="of:=[.D152]" office:value-type="float" office:value="0" calcext:value-type="float">
            <text:p>0</text:p>
          </table:table-cell>
          <table:table-cell table:formula="of:=IF([.E152]=0;[.J151];[.E152])" office:value-type="float" office:value="3" calcext:value-type="float">
            <text:p>3</text:p>
          </table:table-cell>
          <table:table-cell table:formula="of:=IF([.F152]=0;&quot;&quot;;[.J152])" office:value-type="float" office:value="3" calcext:value-type="float">
            <text:p>3</text:p>
          </table:table-cell>
          <table:table-cell table:style-name="ce19" table:formula="of:=IF([.K152]=&quot;&quot;;&quot;&quot;;[.C152]/[.K1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[Recipes.B154]" office:value-type="string" office:string-value="salz stangen" calcext:value-type="string">
            <text:p>salz stangen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style-name="ce18" table:formula="of:=IF([.B153]=0;[.A153];[.F152])" office:value-type="string" office:string-value="Snack platter" calcext:value-type="string">
            <text:p>Snack platter</text:p>
          </table:table-cell>
          <table:table-cell table:style-name="ce19" table:formula="of:=IF([.B153]=0;&quot;&quot;;[.F153])" office:value-type="string" office:string-value="Snack platter" calcext:value-type="string">
            <text:p>Snack platter</text:p>
          </table:table-cell>
          <table:table-cell table:style-name="ce19" table:formula="of:=[.B153]" office:value-type="string" office:string-value="salz stangen" calcext:value-type="string">
            <text:p>salz stangen</text:p>
          </table:table-cell>
          <table:table-cell table:style-name="ce20" table:formula="of:=[.D153]" office:value-type="float" office:value="0" calcext:value-type="float">
            <text:p>0</text:p>
          </table:table-cell>
          <table:table-cell table:formula="of:=IF([.E153]=0;[.J152];[.E153])" office:value-type="float" office:value="3" calcext:value-type="float">
            <text:p>3</text:p>
          </table:table-cell>
          <table:table-cell table:formula="of:=IF([.F153]=0;&quot;&quot;;[.J153])" office:value-type="float" office:value="3" calcext:value-type="float">
            <text:p>3</text:p>
          </table:table-cell>
          <table:table-cell table:style-name="ce19" table:formula="of:=IF([.K153]=&quot;&quot;;&quot;&quot;;[.C153]/[.K15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string" office:string-value="frischekäse" calcext:value-type="string">
            <text:p>frischekäse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style-name="ce18" table:formula="of:=IF([.B154]=0;[.A154];[.F153])" office:value-type="string" office:string-value="Snack platter" calcext:value-type="string">
            <text:p>Snack platter</text:p>
          </table:table-cell>
          <table:table-cell table:style-name="ce19" table:formula="of:=IF([.B154]=0;&quot;&quot;;[.F154])" office:value-type="string" office:string-value="Snack platter" calcext:value-type="string">
            <text:p>Snack platter</text:p>
          </table:table-cell>
          <table:table-cell table:style-name="ce19" table:formula="of:=[.B154]" office:value-type="string" office:string-value="frischekäse" calcext:value-type="string">
            <text:p>frischekäse</text:p>
          </table:table-cell>
          <table:table-cell table:style-name="ce20" table:formula="of:=[.D154]" office:value-type="float" office:value="0" calcext:value-type="float">
            <text:p>0</text:p>
          </table:table-cell>
          <table:table-cell table:formula="of:=IF([.E154]=0;[.J153];[.E154])" office:value-type="float" office:value="3" calcext:value-type="float">
            <text:p>3</text:p>
          </table:table-cell>
          <table:table-cell table:formula="of:=IF([.F154]=0;&quot;&quot;;[.J154])" office:value-type="float" office:value="3" calcext:value-type="float">
            <text:p>3</text:p>
          </table:table-cell>
          <table:table-cell table:style-name="ce19" table:formula="of:=IF([.K154]=&quot;&quot;;&quot;&quot;;[.C154]/[.K15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style-name="ce18" table:formula="of:=IF([.B155]=0;[.A155];[.F154])" office:value-type="float" office:value="0" calcext:value-type="float">
            <text:p>0</text:p>
          </table:table-cell>
          <table:table-cell table:style-name="ce19" table:formula="of:=IF([.B155]=0;&quot;&quot;;[.F155])">
            <text:p/>
          </table:table-cell>
          <table:table-cell table:style-name="ce19" table:formula="of:=[.B155]" office:value-type="float" office:value="0" calcext:value-type="float">
            <text:p>0</text:p>
          </table:table-cell>
          <table:table-cell table:style-name="ce20" table:formula="of:=[.D155]" office:value-type="float" office:value="0" calcext:value-type="float">
            <text:p>0</text:p>
          </table:table-cell>
          <table:table-cell table:formula="of:=IF([.E155]=0;[.J154];[.E155])" office:value-type="float" office:value="3" calcext:value-type="float">
            <text:p>3</text:p>
          </table:table-cell>
          <table:table-cell table:formula="of:=IF([.F155]=0;&quot;&quot;;[.J155])">
            <text:p/>
          </table:table-cell>
          <table:table-cell table:style-name="ce19" table:formula="of:=IF([.K155]=&quot;&quot;;&quot;&quot;;[.C155]/[.K155])">
            <text:p/>
          </table:table-cell>
          <table:table-cell table:number-columns-repeated="1010"/>
        </table:table-row>
        <table:table-row table:style-name="ro1">
          <table:table-cell table:formula="of:=[Recipes.A157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style-name="ce18" table:formula="of:=IF([.B156]=0;[.A156];[.F155])" office:value-type="string" office:string-value="XXX Constraint: Dishes should not be listed twice." calcext:value-type="string">
            <text:p>XXX Constraint: Dishes should not be listed twice.</text:p>
          </table:table-cell>
          <table:table-cell table:style-name="ce19" table:formula="of:=IF([.B156]=0;&quot;&quot;;[.F156])">
            <text:p/>
          </table:table-cell>
          <table:table-cell table:style-name="ce19" table:formula="of:=[.B156]" office:value-type="float" office:value="0" calcext:value-type="float">
            <text:p>0</text:p>
          </table:table-cell>
          <table:table-cell table:style-name="ce20" table:formula="of:=[.D156]" office:value-type="float" office:value="0" calcext:value-type="float">
            <text:p>0</text:p>
          </table:table-cell>
          <table:table-cell table:formula="of:=IF([.E156]=0;[.J155];[.E156])" office:value-type="float" office:value="3" calcext:value-type="float">
            <text:p>3</text:p>
          </table:table-cell>
          <table:table-cell table:formula="of:=IF([.F156]=0;&quot;&quot;;[.J156])" office:value-type="float" office:value="3" calcext:value-type="float">
            <text:p>3</text:p>
          </table:table-cell>
          <table:table-cell table:style-name="ce19" table:formula="of:=IF([.K156]=&quot;&quot;;&quot;&quot;;[.C156]/[.K1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style-name="ce18" table:formula="of:=IF([.B157]=0;[.A157];[.F156])" office:value-type="float" office:value="0" calcext:value-type="float">
            <text:p>0</text:p>
          </table:table-cell>
          <table:table-cell table:style-name="ce19" table:formula="of:=IF([.B157]=0;&quot;&quot;;[.F157])">
            <text:p/>
          </table:table-cell>
          <table:table-cell table:style-name="ce19" table:formula="of:=[.B157]" office:value-type="float" office:value="0" calcext:value-type="float">
            <text:p>0</text:p>
          </table:table-cell>
          <table:table-cell table:style-name="ce20" table:formula="of:=[.D157]" office:value-type="float" office:value="0" calcext:value-type="float">
            <text:p>0</text:p>
          </table:table-cell>
          <table:table-cell table:formula="of:=IF([.E157]=0;[.J156];[.E157])" office:value-type="float" office:value="3" calcext:value-type="float">
            <text:p>3</text:p>
          </table:table-cell>
          <table:table-cell table:formula="of:=IF([.F157]=0;&quot;&quot;;[.J157])">
            <text:p/>
          </table:table-cell>
          <table:table-cell table:style-name="ce19" table:formula="of:=IF([.K157]=&quot;&quot;;&quot;&quot;;[.C157]/[.K157])">
            <text:p/>
          </table:table-cell>
          <table:table-cell table:number-columns-repeated="1010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style-name="ce18" table:formula="of:=IF([.B158]=0;[.A158];[.F157])" office:value-type="float" office:value="0" calcext:value-type="float">
            <text:p>0</text:p>
          </table:table-cell>
          <table:table-cell table:style-name="ce19" table:formula="of:=IF([.B158]=0;&quot;&quot;;[.F158])">
            <text:p/>
          </table:table-cell>
          <table:table-cell table:style-name="ce19" table:formula="of:=[.B158]" office:value-type="float" office:value="0" calcext:value-type="float">
            <text:p>0</text:p>
          </table:table-cell>
          <table:table-cell table:style-name="ce20" table:formula="of:=[.D158]" office:value-type="float" office:value="0" calcext:value-type="float">
            <text:p>0</text:p>
          </table:table-cell>
          <table:table-cell table:formula="of:=IF([.E158]=0;[.J157];[.E158])" office:value-type="float" office:value="3" calcext:value-type="float">
            <text:p>3</text:p>
          </table:table-cell>
          <table:table-cell table:formula="of:=IF([.F158]=0;&quot;&quot;;[.J158])">
            <text:p/>
          </table:table-cell>
          <table:table-cell table:style-name="ce19" table:formula="of:=IF([.K158]=&quot;&quot;;&quot;&quot;;[.C158]/[.K158])">
            <text:p/>
          </table:table-cell>
          <table:table-cell table:number-columns-repeated="1010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style-name="ce18" table:formula="of:=IF([.B159]=0;[.A159];[.F158])" office:value-type="float" office:value="0" calcext:value-type="float">
            <text:p>0</text:p>
          </table:table-cell>
          <table:table-cell table:style-name="ce19" table:formula="of:=IF([.B159]=0;&quot;&quot;;[.F159])">
            <text:p/>
          </table:table-cell>
          <table:table-cell table:style-name="ce19" table:formula="of:=[.B159]" office:value-type="float" office:value="0" calcext:value-type="float">
            <text:p>0</text:p>
          </table:table-cell>
          <table:table-cell table:style-name="ce20" table:formula="of:=[.D159]" office:value-type="float" office:value="0" calcext:value-type="float">
            <text:p>0</text:p>
          </table:table-cell>
          <table:table-cell table:formula="of:=IF([.E159]=0;[.J158];[.E159])" office:value-type="float" office:value="3" calcext:value-type="float">
            <text:p>3</text:p>
          </table:table-cell>
          <table:table-cell table:formula="of:=IF([.F159]=0;&quot;&quot;;[.J159])">
            <text:p/>
          </table:table-cell>
          <table:table-cell table:style-name="ce19" table:formula="of:=IF([.K159]=&quot;&quot;;&quot;&quot;;[.C159]/[.K159])">
            <text:p/>
          </table:table-cell>
          <table:table-cell table:number-columns-repeated="1010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style-name="ce18" table:formula="of:=IF([.B160]=0;[.A160];[.F159])" office:value-type="float" office:value="0" calcext:value-type="float">
            <text:p>0</text:p>
          </table:table-cell>
          <table:table-cell table:style-name="ce19" table:formula="of:=IF([.B160]=0;&quot;&quot;;[.F160])">
            <text:p/>
          </table:table-cell>
          <table:table-cell table:style-name="ce19" table:formula="of:=[.B160]" office:value-type="float" office:value="0" calcext:value-type="float">
            <text:p>0</text:p>
          </table:table-cell>
          <table:table-cell table:style-name="ce20" table:formula="of:=[.D160]" office:value-type="float" office:value="0" calcext:value-type="float">
            <text:p>0</text:p>
          </table:table-cell>
          <table:table-cell table:formula="of:=IF([.E160]=0;[.J159];[.E160])" office:value-type="float" office:value="3" calcext:value-type="float">
            <text:p>3</text:p>
          </table:table-cell>
          <table:table-cell table:formula="of:=IF([.F160]=0;&quot;&quot;;[.J160])">
            <text:p/>
          </table:table-cell>
          <table:table-cell table:style-name="ce19" table:formula="of:=IF([.K160]=&quot;&quot;;&quot;&quot;;[.C160]/[.K160])">
            <text:p/>
          </table:table-cell>
          <table:table-cell table:number-columns-repeated="1010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style-name="ce18" table:formula="of:=IF([.B161]=0;[.A161];[.F160])" office:value-type="float" office:value="0" calcext:value-type="float">
            <text:p>0</text:p>
          </table:table-cell>
          <table:table-cell table:style-name="ce19" table:formula="of:=IF([.B161]=0;&quot;&quot;;[.F161])">
            <text:p/>
          </table:table-cell>
          <table:table-cell table:style-name="ce19" table:formula="of:=[.B161]" office:value-type="float" office:value="0" calcext:value-type="float">
            <text:p>0</text:p>
          </table:table-cell>
          <table:table-cell table:style-name="ce20" table:formula="of:=[.D161]" office:value-type="float" office:value="0" calcext:value-type="float">
            <text:p>0</text:p>
          </table:table-cell>
          <table:table-cell table:formula="of:=IF([.E161]=0;[.J160];[.E161])" office:value-type="float" office:value="3" calcext:value-type="float">
            <text:p>3</text:p>
          </table:table-cell>
          <table:table-cell table:formula="of:=IF([.F161]=0;&quot;&quot;;[.J161])">
            <text:p/>
          </table:table-cell>
          <table:table-cell table:style-name="ce19" table:formula="of:=IF([.K161]=&quot;&quot;;&quot;&quot;;[.C161]/[.K161])">
            <text:p/>
          </table:table-cell>
          <table:table-cell table:number-columns-repeated="1010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style-name="ce18" table:formula="of:=IF([.B162]=0;[.A162];[.F161])" office:value-type="float" office:value="0" calcext:value-type="float">
            <text:p>0</text:p>
          </table:table-cell>
          <table:table-cell table:style-name="ce19" table:formula="of:=IF([.B162]=0;&quot;&quot;;[.F162])">
            <text:p/>
          </table:table-cell>
          <table:table-cell table:style-name="ce19" table:formula="of:=[.B162]" office:value-type="float" office:value="0" calcext:value-type="float">
            <text:p>0</text:p>
          </table:table-cell>
          <table:table-cell table:style-name="ce20" table:formula="of:=[.D162]" office:value-type="float" office:value="0" calcext:value-type="float">
            <text:p>0</text:p>
          </table:table-cell>
          <table:table-cell table:formula="of:=IF([.E162]=0;[.J161];[.E162])" office:value-type="float" office:value="3" calcext:value-type="float">
            <text:p>3</text:p>
          </table:table-cell>
          <table:table-cell table:formula="of:=IF([.F162]=0;&quot;&quot;;[.J162])">
            <text:p/>
          </table:table-cell>
          <table:table-cell table:style-name="ce19" table:formula="of:=IF([.K162]=&quot;&quot;;&quot;&quot;;[.C162]/[.K162])">
            <text:p/>
          </table:table-cell>
          <table:table-cell table:number-columns-repeated="1010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style-name="ce18" table:formula="of:=IF([.B163]=0;[.A163];[.F162])" office:value-type="float" office:value="0" calcext:value-type="float">
            <text:p>0</text:p>
          </table:table-cell>
          <table:table-cell table:style-name="ce19" table:formula="of:=IF([.B163]=0;&quot;&quot;;[.F163])">
            <text:p/>
          </table:table-cell>
          <table:table-cell table:style-name="ce19" table:formula="of:=[.B163]" office:value-type="float" office:value="0" calcext:value-type="float">
            <text:p>0</text:p>
          </table:table-cell>
          <table:table-cell table:style-name="ce20" table:formula="of:=[.D163]" office:value-type="float" office:value="0" calcext:value-type="float">
            <text:p>0</text:p>
          </table:table-cell>
          <table:table-cell table:formula="of:=IF([.E163]=0;[.J162];[.E163])" office:value-type="float" office:value="3" calcext:value-type="float">
            <text:p>3</text:p>
          </table:table-cell>
          <table:table-cell table:formula="of:=IF([.F163]=0;&quot;&quot;;[.J163])">
            <text:p/>
          </table:table-cell>
          <table:table-cell table:style-name="ce19" table:formula="of:=IF([.K163]=&quot;&quot;;&quot;&quot;;[.C163]/[.K163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style-name="ce18" table:formula="of:=IF([.B164]=0;[.A164];[.F163])" office:value-type="float" office:value="0" calcext:value-type="float">
            <text:p>0</text:p>
          </table:table-cell>
          <table:table-cell table:style-name="ce19" table:formula="of:=IF([.B164]=0;&quot;&quot;;[.F164])">
            <text:p/>
          </table:table-cell>
          <table:table-cell table:style-name="ce19" table:formula="of:=[.B164]" office:value-type="float" office:value="0" calcext:value-type="float">
            <text:p>0</text:p>
          </table:table-cell>
          <table:table-cell table:style-name="ce20" table:formula="of:=[.D164]" office:value-type="float" office:value="0" calcext:value-type="float">
            <text:p>0</text:p>
          </table:table-cell>
          <table:table-cell table:formula="of:=IF([.E164]=0;[.J163];[.E164])" office:value-type="float" office:value="3" calcext:value-type="float">
            <text:p>3</text:p>
          </table:table-cell>
          <table:table-cell table:formula="of:=IF([.F164]=0;&quot;&quot;;[.J164])">
            <text:p/>
          </table:table-cell>
          <table:table-cell table:style-name="ce19" table:formula="of:=IF([.K164]=&quot;&quot;;&quot;&quot;;[.C164]/[.K164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style-name="ce18" table:formula="of:=IF([.B165]=0;[.A165];[.F164])" office:value-type="float" office:value="0" calcext:value-type="float">
            <text:p>0</text:p>
          </table:table-cell>
          <table:table-cell table:style-name="ce19" table:formula="of:=IF([.B165]=0;&quot;&quot;;[.F165])">
            <text:p/>
          </table:table-cell>
          <table:table-cell table:style-name="ce19" table:formula="of:=[.B165]" office:value-type="float" office:value="0" calcext:value-type="float">
            <text:p>0</text:p>
          </table:table-cell>
          <table:table-cell table:style-name="ce20" table:formula="of:=[.D165]" office:value-type="float" office:value="0" calcext:value-type="float">
            <text:p>0</text:p>
          </table:table-cell>
          <table:table-cell table:formula="of:=IF([.E165]=0;[.J164];[.E165])" office:value-type="float" office:value="3" calcext:value-type="float">
            <text:p>3</text:p>
          </table:table-cell>
          <table:table-cell table:formula="of:=IF([.F165]=0;&quot;&quot;;[.J165])">
            <text:p/>
          </table:table-cell>
          <table:table-cell table:style-name="ce19" table:formula="of:=IF([.K165]=&quot;&quot;;&quot;&quot;;[.C165]/[.K165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style-name="ce18" table:formula="of:=IF([.B166]=0;[.A166];[.F165])" office:value-type="float" office:value="0" calcext:value-type="float">
            <text:p>0</text:p>
          </table:table-cell>
          <table:table-cell table:style-name="ce19" table:formula="of:=IF([.B166]=0;&quot;&quot;;[.F166])">
            <text:p/>
          </table:table-cell>
          <table:table-cell table:style-name="ce19" table:formula="of:=[.B166]" office:value-type="float" office:value="0" calcext:value-type="float">
            <text:p>0</text:p>
          </table:table-cell>
          <table:table-cell table:style-name="ce20" table:formula="of:=[.D166]" office:value-type="float" office:value="0" calcext:value-type="float">
            <text:p>0</text:p>
          </table:table-cell>
          <table:table-cell table:formula="of:=IF([.E166]=0;[.J165];[.E166])" office:value-type="float" office:value="3" calcext:value-type="float">
            <text:p>3</text:p>
          </table:table-cell>
          <table:table-cell table:formula="of:=IF([.F166]=0;&quot;&quot;;[.J166])">
            <text:p/>
          </table:table-cell>
          <table:table-cell table:style-name="ce19" table:formula="of:=IF([.K166]=&quot;&quot;;&quot;&quot;;[.C166]/[.K166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style-name="ce18" table:formula="of:=IF([.B167]=0;[.A167];[.F166])" office:value-type="float" office:value="0" calcext:value-type="float">
            <text:p>0</text:p>
          </table:table-cell>
          <table:table-cell table:style-name="ce19" table:formula="of:=IF([.B167]=0;&quot;&quot;;[.F167])">
            <text:p/>
          </table:table-cell>
          <table:table-cell table:style-name="ce19" table:formula="of:=[.B167]" office:value-type="float" office:value="0" calcext:value-type="float">
            <text:p>0</text:p>
          </table:table-cell>
          <table:table-cell table:style-name="ce20" table:formula="of:=[.D167]" office:value-type="float" office:value="0" calcext:value-type="float">
            <text:p>0</text:p>
          </table:table-cell>
          <table:table-cell table:formula="of:=IF([.E167]=0;[.J166];[.E167])" office:value-type="float" office:value="3" calcext:value-type="float">
            <text:p>3</text:p>
          </table:table-cell>
          <table:table-cell table:formula="of:=IF([.F167]=0;&quot;&quot;;[.J167])">
            <text:p/>
          </table:table-cell>
          <table:table-cell table:style-name="ce19" table:formula="of:=IF([.K167]=&quot;&quot;;&quot;&quot;;[.C167]/[.K167])">
            <text:p/>
          </table:table-cell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style-name="ce18" table:formula="of:=IF([.B168]=0;[.A168];[.F167])" office:value-type="float" office:value="0" calcext:value-type="float">
            <text:p>0</text:p>
          </table:table-cell>
          <table:table-cell table:style-name="ce19" table:formula="of:=IF([.B168]=0;&quot;&quot;;[.F168])">
            <text:p/>
          </table:table-cell>
          <table:table-cell table:style-name="ce19" table:formula="of:=[.B168]" office:value-type="float" office:value="0" calcext:value-type="float">
            <text:p>0</text:p>
          </table:table-cell>
          <table:table-cell table:style-name="ce20" table:formula="of:=[.D168]" office:value-type="float" office:value="0" calcext:value-type="float">
            <text:p>0</text:p>
          </table:table-cell>
          <table:table-cell table:formula="of:=IF([.E168]=0;[.J167];[.E168])" office:value-type="float" office:value="3" calcext:value-type="float">
            <text:p>3</text:p>
          </table:table-cell>
          <table:table-cell table:formula="of:=IF([.F168]=0;&quot;&quot;;[.J168])">
            <text:p/>
          </table:table-cell>
          <table:table-cell table:style-name="ce19" table:formula="of:=IF([.K168]=&quot;&quot;;&quot;&quot;;[.C168]/[.K168])">
            <text:p/>
          </table:table-cell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style-name="ce18" table:formula="of:=IF([.B169]=0;[.A169];[.F168])" office:value-type="float" office:value="0" calcext:value-type="float">
            <text:p>0</text:p>
          </table:table-cell>
          <table:table-cell table:style-name="ce19" table:formula="of:=IF([.B169]=0;&quot;&quot;;[.F169])">
            <text:p/>
          </table:table-cell>
          <table:table-cell table:style-name="ce19" table:formula="of:=[.B169]" office:value-type="float" office:value="0" calcext:value-type="float">
            <text:p>0</text:p>
          </table:table-cell>
          <table:table-cell table:style-name="ce20" table:formula="of:=[.D169]" office:value-type="float" office:value="0" calcext:value-type="float">
            <text:p>0</text:p>
          </table:table-cell>
          <table:table-cell table:formula="of:=IF([.E169]=0;[.J168];[.E169])" office:value-type="float" office:value="3" calcext:value-type="float">
            <text:p>3</text:p>
          </table:table-cell>
          <table:table-cell table:formula="of:=IF([.F169]=0;&quot;&quot;;[.J169])">
            <text:p/>
          </table:table-cell>
          <table:table-cell table:style-name="ce19" table:formula="of:=IF([.K169]=&quot;&quot;;&quot;&quot;;[.C169]/[.K169])">
            <text:p/>
          </table:table-cell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style-name="ce18" table:formula="of:=IF([.B170]=0;[.A170];[.F169])" office:value-type="float" office:value="0" calcext:value-type="float">
            <text:p>0</text:p>
          </table:table-cell>
          <table:table-cell table:style-name="ce19" table:formula="of:=IF([.B170]=0;&quot;&quot;;[.F170])">
            <text:p/>
          </table:table-cell>
          <table:table-cell table:style-name="ce19" table:formula="of:=[.B170]" office:value-type="float" office:value="0" calcext:value-type="float">
            <text:p>0</text:p>
          </table:table-cell>
          <table:table-cell table:style-name="ce20" table:formula="of:=[.D170]" office:value-type="float" office:value="0" calcext:value-type="float">
            <text:p>0</text:p>
          </table:table-cell>
          <table:table-cell table:formula="of:=IF([.E170]=0;[.J169];[.E170])" office:value-type="float" office:value="3" calcext:value-type="float">
            <text:p>3</text:p>
          </table:table-cell>
          <table:table-cell table:formula="of:=IF([.F170]=0;&quot;&quot;;[.J170])">
            <text:p/>
          </table:table-cell>
          <table:table-cell table:style-name="ce19" table:formula="of:=IF([.K170]=&quot;&quot;;&quot;&quot;;[.C170]/[.K170])">
            <text:p/>
          </table:table-cell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style-name="ce18" table:formula="of:=IF([.B171]=0;[.A171];[.F170])" office:value-type="float" office:value="0" calcext:value-type="float">
            <text:p>0</text:p>
          </table:table-cell>
          <table:table-cell table:style-name="ce19" table:formula="of:=IF([.B171]=0;&quot;&quot;;[.F171])">
            <text:p/>
          </table:table-cell>
          <table:table-cell table:style-name="ce19" table:formula="of:=[.B171]" office:value-type="float" office:value="0" calcext:value-type="float">
            <text:p>0</text:p>
          </table:table-cell>
          <table:table-cell table:style-name="ce20" table:formula="of:=[.D171]" office:value-type="float" office:value="0" calcext:value-type="float">
            <text:p>0</text:p>
          </table:table-cell>
          <table:table-cell table:formula="of:=IF([.E171]=0;[.J170];[.E171])" office:value-type="float" office:value="3" calcext:value-type="float">
            <text:p>3</text:p>
          </table:table-cell>
          <table:table-cell table:formula="of:=IF([.F171]=0;&quot;&quot;;[.J171])">
            <text:p/>
          </table:table-cell>
          <table:table-cell table:style-name="ce19" table:formula="of:=IF([.K171]=&quot;&quot;;&quot;&quot;;[.C171]/[.K171])">
            <text:p/>
          </table:table-cell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style-name="ce18" table:formula="of:=IF([.B172]=0;[.A172];[.F171])" office:value-type="float" office:value="0" calcext:value-type="float">
            <text:p>0</text:p>
          </table:table-cell>
          <table:table-cell table:style-name="ce19" table:formula="of:=IF([.B172]=0;&quot;&quot;;[.F172])">
            <text:p/>
          </table:table-cell>
          <table:table-cell table:style-name="ce19" table:formula="of:=[.B172]" office:value-type="float" office:value="0" calcext:value-type="float">
            <text:p>0</text:p>
          </table:table-cell>
          <table:table-cell table:style-name="ce20" table:formula="of:=[.D172]" office:value-type="float" office:value="0" calcext:value-type="float">
            <text:p>0</text:p>
          </table:table-cell>
          <table:table-cell table:formula="of:=IF([.E172]=0;[.J171];[.E172])" office:value-type="float" office:value="3" calcext:value-type="float">
            <text:p>3</text:p>
          </table:table-cell>
          <table:table-cell table:formula="of:=IF([.F172]=0;&quot;&quot;;[.J172])">
            <text:p/>
          </table:table-cell>
          <table:table-cell table:style-name="ce19" table:formula="of:=IF([.K172]=&quot;&quot;;&quot;&quot;;[.C172]/[.K172])">
            <text:p/>
          </table:table-cell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style-name="ce18" table:formula="of:=IF([.B173]=0;[.A173];[.F172])" office:value-type="float" office:value="0" calcext:value-type="float">
            <text:p>0</text:p>
          </table:table-cell>
          <table:table-cell table:style-name="ce19" table:formula="of:=IF([.B173]=0;&quot;&quot;;[.F173])">
            <text:p/>
          </table:table-cell>
          <table:table-cell table:style-name="ce19" table:formula="of:=[.B173]" office:value-type="float" office:value="0" calcext:value-type="float">
            <text:p>0</text:p>
          </table:table-cell>
          <table:table-cell table:style-name="ce20" table:formula="of:=[.D173]" office:value-type="float" office:value="0" calcext:value-type="float">
            <text:p>0</text:p>
          </table:table-cell>
          <table:table-cell table:formula="of:=IF([.E173]=0;[.J172];[.E173])" office:value-type="float" office:value="3" calcext:value-type="float">
            <text:p>3</text:p>
          </table:table-cell>
          <table:table-cell table:formula="of:=IF([.F173]=0;&quot;&quot;;[.J173])">
            <text:p/>
          </table:table-cell>
          <table:table-cell table:style-name="ce19" table:formula="of:=IF([.K173]=&quot;&quot;;&quot;&quot;;[.C173]/[.K173])">
            <text:p/>
          </table:table-cell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style-name="ce18" table:formula="of:=IF([.B174]=0;[.A174];[.F173])" office:value-type="float" office:value="0" calcext:value-type="float">
            <text:p>0</text:p>
          </table:table-cell>
          <table:table-cell table:style-name="ce19" table:formula="of:=IF([.B174]=0;&quot;&quot;;[.F174])">
            <text:p/>
          </table:table-cell>
          <table:table-cell table:style-name="ce19" table:formula="of:=[.B174]" office:value-type="float" office:value="0" calcext:value-type="float">
            <text:p>0</text:p>
          </table:table-cell>
          <table:table-cell table:style-name="ce20" table:formula="of:=[.D174]" office:value-type="float" office:value="0" calcext:value-type="float">
            <text:p>0</text:p>
          </table:table-cell>
          <table:table-cell table:formula="of:=IF([.E174]=0;[.J173];[.E174])" office:value-type="float" office:value="3" calcext:value-type="float">
            <text:p>3</text:p>
          </table:table-cell>
          <table:table-cell table:formula="of:=IF([.F174]=0;&quot;&quot;;[.J174])">
            <text:p/>
          </table:table-cell>
          <table:table-cell table:style-name="ce19" table:formula="of:=IF([.K174]=&quot;&quot;;&quot;&quot;;[.C174]/[.K174])">
            <text:p/>
          </table:table-cell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style-name="ce18" table:formula="of:=IF([.B175]=0;[.A175];[.F174])" office:value-type="float" office:value="0" calcext:value-type="float">
            <text:p>0</text:p>
          </table:table-cell>
          <table:table-cell table:style-name="ce19" table:formula="of:=IF([.B175]=0;&quot;&quot;;[.F175])">
            <text:p/>
          </table:table-cell>
          <table:table-cell table:style-name="ce19" table:formula="of:=[.B175]" office:value-type="float" office:value="0" calcext:value-type="float">
            <text:p>0</text:p>
          </table:table-cell>
          <table:table-cell table:style-name="ce20" table:formula="of:=[.D175]" office:value-type="float" office:value="0" calcext:value-type="float">
            <text:p>0</text:p>
          </table:table-cell>
          <table:table-cell table:formula="of:=IF([.E175]=0;[.J174];[.E175])" office:value-type="float" office:value="3" calcext:value-type="float">
            <text:p>3</text:p>
          </table:table-cell>
          <table:table-cell table:formula="of:=IF([.F175]=0;&quot;&quot;;[.J175])">
            <text:p/>
          </table:table-cell>
          <table:table-cell table:style-name="ce19" table:formula="of:=IF([.K175]=&quot;&quot;;&quot;&quot;;[.C175]/[.K175])">
            <text:p/>
          </table:table-cell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 table:style-name="ce18" table:formula="of:=IF([.B176]=0;[.A176];[.F175])" office:value-type="float" office:value="0" calcext:value-type="float">
            <text:p>0</text:p>
          </table:table-cell>
          <table:table-cell table:style-name="ce19" table:formula="of:=IF([.B176]=0;&quot;&quot;;[.F176])">
            <text:p/>
          </table:table-cell>
          <table:table-cell table:style-name="ce19" table:formula="of:=[.B176]" office:value-type="float" office:value="0" calcext:value-type="float">
            <text:p>0</text:p>
          </table:table-cell>
          <table:table-cell table:style-name="ce20" table:formula="of:=[.D176]" office:value-type="float" office:value="0" calcext:value-type="float">
            <text:p>0</text:p>
          </table:table-cell>
          <table:table-cell table:formula="of:=IF([.E176]=0;[.J175];[.E176])" office:value-type="float" office:value="3" calcext:value-type="float">
            <text:p>3</text:p>
          </table:table-cell>
          <table:table-cell table:formula="of:=IF([.F176]=0;&quot;&quot;;[.J176])">
            <text:p/>
          </table:table-cell>
          <table:table-cell table:style-name="ce19" table:formula="of:=IF([.K176]=&quot;&quot;;&quot;&quot;;[.C176]/[.K176])">
            <text:p/>
          </table:table-cell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 table:style-name="ce18" table:formula="of:=IF([.B177]=0;[.A177];[.F176])" office:value-type="float" office:value="0" calcext:value-type="float">
            <text:p>0</text:p>
          </table:table-cell>
          <table:table-cell table:style-name="ce19" table:formula="of:=IF([.B177]=0;&quot;&quot;;[.F177])">
            <text:p/>
          </table:table-cell>
          <table:table-cell table:style-name="ce19" table:formula="of:=[.B177]" office:value-type="float" office:value="0" calcext:value-type="float">
            <text:p>0</text:p>
          </table:table-cell>
          <table:table-cell table:style-name="ce20" table:formula="of:=[.D177]" office:value-type="float" office:value="0" calcext:value-type="float">
            <text:p>0</text:p>
          </table:table-cell>
          <table:table-cell table:formula="of:=IF([.E177]=0;[.J176];[.E177])" office:value-type="float" office:value="3" calcext:value-type="float">
            <text:p>3</text:p>
          </table:table-cell>
          <table:table-cell table:formula="of:=IF([.F177]=0;&quot;&quot;;[.J177])">
            <text:p/>
          </table:table-cell>
          <table:table-cell table:style-name="ce19" table:formula="of:=IF([.K177]=&quot;&quot;;&quot;&quot;;[.C177]/[.K177])">
            <text:p/>
          </table:table-cell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 table:style-name="ce18" table:formula="of:=IF([.B178]=0;[.A178];[.F177])" office:value-type="float" office:value="0" calcext:value-type="float">
            <text:p>0</text:p>
          </table:table-cell>
          <table:table-cell table:style-name="ce19" table:formula="of:=IF([.B178]=0;&quot;&quot;;[.F178])">
            <text:p/>
          </table:table-cell>
          <table:table-cell table:style-name="ce19" table:formula="of:=[.B178]" office:value-type="float" office:value="0" calcext:value-type="float">
            <text:p>0</text:p>
          </table:table-cell>
          <table:table-cell table:style-name="ce20" table:formula="of:=[.D178]" office:value-type="float" office:value="0" calcext:value-type="float">
            <text:p>0</text:p>
          </table:table-cell>
          <table:table-cell table:formula="of:=IF([.E178]=0;[.J177];[.E178])" office:value-type="float" office:value="3" calcext:value-type="float">
            <text:p>3</text:p>
          </table:table-cell>
          <table:table-cell table:formula="of:=IF([.F178]=0;&quot;&quot;;[.J178])">
            <text:p/>
          </table:table-cell>
          <table:table-cell table:style-name="ce19" table:formula="of:=IF([.K178]=&quot;&quot;;&quot;&quot;;[.C178]/[.K178])">
            <text:p/>
          </table:table-cell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 table:style-name="ce18" table:formula="of:=IF([.B179]=0;[.A179];[.F178])" office:value-type="float" office:value="0" calcext:value-type="float">
            <text:p>0</text:p>
          </table:table-cell>
          <table:table-cell table:style-name="ce19" table:formula="of:=IF([.B179]=0;&quot;&quot;;[.F179])">
            <text:p/>
          </table:table-cell>
          <table:table-cell table:style-name="ce19" table:formula="of:=[.B179]" office:value-type="float" office:value="0" calcext:value-type="float">
            <text:p>0</text:p>
          </table:table-cell>
          <table:table-cell table:style-name="ce20" table:formula="of:=[.D179]" office:value-type="float" office:value="0" calcext:value-type="float">
            <text:p>0</text:p>
          </table:table-cell>
          <table:table-cell table:formula="of:=IF([.E179]=0;[.J178];[.E179])" office:value-type="float" office:value="3" calcext:value-type="float">
            <text:p>3</text:p>
          </table:table-cell>
          <table:table-cell table:formula="of:=IF([.F179]=0;&quot;&quot;;[.J179])">
            <text:p/>
          </table:table-cell>
          <table:table-cell table:style-name="ce19" table:formula="of:=IF([.K179]=&quot;&quot;;&quot;&quot;;[.C179]/[.K179])">
            <text:p/>
          </table:table-cell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 table:style-name="ce18" table:formula="of:=IF([.B180]=0;[.A180];[.F179])" office:value-type="float" office:value="0" calcext:value-type="float">
            <text:p>0</text:p>
          </table:table-cell>
          <table:table-cell table:style-name="ce19" table:formula="of:=IF([.B180]=0;&quot;&quot;;[.F180])">
            <text:p/>
          </table:table-cell>
          <table:table-cell table:style-name="ce19" table:formula="of:=[.B180]" office:value-type="float" office:value="0" calcext:value-type="float">
            <text:p>0</text:p>
          </table:table-cell>
          <table:table-cell table:style-name="ce20" table:formula="of:=[.D180]" office:value-type="float" office:value="0" calcext:value-type="float">
            <text:p>0</text:p>
          </table:table-cell>
          <table:table-cell table:formula="of:=IF([.E180]=0;[.J179];[.E180])" office:value-type="float" office:value="3" calcext:value-type="float">
            <text:p>3</text:p>
          </table:table-cell>
          <table:table-cell table:formula="of:=IF([.F180]=0;&quot;&quot;;[.J180])">
            <text:p/>
          </table:table-cell>
          <table:table-cell table:style-name="ce19" table:formula="of:=IF([.K180]=&quot;&quot;;&quot;&quot;;[.C180]/[.K180])">
            <text:p/>
          </table:table-cell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 table:style-name="ce18" table:formula="of:=IF([.B181]=0;[.A181];[.F180])" office:value-type="float" office:value="0" calcext:value-type="float">
            <text:p>0</text:p>
          </table:table-cell>
          <table:table-cell table:style-name="ce19" table:formula="of:=IF([.B181]=0;&quot;&quot;;[.F181])">
            <text:p/>
          </table:table-cell>
          <table:table-cell table:style-name="ce19" table:formula="of:=[.B181]" office:value-type="float" office:value="0" calcext:value-type="float">
            <text:p>0</text:p>
          </table:table-cell>
          <table:table-cell table:style-name="ce20" table:formula="of:=[.D181]" office:value-type="float" office:value="0" calcext:value-type="float">
            <text:p>0</text:p>
          </table:table-cell>
          <table:table-cell table:formula="of:=IF([.E181]=0;[.J180];[.E181])" office:value-type="float" office:value="3" calcext:value-type="float">
            <text:p>3</text:p>
          </table:table-cell>
          <table:table-cell table:formula="of:=IF([.F181]=0;&quot;&quot;;[.J181])">
            <text:p/>
          </table:table-cell>
          <table:table-cell table:style-name="ce19" table:formula="of:=IF([.K181]=&quot;&quot;;&quot;&quot;;[.C181]/[.K181])">
            <text:p/>
          </table:table-cell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 table:style-name="ce18" table:formula="of:=IF([.B182]=0;[.A182];[.F181])" office:value-type="float" office:value="0" calcext:value-type="float">
            <text:p>0</text:p>
          </table:table-cell>
          <table:table-cell table:style-name="ce19" table:formula="of:=IF([.B182]=0;&quot;&quot;;[.F182])">
            <text:p/>
          </table:table-cell>
          <table:table-cell table:style-name="ce19" table:formula="of:=[.B182]" office:value-type="float" office:value="0" calcext:value-type="float">
            <text:p>0</text:p>
          </table:table-cell>
          <table:table-cell table:style-name="ce20" table:formula="of:=[.D182]" office:value-type="float" office:value="0" calcext:value-type="float">
            <text:p>0</text:p>
          </table:table-cell>
          <table:table-cell table:formula="of:=IF([.E182]=0;[.J181];[.E182])" office:value-type="float" office:value="3" calcext:value-type="float">
            <text:p>3</text:p>
          </table:table-cell>
          <table:table-cell table:formula="of:=IF([.F182]=0;&quot;&quot;;[.J182])">
            <text:p/>
          </table:table-cell>
          <table:table-cell table:style-name="ce19" table:formula="of:=IF([.K182]=&quot;&quot;;&quot;&quot;;[.C182]/[.K182])">
            <text:p/>
          </table:table-cell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style-name="ce18" table:formula="of:=IF([.B183]=0;[.A183];[.F182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83]=0;[.J182];[.E183])" office:value-type="float" office:value="3" calcext:value-type="float">
            <text:p>3</text:p>
          </table:table-cell>
          <table:table-cell table:formula="of:=IF([.F183]=0;&quot;&quot;;[.J183])">
            <text:p/>
          </table:table-cell>
          <table:table-cell table:style-name="ce19" table:formula="of:=IF([.K183]=&quot;&quot;;&quot;&quot;;[.C183]/[.K183])">
            <text:p/>
          </table:table-cell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style-name="ce18" table:formula="of:=IF([.B184]=0;[.A184];[.F183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84]=0;[.J183];[.E184])" office:value-type="float" office:value="3" calcext:value-type="float">
            <text:p>3</text:p>
          </table:table-cell>
          <table:table-cell table:formula="of:=IF([.F184]=0;&quot;&quot;;[.J184])">
            <text:p/>
          </table:table-cell>
          <table:table-cell table:style-name="ce19" table:formula="of:=IF([.K184]=&quot;&quot;;&quot;&quot;;[.C184]/[.K184])">
            <text:p/>
          </table:table-cell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style-name="ce18" table:formula="of:=IF([.B185]=0;[.A185];[.F184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85]=0;[.J184];[.E185])" office:value-type="float" office:value="3" calcext:value-type="float">
            <text:p>3</text:p>
          </table:table-cell>
          <table:table-cell table:formula="of:=IF([.F185]=0;&quot;&quot;;[.J185])">
            <text:p/>
          </table:table-cell>
          <table:table-cell table:style-name="ce19" table:formula="of:=IF([.K185]=&quot;&quot;;&quot;&quot;;[.C185]/[.K185])">
            <text:p/>
          </table:table-cell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style-name="ce18" table:formula="of:=IF([.B186]=0;[.A186];[.F185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86]=0;[.J185];[.E186])" office:value-type="float" office:value="3" calcext:value-type="float">
            <text:p>3</text:p>
          </table:table-cell>
          <table:table-cell table:formula="of:=IF([.F186]=0;&quot;&quot;;[.J186])">
            <text:p/>
          </table:table-cell>
          <table:table-cell table:style-name="ce19" table:formula="of:=IF([.K186]=&quot;&quot;;&quot;&quot;;[.C186]/[.K186])">
            <text:p/>
          </table:table-cell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style-name="ce18" table:formula="of:=IF([.B187]=0;[.A187];[.F186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87]=0;[.J186];[.E187])" office:value-type="float" office:value="3" calcext:value-type="float">
            <text:p>3</text:p>
          </table:table-cell>
          <table:table-cell table:formula="of:=IF([.F187]=0;&quot;&quot;;[.J187])">
            <text:p/>
          </table:table-cell>
          <table:table-cell table:style-name="ce19" table:formula="of:=IF([.K187]=&quot;&quot;;&quot;&quot;;[.C187]/[.K187])">
            <text:p/>
          </table:table-cell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style-name="ce18" table:formula="of:=IF([.B188]=0;[.A188];[.F187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88]=0;[.J187];[.E188])" office:value-type="float" office:value="3" calcext:value-type="float">
            <text:p>3</text:p>
          </table:table-cell>
          <table:table-cell table:formula="of:=IF([.F188]=0;&quot;&quot;;[.J188])">
            <text:p/>
          </table:table-cell>
          <table:table-cell table:style-name="ce19" table:formula="of:=IF([.K188]=&quot;&quot;;&quot;&quot;;[.C188]/[.K188])">
            <text:p/>
          </table:table-cell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style-name="ce18" table:formula="of:=IF([.B189]=0;[.A189];[.F188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89]=0;[.J188];[.E189])" office:value-type="float" office:value="3" calcext:value-type="float">
            <text:p>3</text:p>
          </table:table-cell>
          <table:table-cell table:formula="of:=IF([.F189]=0;&quot;&quot;;[.J189])">
            <text:p/>
          </table:table-cell>
          <table:table-cell table:style-name="ce19" table:formula="of:=IF([.K189]=&quot;&quot;;&quot;&quot;;[.C189]/[.K189])">
            <text:p/>
          </table:table-cell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style-name="ce18" table:formula="of:=IF([.B190]=0;[.A190];[.F189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0]=0;[.J189];[.E190])" office:value-type="float" office:value="3" calcext:value-type="float">
            <text:p>3</text:p>
          </table:table-cell>
          <table:table-cell table:formula="of:=IF([.F190]=0;&quot;&quot;;[.J190])">
            <text:p/>
          </table:table-cell>
          <table:table-cell table:style-name="ce19" table:formula="of:=IF([.K190]=&quot;&quot;;&quot;&quot;;[.C190]/[.K190])">
            <text:p/>
          </table:table-cell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style-name="ce18" table:formula="of:=IF([.B191]=0;[.A191];[.F190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1]=0;[.J190];[.E191])" office:value-type="float" office:value="3" calcext:value-type="float">
            <text:p>3</text:p>
          </table:table-cell>
          <table:table-cell table:formula="of:=IF([.F191]=0;&quot;&quot;;[.J191])">
            <text:p/>
          </table:table-cell>
          <table:table-cell table:style-name="ce19" table:formula="of:=IF([.K191]=&quot;&quot;;&quot;&quot;;[.C191]/[.K191])">
            <text:p/>
          </table:table-cell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style-name="ce18" table:formula="of:=IF([.B192]=0;[.A192];[.F191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2]=0;[.J191];[.E192])" office:value-type="float" office:value="3" calcext:value-type="float">
            <text:p>3</text:p>
          </table:table-cell>
          <table:table-cell table:formula="of:=IF([.F192]=0;&quot;&quot;;[.J192])">
            <text:p/>
          </table:table-cell>
          <table:table-cell table:style-name="ce19" table:formula="of:=IF([.K192]=&quot;&quot;;&quot;&quot;;[.C192]/[.K192])">
            <text:p/>
          </table:table-cell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style-name="ce18" table:formula="of:=IF([.B193]=0;[.A193];[.F192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3]=0;[.J192];[.E193])" office:value-type="float" office:value="3" calcext:value-type="float">
            <text:p>3</text:p>
          </table:table-cell>
          <table:table-cell table:formula="of:=IF([.F193]=0;&quot;&quot;;[.J193])">
            <text:p/>
          </table:table-cell>
          <table:table-cell table:style-name="ce19" table:formula="of:=IF([.K193]=&quot;&quot;;&quot;&quot;;[.C193]/[.K193])">
            <text:p/>
          </table:table-cell>
          <table:table-cell table:number-columns-repeated="1010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style-name="ce18" table:formula="of:=IF([.B194]=0;[.A194];[.F193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4]=0;[.J193];[.E194])" office:value-type="float" office:value="3" calcext:value-type="float">
            <text:p>3</text:p>
          </table:table-cell>
          <table:table-cell table:formula="of:=IF([.F194]=0;&quot;&quot;;[.J194])">
            <text:p/>
          </table:table-cell>
          <table:table-cell table:style-name="ce19" table:formula="of:=IF([.K194]=&quot;&quot;;&quot;&quot;;[.C194]/[.K194])">
            <text:p/>
          </table:table-cell>
          <table:table-cell table:number-columns-repeated="1010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style-name="ce18" table:formula="of:=IF([.B195]=0;[.A195];[.F194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5]=0;[.J194];[.E195])" office:value-type="float" office:value="3" calcext:value-type="float">
            <text:p>3</text:p>
          </table:table-cell>
          <table:table-cell table:formula="of:=IF([.F195]=0;&quot;&quot;;[.J195])">
            <text:p/>
          </table:table-cell>
          <table:table-cell table:style-name="ce19" table:formula="of:=IF([.K195]=&quot;&quot;;&quot;&quot;;[.C195]/[.K195])">
            <text:p/>
          </table:table-cell>
          <table:table-cell table:number-columns-repeated="1010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style-name="ce18" table:formula="of:=IF([.B196]=0;[.A196];[.F195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6]=0;[.J195];[.E196])" office:value-type="float" office:value="3" calcext:value-type="float">
            <text:p>3</text:p>
          </table:table-cell>
          <table:table-cell table:formula="of:=IF([.F196]=0;&quot;&quot;;[.J196])">
            <text:p/>
          </table:table-cell>
          <table:table-cell table:style-name="ce19" table:formula="of:=IF([.K196]=&quot;&quot;;&quot;&quot;;[.C196]/[.K196])">
            <text:p/>
          </table:table-cell>
          <table:table-cell table:number-columns-repeated="1010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style-name="ce18" table:formula="of:=IF([.B197]=0;[.A197];[.F196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7]=0;[.J196];[.E197])" office:value-type="float" office:value="3" calcext:value-type="float">
            <text:p>3</text:p>
          </table:table-cell>
          <table:table-cell table:formula="of:=IF([.F197]=0;&quot;&quot;;[.J197])">
            <text:p/>
          </table:table-cell>
          <table:table-cell table:style-name="ce19" table:formula="of:=IF([.K197]=&quot;&quot;;&quot;&quot;;[.C197]/[.K197])">
            <text:p/>
          </table:table-cell>
          <table:table-cell table:number-columns-repeated="1010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style-name="ce18" table:formula="of:=IF([.B198]=0;[.A198];[.F197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8]=0;[.J197];[.E198])" office:value-type="float" office:value="3" calcext:value-type="float">
            <text:p>3</text:p>
          </table:table-cell>
          <table:table-cell table:formula="of:=IF([.F198]=0;&quot;&quot;;[.J198])">
            <text:p/>
          </table:table-cell>
          <table:table-cell table:style-name="ce19" table:formula="of:=IF([.K198]=&quot;&quot;;&quot;&quot;;[.C198]/[.K198])">
            <text:p/>
          </table:table-cell>
          <table:table-cell table:number-columns-repeated="1010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style-name="ce18" table:formula="of:=IF([.B199]=0;[.A199];[.F198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199]=0;[.J198];[.E199])" office:value-type="float" office:value="3" calcext:value-type="float">
            <text:p>3</text:p>
          </table:table-cell>
          <table:table-cell table:formula="of:=IF([.F199]=0;&quot;&quot;;[.J199])">
            <text:p/>
          </table:table-cell>
          <table:table-cell table:style-name="ce19" table:formula="of:=IF([.K199]=&quot;&quot;;&quot;&quot;;[.C199]/[.K199])">
            <text:p/>
          </table:table-cell>
          <table:table-cell table:number-columns-repeated="1010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style-name="ce18" table:formula="of:=IF([.B200]=0;[.A200];[.F199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200]=0;[.J199];[.E200])" office:value-type="float" office:value="3" calcext:value-type="float">
            <text:p>3</text:p>
          </table:table-cell>
          <table:table-cell table:formula="of:=IF([.F200]=0;&quot;&quot;;[.J200])">
            <text:p/>
          </table:table-cell>
          <table:table-cell table:style-name="ce19" table:formula="of:=IF([.K200]=&quot;&quot;;&quot;&quot;;[.C200]/[.K200])">
            <text:p/>
          </table:table-cell>
          <table:table-cell table:number-columns-repeated="1010"/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[Recipes.E202]" office:value-type="float" office:value="0" calcext:value-type="float">
            <text:p>0</text:p>
          </table:table-cell>
          <table:table-cell table:style-name="ce18" table:formula="of:=IF([.B201]=0;[.A201];[.F200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201]=0;[.J200];[.E201])" office:value-type="float" office:value="3" calcext:value-type="float">
            <text:p>3</text:p>
          </table:table-cell>
          <table:table-cell table:formula="of:=IF([.F201]=0;&quot;&quot;;[.J201])">
            <text:p/>
          </table:table-cell>
          <table:table-cell table:style-name="ce19" table:formula="of:=IF([.K201]=&quot;&quot;;&quot;&quot;;[.C201]/[.K201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8" table:formula="of:=IF([.B202]=0;[.A202];[.F201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202]=0;[.J201];[.E202])" office:value-type="float" office:value="3" calcext:value-type="float">
            <text:p>3</text:p>
          </table:table-cell>
          <table:table-cell table:formula="of:=IF([.F202]=0;&quot;&quot;;[.J202])">
            <text:p/>
          </table:table-cell>
          <table:table-cell table:style-name="ce19" table:formula="of:=IF([.K202]=&quot;&quot;;&quot;&quot;;[.C202]/[.K202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8" table:formula="of:=IF([.B203]=0;[.A203];[.F202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203]=0;[.J202];[.E203])" office:value-type="float" office:value="3" calcext:value-type="float">
            <text:p>3</text:p>
          </table:table-cell>
          <table:table-cell table:formula="of:=IF([.F203]=0;&quot;&quot;;[.J203])">
            <text:p/>
          </table:table-cell>
          <table:table-cell table:style-name="ce19" table:formula="of:=IF([.K203]=&quot;&quot;;&quot;&quot;;[.C203]/[.K203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8" table:formula="of:=IF([.B204]=0;[.A204];[.F203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204]=0;[.J203];[.E204])" office:value-type="float" office:value="3" calcext:value-type="float">
            <text:p>3</text:p>
          </table:table-cell>
          <table:table-cell table:formula="of:=IF([.F204]=0;&quot;&quot;;[.J204])">
            <text:p/>
          </table:table-cell>
          <table:table-cell table:style-name="ce19" table:formula="of:=IF([.K204]=&quot;&quot;;&quot;&quot;;[.C204]/[.K204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8" table:formula="of:=IF([.B205]=0;[.A205];[.F204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205]=0;[.J204];[.E205])" office:value-type="float" office:value="3" calcext:value-type="float">
            <text:p>3</text:p>
          </table:table-cell>
          <table:table-cell table:formula="of:=IF([.F205]=0;&quot;&quot;;[.J205])">
            <text:p/>
          </table:table-cell>
          <table:table-cell table:style-name="ce19" table:formula="of:=IF([.K205]=&quot;&quot;;&quot;&quot;;[.C205]/[.K205])">
            <text:p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8" table:formula="of:=IF([.B206]=0;[.A206];[.F205])" office:value-type="float" office:value="0" calcext:value-type="float">
            <text:p>0</text:p>
          </table:table-cell>
          <table:table-cell table:number-columns-repeated="2"/>
          <table:table-cell table:style-name="ce20"/>
          <table:table-cell table:formula="of:=IF([.E206]=0;[.J205];[.E206])" office:value-type="float" office:value="3" calcext:value-type="float">
            <text:p>3</text:p>
          </table:table-cell>
          <table:table-cell table:formula="of:=IF([.F206]=0;&quot;&quot;;[.J206])">
            <text:p/>
          </table:table-cell>
          <table:table-cell table:style-name="ce19" table:formula="of:=IF([.K206]=&quot;&quot;;&quot;&quot;;[.C206]/[.K206])">
            <text:p/>
          </table:table-cell>
          <table:table-cell table:number-columns-repeated="1010"/>
        </table:table-row>
        <table:table-row table:style-name="ro1" table:number-rows-repeated="104836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Unit meals" table:style-name="ta2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default-cell-style-name="ce14"/>
        <table:table-column table:style-name="co2" table:default-cell-style-name="ce14"/>
        <table:table-column table:style-name="co3" table:default-cell-style-name="ce2"/>
        <table:table-column table:style-name="co4" table:default-cell-style-name="ce17"/>
        <table:table-column table:style-name="co1" table:number-columns-repeated="3" table:default-cell-style-name="ce17"/>
        <table:table-column table:style-name="co5" table:default-cell-style-name="ce22"/>
        <table:table-column table:style-name="co1" table:number-columns-repeated="3" table:default-cell-style-name="ce19"/>
        <table:table-column table:style-name="co1" table:default-cell-style-name="ce14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21" table:formula="of:=IF([Meals.A1]=&quot;&quot;;&quot;&quot;;[Meals.A1])" office:value-type="string" office:string-value="Meal" calcext:value-type="string">
            <text:p>Meal</text:p>
          </table:table-cell>
          <table:table-cell table:style-name="ce21" table:formula="of:=IF([Meals.B1]=&quot;&quot;;&quot;&quot;;[Meals.B1])" office:value-type="string" office:string-value="Course" calcext:value-type="string">
            <text:p>Course</text:p>
          </table:table-cell>
          <table:table-cell table:style-name="ce21" table:formula="of:=IF([Meals.C1]=&quot;&quot;;&quot;&quot;;[Meals.C1])" office:value-type="string" office:string-value="Dish" calcext:value-type="string">
            <text:p>Dish</text:p>
          </table:table-cell>
          <table:table-cell table:style-name="ce21" table:formula="of:=IF([Meals.D1]=&quot;&quot;;&quot;&quot;;[Meals.D1])" office:value-type="string" office:string-value="Proportion of the course that this dish accounts for" calcext:value-type="string">
            <text:p>Proportion of the course that this dish accounts for</text:p>
          </table:table-cell>
          <table:table-cell table:style-name="ce18" office:value-type="string" calcext:value-type="string">
            <text:p>Meal</text:p>
          </table:table-cell>
          <table:table-cell table:style-name="ce18" office:value-type="string" calcext:value-type="string">
            <text:p>MealDish</text:p>
          </table:table-cell>
          <table:table-cell/>
          <table:table-cell table:style-name="ce21" table:formula="of:=['Unit Recipes'.G1]" office:value-type="string" office:string-value="Dish" calcext:value-type="string">
            <text:p>Dish</text:p>
          </table:table-cell>
          <table:table-cell table:style-name="ce21" table:formula="of:=['Unit Recipes'.H1]" office:value-type="string" office:string-value="Ingredient" calcext:value-type="string">
            <text:p>Ingredient</text:p>
          </table:table-cell>
          <table:table-cell table:style-name="ce21" table:formula="of:=['Unit Recipes'.I1]" office:value-type="string" office:string-value="Measure" calcext:value-type="string">
            <text:p>Measure</text:p>
          </table:table-cell>
          <table:table-cell table:style-name="ce21" table:formula="of:=['Unit Recipes'.L1]" office:value-type="string" office:string-value="Quantity to feed one person" calcext:value-type="string">
            <text:p>Quantity to feed one person</text:p>
          </table:table-cell>
          <table:table-cell/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Breakfast Quantity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Quantity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BQ Quantity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inner Quantit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sert Quantity</text:p>
          </table:table-cell>
          <table:table-cell office:value-type="string" calcext:value-type="string">
            <text:p>Snack break</text:p>
          </table:table-cell>
          <table:table-cell office:value-type="string" calcext:value-type="string">
            <text:p>Snack break Quantity</text:p>
          </table:table-cell>
        </table:table-row>
        <table:table-row table:style-name="ro1">
          <table:table-cell table:style-name="ce21" table:formula="of:=IF([Meals.A2]=&quot;&quot;;&quot;&quot;;[Meals.A2])" office:value-type="string" office:string-value="Breakfast" calcext:value-type="string">
            <text:p>Breakfast</text:p>
          </table:table-cell>
          <table:table-cell table:style-name="ce21" table:formula="of:=IF([Meals.B2]=&quot;&quot;;&quot;&quot;;[Meals.B2])" office:value-type="string" office:string-value="Food" calcext:value-type="string">
            <text:p>Food</text:p>
          </table:table-cell>
          <table:table-cell table:style-name="ce21" table:formula="of:=IF([Meals.C2]=&quot;&quot;;&quot;&quot;;[Meals.C2])" office:value-type="string" office:string-value="Cereal" calcext:value-type="string">
            <text:p>Cereal</text:p>
          </table:table-cell>
          <table:table-cell table:style-name="ce21" table:formula="of:=IF([Meals.D2]=&quot;&quot;;&quot;&quot;;[Meals.D2])" office:value-type="float" office:value="0.25" calcext:value-type="float">
            <text:p>0.25</text:p>
          </table:table-cell>
          <table:table-cell table:style-name="ce18" table:formula="of:=IF([.A2]=0;[.E1];[.A2])" office:value-type="string" office:string-value="Breakfast" calcext:value-type="string">
            <text:p>Breakfast</text:p>
          </table:table-cell>
          <table:table-cell table:style-name="ce18" table:formula="of:=IF([.C2]=&quot;&quot;;&quot;&quot;;CONCATENATE([.E2];[.C2]))" office:value-type="string" office:string-value="BreakfastCereal" calcext:value-type="string">
            <text:p>BreakfastCereal</text:p>
          </table:table-cell>
          <table:table-cell/>
          <table:table-cell table:style-name="ce21" table:formula="of:=['Unit Recipes'.G2]">
            <text:p/>
          </table:table-cell>
          <table:table-cell table:style-name="ce21" table:formula="of:=['Unit Recipes'.H2]" office:value-type="float" office:value="0" calcext:value-type="float">
            <text:p>0</text:p>
          </table:table-cell>
          <table:table-cell table:style-name="ce21" table:formula="of:=['Unit Recipes'.I2]" office:value-type="float" office:value="0" calcext:value-type="float">
            <text:p>0</text:p>
          </table:table-cell>
          <table:table-cell table:style-name="ce21" table:formula="of:=['Unit Recipes'.J2]" office:value-type="float" office:value="1" calcext:value-type="float">
            <text:p>1</text:p>
          </table:table-cell>
          <table:table-cell/>
          <table:table-cell table:formula="of:=[.H2]">
            <text:p/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SUMIF([.$F$2:.$F$39];CONCATENATE([.P$1];[.$H2]);[.$D$2:.$D$46])" office:value-type="float" office:value="0" calcext:value-type="float">
            <text:p>0</text:p>
          </table:table-cell>
          <table:table-cell table:formula="of:=IF([.P2]=0;0;[.P2]*[.$K2])" office:value-type="float" office:value="0" calcext:value-type="float">
            <text:p>0</text:p>
          </table:table-cell>
          <table:table-cell table:style-name="ce14" table:formula="of:=SUMIF([.$F$2:.$F$39];CONCATENATE([.R$1];[.$H2]);[.$D$2:.$D$46])" office:value-type="float" office:value="0" calcext:value-type="float">
            <text:p>0</text:p>
          </table:table-cell>
          <table:table-cell table:formula="of:=IF([.R2]=0;0;[.R2]*[.$K2])" office:value-type="float" office:value="0" calcext:value-type="float">
            <text:p>0</text:p>
          </table:table-cell>
          <table:table-cell table:style-name="ce14" table:formula="of:=SUMIF([.$F$2:.$F$39];CONCATENATE([.T$1];[.$H2]);[.$D$2:.$D$46])" office:value-type="float" office:value="0" calcext:value-type="float">
            <text:p>0</text:p>
          </table:table-cell>
          <table:table-cell table:formula="of:=IF([.T2]=0;0;[.T2]*[.$K2])" office:value-type="float" office:value="0" calcext:value-type="float">
            <text:p>0</text:p>
          </table:table-cell>
          <table:table-cell table:style-name="ce14" table:formula="of:=SUMIF([.$F$2:.$F$39];CONCATENATE([.V$1];[.$H2]);[.$D$2:.$D$46])" office:value-type="float" office:value="0" calcext:value-type="float">
            <text:p>0</text:p>
          </table:table-cell>
          <table:table-cell table:formula="of:=IF([.V2]=0;0;[.V2]*[.$K2])" office:value-type="float" office:value="0" calcext:value-type="float">
            <text:p>0</text:p>
          </table:table-cell>
          <table:table-cell table:style-name="ce14" table:formula="of:=SUMIF([.$F$2:.$F$39];CONCATENATE([.X$1];[.$H2]);[.$D$2:.$D$46])" office:value-type="float" office:value="0" calcext:value-type="float">
            <text:p>0</text:p>
          </table:table-cell>
          <table:table-cell table:formula="of:=IF([.X2]=0;0;[.X2]*[.$K2])" office:value-type="float" office:value="0" calcext:value-type="float">
            <text:p>0</text:p>
          </table:table-cell>
          <table:table-cell table:style-name="ce14" table:formula="of:=SUMIF([.$F$2:.$F$39];CONCATENATE([.Z$1];[.$H2]);[.$D$2:.$D$46])" office:value-type="float" office:value="0" calcext:value-type="float">
            <text:p>0</text:p>
          </table:table-cell>
          <table:table-cell table:formula="of:=IF([.Z2]=0;0;[.Z2]*[.$K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1" table:formula="of:=IF([Meals.B3]=&quot;&quot;;&quot;&quot;;[Meals.B3])" office:value-type="string" office:string-value="Food" calcext:value-type="string">
            <text:p>Food</text:p>
          </table:table-cell>
          <table:table-cell table:style-name="ce21" table:formula="of:=IF([Meals.C3]=&quot;&quot;;&quot;&quot;;[Meals.C3])" office:value-type="string" office:string-value="Fruit" calcext:value-type="string">
            <text:p>Fruit</text:p>
          </table:table-cell>
          <table:table-cell table:style-name="ce21" table:formula="of:=IF([Meals.D3]=&quot;&quot;;&quot;&quot;;[Meals.D3])" office:value-type="float" office:value="0.5" calcext:value-type="float">
            <text:p>0.5</text:p>
          </table:table-cell>
          <table:table-cell table:style-name="ce18" table:formula="of:=IF([.A3]=&quot;&quot;;[.E2];[.A3])" office:value-type="string" office:string-value="Breakfast" calcext:value-type="string">
            <text:p>Breakfast</text:p>
          </table:table-cell>
          <table:table-cell table:style-name="ce18" table:formula="of:=IF([.C3]=&quot;&quot;;&quot;&quot;;CONCATENATE([.E3];[.C3]))" office:value-type="string" office:string-value="BreakfastFruit" calcext:value-type="string">
            <text:p>BreakfastFruit</text:p>
          </table:table-cell>
          <table:table-cell/>
          <table:table-cell table:style-name="ce21" table:formula="of:=['Unit Recipes'.G3]" office:value-type="string" office:string-value="Cereal" calcext:value-type="string">
            <text:p>Cereal</text:p>
          </table:table-cell>
          <table:table-cell table:style-name="ce21" table:formula="of:=['Unit Recipes'.H3]" office:value-type="string" office:string-value="Joghurt" calcext:value-type="string">
            <text:p>Joghurt</text:p>
          </table:table-cell>
          <table:table-cell table:style-name="ce21" table:formula="of:=['Unit Recipes'.I3]" office:value-type="string" office:string-value="ml" calcext:value-type="string">
            <text:p>ml</text:p>
          </table:table-cell>
          <table:table-cell table:style-name="ce21" table:formula="of:=['Unit Recipes'.J3]" office:value-type="float" office:value="1" calcext:value-type="float">
            <text:p>1</text:p>
          </table:table-cell>
          <table:table-cell/>
          <table:table-cell table:formula="of:=[.H3]" office:value-type="string" office:string-value="Cereal" calcext:value-type="string">
            <text:p>Cereal</text:p>
          </table:table-cell>
          <table:table-cell table:formula="of:=[.I3]" office:value-type="string" office:string-value="Joghurt" calcext:value-type="string">
            <text:p>Joghurt</text:p>
          </table:table-cell>
          <table:table-cell table:formula="of:=[.J3]" office:value-type="string" office:string-value="ml" calcext:value-type="string">
            <text:p>ml</text:p>
          </table:table-cell>
          <table:table-cell table:formula="of:=SUMIF([.$F$2:.$F$39];CONCATENATE([.P$1];[.$H3]);[.$D$2:.$D$46])" office:value-type="float" office:value="0.25" calcext:value-type="float">
            <text:p>0.25</text:p>
          </table:table-cell>
          <table:table-cell table:formula="of:=IF([.P3]=0;0;[.P3]*[.$K3])" office:value-type="float" office:value="0.25" calcext:value-type="float">
            <text:p>0.25</text:p>
          </table:table-cell>
          <table:table-cell table:style-name="ce14" table:formula="of:=SUMIF([.$F$2:.$F$39];CONCATENATE([.R$1];[.$H3]);[.$D$2:.$D$46])" office:value-type="float" office:value="0" calcext:value-type="float">
            <text:p>0</text:p>
          </table:table-cell>
          <table:table-cell table:formula="of:=IF([.R3]=0;0;[.R3]*[.$K3])" office:value-type="float" office:value="0" calcext:value-type="float">
            <text:p>0</text:p>
          </table:table-cell>
          <table:table-cell table:style-name="ce14" table:formula="of:=SUMIF([.$F$2:.$F$39];CONCATENATE([.T$1];[.$H3]);[.$D$2:.$D$46])" office:value-type="float" office:value="0" calcext:value-type="float">
            <text:p>0</text:p>
          </table:table-cell>
          <table:table-cell table:formula="of:=IF([.T3]=0;0;[.T3]*[.$K3])" office:value-type="float" office:value="0" calcext:value-type="float">
            <text:p>0</text:p>
          </table:table-cell>
          <table:table-cell table:style-name="ce14" table:formula="of:=SUMIF([.$F$2:.$F$39];CONCATENATE([.V$1];[.$H3]);[.$D$2:.$D$46])" office:value-type="float" office:value="0" calcext:value-type="float">
            <text:p>0</text:p>
          </table:table-cell>
          <table:table-cell table:formula="of:=IF([.V3]=0;0;[.V3]*[.$K3])" office:value-type="float" office:value="0" calcext:value-type="float">
            <text:p>0</text:p>
          </table:table-cell>
          <table:table-cell table:style-name="ce14" table:formula="of:=SUMIF([.$F$2:.$F$39];CONCATENATE([.X$1];[.$H3]);[.$D$2:.$D$46])" office:value-type="float" office:value="0" calcext:value-type="float">
            <text:p>0</text:p>
          </table:table-cell>
          <table:table-cell table:formula="of:=IF([.X3]=0;0;[.X3]*[.$K3])" office:value-type="float" office:value="0" calcext:value-type="float">
            <text:p>0</text:p>
          </table:table-cell>
          <table:table-cell table:style-name="ce14" table:formula="of:=SUMIF([.$F$2:.$F$39];CONCATENATE([.Z$1];[.$H3]);[.$D$2:.$D$46])" office:value-type="float" office:value="0" calcext:value-type="float">
            <text:p>0</text:p>
          </table:table-cell>
          <table:table-cell table:formula="of:=IF([.Z3]=0;0;[.Z3]*[.$K3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]=&quot;&quot;;&quot;&quot;;[Meals.A4])">
            <text:p/>
          </table:table-cell>
          <table:table-cell table:style-name="ce21" table:formula="of:=IF([Meals.B4]=&quot;&quot;;&quot;&quot;;[Meals.B4])" office:value-type="string" office:string-value="Food" calcext:value-type="string">
            <text:p>Food</text:p>
          </table:table-cell>
          <table:table-cell table:style-name="ce21" table:formula="of:=IF([Meals.C4]=&quot;&quot;;&quot;&quot;;[Meals.C4])" office:value-type="string" office:string-value="Bread" calcext:value-type="string">
            <text:p>Bread</text:p>
          </table:table-cell>
          <table:table-cell table:style-name="ce21" table:formula="of:=IF([Meals.D4]=&quot;&quot;;&quot;&quot;;[Meals.D4])" office:value-type="float" office:value="0.25" calcext:value-type="float">
            <text:p>0.25</text:p>
          </table:table-cell>
          <table:table-cell table:style-name="ce18" table:formula="of:=IF([.A4]=&quot;&quot;;[.E3];[.A4])" office:value-type="string" office:string-value="Breakfast" calcext:value-type="string">
            <text:p>Breakfast</text:p>
          </table:table-cell>
          <table:table-cell table:style-name="ce18" table:formula="of:=IF([.C4]=&quot;&quot;;&quot;&quot;;CONCATENATE([.E4];[.C4]))" office:value-type="string" office:string-value="BreakfastBread" calcext:value-type="string">
            <text:p>BreakfastBread</text:p>
          </table:table-cell>
          <table:table-cell/>
          <table:table-cell table:style-name="ce21" table:formula="of:=['Unit Recipes'.G4]" office:value-type="string" office:string-value="Cereal" calcext:value-type="string">
            <text:p>Cereal</text:p>
          </table:table-cell>
          <table:table-cell table:style-name="ce21" table:formula="of:=['Unit Recipes'.H4]" office:value-type="string" office:string-value="Milk (UHT)" calcext:value-type="string">
            <text:p>Milk (UHT)</text:p>
          </table:table-cell>
          <table:table-cell table:style-name="ce21" table:formula="of:=['Unit Recipes'.I4]" office:value-type="string" office:string-value="ml" calcext:value-type="string">
            <text:p>ml</text:p>
          </table:table-cell>
          <table:table-cell table:style-name="ce21" table:formula="of:=['Unit Recipes'.J4]" office:value-type="float" office:value="1" calcext:value-type="float">
            <text:p>1</text:p>
          </table:table-cell>
          <table:table-cell/>
          <table:table-cell table:formula="of:=[.H4]" office:value-type="string" office:string-value="Cereal" calcext:value-type="string">
            <text:p>Cereal</text:p>
          </table:table-cell>
          <table:table-cell table:formula="of:=[.I4]" office:value-type="string" office:string-value="Milk (UHT)" calcext:value-type="string">
            <text:p>Milk (UHT)</text:p>
          </table:table-cell>
          <table:table-cell table:formula="of:=[.J4]" office:value-type="string" office:string-value="ml" calcext:value-type="string">
            <text:p>ml</text:p>
          </table:table-cell>
          <table:table-cell table:formula="of:=SUMIF([.$F$2:.$F$39];CONCATENATE([.P$1];[.$H4]);[.$D$2:.$D$46])" office:value-type="float" office:value="0.25" calcext:value-type="float">
            <text:p>0.25</text:p>
          </table:table-cell>
          <table:table-cell table:formula="of:=IF([.P4]=0;0;[.P4]*[.$K4])" office:value-type="float" office:value="0.25" calcext:value-type="float">
            <text:p>0.25</text:p>
          </table:table-cell>
          <table:table-cell table:style-name="ce14" table:formula="of:=SUMIF([.$F$2:.$F$39];CONCATENATE([.R$1];[.$H4]);[.$D$2:.$D$46])" office:value-type="float" office:value="0" calcext:value-type="float">
            <text:p>0</text:p>
          </table:table-cell>
          <table:table-cell table:formula="of:=IF([.R4]=0;0;[.R4]*[.$K4])" office:value-type="float" office:value="0" calcext:value-type="float">
            <text:p>0</text:p>
          </table:table-cell>
          <table:table-cell table:style-name="ce14" table:formula="of:=SUMIF([.$F$2:.$F$39];CONCATENATE([.T$1];[.$H4]);[.$D$2:.$D$46])" office:value-type="float" office:value="0" calcext:value-type="float">
            <text:p>0</text:p>
          </table:table-cell>
          <table:table-cell table:formula="of:=IF([.T4]=0;0;[.T4]*[.$K4])" office:value-type="float" office:value="0" calcext:value-type="float">
            <text:p>0</text:p>
          </table:table-cell>
          <table:table-cell table:style-name="ce14" table:formula="of:=SUMIF([.$F$2:.$F$39];CONCATENATE([.V$1];[.$H4]);[.$D$2:.$D$46])" office:value-type="float" office:value="0" calcext:value-type="float">
            <text:p>0</text:p>
          </table:table-cell>
          <table:table-cell table:formula="of:=IF([.V4]=0;0;[.V4]*[.$K4])" office:value-type="float" office:value="0" calcext:value-type="float">
            <text:p>0</text:p>
          </table:table-cell>
          <table:table-cell table:style-name="ce14" table:formula="of:=SUMIF([.$F$2:.$F$39];CONCATENATE([.X$1];[.$H4]);[.$D$2:.$D$46])" office:value-type="float" office:value="0" calcext:value-type="float">
            <text:p>0</text:p>
          </table:table-cell>
          <table:table-cell table:formula="of:=IF([.X4]=0;0;[.X4]*[.$K4])" office:value-type="float" office:value="0" calcext:value-type="float">
            <text:p>0</text:p>
          </table:table-cell>
          <table:table-cell table:style-name="ce14" table:formula="of:=SUMIF([.$F$2:.$F$39];CONCATENATE([.Z$1];[.$H4]);[.$D$2:.$D$46])" office:value-type="float" office:value="0" calcext:value-type="float">
            <text:p>0</text:p>
          </table:table-cell>
          <table:table-cell table:formula="of:=IF([.Z4]=0;0;[.Z4]*[.$K4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5]=&quot;&quot;;&quot;&quot;;[Meals.A5])">
            <text:p/>
          </table:table-cell>
          <table:table-cell table:style-name="ce21" table:formula="of:=IF([Meals.B5]=&quot;&quot;;&quot;&quot;;[Meals.B5])" office:value-type="string" office:string-value="Drink" calcext:value-type="string">
            <text:p>Drink</text:p>
          </table:table-cell>
          <table:table-cell table:style-name="ce21" table:formula="of:=IF([Meals.C5]=&quot;&quot;;&quot;&quot;;[Meals.C5])" office:value-type="string" office:string-value="Drinks" calcext:value-type="string">
            <text:p>Drinks</text:p>
          </table:table-cell>
          <table:table-cell table:style-name="ce21" table:formula="of:=IF([Meals.D5]=&quot;&quot;;&quot;&quot;;[Meals.D5])" office:value-type="float" office:value="1" calcext:value-type="float">
            <text:p>1</text:p>
          </table:table-cell>
          <table:table-cell table:style-name="ce18" table:formula="of:=IF([.A5]=&quot;&quot;;[.E4];[.A5])" office:value-type="string" office:string-value="Breakfast" calcext:value-type="string">
            <text:p>Breakfast</text:p>
          </table:table-cell>
          <table:table-cell table:style-name="ce18" table:formula="of:=IF([.C5]=&quot;&quot;;&quot;&quot;;CONCATENATE([.E5];[.C5]))" office:value-type="string" office:string-value="BreakfastDrinks" calcext:value-type="string">
            <text:p>BreakfastDrinks</text:p>
          </table:table-cell>
          <table:table-cell/>
          <table:table-cell table:style-name="ce21" table:formula="of:=['Unit Recipes'.G5]" office:value-type="string" office:string-value="Cereal" calcext:value-type="string">
            <text:p>Cereal</text:p>
          </table:table-cell>
          <table:table-cell table:style-name="ce21" table:formula="of:=['Unit Recipes'.H5]" office:value-type="string" office:string-value="Cornflakes" calcext:value-type="string">
            <text:p>Cornflakes</text:p>
          </table:table-cell>
          <table:table-cell table:style-name="ce21" table:formula="of:=['Unit Recipes'.I5]" office:value-type="string" office:string-value="g" calcext:value-type="string">
            <text:p>g</text:p>
          </table:table-cell>
          <table:table-cell table:style-name="ce21" table:formula="of:=['Unit Recipes'.J5]" office:value-type="float" office:value="1" calcext:value-type="float">
            <text:p>1</text:p>
          </table:table-cell>
          <table:table-cell/>
          <table:table-cell table:formula="of:=[.H5]" office:value-type="string" office:string-value="Cereal" calcext:value-type="string">
            <text:p>Cereal</text:p>
          </table:table-cell>
          <table:table-cell table:formula="of:=[.I5]" office:value-type="string" office:string-value="Cornflakes" calcext:value-type="string">
            <text:p>Cornflakes</text:p>
          </table:table-cell>
          <table:table-cell table:formula="of:=[.J5]" office:value-type="string" office:string-value="g" calcext:value-type="string">
            <text:p>g</text:p>
          </table:table-cell>
          <table:table-cell table:formula="of:=SUMIF([.$F$2:.$F$39];CONCATENATE([.P$1];[.$H5]);[.$D$2:.$D$46])" office:value-type="float" office:value="0.25" calcext:value-type="float">
            <text:p>0.25</text:p>
          </table:table-cell>
          <table:table-cell table:formula="of:=IF([.P5]=0;0;[.P5]*[.$K5])" office:value-type="float" office:value="0.25" calcext:value-type="float">
            <text:p>0.25</text:p>
          </table:table-cell>
          <table:table-cell table:style-name="ce14" table:formula="of:=SUMIF([.$F$2:.$F$39];CONCATENATE([.R$1];[.$H5]);[.$D$2:.$D$46])" office:value-type="float" office:value="0" calcext:value-type="float">
            <text:p>0</text:p>
          </table:table-cell>
          <table:table-cell table:formula="of:=IF([.R5]=0;0;[.R5]*[.$K5])" office:value-type="float" office:value="0" calcext:value-type="float">
            <text:p>0</text:p>
          </table:table-cell>
          <table:table-cell table:style-name="ce14" table:formula="of:=SUMIF([.$F$2:.$F$39];CONCATENATE([.T$1];[.$H5]);[.$D$2:.$D$46])" office:value-type="float" office:value="0" calcext:value-type="float">
            <text:p>0</text:p>
          </table:table-cell>
          <table:table-cell table:formula="of:=IF([.T5]=0;0;[.T5]*[.$K5])" office:value-type="float" office:value="0" calcext:value-type="float">
            <text:p>0</text:p>
          </table:table-cell>
          <table:table-cell table:style-name="ce14" table:formula="of:=SUMIF([.$F$2:.$F$39];CONCATENATE([.V$1];[.$H5]);[.$D$2:.$D$46])" office:value-type="float" office:value="0" calcext:value-type="float">
            <text:p>0</text:p>
          </table:table-cell>
          <table:table-cell table:formula="of:=IF([.V5]=0;0;[.V5]*[.$K5])" office:value-type="float" office:value="0" calcext:value-type="float">
            <text:p>0</text:p>
          </table:table-cell>
          <table:table-cell table:style-name="ce14" table:formula="of:=SUMIF([.$F$2:.$F$39];CONCATENATE([.X$1];[.$H5]);[.$D$2:.$D$46])" office:value-type="float" office:value="0" calcext:value-type="float">
            <text:p>0</text:p>
          </table:table-cell>
          <table:table-cell table:formula="of:=IF([.X5]=0;0;[.X5]*[.$K5])" office:value-type="float" office:value="0" calcext:value-type="float">
            <text:p>0</text:p>
          </table:table-cell>
          <table:table-cell table:style-name="ce14" table:formula="of:=SUMIF([.$F$2:.$F$39];CONCATENATE([.Z$1];[.$H5]);[.$D$2:.$D$46])" office:value-type="float" office:value="0" calcext:value-type="float">
            <text:p>0</text:p>
          </table:table-cell>
          <table:table-cell table:formula="of:=IF([.Z5]=0;0;[.Z5]*[.$K5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6]=&quot;&quot;;&quot;&quot;;[Meals.A6])">
            <text:p/>
          </table:table-cell>
          <table:table-cell table:style-name="ce21" table:formula="of:=IF([Meals.B6]=&quot;&quot;;&quot;&quot;;[Meals.B6])">
            <text:p/>
          </table:table-cell>
          <table:table-cell table:style-name="ce21" table:formula="of:=IF([Meals.C6]=&quot;&quot;;&quot;&quot;;[Meals.C6])">
            <text:p/>
          </table:table-cell>
          <table:table-cell table:style-name="ce21" table:formula="of:=IF([Meals.D6]=&quot;&quot;;&quot;&quot;;[Meals.D6])">
            <text:p/>
          </table:table-cell>
          <table:table-cell table:style-name="ce18" table:formula="of:=IF([.A6]=&quot;&quot;;[.E5];[.A6])" office:value-type="string" office:string-value="Breakfast" calcext:value-type="string">
            <text:p>Breakfast</text:p>
          </table:table-cell>
          <table:table-cell table:style-name="ce18" table:formula="of:=IF([.C6]=&quot;&quot;;&quot;&quot;;CONCATENATE([.E6];[.C6]))">
            <text:p/>
          </table:table-cell>
          <table:table-cell/>
          <table:table-cell table:style-name="ce21" table:formula="of:=['Unit Recipes'.G6]" office:value-type="string" office:string-value="Cereal" calcext:value-type="string">
            <text:p>Cereal</text:p>
          </table:table-cell>
          <table:table-cell table:style-name="ce21" table:formula="of:=['Unit Recipes'.H6]" office:value-type="string" office:string-value="Musli" calcext:value-type="string">
            <text:p>Musli</text:p>
          </table:table-cell>
          <table:table-cell table:style-name="ce21" table:formula="of:=['Unit Recipes'.I6]" office:value-type="string" office:string-value="g" calcext:value-type="string">
            <text:p>g</text:p>
          </table:table-cell>
          <table:table-cell table:style-name="ce21" table:formula="of:=['Unit Recipes'.J6]" office:value-type="float" office:value="1" calcext:value-type="float">
            <text:p>1</text:p>
          </table:table-cell>
          <table:table-cell/>
          <table:table-cell table:formula="of:=[.H6]" office:value-type="string" office:string-value="Cereal" calcext:value-type="string">
            <text:p>Cereal</text:p>
          </table:table-cell>
          <table:table-cell table:formula="of:=[.I6]" office:value-type="string" office:string-value="Musli" calcext:value-type="string">
            <text:p>Musli</text:p>
          </table:table-cell>
          <table:table-cell table:formula="of:=[.J6]" office:value-type="string" office:string-value="g" calcext:value-type="string">
            <text:p>g</text:p>
          </table:table-cell>
          <table:table-cell table:formula="of:=SUMIF([.$F$2:.$F$39];CONCATENATE([.P$1];[.$H6]);[.$D$2:.$D$46])" office:value-type="float" office:value="0.25" calcext:value-type="float">
            <text:p>0.25</text:p>
          </table:table-cell>
          <table:table-cell table:formula="of:=IF([.P6]=0;0;[.P6]*[.$K6])" office:value-type="float" office:value="0.25" calcext:value-type="float">
            <text:p>0.25</text:p>
          </table:table-cell>
          <table:table-cell table:style-name="ce14" table:formula="of:=SUMIF([.$F$2:.$F$39];CONCATENATE([.R$1];[.$H6]);[.$D$2:.$D$46])" office:value-type="float" office:value="0" calcext:value-type="float">
            <text:p>0</text:p>
          </table:table-cell>
          <table:table-cell table:formula="of:=IF([.R6]=0;0;[.R6]*[.$K6])" office:value-type="float" office:value="0" calcext:value-type="float">
            <text:p>0</text:p>
          </table:table-cell>
          <table:table-cell table:style-name="ce14" table:formula="of:=SUMIF([.$F$2:.$F$39];CONCATENATE([.T$1];[.$H6]);[.$D$2:.$D$46])" office:value-type="float" office:value="0" calcext:value-type="float">
            <text:p>0</text:p>
          </table:table-cell>
          <table:table-cell table:formula="of:=IF([.T6]=0;0;[.T6]*[.$K6])" office:value-type="float" office:value="0" calcext:value-type="float">
            <text:p>0</text:p>
          </table:table-cell>
          <table:table-cell table:style-name="ce14" table:formula="of:=SUMIF([.$F$2:.$F$39];CONCATENATE([.V$1];[.$H6]);[.$D$2:.$D$46])" office:value-type="float" office:value="0" calcext:value-type="float">
            <text:p>0</text:p>
          </table:table-cell>
          <table:table-cell table:formula="of:=IF([.V6]=0;0;[.V6]*[.$K6])" office:value-type="float" office:value="0" calcext:value-type="float">
            <text:p>0</text:p>
          </table:table-cell>
          <table:table-cell table:style-name="ce14" table:formula="of:=SUMIF([.$F$2:.$F$39];CONCATENATE([.X$1];[.$H6]);[.$D$2:.$D$46])" office:value-type="float" office:value="0" calcext:value-type="float">
            <text:p>0</text:p>
          </table:table-cell>
          <table:table-cell table:formula="of:=IF([.X6]=0;0;[.X6]*[.$K6])" office:value-type="float" office:value="0" calcext:value-type="float">
            <text:p>0</text:p>
          </table:table-cell>
          <table:table-cell table:style-name="ce14" table:formula="of:=SUMIF([.$F$2:.$F$39];CONCATENATE([.Z$1];[.$H6]);[.$D$2:.$D$46])" office:value-type="float" office:value="0" calcext:value-type="float">
            <text:p>0</text:p>
          </table:table-cell>
          <table:table-cell table:formula="of:=IF([.Z6]=0;0;[.Z6]*[.$K6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7]=&quot;&quot;;&quot;&quot;;[Meals.A7])" office:value-type="string" office:string-value="Lunch" calcext:value-type="string">
            <text:p>Lunch</text:p>
          </table:table-cell>
          <table:table-cell table:style-name="ce21" table:formula="of:=IF([Meals.B7]=&quot;&quot;;&quot;&quot;;[Meals.B7])" office:value-type="string" office:string-value="Sandwich" calcext:value-type="string">
            <text:p>Sandwich</text:p>
          </table:table-cell>
          <table:table-cell table:style-name="ce21" table:formula="of:=IF([Meals.C7]=&quot;&quot;;&quot;&quot;;[Meals.C7])" office:value-type="string" office:string-value="Egg sandwiches" calcext:value-type="string">
            <text:p>Egg sandwiches</text:p>
          </table:table-cell>
          <table:table-cell table:style-name="ce21" table:formula="of:=IF([Meals.D7]=&quot;&quot;;&quot;&quot;;[Meals.D7])" office:value-type="float" office:value="0.25" calcext:value-type="float">
            <text:p>0.25</text:p>
          </table:table-cell>
          <table:table-cell table:style-name="ce18" table:formula="of:=IF([.A7]=&quot;&quot;;[.E6];[.A7])" office:value-type="string" office:string-value="Lunch" calcext:value-type="string">
            <text:p>Lunch</text:p>
          </table:table-cell>
          <table:table-cell table:style-name="ce18" table:formula="of:=IF([.C7]=&quot;&quot;;&quot;&quot;;CONCATENATE([.E7];[.C7]))" office:value-type="string" office:string-value="LunchEgg sandwiches" calcext:value-type="string">
            <text:p>LunchEgg sandwiches</text:p>
          </table:table-cell>
          <table:table-cell/>
          <table:table-cell table:style-name="ce21" table:formula="of:=['Unit Recipes'.G7]">
            <text:p/>
          </table:table-cell>
          <table:table-cell table:style-name="ce21" table:formula="of:=['Unit Recipes'.H7]" office:value-type="float" office:value="0" calcext:value-type="float">
            <text:p>0</text:p>
          </table:table-cell>
          <table:table-cell table:style-name="ce21" table:formula="of:=['Unit Recipes'.I7]" office:value-type="float" office:value="0" calcext:value-type="float">
            <text:p>0</text:p>
          </table:table-cell>
          <table:table-cell table:style-name="ce21" table:formula="of:=['Unit Recipes'.J7]" office:value-type="float" office:value="1" calcext:value-type="float">
            <text:p>1</text:p>
          </table:table-cell>
          <table:table-cell/>
          <table:table-cell table:formula="of:=[.H7]">
            <text:p/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SUMIF([.$F$2:.$F$39];CONCATENATE([.P$1];[.$H7]);[.$D$2:.$D$46])" office:value-type="float" office:value="0" calcext:value-type="float">
            <text:p>0</text:p>
          </table:table-cell>
          <table:table-cell table:formula="of:=IF([.P7]=0;0;[.P7]*[.$K7])" office:value-type="float" office:value="0" calcext:value-type="float">
            <text:p>0</text:p>
          </table:table-cell>
          <table:table-cell table:style-name="ce14" table:formula="of:=SUMIF([.$F$2:.$F$39];CONCATENATE([.R$1];[.$H7]);[.$D$2:.$D$46])" office:value-type="float" office:value="0" calcext:value-type="float">
            <text:p>0</text:p>
          </table:table-cell>
          <table:table-cell table:formula="of:=IF([.R7]=0;0;[.R7]*[.$K7])" office:value-type="float" office:value="0" calcext:value-type="float">
            <text:p>0</text:p>
          </table:table-cell>
          <table:table-cell table:style-name="ce14" table:formula="of:=SUMIF([.$F$2:.$F$39];CONCATENATE([.T$1];[.$H7]);[.$D$2:.$D$46])" office:value-type="float" office:value="0" calcext:value-type="float">
            <text:p>0</text:p>
          </table:table-cell>
          <table:table-cell table:formula="of:=IF([.T7]=0;0;[.T7]*[.$K7])" office:value-type="float" office:value="0" calcext:value-type="float">
            <text:p>0</text:p>
          </table:table-cell>
          <table:table-cell table:style-name="ce14" table:formula="of:=SUMIF([.$F$2:.$F$39];CONCATENATE([.V$1];[.$H7]);[.$D$2:.$D$46])" office:value-type="float" office:value="0" calcext:value-type="float">
            <text:p>0</text:p>
          </table:table-cell>
          <table:table-cell table:formula="of:=IF([.V7]=0;0;[.V7]*[.$K7])" office:value-type="float" office:value="0" calcext:value-type="float">
            <text:p>0</text:p>
          </table:table-cell>
          <table:table-cell table:style-name="ce14" table:formula="of:=SUMIF([.$F$2:.$F$39];CONCATENATE([.X$1];[.$H7]);[.$D$2:.$D$46])" office:value-type="float" office:value="0" calcext:value-type="float">
            <text:p>0</text:p>
          </table:table-cell>
          <table:table-cell table:formula="of:=IF([.X7]=0;0;[.X7]*[.$K7])" office:value-type="float" office:value="0" calcext:value-type="float">
            <text:p>0</text:p>
          </table:table-cell>
          <table:table-cell table:style-name="ce14" table:formula="of:=SUMIF([.$F$2:.$F$39];CONCATENATE([.Z$1];[.$H7]);[.$D$2:.$D$46])" office:value-type="float" office:value="0" calcext:value-type="float">
            <text:p>0</text:p>
          </table:table-cell>
          <table:table-cell table:formula="of:=IF([.Z7]=0;0;[.Z7]*[.$K7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8]=&quot;&quot;;&quot;&quot;;[Meals.A8])">
            <text:p/>
          </table:table-cell>
          <table:table-cell table:style-name="ce21" table:formula="of:=IF([Meals.B8]=&quot;&quot;;&quot;&quot;;[Meals.B8])" office:value-type="string" office:string-value="Sandwich" calcext:value-type="string">
            <text:p>Sandwich</text:p>
          </table:table-cell>
          <table:table-cell table:style-name="ce21" table:formula="of:=IF([Meals.C8]=&quot;&quot;;&quot;&quot;;[Meals.C8])" office:value-type="string" office:string-value="Cucumber" calcext:value-type="string">
            <text:p>Cucumber</text:p>
          </table:table-cell>
          <table:table-cell table:style-name="ce21" table:formula="of:=IF([Meals.D8]=&quot;&quot;;&quot;&quot;;[Meals.D8])" office:value-type="float" office:value="0.25" calcext:value-type="float">
            <text:p>0.25</text:p>
          </table:table-cell>
          <table:table-cell table:style-name="ce18" table:formula="of:=IF([.A8]=&quot;&quot;;[.E7];[.A8])" office:value-type="string" office:string-value="Lunch" calcext:value-type="string">
            <text:p>Lunch</text:p>
          </table:table-cell>
          <table:table-cell table:style-name="ce18" table:formula="of:=IF([.C8]=&quot;&quot;;&quot;&quot;;CONCATENATE([.E8];[.C8]))" office:value-type="string" office:string-value="LunchCucumber" calcext:value-type="string">
            <text:p>LunchCucumber</text:p>
          </table:table-cell>
          <table:table-cell/>
          <table:table-cell table:style-name="ce21" table:formula="of:=['Unit Recipes'.G8]">
            <text:p/>
          </table:table-cell>
          <table:table-cell table:style-name="ce21" table:formula="of:=['Unit Recipes'.H8]" office:value-type="float" office:value="0" calcext:value-type="float">
            <text:p>0</text:p>
          </table:table-cell>
          <table:table-cell table:style-name="ce21" table:formula="of:=['Unit Recipes'.I8]" office:value-type="float" office:value="0" calcext:value-type="float">
            <text:p>0</text:p>
          </table:table-cell>
          <table:table-cell table:style-name="ce21" table:formula="of:=['Unit Recipes'.J8]" office:value-type="float" office:value="1.5" calcext:value-type="float">
            <text:p>1.5</text:p>
          </table:table-cell>
          <table:table-cell/>
          <table:table-cell table:formula="of:=[.H8]">
            <text:p/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SUMIF([.$F$2:.$F$39];CONCATENATE([.P$1];[.$H8]);[.$D$2:.$D$46])" office:value-type="float" office:value="0" calcext:value-type="float">
            <text:p>0</text:p>
          </table:table-cell>
          <table:table-cell table:formula="of:=IF([.P8]=0;0;[.P8]*[.$K8])" office:value-type="float" office:value="0" calcext:value-type="float">
            <text:p>0</text:p>
          </table:table-cell>
          <table:table-cell table:style-name="ce14" table:formula="of:=SUMIF([.$F$2:.$F$39];CONCATENATE([.R$1];[.$H8]);[.$D$2:.$D$46])" office:value-type="float" office:value="0" calcext:value-type="float">
            <text:p>0</text:p>
          </table:table-cell>
          <table:table-cell table:formula="of:=IF([.R8]=0;0;[.R8]*[.$K8])" office:value-type="float" office:value="0" calcext:value-type="float">
            <text:p>0</text:p>
          </table:table-cell>
          <table:table-cell table:style-name="ce14" table:formula="of:=SUMIF([.$F$2:.$F$39];CONCATENATE([.T$1];[.$H8]);[.$D$2:.$D$46])" office:value-type="float" office:value="0" calcext:value-type="float">
            <text:p>0</text:p>
          </table:table-cell>
          <table:table-cell table:formula="of:=IF([.T8]=0;0;[.T8]*[.$K8])" office:value-type="float" office:value="0" calcext:value-type="float">
            <text:p>0</text:p>
          </table:table-cell>
          <table:table-cell table:style-name="ce14" table:formula="of:=SUMIF([.$F$2:.$F$39];CONCATENATE([.V$1];[.$H8]);[.$D$2:.$D$46])" office:value-type="float" office:value="0" calcext:value-type="float">
            <text:p>0</text:p>
          </table:table-cell>
          <table:table-cell table:formula="of:=IF([.V8]=0;0;[.V8]*[.$K8])" office:value-type="float" office:value="0" calcext:value-type="float">
            <text:p>0</text:p>
          </table:table-cell>
          <table:table-cell table:style-name="ce14" table:formula="of:=SUMIF([.$F$2:.$F$39];CONCATENATE([.X$1];[.$H8]);[.$D$2:.$D$46])" office:value-type="float" office:value="0" calcext:value-type="float">
            <text:p>0</text:p>
          </table:table-cell>
          <table:table-cell table:formula="of:=IF([.X8]=0;0;[.X8]*[.$K8])" office:value-type="float" office:value="0" calcext:value-type="float">
            <text:p>0</text:p>
          </table:table-cell>
          <table:table-cell table:style-name="ce14" table:formula="of:=SUMIF([.$F$2:.$F$39];CONCATENATE([.Z$1];[.$H8]);[.$D$2:.$D$46])" office:value-type="float" office:value="0" calcext:value-type="float">
            <text:p>0</text:p>
          </table:table-cell>
          <table:table-cell table:formula="of:=IF([.Z8]=0;0;[.Z8]*[.$K8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9]=&quot;&quot;;&quot;&quot;;[Meals.A9])">
            <text:p/>
          </table:table-cell>
          <table:table-cell table:style-name="ce21" table:formula="of:=IF([Meals.B9]=&quot;&quot;;&quot;&quot;;[Meals.B9])" office:value-type="string" office:string-value="Sandwich" calcext:value-type="string">
            <text:p>Sandwich</text:p>
          </table:table-cell>
          <table:table-cell table:style-name="ce21" table:formula="of:=IF([Meals.C9]=&quot;&quot;;&quot;&quot;;[Meals.C9])" office:value-type="string" office:string-value="Brie / Apple" calcext:value-type="string">
            <text:p>Brie / Apple</text:p>
          </table:table-cell>
          <table:table-cell table:style-name="ce21" table:formula="of:=IF([Meals.D9]=&quot;&quot;;&quot;&quot;;[Meals.D9])" office:value-type="float" office:value="0.25" calcext:value-type="float">
            <text:p>0.25</text:p>
          </table:table-cell>
          <table:table-cell table:style-name="ce18" table:formula="of:=IF([.A9]=&quot;&quot;;[.E8];[.A9])" office:value-type="string" office:string-value="Lunch" calcext:value-type="string">
            <text:p>Lunch</text:p>
          </table:table-cell>
          <table:table-cell table:style-name="ce18" table:formula="of:=IF([.C9]=&quot;&quot;;&quot;&quot;;CONCATENATE([.E9];[.C9]))" office:value-type="string" office:string-value="LunchBrie / Apple" calcext:value-type="string">
            <text:p>LunchBrie / Apple</text:p>
          </table:table-cell>
          <table:table-cell/>
          <table:table-cell table:style-name="ce21" table:formula="of:=['Unit Recipes'.G9]" office:value-type="string" office:string-value="Fruit" calcext:value-type="string">
            <text:p>Fruit</text:p>
          </table:table-cell>
          <table:table-cell table:style-name="ce21" table:formula="of:=['Unit Recipes'.H9]" office:value-type="string" office:string-value="- Bananas" calcext:value-type="string">
            <text:p>- Bananas</text:p>
          </table:table-cell>
          <table:table-cell table:style-name="ce21" table:formula="of:=['Unit Recipes'.I9]" office:value-type="string" office:string-value="peice" calcext:value-type="string">
            <text:p>peice</text:p>
          </table:table-cell>
          <table:table-cell table:style-name="ce21" table:formula="of:=['Unit Recipes'.J9]" office:value-type="float" office:value="1.5" calcext:value-type="float">
            <text:p>1.5</text:p>
          </table:table-cell>
          <table:table-cell/>
          <table:table-cell table:formula="of:=[.H9]" office:value-type="string" office:string-value="Fruit" calcext:value-type="string">
            <text:p>Fruit</text:p>
          </table:table-cell>
          <table:table-cell table:formula="of:=[.I9]" office:value-type="string" office:string-value="- Bananas" calcext:value-type="string">
            <text:p>- Bananas</text:p>
          </table:table-cell>
          <table:table-cell table:formula="of:=[.J9]" office:value-type="string" office:string-value="peice" calcext:value-type="string">
            <text:p>peice</text:p>
          </table:table-cell>
          <table:table-cell table:formula="of:=SUMIF([.$F$2:.$F$39];CONCATENATE([.P$1];[.$H9]);[.$D$2:.$D$46])" office:value-type="float" office:value="0.5" calcext:value-type="float">
            <text:p>0.5</text:p>
          </table:table-cell>
          <table:table-cell table:formula="of:=IF([.P9]=0;0;[.P9]*[.$K9])" office:value-type="float" office:value="0.75" calcext:value-type="float">
            <text:p>0.75</text:p>
          </table:table-cell>
          <table:table-cell table:style-name="ce14" table:formula="of:=SUMIF([.$F$2:.$F$39];CONCATENATE([.R$1];[.$H9]);[.$D$2:.$D$46])" office:value-type="float" office:value="0" calcext:value-type="float">
            <text:p>0</text:p>
          </table:table-cell>
          <table:table-cell table:formula="of:=IF([.R9]=0;0;[.R9]*[.$K9])" office:value-type="float" office:value="0" calcext:value-type="float">
            <text:p>0</text:p>
          </table:table-cell>
          <table:table-cell table:style-name="ce14" table:formula="of:=SUMIF([.$F$2:.$F$39];CONCATENATE([.T$1];[.$H9]);[.$D$2:.$D$46])" office:value-type="float" office:value="0" calcext:value-type="float">
            <text:p>0</text:p>
          </table:table-cell>
          <table:table-cell table:formula="of:=IF([.T9]=0;0;[.T9]*[.$K9])" office:value-type="float" office:value="0" calcext:value-type="float">
            <text:p>0</text:p>
          </table:table-cell>
          <table:table-cell table:style-name="ce14" table:formula="of:=SUMIF([.$F$2:.$F$39];CONCATENATE([.V$1];[.$H9]);[.$D$2:.$D$46])" office:value-type="float" office:value="0" calcext:value-type="float">
            <text:p>0</text:p>
          </table:table-cell>
          <table:table-cell table:formula="of:=IF([.V9]=0;0;[.V9]*[.$K9])" office:value-type="float" office:value="0" calcext:value-type="float">
            <text:p>0</text:p>
          </table:table-cell>
          <table:table-cell table:style-name="ce14" table:formula="of:=SUMIF([.$F$2:.$F$39];CONCATENATE([.X$1];[.$H9]);[.$D$2:.$D$46])" office:value-type="float" office:value="0" calcext:value-type="float">
            <text:p>0</text:p>
          </table:table-cell>
          <table:table-cell table:formula="of:=IF([.X9]=0;0;[.X9]*[.$K9])" office:value-type="float" office:value="0" calcext:value-type="float">
            <text:p>0</text:p>
          </table:table-cell>
          <table:table-cell table:style-name="ce14" table:formula="of:=SUMIF([.$F$2:.$F$39];CONCATENATE([.Z$1];[.$H9]);[.$D$2:.$D$46])" office:value-type="float" office:value="0" calcext:value-type="float">
            <text:p>0</text:p>
          </table:table-cell>
          <table:table-cell table:formula="of:=IF([.Z9]=0;0;[.Z9]*[.$K9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0]=&quot;&quot;;&quot;&quot;;[Meals.A10])">
            <text:p/>
          </table:table-cell>
          <table:table-cell table:style-name="ce21" table:formula="of:=IF([Meals.B10]=&quot;&quot;;&quot;&quot;;[Meals.B10])" office:value-type="string" office:string-value="Sandwich" calcext:value-type="string">
            <text:p>Sandwich</text:p>
          </table:table-cell>
          <table:table-cell table:style-name="ce21" table:formula="of:=IF([Meals.C10]=&quot;&quot;;&quot;&quot;;[Meals.C10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Meals.D10]=&quot;&quot;;&quot;&quot;;[Meals.D10])" office:value-type="float" office:value="0.25" calcext:value-type="float">
            <text:p>0.25</text:p>
          </table:table-cell>
          <table:table-cell table:style-name="ce18" table:formula="of:=IF([.A10]=&quot;&quot;;[.E9];[.A10])" office:value-type="string" office:string-value="Lunch" calcext:value-type="string">
            <text:p>Lunch</text:p>
          </table:table-cell>
          <table:table-cell table:style-name="ce18" table:formula="of:=IF([.C10]=&quot;&quot;;&quot;&quot;;CONCATENATE([.E10];[.C10]))" office:value-type="string" office:string-value="LunchBratwurst / mustard / horseradish" calcext:value-type="string">
            <text:p>LunchBratwurst / mustard / horseradish</text:p>
          </table:table-cell>
          <table:table-cell/>
          <table:table-cell table:style-name="ce21" table:formula="of:=['Unit Recipes'.G10]" office:value-type="string" office:string-value="Fruit" calcext:value-type="string">
            <text:p>Fruit</text:p>
          </table:table-cell>
          <table:table-cell table:style-name="ce21" table:formula="of:=['Unit Recipes'.H10]" office:value-type="string" office:string-value="- Apples" calcext:value-type="string">
            <text:p>- Apples</text:p>
          </table:table-cell>
          <table:table-cell table:style-name="ce21" table:formula="of:=['Unit Recipes'.I10]" office:value-type="string" office:string-value="peice" calcext:value-type="string">
            <text:p>peice</text:p>
          </table:table-cell>
          <table:table-cell table:style-name="ce21" table:formula="of:=['Unit Recipes'.J10]" office:value-type="float" office:value="1.5" calcext:value-type="float">
            <text:p>1.5</text:p>
          </table:table-cell>
          <table:table-cell/>
          <table:table-cell table:formula="of:=[.H10]" office:value-type="string" office:string-value="Fruit" calcext:value-type="string">
            <text:p>Fruit</text:p>
          </table:table-cell>
          <table:table-cell table:formula="of:=[.I10]" office:value-type="string" office:string-value="- Apples" calcext:value-type="string">
            <text:p>- Apples</text:p>
          </table:table-cell>
          <table:table-cell table:formula="of:=[.J10]" office:value-type="string" office:string-value="peice" calcext:value-type="string">
            <text:p>peice</text:p>
          </table:table-cell>
          <table:table-cell table:formula="of:=SUMIF([.$F$2:.$F$39];CONCATENATE([.P$1];[.$H10]);[.$D$2:.$D$46])" office:value-type="float" office:value="0.5" calcext:value-type="float">
            <text:p>0.5</text:p>
          </table:table-cell>
          <table:table-cell table:formula="of:=IF([.P10]=0;0;[.P10]*[.$K10])" office:value-type="float" office:value="0.75" calcext:value-type="float">
            <text:p>0.75</text:p>
          </table:table-cell>
          <table:table-cell table:style-name="ce14" table:formula="of:=SUMIF([.$F$2:.$F$39];CONCATENATE([.R$1];[.$H10]);[.$D$2:.$D$46])" office:value-type="float" office:value="0" calcext:value-type="float">
            <text:p>0</text:p>
          </table:table-cell>
          <table:table-cell table:formula="of:=IF([.R10]=0;0;[.R10]*[.$K10])" office:value-type="float" office:value="0" calcext:value-type="float">
            <text:p>0</text:p>
          </table:table-cell>
          <table:table-cell table:style-name="ce14" table:formula="of:=SUMIF([.$F$2:.$F$39];CONCATENATE([.T$1];[.$H10]);[.$D$2:.$D$46])" office:value-type="float" office:value="0" calcext:value-type="float">
            <text:p>0</text:p>
          </table:table-cell>
          <table:table-cell table:formula="of:=IF([.T10]=0;0;[.T10]*[.$K10])" office:value-type="float" office:value="0" calcext:value-type="float">
            <text:p>0</text:p>
          </table:table-cell>
          <table:table-cell table:style-name="ce14" table:formula="of:=SUMIF([.$F$2:.$F$39];CONCATENATE([.V$1];[.$H10]);[.$D$2:.$D$46])" office:value-type="float" office:value="0" calcext:value-type="float">
            <text:p>0</text:p>
          </table:table-cell>
          <table:table-cell table:formula="of:=IF([.V10]=0;0;[.V10]*[.$K10])" office:value-type="float" office:value="0" calcext:value-type="float">
            <text:p>0</text:p>
          </table:table-cell>
          <table:table-cell table:style-name="ce14" table:formula="of:=SUMIF([.$F$2:.$F$39];CONCATENATE([.X$1];[.$H10]);[.$D$2:.$D$46])" office:value-type="float" office:value="0" calcext:value-type="float">
            <text:p>0</text:p>
          </table:table-cell>
          <table:table-cell table:formula="of:=IF([.X10]=0;0;[.X10]*[.$K10])" office:value-type="float" office:value="0" calcext:value-type="float">
            <text:p>0</text:p>
          </table:table-cell>
          <table:table-cell table:style-name="ce14" table:formula="of:=SUMIF([.$F$2:.$F$39];CONCATENATE([.Z$1];[.$H10]);[.$D$2:.$D$46])" office:value-type="float" office:value="0" calcext:value-type="float">
            <text:p>0</text:p>
          </table:table-cell>
          <table:table-cell table:formula="of:=IF([.Z10]=0;0;[.Z10]*[.$K10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1]=&quot;&quot;;&quot;&quot;;[Meals.A11])">
            <text:p/>
          </table:table-cell>
          <table:table-cell table:style-name="ce21" table:formula="of:=IF([Meals.B11]=&quot;&quot;;&quot;&quot;;[Meals.B11])">
            <text:p/>
          </table:table-cell>
          <table:table-cell table:style-name="ce21" table:formula="of:=IF([Meals.C11]=&quot;&quot;;&quot;&quot;;[Meals.C11])">
            <text:p/>
          </table:table-cell>
          <table:table-cell table:style-name="ce21" table:formula="of:=IF([Meals.D11]=&quot;&quot;;&quot;&quot;;[Meals.D11])">
            <text:p/>
          </table:table-cell>
          <table:table-cell table:style-name="ce18" table:formula="of:=IF([.A11]=&quot;&quot;;[.E10];[.A11])" office:value-type="string" office:string-value="Lunch" calcext:value-type="string">
            <text:p>Lunch</text:p>
          </table:table-cell>
          <table:table-cell table:style-name="ce18" table:formula="of:=IF([.C11]=&quot;&quot;;&quot;&quot;;CONCATENATE([.E11];[.C11]))">
            <text:p/>
          </table:table-cell>
          <table:table-cell/>
          <table:table-cell table:style-name="ce21" table:formula="of:=['Unit Recipes'.G11]" office:value-type="string" office:string-value="Fruit" calcext:value-type="string">
            <text:p>Fruit</text:p>
          </table:table-cell>
          <table:table-cell table:style-name="ce21" table:formula="of:=['Unit Recipes'.H11]" office:value-type="string" office:string-value="- Other" calcext:value-type="string">
            <text:p>- Other</text:p>
          </table:table-cell>
          <table:table-cell table:style-name="ce21" table:formula="of:=['Unit Recipes'.I11]" office:value-type="string" office:string-value="peice" calcext:value-type="string">
            <text:p>peice</text:p>
          </table:table-cell>
          <table:table-cell table:style-name="ce21" table:formula="of:=['Unit Recipes'.J11]" office:value-type="float" office:value="1.5" calcext:value-type="float">
            <text:p>1.5</text:p>
          </table:table-cell>
          <table:table-cell/>
          <table:table-cell table:formula="of:=[.H11]" office:value-type="string" office:string-value="Fruit" calcext:value-type="string">
            <text:p>Fruit</text:p>
          </table:table-cell>
          <table:table-cell table:formula="of:=[.I11]" office:value-type="string" office:string-value="- Other" calcext:value-type="string">
            <text:p>- Other</text:p>
          </table:table-cell>
          <table:table-cell table:formula="of:=[.J11]" office:value-type="string" office:string-value="peice" calcext:value-type="string">
            <text:p>peice</text:p>
          </table:table-cell>
          <table:table-cell table:formula="of:=SUMIF([.$F$2:.$F$39];CONCATENATE([.P$1];[.$H11]);[.$D$2:.$D$46])" office:value-type="float" office:value="0.5" calcext:value-type="float">
            <text:p>0.5</text:p>
          </table:table-cell>
          <table:table-cell table:formula="of:=IF([.P11]=0;0;[.P11]*[.$K11])" office:value-type="float" office:value="0.75" calcext:value-type="float">
            <text:p>0.75</text:p>
          </table:table-cell>
          <table:table-cell table:style-name="ce14" table:formula="of:=SUMIF([.$F$2:.$F$39];CONCATENATE([.R$1];[.$H11]);[.$D$2:.$D$46])" office:value-type="float" office:value="0" calcext:value-type="float">
            <text:p>0</text:p>
          </table:table-cell>
          <table:table-cell table:formula="of:=IF([.R11]=0;0;[.R11]*[.$K11])" office:value-type="float" office:value="0" calcext:value-type="float">
            <text:p>0</text:p>
          </table:table-cell>
          <table:table-cell table:style-name="ce14" table:formula="of:=SUMIF([.$F$2:.$F$39];CONCATENATE([.T$1];[.$H11]);[.$D$2:.$D$46])" office:value-type="float" office:value="0" calcext:value-type="float">
            <text:p>0</text:p>
          </table:table-cell>
          <table:table-cell table:formula="of:=IF([.T11]=0;0;[.T11]*[.$K11])" office:value-type="float" office:value="0" calcext:value-type="float">
            <text:p>0</text:p>
          </table:table-cell>
          <table:table-cell table:style-name="ce14" table:formula="of:=SUMIF([.$F$2:.$F$39];CONCATENATE([.V$1];[.$H11]);[.$D$2:.$D$46])" office:value-type="float" office:value="0" calcext:value-type="float">
            <text:p>0</text:p>
          </table:table-cell>
          <table:table-cell table:formula="of:=IF([.V11]=0;0;[.V11]*[.$K11])" office:value-type="float" office:value="0" calcext:value-type="float">
            <text:p>0</text:p>
          </table:table-cell>
          <table:table-cell table:style-name="ce14" table:formula="of:=SUMIF([.$F$2:.$F$39];CONCATENATE([.X$1];[.$H11]);[.$D$2:.$D$46])" office:value-type="float" office:value="0" calcext:value-type="float">
            <text:p>0</text:p>
          </table:table-cell>
          <table:table-cell table:formula="of:=IF([.X11]=0;0;[.X11]*[.$K11])" office:value-type="float" office:value="0" calcext:value-type="float">
            <text:p>0</text:p>
          </table:table-cell>
          <table:table-cell table:style-name="ce14" table:formula="of:=SUMIF([.$F$2:.$F$39];CONCATENATE([.Z$1];[.$H11]);[.$D$2:.$D$46])" office:value-type="float" office:value="0" calcext:value-type="float">
            <text:p>0</text:p>
          </table:table-cell>
          <table:table-cell table:formula="of:=IF([.Z11]=0;0;[.Z11]*[.$K11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2]=&quot;&quot;;&quot;&quot;;[Meals.A12])" office:value-type="string" office:string-value="BBQ" calcext:value-type="string">
            <text:p>BBQ</text:p>
          </table:table-cell>
          <table:table-cell table:style-name="ce21" table:formula="of:=IF([Meals.B12]=&quot;&quot;;&quot;&quot;;[Meals.B12])" office:value-type="string" office:string-value="Meat" calcext:value-type="string">
            <text:p>Meat</text:p>
          </table:table-cell>
          <table:table-cell table:style-name="ce21" table:formula="of:=IF([Meals.C12]=&quot;&quot;;&quot;&quot;;[Meals.C12])" office:value-type="string" office:string-value="Beef / Sausages / Bratwurst" calcext:value-type="string">
            <text:p>Beef / Sausages / Bratwurst</text:p>
          </table:table-cell>
          <table:table-cell table:style-name="ce21" table:formula="of:=IF([Meals.D12]=&quot;&quot;;&quot;&quot;;[Meals.D12])" office:value-type="float" office:value="0.25" calcext:value-type="float">
            <text:p>0.25</text:p>
          </table:table-cell>
          <table:table-cell table:style-name="ce18" table:formula="of:=IF([.A12]=&quot;&quot;;[.E11];[.A12])" office:value-type="string" office:string-value="BBQ" calcext:value-type="string">
            <text:p>BBQ</text:p>
          </table:table-cell>
          <table:table-cell table:style-name="ce18" table:formula="of:=IF([.C12]=&quot;&quot;;&quot;&quot;;CONCATENATE([.E12];[.C12]))" office:value-type="string" office:string-value="BBQBeef / Sausages / Bratwurst" calcext:value-type="string">
            <text:p>BBQBeef / Sausages / Bratwurst</text:p>
          </table:table-cell>
          <table:table-cell/>
          <table:table-cell table:style-name="ce21" table:formula="of:=['Unit Recipes'.G12]">
            <text:p/>
          </table:table-cell>
          <table:table-cell table:style-name="ce21" table:formula="of:=['Unit Recipes'.H12]" office:value-type="float" office:value="0" calcext:value-type="float">
            <text:p>0</text:p>
          </table:table-cell>
          <table:table-cell table:style-name="ce21" table:formula="of:=['Unit Recipes'.I12]" office:value-type="float" office:value="0" calcext:value-type="float">
            <text:p>0</text:p>
          </table:table-cell>
          <table:table-cell table:style-name="ce21" table:formula="of:=['Unit Recipes'.J12]" office:value-type="float" office:value="1.5" calcext:value-type="float">
            <text:p>1.5</text:p>
          </table:table-cell>
          <table:table-cell/>
          <table:table-cell table:formula="of:=[.H12]">
            <text:p/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SUMIF([.$F$2:.$F$39];CONCATENATE([.P$1];[.$H12]);[.$D$2:.$D$46])" office:value-type="float" office:value="0" calcext:value-type="float">
            <text:p>0</text:p>
          </table:table-cell>
          <table:table-cell table:formula="of:=IF([.P12]=0;0;[.P12]*[.$K12])" office:value-type="float" office:value="0" calcext:value-type="float">
            <text:p>0</text:p>
          </table:table-cell>
          <table:table-cell table:style-name="ce14" table:formula="of:=SUMIF([.$F$2:.$F$39];CONCATENATE([.R$1];[.$H12]);[.$D$2:.$D$46])" office:value-type="float" office:value="0" calcext:value-type="float">
            <text:p>0</text:p>
          </table:table-cell>
          <table:table-cell table:formula="of:=IF([.R12]=0;0;[.R12]*[.$K12])" office:value-type="float" office:value="0" calcext:value-type="float">
            <text:p>0</text:p>
          </table:table-cell>
          <table:table-cell table:style-name="ce14" table:formula="of:=SUMIF([.$F$2:.$F$39];CONCATENATE([.T$1];[.$H12]);[.$D$2:.$D$46])" office:value-type="float" office:value="0" calcext:value-type="float">
            <text:p>0</text:p>
          </table:table-cell>
          <table:table-cell table:formula="of:=IF([.T12]=0;0;[.T12]*[.$K12])" office:value-type="float" office:value="0" calcext:value-type="float">
            <text:p>0</text:p>
          </table:table-cell>
          <table:table-cell table:style-name="ce14" table:formula="of:=SUMIF([.$F$2:.$F$39];CONCATENATE([.V$1];[.$H12]);[.$D$2:.$D$46])" office:value-type="float" office:value="0" calcext:value-type="float">
            <text:p>0</text:p>
          </table:table-cell>
          <table:table-cell table:formula="of:=IF([.V12]=0;0;[.V12]*[.$K12])" office:value-type="float" office:value="0" calcext:value-type="float">
            <text:p>0</text:p>
          </table:table-cell>
          <table:table-cell table:style-name="ce14" table:formula="of:=SUMIF([.$F$2:.$F$39];CONCATENATE([.X$1];[.$H12]);[.$D$2:.$D$46])" office:value-type="float" office:value="0" calcext:value-type="float">
            <text:p>0</text:p>
          </table:table-cell>
          <table:table-cell table:formula="of:=IF([.X12]=0;0;[.X12]*[.$K12])" office:value-type="float" office:value="0" calcext:value-type="float">
            <text:p>0</text:p>
          </table:table-cell>
          <table:table-cell table:style-name="ce14" table:formula="of:=SUMIF([.$F$2:.$F$39];CONCATENATE([.Z$1];[.$H12]);[.$D$2:.$D$46])" office:value-type="float" office:value="0" calcext:value-type="float">
            <text:p>0</text:p>
          </table:table-cell>
          <table:table-cell table:formula="of:=IF([.Z12]=0;0;[.Z12]*[.$K12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3]=&quot;&quot;;&quot;&quot;;[Meals.A13])">
            <text:p/>
          </table:table-cell>
          <table:table-cell table:style-name="ce21" table:formula="of:=IF([Meals.B13]=&quot;&quot;;&quot;&quot;;[Meals.B13])" office:value-type="string" office:string-value="Meat" calcext:value-type="string">
            <text:p>Meat</text:p>
          </table:table-cell>
          <table:table-cell table:style-name="ce21" table:formula="of:=IF([Meals.C13]=&quot;&quot;;&quot;&quot;;[Meals.C13])" office:value-type="string" office:string-value="Fish / Salmon" calcext:value-type="string">
            <text:p>Fish / Salmon</text:p>
          </table:table-cell>
          <table:table-cell table:style-name="ce21" table:formula="of:=IF([Meals.D13]=&quot;&quot;;&quot;&quot;;[Meals.D13])" office:value-type="float" office:value="0" calcext:value-type="float">
            <text:p>0</text:p>
          </table:table-cell>
          <table:table-cell table:style-name="ce18" table:formula="of:=IF([.A13]=&quot;&quot;;[.E12];[.A13])" office:value-type="string" office:string-value="BBQ" calcext:value-type="string">
            <text:p>BBQ</text:p>
          </table:table-cell>
          <table:table-cell table:style-name="ce18" table:formula="of:=IF([.C13]=&quot;&quot;;&quot;&quot;;CONCATENATE([.E13];[.C13]))" office:value-type="string" office:string-value="BBQFish / Salmon" calcext:value-type="string">
            <text:p>BBQFish / Salmon</text:p>
          </table:table-cell>
          <table:table-cell/>
          <table:table-cell table:style-name="ce21" table:formula="of:=['Unit Recipes'.G13]">
            <text:p/>
          </table:table-cell>
          <table:table-cell table:style-name="ce21" table:formula="of:=['Unit Recipes'.H13]" office:value-type="float" office:value="0" calcext:value-type="float">
            <text:p>0</text:p>
          </table:table-cell>
          <table:table-cell table:style-name="ce21" table:formula="of:=['Unit Recipes'.I13]" office:value-type="float" office:value="0" calcext:value-type="float">
            <text:p>0</text:p>
          </table:table-cell>
          <table:table-cell table:style-name="ce21" table:formula="of:=['Unit Recipes'.J13]" office:value-type="float" office:value="2" calcext:value-type="float">
            <text:p>2</text:p>
          </table:table-cell>
          <table:table-cell/>
          <table:table-cell table:formula="of:=[.H13]">
            <text:p/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SUMIF([.$F$2:.$F$39];CONCATENATE([.P$1];[.$H13]);[.$D$2:.$D$46])" office:value-type="float" office:value="0" calcext:value-type="float">
            <text:p>0</text:p>
          </table:table-cell>
          <table:table-cell table:formula="of:=IF([.P13]=0;0;[.P13]*[.$K13])" office:value-type="float" office:value="0" calcext:value-type="float">
            <text:p>0</text:p>
          </table:table-cell>
          <table:table-cell table:style-name="ce14" table:formula="of:=SUMIF([.$F$2:.$F$39];CONCATENATE([.R$1];[.$H13]);[.$D$2:.$D$46])" office:value-type="float" office:value="0" calcext:value-type="float">
            <text:p>0</text:p>
          </table:table-cell>
          <table:table-cell table:formula="of:=IF([.R13]=0;0;[.R13]*[.$K13])" office:value-type="float" office:value="0" calcext:value-type="float">
            <text:p>0</text:p>
          </table:table-cell>
          <table:table-cell table:style-name="ce14" table:formula="of:=SUMIF([.$F$2:.$F$39];CONCATENATE([.T$1];[.$H13]);[.$D$2:.$D$46])" office:value-type="float" office:value="0" calcext:value-type="float">
            <text:p>0</text:p>
          </table:table-cell>
          <table:table-cell table:formula="of:=IF([.T13]=0;0;[.T13]*[.$K13])" office:value-type="float" office:value="0" calcext:value-type="float">
            <text:p>0</text:p>
          </table:table-cell>
          <table:table-cell table:style-name="ce14" table:formula="of:=SUMIF([.$F$2:.$F$39];CONCATENATE([.V$1];[.$H13]);[.$D$2:.$D$46])" office:value-type="float" office:value="0" calcext:value-type="float">
            <text:p>0</text:p>
          </table:table-cell>
          <table:table-cell table:formula="of:=IF([.V13]=0;0;[.V13]*[.$K13])" office:value-type="float" office:value="0" calcext:value-type="float">
            <text:p>0</text:p>
          </table:table-cell>
          <table:table-cell table:style-name="ce14" table:formula="of:=SUMIF([.$F$2:.$F$39];CONCATENATE([.X$1];[.$H13]);[.$D$2:.$D$46])" office:value-type="float" office:value="0" calcext:value-type="float">
            <text:p>0</text:p>
          </table:table-cell>
          <table:table-cell table:formula="of:=IF([.X13]=0;0;[.X13]*[.$K13])" office:value-type="float" office:value="0" calcext:value-type="float">
            <text:p>0</text:p>
          </table:table-cell>
          <table:table-cell table:style-name="ce14" table:formula="of:=SUMIF([.$F$2:.$F$39];CONCATENATE([.Z$1];[.$H13]);[.$D$2:.$D$46])" office:value-type="float" office:value="0" calcext:value-type="float">
            <text:p>0</text:p>
          </table:table-cell>
          <table:table-cell table:formula="of:=IF([.Z13]=0;0;[.Z13]*[.$K13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4]=&quot;&quot;;&quot;&quot;;[Meals.A14])">
            <text:p/>
          </table:table-cell>
          <table:table-cell table:style-name="ce21" table:formula="of:=IF([Meals.B14]=&quot;&quot;;&quot;&quot;;[Meals.B14])" office:value-type="string" office:string-value="Meat" calcext:value-type="string">
            <text:p>Meat</text:p>
          </table:table-cell>
          <table:table-cell table:style-name="ce21" table:formula="of:=IF([Meals.C14]=&quot;&quot;;&quot;&quot;;[Meals.C14])" office:value-type="string" office:string-value="Haloumi" calcext:value-type="string">
            <text:p>Haloumi</text:p>
          </table:table-cell>
          <table:table-cell table:style-name="ce21" table:formula="of:=IF([Meals.D14]=&quot;&quot;;&quot;&quot;;[Meals.D14])" office:value-type="float" office:value="0.25" calcext:value-type="float">
            <text:p>0.25</text:p>
          </table:table-cell>
          <table:table-cell table:style-name="ce18" table:formula="of:=IF([.A14]=&quot;&quot;;[.E13];[.A14])" office:value-type="string" office:string-value="BBQ" calcext:value-type="string">
            <text:p>BBQ</text:p>
          </table:table-cell>
          <table:table-cell table:style-name="ce18" table:formula="of:=IF([.C14]=&quot;&quot;;&quot;&quot;;CONCATENATE([.E14];[.C14]))" office:value-type="string" office:string-value="BBQHaloumi" calcext:value-type="string">
            <text:p>BBQHaloumi</text:p>
          </table:table-cell>
          <table:table-cell/>
          <table:table-cell table:style-name="ce21" table:formula="of:=['Unit Recipes'.G14]" office:value-type="string" office:string-value="Bread" calcext:value-type="string">
            <text:p>Bread</text:p>
          </table:table-cell>
          <table:table-cell table:style-name="ce21" table:formula="of:=['Unit Recipes'.H14]" office:value-type="string" office:string-value="Brötchen" calcext:value-type="string">
            <text:p>Brötchen</text:p>
          </table:table-cell>
          <table:table-cell table:style-name="ce21" table:formula="of:=['Unit Recipes'.I14]" office:value-type="string" office:string-value="peice" calcext:value-type="string">
            <text:p>peice</text:p>
          </table:table-cell>
          <table:table-cell table:style-name="ce21" table:formula="of:=['Unit Recipes'.J14]" office:value-type="float" office:value="2" calcext:value-type="float">
            <text:p>2</text:p>
          </table:table-cell>
          <table:table-cell/>
          <table:table-cell table:formula="of:=[.H14]" office:value-type="string" office:string-value="Bread" calcext:value-type="string">
            <text:p>Bread</text:p>
          </table:table-cell>
          <table:table-cell table:formula="of:=[.I14]" office:value-type="string" office:string-value="Brötchen" calcext:value-type="string">
            <text:p>Brötchen</text:p>
          </table:table-cell>
          <table:table-cell table:formula="of:=[.J14]" office:value-type="string" office:string-value="peice" calcext:value-type="string">
            <text:p>peice</text:p>
          </table:table-cell>
          <table:table-cell table:formula="of:=SUMIF([.$F$2:.$F$39];CONCATENATE([.P$1];[.$H14]);[.$D$2:.$D$46])" office:value-type="float" office:value="0.25" calcext:value-type="float">
            <text:p>0.25</text:p>
          </table:table-cell>
          <table:table-cell table:formula="of:=IF([.P14]=0;0;[.P14]*[.$K14])" office:value-type="float" office:value="0.5" calcext:value-type="float">
            <text:p>0.5</text:p>
          </table:table-cell>
          <table:table-cell table:style-name="ce14" table:formula="of:=SUMIF([.$F$2:.$F$39];CONCATENATE([.R$1];[.$H14]);[.$D$2:.$D$46])" office:value-type="float" office:value="0" calcext:value-type="float">
            <text:p>0</text:p>
          </table:table-cell>
          <table:table-cell table:formula="of:=IF([.R14]=0;0;[.R14]*[.$K14])" office:value-type="float" office:value="0" calcext:value-type="float">
            <text:p>0</text:p>
          </table:table-cell>
          <table:table-cell table:style-name="ce14" table:formula="of:=SUMIF([.$F$2:.$F$39];CONCATENATE([.T$1];[.$H14]);[.$D$2:.$D$46])" office:value-type="float" office:value="0" calcext:value-type="float">
            <text:p>0</text:p>
          </table:table-cell>
          <table:table-cell table:formula="of:=IF([.T14]=0;0;[.T14]*[.$K14])" office:value-type="float" office:value="0" calcext:value-type="float">
            <text:p>0</text:p>
          </table:table-cell>
          <table:table-cell table:style-name="ce14" table:formula="of:=SUMIF([.$F$2:.$F$39];CONCATENATE([.V$1];[.$H14]);[.$D$2:.$D$46])" office:value-type="float" office:value="0" calcext:value-type="float">
            <text:p>0</text:p>
          </table:table-cell>
          <table:table-cell table:formula="of:=IF([.V14]=0;0;[.V14]*[.$K14])" office:value-type="float" office:value="0" calcext:value-type="float">
            <text:p>0</text:p>
          </table:table-cell>
          <table:table-cell table:style-name="ce14" table:formula="of:=SUMIF([.$F$2:.$F$39];CONCATENATE([.X$1];[.$H14]);[.$D$2:.$D$46])" office:value-type="float" office:value="0" calcext:value-type="float">
            <text:p>0</text:p>
          </table:table-cell>
          <table:table-cell table:formula="of:=IF([.X14]=0;0;[.X14]*[.$K14])" office:value-type="float" office:value="0" calcext:value-type="float">
            <text:p>0</text:p>
          </table:table-cell>
          <table:table-cell table:style-name="ce14" table:formula="of:=SUMIF([.$F$2:.$F$39];CONCATENATE([.Z$1];[.$H14]);[.$D$2:.$D$46])" office:value-type="float" office:value="0" calcext:value-type="float">
            <text:p>0</text:p>
          </table:table-cell>
          <table:table-cell table:formula="of:=IF([.Z14]=0;0;[.Z14]*[.$K14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5]=&quot;&quot;;&quot;&quot;;[Meals.A15])">
            <text:p/>
          </table:table-cell>
          <table:table-cell table:style-name="ce21" table:formula="of:=IF([Meals.B15]=&quot;&quot;;&quot;&quot;;[Meals.B15])" office:value-type="string" office:string-value="Meat" calcext:value-type="string">
            <text:p>Meat</text:p>
          </table:table-cell>
          <table:table-cell table:style-name="ce21" table:formula="of:=IF([Meals.C15]=&quot;&quot;;&quot;&quot;;[Meals.C15])" office:value-type="string" office:string-value="Chicken wings" calcext:value-type="string">
            <text:p>Chicken wings</text:p>
          </table:table-cell>
          <table:table-cell table:style-name="ce21" table:formula="of:=IF([Meals.D15]=&quot;&quot;;&quot;&quot;;[Meals.D15])">
            <text:p/>
          </table:table-cell>
          <table:table-cell table:style-name="ce18" table:formula="of:=IF([.A15]=&quot;&quot;;[.E14];[.A15])" office:value-type="string" office:string-value="BBQ" calcext:value-type="string">
            <text:p>BBQ</text:p>
          </table:table-cell>
          <table:table-cell table:style-name="ce18" table:formula="of:=IF([.C15]=&quot;&quot;;&quot;&quot;;CONCATENATE([.E15];[.C15]))" office:value-type="string" office:string-value="BBQChicken wings" calcext:value-type="string">
            <text:p>BBQChicken wings</text:p>
          </table:table-cell>
          <table:table-cell/>
          <table:table-cell table:style-name="ce21" table:formula="of:=['Unit Recipes'.G15]" office:value-type="string" office:string-value="Bread" calcext:value-type="string">
            <text:p>Bread</text:p>
          </table:table-cell>
          <table:table-cell table:style-name="ce21" table:formula="of:=['Unit Recipes'.H15]" office:value-type="string" office:string-value="Brezen" calcext:value-type="string">
            <text:p>Brezen</text:p>
          </table:table-cell>
          <table:table-cell table:style-name="ce21" table:formula="of:=['Unit Recipes'.I15]" office:value-type="string" office:string-value="peice" calcext:value-type="string">
            <text:p>peice</text:p>
          </table:table-cell>
          <table:table-cell table:style-name="ce21" table:formula="of:=['Unit Recipes'.J15]" office:value-type="float" office:value="2" calcext:value-type="float">
            <text:p>2</text:p>
          </table:table-cell>
          <table:table-cell/>
          <table:table-cell table:formula="of:=[.H15]" office:value-type="string" office:string-value="Bread" calcext:value-type="string">
            <text:p>Bread</text:p>
          </table:table-cell>
          <table:table-cell table:formula="of:=[.I15]" office:value-type="string" office:string-value="Brezen" calcext:value-type="string">
            <text:p>Brezen</text:p>
          </table:table-cell>
          <table:table-cell table:formula="of:=[.J15]" office:value-type="string" office:string-value="peice" calcext:value-type="string">
            <text:p>peice</text:p>
          </table:table-cell>
          <table:table-cell table:formula="of:=SUMIF([.$F$2:.$F$39];CONCATENATE([.P$1];[.$H15]);[.$D$2:.$D$46])" office:value-type="float" office:value="0.25" calcext:value-type="float">
            <text:p>0.25</text:p>
          </table:table-cell>
          <table:table-cell table:formula="of:=IF([.P15]=0;0;[.P15]*[.$K15])" office:value-type="float" office:value="0.5" calcext:value-type="float">
            <text:p>0.5</text:p>
          </table:table-cell>
          <table:table-cell table:style-name="ce14" table:formula="of:=SUMIF([.$F$2:.$F$39];CONCATENATE([.R$1];[.$H15]);[.$D$2:.$D$46])" office:value-type="float" office:value="0" calcext:value-type="float">
            <text:p>0</text:p>
          </table:table-cell>
          <table:table-cell table:formula="of:=IF([.R15]=0;0;[.R15]*[.$K15])" office:value-type="float" office:value="0" calcext:value-type="float">
            <text:p>0</text:p>
          </table:table-cell>
          <table:table-cell table:style-name="ce14" table:formula="of:=SUMIF([.$F$2:.$F$39];CONCATENATE([.T$1];[.$H15]);[.$D$2:.$D$46])" office:value-type="float" office:value="0" calcext:value-type="float">
            <text:p>0</text:p>
          </table:table-cell>
          <table:table-cell table:formula="of:=IF([.T15]=0;0;[.T15]*[.$K15])" office:value-type="float" office:value="0" calcext:value-type="float">
            <text:p>0</text:p>
          </table:table-cell>
          <table:table-cell table:style-name="ce14" table:formula="of:=SUMIF([.$F$2:.$F$39];CONCATENATE([.V$1];[.$H15]);[.$D$2:.$D$46])" office:value-type="float" office:value="0" calcext:value-type="float">
            <text:p>0</text:p>
          </table:table-cell>
          <table:table-cell table:formula="of:=IF([.V15]=0;0;[.V15]*[.$K15])" office:value-type="float" office:value="0" calcext:value-type="float">
            <text:p>0</text:p>
          </table:table-cell>
          <table:table-cell table:style-name="ce14" table:formula="of:=SUMIF([.$F$2:.$F$39];CONCATENATE([.X$1];[.$H15]);[.$D$2:.$D$46])" office:value-type="float" office:value="0" calcext:value-type="float">
            <text:p>0</text:p>
          </table:table-cell>
          <table:table-cell table:formula="of:=IF([.X15]=0;0;[.X15]*[.$K15])" office:value-type="float" office:value="0" calcext:value-type="float">
            <text:p>0</text:p>
          </table:table-cell>
          <table:table-cell table:style-name="ce14" table:formula="of:=SUMIF([.$F$2:.$F$39];CONCATENATE([.Z$1];[.$H15]);[.$D$2:.$D$46])" office:value-type="float" office:value="0" calcext:value-type="float">
            <text:p>0</text:p>
          </table:table-cell>
          <table:table-cell table:formula="of:=IF([.Z15]=0;0;[.Z15]*[.$K15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6]=&quot;&quot;;&quot;&quot;;[Meals.A16])">
            <text:p/>
          </table:table-cell>
          <table:table-cell table:style-name="ce21" table:formula="of:=IF([Meals.B16]=&quot;&quot;;&quot;&quot;;[Meals.B16])" office:value-type="string" office:string-value="Side" calcext:value-type="string">
            <text:p>Side</text:p>
          </table:table-cell>
          <table:table-cell table:style-name="ce21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1" table:formula="of:=IF([Meals.D16]=&quot;&quot;;&quot;&quot;;[Meals.D16])" office:value-type="float" office:value="0" calcext:value-type="float">
            <text:p>0</text:p>
          </table:table-cell>
          <table:table-cell table:style-name="ce18" table:formula="of:=IF([.A16]=&quot;&quot;;[.E15];[.A16])" office:value-type="string" office:string-value="BBQ" calcext:value-type="string">
            <text:p>BBQ</text:p>
          </table:table-cell>
          <table:table-cell table:style-name="ce18" table:formula="of:=IF([.C16]=&quot;&quot;;&quot;&quot;;CONCATENATE([.E16];[.C16]))" office:value-type="string" office:string-value="BBQSauerkraut" calcext:value-type="string">
            <text:p>BBQSauerkraut</text:p>
          </table:table-cell>
          <table:table-cell/>
          <table:table-cell table:style-name="ce21" table:formula="of:=['Unit Recipes'.G16]" office:value-type="string" office:string-value="Bread" calcext:value-type="string">
            <text:p>Bread</text:p>
          </table:table-cell>
          <table:table-cell table:style-name="ce21" table:formula="of:=['Unit Recipes'.H16]" office:value-type="string" office:string-value="Butter" calcext:value-type="string">
            <text:p>Butter</text:p>
          </table:table-cell>
          <table:table-cell table:style-name="ce21" table:formula="of:=['Unit Recipes'.I16]" office:value-type="string" office:string-value="g" calcext:value-type="string">
            <text:p>g</text:p>
          </table:table-cell>
          <table:table-cell table:style-name="ce21" table:formula="of:=['Unit Recipes'.J16]" office:value-type="float" office:value="2" calcext:value-type="float">
            <text:p>2</text:p>
          </table:table-cell>
          <table:table-cell/>
          <table:table-cell table:formula="of:=[.H16]" office:value-type="string" office:string-value="Bread" calcext:value-type="string">
            <text:p>Bread</text:p>
          </table:table-cell>
          <table:table-cell table:formula="of:=[.I16]" office:value-type="string" office:string-value="Butter" calcext:value-type="string">
            <text:p>Butter</text:p>
          </table:table-cell>
          <table:table-cell table:formula="of:=[.J16]" office:value-type="string" office:string-value="g" calcext:value-type="string">
            <text:p>g</text:p>
          </table:table-cell>
          <table:table-cell table:formula="of:=SUMIF([.$F$2:.$F$39];CONCATENATE([.P$1];[.$H16]);[.$D$2:.$D$46])" office:value-type="float" office:value="0.25" calcext:value-type="float">
            <text:p>0.25</text:p>
          </table:table-cell>
          <table:table-cell table:formula="of:=IF([.P16]=0;0;[.P16]*[.$K16])" office:value-type="float" office:value="0.5" calcext:value-type="float">
            <text:p>0.5</text:p>
          </table:table-cell>
          <table:table-cell table:style-name="ce14" table:formula="of:=SUMIF([.$F$2:.$F$39];CONCATENATE([.R$1];[.$H16]);[.$D$2:.$D$46])" office:value-type="float" office:value="0" calcext:value-type="float">
            <text:p>0</text:p>
          </table:table-cell>
          <table:table-cell table:formula="of:=IF([.R16]=0;0;[.R16]*[.$K16])" office:value-type="float" office:value="0" calcext:value-type="float">
            <text:p>0</text:p>
          </table:table-cell>
          <table:table-cell table:style-name="ce14" table:formula="of:=SUMIF([.$F$2:.$F$39];CONCATENATE([.T$1];[.$H16]);[.$D$2:.$D$46])" office:value-type="float" office:value="0" calcext:value-type="float">
            <text:p>0</text:p>
          </table:table-cell>
          <table:table-cell table:formula="of:=IF([.T16]=0;0;[.T16]*[.$K16])" office:value-type="float" office:value="0" calcext:value-type="float">
            <text:p>0</text:p>
          </table:table-cell>
          <table:table-cell table:style-name="ce14" table:formula="of:=SUMIF([.$F$2:.$F$39];CONCATENATE([.V$1];[.$H16]);[.$D$2:.$D$46])" office:value-type="float" office:value="0" calcext:value-type="float">
            <text:p>0</text:p>
          </table:table-cell>
          <table:table-cell table:formula="of:=IF([.V16]=0;0;[.V16]*[.$K16])" office:value-type="float" office:value="0" calcext:value-type="float">
            <text:p>0</text:p>
          </table:table-cell>
          <table:table-cell table:style-name="ce14" table:formula="of:=SUMIF([.$F$2:.$F$39];CONCATENATE([.X$1];[.$H16]);[.$D$2:.$D$46])" office:value-type="float" office:value="0" calcext:value-type="float">
            <text:p>0</text:p>
          </table:table-cell>
          <table:table-cell table:formula="of:=IF([.X16]=0;0;[.X16]*[.$K16])" office:value-type="float" office:value="0" calcext:value-type="float">
            <text:p>0</text:p>
          </table:table-cell>
          <table:table-cell table:style-name="ce14" table:formula="of:=SUMIF([.$F$2:.$F$39];CONCATENATE([.Z$1];[.$H16]);[.$D$2:.$D$46])" office:value-type="float" office:value="0" calcext:value-type="float">
            <text:p>0</text:p>
          </table:table-cell>
          <table:table-cell table:formula="of:=IF([.Z16]=0;0;[.Z16]*[.$K16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6]=&quot;&quot;;&quot;&quot;;[Meals.A16])">
            <text:p/>
          </table:table-cell>
          <table:table-cell table:style-name="ce21" table:formula="of:=IF([Meals.B16]=&quot;&quot;;&quot;&quot;;[Meals.B16])" office:value-type="string" office:string-value="Side" calcext:value-type="string">
            <text:p>Side</text:p>
          </table:table-cell>
          <table:table-cell table:style-name="ce21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1" table:formula="of:=IF([Meals.D16]=&quot;&quot;;&quot;&quot;;[Meals.D16])" office:value-type="float" office:value="0" calcext:value-type="float">
            <text:p>0</text:p>
          </table:table-cell>
          <table:table-cell table:style-name="ce18" table:formula="of:=IF([.A17]=&quot;&quot;;[.E16];[.A17])" office:value-type="string" office:string-value="BBQ" calcext:value-type="string">
            <text:p>BBQ</text:p>
          </table:table-cell>
          <table:table-cell table:style-name="ce18" table:formula="of:=IF([.C17]=&quot;&quot;;&quot;&quot;;CONCATENATE([.E17];[.C17]))" office:value-type="string" office:string-value="BBQSauerkraut" calcext:value-type="string">
            <text:p>BBQSauerkraut</text:p>
          </table:table-cell>
          <table:table-cell/>
          <table:table-cell table:style-name="ce21" table:formula="of:=['Unit Recipes'.G17]">
            <text:p/>
          </table:table-cell>
          <table:table-cell table:style-name="ce21" table:formula="of:=['Unit Recipes'.H17]" office:value-type="float" office:value="0" calcext:value-type="float">
            <text:p>0</text:p>
          </table:table-cell>
          <table:table-cell table:style-name="ce21" table:formula="of:=['Unit Recipes'.I17]" office:value-type="float" office:value="0" calcext:value-type="float">
            <text:p>0</text:p>
          </table:table-cell>
          <table:table-cell table:style-name="ce21" table:formula="of:=['Unit Recipes'.J17]" office:value-type="float" office:value="2" calcext:value-type="float">
            <text:p>2</text:p>
          </table:table-cell>
          <table:table-cell/>
          <table:table-cell table:formula="of:=[.H17]">
            <text:p/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SUMIF([.$F$2:.$F$39];CONCATENATE([.P$1];[.$H17]);[.$D$2:.$D$46])" office:value-type="float" office:value="0" calcext:value-type="float">
            <text:p>0</text:p>
          </table:table-cell>
          <table:table-cell table:formula="of:=IF([.P17]=0;0;[.P17]*[.$K17])" office:value-type="float" office:value="0" calcext:value-type="float">
            <text:p>0</text:p>
          </table:table-cell>
          <table:table-cell table:style-name="ce14" table:formula="of:=SUMIF([.$F$2:.$F$39];CONCATENATE([.R$1];[.$H17]);[.$D$2:.$D$46])" office:value-type="float" office:value="0" calcext:value-type="float">
            <text:p>0</text:p>
          </table:table-cell>
          <table:table-cell table:formula="of:=IF([.R17]=0;0;[.R17]*[.$K17])" office:value-type="float" office:value="0" calcext:value-type="float">
            <text:p>0</text:p>
          </table:table-cell>
          <table:table-cell table:style-name="ce14" table:formula="of:=SUMIF([.$F$2:.$F$39];CONCATENATE([.T$1];[.$H17]);[.$D$2:.$D$46])" office:value-type="float" office:value="0" calcext:value-type="float">
            <text:p>0</text:p>
          </table:table-cell>
          <table:table-cell table:formula="of:=IF([.T17]=0;0;[.T17]*[.$K17])" office:value-type="float" office:value="0" calcext:value-type="float">
            <text:p>0</text:p>
          </table:table-cell>
          <table:table-cell table:style-name="ce14" table:formula="of:=SUMIF([.$F$2:.$F$39];CONCATENATE([.V$1];[.$H17]);[.$D$2:.$D$46])" office:value-type="float" office:value="0" calcext:value-type="float">
            <text:p>0</text:p>
          </table:table-cell>
          <table:table-cell table:formula="of:=IF([.V17]=0;0;[.V17]*[.$K17])" office:value-type="float" office:value="0" calcext:value-type="float">
            <text:p>0</text:p>
          </table:table-cell>
          <table:table-cell table:style-name="ce14" table:formula="of:=SUMIF([.$F$2:.$F$39];CONCATENATE([.X$1];[.$H17]);[.$D$2:.$D$46])" office:value-type="float" office:value="0" calcext:value-type="float">
            <text:p>0</text:p>
          </table:table-cell>
          <table:table-cell table:formula="of:=IF([.X17]=0;0;[.X17]*[.$K17])" office:value-type="float" office:value="0" calcext:value-type="float">
            <text:p>0</text:p>
          </table:table-cell>
          <table:table-cell table:style-name="ce14" table:formula="of:=SUMIF([.$F$2:.$F$39];CONCATENATE([.Z$1];[.$H17]);[.$D$2:.$D$46])" office:value-type="float" office:value="0" calcext:value-type="float">
            <text:p>0</text:p>
          </table:table-cell>
          <table:table-cell table:formula="of:=IF([.Z17]=0;0;[.Z17]*[.$K17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7]=&quot;&quot;;&quot;&quot;;[Meals.A17])">
            <text:p/>
          </table:table-cell>
          <table:table-cell table:style-name="ce21" table:formula="of:=IF([Meals.B17]=&quot;&quot;;&quot;&quot;;[Meals.B17])" office:value-type="string" office:string-value="Side" calcext:value-type="string">
            <text:p>Side</text:p>
          </table:table-cell>
          <table:table-cell table:style-name="ce21" table:formula="of:=IF([Meals.C17]=&quot;&quot;;&quot;&quot;;[Meals.C17])" office:value-type="string" office:string-value="Corn" calcext:value-type="string">
            <text:p>Corn</text:p>
          </table:table-cell>
          <table:table-cell table:style-name="ce21" table:formula="of:=IF([Meals.D17]=&quot;&quot;;&quot;&quot;;[Meals.D17])" office:value-type="float" office:value="0" calcext:value-type="float">
            <text:p>0</text:p>
          </table:table-cell>
          <table:table-cell table:style-name="ce18" table:formula="of:=IF([.A18]=&quot;&quot;;[.E17];[.A18])" office:value-type="string" office:string-value="BBQ" calcext:value-type="string">
            <text:p>BBQ</text:p>
          </table:table-cell>
          <table:table-cell table:style-name="ce18" table:formula="of:=IF([.C18]=&quot;&quot;;&quot;&quot;;CONCATENATE([.E18];[.C18]))" office:value-type="string" office:string-value="BBQCorn" calcext:value-type="string">
            <text:p>BBQCorn</text:p>
          </table:table-cell>
          <table:table-cell/>
          <table:table-cell table:style-name="ce21" table:formula="of:=['Unit Recipes'.G18]">
            <text:p/>
          </table:table-cell>
          <table:table-cell table:style-name="ce21" table:formula="of:=['Unit Recipes'.H18]" office:value-type="float" office:value="0" calcext:value-type="float">
            <text:p>0</text:p>
          </table:table-cell>
          <table:table-cell table:style-name="ce21" table:formula="of:=['Unit Recipes'.I18]" office:value-type="float" office:value="0" calcext:value-type="float">
            <text:p>0</text:p>
          </table:table-cell>
          <table:table-cell table:style-name="ce21" table:formula="of:=['Unit Recipes'.J18]" office:value-type="float" office:value="1" calcext:value-type="float">
            <text:p>1</text:p>
          </table:table-cell>
          <table:table-cell/>
          <table:table-cell table:formula="of:=[.H18]">
            <text:p/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SUMIF([.$F$2:.$F$39];CONCATENATE([.P$1];[.$H18]);[.$D$2:.$D$46])" office:value-type="float" office:value="0" calcext:value-type="float">
            <text:p>0</text:p>
          </table:table-cell>
          <table:table-cell table:formula="of:=IF([.P18]=0;0;[.P18]*[.$K18])" office:value-type="float" office:value="0" calcext:value-type="float">
            <text:p>0</text:p>
          </table:table-cell>
          <table:table-cell table:style-name="ce14" table:formula="of:=SUMIF([.$F$2:.$F$39];CONCATENATE([.R$1];[.$H18]);[.$D$2:.$D$46])" office:value-type="float" office:value="0" calcext:value-type="float">
            <text:p>0</text:p>
          </table:table-cell>
          <table:table-cell table:formula="of:=IF([.R18]=0;0;[.R18]*[.$K18])" office:value-type="float" office:value="0" calcext:value-type="float">
            <text:p>0</text:p>
          </table:table-cell>
          <table:table-cell table:style-name="ce14" table:formula="of:=SUMIF([.$F$2:.$F$39];CONCATENATE([.T$1];[.$H18]);[.$D$2:.$D$46])" office:value-type="float" office:value="0" calcext:value-type="float">
            <text:p>0</text:p>
          </table:table-cell>
          <table:table-cell table:formula="of:=IF([.T18]=0;0;[.T18]*[.$K18])" office:value-type="float" office:value="0" calcext:value-type="float">
            <text:p>0</text:p>
          </table:table-cell>
          <table:table-cell table:style-name="ce14" table:formula="of:=SUMIF([.$F$2:.$F$39];CONCATENATE([.V$1];[.$H18]);[.$D$2:.$D$46])" office:value-type="float" office:value="0" calcext:value-type="float">
            <text:p>0</text:p>
          </table:table-cell>
          <table:table-cell table:formula="of:=IF([.V18]=0;0;[.V18]*[.$K18])" office:value-type="float" office:value="0" calcext:value-type="float">
            <text:p>0</text:p>
          </table:table-cell>
          <table:table-cell table:style-name="ce14" table:formula="of:=SUMIF([.$F$2:.$F$39];CONCATENATE([.X$1];[.$H18]);[.$D$2:.$D$46])" office:value-type="float" office:value="0" calcext:value-type="float">
            <text:p>0</text:p>
          </table:table-cell>
          <table:table-cell table:formula="of:=IF([.X18]=0;0;[.X18]*[.$K18])" office:value-type="float" office:value="0" calcext:value-type="float">
            <text:p>0</text:p>
          </table:table-cell>
          <table:table-cell table:style-name="ce14" table:formula="of:=SUMIF([.$F$2:.$F$39];CONCATENATE([.Z$1];[.$H18]);[.$D$2:.$D$46])" office:value-type="float" office:value="0" calcext:value-type="float">
            <text:p>0</text:p>
          </table:table-cell>
          <table:table-cell table:formula="of:=IF([.Z18]=0;0;[.Z18]*[.$K18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8]=&quot;&quot;;&quot;&quot;;[Meals.A18])">
            <text:p/>
          </table:table-cell>
          <table:table-cell table:style-name="ce21" table:formula="of:=IF([Meals.B18]=&quot;&quot;;&quot;&quot;;[Meals.B18])" office:value-type="string" office:string-value="Side" calcext:value-type="string">
            <text:p>Side</text:p>
          </table:table-cell>
          <table:table-cell table:style-name="ce21" table:formula="of:=IF([Meals.C18]=&quot;&quot;;&quot;&quot;;[Meals.C18])" office:value-type="string" office:string-value="Fried onions" calcext:value-type="string">
            <text:p>Fried onions</text:p>
          </table:table-cell>
          <table:table-cell table:style-name="ce21" table:formula="of:=IF([Meals.D18]=&quot;&quot;;&quot;&quot;;[Meals.D18])" office:value-type="float" office:value="0.25" calcext:value-type="float">
            <text:p>0.25</text:p>
          </table:table-cell>
          <table:table-cell table:style-name="ce18" table:formula="of:=IF([.A19]=&quot;&quot;;[.E18];[.A19])" office:value-type="string" office:string-value="BBQ" calcext:value-type="string">
            <text:p>BBQ</text:p>
          </table:table-cell>
          <table:table-cell table:style-name="ce18" table:formula="of:=IF([.C19]=&quot;&quot;;&quot;&quot;;CONCATENATE([.E19];[.C19]))" office:value-type="string" office:string-value="BBQFried onions" calcext:value-type="string">
            <text:p>BBQFried onions</text:p>
          </table:table-cell>
          <table:table-cell/>
          <table:table-cell table:style-name="ce21" table:formula="of:=['Unit Recipes'.G19]" office:value-type="string" office:string-value="Drinks" calcext:value-type="string">
            <text:p>Drinks</text:p>
          </table:table-cell>
          <table:table-cell table:style-name="ce21" table:formula="of:=['Unit Recipes'.H19]" office:value-type="string" office:string-value="- Orange juice" calcext:value-type="string">
            <text:p>- Orange juice</text:p>
          </table:table-cell>
          <table:table-cell table:style-name="ce21" table:formula="of:=['Unit Recipes'.I19]" office:value-type="string" office:string-value="ml" calcext:value-type="string">
            <text:p>ml</text:p>
          </table:table-cell>
          <table:table-cell table:style-name="ce21" table:formula="of:=['Unit Recipes'.J19]" office:value-type="float" office:value="1" calcext:value-type="float">
            <text:p>1</text:p>
          </table:table-cell>
          <table:table-cell/>
          <table:table-cell table:formula="of:=[.H19]" office:value-type="string" office:string-value="Drinks" calcext:value-type="string">
            <text:p>Drinks</text:p>
          </table:table-cell>
          <table:table-cell table:formula="of:=[.I19]" office:value-type="string" office:string-value="- Orange juice" calcext:value-type="string">
            <text:p>- Orange juice</text:p>
          </table:table-cell>
          <table:table-cell table:formula="of:=[.J19]" office:value-type="string" office:string-value="ml" calcext:value-type="string">
            <text:p>ml</text:p>
          </table:table-cell>
          <table:table-cell table:formula="of:=SUMIF([.$F$2:.$F$39];CONCATENATE([.P$1];[.$H19]);[.$D$2:.$D$46])" office:value-type="float" office:value="1" calcext:value-type="float">
            <text:p>1</text:p>
          </table:table-cell>
          <table:table-cell table:formula="of:=IF([.P19]=0;0;[.P19]*[.$K19])" office:value-type="float" office:value="1" calcext:value-type="float">
            <text:p>1</text:p>
          </table:table-cell>
          <table:table-cell table:style-name="ce14" table:formula="of:=SUMIF([.$F$2:.$F$39];CONCATENATE([.R$1];[.$H19]);[.$D$2:.$D$46])" office:value-type="float" office:value="0" calcext:value-type="float">
            <text:p>0</text:p>
          </table:table-cell>
          <table:table-cell table:formula="of:=IF([.R19]=0;0;[.R19]*[.$K19])" office:value-type="float" office:value="0" calcext:value-type="float">
            <text:p>0</text:p>
          </table:table-cell>
          <table:table-cell table:style-name="ce14" table:formula="of:=SUMIF([.$F$2:.$F$39];CONCATENATE([.T$1];[.$H19]);[.$D$2:.$D$46])" office:value-type="float" office:value="0" calcext:value-type="float">
            <text:p>0</text:p>
          </table:table-cell>
          <table:table-cell table:formula="of:=IF([.T19]=0;0;[.T19]*[.$K19])" office:value-type="float" office:value="0" calcext:value-type="float">
            <text:p>0</text:p>
          </table:table-cell>
          <table:table-cell table:style-name="ce14" table:formula="of:=SUMIF([.$F$2:.$F$39];CONCATENATE([.V$1];[.$H19]);[.$D$2:.$D$46])" office:value-type="float" office:value="0" calcext:value-type="float">
            <text:p>0</text:p>
          </table:table-cell>
          <table:table-cell table:formula="of:=IF([.V19]=0;0;[.V19]*[.$K19])" office:value-type="float" office:value="0" calcext:value-type="float">
            <text:p>0</text:p>
          </table:table-cell>
          <table:table-cell table:style-name="ce14" table:formula="of:=SUMIF([.$F$2:.$F$39];CONCATENATE([.X$1];[.$H19]);[.$D$2:.$D$46])" office:value-type="float" office:value="0" calcext:value-type="float">
            <text:p>0</text:p>
          </table:table-cell>
          <table:table-cell table:formula="of:=IF([.X19]=0;0;[.X19]*[.$K19])" office:value-type="float" office:value="0" calcext:value-type="float">
            <text:p>0</text:p>
          </table:table-cell>
          <table:table-cell table:style-name="ce14" table:formula="of:=SUMIF([.$F$2:.$F$39];CONCATENATE([.Z$1];[.$H19]);[.$D$2:.$D$46])" office:value-type="float" office:value="0" calcext:value-type="float">
            <text:p>0</text:p>
          </table:table-cell>
          <table:table-cell table:formula="of:=IF([.Z19]=0;0;[.Z19]*[.$K19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19]=&quot;&quot;;&quot;&quot;;[Meals.A19])">
            <text:p/>
          </table:table-cell>
          <table:table-cell table:style-name="ce21" table:formula="of:=IF([Meals.B19]=&quot;&quot;;&quot;&quot;;[Meals.B19])" office:value-type="string" office:string-value="Side" calcext:value-type="string">
            <text:p>Side</text:p>
          </table:table-cell>
          <table:table-cell table:style-name="ce21" table:formula="of:=IF([Meals.C19]=&quot;&quot;;&quot;&quot;;[Meals.C19])" office:value-type="string" office:string-value="Veggies in Foil" calcext:value-type="string">
            <text:p>Veggies in Foil</text:p>
          </table:table-cell>
          <table:table-cell table:style-name="ce21" table:formula="of:=IF([Meals.D19]=&quot;&quot;;&quot;&quot;;[Meals.D19])" office:value-type="float" office:value="0.25" calcext:value-type="float">
            <text:p>0.25</text:p>
          </table:table-cell>
          <table:table-cell table:style-name="ce18" table:formula="of:=IF([.A20]=&quot;&quot;;[.E19];[.A20])" office:value-type="string" office:string-value="BBQ" calcext:value-type="string">
            <text:p>BBQ</text:p>
          </table:table-cell>
          <table:table-cell table:style-name="ce18" table:formula="of:=IF([.C20]=&quot;&quot;;&quot;&quot;;CONCATENATE([.E20];[.C20]))" office:value-type="string" office:string-value="BBQVeggies in Foil" calcext:value-type="string">
            <text:p>BBQVeggies in Foil</text:p>
          </table:table-cell>
          <table:table-cell/>
          <table:table-cell table:style-name="ce21" table:formula="of:=['Unit Recipes'.G20]" office:value-type="string" office:string-value="Drinks" calcext:value-type="string">
            <text:p>Drinks</text:p>
          </table:table-cell>
          <table:table-cell table:style-name="ce21" table:formula="of:=['Unit Recipes'.H20]" office:value-type="string" office:string-value="- Apple juice" calcext:value-type="string">
            <text:p>- Apple juice</text:p>
          </table:table-cell>
          <table:table-cell table:style-name="ce21" table:formula="of:=['Unit Recipes'.I20]" office:value-type="string" office:string-value="ml" calcext:value-type="string">
            <text:p>ml</text:p>
          </table:table-cell>
          <table:table-cell table:style-name="ce21" table:formula="of:=['Unit Recipes'.J20]" office:value-type="float" office:value="1" calcext:value-type="float">
            <text:p>1</text:p>
          </table:table-cell>
          <table:table-cell/>
          <table:table-cell table:formula="of:=[.H20]" office:value-type="string" office:string-value="Drinks" calcext:value-type="string">
            <text:p>Drinks</text:p>
          </table:table-cell>
          <table:table-cell table:formula="of:=[.I20]" office:value-type="string" office:string-value="- Apple juice" calcext:value-type="string">
            <text:p>- Apple juice</text:p>
          </table:table-cell>
          <table:table-cell table:formula="of:=[.J20]" office:value-type="string" office:string-value="ml" calcext:value-type="string">
            <text:p>ml</text:p>
          </table:table-cell>
          <table:table-cell table:formula="of:=SUMIF([.$F$2:.$F$39];CONCATENATE([.P$1];[.$H20]);[.$D$2:.$D$46])" office:value-type="float" office:value="1" calcext:value-type="float">
            <text:p>1</text:p>
          </table:table-cell>
          <table:table-cell table:formula="of:=IF([.P20]=0;0;[.P20]*[.$K20])" office:value-type="float" office:value="1" calcext:value-type="float">
            <text:p>1</text:p>
          </table:table-cell>
          <table:table-cell table:style-name="ce14" table:formula="of:=SUMIF([.$F$2:.$F$39];CONCATENATE([.R$1];[.$H20]);[.$D$2:.$D$46])" office:value-type="float" office:value="0" calcext:value-type="float">
            <text:p>0</text:p>
          </table:table-cell>
          <table:table-cell table:formula="of:=IF([.R20]=0;0;[.R20]*[.$K20])" office:value-type="float" office:value="0" calcext:value-type="float">
            <text:p>0</text:p>
          </table:table-cell>
          <table:table-cell table:style-name="ce14" table:formula="of:=SUMIF([.$F$2:.$F$39];CONCATENATE([.T$1];[.$H20]);[.$D$2:.$D$46])" office:value-type="float" office:value="0" calcext:value-type="float">
            <text:p>0</text:p>
          </table:table-cell>
          <table:table-cell table:formula="of:=IF([.T20]=0;0;[.T20]*[.$K20])" office:value-type="float" office:value="0" calcext:value-type="float">
            <text:p>0</text:p>
          </table:table-cell>
          <table:table-cell table:style-name="ce14" table:formula="of:=SUMIF([.$F$2:.$F$39];CONCATENATE([.V$1];[.$H20]);[.$D$2:.$D$46])" office:value-type="float" office:value="0" calcext:value-type="float">
            <text:p>0</text:p>
          </table:table-cell>
          <table:table-cell table:formula="of:=IF([.V20]=0;0;[.V20]*[.$K20])" office:value-type="float" office:value="0" calcext:value-type="float">
            <text:p>0</text:p>
          </table:table-cell>
          <table:table-cell table:style-name="ce14" table:formula="of:=SUMIF([.$F$2:.$F$39];CONCATENATE([.X$1];[.$H20]);[.$D$2:.$D$46])" office:value-type="float" office:value="0" calcext:value-type="float">
            <text:p>0</text:p>
          </table:table-cell>
          <table:table-cell table:formula="of:=IF([.X20]=0;0;[.X20]*[.$K20])" office:value-type="float" office:value="0" calcext:value-type="float">
            <text:p>0</text:p>
          </table:table-cell>
          <table:table-cell table:style-name="ce14" table:formula="of:=SUMIF([.$F$2:.$F$39];CONCATENATE([.Z$1];[.$H20]);[.$D$2:.$D$46])" office:value-type="float" office:value="0" calcext:value-type="float">
            <text:p>0</text:p>
          </table:table-cell>
          <table:table-cell table:formula="of:=IF([.Z20]=0;0;[.Z20]*[.$K20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0]=&quot;&quot;;&quot;&quot;;[Meals.A20])">
            <text:p/>
          </table:table-cell>
          <table:table-cell table:style-name="ce21" table:formula="of:=IF([Meals.B20]=&quot;&quot;;&quot;&quot;;[Meals.B20])" office:value-type="string" office:string-value="Side" calcext:value-type="string">
            <text:p>Side</text:p>
          </table:table-cell>
          <table:table-cell table:style-name="ce21" table:formula="of:=IF([Meals.C20]=&quot;&quot;;&quot;&quot;;[Meals.C20])" office:value-type="string" office:string-value="Couscous salad" calcext:value-type="string">
            <text:p>Couscous salad</text:p>
          </table:table-cell>
          <table:table-cell table:style-name="ce21" table:formula="of:=IF([Meals.D20]=&quot;&quot;;&quot;&quot;;[Meals.D20])" office:value-type="float" office:value="0.25" calcext:value-type="float">
            <text:p>0.25</text:p>
          </table:table-cell>
          <table:table-cell table:style-name="ce18" table:formula="of:=IF([.A21]=&quot;&quot;;[.E20];[.A21])" office:value-type="string" office:string-value="BBQ" calcext:value-type="string">
            <text:p>BBQ</text:p>
          </table:table-cell>
          <table:table-cell table:style-name="ce18" table:formula="of:=IF([.C21]=&quot;&quot;;&quot;&quot;;CONCATENATE([.E21];[.C21]))" office:value-type="string" office:string-value="BBQCouscous salad" calcext:value-type="string">
            <text:p>BBQCouscous salad</text:p>
          </table:table-cell>
          <table:table-cell/>
          <table:table-cell table:style-name="ce21" table:formula="of:=['Unit Recipes'.G21]" office:value-type="string" office:string-value="Drinks" calcext:value-type="string">
            <text:p>Drinks</text:p>
          </table:table-cell>
          <table:table-cell table:style-name="ce21" table:formula="of:=['Unit Recipes'.H21]" office:value-type="string" office:string-value="- Tea" calcext:value-type="string">
            <text:p>- Tea</text:p>
          </table:table-cell>
          <table:table-cell table:style-name="ce21" table:formula="of:=['Unit Recipes'.I21]" office:value-type="string" office:string-value="bag" calcext:value-type="string">
            <text:p>bag</text:p>
          </table:table-cell>
          <table:table-cell table:style-name="ce21" table:formula="of:=['Unit Recipes'.J21]" office:value-type="float" office:value="1" calcext:value-type="float">
            <text:p>1</text:p>
          </table:table-cell>
          <table:table-cell/>
          <table:table-cell table:formula="of:=[.H21]" office:value-type="string" office:string-value="Drinks" calcext:value-type="string">
            <text:p>Drinks</text:p>
          </table:table-cell>
          <table:table-cell table:formula="of:=[.I21]" office:value-type="string" office:string-value="- Tea" calcext:value-type="string">
            <text:p>- Tea</text:p>
          </table:table-cell>
          <table:table-cell table:formula="of:=[.J21]" office:value-type="string" office:string-value="bag" calcext:value-type="string">
            <text:p>bag</text:p>
          </table:table-cell>
          <table:table-cell table:formula="of:=SUMIF([.$F$2:.$F$39];CONCATENATE([.P$1];[.$H21]);[.$D$2:.$D$46])" office:value-type="float" office:value="1" calcext:value-type="float">
            <text:p>1</text:p>
          </table:table-cell>
          <table:table-cell table:formula="of:=IF([.P21]=0;0;[.P21]*[.$K21])" office:value-type="float" office:value="1" calcext:value-type="float">
            <text:p>1</text:p>
          </table:table-cell>
          <table:table-cell table:style-name="ce14" table:formula="of:=SUMIF([.$F$2:.$F$39];CONCATENATE([.R$1];[.$H21]);[.$D$2:.$D$46])" office:value-type="float" office:value="0" calcext:value-type="float">
            <text:p>0</text:p>
          </table:table-cell>
          <table:table-cell table:formula="of:=IF([.R21]=0;0;[.R21]*[.$K21])" office:value-type="float" office:value="0" calcext:value-type="float">
            <text:p>0</text:p>
          </table:table-cell>
          <table:table-cell table:style-name="ce14" table:formula="of:=SUMIF([.$F$2:.$F$39];CONCATENATE([.T$1];[.$H21]);[.$D$2:.$D$46])" office:value-type="float" office:value="0" calcext:value-type="float">
            <text:p>0</text:p>
          </table:table-cell>
          <table:table-cell table:formula="of:=IF([.T21]=0;0;[.T21]*[.$K21])" office:value-type="float" office:value="0" calcext:value-type="float">
            <text:p>0</text:p>
          </table:table-cell>
          <table:table-cell table:style-name="ce14" table:formula="of:=SUMIF([.$F$2:.$F$39];CONCATENATE([.V$1];[.$H21]);[.$D$2:.$D$46])" office:value-type="float" office:value="0" calcext:value-type="float">
            <text:p>0</text:p>
          </table:table-cell>
          <table:table-cell table:formula="of:=IF([.V21]=0;0;[.V21]*[.$K21])" office:value-type="float" office:value="0" calcext:value-type="float">
            <text:p>0</text:p>
          </table:table-cell>
          <table:table-cell table:style-name="ce14" table:formula="of:=SUMIF([.$F$2:.$F$39];CONCATENATE([.X$1];[.$H21]);[.$D$2:.$D$46])" office:value-type="float" office:value="0" calcext:value-type="float">
            <text:p>0</text:p>
          </table:table-cell>
          <table:table-cell table:formula="of:=IF([.X21]=0;0;[.X21]*[.$K21])" office:value-type="float" office:value="0" calcext:value-type="float">
            <text:p>0</text:p>
          </table:table-cell>
          <table:table-cell table:style-name="ce14" table:formula="of:=SUMIF([.$F$2:.$F$39];CONCATENATE([.Z$1];[.$H21]);[.$D$2:.$D$46])" office:value-type="float" office:value="0" calcext:value-type="float">
            <text:p>0</text:p>
          </table:table-cell>
          <table:table-cell table:formula="of:=IF([.Z21]=0;0;[.Z21]*[.$K21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1]=&quot;&quot;;&quot;&quot;;[Meals.A21])">
            <text:p/>
          </table:table-cell>
          <table:table-cell table:style-name="ce21" table:formula="of:=IF([Meals.B21]=&quot;&quot;;&quot;&quot;;[Meals.B21])" office:value-type="string" office:string-value="Side" calcext:value-type="string">
            <text:p>Side</text:p>
          </table:table-cell>
          <table:table-cell table:style-name="ce21" table:formula="of:=IF([Meals.C21]=&quot;&quot;;&quot;&quot;;[Meals.C21])" office:value-type="string" office:string-value="German Potato Salad" calcext:value-type="string">
            <text:p>German Potato Salad</text:p>
          </table:table-cell>
          <table:table-cell table:style-name="ce21" table:formula="of:=IF([Meals.D21]=&quot;&quot;;&quot;&quot;;[Meals.D21])" office:value-type="float" office:value="0.25" calcext:value-type="float">
            <text:p>0.25</text:p>
          </table:table-cell>
          <table:table-cell table:style-name="ce18" table:formula="of:=IF([.A22]=&quot;&quot;;[.E21];[.A22])" office:value-type="string" office:string-value="BBQ" calcext:value-type="string">
            <text:p>BBQ</text:p>
          </table:table-cell>
          <table:table-cell table:style-name="ce18" table:formula="of:=IF([.C22]=&quot;&quot;;&quot;&quot;;CONCATENATE([.E22];[.C22]))" office:value-type="string" office:string-value="BBQGerman Potato Salad" calcext:value-type="string">
            <text:p>BBQGerman Potato Salad</text:p>
          </table:table-cell>
          <table:table-cell/>
          <table:table-cell table:style-name="ce21" table:formula="of:=['Unit Recipes'.G22]" office:value-type="string" office:string-value="Drinks" calcext:value-type="string">
            <text:p>Drinks</text:p>
          </table:table-cell>
          <table:table-cell table:style-name="ce21" table:formula="of:=['Unit Recipes'.H22]" office:value-type="string" office:string-value="- Coffee" calcext:value-type="string">
            <text:p>- Coffee</text:p>
          </table:table-cell>
          <table:table-cell table:style-name="ce21" table:formula="of:=['Unit Recipes'.I22]" office:value-type="float" office:value="0" calcext:value-type="float">
            <text:p>0</text:p>
          </table:table-cell>
          <table:table-cell table:style-name="ce21" table:formula="of:=['Unit Recipes'.J22]" office:value-type="float" office:value="1" calcext:value-type="float">
            <text:p>1</text:p>
          </table:table-cell>
          <table:table-cell/>
          <table:table-cell table:formula="of:=[.H22]" office:value-type="string" office:string-value="Drinks" calcext:value-type="string">
            <text:p>Drinks</text:p>
          </table:table-cell>
          <table:table-cell table:formula="of:=[.I22]" office:value-type="string" office:string-value="- Coffee" calcext:value-type="string">
            <text:p>- Coffee</text:p>
          </table:table-cell>
          <table:table-cell table:formula="of:=[.J22]" office:value-type="float" office:value="0" calcext:value-type="float">
            <text:p>0</text:p>
          </table:table-cell>
          <table:table-cell table:formula="of:=SUMIF([.$F$2:.$F$39];CONCATENATE([.P$1];[.$H22]);[.$D$2:.$D$46])" office:value-type="float" office:value="1" calcext:value-type="float">
            <text:p>1</text:p>
          </table:table-cell>
          <table:table-cell table:formula="of:=IF([.P22]=0;0;[.P22]*[.$K22])" office:value-type="float" office:value="1" calcext:value-type="float">
            <text:p>1</text:p>
          </table:table-cell>
          <table:table-cell table:style-name="ce14" table:formula="of:=SUMIF([.$F$2:.$F$39];CONCATENATE([.R$1];[.$H22]);[.$D$2:.$D$46])" office:value-type="float" office:value="0" calcext:value-type="float">
            <text:p>0</text:p>
          </table:table-cell>
          <table:table-cell table:formula="of:=IF([.R22]=0;0;[.R22]*[.$K22])" office:value-type="float" office:value="0" calcext:value-type="float">
            <text:p>0</text:p>
          </table:table-cell>
          <table:table-cell table:style-name="ce14" table:formula="of:=SUMIF([.$F$2:.$F$39];CONCATENATE([.T$1];[.$H22]);[.$D$2:.$D$46])" office:value-type="float" office:value="0" calcext:value-type="float">
            <text:p>0</text:p>
          </table:table-cell>
          <table:table-cell table:formula="of:=IF([.T22]=0;0;[.T22]*[.$K22])" office:value-type="float" office:value="0" calcext:value-type="float">
            <text:p>0</text:p>
          </table:table-cell>
          <table:table-cell table:style-name="ce14" table:formula="of:=SUMIF([.$F$2:.$F$39];CONCATENATE([.V$1];[.$H22]);[.$D$2:.$D$46])" office:value-type="float" office:value="0" calcext:value-type="float">
            <text:p>0</text:p>
          </table:table-cell>
          <table:table-cell table:formula="of:=IF([.V22]=0;0;[.V22]*[.$K22])" office:value-type="float" office:value="0" calcext:value-type="float">
            <text:p>0</text:p>
          </table:table-cell>
          <table:table-cell table:style-name="ce14" table:formula="of:=SUMIF([.$F$2:.$F$39];CONCATENATE([.X$1];[.$H22]);[.$D$2:.$D$46])" office:value-type="float" office:value="0" calcext:value-type="float">
            <text:p>0</text:p>
          </table:table-cell>
          <table:table-cell table:formula="of:=IF([.X22]=0;0;[.X22]*[.$K22])" office:value-type="float" office:value="0" calcext:value-type="float">
            <text:p>0</text:p>
          </table:table-cell>
          <table:table-cell table:style-name="ce14" table:formula="of:=SUMIF([.$F$2:.$F$39];CONCATENATE([.Z$1];[.$H22]);[.$D$2:.$D$46])" office:value-type="float" office:value="0" calcext:value-type="float">
            <text:p>0</text:p>
          </table:table-cell>
          <table:table-cell table:formula="of:=IF([.Z22]=0;0;[.Z22]*[.$K22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2]=&quot;&quot;;&quot;&quot;;[Meals.A22])">
            <text:p/>
          </table:table-cell>
          <table:table-cell table:style-name="ce21" table:formula="of:=IF([Meals.B22]=&quot;&quot;;&quot;&quot;;[Meals.B22])">
            <text:p/>
          </table:table-cell>
          <table:table-cell table:style-name="ce21" table:formula="of:=IF([Meals.C22]=&quot;&quot;;&quot;&quot;;[Meals.C22])">
            <text:p/>
          </table:table-cell>
          <table:table-cell table:style-name="ce21" table:formula="of:=IF([Meals.D22]=&quot;&quot;;&quot;&quot;;[Meals.D22])">
            <text:p/>
          </table:table-cell>
          <table:table-cell table:style-name="ce18" table:formula="of:=IF([.A23]=&quot;&quot;;[.E22];[.A23])" office:value-type="string" office:string-value="BBQ" calcext:value-type="string">
            <text:p>BBQ</text:p>
          </table:table-cell>
          <table:table-cell table:style-name="ce18" table:formula="of:=IF([.C23]=&quot;&quot;;&quot;&quot;;CONCATENATE([.E23];[.C23]))">
            <text:p/>
          </table:table-cell>
          <table:table-cell/>
          <table:table-cell table:style-name="ce21" table:formula="of:=['Unit Recipes'.G23]" office:value-type="string" office:string-value="Drinks" calcext:value-type="string">
            <text:p>Drinks</text:p>
          </table:table-cell>
          <table:table-cell table:style-name="ce21" table:formula="of:=['Unit Recipes'.H23]" office:value-type="string" office:string-value="- Sugar" calcext:value-type="string">
            <text:p>- Sugar</text:p>
          </table:table-cell>
          <table:table-cell table:style-name="ce21" table:formula="of:=['Unit Recipes'.I23]" office:value-type="string" office:string-value="g" calcext:value-type="string">
            <text:p>g</text:p>
          </table:table-cell>
          <table:table-cell table:style-name="ce21" table:formula="of:=['Unit Recipes'.J23]" office:value-type="float" office:value="1" calcext:value-type="float">
            <text:p>1</text:p>
          </table:table-cell>
          <table:table-cell/>
          <table:table-cell table:formula="of:=[.H23]" office:value-type="string" office:string-value="Drinks" calcext:value-type="string">
            <text:p>Drinks</text:p>
          </table:table-cell>
          <table:table-cell table:formula="of:=[.I23]" office:value-type="string" office:string-value="- Sugar" calcext:value-type="string">
            <text:p>- Sugar</text:p>
          </table:table-cell>
          <table:table-cell table:formula="of:=[.J23]" office:value-type="string" office:string-value="g" calcext:value-type="string">
            <text:p>g</text:p>
          </table:table-cell>
          <table:table-cell table:formula="of:=SUMIF([.$F$2:.$F$39];CONCATENATE([.P$1];[.$H23]);[.$D$2:.$D$46])" office:value-type="float" office:value="1" calcext:value-type="float">
            <text:p>1</text:p>
          </table:table-cell>
          <table:table-cell table:formula="of:=IF([.P23]=0;0;[.P23]*[.$K23])" office:value-type="float" office:value="1" calcext:value-type="float">
            <text:p>1</text:p>
          </table:table-cell>
          <table:table-cell table:style-name="ce14" table:formula="of:=SUMIF([.$F$2:.$F$39];CONCATENATE([.R$1];[.$H23]);[.$D$2:.$D$46])" office:value-type="float" office:value="0" calcext:value-type="float">
            <text:p>0</text:p>
          </table:table-cell>
          <table:table-cell table:formula="of:=IF([.R23]=0;0;[.R23]*[.$K23])" office:value-type="float" office:value="0" calcext:value-type="float">
            <text:p>0</text:p>
          </table:table-cell>
          <table:table-cell table:style-name="ce14" table:formula="of:=SUMIF([.$F$2:.$F$39];CONCATENATE([.T$1];[.$H23]);[.$D$2:.$D$46])" office:value-type="float" office:value="0" calcext:value-type="float">
            <text:p>0</text:p>
          </table:table-cell>
          <table:table-cell table:formula="of:=IF([.T23]=0;0;[.T23]*[.$K23])" office:value-type="float" office:value="0" calcext:value-type="float">
            <text:p>0</text:p>
          </table:table-cell>
          <table:table-cell table:style-name="ce14" table:formula="of:=SUMIF([.$F$2:.$F$39];CONCATENATE([.V$1];[.$H23]);[.$D$2:.$D$46])" office:value-type="float" office:value="0" calcext:value-type="float">
            <text:p>0</text:p>
          </table:table-cell>
          <table:table-cell table:formula="of:=IF([.V23]=0;0;[.V23]*[.$K23])" office:value-type="float" office:value="0" calcext:value-type="float">
            <text:p>0</text:p>
          </table:table-cell>
          <table:table-cell table:style-name="ce14" table:formula="of:=SUMIF([.$F$2:.$F$39];CONCATENATE([.X$1];[.$H23]);[.$D$2:.$D$46])" office:value-type="float" office:value="0" calcext:value-type="float">
            <text:p>0</text:p>
          </table:table-cell>
          <table:table-cell table:formula="of:=IF([.X23]=0;0;[.X23]*[.$K23])" office:value-type="float" office:value="0" calcext:value-type="float">
            <text:p>0</text:p>
          </table:table-cell>
          <table:table-cell table:style-name="ce14" table:formula="of:=SUMIF([.$F$2:.$F$39];CONCATENATE([.Z$1];[.$H23]);[.$D$2:.$D$46])" office:value-type="float" office:value="0" calcext:value-type="float">
            <text:p>0</text:p>
          </table:table-cell>
          <table:table-cell table:formula="of:=IF([.Z23]=0;0;[.Z23]*[.$K23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3]=&quot;&quot;;&quot;&quot;;[Meals.A23])" office:value-type="string" office:string-value="Dinner" calcext:value-type="string">
            <text:p>Dinner</text:p>
          </table:table-cell>
          <table:table-cell table:style-name="ce21" table:formula="of:=IF([Meals.B23]=&quot;&quot;;&quot;&quot;;[Meals.B23])" office:value-type="string" office:string-value="Main" calcext:value-type="string">
            <text:p>Main</text:p>
          </table:table-cell>
          <table:table-cell table:style-name="ce21" table:formula="of:=IF([Meals.C23]=&quot;&quot;;&quot;&quot;;[Meals.C2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Meals.D23]=&quot;&quot;;&quot;&quot;;[Meals.D23])" office:value-type="float" office:value="1" calcext:value-type="float">
            <text:p>1</text:p>
          </table:table-cell>
          <table:table-cell table:style-name="ce18" table:formula="of:=IF([.A24]=&quot;&quot;;[.E23];[.A24])" office:value-type="string" office:string-value="Dinner" calcext:value-type="string">
            <text:p>Dinner</text:p>
          </table:table-cell>
          <table:table-cell table:style-name="ce18" table:formula="of:=IF([.C24]=&quot;&quot;;&quot;&quot;;CONCATENATE([.E24];[.C24]))" office:value-type="string" office:string-value="DinnerSweet Potato and Black bean chili" calcext:value-type="string">
            <text:p>DinnerSweet Potato and Black bean chili</text:p>
          </table:table-cell>
          <table:table-cell/>
          <table:table-cell table:style-name="ce21" table:formula="of:=['Unit Recipes'.G24]" office:value-type="string" office:string-value="Drinks" calcext:value-type="string">
            <text:p>Drinks</text:p>
          </table:table-cell>
          <table:table-cell table:style-name="ce21" table:formula="of:=['Unit Recipes'.H24]" office:value-type="string" office:string-value="- Milk" calcext:value-type="string">
            <text:p>- Milk</text:p>
          </table:table-cell>
          <table:table-cell table:style-name="ce21" table:formula="of:=['Unit Recipes'.I24]" office:value-type="string" office:string-value="ml" calcext:value-type="string">
            <text:p>ml</text:p>
          </table:table-cell>
          <table:table-cell table:style-name="ce21" table:formula="of:=['Unit Recipes'.J24]" office:value-type="float" office:value="1" calcext:value-type="float">
            <text:p>1</text:p>
          </table:table-cell>
          <table:table-cell/>
          <table:table-cell table:formula="of:=[.H24]" office:value-type="string" office:string-value="Drinks" calcext:value-type="string">
            <text:p>Drinks</text:p>
          </table:table-cell>
          <table:table-cell table:formula="of:=[.I24]" office:value-type="string" office:string-value="- Milk" calcext:value-type="string">
            <text:p>- Milk</text:p>
          </table:table-cell>
          <table:table-cell table:formula="of:=[.J24]" office:value-type="string" office:string-value="ml" calcext:value-type="string">
            <text:p>ml</text:p>
          </table:table-cell>
          <table:table-cell table:formula="of:=SUMIF([.$F$2:.$F$39];CONCATENATE([.P$1];[.$H24]);[.$D$2:.$D$46])" office:value-type="float" office:value="1" calcext:value-type="float">
            <text:p>1</text:p>
          </table:table-cell>
          <table:table-cell table:formula="of:=IF([.P24]=0;0;[.P24]*[.$K24])" office:value-type="float" office:value="1" calcext:value-type="float">
            <text:p>1</text:p>
          </table:table-cell>
          <table:table-cell table:style-name="ce14" table:formula="of:=SUMIF([.$F$2:.$F$39];CONCATENATE([.R$1];[.$H24]);[.$D$2:.$D$46])" office:value-type="float" office:value="0" calcext:value-type="float">
            <text:p>0</text:p>
          </table:table-cell>
          <table:table-cell table:formula="of:=IF([.R24]=0;0;[.R24]*[.$K24])" office:value-type="float" office:value="0" calcext:value-type="float">
            <text:p>0</text:p>
          </table:table-cell>
          <table:table-cell table:style-name="ce14" table:formula="of:=SUMIF([.$F$2:.$F$39];CONCATENATE([.T$1];[.$H24]);[.$D$2:.$D$46])" office:value-type="float" office:value="0" calcext:value-type="float">
            <text:p>0</text:p>
          </table:table-cell>
          <table:table-cell table:formula="of:=IF([.T24]=0;0;[.T24]*[.$K24])" office:value-type="float" office:value="0" calcext:value-type="float">
            <text:p>0</text:p>
          </table:table-cell>
          <table:table-cell table:style-name="ce14" table:formula="of:=SUMIF([.$F$2:.$F$39];CONCATENATE([.V$1];[.$H24]);[.$D$2:.$D$46])" office:value-type="float" office:value="0" calcext:value-type="float">
            <text:p>0</text:p>
          </table:table-cell>
          <table:table-cell table:formula="of:=IF([.V24]=0;0;[.V24]*[.$K24])" office:value-type="float" office:value="0" calcext:value-type="float">
            <text:p>0</text:p>
          </table:table-cell>
          <table:table-cell table:style-name="ce14" table:formula="of:=SUMIF([.$F$2:.$F$39];CONCATENATE([.X$1];[.$H24]);[.$D$2:.$D$46])" office:value-type="float" office:value="0" calcext:value-type="float">
            <text:p>0</text:p>
          </table:table-cell>
          <table:table-cell table:formula="of:=IF([.X24]=0;0;[.X24]*[.$K24])" office:value-type="float" office:value="0" calcext:value-type="float">
            <text:p>0</text:p>
          </table:table-cell>
          <table:table-cell table:style-name="ce14" table:formula="of:=SUMIF([.$F$2:.$F$39];CONCATENATE([.Z$1];[.$H24]);[.$D$2:.$D$46])" office:value-type="float" office:value="0" calcext:value-type="float">
            <text:p>0</text:p>
          </table:table-cell>
          <table:table-cell table:formula="of:=IF([.Z24]=0;0;[.Z24]*[.$K24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4]=&quot;&quot;;&quot;&quot;;[Meals.A24])">
            <text:p/>
          </table:table-cell>
          <table:table-cell table:style-name="ce21" table:formula="of:=IF([Meals.B24]=&quot;&quot;;&quot;&quot;;[Meals.B24])">
            <text:p/>
          </table:table-cell>
          <table:table-cell table:style-name="ce21" table:formula="of:=IF([Meals.C24]=&quot;&quot;;&quot;&quot;;[Meals.C24])">
            <text:p/>
          </table:table-cell>
          <table:table-cell table:style-name="ce21" table:formula="of:=IF([Meals.D24]=&quot;&quot;;&quot;&quot;;[Meals.D24])">
            <text:p/>
          </table:table-cell>
          <table:table-cell table:style-name="ce18" table:formula="of:=IF([.A25]=&quot;&quot;;[.E24];[.A25])" office:value-type="string" office:string-value="Dinner" calcext:value-type="string">
            <text:p>Dinner</text:p>
          </table:table-cell>
          <table:table-cell table:style-name="ce18" table:formula="of:=IF([.C25]=&quot;&quot;;&quot;&quot;;CONCATENATE([.E25];[.C25]))">
            <text:p/>
          </table:table-cell>
          <table:table-cell/>
          <table:table-cell table:style-name="ce21" table:formula="of:=['Unit Recipes'.G25]">
            <text:p/>
          </table:table-cell>
          <table:table-cell table:style-name="ce21" table:formula="of:=['Unit Recipes'.H25]" office:value-type="float" office:value="0" calcext:value-type="float">
            <text:p>0</text:p>
          </table:table-cell>
          <table:table-cell table:style-name="ce21" table:formula="of:=['Unit Recipes'.I25]" office:value-type="float" office:value="0" calcext:value-type="float">
            <text:p>0</text:p>
          </table:table-cell>
          <table:table-cell table:style-name="ce21" table:formula="of:=['Unit Recipes'.J25]" office:value-type="float" office:value="1" calcext:value-type="float">
            <text:p>1</text:p>
          </table:table-cell>
          <table:table-cell/>
          <table:table-cell table:formula="of:=[.H25]">
            <text:p/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SUMIF([.$F$2:.$F$39];CONCATENATE([.P$1];[.$H25]);[.$D$2:.$D$46])" office:value-type="float" office:value="0" calcext:value-type="float">
            <text:p>0</text:p>
          </table:table-cell>
          <table:table-cell table:formula="of:=IF([.P25]=0;0;[.P25]*[.$K25])" office:value-type="float" office:value="0" calcext:value-type="float">
            <text:p>0</text:p>
          </table:table-cell>
          <table:table-cell table:style-name="ce14" table:formula="of:=SUMIF([.$F$2:.$F$39];CONCATENATE([.R$1];[.$H25]);[.$D$2:.$D$46])" office:value-type="float" office:value="0" calcext:value-type="float">
            <text:p>0</text:p>
          </table:table-cell>
          <table:table-cell table:formula="of:=IF([.R25]=0;0;[.R25]*[.$K25])" office:value-type="float" office:value="0" calcext:value-type="float">
            <text:p>0</text:p>
          </table:table-cell>
          <table:table-cell table:style-name="ce14" table:formula="of:=SUMIF([.$F$2:.$F$39];CONCATENATE([.T$1];[.$H25]);[.$D$2:.$D$46])" office:value-type="float" office:value="0" calcext:value-type="float">
            <text:p>0</text:p>
          </table:table-cell>
          <table:table-cell table:formula="of:=IF([.T25]=0;0;[.T25]*[.$K25])" office:value-type="float" office:value="0" calcext:value-type="float">
            <text:p>0</text:p>
          </table:table-cell>
          <table:table-cell table:style-name="ce14" table:formula="of:=SUMIF([.$F$2:.$F$39];CONCATENATE([.V$1];[.$H25]);[.$D$2:.$D$46])" office:value-type="float" office:value="0" calcext:value-type="float">
            <text:p>0</text:p>
          </table:table-cell>
          <table:table-cell table:formula="of:=IF([.V25]=0;0;[.V25]*[.$K25])" office:value-type="float" office:value="0" calcext:value-type="float">
            <text:p>0</text:p>
          </table:table-cell>
          <table:table-cell table:style-name="ce14" table:formula="of:=SUMIF([.$F$2:.$F$39];CONCATENATE([.X$1];[.$H25]);[.$D$2:.$D$46])" office:value-type="float" office:value="0" calcext:value-type="float">
            <text:p>0</text:p>
          </table:table-cell>
          <table:table-cell table:formula="of:=IF([.X25]=0;0;[.X25]*[.$K25])" office:value-type="float" office:value="0" calcext:value-type="float">
            <text:p>0</text:p>
          </table:table-cell>
          <table:table-cell table:style-name="ce14" table:formula="of:=SUMIF([.$F$2:.$F$39];CONCATENATE([.Z$1];[.$H25]);[.$D$2:.$D$46])" office:value-type="float" office:value="0" calcext:value-type="float">
            <text:p>0</text:p>
          </table:table-cell>
          <table:table-cell table:formula="of:=IF([.Z25]=0;0;[.Z25]*[.$K25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5]=&quot;&quot;;&quot;&quot;;[Meals.A25])" office:value-type="string" office:string-value="Dessert" calcext:value-type="string">
            <text:p>Dessert</text:p>
          </table:table-cell>
          <table:table-cell table:style-name="ce21" table:formula="of:=IF([Meals.B25]=&quot;&quot;;&quot;&quot;;[Meals.B25])" office:value-type="string" office:string-value="Sweet stuff" calcext:value-type="string">
            <text:p>Sweet stuff</text:p>
          </table:table-cell>
          <table:table-cell table:style-name="ce21" table:formula="of:=IF([Meals.C25]=&quot;&quot;;&quot;&quot;;[Meals.C25])" office:value-type="string" office:string-value="Clafourtis" calcext:value-type="string">
            <text:p>Clafourtis</text:p>
          </table:table-cell>
          <table:table-cell table:style-name="ce21" table:formula="of:=IF([Meals.D25]=&quot;&quot;;&quot;&quot;;[Meals.D25])" office:value-type="float" office:value="0" calcext:value-type="float">
            <text:p>0</text:p>
          </table:table-cell>
          <table:table-cell table:style-name="ce18" table:formula="of:=IF([.A26]=&quot;&quot;;[.E25];[.A26])" office:value-type="string" office:string-value="Dessert" calcext:value-type="string">
            <text:p>Dessert</text:p>
          </table:table-cell>
          <table:table-cell table:style-name="ce18" table:formula="of:=IF([.C26]=&quot;&quot;;&quot;&quot;;CONCATENATE([.E26];[.C26]))" office:value-type="string" office:string-value="DessertClafourtis" calcext:value-type="string">
            <text:p>DessertClafourtis</text:p>
          </table:table-cell>
          <table:table-cell/>
          <table:table-cell table:style-name="ce21" table:formula="of:=['Unit Recipes'.G26]">
            <text:p/>
          </table:table-cell>
          <table:table-cell table:style-name="ce21" table:formula="of:=['Unit Recipes'.H26]" office:value-type="float" office:value="0" calcext:value-type="float">
            <text:p>0</text:p>
          </table:table-cell>
          <table:table-cell table:style-name="ce21" table:formula="of:=['Unit Recipes'.I26]" office:value-type="float" office:value="0" calcext:value-type="float">
            <text:p>0</text:p>
          </table:table-cell>
          <table:table-cell table:style-name="ce21" table:formula="of:=['Unit Recipes'.J26]" office:value-type="float" office:value="3" calcext:value-type="float">
            <text:p>3</text:p>
          </table:table-cell>
          <table:table-cell/>
          <table:table-cell table:formula="of:=[.H26]">
            <text:p/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SUMIF([.$F$2:.$F$39];CONCATENATE([.P$1];[.$H26]);[.$D$2:.$D$46])" office:value-type="float" office:value="0" calcext:value-type="float">
            <text:p>0</text:p>
          </table:table-cell>
          <table:table-cell table:formula="of:=IF([.P26]=0;0;[.P26]*[.$K26])" office:value-type="float" office:value="0" calcext:value-type="float">
            <text:p>0</text:p>
          </table:table-cell>
          <table:table-cell table:style-name="ce14" table:formula="of:=SUMIF([.$F$2:.$F$39];CONCATENATE([.R$1];[.$H26]);[.$D$2:.$D$46])" office:value-type="float" office:value="0" calcext:value-type="float">
            <text:p>0</text:p>
          </table:table-cell>
          <table:table-cell table:formula="of:=IF([.R26]=0;0;[.R26]*[.$K26])" office:value-type="float" office:value="0" calcext:value-type="float">
            <text:p>0</text:p>
          </table:table-cell>
          <table:table-cell table:style-name="ce14" table:formula="of:=SUMIF([.$F$2:.$F$39];CONCATENATE([.T$1];[.$H26]);[.$D$2:.$D$46])" office:value-type="float" office:value="0" calcext:value-type="float">
            <text:p>0</text:p>
          </table:table-cell>
          <table:table-cell table:formula="of:=IF([.T26]=0;0;[.T26]*[.$K26])" office:value-type="float" office:value="0" calcext:value-type="float">
            <text:p>0</text:p>
          </table:table-cell>
          <table:table-cell table:style-name="ce14" table:formula="of:=SUMIF([.$F$2:.$F$39];CONCATENATE([.V$1];[.$H26]);[.$D$2:.$D$46])" office:value-type="float" office:value="0" calcext:value-type="float">
            <text:p>0</text:p>
          </table:table-cell>
          <table:table-cell table:formula="of:=IF([.V26]=0;0;[.V26]*[.$K26])" office:value-type="float" office:value="0" calcext:value-type="float">
            <text:p>0</text:p>
          </table:table-cell>
          <table:table-cell table:style-name="ce14" table:formula="of:=SUMIF([.$F$2:.$F$39];CONCATENATE([.X$1];[.$H26]);[.$D$2:.$D$46])" office:value-type="float" office:value="0" calcext:value-type="float">
            <text:p>0</text:p>
          </table:table-cell>
          <table:table-cell table:formula="of:=IF([.X26]=0;0;[.X26]*[.$K26])" office:value-type="float" office:value="0" calcext:value-type="float">
            <text:p>0</text:p>
          </table:table-cell>
          <table:table-cell table:style-name="ce14" table:formula="of:=SUMIF([.$F$2:.$F$39];CONCATENATE([.Z$1];[.$H26]);[.$D$2:.$D$46])" office:value-type="float" office:value="0" calcext:value-type="float">
            <text:p>0</text:p>
          </table:table-cell>
          <table:table-cell table:formula="of:=IF([.Z26]=0;0;[.Z26]*[.$K26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6]=&quot;&quot;;&quot;&quot;;[Meals.A26])">
            <text:p/>
          </table:table-cell>
          <table:table-cell table:style-name="ce21" table:formula="of:=IF([Meals.B26]=&quot;&quot;;&quot;&quot;;[Meals.B26])" office:value-type="string" office:string-value="Sweet stuff" calcext:value-type="string">
            <text:p>Sweet stuff</text:p>
          </table:table-cell>
          <table:table-cell table:style-name="ce21" table:formula="of:=IF([Meals.C26]=&quot;&quot;;&quot;&quot;;[Meals.C26])" office:value-type="string" office:string-value="Custard" calcext:value-type="string">
            <text:p>Custard</text:p>
          </table:table-cell>
          <table:table-cell table:style-name="ce21" table:formula="of:=IF([Meals.D26]=&quot;&quot;;&quot;&quot;;[Meals.D26])" office:value-type="float" office:value="1" calcext:value-type="float">
            <text:p>1</text:p>
          </table:table-cell>
          <table:table-cell table:style-name="ce18" table:formula="of:=IF([.A27]=&quot;&quot;;[.E26];[.A27])" office:value-type="string" office:string-value="Dessert" calcext:value-type="string">
            <text:p>Dessert</text:p>
          </table:table-cell>
          <table:table-cell table:style-name="ce18" table:formula="of:=IF([.C27]=&quot;&quot;;&quot;&quot;;CONCATENATE([.E27];[.C27]))" office:value-type="string" office:string-value="DessertCustard" calcext:value-type="string">
            <text:p>DessertCustard</text:p>
          </table:table-cell>
          <table:table-cell/>
          <table:table-cell table:style-name="ce21" table:formula="of:=['Unit Recipes'.G27]" office:value-type="string" office:string-value="Egg sandwiches" calcext:value-type="string">
            <text:p>Egg sandwiches</text:p>
          </table:table-cell>
          <table:table-cell table:style-name="ce21" table:formula="of:=['Unit Recipes'.H27]" office:value-type="string" office:string-value="3 hard-boiled eggs, chopped" calcext:value-type="string">
            <text:p>3 hard-boiled eggs, chopped</text:p>
          </table:table-cell>
          <table:table-cell table:style-name="ce21" table:formula="of:=['Unit Recipes'.I27]" office:value-type="string" office:string-value="egg" calcext:value-type="string">
            <text:p>egg</text:p>
          </table:table-cell>
          <table:table-cell table:style-name="ce21" table:formula="of:=['Unit Recipes'.J27]" office:value-type="float" office:value="3" calcext:value-type="float">
            <text:p>3</text:p>
          </table:table-cell>
          <table:table-cell/>
          <table:table-cell table:formula="of:=[.H27]" office:value-type="string" office:string-value="Egg sandwiches" calcext:value-type="string">
            <text:p>Egg sandwiches</text:p>
          </table:table-cell>
          <table:table-cell table:formula="of:=[.I27]" office:value-type="string" office:string-value="3 hard-boiled eggs, chopped" calcext:value-type="string">
            <text:p>3 hard-boiled eggs, chopped</text:p>
          </table:table-cell>
          <table:table-cell table:formula="of:=[.J27]" office:value-type="string" office:string-value="egg" calcext:value-type="string">
            <text:p>egg</text:p>
          </table:table-cell>
          <table:table-cell table:formula="of:=SUMIF([.$F$2:.$F$39];CONCATENATE([.P$1];[.$H27]);[.$D$2:.$D$46])" office:value-type="float" office:value="0" calcext:value-type="float">
            <text:p>0</text:p>
          </table:table-cell>
          <table:table-cell table:formula="of:=IF([.P27]=0;0;[.P27]*[.$K27])" office:value-type="float" office:value="0" calcext:value-type="float">
            <text:p>0</text:p>
          </table:table-cell>
          <table:table-cell table:style-name="ce14" table:formula="of:=SUMIF([.$F$2:.$F$39];CONCATENATE([.R$1];[.$H27]);[.$D$2:.$D$46])" office:value-type="float" office:value="0.25" calcext:value-type="float">
            <text:p>0.25</text:p>
          </table:table-cell>
          <table:table-cell table:formula="of:=IF([.R27]=0;0;[.R27]*[.$K27])" office:value-type="float" office:value="0.75" calcext:value-type="float">
            <text:p>0.75</text:p>
          </table:table-cell>
          <table:table-cell table:style-name="ce14" table:formula="of:=SUMIF([.$F$2:.$F$39];CONCATENATE([.T$1];[.$H27]);[.$D$2:.$D$46])" office:value-type="float" office:value="0" calcext:value-type="float">
            <text:p>0</text:p>
          </table:table-cell>
          <table:table-cell table:formula="of:=IF([.T27]=0;0;[.T27]*[.$K27])" office:value-type="float" office:value="0" calcext:value-type="float">
            <text:p>0</text:p>
          </table:table-cell>
          <table:table-cell table:style-name="ce14" table:formula="of:=SUMIF([.$F$2:.$F$39];CONCATENATE([.V$1];[.$H27]);[.$D$2:.$D$46])" office:value-type="float" office:value="0" calcext:value-type="float">
            <text:p>0</text:p>
          </table:table-cell>
          <table:table-cell table:formula="of:=IF([.V27]=0;0;[.V27]*[.$K27])" office:value-type="float" office:value="0" calcext:value-type="float">
            <text:p>0</text:p>
          </table:table-cell>
          <table:table-cell table:style-name="ce14" table:formula="of:=SUMIF([.$F$2:.$F$39];CONCATENATE([.X$1];[.$H27]);[.$D$2:.$D$46])" office:value-type="float" office:value="0" calcext:value-type="float">
            <text:p>0</text:p>
          </table:table-cell>
          <table:table-cell table:formula="of:=IF([.X27]=0;0;[.X27]*[.$K27])" office:value-type="float" office:value="0" calcext:value-type="float">
            <text:p>0</text:p>
          </table:table-cell>
          <table:table-cell table:style-name="ce14" table:formula="of:=SUMIF([.$F$2:.$F$39];CONCATENATE([.Z$1];[.$H27]);[.$D$2:.$D$46])" office:value-type="float" office:value="0" calcext:value-type="float">
            <text:p>0</text:p>
          </table:table-cell>
          <table:table-cell table:formula="of:=IF([.Z27]=0;0;[.Z27]*[.$K27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7]=&quot;&quot;;&quot;&quot;;[Meals.A27])">
            <text:p/>
          </table:table-cell>
          <table:table-cell table:style-name="ce21" table:formula="of:=IF([Meals.B27]=&quot;&quot;;&quot;&quot;;[Meals.B27])" office:value-type="string" office:string-value="Drinks?" calcext:value-type="string">
            <text:p>Drinks?</text:p>
          </table:table-cell>
          <table:table-cell table:style-name="ce21" table:formula="of:=IF([Meals.C27]=&quot;&quot;;&quot;&quot;;[Meals.C27])" office:value-type="string" office:string-value="???" calcext:value-type="string">
            <text:p>???</text:p>
          </table:table-cell>
          <table:table-cell table:style-name="ce21" table:formula="of:=IF([Meals.D27]=&quot;&quot;;&quot;&quot;;[Meals.D27])">
            <text:p/>
          </table:table-cell>
          <table:table-cell table:style-name="ce18" table:formula="of:=IF([.A28]=&quot;&quot;;[.E27];[.A28])" office:value-type="string" office:string-value="Dessert" calcext:value-type="string">
            <text:p>Dessert</text:p>
          </table:table-cell>
          <table:table-cell table:style-name="ce18" table:formula="of:=IF([.C28]=&quot;&quot;;&quot;&quot;;CONCATENATE([.E28];[.C28]))" office:value-type="string" office:string-value="Dessert???" calcext:value-type="string">
            <text:p>Dessert???</text:p>
          </table:table-cell>
          <table:table-cell/>
          <table:table-cell table:style-name="ce21" table:formula="of:=['Unit Recipes'.G28]" office:value-type="string" office:string-value="Egg sandwiches" calcext:value-type="string">
            <text:p>Egg sandwiches</text:p>
          </table:table-cell>
          <table:table-cell table:style-name="ce21" table:formula="of:=['Unit Recipes'.H28]" office:value-type="string" office:string-value="1/3 spring onion" calcext:value-type="string">
            <text:p>1/3 spring onion</text:p>
          </table:table-cell>
          <table:table-cell table:style-name="ce21" table:formula="of:=['Unit Recipes'.I28]" office:value-type="string" office:string-value="onion" calcext:value-type="string">
            <text:p>onion</text:p>
          </table:table-cell>
          <table:table-cell table:style-name="ce21" table:formula="of:=['Unit Recipes'.J28]" office:value-type="float" office:value="3" calcext:value-type="float">
            <text:p>3</text:p>
          </table:table-cell>
          <table:table-cell/>
          <table:table-cell table:formula="of:=[.H28]" office:value-type="string" office:string-value="Egg sandwiches" calcext:value-type="string">
            <text:p>Egg sandwiches</text:p>
          </table:table-cell>
          <table:table-cell table:formula="of:=[.I28]" office:value-type="string" office:string-value="1/3 spring onion" calcext:value-type="string">
            <text:p>1/3 spring onion</text:p>
          </table:table-cell>
          <table:table-cell table:formula="of:=[.J28]" office:value-type="string" office:string-value="onion" calcext:value-type="string">
            <text:p>onion</text:p>
          </table:table-cell>
          <table:table-cell table:formula="of:=SUMIF([.$F$2:.$F$39];CONCATENATE([.P$1];[.$H28]);[.$D$2:.$D$46])" office:value-type="float" office:value="0" calcext:value-type="float">
            <text:p>0</text:p>
          </table:table-cell>
          <table:table-cell table:formula="of:=IF([.P28]=0;0;[.P28]*[.$K28])" office:value-type="float" office:value="0" calcext:value-type="float">
            <text:p>0</text:p>
          </table:table-cell>
          <table:table-cell table:style-name="ce14" table:formula="of:=SUMIF([.$F$2:.$F$39];CONCATENATE([.R$1];[.$H28]);[.$D$2:.$D$46])" office:value-type="float" office:value="0.25" calcext:value-type="float">
            <text:p>0.25</text:p>
          </table:table-cell>
          <table:table-cell table:formula="of:=IF([.R28]=0;0;[.R28]*[.$K28])" office:value-type="float" office:value="0.75" calcext:value-type="float">
            <text:p>0.75</text:p>
          </table:table-cell>
          <table:table-cell table:style-name="ce14" table:formula="of:=SUMIF([.$F$2:.$F$39];CONCATENATE([.T$1];[.$H28]);[.$D$2:.$D$46])" office:value-type="float" office:value="0" calcext:value-type="float">
            <text:p>0</text:p>
          </table:table-cell>
          <table:table-cell table:formula="of:=IF([.T28]=0;0;[.T28]*[.$K28])" office:value-type="float" office:value="0" calcext:value-type="float">
            <text:p>0</text:p>
          </table:table-cell>
          <table:table-cell table:style-name="ce14" table:formula="of:=SUMIF([.$F$2:.$F$39];CONCATENATE([.V$1];[.$H28]);[.$D$2:.$D$46])" office:value-type="float" office:value="0" calcext:value-type="float">
            <text:p>0</text:p>
          </table:table-cell>
          <table:table-cell table:formula="of:=IF([.V28]=0;0;[.V28]*[.$K28])" office:value-type="float" office:value="0" calcext:value-type="float">
            <text:p>0</text:p>
          </table:table-cell>
          <table:table-cell table:style-name="ce14" table:formula="of:=SUMIF([.$F$2:.$F$39];CONCATENATE([.X$1];[.$H28]);[.$D$2:.$D$46])" office:value-type="float" office:value="0" calcext:value-type="float">
            <text:p>0</text:p>
          </table:table-cell>
          <table:table-cell table:formula="of:=IF([.X28]=0;0;[.X28]*[.$K28])" office:value-type="float" office:value="0" calcext:value-type="float">
            <text:p>0</text:p>
          </table:table-cell>
          <table:table-cell table:style-name="ce14" table:formula="of:=SUMIF([.$F$2:.$F$39];CONCATENATE([.Z$1];[.$H28]);[.$D$2:.$D$46])" office:value-type="float" office:value="0" calcext:value-type="float">
            <text:p>0</text:p>
          </table:table-cell>
          <table:table-cell table:formula="of:=IF([.Z28]=0;0;[.Z28]*[.$K28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8]=&quot;&quot;;&quot;&quot;;[Meals.A28])">
            <text:p/>
          </table:table-cell>
          <table:table-cell table:style-name="ce21" table:formula="of:=IF([Meals.B28]=&quot;&quot;;&quot;&quot;;[Meals.B28])">
            <text:p/>
          </table:table-cell>
          <table:table-cell table:style-name="ce21" table:formula="of:=IF([Meals.C28]=&quot;&quot;;&quot;&quot;;[Meals.C28])">
            <text:p/>
          </table:table-cell>
          <table:table-cell table:style-name="ce21" table:formula="of:=IF([Meals.D28]=&quot;&quot;;&quot;&quot;;[Meals.D28])">
            <text:p/>
          </table:table-cell>
          <table:table-cell table:style-name="ce18" table:formula="of:=IF([.A29]=&quot;&quot;;[.E28];[.A29])" office:value-type="string" office:string-value="Dessert" calcext:value-type="string">
            <text:p>Dessert</text:p>
          </table:table-cell>
          <table:table-cell table:style-name="ce18" table:formula="of:=IF([.C29]=&quot;&quot;;&quot;&quot;;CONCATENATE([.E29];[.C29]))">
            <text:p/>
          </table:table-cell>
          <table:table-cell/>
          <table:table-cell table:style-name="ce21" table:formula="of:=['Unit Recipes'.G29]" office:value-type="string" office:string-value="Egg sandwiches" calcext:value-type="string">
            <text:p>Egg sandwiches</text:p>
          </table:table-cell>
          <table:table-cell table:style-name="ce21" table:formula="of:=['Unit Recipes'.H29]" office:value-type="string" office:string-value="3 lettuce leaves" calcext:value-type="string">
            <text:p>3 lettuce leaves</text:p>
          </table:table-cell>
          <table:table-cell table:style-name="ce21" table:formula="of:=['Unit Recipes'.I29]" office:value-type="string" office:string-value="leaves" calcext:value-type="string">
            <text:p>leaves</text:p>
          </table:table-cell>
          <table:table-cell table:style-name="ce21" table:formula="of:=['Unit Recipes'.J29]" office:value-type="float" office:value="3" calcext:value-type="float">
            <text:p>3</text:p>
          </table:table-cell>
          <table:table-cell/>
          <table:table-cell table:formula="of:=[.H29]" office:value-type="string" office:string-value="Egg sandwiches" calcext:value-type="string">
            <text:p>Egg sandwiches</text:p>
          </table:table-cell>
          <table:table-cell table:formula="of:=[.I29]" office:value-type="string" office:string-value="3 lettuce leaves" calcext:value-type="string">
            <text:p>3 lettuce leaves</text:p>
          </table:table-cell>
          <table:table-cell table:formula="of:=[.J29]" office:value-type="string" office:string-value="leaves" calcext:value-type="string">
            <text:p>leaves</text:p>
          </table:table-cell>
          <table:table-cell table:formula="of:=SUMIF([.$F$2:.$F$39];CONCATENATE([.P$1];[.$H29]);[.$D$2:.$D$46])" office:value-type="float" office:value="0" calcext:value-type="float">
            <text:p>0</text:p>
          </table:table-cell>
          <table:table-cell table:formula="of:=IF([.P29]=0;0;[.P29]*[.$K29])" office:value-type="float" office:value="0" calcext:value-type="float">
            <text:p>0</text:p>
          </table:table-cell>
          <table:table-cell table:style-name="ce14" table:formula="of:=SUMIF([.$F$2:.$F$39];CONCATENATE([.R$1];[.$H29]);[.$D$2:.$D$46])" office:value-type="float" office:value="0.25" calcext:value-type="float">
            <text:p>0.25</text:p>
          </table:table-cell>
          <table:table-cell table:formula="of:=IF([.R29]=0;0;[.R29]*[.$K29])" office:value-type="float" office:value="0.75" calcext:value-type="float">
            <text:p>0.75</text:p>
          </table:table-cell>
          <table:table-cell table:style-name="ce14" table:formula="of:=SUMIF([.$F$2:.$F$39];CONCATENATE([.T$1];[.$H29]);[.$D$2:.$D$46])" office:value-type="float" office:value="0" calcext:value-type="float">
            <text:p>0</text:p>
          </table:table-cell>
          <table:table-cell table:formula="of:=IF([.T29]=0;0;[.T29]*[.$K29])" office:value-type="float" office:value="0" calcext:value-type="float">
            <text:p>0</text:p>
          </table:table-cell>
          <table:table-cell table:style-name="ce14" table:formula="of:=SUMIF([.$F$2:.$F$39];CONCATENATE([.V$1];[.$H29]);[.$D$2:.$D$46])" office:value-type="float" office:value="0" calcext:value-type="float">
            <text:p>0</text:p>
          </table:table-cell>
          <table:table-cell table:formula="of:=IF([.V29]=0;0;[.V29]*[.$K29])" office:value-type="float" office:value="0" calcext:value-type="float">
            <text:p>0</text:p>
          </table:table-cell>
          <table:table-cell table:style-name="ce14" table:formula="of:=SUMIF([.$F$2:.$F$39];CONCATENATE([.X$1];[.$H29]);[.$D$2:.$D$46])" office:value-type="float" office:value="0" calcext:value-type="float">
            <text:p>0</text:p>
          </table:table-cell>
          <table:table-cell table:formula="of:=IF([.X29]=0;0;[.X29]*[.$K29])" office:value-type="float" office:value="0" calcext:value-type="float">
            <text:p>0</text:p>
          </table:table-cell>
          <table:table-cell table:style-name="ce14" table:formula="of:=SUMIF([.$F$2:.$F$39];CONCATENATE([.Z$1];[.$H29]);[.$D$2:.$D$46])" office:value-type="float" office:value="0" calcext:value-type="float">
            <text:p>0</text:p>
          </table:table-cell>
          <table:table-cell table:formula="of:=IF([.Z29]=0;0;[.Z29]*[.$K29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29]=&quot;&quot;;&quot;&quot;;[Meals.A29])" office:value-type="string" office:string-value="Snack break" calcext:value-type="string">
            <text:p>Snack break</text:p>
          </table:table-cell>
          <table:table-cell table:style-name="ce21" table:formula="of:=IF([Meals.B29]=&quot;&quot;;&quot;&quot;;[Meals.B29])">
            <text:p/>
          </table:table-cell>
          <table:table-cell table:style-name="ce21" table:formula="of:=IF([Meals.C29]=&quot;&quot;;&quot;&quot;;[Meals.C29])">
            <text:p/>
          </table:table-cell>
          <table:table-cell table:style-name="ce21" table:formula="of:=IF([Meals.D29]=&quot;&quot;;&quot;&quot;;[Meals.D29])">
            <text:p/>
          </table:table-cell>
          <table:table-cell table:style-name="ce18" table:formula="of:=IF([.A30]=&quot;&quot;;[.E29];[.A30])" office:value-type="string" office:string-value="Snack break" calcext:value-type="string">
            <text:p>Snack break</text:p>
          </table:table-cell>
          <table:table-cell table:style-name="ce18" table:formula="of:=IF([.C30]=&quot;&quot;;&quot;&quot;;CONCATENATE([.E30];[.C30]))">
            <text:p/>
          </table:table-cell>
          <table:table-cell/>
          <table:table-cell table:style-name="ce21" table:formula="of:=['Unit Recipes'.G30]" office:value-type="string" office:string-value="Egg sandwiches" calcext:value-type="string">
            <text:p>Egg sandwiches</text:p>
          </table:table-cell>
          <table:table-cell table:style-name="ce21" table:formula="of:=['Unit Recipes'.H30]" office:value-type="string" office:string-value="3 tbsp mayonnaise" calcext:value-type="string">
            <text:p>3 tbsp mayonnaise</text:p>
          </table:table-cell>
          <table:table-cell table:style-name="ce21" table:formula="of:=['Unit Recipes'.I30]" office:value-type="string" office:string-value="tbsp" calcext:value-type="string">
            <text:p>tbsp</text:p>
          </table:table-cell>
          <table:table-cell table:style-name="ce21" table:formula="of:=['Unit Recipes'.J30]" office:value-type="float" office:value="3" calcext:value-type="float">
            <text:p>3</text:p>
          </table:table-cell>
          <table:table-cell/>
          <table:table-cell table:formula="of:=[.H30]" office:value-type="string" office:string-value="Egg sandwiches" calcext:value-type="string">
            <text:p>Egg sandwiches</text:p>
          </table:table-cell>
          <table:table-cell table:formula="of:=[.I30]" office:value-type="string" office:string-value="3 tbsp mayonnaise" calcext:value-type="string">
            <text:p>3 tbsp mayonnaise</text:p>
          </table:table-cell>
          <table:table-cell table:formula="of:=[.J30]" office:value-type="string" office:string-value="tbsp" calcext:value-type="string">
            <text:p>tbsp</text:p>
          </table:table-cell>
          <table:table-cell table:formula="of:=SUMIF([.$F$2:.$F$39];CONCATENATE([.P$1];[.$H30]);[.$D$2:.$D$46])" office:value-type="float" office:value="0" calcext:value-type="float">
            <text:p>0</text:p>
          </table:table-cell>
          <table:table-cell table:formula="of:=IF([.P30]=0;0;[.P30]*[.$K30])" office:value-type="float" office:value="0" calcext:value-type="float">
            <text:p>0</text:p>
          </table:table-cell>
          <table:table-cell table:style-name="ce14" table:formula="of:=SUMIF([.$F$2:.$F$39];CONCATENATE([.R$1];[.$H30]);[.$D$2:.$D$46])" office:value-type="float" office:value="0.25" calcext:value-type="float">
            <text:p>0.25</text:p>
          </table:table-cell>
          <table:table-cell table:formula="of:=IF([.R30]=0;0;[.R30]*[.$K30])" office:value-type="float" office:value="0.75" calcext:value-type="float">
            <text:p>0.75</text:p>
          </table:table-cell>
          <table:table-cell table:style-name="ce14" table:formula="of:=SUMIF([.$F$2:.$F$39];CONCATENATE([.T$1];[.$H30]);[.$D$2:.$D$46])" office:value-type="float" office:value="0" calcext:value-type="float">
            <text:p>0</text:p>
          </table:table-cell>
          <table:table-cell table:formula="of:=IF([.T30]=0;0;[.T30]*[.$K30])" office:value-type="float" office:value="0" calcext:value-type="float">
            <text:p>0</text:p>
          </table:table-cell>
          <table:table-cell table:style-name="ce14" table:formula="of:=SUMIF([.$F$2:.$F$39];CONCATENATE([.V$1];[.$H30]);[.$D$2:.$D$46])" office:value-type="float" office:value="0" calcext:value-type="float">
            <text:p>0</text:p>
          </table:table-cell>
          <table:table-cell table:formula="of:=IF([.V30]=0;0;[.V30]*[.$K30])" office:value-type="float" office:value="0" calcext:value-type="float">
            <text:p>0</text:p>
          </table:table-cell>
          <table:table-cell table:style-name="ce14" table:formula="of:=SUMIF([.$F$2:.$F$39];CONCATENATE([.X$1];[.$H30]);[.$D$2:.$D$46])" office:value-type="float" office:value="0" calcext:value-type="float">
            <text:p>0</text:p>
          </table:table-cell>
          <table:table-cell table:formula="of:=IF([.X30]=0;0;[.X30]*[.$K30])" office:value-type="float" office:value="0" calcext:value-type="float">
            <text:p>0</text:p>
          </table:table-cell>
          <table:table-cell table:style-name="ce14" table:formula="of:=SUMIF([.$F$2:.$F$39];CONCATENATE([.Z$1];[.$H30]);[.$D$2:.$D$46])" office:value-type="float" office:value="0" calcext:value-type="float">
            <text:p>0</text:p>
          </table:table-cell>
          <table:table-cell table:formula="of:=IF([.Z30]=0;0;[.Z30]*[.$K30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0]=&quot;&quot;;&quot;&quot;;[Meals.A30])">
            <text:p/>
          </table:table-cell>
          <table:table-cell table:style-name="ce21" table:formula="of:=IF([Meals.B30]=&quot;&quot;;&quot;&quot;;[Meals.B30])">
            <text:p/>
          </table:table-cell>
          <table:table-cell table:style-name="ce21" table:formula="of:=IF([Meals.C30]=&quot;&quot;;&quot;&quot;;[Meals.C30])">
            <text:p/>
          </table:table-cell>
          <table:table-cell table:style-name="ce21" table:formula="of:=IF([Meals.D30]=&quot;&quot;;&quot;&quot;;[Meals.D30])">
            <text:p/>
          </table:table-cell>
          <table:table-cell table:style-name="ce18" table:formula="of:=IF([.A31]=&quot;&quot;;[.E30];[.A31])" office:value-type="string" office:string-value="Snack break" calcext:value-type="string">
            <text:p>Snack break</text:p>
          </table:table-cell>
          <table:table-cell table:style-name="ce18" table:formula="of:=IF([.C31]=&quot;&quot;;&quot;&quot;;CONCATENATE([.E31];[.C31]))">
            <text:p/>
          </table:table-cell>
          <table:table-cell/>
          <table:table-cell table:style-name="ce21" table:formula="of:=['Unit Recipes'.G31]" office:value-type="string" office:string-value="Egg sandwiches" calcext:value-type="string">
            <text:p>Egg sandwiches</text:p>
          </table:table-cell>
          <table:table-cell table:style-name="ce21" table:formula="of:=['Unit Recipes'.H31]" office:value-type="string" office:string-value="1 tsp mustard" calcext:value-type="string">
            <text:p>1 tsp mustard</text:p>
          </table:table-cell>
          <table:table-cell table:style-name="ce21" table:formula="of:=['Unit Recipes'.I31]" office:value-type="string" office:string-value="tsp" calcext:value-type="string">
            <text:p>tsp</text:p>
          </table:table-cell>
          <table:table-cell table:style-name="ce21" table:formula="of:=['Unit Recipes'.J31]" office:value-type="float" office:value="3" calcext:value-type="float">
            <text:p>3</text:p>
          </table:table-cell>
          <table:table-cell/>
          <table:table-cell table:formula="of:=[.H31]" office:value-type="string" office:string-value="Egg sandwiches" calcext:value-type="string">
            <text:p>Egg sandwiches</text:p>
          </table:table-cell>
          <table:table-cell table:formula="of:=[.I31]" office:value-type="string" office:string-value="1 tsp mustard" calcext:value-type="string">
            <text:p>1 tsp mustard</text:p>
          </table:table-cell>
          <table:table-cell table:formula="of:=[.J31]" office:value-type="string" office:string-value="tsp" calcext:value-type="string">
            <text:p>tsp</text:p>
          </table:table-cell>
          <table:table-cell table:formula="of:=SUMIF([.$F$2:.$F$39];CONCATENATE([.P$1];[.$H31]);[.$D$2:.$D$46])" office:value-type="float" office:value="0" calcext:value-type="float">
            <text:p>0</text:p>
          </table:table-cell>
          <table:table-cell table:formula="of:=IF([.P31]=0;0;[.P31]*[.$K31])" office:value-type="float" office:value="0" calcext:value-type="float">
            <text:p>0</text:p>
          </table:table-cell>
          <table:table-cell table:style-name="ce14" table:formula="of:=SUMIF([.$F$2:.$F$39];CONCATENATE([.R$1];[.$H31]);[.$D$2:.$D$46])" office:value-type="float" office:value="0.25" calcext:value-type="float">
            <text:p>0.25</text:p>
          </table:table-cell>
          <table:table-cell table:formula="of:=IF([.R31]=0;0;[.R31]*[.$K31])" office:value-type="float" office:value="0.75" calcext:value-type="float">
            <text:p>0.75</text:p>
          </table:table-cell>
          <table:table-cell table:style-name="ce14" table:formula="of:=SUMIF([.$F$2:.$F$39];CONCATENATE([.T$1];[.$H31]);[.$D$2:.$D$46])" office:value-type="float" office:value="0" calcext:value-type="float">
            <text:p>0</text:p>
          </table:table-cell>
          <table:table-cell table:formula="of:=IF([.T31]=0;0;[.T31]*[.$K31])" office:value-type="float" office:value="0" calcext:value-type="float">
            <text:p>0</text:p>
          </table:table-cell>
          <table:table-cell table:style-name="ce14" table:formula="of:=SUMIF([.$F$2:.$F$39];CONCATENATE([.V$1];[.$H31]);[.$D$2:.$D$46])" office:value-type="float" office:value="0" calcext:value-type="float">
            <text:p>0</text:p>
          </table:table-cell>
          <table:table-cell table:formula="of:=IF([.V31]=0;0;[.V31]*[.$K31])" office:value-type="float" office:value="0" calcext:value-type="float">
            <text:p>0</text:p>
          </table:table-cell>
          <table:table-cell table:style-name="ce14" table:formula="of:=SUMIF([.$F$2:.$F$39];CONCATENATE([.X$1];[.$H31]);[.$D$2:.$D$46])" office:value-type="float" office:value="0" calcext:value-type="float">
            <text:p>0</text:p>
          </table:table-cell>
          <table:table-cell table:formula="of:=IF([.X31]=0;0;[.X31]*[.$K31])" office:value-type="float" office:value="0" calcext:value-type="float">
            <text:p>0</text:p>
          </table:table-cell>
          <table:table-cell table:style-name="ce14" table:formula="of:=SUMIF([.$F$2:.$F$39];CONCATENATE([.Z$1];[.$H31]);[.$D$2:.$D$46])" office:value-type="float" office:value="0" calcext:value-type="float">
            <text:p>0</text:p>
          </table:table-cell>
          <table:table-cell table:formula="of:=IF([.Z31]=0;0;[.Z31]*[.$K31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1]=&quot;&quot;;&quot;&quot;;[Meals.A31])">
            <text:p/>
          </table:table-cell>
          <table:table-cell table:style-name="ce21" table:formula="of:=IF([Meals.B31]=&quot;&quot;;&quot;&quot;;[Meals.B31])">
            <text:p/>
          </table:table-cell>
          <table:table-cell table:style-name="ce21" table:formula="of:=IF([Meals.C31]=&quot;&quot;;&quot;&quot;;[Meals.C31])">
            <text:p/>
          </table:table-cell>
          <table:table-cell table:style-name="ce21" table:formula="of:=IF([Meals.D31]=&quot;&quot;;&quot;&quot;;[Meals.D31])">
            <text:p/>
          </table:table-cell>
          <table:table-cell table:style-name="ce18" table:formula="of:=IF([.A32]=&quot;&quot;;[.E31];[.A32])" office:value-type="string" office:string-value="Snack break" calcext:value-type="string">
            <text:p>Snack break</text:p>
          </table:table-cell>
          <table:table-cell table:style-name="ce18" table:formula="of:=IF([.C32]=&quot;&quot;;&quot;&quot;;CONCATENATE([.E32];[.C32]))">
            <text:p/>
          </table:table-cell>
          <table:table-cell/>
          <table:table-cell table:style-name="ce21" table:formula="of:=['Unit Recipes'.G32]">
            <text:p/>
          </table:table-cell>
          <table:table-cell table:style-name="ce21" table:formula="of:=['Unit Recipes'.H32]" office:value-type="float" office:value="0" calcext:value-type="float">
            <text:p>0</text:p>
          </table:table-cell>
          <table:table-cell table:style-name="ce21" table:formula="of:=['Unit Recipes'.I32]" office:value-type="float" office:value="0" calcext:value-type="float">
            <text:p>0</text:p>
          </table:table-cell>
          <table:table-cell table:style-name="ce21" table:formula="of:=['Unit Recipes'.J32]" office:value-type="float" office:value="3" calcext:value-type="float">
            <text:p>3</text:p>
          </table:table-cell>
          <table:table-cell/>
          <table:table-cell table:formula="of:=[.H32]">
            <text:p/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SUMIF([.$F$2:.$F$39];CONCATENATE([.P$1];[.$H32]);[.$D$2:.$D$46])" office:value-type="float" office:value="0" calcext:value-type="float">
            <text:p>0</text:p>
          </table:table-cell>
          <table:table-cell table:formula="of:=IF([.P32]=0;0;[.P32]*[.$K32])" office:value-type="float" office:value="0" calcext:value-type="float">
            <text:p>0</text:p>
          </table:table-cell>
          <table:table-cell table:style-name="ce14" table:formula="of:=SUMIF([.$F$2:.$F$39];CONCATENATE([.R$1];[.$H32]);[.$D$2:.$D$46])" office:value-type="float" office:value="0" calcext:value-type="float">
            <text:p>0</text:p>
          </table:table-cell>
          <table:table-cell table:formula="of:=IF([.R32]=0;0;[.R32]*[.$K32])" office:value-type="float" office:value="0" calcext:value-type="float">
            <text:p>0</text:p>
          </table:table-cell>
          <table:table-cell table:style-name="ce14" table:formula="of:=SUMIF([.$F$2:.$F$39];CONCATENATE([.T$1];[.$H32]);[.$D$2:.$D$46])" office:value-type="float" office:value="0" calcext:value-type="float">
            <text:p>0</text:p>
          </table:table-cell>
          <table:table-cell table:formula="of:=IF([.T32]=0;0;[.T32]*[.$K32])" office:value-type="float" office:value="0" calcext:value-type="float">
            <text:p>0</text:p>
          </table:table-cell>
          <table:table-cell table:style-name="ce14" table:formula="of:=SUMIF([.$F$2:.$F$39];CONCATENATE([.V$1];[.$H32]);[.$D$2:.$D$46])" office:value-type="float" office:value="0" calcext:value-type="float">
            <text:p>0</text:p>
          </table:table-cell>
          <table:table-cell table:formula="of:=IF([.V32]=0;0;[.V32]*[.$K32])" office:value-type="float" office:value="0" calcext:value-type="float">
            <text:p>0</text:p>
          </table:table-cell>
          <table:table-cell table:style-name="ce14" table:formula="of:=SUMIF([.$F$2:.$F$39];CONCATENATE([.X$1];[.$H32]);[.$D$2:.$D$46])" office:value-type="float" office:value="0" calcext:value-type="float">
            <text:p>0</text:p>
          </table:table-cell>
          <table:table-cell table:formula="of:=IF([.X32]=0;0;[.X32]*[.$K32])" office:value-type="float" office:value="0" calcext:value-type="float">
            <text:p>0</text:p>
          </table:table-cell>
          <table:table-cell table:style-name="ce14" table:formula="of:=SUMIF([.$F$2:.$F$39];CONCATENATE([.Z$1];[.$H32]);[.$D$2:.$D$46])" office:value-type="float" office:value="0" calcext:value-type="float">
            <text:p>0</text:p>
          </table:table-cell>
          <table:table-cell table:formula="of:=IF([.Z32]=0;0;[.Z32]*[.$K32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2]=&quot;&quot;;&quot;&quot;;[Meals.A32])">
            <text:p/>
          </table:table-cell>
          <table:table-cell table:style-name="ce21" table:formula="of:=IF([Meals.B32]=&quot;&quot;;&quot;&quot;;[Meals.B32])">
            <text:p/>
          </table:table-cell>
          <table:table-cell table:style-name="ce21" table:formula="of:=IF([Meals.C32]=&quot;&quot;;&quot;&quot;;[Meals.C32])">
            <text:p/>
          </table:table-cell>
          <table:table-cell table:style-name="ce21" table:formula="of:=IF([Meals.D32]=&quot;&quot;;&quot;&quot;;[Meals.D32])">
            <text:p/>
          </table:table-cell>
          <table:table-cell table:style-name="ce18" table:formula="of:=IF([.A33]=&quot;&quot;;[.E32];[.A33])" office:value-type="string" office:string-value="Snack break" calcext:value-type="string">
            <text:p>Snack break</text:p>
          </table:table-cell>
          <table:table-cell table:style-name="ce18" table:formula="of:=IF([.C33]=&quot;&quot;;&quot;&quot;;CONCATENATE([.E33];[.C33]))">
            <text:p/>
          </table:table-cell>
          <table:table-cell/>
          <table:table-cell table:style-name="ce21" table:formula="of:=['Unit Recipes'.G33]">
            <text:p/>
          </table:table-cell>
          <table:table-cell table:style-name="ce21" table:formula="of:=['Unit Recipes'.H33]" office:value-type="float" office:value="0" calcext:value-type="float">
            <text:p>0</text:p>
          </table:table-cell>
          <table:table-cell table:style-name="ce21" table:formula="of:=['Unit Recipes'.I33]" office:value-type="float" office:value="0" calcext:value-type="float">
            <text:p>0</text:p>
          </table:table-cell>
          <table:table-cell table:style-name="ce21" table:formula="of:=['Unit Recipes'.J33]" office:value-type="float" office:value="5" calcext:value-type="float">
            <text:p>5</text:p>
          </table:table-cell>
          <table:table-cell/>
          <table:table-cell table:formula="of:=[.H33]">
            <text:p/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SUMIF([.$F$2:.$F$39];CONCATENATE([.P$1];[.$H33]);[.$D$2:.$D$46])" office:value-type="float" office:value="0" calcext:value-type="float">
            <text:p>0</text:p>
          </table:table-cell>
          <table:table-cell table:formula="of:=IF([.P33]=0;0;[.P33]*[.$K33])" office:value-type="float" office:value="0" calcext:value-type="float">
            <text:p>0</text:p>
          </table:table-cell>
          <table:table-cell table:style-name="ce14" table:formula="of:=SUMIF([.$F$2:.$F$39];CONCATENATE([.R$1];[.$H33]);[.$D$2:.$D$46])" office:value-type="float" office:value="0" calcext:value-type="float">
            <text:p>0</text:p>
          </table:table-cell>
          <table:table-cell table:formula="of:=IF([.R33]=0;0;[.R33]*[.$K33])" office:value-type="float" office:value="0" calcext:value-type="float">
            <text:p>0</text:p>
          </table:table-cell>
          <table:table-cell table:style-name="ce14" table:formula="of:=SUMIF([.$F$2:.$F$39];CONCATENATE([.T$1];[.$H33]);[.$D$2:.$D$46])" office:value-type="float" office:value="0" calcext:value-type="float">
            <text:p>0</text:p>
          </table:table-cell>
          <table:table-cell table:formula="of:=IF([.T33]=0;0;[.T33]*[.$K33])" office:value-type="float" office:value="0" calcext:value-type="float">
            <text:p>0</text:p>
          </table:table-cell>
          <table:table-cell table:style-name="ce14" table:formula="of:=SUMIF([.$F$2:.$F$39];CONCATENATE([.V$1];[.$H33]);[.$D$2:.$D$46])" office:value-type="float" office:value="0" calcext:value-type="float">
            <text:p>0</text:p>
          </table:table-cell>
          <table:table-cell table:formula="of:=IF([.V33]=0;0;[.V33]*[.$K33])" office:value-type="float" office:value="0" calcext:value-type="float">
            <text:p>0</text:p>
          </table:table-cell>
          <table:table-cell table:style-name="ce14" table:formula="of:=SUMIF([.$F$2:.$F$39];CONCATENATE([.X$1];[.$H33]);[.$D$2:.$D$46])" office:value-type="float" office:value="0" calcext:value-type="float">
            <text:p>0</text:p>
          </table:table-cell>
          <table:table-cell table:formula="of:=IF([.X33]=0;0;[.X33]*[.$K33])" office:value-type="float" office:value="0" calcext:value-type="float">
            <text:p>0</text:p>
          </table:table-cell>
          <table:table-cell table:style-name="ce14" table:formula="of:=SUMIF([.$F$2:.$F$39];CONCATENATE([.Z$1];[.$H33]);[.$D$2:.$D$46])" office:value-type="float" office:value="0" calcext:value-type="float">
            <text:p>0</text:p>
          </table:table-cell>
          <table:table-cell table:formula="of:=IF([.Z33]=0;0;[.Z33]*[.$K33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3]=&quot;&quot;;&quot;&quot;;[Meals.A33])">
            <text:p/>
          </table:table-cell>
          <table:table-cell table:style-name="ce21" table:formula="of:=IF([Meals.B33]=&quot;&quot;;&quot;&quot;;[Meals.B33])">
            <text:p/>
          </table:table-cell>
          <table:table-cell table:style-name="ce21" table:formula="of:=IF([Meals.C33]=&quot;&quot;;&quot;&quot;;[Meals.C33])">
            <text:p/>
          </table:table-cell>
          <table:table-cell table:style-name="ce21" table:formula="of:=IF([Meals.D33]=&quot;&quot;;&quot;&quot;;[Meals.D33])">
            <text:p/>
          </table:table-cell>
          <table:table-cell table:style-name="ce18" table:formula="of:=IF([.A34]=&quot;&quot;;[.E33];[.A34])" office:value-type="string" office:string-value="Snack break" calcext:value-type="string">
            <text:p>Snack break</text:p>
          </table:table-cell>
          <table:table-cell table:style-name="ce18" table:formula="of:=IF([.C34]=&quot;&quot;;&quot;&quot;;CONCATENATE([.E34];[.C34]))">
            <text:p/>
          </table:table-cell>
          <table:table-cell/>
          <table:table-cell table:style-name="ce21" table:formula="of:=['Unit Recipes'.G34]" office:value-type="string" office:string-value="Cucumber" calcext:value-type="string">
            <text:p>Cucumber</text:p>
          </table:table-cell>
          <table:table-cell table:style-name="ce21" table:formula="of:=['Unit Recipes'.H34]" office:value-type="string" office:string-value="1 cucumber" calcext:value-type="string">
            <text:p>1 cucumber</text:p>
          </table:table-cell>
          <table:table-cell table:style-name="ce21" table:formula="of:=['Unit Recipes'.I34]" office:value-type="string" office:string-value="piece" calcext:value-type="string">
            <text:p>piece</text:p>
          </table:table-cell>
          <table:table-cell table:style-name="ce21" table:formula="of:=['Unit Recipes'.J34]" office:value-type="float" office:value="5" calcext:value-type="float">
            <text:p>5</text:p>
          </table:table-cell>
          <table:table-cell/>
          <table:table-cell table:formula="of:=[.H34]" office:value-type="string" office:string-value="Cucumber" calcext:value-type="string">
            <text:p>Cucumber</text:p>
          </table:table-cell>
          <table:table-cell table:formula="of:=[.I34]" office:value-type="string" office:string-value="1 cucumber" calcext:value-type="string">
            <text:p>1 cucumber</text:p>
          </table:table-cell>
          <table:table-cell table:formula="of:=[.J34]" office:value-type="string" office:string-value="piece" calcext:value-type="string">
            <text:p>piece</text:p>
          </table:table-cell>
          <table:table-cell table:formula="of:=SUMIF([.$F$2:.$F$39];CONCATENATE([.P$1];[.$H34]);[.$D$2:.$D$46])" office:value-type="float" office:value="0" calcext:value-type="float">
            <text:p>0</text:p>
          </table:table-cell>
          <table:table-cell table:formula="of:=IF([.P34]=0;0;[.P34]*[.$K34])" office:value-type="float" office:value="0" calcext:value-type="float">
            <text:p>0</text:p>
          </table:table-cell>
          <table:table-cell table:style-name="ce14" table:formula="of:=SUMIF([.$F$2:.$F$39];CONCATENATE([.R$1];[.$H34]);[.$D$2:.$D$46])" office:value-type="float" office:value="0.25" calcext:value-type="float">
            <text:p>0.25</text:p>
          </table:table-cell>
          <table:table-cell table:formula="of:=IF([.R34]=0;0;[.R34]*[.$K34])" office:value-type="float" office:value="1.25" calcext:value-type="float">
            <text:p>1.25</text:p>
          </table:table-cell>
          <table:table-cell table:style-name="ce14" table:formula="of:=SUMIF([.$F$2:.$F$39];CONCATENATE([.T$1];[.$H34]);[.$D$2:.$D$46])" office:value-type="float" office:value="0" calcext:value-type="float">
            <text:p>0</text:p>
          </table:table-cell>
          <table:table-cell table:formula="of:=IF([.T34]=0;0;[.T34]*[.$K34])" office:value-type="float" office:value="0" calcext:value-type="float">
            <text:p>0</text:p>
          </table:table-cell>
          <table:table-cell table:style-name="ce14" table:formula="of:=SUMIF([.$F$2:.$F$39];CONCATENATE([.V$1];[.$H34]);[.$D$2:.$D$46])" office:value-type="float" office:value="0" calcext:value-type="float">
            <text:p>0</text:p>
          </table:table-cell>
          <table:table-cell table:formula="of:=IF([.V34]=0;0;[.V34]*[.$K34])" office:value-type="float" office:value="0" calcext:value-type="float">
            <text:p>0</text:p>
          </table:table-cell>
          <table:table-cell table:style-name="ce14" table:formula="of:=SUMIF([.$F$2:.$F$39];CONCATENATE([.X$1];[.$H34]);[.$D$2:.$D$46])" office:value-type="float" office:value="0" calcext:value-type="float">
            <text:p>0</text:p>
          </table:table-cell>
          <table:table-cell table:formula="of:=IF([.X34]=0;0;[.X34]*[.$K34])" office:value-type="float" office:value="0" calcext:value-type="float">
            <text:p>0</text:p>
          </table:table-cell>
          <table:table-cell table:style-name="ce14" table:formula="of:=SUMIF([.$F$2:.$F$39];CONCATENATE([.Z$1];[.$H34]);[.$D$2:.$D$46])" office:value-type="float" office:value="0" calcext:value-type="float">
            <text:p>0</text:p>
          </table:table-cell>
          <table:table-cell table:formula="of:=IF([.Z34]=0;0;[.Z34]*[.$K34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4]=&quot;&quot;;&quot;&quot;;[Meals.A34])">
            <text:p/>
          </table:table-cell>
          <table:table-cell table:style-name="ce21" table:formula="of:=IF([Meals.B34]=&quot;&quot;;&quot;&quot;;[Meals.B34])">
            <text:p/>
          </table:table-cell>
          <table:table-cell table:style-name="ce21" table:formula="of:=IF([Meals.C34]=&quot;&quot;;&quot;&quot;;[Meals.C34])">
            <text:p/>
          </table:table-cell>
          <table:table-cell table:style-name="ce21" table:formula="of:=IF([Meals.D34]=&quot;&quot;;&quot;&quot;;[Meals.D34])">
            <text:p/>
          </table:table-cell>
          <table:table-cell table:style-name="ce18" table:formula="of:=IF([.A35]=&quot;&quot;;[.E34];[.A35])" office:value-type="string" office:string-value="Snack break" calcext:value-type="string">
            <text:p>Snack break</text:p>
          </table:table-cell>
          <table:table-cell table:style-name="ce18" table:formula="of:=IF([.C35]=&quot;&quot;;&quot;&quot;;CONCATENATE([.E35];[.C35]))">
            <text:p/>
          </table:table-cell>
          <table:table-cell/>
          <table:table-cell table:style-name="ce21" table:formula="of:=['Unit Recipes'.G35]" office:value-type="string" office:string-value="Cucumber" calcext:value-type="string">
            <text:p>Cucumber</text:p>
          </table:table-cell>
          <table:table-cell table:style-name="ce21" table:formula="of:=['Unit Recipes'.H35]" office:value-type="string" office:string-value="185g cream cheese" calcext:value-type="string">
            <text:p>185g cream cheese</text:p>
          </table:table-cell>
          <table:table-cell table:style-name="ce21" table:formula="of:=['Unit Recipes'.I35]" office:value-type="string" office:string-value="g" calcext:value-type="string">
            <text:p>g</text:p>
          </table:table-cell>
          <table:table-cell table:style-name="ce21" table:formula="of:=['Unit Recipes'.J35]" office:value-type="float" office:value="5" calcext:value-type="float">
            <text:p>5</text:p>
          </table:table-cell>
          <table:table-cell/>
          <table:table-cell table:formula="of:=[.H35]" office:value-type="string" office:string-value="Cucumber" calcext:value-type="string">
            <text:p>Cucumber</text:p>
          </table:table-cell>
          <table:table-cell table:formula="of:=[.I35]" office:value-type="string" office:string-value="185g cream cheese" calcext:value-type="string">
            <text:p>185g cream cheese</text:p>
          </table:table-cell>
          <table:table-cell table:formula="of:=[.J35]" office:value-type="string" office:string-value="g" calcext:value-type="string">
            <text:p>g</text:p>
          </table:table-cell>
          <table:table-cell table:formula="of:=SUMIF([.$F$2:.$F$39];CONCATENATE([.P$1];[.$H35]);[.$D$2:.$D$46])" office:value-type="float" office:value="0" calcext:value-type="float">
            <text:p>0</text:p>
          </table:table-cell>
          <table:table-cell table:formula="of:=IF([.P35]=0;0;[.P35]*[.$K35])" office:value-type="float" office:value="0" calcext:value-type="float">
            <text:p>0</text:p>
          </table:table-cell>
          <table:table-cell table:style-name="ce14" table:formula="of:=SUMIF([.$F$2:.$F$39];CONCATENATE([.R$1];[.$H35]);[.$D$2:.$D$46])" office:value-type="float" office:value="0.25" calcext:value-type="float">
            <text:p>0.25</text:p>
          </table:table-cell>
          <table:table-cell table:formula="of:=IF([.R35]=0;0;[.R35]*[.$K35])" office:value-type="float" office:value="1.25" calcext:value-type="float">
            <text:p>1.25</text:p>
          </table:table-cell>
          <table:table-cell table:style-name="ce14" table:formula="of:=SUMIF([.$F$2:.$F$39];CONCATENATE([.T$1];[.$H35]);[.$D$2:.$D$46])" office:value-type="float" office:value="0" calcext:value-type="float">
            <text:p>0</text:p>
          </table:table-cell>
          <table:table-cell table:formula="of:=IF([.T35]=0;0;[.T35]*[.$K35])" office:value-type="float" office:value="0" calcext:value-type="float">
            <text:p>0</text:p>
          </table:table-cell>
          <table:table-cell table:style-name="ce14" table:formula="of:=SUMIF([.$F$2:.$F$39];CONCATENATE([.V$1];[.$H35]);[.$D$2:.$D$46])" office:value-type="float" office:value="0" calcext:value-type="float">
            <text:p>0</text:p>
          </table:table-cell>
          <table:table-cell table:formula="of:=IF([.V35]=0;0;[.V35]*[.$K35])" office:value-type="float" office:value="0" calcext:value-type="float">
            <text:p>0</text:p>
          </table:table-cell>
          <table:table-cell table:style-name="ce14" table:formula="of:=SUMIF([.$F$2:.$F$39];CONCATENATE([.X$1];[.$H35]);[.$D$2:.$D$46])" office:value-type="float" office:value="0" calcext:value-type="float">
            <text:p>0</text:p>
          </table:table-cell>
          <table:table-cell table:formula="of:=IF([.X35]=0;0;[.X35]*[.$K35])" office:value-type="float" office:value="0" calcext:value-type="float">
            <text:p>0</text:p>
          </table:table-cell>
          <table:table-cell table:style-name="ce14" table:formula="of:=SUMIF([.$F$2:.$F$39];CONCATENATE([.Z$1];[.$H35]);[.$D$2:.$D$46])" office:value-type="float" office:value="0" calcext:value-type="float">
            <text:p>0</text:p>
          </table:table-cell>
          <table:table-cell table:formula="of:=IF([.Z35]=0;0;[.Z35]*[.$K35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5]=&quot;&quot;;&quot;&quot;;[Meals.A35])">
            <text:p/>
          </table:table-cell>
          <table:table-cell table:style-name="ce21" table:formula="of:=IF([Meals.B35]=&quot;&quot;;&quot;&quot;;[Meals.B35])">
            <text:p/>
          </table:table-cell>
          <table:table-cell table:style-name="ce21" table:formula="of:=IF([Meals.C35]=&quot;&quot;;&quot;&quot;;[Meals.C35])">
            <text:p/>
          </table:table-cell>
          <table:table-cell table:style-name="ce21" table:formula="of:=IF([Meals.D35]=&quot;&quot;;&quot;&quot;;[Meals.D35])">
            <text:p/>
          </table:table-cell>
          <table:table-cell table:style-name="ce18" table:formula="of:=IF([.A36]=&quot;&quot;;[.E35];[.A36])" office:value-type="string" office:string-value="Snack break" calcext:value-type="string">
            <text:p>Snack break</text:p>
          </table:table-cell>
          <table:table-cell table:style-name="ce18" table:formula="of:=IF([.C36]=&quot;&quot;;&quot;&quot;;CONCATENATE([.E36];[.C36]))">
            <text:p/>
          </table:table-cell>
          <table:table-cell/>
          <table:table-cell table:style-name="ce21" table:formula="of:=['Unit Recipes'.G36]">
            <text:p/>
          </table:table-cell>
          <table:table-cell table:style-name="ce21" table:formula="of:=['Unit Recipes'.H36]" office:value-type="float" office:value="0" calcext:value-type="float">
            <text:p>0</text:p>
          </table:table-cell>
          <table:table-cell table:style-name="ce21" table:formula="of:=['Unit Recipes'.I36]" office:value-type="float" office:value="0" calcext:value-type="float">
            <text:p>0</text:p>
          </table:table-cell>
          <table:table-cell table:style-name="ce21" table:formula="of:=['Unit Recipes'.J36]" office:value-type="float" office:value="5" calcext:value-type="float">
            <text:p>5</text:p>
          </table:table-cell>
          <table:table-cell/>
          <table:table-cell table:formula="of:=[.H36]">
            <text:p/>
          </table:table-cell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SUMIF([.$F$2:.$F$39];CONCATENATE([.P$1];[.$H36]);[.$D$2:.$D$46])" office:value-type="float" office:value="0" calcext:value-type="float">
            <text:p>0</text:p>
          </table:table-cell>
          <table:table-cell table:formula="of:=IF([.P36]=0;0;[.P36]*[.$K36])" office:value-type="float" office:value="0" calcext:value-type="float">
            <text:p>0</text:p>
          </table:table-cell>
          <table:table-cell table:style-name="ce14" table:formula="of:=SUMIF([.$F$2:.$F$39];CONCATENATE([.R$1];[.$H36]);[.$D$2:.$D$46])" office:value-type="float" office:value="0" calcext:value-type="float">
            <text:p>0</text:p>
          </table:table-cell>
          <table:table-cell table:formula="of:=IF([.R36]=0;0;[.R36]*[.$K36])" office:value-type="float" office:value="0" calcext:value-type="float">
            <text:p>0</text:p>
          </table:table-cell>
          <table:table-cell table:style-name="ce14" table:formula="of:=SUMIF([.$F$2:.$F$39];CONCATENATE([.T$1];[.$H36]);[.$D$2:.$D$46])" office:value-type="float" office:value="0" calcext:value-type="float">
            <text:p>0</text:p>
          </table:table-cell>
          <table:table-cell table:formula="of:=IF([.T36]=0;0;[.T36]*[.$K36])" office:value-type="float" office:value="0" calcext:value-type="float">
            <text:p>0</text:p>
          </table:table-cell>
          <table:table-cell table:style-name="ce14" table:formula="of:=SUMIF([.$F$2:.$F$39];CONCATENATE([.V$1];[.$H36]);[.$D$2:.$D$46])" office:value-type="float" office:value="0" calcext:value-type="float">
            <text:p>0</text:p>
          </table:table-cell>
          <table:table-cell table:formula="of:=IF([.V36]=0;0;[.V36]*[.$K36])" office:value-type="float" office:value="0" calcext:value-type="float">
            <text:p>0</text:p>
          </table:table-cell>
          <table:table-cell table:style-name="ce14" table:formula="of:=SUMIF([.$F$2:.$F$39];CONCATENATE([.X$1];[.$H36]);[.$D$2:.$D$46])" office:value-type="float" office:value="0" calcext:value-type="float">
            <text:p>0</text:p>
          </table:table-cell>
          <table:table-cell table:formula="of:=IF([.X36]=0;0;[.X36]*[.$K36])" office:value-type="float" office:value="0" calcext:value-type="float">
            <text:p>0</text:p>
          </table:table-cell>
          <table:table-cell table:style-name="ce14" table:formula="of:=SUMIF([.$F$2:.$F$39];CONCATENATE([.Z$1];[.$H36]);[.$D$2:.$D$46])" office:value-type="float" office:value="0" calcext:value-type="float">
            <text:p>0</text:p>
          </table:table-cell>
          <table:table-cell table:formula="of:=IF([.Z36]=0;0;[.Z36]*[.$K36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6]=&quot;&quot;;&quot;&quot;;[Meals.A36])">
            <text:p/>
          </table:table-cell>
          <table:table-cell table:style-name="ce21" table:formula="of:=IF([Meals.B36]=&quot;&quot;;&quot;&quot;;[Meals.B36])">
            <text:p/>
          </table:table-cell>
          <table:table-cell table:style-name="ce21" table:formula="of:=IF([Meals.C36]=&quot;&quot;;&quot;&quot;;[Meals.C36])">
            <text:p/>
          </table:table-cell>
          <table:table-cell table:style-name="ce21" table:formula="of:=IF([Meals.D36]=&quot;&quot;;&quot;&quot;;[Meals.D36])">
            <text:p/>
          </table:table-cell>
          <table:table-cell table:style-name="ce18" table:formula="of:=IF([.A37]=&quot;&quot;;[.E36];[.A37])" office:value-type="string" office:string-value="Snack break" calcext:value-type="string">
            <text:p>Snack break</text:p>
          </table:table-cell>
          <table:table-cell table:style-name="ce18" table:formula="of:=IF([.C37]=&quot;&quot;;&quot;&quot;;CONCATENATE([.E37];[.C37]))">
            <text:p/>
          </table:table-cell>
          <table:table-cell/>
          <table:table-cell table:style-name="ce21" table:formula="of:=['Unit Recipes'.G37]">
            <text:p/>
          </table:table-cell>
          <table:table-cell table:style-name="ce21" table:formula="of:=['Unit Recipes'.H37]" office:value-type="float" office:value="0" calcext:value-type="float">
            <text:p>0</text:p>
          </table:table-cell>
          <table:table-cell table:style-name="ce21" table:formula="of:=['Unit Recipes'.I37]" office:value-type="float" office:value="0" calcext:value-type="float">
            <text:p>0</text:p>
          </table:table-cell>
          <table:table-cell table:style-name="ce21" table:formula="of:=['Unit Recipes'.J37]" office:value-type="float" office:value="4" calcext:value-type="float">
            <text:p>4</text:p>
          </table:table-cell>
          <table:table-cell/>
          <table:table-cell table:formula="of:=[.H37]">
            <text:p/>
          </table:table-cell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SUMIF([.$F$2:.$F$39];CONCATENATE([.P$1];[.$H37]);[.$D$2:.$D$46])" office:value-type="float" office:value="0" calcext:value-type="float">
            <text:p>0</text:p>
          </table:table-cell>
          <table:table-cell table:formula="of:=IF([.P37]=0;0;[.P37]*[.$K37])" office:value-type="float" office:value="0" calcext:value-type="float">
            <text:p>0</text:p>
          </table:table-cell>
          <table:table-cell table:style-name="ce14" table:formula="of:=SUMIF([.$F$2:.$F$39];CONCATENATE([.R$1];[.$H37]);[.$D$2:.$D$46])" office:value-type="float" office:value="0" calcext:value-type="float">
            <text:p>0</text:p>
          </table:table-cell>
          <table:table-cell table:formula="of:=IF([.R37]=0;0;[.R37]*[.$K37])" office:value-type="float" office:value="0" calcext:value-type="float">
            <text:p>0</text:p>
          </table:table-cell>
          <table:table-cell table:style-name="ce14" table:formula="of:=SUMIF([.$F$2:.$F$39];CONCATENATE([.T$1];[.$H37]);[.$D$2:.$D$46])" office:value-type="float" office:value="0" calcext:value-type="float">
            <text:p>0</text:p>
          </table:table-cell>
          <table:table-cell table:formula="of:=IF([.T37]=0;0;[.T37]*[.$K37])" office:value-type="float" office:value="0" calcext:value-type="float">
            <text:p>0</text:p>
          </table:table-cell>
          <table:table-cell table:style-name="ce14" table:formula="of:=SUMIF([.$F$2:.$F$39];CONCATENATE([.V$1];[.$H37]);[.$D$2:.$D$46])" office:value-type="float" office:value="0" calcext:value-type="float">
            <text:p>0</text:p>
          </table:table-cell>
          <table:table-cell table:formula="of:=IF([.V37]=0;0;[.V37]*[.$K37])" office:value-type="float" office:value="0" calcext:value-type="float">
            <text:p>0</text:p>
          </table:table-cell>
          <table:table-cell table:style-name="ce14" table:formula="of:=SUMIF([.$F$2:.$F$39];CONCATENATE([.X$1];[.$H37]);[.$D$2:.$D$46])" office:value-type="float" office:value="0" calcext:value-type="float">
            <text:p>0</text:p>
          </table:table-cell>
          <table:table-cell table:formula="of:=IF([.X37]=0;0;[.X37]*[.$K37])" office:value-type="float" office:value="0" calcext:value-type="float">
            <text:p>0</text:p>
          </table:table-cell>
          <table:table-cell table:style-name="ce14" table:formula="of:=SUMIF([.$F$2:.$F$39];CONCATENATE([.Z$1];[.$H37]);[.$D$2:.$D$46])" office:value-type="float" office:value="0" calcext:value-type="float">
            <text:p>0</text:p>
          </table:table-cell>
          <table:table-cell table:formula="of:=IF([.Z37]=0;0;[.Z37]*[.$K37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7]=&quot;&quot;;&quot;&quot;;[Meals.A37])">
            <text:p/>
          </table:table-cell>
          <table:table-cell table:style-name="ce21" table:formula="of:=IF([Meals.B37]=&quot;&quot;;&quot;&quot;;[Meals.B37])">
            <text:p/>
          </table:table-cell>
          <table:table-cell table:style-name="ce21" table:formula="of:=IF([Meals.C37]=&quot;&quot;;&quot;&quot;;[Meals.C37])">
            <text:p/>
          </table:table-cell>
          <table:table-cell table:style-name="ce21" table:formula="of:=IF([Meals.D37]=&quot;&quot;;&quot;&quot;;[Meals.D37])">
            <text:p/>
          </table:table-cell>
          <table:table-cell table:style-name="ce18" table:formula="of:=IF([.A38]=&quot;&quot;;[.E37];[.A38])" office:value-type="string" office:string-value="Snack break" calcext:value-type="string">
            <text:p>Snack break</text:p>
          </table:table-cell>
          <table:table-cell table:style-name="ce18" table:formula="of:=IF([.C38]=&quot;&quot;;&quot;&quot;;CONCATENATE([.E38];[.C38]))">
            <text:p/>
          </table:table-cell>
          <table:table-cell/>
          <table:table-cell table:style-name="ce21" table:formula="of:=['Unit Recipes'.G38]" office:value-type="string" office:string-value="Brie / Apple" calcext:value-type="string">
            <text:p>Brie / Apple</text:p>
          </table:table-cell>
          <table:table-cell table:style-name="ce21" table:formula="of:=['Unit Recipes'.H38]" office:value-type="string" office:string-value="1 apple" calcext:value-type="string">
            <text:p>1 apple</text:p>
          </table:table-cell>
          <table:table-cell table:style-name="ce21" table:formula="of:=['Unit Recipes'.I38]" office:value-type="string" office:string-value="piece" calcext:value-type="string">
            <text:p>piece</text:p>
          </table:table-cell>
          <table:table-cell table:style-name="ce21" table:formula="of:=['Unit Recipes'.J38]" office:value-type="float" office:value="4" calcext:value-type="float">
            <text:p>4</text:p>
          </table:table-cell>
          <table:table-cell/>
          <table:table-cell table:formula="of:=[.H38]" office:value-type="string" office:string-value="Brie / Apple" calcext:value-type="string">
            <text:p>Brie / Apple</text:p>
          </table:table-cell>
          <table:table-cell table:formula="of:=[.I38]" office:value-type="string" office:string-value="1 apple" calcext:value-type="string">
            <text:p>1 apple</text:p>
          </table:table-cell>
          <table:table-cell table:formula="of:=[.J38]" office:value-type="string" office:string-value="piece" calcext:value-type="string">
            <text:p>piece</text:p>
          </table:table-cell>
          <table:table-cell table:formula="of:=SUMIF([.$F$2:.$F$39];CONCATENATE([.P$1];[.$H38]);[.$D$2:.$D$46])" office:value-type="float" office:value="0" calcext:value-type="float">
            <text:p>0</text:p>
          </table:table-cell>
          <table:table-cell table:formula="of:=IF([.P38]=0;0;[.P38]*[.$K38])" office:value-type="float" office:value="0" calcext:value-type="float">
            <text:p>0</text:p>
          </table:table-cell>
          <table:table-cell table:style-name="ce14" table:formula="of:=SUMIF([.$F$2:.$F$39];CONCATENATE([.R$1];[.$H38]);[.$D$2:.$D$46])" office:value-type="float" office:value="0.25" calcext:value-type="float">
            <text:p>0.25</text:p>
          </table:table-cell>
          <table:table-cell table:formula="of:=IF([.R38]=0;0;[.R38]*[.$K38])" office:value-type="float" office:value="1" calcext:value-type="float">
            <text:p>1</text:p>
          </table:table-cell>
          <table:table-cell table:style-name="ce14" table:formula="of:=SUMIF([.$F$2:.$F$39];CONCATENATE([.T$1];[.$H38]);[.$D$2:.$D$46])" office:value-type="float" office:value="0" calcext:value-type="float">
            <text:p>0</text:p>
          </table:table-cell>
          <table:table-cell table:formula="of:=IF([.T38]=0;0;[.T38]*[.$K38])" office:value-type="float" office:value="0" calcext:value-type="float">
            <text:p>0</text:p>
          </table:table-cell>
          <table:table-cell table:style-name="ce14" table:formula="of:=SUMIF([.$F$2:.$F$39];CONCATENATE([.V$1];[.$H38]);[.$D$2:.$D$46])" office:value-type="float" office:value="0" calcext:value-type="float">
            <text:p>0</text:p>
          </table:table-cell>
          <table:table-cell table:formula="of:=IF([.V38]=0;0;[.V38]*[.$K38])" office:value-type="float" office:value="0" calcext:value-type="float">
            <text:p>0</text:p>
          </table:table-cell>
          <table:table-cell table:style-name="ce14" table:formula="of:=SUMIF([.$F$2:.$F$39];CONCATENATE([.X$1];[.$H38]);[.$D$2:.$D$46])" office:value-type="float" office:value="0" calcext:value-type="float">
            <text:p>0</text:p>
          </table:table-cell>
          <table:table-cell table:formula="of:=IF([.X38]=0;0;[.X38]*[.$K38])" office:value-type="float" office:value="0" calcext:value-type="float">
            <text:p>0</text:p>
          </table:table-cell>
          <table:table-cell table:style-name="ce14" table:formula="of:=SUMIF([.$F$2:.$F$39];CONCATENATE([.Z$1];[.$H38]);[.$D$2:.$D$46])" office:value-type="float" office:value="0" calcext:value-type="float">
            <text:p>0</text:p>
          </table:table-cell>
          <table:table-cell table:formula="of:=IF([.Z38]=0;0;[.Z38]*[.$K38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8]=&quot;&quot;;&quot;&quot;;[Meals.A38])">
            <text:p/>
          </table:table-cell>
          <table:table-cell table:style-name="ce21" table:formula="of:=IF([Meals.B38]=&quot;&quot;;&quot;&quot;;[Meals.B38])">
            <text:p/>
          </table:table-cell>
          <table:table-cell table:style-name="ce21" table:formula="of:=IF([Meals.C38]=&quot;&quot;;&quot;&quot;;[Meals.C38])">
            <text:p/>
          </table:table-cell>
          <table:table-cell table:style-name="ce21" table:formula="of:=IF([Meals.D38]=&quot;&quot;;&quot;&quot;;[Meals.D38])">
            <text:p/>
          </table:table-cell>
          <table:table-cell table:style-name="ce18" table:formula="of:=CONCATENATE([.A39];[.C39])">
            <text:p/>
          </table:table-cell>
          <table:table-cell table:style-name="ce18" table:formula="of:=IF([.C39]=&quot;&quot;;&quot;&quot;;CONCATENATE([.E39];[.C39]))">
            <text:p/>
          </table:table-cell>
          <table:table-cell/>
          <table:table-cell table:style-name="ce21" table:formula="of:=['Unit Recipes'.G39]" office:value-type="string" office:string-value="Brie / Apple" calcext:value-type="string">
            <text:p>Brie / Apple</text:p>
          </table:table-cell>
          <table:table-cell table:style-name="ce21" table:formula="of:=['Unit Recipes'.H39]" office:value-type="string" office:string-value="230g brie" calcext:value-type="string">
            <text:p>230g brie</text:p>
          </table:table-cell>
          <table:table-cell table:style-name="ce21" table:formula="of:=['Unit Recipes'.I39]" office:value-type="string" office:string-value="g" calcext:value-type="string">
            <text:p>g</text:p>
          </table:table-cell>
          <table:table-cell table:style-name="ce21" table:formula="of:=['Unit Recipes'.J39]" office:value-type="float" office:value="4" calcext:value-type="float">
            <text:p>4</text:p>
          </table:table-cell>
          <table:table-cell/>
          <table:table-cell table:formula="of:=[.H39]" office:value-type="string" office:string-value="Brie / Apple" calcext:value-type="string">
            <text:p>Brie / Apple</text:p>
          </table:table-cell>
          <table:table-cell table:formula="of:=[.I39]" office:value-type="string" office:string-value="230g brie" calcext:value-type="string">
            <text:p>230g brie</text:p>
          </table:table-cell>
          <table:table-cell table:formula="of:=[.J39]" office:value-type="string" office:string-value="g" calcext:value-type="string">
            <text:p>g</text:p>
          </table:table-cell>
          <table:table-cell table:formula="of:=SUMIF([.$F$2:.$F$39];CONCATENATE([.P$1];[.$H39]);[.$D$2:.$D$46])" office:value-type="float" office:value="0" calcext:value-type="float">
            <text:p>0</text:p>
          </table:table-cell>
          <table:table-cell table:formula="of:=IF([.P39]=0;0;[.P39]*[.$K39])" office:value-type="float" office:value="0" calcext:value-type="float">
            <text:p>0</text:p>
          </table:table-cell>
          <table:table-cell table:style-name="ce14" table:formula="of:=SUMIF([.$F$2:.$F$39];CONCATENATE([.R$1];[.$H39]);[.$D$2:.$D$46])" office:value-type="float" office:value="0.25" calcext:value-type="float">
            <text:p>0.25</text:p>
          </table:table-cell>
          <table:table-cell table:formula="of:=IF([.R39]=0;0;[.R39]*[.$K39])" office:value-type="float" office:value="1" calcext:value-type="float">
            <text:p>1</text:p>
          </table:table-cell>
          <table:table-cell table:style-name="ce14" table:formula="of:=SUMIF([.$F$2:.$F$39];CONCATENATE([.T$1];[.$H39]);[.$D$2:.$D$46])" office:value-type="float" office:value="0" calcext:value-type="float">
            <text:p>0</text:p>
          </table:table-cell>
          <table:table-cell table:formula="of:=IF([.T39]=0;0;[.T39]*[.$K39])" office:value-type="float" office:value="0" calcext:value-type="float">
            <text:p>0</text:p>
          </table:table-cell>
          <table:table-cell table:style-name="ce14" table:formula="of:=SUMIF([.$F$2:.$F$39];CONCATENATE([.V$1];[.$H39]);[.$D$2:.$D$46])" office:value-type="float" office:value="0" calcext:value-type="float">
            <text:p>0</text:p>
          </table:table-cell>
          <table:table-cell table:formula="of:=IF([.V39]=0;0;[.V39]*[.$K39])" office:value-type="float" office:value="0" calcext:value-type="float">
            <text:p>0</text:p>
          </table:table-cell>
          <table:table-cell table:style-name="ce14" table:formula="of:=SUMIF([.$F$2:.$F$39];CONCATENATE([.X$1];[.$H39]);[.$D$2:.$D$46])" office:value-type="float" office:value="0" calcext:value-type="float">
            <text:p>0</text:p>
          </table:table-cell>
          <table:table-cell table:formula="of:=IF([.X39]=0;0;[.X39]*[.$K39])" office:value-type="float" office:value="0" calcext:value-type="float">
            <text:p>0</text:p>
          </table:table-cell>
          <table:table-cell table:style-name="ce14" table:formula="of:=SUMIF([.$F$2:.$F$39];CONCATENATE([.Z$1];[.$H39]);[.$D$2:.$D$46])" office:value-type="float" office:value="0" calcext:value-type="float">
            <text:p>0</text:p>
          </table:table-cell>
          <table:table-cell table:formula="of:=IF([.Z39]=0;0;[.Z39]*[.$K39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39]=&quot;&quot;;&quot;&quot;;[Meals.A39])">
            <text:p/>
          </table:table-cell>
          <table:table-cell table:style-name="ce21" table:formula="of:=IF([Meals.B39]=&quot;&quot;;&quot;&quot;;[Meals.B39])">
            <text:p/>
          </table:table-cell>
          <table:table-cell table:style-name="ce21" table:formula="of:=IF([Meals.C39]=&quot;&quot;;&quot;&quot;;[Meals.C39])">
            <text:p/>
          </table:table-cell>
          <table:table-cell table:style-name="ce21" table:formula="of:=IF([Meals.D39]=&quot;&quot;;&quot;&quot;;[Meals.D39])">
            <text:p/>
          </table:table-cell>
          <table:table-cell table:style-name="ce18" table:formula="of:=CONCATENATE([.A40];[.C40])">
            <text:p/>
          </table:table-cell>
          <table:table-cell table:style-name="ce18" table:formula="of:=IF([.C40]=&quot;&quot;;&quot;&quot;;CONCATENATE([.E40];[.C40]))">
            <text:p/>
          </table:table-cell>
          <table:table-cell/>
          <table:table-cell table:style-name="ce21" table:formula="of:=['Unit Recipes'.G40]">
            <text:p/>
          </table:table-cell>
          <table:table-cell table:style-name="ce21" table:formula="of:=['Unit Recipes'.H40]" office:value-type="float" office:value="0" calcext:value-type="float">
            <text:p>0</text:p>
          </table:table-cell>
          <table:table-cell table:style-name="ce21" table:formula="of:=['Unit Recipes'.I40]" office:value-type="float" office:value="0" calcext:value-type="float">
            <text:p>0</text:p>
          </table:table-cell>
          <table:table-cell table:style-name="ce21" table:formula="of:=['Unit Recipes'.J40]" office:value-type="float" office:value="4" calcext:value-type="float">
            <text:p>4</text:p>
          </table:table-cell>
          <table:table-cell/>
          <table:table-cell table:formula="of:=[.H40]">
            <text:p/>
          </table:table-cell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SUMIF([.$F$2:.$F$39];CONCATENATE([.P$1];[.$H40]);[.$D$2:.$D$46])" office:value-type="float" office:value="0" calcext:value-type="float">
            <text:p>0</text:p>
          </table:table-cell>
          <table:table-cell table:formula="of:=IF([.P40]=0;0;[.P40]*[.$K40])" office:value-type="float" office:value="0" calcext:value-type="float">
            <text:p>0</text:p>
          </table:table-cell>
          <table:table-cell table:style-name="ce14" table:formula="of:=SUMIF([.$F$2:.$F$39];CONCATENATE([.R$1];[.$H40]);[.$D$2:.$D$46])" office:value-type="float" office:value="0" calcext:value-type="float">
            <text:p>0</text:p>
          </table:table-cell>
          <table:table-cell table:formula="of:=IF([.R40]=0;0;[.R40]*[.$K40])" office:value-type="float" office:value="0" calcext:value-type="float">
            <text:p>0</text:p>
          </table:table-cell>
          <table:table-cell table:style-name="ce14" table:formula="of:=SUMIF([.$F$2:.$F$39];CONCATENATE([.T$1];[.$H40]);[.$D$2:.$D$46])" office:value-type="float" office:value="0" calcext:value-type="float">
            <text:p>0</text:p>
          </table:table-cell>
          <table:table-cell table:formula="of:=IF([.T40]=0;0;[.T40]*[.$K40])" office:value-type="float" office:value="0" calcext:value-type="float">
            <text:p>0</text:p>
          </table:table-cell>
          <table:table-cell table:style-name="ce14" table:formula="of:=SUMIF([.$F$2:.$F$39];CONCATENATE([.V$1];[.$H40]);[.$D$2:.$D$46])" office:value-type="float" office:value="0" calcext:value-type="float">
            <text:p>0</text:p>
          </table:table-cell>
          <table:table-cell table:formula="of:=IF([.V40]=0;0;[.V40]*[.$K40])" office:value-type="float" office:value="0" calcext:value-type="float">
            <text:p>0</text:p>
          </table:table-cell>
          <table:table-cell table:style-name="ce14" table:formula="of:=SUMIF([.$F$2:.$F$39];CONCATENATE([.X$1];[.$H40]);[.$D$2:.$D$46])" office:value-type="float" office:value="0" calcext:value-type="float">
            <text:p>0</text:p>
          </table:table-cell>
          <table:table-cell table:formula="of:=IF([.X40]=0;0;[.X40]*[.$K40])" office:value-type="float" office:value="0" calcext:value-type="float">
            <text:p>0</text:p>
          </table:table-cell>
          <table:table-cell table:style-name="ce14" table:formula="of:=SUMIF([.$F$2:.$F$39];CONCATENATE([.Z$1];[.$H40]);[.$D$2:.$D$46])" office:value-type="float" office:value="0" calcext:value-type="float">
            <text:p>0</text:p>
          </table:table-cell>
          <table:table-cell table:formula="of:=IF([.Z40]=0;0;[.Z40]*[.$K40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0]=&quot;&quot;;&quot;&quot;;[Meals.A40])">
            <text:p/>
          </table:table-cell>
          <table:table-cell table:style-name="ce21" table:formula="of:=IF([Meals.B40]=&quot;&quot;;&quot;&quot;;[Meals.B40])">
            <text:p/>
          </table:table-cell>
          <table:table-cell table:style-name="ce21" table:formula="of:=IF([Meals.C40]=&quot;&quot;;&quot;&quot;;[Meals.C40])">
            <text:p/>
          </table:table-cell>
          <table:table-cell table:style-name="ce21" table:formula="of:=IF([Meals.D40]=&quot;&quot;;&quot;&quot;;[Meals.D40])">
            <text:p/>
          </table:table-cell>
          <table:table-cell table:style-name="ce18" table:formula="of:=CONCATENATE([.A41];[.C41])">
            <text:p/>
          </table:table-cell>
          <table:table-cell table:style-name="ce18" table:formula="of:=IF([.C41]=&quot;&quot;;&quot;&quot;;CONCATENATE([.E41];[.C41]))">
            <text:p/>
          </table:table-cell>
          <table:table-cell/>
          <table:table-cell table:style-name="ce21" table:formula="of:=['Unit Recipes'.G41]">
            <text:p/>
          </table:table-cell>
          <table:table-cell table:style-name="ce21" table:formula="of:=['Unit Recipes'.H41]" office:value-type="float" office:value="0" calcext:value-type="float">
            <text:p>0</text:p>
          </table:table-cell>
          <table:table-cell table:style-name="ce21" table:formula="of:=['Unit Recipes'.I41]" office:value-type="float" office:value="0" calcext:value-type="float">
            <text:p>0</text:p>
          </table:table-cell>
          <table:table-cell table:style-name="ce21" table:formula="of:=['Unit Recipes'.J41]" office:value-type="float" office:value="2" calcext:value-type="float">
            <text:p>2</text:p>
          </table:table-cell>
          <table:table-cell/>
          <table:table-cell table:formula="of:=[.H41]">
            <text:p/>
          </table:table-cell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SUMIF([.$F$2:.$F$39];CONCATENATE([.P$1];[.$H41]);[.$D$2:.$D$46])" office:value-type="float" office:value="0" calcext:value-type="float">
            <text:p>0</text:p>
          </table:table-cell>
          <table:table-cell table:formula="of:=IF([.P41]=0;0;[.P41]*[.$K41])" office:value-type="float" office:value="0" calcext:value-type="float">
            <text:p>0</text:p>
          </table:table-cell>
          <table:table-cell table:style-name="ce14" table:formula="of:=SUMIF([.$F$2:.$F$39];CONCATENATE([.R$1];[.$H41]);[.$D$2:.$D$46])" office:value-type="float" office:value="0" calcext:value-type="float">
            <text:p>0</text:p>
          </table:table-cell>
          <table:table-cell table:formula="of:=IF([.R41]=0;0;[.R41]*[.$K41])" office:value-type="float" office:value="0" calcext:value-type="float">
            <text:p>0</text:p>
          </table:table-cell>
          <table:table-cell table:style-name="ce14" table:formula="of:=SUMIF([.$F$2:.$F$39];CONCATENATE([.T$1];[.$H41]);[.$D$2:.$D$46])" office:value-type="float" office:value="0" calcext:value-type="float">
            <text:p>0</text:p>
          </table:table-cell>
          <table:table-cell table:formula="of:=IF([.T41]=0;0;[.T41]*[.$K41])" office:value-type="float" office:value="0" calcext:value-type="float">
            <text:p>0</text:p>
          </table:table-cell>
          <table:table-cell table:style-name="ce14" table:formula="of:=SUMIF([.$F$2:.$F$39];CONCATENATE([.V$1];[.$H41]);[.$D$2:.$D$46])" office:value-type="float" office:value="0" calcext:value-type="float">
            <text:p>0</text:p>
          </table:table-cell>
          <table:table-cell table:formula="of:=IF([.V41]=0;0;[.V41]*[.$K41])" office:value-type="float" office:value="0" calcext:value-type="float">
            <text:p>0</text:p>
          </table:table-cell>
          <table:table-cell table:style-name="ce14" table:formula="of:=SUMIF([.$F$2:.$F$39];CONCATENATE([.X$1];[.$H41]);[.$D$2:.$D$46])" office:value-type="float" office:value="0" calcext:value-type="float">
            <text:p>0</text:p>
          </table:table-cell>
          <table:table-cell table:formula="of:=IF([.X41]=0;0;[.X41]*[.$K41])" office:value-type="float" office:value="0" calcext:value-type="float">
            <text:p>0</text:p>
          </table:table-cell>
          <table:table-cell table:style-name="ce14" table:formula="of:=SUMIF([.$F$2:.$F$39];CONCATENATE([.Z$1];[.$H41]);[.$D$2:.$D$46])" office:value-type="float" office:value="0" calcext:value-type="float">
            <text:p>0</text:p>
          </table:table-cell>
          <table:table-cell table:formula="of:=IF([.Z41]=0;0;[.Z41]*[.$K41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1]=&quot;&quot;;&quot;&quot;;[Meals.A41])">
            <text:p/>
          </table:table-cell>
          <table:table-cell table:style-name="ce21" table:formula="of:=IF([Meals.B41]=&quot;&quot;;&quot;&quot;;[Meals.B41])">
            <text:p/>
          </table:table-cell>
          <table:table-cell table:style-name="ce21" table:formula="of:=IF([Meals.C41]=&quot;&quot;;&quot;&quot;;[Meals.C41])">
            <text:p/>
          </table:table-cell>
          <table:table-cell table:style-name="ce21" table:formula="of:=IF([Meals.D41]=&quot;&quot;;&quot;&quot;;[Meals.D41])">
            <text:p/>
          </table:table-cell>
          <table:table-cell table:style-name="ce18"/>
          <table:table-cell table:style-name="ce18" table:formula="of:=IF([.C42]=&quot;&quot;;&quot;&quot;;CONCATENATE([.E42];[.C42]))">
            <text:p/>
          </table:table-cell>
          <table:table-cell/>
          <table:table-cell table:style-name="ce21" table:formula="of:=['Unit Recipes'.G42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'Unit Recipes'.H42]" office:value-type="string" office:string-value="3 sausages" calcext:value-type="string">
            <text:p>3 sausages</text:p>
          </table:table-cell>
          <table:table-cell table:style-name="ce21" table:formula="of:=['Unit Recipes'.I42]" office:value-type="string" office:string-value="piece" calcext:value-type="string">
            <text:p>piece</text:p>
          </table:table-cell>
          <table:table-cell table:style-name="ce21" table:formula="of:=['Unit Recipes'.J42]" office:value-type="float" office:value="2" calcext:value-type="float">
            <text:p>2</text:p>
          </table:table-cell>
          <table:table-cell/>
          <table:table-cell table:formula="of:=[.H42]" office:value-type="string" office:string-value="Bratwurst / mustard / horseradish" calcext:value-type="string">
            <text:p>Bratwurst / mustard / horseradish</text:p>
          </table:table-cell>
          <table:table-cell table:formula="of:=[.I42]" office:value-type="string" office:string-value="3 sausages" calcext:value-type="string">
            <text:p>3 sausages</text:p>
          </table:table-cell>
          <table:table-cell table:formula="of:=[.J42]" office:value-type="string" office:string-value="piece" calcext:value-type="string">
            <text:p>piece</text:p>
          </table:table-cell>
          <table:table-cell table:formula="of:=SUMIF([.$F$2:.$F$39];CONCATENATE([.P$1];[.$H42]);[.$D$2:.$D$46])" office:value-type="float" office:value="0" calcext:value-type="float">
            <text:p>0</text:p>
          </table:table-cell>
          <table:table-cell table:formula="of:=IF([.P42]=0;0;[.P42]*[.$K42])" office:value-type="float" office:value="0" calcext:value-type="float">
            <text:p>0</text:p>
          </table:table-cell>
          <table:table-cell table:style-name="ce14" table:formula="of:=SUMIF([.$F$2:.$F$39];CONCATENATE([.R$1];[.$H42]);[.$D$2:.$D$46])" office:value-type="float" office:value="0.25" calcext:value-type="float">
            <text:p>0.25</text:p>
          </table:table-cell>
          <table:table-cell table:formula="of:=IF([.R42]=0;0;[.R42]*[.$K42])" office:value-type="float" office:value="0.5" calcext:value-type="float">
            <text:p>0.5</text:p>
          </table:table-cell>
          <table:table-cell table:style-name="ce14" table:formula="of:=SUMIF([.$F$2:.$F$39];CONCATENATE([.T$1];[.$H42]);[.$D$2:.$D$46])" office:value-type="float" office:value="0" calcext:value-type="float">
            <text:p>0</text:p>
          </table:table-cell>
          <table:table-cell table:formula="of:=IF([.T42]=0;0;[.T42]*[.$K42])" office:value-type="float" office:value="0" calcext:value-type="float">
            <text:p>0</text:p>
          </table:table-cell>
          <table:table-cell table:style-name="ce14" table:formula="of:=SUMIF([.$F$2:.$F$39];CONCATENATE([.V$1];[.$H42]);[.$D$2:.$D$46])" office:value-type="float" office:value="0" calcext:value-type="float">
            <text:p>0</text:p>
          </table:table-cell>
          <table:table-cell table:formula="of:=IF([.V42]=0;0;[.V42]*[.$K42])" office:value-type="float" office:value="0" calcext:value-type="float">
            <text:p>0</text:p>
          </table:table-cell>
          <table:table-cell table:style-name="ce14" table:formula="of:=SUMIF([.$F$2:.$F$39];CONCATENATE([.X$1];[.$H42]);[.$D$2:.$D$46])" office:value-type="float" office:value="0" calcext:value-type="float">
            <text:p>0</text:p>
          </table:table-cell>
          <table:table-cell table:formula="of:=IF([.X42]=0;0;[.X42]*[.$K42])" office:value-type="float" office:value="0" calcext:value-type="float">
            <text:p>0</text:p>
          </table:table-cell>
          <table:table-cell table:style-name="ce14" table:formula="of:=SUMIF([.$F$2:.$F$39];CONCATENATE([.Z$1];[.$H42]);[.$D$2:.$D$46])" office:value-type="float" office:value="0" calcext:value-type="float">
            <text:p>0</text:p>
          </table:table-cell>
          <table:table-cell table:formula="of:=IF([.Z42]=0;0;[.Z42]*[.$K42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2]=&quot;&quot;;&quot;&quot;;[Meals.A42])">
            <text:p/>
          </table:table-cell>
          <table:table-cell table:style-name="ce21" table:formula="of:=IF([Meals.B42]=&quot;&quot;;&quot;&quot;;[Meals.B42])">
            <text:p/>
          </table:table-cell>
          <table:table-cell table:style-name="ce21" table:formula="of:=IF([Meals.C42]=&quot;&quot;;&quot;&quot;;[Meals.C42])">
            <text:p/>
          </table:table-cell>
          <table:table-cell table:style-name="ce21" table:formula="of:=IF([Meals.D42]=&quot;&quot;;&quot;&quot;;[Meals.D42])">
            <text:p/>
          </table:table-cell>
          <table:table-cell table:style-name="ce18"/>
          <table:table-cell table:style-name="ce18" table:formula="of:=IF([.C43]=&quot;&quot;;&quot;&quot;;CONCATENATE([.E43];[.C43]))">
            <text:p/>
          </table:table-cell>
          <table:table-cell/>
          <table:table-cell table:style-name="ce21" table:formula="of:=['Unit Recipes'.G43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'Unit Recipes'.H43]" office:value-type="string" office:string-value="10ml mustard" calcext:value-type="string">
            <text:p>10ml mustard</text:p>
          </table:table-cell>
          <table:table-cell table:style-name="ce21" table:formula="of:=['Unit Recipes'.I43]" office:value-type="string" office:string-value="ml" calcext:value-type="string">
            <text:p>ml</text:p>
          </table:table-cell>
          <table:table-cell table:style-name="ce21" table:formula="of:=['Unit Recipes'.J43]" office:value-type="float" office:value="2" calcext:value-type="float">
            <text:p>2</text:p>
          </table:table-cell>
          <table:table-cell/>
          <table:table-cell table:formula="of:=[.H43]" office:value-type="string" office:string-value="Bratwurst / mustard / horseradish" calcext:value-type="string">
            <text:p>Bratwurst / mustard / horseradish</text:p>
          </table:table-cell>
          <table:table-cell table:formula="of:=[.I43]" office:value-type="string" office:string-value="10ml mustard" calcext:value-type="string">
            <text:p>10ml mustard</text:p>
          </table:table-cell>
          <table:table-cell table:formula="of:=[.J43]" office:value-type="string" office:string-value="ml" calcext:value-type="string">
            <text:p>ml</text:p>
          </table:table-cell>
          <table:table-cell table:formula="of:=SUMIF([.$F$2:.$F$39];CONCATENATE([.P$1];[.$H43]);[.$D$2:.$D$46])" office:value-type="float" office:value="0" calcext:value-type="float">
            <text:p>0</text:p>
          </table:table-cell>
          <table:table-cell table:formula="of:=IF([.P43]=0;0;[.P43]*[.$K43])" office:value-type="float" office:value="0" calcext:value-type="float">
            <text:p>0</text:p>
          </table:table-cell>
          <table:table-cell table:style-name="ce14" table:formula="of:=SUMIF([.$F$2:.$F$39];CONCATENATE([.R$1];[.$H43]);[.$D$2:.$D$46])" office:value-type="float" office:value="0.25" calcext:value-type="float">
            <text:p>0.25</text:p>
          </table:table-cell>
          <table:table-cell table:formula="of:=IF([.R43]=0;0;[.R43]*[.$K43])" office:value-type="float" office:value="0.5" calcext:value-type="float">
            <text:p>0.5</text:p>
          </table:table-cell>
          <table:table-cell table:style-name="ce14" table:formula="of:=SUMIF([.$F$2:.$F$39];CONCATENATE([.T$1];[.$H43]);[.$D$2:.$D$46])" office:value-type="float" office:value="0" calcext:value-type="float">
            <text:p>0</text:p>
          </table:table-cell>
          <table:table-cell table:formula="of:=IF([.T43]=0;0;[.T43]*[.$K43])" office:value-type="float" office:value="0" calcext:value-type="float">
            <text:p>0</text:p>
          </table:table-cell>
          <table:table-cell table:style-name="ce14" table:formula="of:=SUMIF([.$F$2:.$F$39];CONCATENATE([.V$1];[.$H43]);[.$D$2:.$D$46])" office:value-type="float" office:value="0" calcext:value-type="float">
            <text:p>0</text:p>
          </table:table-cell>
          <table:table-cell table:formula="of:=IF([.V43]=0;0;[.V43]*[.$K43])" office:value-type="float" office:value="0" calcext:value-type="float">
            <text:p>0</text:p>
          </table:table-cell>
          <table:table-cell table:style-name="ce14" table:formula="of:=SUMIF([.$F$2:.$F$39];CONCATENATE([.X$1];[.$H43]);[.$D$2:.$D$46])" office:value-type="float" office:value="0" calcext:value-type="float">
            <text:p>0</text:p>
          </table:table-cell>
          <table:table-cell table:formula="of:=IF([.X43]=0;0;[.X43]*[.$K43])" office:value-type="float" office:value="0" calcext:value-type="float">
            <text:p>0</text:p>
          </table:table-cell>
          <table:table-cell table:style-name="ce14" table:formula="of:=SUMIF([.$F$2:.$F$39];CONCATENATE([.Z$1];[.$H43]);[.$D$2:.$D$46])" office:value-type="float" office:value="0" calcext:value-type="float">
            <text:p>0</text:p>
          </table:table-cell>
          <table:table-cell table:formula="of:=IF([.Z43]=0;0;[.Z43]*[.$K43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3]=&quot;&quot;;&quot;&quot;;[Meals.A43])">
            <text:p/>
          </table:table-cell>
          <table:table-cell table:style-name="ce21" table:formula="of:=IF([Meals.B43]=&quot;&quot;;&quot;&quot;;[Meals.B43])">
            <text:p/>
          </table:table-cell>
          <table:table-cell table:style-name="ce21" table:formula="of:=IF([Meals.C43]=&quot;&quot;;&quot;&quot;;[Meals.C43])">
            <text:p/>
          </table:table-cell>
          <table:table-cell table:style-name="ce21" table:formula="of:=IF([Meals.D43]=&quot;&quot;;&quot;&quot;;[Meals.D43])">
            <text:p/>
          </table:table-cell>
          <table:table-cell table:style-name="ce18"/>
          <table:table-cell table:style-name="ce18" table:formula="of:=IF([.C44]=&quot;&quot;;&quot;&quot;;CONCATENATE([.E44];[.C44]))">
            <text:p/>
          </table:table-cell>
          <table:table-cell/>
          <table:table-cell table:style-name="ce21" table:formula="of:=['Unit Recipes'.G44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'Unit Recipes'.H44]" office:value-type="string" office:string-value="10ml horseradish" calcext:value-type="string">
            <text:p>10ml horseradish</text:p>
          </table:table-cell>
          <table:table-cell table:style-name="ce21" table:formula="of:=['Unit Recipes'.I44]" office:value-type="string" office:string-value="ml" calcext:value-type="string">
            <text:p>ml</text:p>
          </table:table-cell>
          <table:table-cell table:style-name="ce21" table:formula="of:=['Unit Recipes'.J44]" office:value-type="float" office:value="2" calcext:value-type="float">
            <text:p>2</text:p>
          </table:table-cell>
          <table:table-cell/>
          <table:table-cell table:formula="of:=[.H44]" office:value-type="string" office:string-value="Bratwurst / mustard / horseradish" calcext:value-type="string">
            <text:p>Bratwurst / mustard / horseradish</text:p>
          </table:table-cell>
          <table:table-cell table:formula="of:=[.I44]" office:value-type="string" office:string-value="10ml horseradish" calcext:value-type="string">
            <text:p>10ml horseradish</text:p>
          </table:table-cell>
          <table:table-cell table:formula="of:=[.J44]" office:value-type="string" office:string-value="ml" calcext:value-type="string">
            <text:p>ml</text:p>
          </table:table-cell>
          <table:table-cell table:formula="of:=SUMIF([.$F$2:.$F$39];CONCATENATE([.P$1];[.$H44]);[.$D$2:.$D$46])" office:value-type="float" office:value="0" calcext:value-type="float">
            <text:p>0</text:p>
          </table:table-cell>
          <table:table-cell table:formula="of:=IF([.P44]=0;0;[.P44]*[.$K44])" office:value-type="float" office:value="0" calcext:value-type="float">
            <text:p>0</text:p>
          </table:table-cell>
          <table:table-cell table:style-name="ce14" table:formula="of:=SUMIF([.$F$2:.$F$39];CONCATENATE([.R$1];[.$H44]);[.$D$2:.$D$46])" office:value-type="float" office:value="0.25" calcext:value-type="float">
            <text:p>0.25</text:p>
          </table:table-cell>
          <table:table-cell table:formula="of:=IF([.R44]=0;0;[.R44]*[.$K44])" office:value-type="float" office:value="0.5" calcext:value-type="float">
            <text:p>0.5</text:p>
          </table:table-cell>
          <table:table-cell table:style-name="ce14" table:formula="of:=SUMIF([.$F$2:.$F$39];CONCATENATE([.T$1];[.$H44]);[.$D$2:.$D$46])" office:value-type="float" office:value="0" calcext:value-type="float">
            <text:p>0</text:p>
          </table:table-cell>
          <table:table-cell table:formula="of:=IF([.T44]=0;0;[.T44]*[.$K44])" office:value-type="float" office:value="0" calcext:value-type="float">
            <text:p>0</text:p>
          </table:table-cell>
          <table:table-cell table:style-name="ce14" table:formula="of:=SUMIF([.$F$2:.$F$39];CONCATENATE([.V$1];[.$H44]);[.$D$2:.$D$46])" office:value-type="float" office:value="0" calcext:value-type="float">
            <text:p>0</text:p>
          </table:table-cell>
          <table:table-cell table:formula="of:=IF([.V44]=0;0;[.V44]*[.$K44])" office:value-type="float" office:value="0" calcext:value-type="float">
            <text:p>0</text:p>
          </table:table-cell>
          <table:table-cell table:style-name="ce14" table:formula="of:=SUMIF([.$F$2:.$F$39];CONCATENATE([.X$1];[.$H44]);[.$D$2:.$D$46])" office:value-type="float" office:value="0" calcext:value-type="float">
            <text:p>0</text:p>
          </table:table-cell>
          <table:table-cell table:formula="of:=IF([.X44]=0;0;[.X44]*[.$K44])" office:value-type="float" office:value="0" calcext:value-type="float">
            <text:p>0</text:p>
          </table:table-cell>
          <table:table-cell table:style-name="ce14" table:formula="of:=SUMIF([.$F$2:.$F$39];CONCATENATE([.Z$1];[.$H44]);[.$D$2:.$D$46])" office:value-type="float" office:value="0" calcext:value-type="float">
            <text:p>0</text:p>
          </table:table-cell>
          <table:table-cell table:formula="of:=IF([.Z44]=0;0;[.Z44]*[.$K44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4]=&quot;&quot;;&quot;&quot;;[Meals.A44])">
            <text:p/>
          </table:table-cell>
          <table:table-cell table:style-name="ce21" table:formula="of:=IF([Meals.B44]=&quot;&quot;;&quot;&quot;;[Meals.B44])">
            <text:p/>
          </table:table-cell>
          <table:table-cell table:style-name="ce21" table:formula="of:=IF([Meals.C44]=&quot;&quot;;&quot;&quot;;[Meals.C44])">
            <text:p/>
          </table:table-cell>
          <table:table-cell table:style-name="ce21" table:formula="of:=IF([Meals.D44]=&quot;&quot;;&quot;&quot;;[Meals.D44])">
            <text:p/>
          </table:table-cell>
          <table:table-cell table:style-name="ce18"/>
          <table:table-cell table:style-name="ce18" table:formula="of:=IF([.C45]=&quot;&quot;;&quot;&quot;;CONCATENATE([.E45];[.C45]))">
            <text:p/>
          </table:table-cell>
          <table:table-cell/>
          <table:table-cell table:style-name="ce21" table:formula="of:=['Unit Recipes'.G45]">
            <text:p/>
          </table:table-cell>
          <table:table-cell table:style-name="ce21" table:formula="of:=['Unit Recipes'.H45]" office:value-type="float" office:value="0" calcext:value-type="float">
            <text:p>0</text:p>
          </table:table-cell>
          <table:table-cell table:style-name="ce21" table:formula="of:=['Unit Recipes'.I45]" office:value-type="float" office:value="0" calcext:value-type="float">
            <text:p>0</text:p>
          </table:table-cell>
          <table:table-cell table:style-name="ce21" table:formula="of:=['Unit Recipes'.J45]" office:value-type="float" office:value="2" calcext:value-type="float">
            <text:p>2</text:p>
          </table:table-cell>
          <table:table-cell/>
          <table:table-cell table:formula="of:=[.H45]">
            <text:p/>
          </table:table-cell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SUMIF([.$F$2:.$F$39];CONCATENATE([.P$1];[.$H45]);[.$D$2:.$D$46])" office:value-type="float" office:value="0" calcext:value-type="float">
            <text:p>0</text:p>
          </table:table-cell>
          <table:table-cell table:formula="of:=IF([.P45]=0;0;[.P45]*[.$K45])" office:value-type="float" office:value="0" calcext:value-type="float">
            <text:p>0</text:p>
          </table:table-cell>
          <table:table-cell table:style-name="ce14" table:formula="of:=SUMIF([.$F$2:.$F$39];CONCATENATE([.R$1];[.$H45]);[.$D$2:.$D$46])" office:value-type="float" office:value="0" calcext:value-type="float">
            <text:p>0</text:p>
          </table:table-cell>
          <table:table-cell table:formula="of:=IF([.R45]=0;0;[.R45]*[.$K45])" office:value-type="float" office:value="0" calcext:value-type="float">
            <text:p>0</text:p>
          </table:table-cell>
          <table:table-cell table:style-name="ce14" table:formula="of:=SUMIF([.$F$2:.$F$39];CONCATENATE([.T$1];[.$H45]);[.$D$2:.$D$46])" office:value-type="float" office:value="0" calcext:value-type="float">
            <text:p>0</text:p>
          </table:table-cell>
          <table:table-cell table:formula="of:=IF([.T45]=0;0;[.T45]*[.$K45])" office:value-type="float" office:value="0" calcext:value-type="float">
            <text:p>0</text:p>
          </table:table-cell>
          <table:table-cell table:style-name="ce14" table:formula="of:=SUMIF([.$F$2:.$F$39];CONCATENATE([.V$1];[.$H45]);[.$D$2:.$D$46])" office:value-type="float" office:value="0" calcext:value-type="float">
            <text:p>0</text:p>
          </table:table-cell>
          <table:table-cell table:formula="of:=IF([.V45]=0;0;[.V45]*[.$K45])" office:value-type="float" office:value="0" calcext:value-type="float">
            <text:p>0</text:p>
          </table:table-cell>
          <table:table-cell table:style-name="ce14" table:formula="of:=SUMIF([.$F$2:.$F$39];CONCATENATE([.X$1];[.$H45]);[.$D$2:.$D$46])" office:value-type="float" office:value="0" calcext:value-type="float">
            <text:p>0</text:p>
          </table:table-cell>
          <table:table-cell table:formula="of:=IF([.X45]=0;0;[.X45]*[.$K45])" office:value-type="float" office:value="0" calcext:value-type="float">
            <text:p>0</text:p>
          </table:table-cell>
          <table:table-cell table:style-name="ce14" table:formula="of:=SUMIF([.$F$2:.$F$39];CONCATENATE([.Z$1];[.$H45]);[.$D$2:.$D$46])" office:value-type="float" office:value="0" calcext:value-type="float">
            <text:p>0</text:p>
          </table:table-cell>
          <table:table-cell table:formula="of:=IF([.Z45]=0;0;[.Z45]*[.$K45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5]=&quot;&quot;;&quot;&quot;;[Meals.A45])">
            <text:p/>
          </table:table-cell>
          <table:table-cell table:style-name="ce21" table:formula="of:=IF([Meals.B45]=&quot;&quot;;&quot;&quot;;[Meals.B45])">
            <text:p/>
          </table:table-cell>
          <table:table-cell table:style-name="ce21" table:formula="of:=IF([Meals.C45]=&quot;&quot;;&quot;&quot;;[Meals.C45])">
            <text:p/>
          </table:table-cell>
          <table:table-cell table:style-name="ce21" table:formula="of:=IF([Meals.D45]=&quot;&quot;;&quot;&quot;;[Meals.D45])">
            <text:p/>
          </table:table-cell>
          <table:table-cell table:style-name="ce18"/>
          <table:table-cell table:style-name="ce18" table:formula="of:=IF([.C46]=&quot;&quot;;&quot;&quot;;CONCATENATE([.E46];[.C46]))">
            <text:p/>
          </table:table-cell>
          <table:table-cell/>
          <table:table-cell table:style-name="ce21" table:formula="of:=['Unit Recipes'.G46]">
            <text:p/>
          </table:table-cell>
          <table:table-cell table:style-name="ce21" table:formula="of:=['Unit Recipes'.H46]" office:value-type="float" office:value="0" calcext:value-type="float">
            <text:p>0</text:p>
          </table:table-cell>
          <table:table-cell table:style-name="ce21" table:formula="of:=['Unit Recipes'.I46]" office:value-type="float" office:value="0" calcext:value-type="float">
            <text:p>0</text:p>
          </table:table-cell>
          <table:table-cell table:style-name="ce21" table:formula="of:=['Unit Recipes'.J46]" office:value-type="float" office:value="0.375" calcext:value-type="float">
            <text:p>0.375</text:p>
          </table:table-cell>
          <table:table-cell/>
          <table:table-cell table:formula="of:=[.H46]">
            <text:p/>
          </table:table-cell>
          <table:table-cell table:formula="of:=[.I46]" office:value-type="float" office:value="0" calcext:value-type="float">
            <text:p>0</text:p>
          </table:table-cell>
          <table:table-cell table:formula="of:=[.J46]" office:value-type="float" office:value="0" calcext:value-type="float">
            <text:p>0</text:p>
          </table:table-cell>
          <table:table-cell table:formula="of:=SUMIF([.$F$2:.$F$39];CONCATENATE([.P$1];[.$H46]);[.$D$2:.$D$46])" office:value-type="float" office:value="0" calcext:value-type="float">
            <text:p>0</text:p>
          </table:table-cell>
          <table:table-cell table:formula="of:=IF([.P46]=0;0;[.P46]*[.$K46])" office:value-type="float" office:value="0" calcext:value-type="float">
            <text:p>0</text:p>
          </table:table-cell>
          <table:table-cell table:style-name="ce14" table:formula="of:=SUMIF([.$F$2:.$F$39];CONCATENATE([.R$1];[.$H46]);[.$D$2:.$D$46])" office:value-type="float" office:value="0" calcext:value-type="float">
            <text:p>0</text:p>
          </table:table-cell>
          <table:table-cell table:formula="of:=IF([.R46]=0;0;[.R46]*[.$K46])" office:value-type="float" office:value="0" calcext:value-type="float">
            <text:p>0</text:p>
          </table:table-cell>
          <table:table-cell table:style-name="ce14" table:formula="of:=SUMIF([.$F$2:.$F$39];CONCATENATE([.T$1];[.$H46]);[.$D$2:.$D$46])" office:value-type="float" office:value="0" calcext:value-type="float">
            <text:p>0</text:p>
          </table:table-cell>
          <table:table-cell table:formula="of:=IF([.T46]=0;0;[.T46]*[.$K46])" office:value-type="float" office:value="0" calcext:value-type="float">
            <text:p>0</text:p>
          </table:table-cell>
          <table:table-cell table:style-name="ce14" table:formula="of:=SUMIF([.$F$2:.$F$39];CONCATENATE([.V$1];[.$H46]);[.$D$2:.$D$46])" office:value-type="float" office:value="0" calcext:value-type="float">
            <text:p>0</text:p>
          </table:table-cell>
          <table:table-cell table:formula="of:=IF([.V46]=0;0;[.V46]*[.$K46])" office:value-type="float" office:value="0" calcext:value-type="float">
            <text:p>0</text:p>
          </table:table-cell>
          <table:table-cell table:style-name="ce14" table:formula="of:=SUMIF([.$F$2:.$F$39];CONCATENATE([.X$1];[.$H46]);[.$D$2:.$D$46])" office:value-type="float" office:value="0" calcext:value-type="float">
            <text:p>0</text:p>
          </table:table-cell>
          <table:table-cell table:formula="of:=IF([.X46]=0;0;[.X46]*[.$K46])" office:value-type="float" office:value="0" calcext:value-type="float">
            <text:p>0</text:p>
          </table:table-cell>
          <table:table-cell table:style-name="ce14" table:formula="of:=SUMIF([.$F$2:.$F$39];CONCATENATE([.Z$1];[.$H46]);[.$D$2:.$D$46])" office:value-type="float" office:value="0" calcext:value-type="float">
            <text:p>0</text:p>
          </table:table-cell>
          <table:table-cell table:formula="of:=IF([.Z46]=0;0;[.Z46]*[.$K46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6]=&quot;&quot;;&quot;&quot;;[Meals.A46])">
            <text:p/>
          </table:table-cell>
          <table:table-cell table:style-name="ce21" table:formula="of:=IF([Meals.B46]=&quot;&quot;;&quot;&quot;;[Meals.B46])">
            <text:p/>
          </table:table-cell>
          <table:table-cell table:style-name="ce21" table:formula="of:=IF([Meals.C46]=&quot;&quot;;&quot;&quot;;[Meals.C46])">
            <text:p/>
          </table:table-cell>
          <table:table-cell table:style-name="ce21" table:formula="of:=IF([Meals.D46]=&quot;&quot;;&quot;&quot;;[Meals.D46])">
            <text:p/>
          </table:table-cell>
          <table:table-cell table:style-name="ce18" table:number-columns-repeated="2"/>
          <table:table-cell/>
          <table:table-cell table:style-name="ce21" table:formula="of:=['Unit Recipes'.G47]" office:value-type="string" office:string-value="Beef / Sausages / Bratwurst" calcext:value-type="string">
            <text:p>Beef / Sausages / Bratwurst</text:p>
          </table:table-cell>
          <table:table-cell table:style-name="ce21" table:formula="of:=['Unit Recipes'.H47]" office:value-type="string" office:string-value="1 sausage" calcext:value-type="string">
            <text:p>1 sausage</text:p>
          </table:table-cell>
          <table:table-cell table:style-name="ce21" table:formula="of:=['Unit Recipes'.I47]" office:value-type="string" office:string-value="g" calcext:value-type="string">
            <text:p>g</text:p>
          </table:table-cell>
          <table:table-cell table:style-name="ce21" table:formula="of:=['Unit Recipes'.J47]" office:value-type="float" office:value="0.375" calcext:value-type="float">
            <text:p>0.375</text:p>
          </table:table-cell>
          <table:table-cell/>
          <table:table-cell table:formula="of:=[.H47]" office:value-type="string" office:string-value="Beef / Sausages / Bratwurst" calcext:value-type="string">
            <text:p>Beef / Sausages / Bratwurst</text:p>
          </table:table-cell>
          <table:table-cell table:formula="of:=[.I47]" office:value-type="string" office:string-value="1 sausage" calcext:value-type="string">
            <text:p>1 sausage</text:p>
          </table:table-cell>
          <table:table-cell table:formula="of:=[.J47]" office:value-type="string" office:string-value="g" calcext:value-type="string">
            <text:p>g</text:p>
          </table:table-cell>
          <table:table-cell table:formula="of:=SUMIF([.$F$2:.$F$39];CONCATENATE([.P$1];[.$H47]);[.$D$2:.$D$46])" office:value-type="float" office:value="0" calcext:value-type="float">
            <text:p>0</text:p>
          </table:table-cell>
          <table:table-cell table:formula="of:=IF([.P47]=0;0;[.P47]*[.$K47])" office:value-type="float" office:value="0" calcext:value-type="float">
            <text:p>0</text:p>
          </table:table-cell>
          <table:table-cell table:style-name="ce14" table:formula="of:=SUMIF([.$F$2:.$F$39];CONCATENATE([.R$1];[.$H47]);[.$D$2:.$D$46])" office:value-type="float" office:value="0" calcext:value-type="float">
            <text:p>0</text:p>
          </table:table-cell>
          <table:table-cell table:formula="of:=IF([.R47]=0;0;[.R47]*[.$K47])" office:value-type="float" office:value="0" calcext:value-type="float">
            <text:p>0</text:p>
          </table:table-cell>
          <table:table-cell table:style-name="ce14" table:formula="of:=SUMIF([.$F$2:.$F$39];CONCATENATE([.T$1];[.$H47]);[.$D$2:.$D$46])" office:value-type="float" office:value="0.25" calcext:value-type="float">
            <text:p>0.25</text:p>
          </table:table-cell>
          <table:table-cell table:formula="of:=IF([.T47]=0;0;[.T47]*[.$K47])" office:value-type="float" office:value="0.09375" calcext:value-type="float">
            <text:p>0.09375</text:p>
          </table:table-cell>
          <table:table-cell table:style-name="ce14" table:formula="of:=SUMIF([.$F$2:.$F$39];CONCATENATE([.V$1];[.$H47]);[.$D$2:.$D$46])" office:value-type="float" office:value="0" calcext:value-type="float">
            <text:p>0</text:p>
          </table:table-cell>
          <table:table-cell table:formula="of:=IF([.V47]=0;0;[.V47]*[.$K47])" office:value-type="float" office:value="0" calcext:value-type="float">
            <text:p>0</text:p>
          </table:table-cell>
          <table:table-cell table:style-name="ce14" table:formula="of:=SUMIF([.$F$2:.$F$39];CONCATENATE([.X$1];[.$H47]);[.$D$2:.$D$46])" office:value-type="float" office:value="0" calcext:value-type="float">
            <text:p>0</text:p>
          </table:table-cell>
          <table:table-cell table:formula="of:=IF([.X47]=0;0;[.X47]*[.$K47])" office:value-type="float" office:value="0" calcext:value-type="float">
            <text:p>0</text:p>
          </table:table-cell>
          <table:table-cell table:style-name="ce14" table:formula="of:=SUMIF([.$F$2:.$F$39];CONCATENATE([.Z$1];[.$H47]);[.$D$2:.$D$46])" office:value-type="float" office:value="0" calcext:value-type="float">
            <text:p>0</text:p>
          </table:table-cell>
          <table:table-cell table:formula="of:=IF([.Z47]=0;0;[.Z47]*[.$K47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7]=&quot;&quot;;&quot;&quot;;[Meals.A47])">
            <text:p/>
          </table:table-cell>
          <table:table-cell table:style-name="ce21" table:formula="of:=IF([Meals.B47]=&quot;&quot;;&quot;&quot;;[Meals.B47])">
            <text:p/>
          </table:table-cell>
          <table:table-cell table:style-name="ce21" table:formula="of:=IF([Meals.C47]=&quot;&quot;;&quot;&quot;;[Meals.C47])">
            <text:p/>
          </table:table-cell>
          <table:table-cell table:style-name="ce21" table:formula="of:=IF([Meals.D47]=&quot;&quot;;&quot;&quot;;[Meals.D47])">
            <text:p/>
          </table:table-cell>
          <table:table-cell table:style-name="ce18" table:number-columns-repeated="2"/>
          <table:table-cell/>
          <table:table-cell table:style-name="ce21" table:formula="of:=['Unit Recipes'.G48]">
            <text:p/>
          </table:table-cell>
          <table:table-cell table:style-name="ce21" table:formula="of:=['Unit Recipes'.H48]" office:value-type="float" office:value="0" calcext:value-type="float">
            <text:p>0</text:p>
          </table:table-cell>
          <table:table-cell table:style-name="ce21" table:formula="of:=['Unit Recipes'.I48]" office:value-type="float" office:value="0" calcext:value-type="float">
            <text:p>0</text:p>
          </table:table-cell>
          <table:table-cell table:style-name="ce21" table:formula="of:=['Unit Recipes'.J48]" office:value-type="float" office:value="0.375" calcext:value-type="float">
            <text:p>0.375</text:p>
          </table:table-cell>
          <table:table-cell/>
          <table:table-cell table:formula="of:=[.H48]">
            <text:p/>
          </table:table-cell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SUMIF([.$F$2:.$F$39];CONCATENATE([.P$1];[.$H48]);[.$D$2:.$D$46])" office:value-type="float" office:value="0" calcext:value-type="float">
            <text:p>0</text:p>
          </table:table-cell>
          <table:table-cell table:formula="of:=IF([.P48]=0;0;[.P48]*[.$K48])" office:value-type="float" office:value="0" calcext:value-type="float">
            <text:p>0</text:p>
          </table:table-cell>
          <table:table-cell table:style-name="ce14" table:formula="of:=SUMIF([.$F$2:.$F$39];CONCATENATE([.R$1];[.$H48]);[.$D$2:.$D$46])" office:value-type="float" office:value="0" calcext:value-type="float">
            <text:p>0</text:p>
          </table:table-cell>
          <table:table-cell table:formula="of:=IF([.R48]=0;0;[.R48]*[.$K48])" office:value-type="float" office:value="0" calcext:value-type="float">
            <text:p>0</text:p>
          </table:table-cell>
          <table:table-cell table:style-name="ce14" table:formula="of:=SUMIF([.$F$2:.$F$39];CONCATENATE([.T$1];[.$H48]);[.$D$2:.$D$46])" office:value-type="float" office:value="0" calcext:value-type="float">
            <text:p>0</text:p>
          </table:table-cell>
          <table:table-cell table:formula="of:=IF([.T48]=0;0;[.T48]*[.$K48])" office:value-type="float" office:value="0" calcext:value-type="float">
            <text:p>0</text:p>
          </table:table-cell>
          <table:table-cell table:style-name="ce14" table:formula="of:=SUMIF([.$F$2:.$F$39];CONCATENATE([.V$1];[.$H48]);[.$D$2:.$D$46])" office:value-type="float" office:value="0" calcext:value-type="float">
            <text:p>0</text:p>
          </table:table-cell>
          <table:table-cell table:formula="of:=IF([.V48]=0;0;[.V48]*[.$K48])" office:value-type="float" office:value="0" calcext:value-type="float">
            <text:p>0</text:p>
          </table:table-cell>
          <table:table-cell table:style-name="ce14" table:formula="of:=SUMIF([.$F$2:.$F$39];CONCATENATE([.X$1];[.$H48]);[.$D$2:.$D$46])" office:value-type="float" office:value="0" calcext:value-type="float">
            <text:p>0</text:p>
          </table:table-cell>
          <table:table-cell table:formula="of:=IF([.X48]=0;0;[.X48]*[.$K48])" office:value-type="float" office:value="0" calcext:value-type="float">
            <text:p>0</text:p>
          </table:table-cell>
          <table:table-cell table:style-name="ce14" table:formula="of:=SUMIF([.$F$2:.$F$39];CONCATENATE([.Z$1];[.$H48]);[.$D$2:.$D$46])" office:value-type="float" office:value="0" calcext:value-type="float">
            <text:p>0</text:p>
          </table:table-cell>
          <table:table-cell table:formula="of:=IF([.Z48]=0;0;[.Z48]*[.$K48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8]=&quot;&quot;;&quot;&quot;;[Meals.A48])">
            <text:p/>
          </table:table-cell>
          <table:table-cell table:style-name="ce21" table:formula="of:=IF([Meals.B48]=&quot;&quot;;&quot;&quot;;[Meals.B48])">
            <text:p/>
          </table:table-cell>
          <table:table-cell table:style-name="ce21" table:formula="of:=IF([Meals.C48]=&quot;&quot;;&quot;&quot;;[Meals.C48])">
            <text:p/>
          </table:table-cell>
          <table:table-cell table:style-name="ce21" table:formula="of:=IF([Meals.D48]=&quot;&quot;;&quot;&quot;;[Meals.D48])">
            <text:p/>
          </table:table-cell>
          <table:table-cell table:style-name="ce18" table:number-columns-repeated="2"/>
          <table:table-cell/>
          <table:table-cell table:style-name="ce21" table:formula="of:=['Unit Recipes'.G49]">
            <text:p/>
          </table:table-cell>
          <table:table-cell table:style-name="ce21" table:formula="of:=['Unit Recipes'.H49]" office:value-type="float" office:value="0" calcext:value-type="float">
            <text:p>0</text:p>
          </table:table-cell>
          <table:table-cell table:style-name="ce21" table:formula="of:=['Unit Recipes'.I49]" office:value-type="float" office:value="0" calcext:value-type="float">
            <text:p>0</text:p>
          </table:table-cell>
          <table:table-cell table:style-name="ce21" table:formula="of:=['Unit Recipes'.J49]" office:value-type="float" office:value="0.001" calcext:value-type="float">
            <text:p>0.001</text:p>
          </table:table-cell>
          <table:table-cell/>
          <table:table-cell table:formula="of:=[.H49]">
            <text:p/>
          </table:table-cell>
          <table:table-cell table:formula="of:=[.I49]" office:value-type="float" office:value="0" calcext:value-type="float">
            <text:p>0</text:p>
          </table:table-cell>
          <table:table-cell table:formula="of:=[.J49]" office:value-type="float" office:value="0" calcext:value-type="float">
            <text:p>0</text:p>
          </table:table-cell>
          <table:table-cell table:formula="of:=SUMIF([.$F$2:.$F$39];CONCATENATE([.P$1];[.$H49]);[.$D$2:.$D$46])" office:value-type="float" office:value="0" calcext:value-type="float">
            <text:p>0</text:p>
          </table:table-cell>
          <table:table-cell table:formula="of:=IF([.P49]=0;0;[.P49]*[.$K49])" office:value-type="float" office:value="0" calcext:value-type="float">
            <text:p>0</text:p>
          </table:table-cell>
          <table:table-cell table:style-name="ce14" table:formula="of:=SUMIF([.$F$2:.$F$39];CONCATENATE([.R$1];[.$H49]);[.$D$2:.$D$46])" office:value-type="float" office:value="0" calcext:value-type="float">
            <text:p>0</text:p>
          </table:table-cell>
          <table:table-cell table:formula="of:=IF([.R49]=0;0;[.R49]*[.$K49])" office:value-type="float" office:value="0" calcext:value-type="float">
            <text:p>0</text:p>
          </table:table-cell>
          <table:table-cell table:style-name="ce14" table:formula="of:=SUMIF([.$F$2:.$F$39];CONCATENATE([.T$1];[.$H49]);[.$D$2:.$D$46])" office:value-type="float" office:value="0" calcext:value-type="float">
            <text:p>0</text:p>
          </table:table-cell>
          <table:table-cell table:formula="of:=IF([.T49]=0;0;[.T49]*[.$K49])" office:value-type="float" office:value="0" calcext:value-type="float">
            <text:p>0</text:p>
          </table:table-cell>
          <table:table-cell table:style-name="ce14" table:formula="of:=SUMIF([.$F$2:.$F$39];CONCATENATE([.V$1];[.$H49]);[.$D$2:.$D$46])" office:value-type="float" office:value="0" calcext:value-type="float">
            <text:p>0</text:p>
          </table:table-cell>
          <table:table-cell table:formula="of:=IF([.V49]=0;0;[.V49]*[.$K49])" office:value-type="float" office:value="0" calcext:value-type="float">
            <text:p>0</text:p>
          </table:table-cell>
          <table:table-cell table:style-name="ce14" table:formula="of:=SUMIF([.$F$2:.$F$39];CONCATENATE([.X$1];[.$H49]);[.$D$2:.$D$46])" office:value-type="float" office:value="0" calcext:value-type="float">
            <text:p>0</text:p>
          </table:table-cell>
          <table:table-cell table:formula="of:=IF([.X49]=0;0;[.X49]*[.$K49])" office:value-type="float" office:value="0" calcext:value-type="float">
            <text:p>0</text:p>
          </table:table-cell>
          <table:table-cell table:style-name="ce14" table:formula="of:=SUMIF([.$F$2:.$F$39];CONCATENATE([.Z$1];[.$H49]);[.$D$2:.$D$46])" office:value-type="float" office:value="0" calcext:value-type="float">
            <text:p>0</text:p>
          </table:table-cell>
          <table:table-cell table:formula="of:=IF([.Z49]=0;0;[.Z49]*[.$K49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49]=&quot;&quot;;&quot;&quot;;[Meals.A49])">
            <text:p/>
          </table:table-cell>
          <table:table-cell table:style-name="ce21" table:formula="of:=IF([Meals.B49]=&quot;&quot;;&quot;&quot;;[Meals.B49])">
            <text:p/>
          </table:table-cell>
          <table:table-cell table:style-name="ce21" table:formula="of:=IF([Meals.C49]=&quot;&quot;;&quot;&quot;;[Meals.C49])">
            <text:p/>
          </table:table-cell>
          <table:table-cell table:style-name="ce21" table:formula="of:=IF([Meals.D49]=&quot;&quot;;&quot;&quot;;[Meals.D49])">
            <text:p/>
          </table:table-cell>
          <table:table-cell table:style-name="ce18" table:number-columns-repeated="2"/>
          <table:table-cell/>
          <table:table-cell table:style-name="ce21" table:formula="of:=['Unit Recipes'.G50]" office:value-type="string" office:string-value="Fish / Salmon" calcext:value-type="string">
            <text:p>Fish / Salmon</text:p>
          </table:table-cell>
          <table:table-cell table:style-name="ce21" table:formula="of:=['Unit Recipes'.H50]" office:value-type="string" office:string-value="??" calcext:value-type="string">
            <text:p>??</text:p>
          </table:table-cell>
          <table:table-cell table:style-name="ce21" table:formula="of:=['Unit Recipes'.I50]" office:value-type="float" office:value="0" calcext:value-type="float">
            <text:p>0</text:p>
          </table:table-cell>
          <table:table-cell table:style-name="ce21" table:formula="of:=['Unit Recipes'.J50]" office:value-type="float" office:value="0.001" calcext:value-type="float">
            <text:p>0.001</text:p>
          </table:table-cell>
          <table:table-cell/>
          <table:table-cell table:formula="of:=[.H50]" office:value-type="string" office:string-value="Fish / Salmon" calcext:value-type="string">
            <text:p>Fish / Salmon</text:p>
          </table:table-cell>
          <table:table-cell table:formula="of:=[.I50]" office:value-type="string" office:string-value="??" calcext:value-type="string">
            <text:p>??</text:p>
          </table:table-cell>
          <table:table-cell table:formula="of:=[.J50]" office:value-type="float" office:value="0" calcext:value-type="float">
            <text:p>0</text:p>
          </table:table-cell>
          <table:table-cell table:formula="of:=SUMIF([.$F$2:.$F$39];CONCATENATE([.P$1];[.$H50]);[.$D$2:.$D$46])" office:value-type="float" office:value="0" calcext:value-type="float">
            <text:p>0</text:p>
          </table:table-cell>
          <table:table-cell table:formula="of:=IF([.P50]=0;0;[.P50]*[.$K50])" office:value-type="float" office:value="0" calcext:value-type="float">
            <text:p>0</text:p>
          </table:table-cell>
          <table:table-cell table:style-name="ce14" table:formula="of:=SUMIF([.$F$2:.$F$39];CONCATENATE([.R$1];[.$H50]);[.$D$2:.$D$46])" office:value-type="float" office:value="0" calcext:value-type="float">
            <text:p>0</text:p>
          </table:table-cell>
          <table:table-cell table:formula="of:=IF([.R50]=0;0;[.R50]*[.$K50])" office:value-type="float" office:value="0" calcext:value-type="float">
            <text:p>0</text:p>
          </table:table-cell>
          <table:table-cell table:style-name="ce14" table:formula="of:=SUMIF([.$F$2:.$F$39];CONCATENATE([.T$1];[.$H50]);[.$D$2:.$D$46])" office:value-type="float" office:value="0" calcext:value-type="float">
            <text:p>0</text:p>
          </table:table-cell>
          <table:table-cell table:formula="of:=IF([.T50]=0;0;[.T50]*[.$K50])" office:value-type="float" office:value="0" calcext:value-type="float">
            <text:p>0</text:p>
          </table:table-cell>
          <table:table-cell table:style-name="ce14" table:formula="of:=SUMIF([.$F$2:.$F$39];CONCATENATE([.V$1];[.$H50]);[.$D$2:.$D$46])" office:value-type="float" office:value="0" calcext:value-type="float">
            <text:p>0</text:p>
          </table:table-cell>
          <table:table-cell table:formula="of:=IF([.V50]=0;0;[.V50]*[.$K50])" office:value-type="float" office:value="0" calcext:value-type="float">
            <text:p>0</text:p>
          </table:table-cell>
          <table:table-cell table:style-name="ce14" table:formula="of:=SUMIF([.$F$2:.$F$39];CONCATENATE([.X$1];[.$H50]);[.$D$2:.$D$46])" office:value-type="float" office:value="0" calcext:value-type="float">
            <text:p>0</text:p>
          </table:table-cell>
          <table:table-cell table:formula="of:=IF([.X50]=0;0;[.X50]*[.$K50])" office:value-type="float" office:value="0" calcext:value-type="float">
            <text:p>0</text:p>
          </table:table-cell>
          <table:table-cell table:style-name="ce14" table:formula="of:=SUMIF([.$F$2:.$F$39];CONCATENATE([.Z$1];[.$H50]);[.$D$2:.$D$46])" office:value-type="float" office:value="0" calcext:value-type="float">
            <text:p>0</text:p>
          </table:table-cell>
          <table:table-cell table:formula="of:=IF([.Z50]=0;0;[.Z50]*[.$K50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50]=&quot;&quot;;&quot;&quot;;[Meals.A50])">
            <text:p/>
          </table:table-cell>
          <table:table-cell table:style-name="ce21" table:formula="of:=IF([Meals.B50]=&quot;&quot;;&quot;&quot;;[Meals.B50])">
            <text:p/>
          </table:table-cell>
          <table:table-cell table:style-name="ce21" table:formula="of:=IF([Meals.C50]=&quot;&quot;;&quot;&quot;;[Meals.C50])">
            <text:p/>
          </table:table-cell>
          <table:table-cell table:style-name="ce21" table:formula="of:=IF([Meals.D50]=&quot;&quot;;&quot;&quot;;[Meals.D50])">
            <text:p/>
          </table:table-cell>
          <table:table-cell table:style-name="ce18" table:number-columns-repeated="2"/>
          <table:table-cell/>
          <table:table-cell table:style-name="ce21" table:formula="of:=['Unit Recipes'.G51]">
            <text:p/>
          </table:table-cell>
          <table:table-cell table:style-name="ce21" table:formula="of:=['Unit Recipes'.H51]" office:value-type="float" office:value="0" calcext:value-type="float">
            <text:p>0</text:p>
          </table:table-cell>
          <table:table-cell table:style-name="ce21" table:formula="of:=['Unit Recipes'.I51]" office:value-type="float" office:value="0" calcext:value-type="float">
            <text:p>0</text:p>
          </table:table-cell>
          <table:table-cell table:style-name="ce21" table:formula="of:=['Unit Recipes'.J51]" office:value-type="float" office:value="0.001" calcext:value-type="float">
            <text:p>0.001</text:p>
          </table:table-cell>
          <table:table-cell/>
          <table:table-cell table:formula="of:=[.H51]">
            <text:p/>
          </table:table-cell>
          <table:table-cell table:formula="of:=[.I51]" office:value-type="float" office:value="0" calcext:value-type="float">
            <text:p>0</text:p>
          </table:table-cell>
          <table:table-cell table:formula="of:=[.J51]" office:value-type="float" office:value="0" calcext:value-type="float">
            <text:p>0</text:p>
          </table:table-cell>
          <table:table-cell table:formula="of:=SUMIF([.$F$2:.$F$39];CONCATENATE([.P$1];[.$H51]);[.$D$2:.$D$46])" office:value-type="float" office:value="0" calcext:value-type="float">
            <text:p>0</text:p>
          </table:table-cell>
          <table:table-cell table:formula="of:=IF([.P51]=0;0;[.P51]*[.$K51])" office:value-type="float" office:value="0" calcext:value-type="float">
            <text:p>0</text:p>
          </table:table-cell>
          <table:table-cell table:style-name="ce14" table:formula="of:=SUMIF([.$F$2:.$F$39];CONCATENATE([.R$1];[.$H51]);[.$D$2:.$D$46])" office:value-type="float" office:value="0" calcext:value-type="float">
            <text:p>0</text:p>
          </table:table-cell>
          <table:table-cell table:formula="of:=IF([.R51]=0;0;[.R51]*[.$K51])" office:value-type="float" office:value="0" calcext:value-type="float">
            <text:p>0</text:p>
          </table:table-cell>
          <table:table-cell table:style-name="ce14" table:formula="of:=SUMIF([.$F$2:.$F$39];CONCATENATE([.T$1];[.$H51]);[.$D$2:.$D$46])" office:value-type="float" office:value="0" calcext:value-type="float">
            <text:p>0</text:p>
          </table:table-cell>
          <table:table-cell table:formula="of:=IF([.T51]=0;0;[.T51]*[.$K51])" office:value-type="float" office:value="0" calcext:value-type="float">
            <text:p>0</text:p>
          </table:table-cell>
          <table:table-cell table:style-name="ce14" table:formula="of:=SUMIF([.$F$2:.$F$39];CONCATENATE([.V$1];[.$H51]);[.$D$2:.$D$46])" office:value-type="float" office:value="0" calcext:value-type="float">
            <text:p>0</text:p>
          </table:table-cell>
          <table:table-cell table:formula="of:=IF([.V51]=0;0;[.V51]*[.$K51])" office:value-type="float" office:value="0" calcext:value-type="float">
            <text:p>0</text:p>
          </table:table-cell>
          <table:table-cell table:style-name="ce14" table:formula="of:=SUMIF([.$F$2:.$F$39];CONCATENATE([.X$1];[.$H51]);[.$D$2:.$D$46])" office:value-type="float" office:value="0" calcext:value-type="float">
            <text:p>0</text:p>
          </table:table-cell>
          <table:table-cell table:formula="of:=IF([.X51]=0;0;[.X51]*[.$K51])" office:value-type="float" office:value="0" calcext:value-type="float">
            <text:p>0</text:p>
          </table:table-cell>
          <table:table-cell table:style-name="ce14" table:formula="of:=SUMIF([.$F$2:.$F$39];CONCATENATE([.Z$1];[.$H51]);[.$D$2:.$D$46])" office:value-type="float" office:value="0" calcext:value-type="float">
            <text:p>0</text:p>
          </table:table-cell>
          <table:table-cell table:formula="of:=IF([.Z51]=0;0;[.Z51]*[.$K51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51]=&quot;&quot;;&quot;&quot;;[Meals.A51])">
            <text:p/>
          </table:table-cell>
          <table:table-cell table:style-name="ce21" table:formula="of:=IF([Meals.B51]=&quot;&quot;;&quot;&quot;;[Meals.B51])">
            <text:p/>
          </table:table-cell>
          <table:table-cell table:style-name="ce21" table:formula="of:=IF([Meals.C51]=&quot;&quot;;&quot;&quot;;[Meals.C51])">
            <text:p/>
          </table:table-cell>
          <table:table-cell table:style-name="ce21" table:formula="of:=IF([Meals.D51]=&quot;&quot;;&quot;&quot;;[Meals.D51])">
            <text:p/>
          </table:table-cell>
          <table:table-cell table:style-name="ce18" table:number-columns-repeated="2"/>
          <table:table-cell/>
          <table:table-cell table:style-name="ce21" table:formula="of:=['Unit Recipes'.G52]">
            <text:p/>
          </table:table-cell>
          <table:table-cell table:style-name="ce21" table:formula="of:=['Unit Recipes'.H52]" office:value-type="float" office:value="0" calcext:value-type="float">
            <text:p>0</text:p>
          </table:table-cell>
          <table:table-cell table:style-name="ce21" table:formula="of:=['Unit Recipes'.I52]" office:value-type="float" office:value="0" calcext:value-type="float">
            <text:p>0</text:p>
          </table:table-cell>
          <table:table-cell table:style-name="ce21" table:formula="of:=['Unit Recipes'.J52]" office:value-type="float" office:value="0.0015" calcext:value-type="float">
            <text:p>0.0015</text:p>
          </table:table-cell>
          <table:table-cell/>
          <table:table-cell table:formula="of:=[.H52]">
            <text:p/>
          </table:table-cell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0" calcext:value-type="float">
            <text:p>0</text:p>
          </table:table-cell>
          <table:table-cell table:formula="of:=SUMIF([.$F$2:.$F$39];CONCATENATE([.P$1];[.$H52]);[.$D$2:.$D$46])" office:value-type="float" office:value="0" calcext:value-type="float">
            <text:p>0</text:p>
          </table:table-cell>
          <table:table-cell table:formula="of:=IF([.P52]=0;0;[.P52]*[.$K52])" office:value-type="float" office:value="0" calcext:value-type="float">
            <text:p>0</text:p>
          </table:table-cell>
          <table:table-cell table:style-name="ce14" table:formula="of:=SUMIF([.$F$2:.$F$39];CONCATENATE([.R$1];[.$H52]);[.$D$2:.$D$46])" office:value-type="float" office:value="0" calcext:value-type="float">
            <text:p>0</text:p>
          </table:table-cell>
          <table:table-cell table:formula="of:=IF([.R52]=0;0;[.R52]*[.$K52])" office:value-type="float" office:value="0" calcext:value-type="float">
            <text:p>0</text:p>
          </table:table-cell>
          <table:table-cell table:style-name="ce14" table:formula="of:=SUMIF([.$F$2:.$F$39];CONCATENATE([.T$1];[.$H52]);[.$D$2:.$D$46])" office:value-type="float" office:value="0" calcext:value-type="float">
            <text:p>0</text:p>
          </table:table-cell>
          <table:table-cell table:formula="of:=IF([.T52]=0;0;[.T52]*[.$K52])" office:value-type="float" office:value="0" calcext:value-type="float">
            <text:p>0</text:p>
          </table:table-cell>
          <table:table-cell table:style-name="ce14" table:formula="of:=SUMIF([.$F$2:.$F$39];CONCATENATE([.V$1];[.$H52]);[.$D$2:.$D$46])" office:value-type="float" office:value="0" calcext:value-type="float">
            <text:p>0</text:p>
          </table:table-cell>
          <table:table-cell table:formula="of:=IF([.V52]=0;0;[.V52]*[.$K52])" office:value-type="float" office:value="0" calcext:value-type="float">
            <text:p>0</text:p>
          </table:table-cell>
          <table:table-cell table:style-name="ce14" table:formula="of:=SUMIF([.$F$2:.$F$39];CONCATENATE([.X$1];[.$H52]);[.$D$2:.$D$46])" office:value-type="float" office:value="0" calcext:value-type="float">
            <text:p>0</text:p>
          </table:table-cell>
          <table:table-cell table:formula="of:=IF([.X52]=0;0;[.X52]*[.$K52])" office:value-type="float" office:value="0" calcext:value-type="float">
            <text:p>0</text:p>
          </table:table-cell>
          <table:table-cell table:style-name="ce14" table:formula="of:=SUMIF([.$F$2:.$F$39];CONCATENATE([.Z$1];[.$H52]);[.$D$2:.$D$46])" office:value-type="float" office:value="0" calcext:value-type="float">
            <text:p>0</text:p>
          </table:table-cell>
          <table:table-cell table:formula="of:=IF([.Z52]=0;0;[.Z52]*[.$K52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52]=&quot;&quot;;&quot;&quot;;[Meals.A52])">
            <text:p/>
          </table:table-cell>
          <table:table-cell table:style-name="ce21" table:formula="of:=IF([Meals.B52]=&quot;&quot;;&quot;&quot;;[Meals.B52])">
            <text:p/>
          </table:table-cell>
          <table:table-cell table:style-name="ce21" table:formula="of:=IF([Meals.C52]=&quot;&quot;;&quot;&quot;;[Meals.C52])">
            <text:p/>
          </table:table-cell>
          <table:table-cell table:style-name="ce21" table:formula="of:=IF([Meals.D52]=&quot;&quot;;&quot;&quot;;[Meals.D52])">
            <text:p/>
          </table:table-cell>
          <table:table-cell table:style-name="ce18" table:number-columns-repeated="2"/>
          <table:table-cell/>
          <table:table-cell table:style-name="ce21" table:formula="of:=['Unit Recipes'.G53]" office:value-type="string" office:string-value="Haloumi" calcext:value-type="string">
            <text:p>Haloumi</text:p>
          </table:table-cell>
          <table:table-cell table:style-name="ce21" table:formula="of:=['Unit Recipes'.H53]" office:value-type="string" office:string-value="??" calcext:value-type="string">
            <text:p>??</text:p>
          </table:table-cell>
          <table:table-cell table:style-name="ce21" table:formula="of:=['Unit Recipes'.I53]" office:value-type="string" office:string-value="g" calcext:value-type="string">
            <text:p>g</text:p>
          </table:table-cell>
          <table:table-cell table:style-name="ce21" table:formula="of:=['Unit Recipes'.J53]" office:value-type="float" office:value="0.0015" calcext:value-type="float">
            <text:p>0.0015</text:p>
          </table:table-cell>
          <table:table-cell/>
          <table:table-cell table:formula="of:=[.H53]" office:value-type="string" office:string-value="Haloumi" calcext:value-type="string">
            <text:p>Haloumi</text:p>
          </table:table-cell>
          <table:table-cell table:formula="of:=[.I53]" office:value-type="string" office:string-value="??" calcext:value-type="string">
            <text:p>??</text:p>
          </table:table-cell>
          <table:table-cell table:formula="of:=[.J53]" office:value-type="string" office:string-value="g" calcext:value-type="string">
            <text:p>g</text:p>
          </table:table-cell>
          <table:table-cell table:formula="of:=SUMIF([.$F$2:.$F$39];CONCATENATE([.P$1];[.$H53]);[.$D$2:.$D$46])" office:value-type="float" office:value="0" calcext:value-type="float">
            <text:p>0</text:p>
          </table:table-cell>
          <table:table-cell table:formula="of:=IF([.P53]=0;0;[.P53]*[.$K53])" office:value-type="float" office:value="0" calcext:value-type="float">
            <text:p>0</text:p>
          </table:table-cell>
          <table:table-cell table:style-name="ce14" table:formula="of:=SUMIF([.$F$2:.$F$39];CONCATENATE([.R$1];[.$H53]);[.$D$2:.$D$46])" office:value-type="float" office:value="0" calcext:value-type="float">
            <text:p>0</text:p>
          </table:table-cell>
          <table:table-cell table:formula="of:=IF([.R53]=0;0;[.R53]*[.$K53])" office:value-type="float" office:value="0" calcext:value-type="float">
            <text:p>0</text:p>
          </table:table-cell>
          <table:table-cell table:style-name="ce14" table:formula="of:=SUMIF([.$F$2:.$F$39];CONCATENATE([.T$1];[.$H53]);[.$D$2:.$D$46])" office:value-type="float" office:value="0.25" calcext:value-type="float">
            <text:p>0.25</text:p>
          </table:table-cell>
          <table:table-cell table:formula="of:=IF([.T53]=0;0;[.T53]*[.$K53])" office:value-type="float" office:value="0.000375" calcext:value-type="float">
            <text:p>0.000375</text:p>
          </table:table-cell>
          <table:table-cell table:style-name="ce14" table:formula="of:=SUMIF([.$F$2:.$F$39];CONCATENATE([.V$1];[.$H53]);[.$D$2:.$D$46])" office:value-type="float" office:value="0" calcext:value-type="float">
            <text:p>0</text:p>
          </table:table-cell>
          <table:table-cell table:formula="of:=IF([.V53]=0;0;[.V53]*[.$K53])" office:value-type="float" office:value="0" calcext:value-type="float">
            <text:p>0</text:p>
          </table:table-cell>
          <table:table-cell table:style-name="ce14" table:formula="of:=SUMIF([.$F$2:.$F$39];CONCATENATE([.X$1];[.$H53]);[.$D$2:.$D$46])" office:value-type="float" office:value="0" calcext:value-type="float">
            <text:p>0</text:p>
          </table:table-cell>
          <table:table-cell table:formula="of:=IF([.X53]=0;0;[.X53]*[.$K53])" office:value-type="float" office:value="0" calcext:value-type="float">
            <text:p>0</text:p>
          </table:table-cell>
          <table:table-cell table:style-name="ce14" table:formula="of:=SUMIF([.$F$2:.$F$39];CONCATENATE([.Z$1];[.$H53]);[.$D$2:.$D$46])" office:value-type="float" office:value="0" calcext:value-type="float">
            <text:p>0</text:p>
          </table:table-cell>
          <table:table-cell table:formula="of:=IF([.Z53]=0;0;[.Z53]*[.$K53])" office:value-type="float" office:value="0" calcext:value-type="float">
            <text:p>0</text:p>
          </table:table-cell>
        </table:table-row>
        <table:table-row table:style-name="ro1">
          <table:table-cell table:style-name="ce21" table:formula="of:=IF([Meals.A53]=&quot;&quot;;&quot;&quot;;[Meals.A53])">
            <text:p/>
          </table:table-cell>
          <table:table-cell table:style-name="ce21" table:formula="of:=IF([Meals.B53]=&quot;&quot;;&quot;&quot;;[Meals.B53])">
            <text:p/>
          </table:table-cell>
          <table:table-cell table:style-name="ce21" table:formula="of:=IF([Meals.C53]=&quot;&quot;;&quot;&quot;;[Meals.C53])">
            <text:p/>
          </table:table-cell>
          <table:table-cell table:style-name="ce21" table:formula="of:=IF([Meals.D53]=&quot;&quot;;&quot;&quot;;[Meals.D53])">
            <text:p/>
          </table:table-cell>
          <table:table-cell table:style-name="ce18" table:number-columns-repeated="2"/>
          <table:table-cell/>
          <table:table-cell table:style-name="ce21" table:formula="of:=['Unit Recipes'.G54]">
            <text:p/>
          </table:table-cell>
          <table:table-cell table:style-name="ce21" table:formula="of:=['Unit Recipes'.H54]" office:value-type="float" office:value="0" calcext:value-type="float">
            <text:p>0</text:p>
          </table:table-cell>
          <table:table-cell table:style-name="ce21" table:formula="of:=['Unit Recipes'.I54]" office:value-type="float" office:value="0" calcext:value-type="float">
            <text:p>0</text:p>
          </table:table-cell>
          <table:table-cell table:style-name="ce21" table:formula="of:=['Unit Recipes'.J54]" office:value-type="float" office:value="0.0015" calcext:value-type="float">
            <text:p>0.0015</text:p>
          </table:table-cell>
          <table:table-cell/>
          <table:table-cell table:formula="of:=[.H54]">
            <text:p/>
          </table:table-cell>
          <table:table-cell table:formula="of:=[.I54]" office:value-type="float" office:value="0" calcext:value-type="float">
            <text:p>0</text:p>
          </table:table-cell>
          <table:table-cell table:formula="of:=[.J54]" office:value-type="float" office:value="0" calcext:value-type="float">
            <text:p>0</text:p>
          </table:table-cell>
          <table:table-cell table:formula="of:=SUMIF([.$F$2:.$F$39];CONCATENATE([.P$1];[.$H54]);[.$D$2:.$D$46])" office:value-type="float" office:value="0" calcext:value-type="float">
            <text:p>0</text:p>
          </table:table-cell>
          <table:table-cell table:formula="of:=IF([.P54]=0;0;[.P54]*[.$K54])" office:value-type="float" office:value="0" calcext:value-type="float">
            <text:p>0</text:p>
          </table:table-cell>
          <table:table-cell table:style-name="ce14" table:formula="of:=SUMIF([.$F$2:.$F$39];CONCATENATE([.R$1];[.$H54]);[.$D$2:.$D$46])" office:value-type="float" office:value="0" calcext:value-type="float">
            <text:p>0</text:p>
          </table:table-cell>
          <table:table-cell table:formula="of:=IF([.R54]=0;0;[.R54]*[.$K54])" office:value-type="float" office:value="0" calcext:value-type="float">
            <text:p>0</text:p>
          </table:table-cell>
          <table:table-cell table:style-name="ce14" table:formula="of:=SUMIF([.$F$2:.$F$39];CONCATENATE([.T$1];[.$H54]);[.$D$2:.$D$46])" office:value-type="float" office:value="0" calcext:value-type="float">
            <text:p>0</text:p>
          </table:table-cell>
          <table:table-cell table:formula="of:=IF([.T54]=0;0;[.T54]*[.$K54])" office:value-type="float" office:value="0" calcext:value-type="float">
            <text:p>0</text:p>
          </table:table-cell>
          <table:table-cell table:style-name="ce14" table:formula="of:=SUMIF([.$F$2:.$F$39];CONCATENATE([.V$1];[.$H54]);[.$D$2:.$D$46])" office:value-type="float" office:value="0" calcext:value-type="float">
            <text:p>0</text:p>
          </table:table-cell>
          <table:table-cell table:formula="of:=IF([.V54]=0;0;[.V54]*[.$K54])" office:value-type="float" office:value="0" calcext:value-type="float">
            <text:p>0</text:p>
          </table:table-cell>
          <table:table-cell table:style-name="ce14" table:formula="of:=SUMIF([.$F$2:.$F$39];CONCATENATE([.X$1];[.$H54]);[.$D$2:.$D$46])" office:value-type="float" office:value="0" calcext:value-type="float">
            <text:p>0</text:p>
          </table:table-cell>
          <table:table-cell table:formula="of:=IF([.X54]=0;0;[.X54]*[.$K54])" office:value-type="float" office:value="0" calcext:value-type="float">
            <text:p>0</text:p>
          </table:table-cell>
          <table:table-cell table:style-name="ce14" table:formula="of:=SUMIF([.$F$2:.$F$39];CONCATENATE([.Z$1];[.$H54]);[.$D$2:.$D$46])" office:value-type="float" office:value="0" calcext:value-type="float">
            <text:p>0</text:p>
          </table:table-cell>
          <table:table-cell table:formula="of:=IF([.Z54]=0;0;[.Z54]*[.$K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55]">
            <text:p/>
          </table:table-cell>
          <table:table-cell table:style-name="ce21" table:formula="of:=['Unit Recipes'.H55]" office:value-type="float" office:value="0" calcext:value-type="float">
            <text:p>0</text:p>
          </table:table-cell>
          <table:table-cell table:style-name="ce21" table:formula="of:=['Unit Recipes'.I55]" office:value-type="float" office:value="0" calcext:value-type="float">
            <text:p>0</text:p>
          </table:table-cell>
          <table:table-cell table:style-name="ce21" table:formula="of:=['Unit Recipes'.J55]" office:value-type="float" office:value="0.0015" calcext:value-type="float">
            <text:p>0.0015</text:p>
          </table:table-cell>
          <table:table-cell/>
          <table:table-cell table:formula="of:=[.H55]">
            <text:p/>
          </table:table-cell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SUMIF([.$F$2:.$F$39];CONCATENATE([.P$1];[.$H55]);[.$D$2:.$D$46])" office:value-type="float" office:value="0" calcext:value-type="float">
            <text:p>0</text:p>
          </table:table-cell>
          <table:table-cell table:formula="of:=IF([.P55]=0;0;[.P55]*[.$K55])" office:value-type="float" office:value="0" calcext:value-type="float">
            <text:p>0</text:p>
          </table:table-cell>
          <table:table-cell table:style-name="ce14" table:formula="of:=SUMIF([.$F$2:.$F$39];CONCATENATE([.R$1];[.$H55]);[.$D$2:.$D$46])" office:value-type="float" office:value="0" calcext:value-type="float">
            <text:p>0</text:p>
          </table:table-cell>
          <table:table-cell table:formula="of:=IF([.R55]=0;0;[.R55]*[.$K55])" office:value-type="float" office:value="0" calcext:value-type="float">
            <text:p>0</text:p>
          </table:table-cell>
          <table:table-cell table:style-name="ce14" table:formula="of:=SUMIF([.$F$2:.$F$39];CONCATENATE([.T$1];[.$H55]);[.$D$2:.$D$46])" office:value-type="float" office:value="0" calcext:value-type="float">
            <text:p>0</text:p>
          </table:table-cell>
          <table:table-cell table:formula="of:=IF([.T55]=0;0;[.T55]*[.$K55])" office:value-type="float" office:value="0" calcext:value-type="float">
            <text:p>0</text:p>
          </table:table-cell>
          <table:table-cell table:style-name="ce14" table:formula="of:=SUMIF([.$F$2:.$F$39];CONCATENATE([.V$1];[.$H55]);[.$D$2:.$D$46])" office:value-type="float" office:value="0" calcext:value-type="float">
            <text:p>0</text:p>
          </table:table-cell>
          <table:table-cell table:formula="of:=IF([.V55]=0;0;[.V55]*[.$K55])" office:value-type="float" office:value="0" calcext:value-type="float">
            <text:p>0</text:p>
          </table:table-cell>
          <table:table-cell table:style-name="ce14" table:formula="of:=SUMIF([.$F$2:.$F$39];CONCATENATE([.X$1];[.$H55]);[.$D$2:.$D$46])" office:value-type="float" office:value="0" calcext:value-type="float">
            <text:p>0</text:p>
          </table:table-cell>
          <table:table-cell table:formula="of:=IF([.X55]=0;0;[.X55]*[.$K55])" office:value-type="float" office:value="0" calcext:value-type="float">
            <text:p>0</text:p>
          </table:table-cell>
          <table:table-cell table:style-name="ce14" table:formula="of:=SUMIF([.$F$2:.$F$39];CONCATENATE([.Z$1];[.$H55]);[.$D$2:.$D$46])" office:value-type="float" office:value="0" calcext:value-type="float">
            <text:p>0</text:p>
          </table:table-cell>
          <table:table-cell table:formula="of:=IF([.Z55]=0;0;[.Z55]*[.$K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56]" office:value-type="string" office:string-value="Fried onions" calcext:value-type="string">
            <text:p>Fried onions</text:p>
          </table:table-cell>
          <table:table-cell table:style-name="ce21" table:formula="of:=['Unit Recipes'.H56]" office:value-type="string" office:string-value="??" calcext:value-type="string">
            <text:p>??</text:p>
          </table:table-cell>
          <table:table-cell table:style-name="ce21" table:formula="of:=['Unit Recipes'.I56]" office:value-type="string" office:string-value="g" calcext:value-type="string">
            <text:p>g</text:p>
          </table:table-cell>
          <table:table-cell table:style-name="ce21" table:formula="of:=['Unit Recipes'.J56]" office:value-type="float" office:value="0.0015" calcext:value-type="float">
            <text:p>0.0015</text:p>
          </table:table-cell>
          <table:table-cell/>
          <table:table-cell table:formula="of:=[.H56]" office:value-type="string" office:string-value="Fried onions" calcext:value-type="string">
            <text:p>Fried onions</text:p>
          </table:table-cell>
          <table:table-cell table:formula="of:=[.I56]" office:value-type="string" office:string-value="??" calcext:value-type="string">
            <text:p>??</text:p>
          </table:table-cell>
          <table:table-cell table:formula="of:=[.J56]" office:value-type="string" office:string-value="g" calcext:value-type="string">
            <text:p>g</text:p>
          </table:table-cell>
          <table:table-cell table:formula="of:=SUMIF([.$F$2:.$F$39];CONCATENATE([.P$1];[.$H56]);[.$D$2:.$D$46])" office:value-type="float" office:value="0" calcext:value-type="float">
            <text:p>0</text:p>
          </table:table-cell>
          <table:table-cell table:formula="of:=IF([.P56]=0;0;[.P56]*[.$K56])" office:value-type="float" office:value="0" calcext:value-type="float">
            <text:p>0</text:p>
          </table:table-cell>
          <table:table-cell table:style-name="ce14" table:formula="of:=SUMIF([.$F$2:.$F$39];CONCATENATE([.R$1];[.$H56]);[.$D$2:.$D$46])" office:value-type="float" office:value="0" calcext:value-type="float">
            <text:p>0</text:p>
          </table:table-cell>
          <table:table-cell table:formula="of:=IF([.R56]=0;0;[.R56]*[.$K56])" office:value-type="float" office:value="0" calcext:value-type="float">
            <text:p>0</text:p>
          </table:table-cell>
          <table:table-cell table:style-name="ce14" table:formula="of:=SUMIF([.$F$2:.$F$39];CONCATENATE([.T$1];[.$H56]);[.$D$2:.$D$46])" office:value-type="float" office:value="0.25" calcext:value-type="float">
            <text:p>0.25</text:p>
          </table:table-cell>
          <table:table-cell table:formula="of:=IF([.T56]=0;0;[.T56]*[.$K56])" office:value-type="float" office:value="0.000375" calcext:value-type="float">
            <text:p>0.000375</text:p>
          </table:table-cell>
          <table:table-cell table:style-name="ce14" table:formula="of:=SUMIF([.$F$2:.$F$39];CONCATENATE([.V$1];[.$H56]);[.$D$2:.$D$46])" office:value-type="float" office:value="0" calcext:value-type="float">
            <text:p>0</text:p>
          </table:table-cell>
          <table:table-cell table:formula="of:=IF([.V56]=0;0;[.V56]*[.$K56])" office:value-type="float" office:value="0" calcext:value-type="float">
            <text:p>0</text:p>
          </table:table-cell>
          <table:table-cell table:style-name="ce14" table:formula="of:=SUMIF([.$F$2:.$F$39];CONCATENATE([.X$1];[.$H56]);[.$D$2:.$D$46])" office:value-type="float" office:value="0" calcext:value-type="float">
            <text:p>0</text:p>
          </table:table-cell>
          <table:table-cell table:formula="of:=IF([.X56]=0;0;[.X56]*[.$K56])" office:value-type="float" office:value="0" calcext:value-type="float">
            <text:p>0</text:p>
          </table:table-cell>
          <table:table-cell table:style-name="ce14" table:formula="of:=SUMIF([.$F$2:.$F$39];CONCATENATE([.Z$1];[.$H56]);[.$D$2:.$D$46])" office:value-type="float" office:value="0" calcext:value-type="float">
            <text:p>0</text:p>
          </table:table-cell>
          <table:table-cell table:formula="of:=IF([.Z56]=0;0;[.Z56]*[.$K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57]">
            <text:p/>
          </table:table-cell>
          <table:table-cell table:style-name="ce21" table:formula="of:=['Unit Recipes'.H57]" office:value-type="float" office:value="0" calcext:value-type="float">
            <text:p>0</text:p>
          </table:table-cell>
          <table:table-cell table:style-name="ce21" table:formula="of:=['Unit Recipes'.I57]" office:value-type="float" office:value="0" calcext:value-type="float">
            <text:p>0</text:p>
          </table:table-cell>
          <table:table-cell table:style-name="ce21" table:formula="of:=['Unit Recipes'.J57]" office:value-type="float" office:value="0.0015" calcext:value-type="float">
            <text:p>0.0015</text:p>
          </table:table-cell>
          <table:table-cell/>
          <table:table-cell table:formula="of:=[.H57]">
            <text:p/>
          </table:table-cell>
          <table:table-cell table:formula="of:=[.I57]" office:value-type="float" office:value="0" calcext:value-type="float">
            <text:p>0</text:p>
          </table:table-cell>
          <table:table-cell table:formula="of:=[.J57]" office:value-type="float" office:value="0" calcext:value-type="float">
            <text:p>0</text:p>
          </table:table-cell>
          <table:table-cell table:formula="of:=SUMIF([.$F$2:.$F$39];CONCATENATE([.P$1];[.$H57]);[.$D$2:.$D$46])" office:value-type="float" office:value="0" calcext:value-type="float">
            <text:p>0</text:p>
          </table:table-cell>
          <table:table-cell table:formula="of:=IF([.P57]=0;0;[.P57]*[.$K57])" office:value-type="float" office:value="0" calcext:value-type="float">
            <text:p>0</text:p>
          </table:table-cell>
          <table:table-cell table:style-name="ce14" table:formula="of:=SUMIF([.$F$2:.$F$39];CONCATENATE([.R$1];[.$H57]);[.$D$2:.$D$46])" office:value-type="float" office:value="0" calcext:value-type="float">
            <text:p>0</text:p>
          </table:table-cell>
          <table:table-cell table:formula="of:=IF([.R57]=0;0;[.R57]*[.$K57])" office:value-type="float" office:value="0" calcext:value-type="float">
            <text:p>0</text:p>
          </table:table-cell>
          <table:table-cell table:style-name="ce14" table:formula="of:=SUMIF([.$F$2:.$F$39];CONCATENATE([.T$1];[.$H57]);[.$D$2:.$D$46])" office:value-type="float" office:value="0" calcext:value-type="float">
            <text:p>0</text:p>
          </table:table-cell>
          <table:table-cell table:formula="of:=IF([.T57]=0;0;[.T57]*[.$K57])" office:value-type="float" office:value="0" calcext:value-type="float">
            <text:p>0</text:p>
          </table:table-cell>
          <table:table-cell table:style-name="ce14" table:formula="of:=SUMIF([.$F$2:.$F$39];CONCATENATE([.V$1];[.$H57]);[.$D$2:.$D$46])" office:value-type="float" office:value="0" calcext:value-type="float">
            <text:p>0</text:p>
          </table:table-cell>
          <table:table-cell table:formula="of:=IF([.V57]=0;0;[.V57]*[.$K57])" office:value-type="float" office:value="0" calcext:value-type="float">
            <text:p>0</text:p>
          </table:table-cell>
          <table:table-cell table:style-name="ce14" table:formula="of:=SUMIF([.$F$2:.$F$39];CONCATENATE([.X$1];[.$H57]);[.$D$2:.$D$46])" office:value-type="float" office:value="0" calcext:value-type="float">
            <text:p>0</text:p>
          </table:table-cell>
          <table:table-cell table:formula="of:=IF([.X57]=0;0;[.X57]*[.$K57])" office:value-type="float" office:value="0" calcext:value-type="float">
            <text:p>0</text:p>
          </table:table-cell>
          <table:table-cell table:style-name="ce14" table:formula="of:=SUMIF([.$F$2:.$F$39];CONCATENATE([.Z$1];[.$H57]);[.$D$2:.$D$46])" office:value-type="float" office:value="0" calcext:value-type="float">
            <text:p>0</text:p>
          </table:table-cell>
          <table:table-cell table:formula="of:=IF([.Z57]=0;0;[.Z57]*[.$K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58]">
            <text:p/>
          </table:table-cell>
          <table:table-cell table:style-name="ce21" table:formula="of:=['Unit Recipes'.H58]" office:value-type="float" office:value="0" calcext:value-type="float">
            <text:p>0</text:p>
          </table:table-cell>
          <table:table-cell table:style-name="ce21" table:formula="of:=['Unit Recipes'.I58]" office:value-type="float" office:value="0" calcext:value-type="float">
            <text:p>0</text:p>
          </table:table-cell>
          <table:table-cell table:style-name="ce21" table:formula="of:=['Unit Recipes'.J58]" office:value-type="float" office:value="0.0015" calcext:value-type="float">
            <text:p>0.0015</text:p>
          </table:table-cell>
          <table:table-cell/>
          <table:table-cell table:formula="of:=[.H58]">
            <text:p/>
          </table:table-cell>
          <table:table-cell table:formula="of:=[.I58]" office:value-type="float" office:value="0" calcext:value-type="float">
            <text:p>0</text:p>
          </table:table-cell>
          <table:table-cell table:formula="of:=[.J58]" office:value-type="float" office:value="0" calcext:value-type="float">
            <text:p>0</text:p>
          </table:table-cell>
          <table:table-cell table:formula="of:=SUMIF([.$F$2:.$F$39];CONCATENATE([.P$1];[.$H58]);[.$D$2:.$D$46])" office:value-type="float" office:value="0" calcext:value-type="float">
            <text:p>0</text:p>
          </table:table-cell>
          <table:table-cell table:formula="of:=IF([.P58]=0;0;[.P58]*[.$K58])" office:value-type="float" office:value="0" calcext:value-type="float">
            <text:p>0</text:p>
          </table:table-cell>
          <table:table-cell table:style-name="ce14" table:formula="of:=SUMIF([.$F$2:.$F$39];CONCATENATE([.R$1];[.$H58]);[.$D$2:.$D$46])" office:value-type="float" office:value="0" calcext:value-type="float">
            <text:p>0</text:p>
          </table:table-cell>
          <table:table-cell table:formula="of:=IF([.R58]=0;0;[.R58]*[.$K58])" office:value-type="float" office:value="0" calcext:value-type="float">
            <text:p>0</text:p>
          </table:table-cell>
          <table:table-cell table:style-name="ce14" table:formula="of:=SUMIF([.$F$2:.$F$39];CONCATENATE([.T$1];[.$H58]);[.$D$2:.$D$46])" office:value-type="float" office:value="0" calcext:value-type="float">
            <text:p>0</text:p>
          </table:table-cell>
          <table:table-cell table:formula="of:=IF([.T58]=0;0;[.T58]*[.$K58])" office:value-type="float" office:value="0" calcext:value-type="float">
            <text:p>0</text:p>
          </table:table-cell>
          <table:table-cell table:style-name="ce14" table:formula="of:=SUMIF([.$F$2:.$F$39];CONCATENATE([.V$1];[.$H58]);[.$D$2:.$D$46])" office:value-type="float" office:value="0" calcext:value-type="float">
            <text:p>0</text:p>
          </table:table-cell>
          <table:table-cell table:formula="of:=IF([.V58]=0;0;[.V58]*[.$K58])" office:value-type="float" office:value="0" calcext:value-type="float">
            <text:p>0</text:p>
          </table:table-cell>
          <table:table-cell table:style-name="ce14" table:formula="of:=SUMIF([.$F$2:.$F$39];CONCATENATE([.X$1];[.$H58]);[.$D$2:.$D$46])" office:value-type="float" office:value="0" calcext:value-type="float">
            <text:p>0</text:p>
          </table:table-cell>
          <table:table-cell table:formula="of:=IF([.X58]=0;0;[.X58]*[.$K58])" office:value-type="float" office:value="0" calcext:value-type="float">
            <text:p>0</text:p>
          </table:table-cell>
          <table:table-cell table:style-name="ce14" table:formula="of:=SUMIF([.$F$2:.$F$39];CONCATENATE([.Z$1];[.$H58]);[.$D$2:.$D$46])" office:value-type="float" office:value="0" calcext:value-type="float">
            <text:p>0</text:p>
          </table:table-cell>
          <table:table-cell table:formula="of:=IF([.Z58]=0;0;[.Z58]*[.$K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59]" office:value-type="string" office:string-value="Sauerkraut" calcext:value-type="string">
            <text:p>Sauerkraut</text:p>
          </table:table-cell>
          <table:table-cell table:style-name="ce21" table:formula="of:=['Unit Recipes'.H59]" office:value-type="string" office:string-value="??" calcext:value-type="string">
            <text:p>??</text:p>
          </table:table-cell>
          <table:table-cell table:style-name="ce21" table:formula="of:=['Unit Recipes'.I59]" office:value-type="string" office:string-value="g" calcext:value-type="string">
            <text:p>g</text:p>
          </table:table-cell>
          <table:table-cell table:style-name="ce21" table:formula="of:=['Unit Recipes'.J59]" office:value-type="float" office:value="0.0015" calcext:value-type="float">
            <text:p>0.0015</text:p>
          </table:table-cell>
          <table:table-cell/>
          <table:table-cell table:formula="of:=[.H59]" office:value-type="string" office:string-value="Sauerkraut" calcext:value-type="string">
            <text:p>Sauerkraut</text:p>
          </table:table-cell>
          <table:table-cell table:formula="of:=[.I59]" office:value-type="string" office:string-value="??" calcext:value-type="string">
            <text:p>??</text:p>
          </table:table-cell>
          <table:table-cell table:formula="of:=[.J59]" office:value-type="string" office:string-value="g" calcext:value-type="string">
            <text:p>g</text:p>
          </table:table-cell>
          <table:table-cell table:formula="of:=SUMIF([.$F$2:.$F$39];CONCATENATE([.P$1];[.$H59]);[.$D$2:.$D$46])" office:value-type="float" office:value="0" calcext:value-type="float">
            <text:p>0</text:p>
          </table:table-cell>
          <table:table-cell table:formula="of:=IF([.P59]=0;0;[.P59]*[.$K59])" office:value-type="float" office:value="0" calcext:value-type="float">
            <text:p>0</text:p>
          </table:table-cell>
          <table:table-cell table:style-name="ce14" table:formula="of:=SUMIF([.$F$2:.$F$39];CONCATENATE([.R$1];[.$H59]);[.$D$2:.$D$46])" office:value-type="float" office:value="0" calcext:value-type="float">
            <text:p>0</text:p>
          </table:table-cell>
          <table:table-cell table:formula="of:=IF([.R59]=0;0;[.R59]*[.$K59])" office:value-type="float" office:value="0" calcext:value-type="float">
            <text:p>0</text:p>
          </table:table-cell>
          <table:table-cell table:style-name="ce14" table:formula="of:=SUMIF([.$F$2:.$F$39];CONCATENATE([.T$1];[.$H59]);[.$D$2:.$D$46])" office:value-type="float" office:value="0" calcext:value-type="float">
            <text:p>0</text:p>
          </table:table-cell>
          <table:table-cell table:formula="of:=IF([.T59]=0;0;[.T59]*[.$K59])" office:value-type="float" office:value="0" calcext:value-type="float">
            <text:p>0</text:p>
          </table:table-cell>
          <table:table-cell table:style-name="ce14" table:formula="of:=SUMIF([.$F$2:.$F$39];CONCATENATE([.V$1];[.$H59]);[.$D$2:.$D$46])" office:value-type="float" office:value="0" calcext:value-type="float">
            <text:p>0</text:p>
          </table:table-cell>
          <table:table-cell table:formula="of:=IF([.V59]=0;0;[.V59]*[.$K59])" office:value-type="float" office:value="0" calcext:value-type="float">
            <text:p>0</text:p>
          </table:table-cell>
          <table:table-cell table:style-name="ce14" table:formula="of:=SUMIF([.$F$2:.$F$39];CONCATENATE([.X$1];[.$H59]);[.$D$2:.$D$46])" office:value-type="float" office:value="0" calcext:value-type="float">
            <text:p>0</text:p>
          </table:table-cell>
          <table:table-cell table:formula="of:=IF([.X59]=0;0;[.X59]*[.$K59])" office:value-type="float" office:value="0" calcext:value-type="float">
            <text:p>0</text:p>
          </table:table-cell>
          <table:table-cell table:style-name="ce14" table:formula="of:=SUMIF([.$F$2:.$F$39];CONCATENATE([.Z$1];[.$H59]);[.$D$2:.$D$46])" office:value-type="float" office:value="0" calcext:value-type="float">
            <text:p>0</text:p>
          </table:table-cell>
          <table:table-cell table:formula="of:=IF([.Z59]=0;0;[.Z59]*[.$K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0]">
            <text:p/>
          </table:table-cell>
          <table:table-cell table:style-name="ce21" table:formula="of:=['Unit Recipes'.H60]" office:value-type="float" office:value="0" calcext:value-type="float">
            <text:p>0</text:p>
          </table:table-cell>
          <table:table-cell table:style-name="ce21" table:formula="of:=['Unit Recipes'.I60]" office:value-type="float" office:value="0" calcext:value-type="float">
            <text:p>0</text:p>
          </table:table-cell>
          <table:table-cell table:style-name="ce21" table:formula="of:=['Unit Recipes'.J60]" office:value-type="float" office:value="0.0015" calcext:value-type="float">
            <text:p>0.0015</text:p>
          </table:table-cell>
          <table:table-cell/>
          <table:table-cell table:formula="of:=[.H60]">
            <text:p/>
          </table:table-cell>
          <table:table-cell table:formula="of:=[.I60]" office:value-type="float" office:value="0" calcext:value-type="float">
            <text:p>0</text:p>
          </table:table-cell>
          <table:table-cell table:formula="of:=[.J60]" office:value-type="float" office:value="0" calcext:value-type="float">
            <text:p>0</text:p>
          </table:table-cell>
          <table:table-cell table:formula="of:=SUMIF([.$F$2:.$F$39];CONCATENATE([.P$1];[.$H60]);[.$D$2:.$D$46])" office:value-type="float" office:value="0" calcext:value-type="float">
            <text:p>0</text:p>
          </table:table-cell>
          <table:table-cell table:formula="of:=IF([.P60]=0;0;[.P60]*[.$K60])" office:value-type="float" office:value="0" calcext:value-type="float">
            <text:p>0</text:p>
          </table:table-cell>
          <table:table-cell table:style-name="ce14" table:formula="of:=SUMIF([.$F$2:.$F$39];CONCATENATE([.R$1];[.$H60]);[.$D$2:.$D$46])" office:value-type="float" office:value="0" calcext:value-type="float">
            <text:p>0</text:p>
          </table:table-cell>
          <table:table-cell table:formula="of:=IF([.R60]=0;0;[.R60]*[.$K60])" office:value-type="float" office:value="0" calcext:value-type="float">
            <text:p>0</text:p>
          </table:table-cell>
          <table:table-cell table:style-name="ce14" table:formula="of:=SUMIF([.$F$2:.$F$39];CONCATENATE([.T$1];[.$H60]);[.$D$2:.$D$46])" office:value-type="float" office:value="0" calcext:value-type="float">
            <text:p>0</text:p>
          </table:table-cell>
          <table:table-cell table:formula="of:=IF([.T60]=0;0;[.T60]*[.$K60])" office:value-type="float" office:value="0" calcext:value-type="float">
            <text:p>0</text:p>
          </table:table-cell>
          <table:table-cell table:style-name="ce14" table:formula="of:=SUMIF([.$F$2:.$F$39];CONCATENATE([.V$1];[.$H60]);[.$D$2:.$D$46])" office:value-type="float" office:value="0" calcext:value-type="float">
            <text:p>0</text:p>
          </table:table-cell>
          <table:table-cell table:formula="of:=IF([.V60]=0;0;[.V60]*[.$K60])" office:value-type="float" office:value="0" calcext:value-type="float">
            <text:p>0</text:p>
          </table:table-cell>
          <table:table-cell table:style-name="ce14" table:formula="of:=SUMIF([.$F$2:.$F$39];CONCATENATE([.X$1];[.$H60]);[.$D$2:.$D$46])" office:value-type="float" office:value="0" calcext:value-type="float">
            <text:p>0</text:p>
          </table:table-cell>
          <table:table-cell table:formula="of:=IF([.X60]=0;0;[.X60]*[.$K60])" office:value-type="float" office:value="0" calcext:value-type="float">
            <text:p>0</text:p>
          </table:table-cell>
          <table:table-cell table:style-name="ce14" table:formula="of:=SUMIF([.$F$2:.$F$39];CONCATENATE([.Z$1];[.$H60]);[.$D$2:.$D$46])" office:value-type="float" office:value="0" calcext:value-type="float">
            <text:p>0</text:p>
          </table:table-cell>
          <table:table-cell table:formula="of:=IF([.Z60]=0;0;[.Z60]*[.$K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1]">
            <text:p/>
          </table:table-cell>
          <table:table-cell table:style-name="ce21" table:formula="of:=['Unit Recipes'.H61]" office:value-type="float" office:value="0" calcext:value-type="float">
            <text:p>0</text:p>
          </table:table-cell>
          <table:table-cell table:style-name="ce21" table:formula="of:=['Unit Recipes'.I61]" office:value-type="float" office:value="0" calcext:value-type="float">
            <text:p>0</text:p>
          </table:table-cell>
          <table:table-cell table:style-name="ce21" table:formula="of:=['Unit Recipes'.J61]" office:value-type="float" office:value="0.0015" calcext:value-type="float">
            <text:p>0.0015</text:p>
          </table:table-cell>
          <table:table-cell/>
          <table:table-cell table:formula="of:=[.H61]">
            <text:p/>
          </table:table-cell>
          <table:table-cell table:formula="of:=[.I61]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formula="of:=SUMIF([.$F$2:.$F$39];CONCATENATE([.P$1];[.$H61]);[.$D$2:.$D$46])" office:value-type="float" office:value="0" calcext:value-type="float">
            <text:p>0</text:p>
          </table:table-cell>
          <table:table-cell table:formula="of:=IF([.P61]=0;0;[.P61]*[.$K61])" office:value-type="float" office:value="0" calcext:value-type="float">
            <text:p>0</text:p>
          </table:table-cell>
          <table:table-cell table:style-name="ce14" table:formula="of:=SUMIF([.$F$2:.$F$39];CONCATENATE([.R$1];[.$H61]);[.$D$2:.$D$46])" office:value-type="float" office:value="0" calcext:value-type="float">
            <text:p>0</text:p>
          </table:table-cell>
          <table:table-cell table:formula="of:=IF([.R61]=0;0;[.R61]*[.$K61])" office:value-type="float" office:value="0" calcext:value-type="float">
            <text:p>0</text:p>
          </table:table-cell>
          <table:table-cell table:style-name="ce14" table:formula="of:=SUMIF([.$F$2:.$F$39];CONCATENATE([.T$1];[.$H61]);[.$D$2:.$D$46])" office:value-type="float" office:value="0" calcext:value-type="float">
            <text:p>0</text:p>
          </table:table-cell>
          <table:table-cell table:formula="of:=IF([.T61]=0;0;[.T61]*[.$K61])" office:value-type="float" office:value="0" calcext:value-type="float">
            <text:p>0</text:p>
          </table:table-cell>
          <table:table-cell table:style-name="ce14" table:formula="of:=SUMIF([.$F$2:.$F$39];CONCATENATE([.V$1];[.$H61]);[.$D$2:.$D$46])" office:value-type="float" office:value="0" calcext:value-type="float">
            <text:p>0</text:p>
          </table:table-cell>
          <table:table-cell table:formula="of:=IF([.V61]=0;0;[.V61]*[.$K61])" office:value-type="float" office:value="0" calcext:value-type="float">
            <text:p>0</text:p>
          </table:table-cell>
          <table:table-cell table:style-name="ce14" table:formula="of:=SUMIF([.$F$2:.$F$39];CONCATENATE([.X$1];[.$H61]);[.$D$2:.$D$46])" office:value-type="float" office:value="0" calcext:value-type="float">
            <text:p>0</text:p>
          </table:table-cell>
          <table:table-cell table:formula="of:=IF([.X61]=0;0;[.X61]*[.$K61])" office:value-type="float" office:value="0" calcext:value-type="float">
            <text:p>0</text:p>
          </table:table-cell>
          <table:table-cell table:style-name="ce14" table:formula="of:=SUMIF([.$F$2:.$F$39];CONCATENATE([.Z$1];[.$H61]);[.$D$2:.$D$46])" office:value-type="float" office:value="0" calcext:value-type="float">
            <text:p>0</text:p>
          </table:table-cell>
          <table:table-cell table:formula="of:=IF([.Z61]=0;0;[.Z61]*[.$K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2]" office:value-type="string" office:string-value="Corn" calcext:value-type="string">
            <text:p>Corn</text:p>
          </table:table-cell>
          <table:table-cell table:style-name="ce21" table:formula="of:=['Unit Recipes'.H62]" office:value-type="string" office:string-value="??" calcext:value-type="string">
            <text:p>??</text:p>
          </table:table-cell>
          <table:table-cell table:style-name="ce21" table:formula="of:=['Unit Recipes'.I62]" office:value-type="float" office:value="0" calcext:value-type="float">
            <text:p>0</text:p>
          </table:table-cell>
          <table:table-cell table:style-name="ce21" table:formula="of:=['Unit Recipes'.J62]" office:value-type="float" office:value="0.0015" calcext:value-type="float">
            <text:p>0.0015</text:p>
          </table:table-cell>
          <table:table-cell/>
          <table:table-cell table:formula="of:=[.H62]" office:value-type="string" office:string-value="Corn" calcext:value-type="string">
            <text:p>Corn</text:p>
          </table:table-cell>
          <table:table-cell table:formula="of:=[.I62]" office:value-type="string" office:string-value="??" calcext:value-type="string">
            <text:p>??</text:p>
          </table:table-cell>
          <table:table-cell table:formula="of:=[.J62]" office:value-type="float" office:value="0" calcext:value-type="float">
            <text:p>0</text:p>
          </table:table-cell>
          <table:table-cell table:formula="of:=SUMIF([.$F$2:.$F$39];CONCATENATE([.P$1];[.$H62]);[.$D$2:.$D$46])" office:value-type="float" office:value="0" calcext:value-type="float">
            <text:p>0</text:p>
          </table:table-cell>
          <table:table-cell table:formula="of:=IF([.P62]=0;0;[.P62]*[.$K62])" office:value-type="float" office:value="0" calcext:value-type="float">
            <text:p>0</text:p>
          </table:table-cell>
          <table:table-cell table:style-name="ce14" table:formula="of:=SUMIF([.$F$2:.$F$39];CONCATENATE([.R$1];[.$H62]);[.$D$2:.$D$46])" office:value-type="float" office:value="0" calcext:value-type="float">
            <text:p>0</text:p>
          </table:table-cell>
          <table:table-cell table:formula="of:=IF([.R62]=0;0;[.R62]*[.$K62])" office:value-type="float" office:value="0" calcext:value-type="float">
            <text:p>0</text:p>
          </table:table-cell>
          <table:table-cell table:style-name="ce14" table:formula="of:=SUMIF([.$F$2:.$F$39];CONCATENATE([.T$1];[.$H62]);[.$D$2:.$D$46])" office:value-type="float" office:value="0" calcext:value-type="float">
            <text:p>0</text:p>
          </table:table-cell>
          <table:table-cell table:formula="of:=IF([.T62]=0;0;[.T62]*[.$K62])" office:value-type="float" office:value="0" calcext:value-type="float">
            <text:p>0</text:p>
          </table:table-cell>
          <table:table-cell table:style-name="ce14" table:formula="of:=SUMIF([.$F$2:.$F$39];CONCATENATE([.V$1];[.$H62]);[.$D$2:.$D$46])" office:value-type="float" office:value="0" calcext:value-type="float">
            <text:p>0</text:p>
          </table:table-cell>
          <table:table-cell table:formula="of:=IF([.V62]=0;0;[.V62]*[.$K62])" office:value-type="float" office:value="0" calcext:value-type="float">
            <text:p>0</text:p>
          </table:table-cell>
          <table:table-cell table:style-name="ce14" table:formula="of:=SUMIF([.$F$2:.$F$39];CONCATENATE([.X$1];[.$H62]);[.$D$2:.$D$46])" office:value-type="float" office:value="0" calcext:value-type="float">
            <text:p>0</text:p>
          </table:table-cell>
          <table:table-cell table:formula="of:=IF([.X62]=0;0;[.X62]*[.$K62])" office:value-type="float" office:value="0" calcext:value-type="float">
            <text:p>0</text:p>
          </table:table-cell>
          <table:table-cell table:style-name="ce14" table:formula="of:=SUMIF([.$F$2:.$F$39];CONCATENATE([.Z$1];[.$H62]);[.$D$2:.$D$46])" office:value-type="float" office:value="0" calcext:value-type="float">
            <text:p>0</text:p>
          </table:table-cell>
          <table:table-cell table:formula="of:=IF([.Z62]=0;0;[.Z62]*[.$K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3]">
            <text:p/>
          </table:table-cell>
          <table:table-cell table:style-name="ce21" table:formula="of:=['Unit Recipes'.H63]" office:value-type="float" office:value="0" calcext:value-type="float">
            <text:p>0</text:p>
          </table:table-cell>
          <table:table-cell table:style-name="ce21" table:formula="of:=['Unit Recipes'.I63]" office:value-type="float" office:value="0" calcext:value-type="float">
            <text:p>0</text:p>
          </table:table-cell>
          <table:table-cell table:style-name="ce21" table:formula="of:=['Unit Recipes'.J63]" office:value-type="float" office:value="0.0015" calcext:value-type="float">
            <text:p>0.0015</text:p>
          </table:table-cell>
          <table:table-cell/>
          <table:table-cell table:formula="of:=[.H63]">
            <text:p/>
          </table:table-cell>
          <table:table-cell table:formula="of:=[.I63]" office:value-type="float" office:value="0" calcext:value-type="float">
            <text:p>0</text:p>
          </table:table-cell>
          <table:table-cell table:formula="of:=[.J63]" office:value-type="float" office:value="0" calcext:value-type="float">
            <text:p>0</text:p>
          </table:table-cell>
          <table:table-cell table:formula="of:=SUMIF([.$F$2:.$F$39];CONCATENATE([.P$1];[.$H63]);[.$D$2:.$D$46])" office:value-type="float" office:value="0" calcext:value-type="float">
            <text:p>0</text:p>
          </table:table-cell>
          <table:table-cell table:formula="of:=IF([.P63]=0;0;[.P63]*[.$K63])" office:value-type="float" office:value="0" calcext:value-type="float">
            <text:p>0</text:p>
          </table:table-cell>
          <table:table-cell table:style-name="ce14" table:formula="of:=SUMIF([.$F$2:.$F$39];CONCATENATE([.R$1];[.$H63]);[.$D$2:.$D$46])" office:value-type="float" office:value="0" calcext:value-type="float">
            <text:p>0</text:p>
          </table:table-cell>
          <table:table-cell table:formula="of:=IF([.R63]=0;0;[.R63]*[.$K63])" office:value-type="float" office:value="0" calcext:value-type="float">
            <text:p>0</text:p>
          </table:table-cell>
          <table:table-cell table:style-name="ce14" table:formula="of:=SUMIF([.$F$2:.$F$39];CONCATENATE([.T$1];[.$H63]);[.$D$2:.$D$46])" office:value-type="float" office:value="0" calcext:value-type="float">
            <text:p>0</text:p>
          </table:table-cell>
          <table:table-cell table:formula="of:=IF([.T63]=0;0;[.T63]*[.$K63])" office:value-type="float" office:value="0" calcext:value-type="float">
            <text:p>0</text:p>
          </table:table-cell>
          <table:table-cell table:style-name="ce14" table:formula="of:=SUMIF([.$F$2:.$F$39];CONCATENATE([.V$1];[.$H63]);[.$D$2:.$D$46])" office:value-type="float" office:value="0" calcext:value-type="float">
            <text:p>0</text:p>
          </table:table-cell>
          <table:table-cell table:formula="of:=IF([.V63]=0;0;[.V63]*[.$K63])" office:value-type="float" office:value="0" calcext:value-type="float">
            <text:p>0</text:p>
          </table:table-cell>
          <table:table-cell table:style-name="ce14" table:formula="of:=SUMIF([.$F$2:.$F$39];CONCATENATE([.X$1];[.$H63]);[.$D$2:.$D$46])" office:value-type="float" office:value="0" calcext:value-type="float">
            <text:p>0</text:p>
          </table:table-cell>
          <table:table-cell table:formula="of:=IF([.X63]=0;0;[.X63]*[.$K63])" office:value-type="float" office:value="0" calcext:value-type="float">
            <text:p>0</text:p>
          </table:table-cell>
          <table:table-cell table:style-name="ce14" table:formula="of:=SUMIF([.$F$2:.$F$39];CONCATENATE([.Z$1];[.$H63]);[.$D$2:.$D$46])" office:value-type="float" office:value="0" calcext:value-type="float">
            <text:p>0</text:p>
          </table:table-cell>
          <table:table-cell table:formula="of:=IF([.Z63]=0;0;[.Z63]*[.$K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4]">
            <text:p/>
          </table:table-cell>
          <table:table-cell table:style-name="ce21" table:formula="of:=['Unit Recipes'.H64]" office:value-type="float" office:value="0" calcext:value-type="float">
            <text:p>0</text:p>
          </table:table-cell>
          <table:table-cell table:style-name="ce21" table:formula="of:=['Unit Recipes'.I64]" office:value-type="float" office:value="0" calcext:value-type="float">
            <text:p>0</text:p>
          </table:table-cell>
          <table:table-cell table:style-name="ce21" table:formula="of:=['Unit Recipes'.J64]" office:value-type="float" office:value="3.75" calcext:value-type="float">
            <text:p>3.75</text:p>
          </table:table-cell>
          <table:table-cell/>
          <table:table-cell table:formula="of:=[.H64]">
            <text:p/>
          </table:table-cell>
          <table:table-cell table:formula="of:=[.I64]" office:value-type="float" office:value="0" calcext:value-type="float">
            <text:p>0</text:p>
          </table:table-cell>
          <table:table-cell table:formula="of:=[.J64]" office:value-type="float" office:value="0" calcext:value-type="float">
            <text:p>0</text:p>
          </table:table-cell>
          <table:table-cell table:formula="of:=SUMIF([.$F$2:.$F$39];CONCATENATE([.P$1];[.$H64]);[.$D$2:.$D$46])" office:value-type="float" office:value="0" calcext:value-type="float">
            <text:p>0</text:p>
          </table:table-cell>
          <table:table-cell table:formula="of:=IF([.P64]=0;0;[.P64]*[.$K64])" office:value-type="float" office:value="0" calcext:value-type="float">
            <text:p>0</text:p>
          </table:table-cell>
          <table:table-cell table:style-name="ce14" table:formula="of:=SUMIF([.$F$2:.$F$39];CONCATENATE([.R$1];[.$H64]);[.$D$2:.$D$46])" office:value-type="float" office:value="0" calcext:value-type="float">
            <text:p>0</text:p>
          </table:table-cell>
          <table:table-cell table:formula="of:=IF([.R64]=0;0;[.R64]*[.$K64])" office:value-type="float" office:value="0" calcext:value-type="float">
            <text:p>0</text:p>
          </table:table-cell>
          <table:table-cell table:style-name="ce14" table:formula="of:=SUMIF([.$F$2:.$F$39];CONCATENATE([.T$1];[.$H64]);[.$D$2:.$D$46])" office:value-type="float" office:value="0" calcext:value-type="float">
            <text:p>0</text:p>
          </table:table-cell>
          <table:table-cell table:formula="of:=IF([.T64]=0;0;[.T64]*[.$K64])" office:value-type="float" office:value="0" calcext:value-type="float">
            <text:p>0</text:p>
          </table:table-cell>
          <table:table-cell table:style-name="ce14" table:formula="of:=SUMIF([.$F$2:.$F$39];CONCATENATE([.V$1];[.$H64]);[.$D$2:.$D$46])" office:value-type="float" office:value="0" calcext:value-type="float">
            <text:p>0</text:p>
          </table:table-cell>
          <table:table-cell table:formula="of:=IF([.V64]=0;0;[.V64]*[.$K64])" office:value-type="float" office:value="0" calcext:value-type="float">
            <text:p>0</text:p>
          </table:table-cell>
          <table:table-cell table:style-name="ce14" table:formula="of:=SUMIF([.$F$2:.$F$39];CONCATENATE([.X$1];[.$H64]);[.$D$2:.$D$46])" office:value-type="float" office:value="0" calcext:value-type="float">
            <text:p>0</text:p>
          </table:table-cell>
          <table:table-cell table:formula="of:=IF([.X64]=0;0;[.X64]*[.$K64])" office:value-type="float" office:value="0" calcext:value-type="float">
            <text:p>0</text:p>
          </table:table-cell>
          <table:table-cell table:style-name="ce14" table:formula="of:=SUMIF([.$F$2:.$F$39];CONCATENATE([.Z$1];[.$H64]);[.$D$2:.$D$46])" office:value-type="float" office:value="0" calcext:value-type="float">
            <text:p>0</text:p>
          </table:table-cell>
          <table:table-cell table:formula="of:=IF([.Z64]=0;0;[.Z64]*[.$K6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5]" office:value-type="string" office:string-value="Chicken wings" calcext:value-type="string">
            <text:p>Chicken wings</text:p>
          </table:table-cell>
          <table:table-cell table:style-name="ce21" table:formula="of:=['Unit Recipes'.H65]" office:value-type="string" office:string-value="Chicken wings (1 is 30g)" calcext:value-type="string">
            <text:p>Chicken wings (1 is 30g)</text:p>
          </table:table-cell>
          <table:table-cell table:style-name="ce21" table:formula="of:=['Unit Recipes'.I65]" office:value-type="string" office:string-value="wings" calcext:value-type="string">
            <text:p>wings</text:p>
          </table:table-cell>
          <table:table-cell table:style-name="ce21" table:formula="of:=['Unit Recipes'.J65]" office:value-type="float" office:value="3.75" calcext:value-type="float">
            <text:p>3.75</text:p>
          </table:table-cell>
          <table:table-cell/>
          <table:table-cell table:formula="of:=[.H65]" office:value-type="string" office:string-value="Chicken wings" calcext:value-type="string">
            <text:p>Chicken wings</text:p>
          </table:table-cell>
          <table:table-cell table:formula="of:=[.I65]" office:value-type="string" office:string-value="Chicken wings (1 is 30g)" calcext:value-type="string">
            <text:p>Chicken wings (1 is 30g)</text:p>
          </table:table-cell>
          <table:table-cell table:formula="of:=[.J65]" office:value-type="string" office:string-value="wings" calcext:value-type="string">
            <text:p>wings</text:p>
          </table:table-cell>
          <table:table-cell table:formula="of:=SUMIF([.$F$2:.$F$39];CONCATENATE([.P$1];[.$H65]);[.$D$2:.$D$46])" office:value-type="float" office:value="0" calcext:value-type="float">
            <text:p>0</text:p>
          </table:table-cell>
          <table:table-cell table:formula="of:=IF([.P65]=0;0;[.P65]*[.$K65])" office:value-type="float" office:value="0" calcext:value-type="float">
            <text:p>0</text:p>
          </table:table-cell>
          <table:table-cell table:style-name="ce14" table:formula="of:=SUMIF([.$F$2:.$F$39];CONCATENATE([.R$1];[.$H65]);[.$D$2:.$D$46])" office:value-type="float" office:value="0" calcext:value-type="float">
            <text:p>0</text:p>
          </table:table-cell>
          <table:table-cell table:formula="of:=IF([.R65]=0;0;[.R65]*[.$K65])" office:value-type="float" office:value="0" calcext:value-type="float">
            <text:p>0</text:p>
          </table:table-cell>
          <table:table-cell table:style-name="ce14" table:formula="of:=SUMIF([.$F$2:.$F$39];CONCATENATE([.T$1];[.$H65]);[.$D$2:.$D$46])" office:value-type="float" office:value="0" calcext:value-type="float">
            <text:p>0</text:p>
          </table:table-cell>
          <table:table-cell table:formula="of:=IF([.T65]=0;0;[.T65]*[.$K65])" office:value-type="float" office:value="0" calcext:value-type="float">
            <text:p>0</text:p>
          </table:table-cell>
          <table:table-cell table:style-name="ce14" table:formula="of:=SUMIF([.$F$2:.$F$39];CONCATENATE([.V$1];[.$H65]);[.$D$2:.$D$46])" office:value-type="float" office:value="0" calcext:value-type="float">
            <text:p>0</text:p>
          </table:table-cell>
          <table:table-cell table:formula="of:=IF([.V65]=0;0;[.V65]*[.$K65])" office:value-type="float" office:value="0" calcext:value-type="float">
            <text:p>0</text:p>
          </table:table-cell>
          <table:table-cell table:style-name="ce14" table:formula="of:=SUMIF([.$F$2:.$F$39];CONCATENATE([.X$1];[.$H65]);[.$D$2:.$D$46])" office:value-type="float" office:value="0" calcext:value-type="float">
            <text:p>0</text:p>
          </table:table-cell>
          <table:table-cell table:formula="of:=IF([.X65]=0;0;[.X65]*[.$K65])" office:value-type="float" office:value="0" calcext:value-type="float">
            <text:p>0</text:p>
          </table:table-cell>
          <table:table-cell table:style-name="ce14" table:formula="of:=SUMIF([.$F$2:.$F$39];CONCATENATE([.Z$1];[.$H65]);[.$D$2:.$D$46])" office:value-type="float" office:value="0" calcext:value-type="float">
            <text:p>0</text:p>
          </table:table-cell>
          <table:table-cell table:formula="of:=IF([.Z65]=0;0;[.Z65]*[.$K6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6]" office:value-type="string" office:string-value="Chicken wings" calcext:value-type="string">
            <text:p>Chicken wings</text:p>
          </table:table-cell>
          <table:table-cell table:style-name="ce21" table:formula="of:=['Unit Recipes'.H66]" office:value-type="string" office:string-value="5 spring onions, finely sliced" calcext:value-type="string">
            <text:p>5 spring onions, finely sliced</text:p>
          </table:table-cell>
          <table:table-cell table:style-name="ce21" table:formula="of:=['Unit Recipes'.I66]" office:value-type="string" office:string-value="piece" calcext:value-type="string">
            <text:p>piece</text:p>
          </table:table-cell>
          <table:table-cell table:style-name="ce21" table:formula="of:=['Unit Recipes'.J66]" office:value-type="float" office:value="3.75" calcext:value-type="float">
            <text:p>3.75</text:p>
          </table:table-cell>
          <table:table-cell/>
          <table:table-cell table:formula="of:=[.H66]" office:value-type="string" office:string-value="Chicken wings" calcext:value-type="string">
            <text:p>Chicken wings</text:p>
          </table:table-cell>
          <table:table-cell table:formula="of:=[.I66]" office:value-type="string" office:string-value="5 spring onions, finely sliced" calcext:value-type="string">
            <text:p>5 spring onions, finely sliced</text:p>
          </table:table-cell>
          <table:table-cell table:formula="of:=[.J66]" office:value-type="string" office:string-value="piece" calcext:value-type="string">
            <text:p>piece</text:p>
          </table:table-cell>
          <table:table-cell table:formula="of:=SUMIF([.$F$2:.$F$39];CONCATENATE([.P$1];[.$H66]);[.$D$2:.$D$46])" office:value-type="float" office:value="0" calcext:value-type="float">
            <text:p>0</text:p>
          </table:table-cell>
          <table:table-cell table:formula="of:=IF([.P66]=0;0;[.P66]*[.$K66])" office:value-type="float" office:value="0" calcext:value-type="float">
            <text:p>0</text:p>
          </table:table-cell>
          <table:table-cell table:style-name="ce14" table:formula="of:=SUMIF([.$F$2:.$F$39];CONCATENATE([.R$1];[.$H66]);[.$D$2:.$D$46])" office:value-type="float" office:value="0" calcext:value-type="float">
            <text:p>0</text:p>
          </table:table-cell>
          <table:table-cell table:formula="of:=IF([.R66]=0;0;[.R66]*[.$K66])" office:value-type="float" office:value="0" calcext:value-type="float">
            <text:p>0</text:p>
          </table:table-cell>
          <table:table-cell table:style-name="ce14" table:formula="of:=SUMIF([.$F$2:.$F$39];CONCATENATE([.T$1];[.$H66]);[.$D$2:.$D$46])" office:value-type="float" office:value="0" calcext:value-type="float">
            <text:p>0</text:p>
          </table:table-cell>
          <table:table-cell table:formula="of:=IF([.T66]=0;0;[.T66]*[.$K66])" office:value-type="float" office:value="0" calcext:value-type="float">
            <text:p>0</text:p>
          </table:table-cell>
          <table:table-cell table:style-name="ce14" table:formula="of:=SUMIF([.$F$2:.$F$39];CONCATENATE([.V$1];[.$H66]);[.$D$2:.$D$46])" office:value-type="float" office:value="0" calcext:value-type="float">
            <text:p>0</text:p>
          </table:table-cell>
          <table:table-cell table:formula="of:=IF([.V66]=0;0;[.V66]*[.$K66])" office:value-type="float" office:value="0" calcext:value-type="float">
            <text:p>0</text:p>
          </table:table-cell>
          <table:table-cell table:style-name="ce14" table:formula="of:=SUMIF([.$F$2:.$F$39];CONCATENATE([.X$1];[.$H66]);[.$D$2:.$D$46])" office:value-type="float" office:value="0" calcext:value-type="float">
            <text:p>0</text:p>
          </table:table-cell>
          <table:table-cell table:formula="of:=IF([.X66]=0;0;[.X66]*[.$K66])" office:value-type="float" office:value="0" calcext:value-type="float">
            <text:p>0</text:p>
          </table:table-cell>
          <table:table-cell table:style-name="ce14" table:formula="of:=SUMIF([.$F$2:.$F$39];CONCATENATE([.Z$1];[.$H66]);[.$D$2:.$D$46])" office:value-type="float" office:value="0" calcext:value-type="float">
            <text:p>0</text:p>
          </table:table-cell>
          <table:table-cell table:formula="of:=IF([.Z66]=0;0;[.Z66]*[.$K6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7]" office:value-type="string" office:string-value="Chicken wings" calcext:value-type="string">
            <text:p>Chicken wings</text:p>
          </table:table-cell>
          <table:table-cell table:style-name="ce21" table:formula="of:=['Unit Recipes'.H67]" office:value-type="string" office:string-value="5 tbsp honey" calcext:value-type="string">
            <text:p>5 tbsp honey</text:p>
          </table:table-cell>
          <table:table-cell table:style-name="ce21" table:formula="of:=['Unit Recipes'.I67]" office:value-type="string" office:string-value="tbsp" calcext:value-type="string">
            <text:p>tbsp</text:p>
          </table:table-cell>
          <table:table-cell table:style-name="ce21" table:formula="of:=['Unit Recipes'.J67]" office:value-type="float" office:value="3.75" calcext:value-type="float">
            <text:p>3.75</text:p>
          </table:table-cell>
          <table:table-cell/>
          <table:table-cell table:formula="of:=[.H67]" office:value-type="string" office:string-value="Chicken wings" calcext:value-type="string">
            <text:p>Chicken wings</text:p>
          </table:table-cell>
          <table:table-cell table:formula="of:=[.I67]" office:value-type="string" office:string-value="5 tbsp honey" calcext:value-type="string">
            <text:p>5 tbsp honey</text:p>
          </table:table-cell>
          <table:table-cell table:formula="of:=[.J67]" office:value-type="string" office:string-value="tbsp" calcext:value-type="string">
            <text:p>tbsp</text:p>
          </table:table-cell>
          <table:table-cell table:formula="of:=SUMIF([.$F$2:.$F$39];CONCATENATE([.P$1];[.$H67]);[.$D$2:.$D$46])" office:value-type="float" office:value="0" calcext:value-type="float">
            <text:p>0</text:p>
          </table:table-cell>
          <table:table-cell table:formula="of:=IF([.P67]=0;0;[.P67]*[.$K67])" office:value-type="float" office:value="0" calcext:value-type="float">
            <text:p>0</text:p>
          </table:table-cell>
          <table:table-cell table:style-name="ce14" table:formula="of:=SUMIF([.$F$2:.$F$39];CONCATENATE([.R$1];[.$H67]);[.$D$2:.$D$46])" office:value-type="float" office:value="0" calcext:value-type="float">
            <text:p>0</text:p>
          </table:table-cell>
          <table:table-cell table:formula="of:=IF([.R67]=0;0;[.R67]*[.$K67])" office:value-type="float" office:value="0" calcext:value-type="float">
            <text:p>0</text:p>
          </table:table-cell>
          <table:table-cell table:style-name="ce14" table:formula="of:=SUMIF([.$F$2:.$F$39];CONCATENATE([.T$1];[.$H67]);[.$D$2:.$D$46])" office:value-type="float" office:value="0" calcext:value-type="float">
            <text:p>0</text:p>
          </table:table-cell>
          <table:table-cell table:formula="of:=IF([.T67]=0;0;[.T67]*[.$K67])" office:value-type="float" office:value="0" calcext:value-type="float">
            <text:p>0</text:p>
          </table:table-cell>
          <table:table-cell table:style-name="ce14" table:formula="of:=SUMIF([.$F$2:.$F$39];CONCATENATE([.V$1];[.$H67]);[.$D$2:.$D$46])" office:value-type="float" office:value="0" calcext:value-type="float">
            <text:p>0</text:p>
          </table:table-cell>
          <table:table-cell table:formula="of:=IF([.V67]=0;0;[.V67]*[.$K67])" office:value-type="float" office:value="0" calcext:value-type="float">
            <text:p>0</text:p>
          </table:table-cell>
          <table:table-cell table:style-name="ce14" table:formula="of:=SUMIF([.$F$2:.$F$39];CONCATENATE([.X$1];[.$H67]);[.$D$2:.$D$46])" office:value-type="float" office:value="0" calcext:value-type="float">
            <text:p>0</text:p>
          </table:table-cell>
          <table:table-cell table:formula="of:=IF([.X67]=0;0;[.X67]*[.$K67])" office:value-type="float" office:value="0" calcext:value-type="float">
            <text:p>0</text:p>
          </table:table-cell>
          <table:table-cell table:style-name="ce14" table:formula="of:=SUMIF([.$F$2:.$F$39];CONCATENATE([.Z$1];[.$H67]);[.$D$2:.$D$46])" office:value-type="float" office:value="0" calcext:value-type="float">
            <text:p>0</text:p>
          </table:table-cell>
          <table:table-cell table:formula="of:=IF([.Z67]=0;0;[.Z67]*[.$K6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8]" office:value-type="string" office:string-value="Chicken wings" calcext:value-type="string">
            <text:p>Chicken wings</text:p>
          </table:table-cell>
          <table:table-cell table:style-name="ce21" table:formula="of:=['Unit Recipes'.H68]" office:value-type="string" office:string-value="• 2 tbsp soy sauce" calcext:value-type="string">
            <text:p>• 2 tbsp soy sauce</text:p>
          </table:table-cell>
          <table:table-cell table:style-name="ce21" table:formula="of:=['Unit Recipes'.I68]" office:value-type="string" office:string-value="tbsp" calcext:value-type="string">
            <text:p>tbsp</text:p>
          </table:table-cell>
          <table:table-cell table:style-name="ce21" table:formula="of:=['Unit Recipes'.J68]" office:value-type="float" office:value="3.75" calcext:value-type="float">
            <text:p>3.75</text:p>
          </table:table-cell>
          <table:table-cell/>
          <table:table-cell table:formula="of:=[.H68]" office:value-type="string" office:string-value="Chicken wings" calcext:value-type="string">
            <text:p>Chicken wings</text:p>
          </table:table-cell>
          <table:table-cell table:formula="of:=[.I68]" office:value-type="string" office:string-value="• 2 tbsp soy sauce" calcext:value-type="string">
            <text:p>• 2 tbsp soy sauce</text:p>
          </table:table-cell>
          <table:table-cell table:formula="of:=[.J68]" office:value-type="string" office:string-value="tbsp" calcext:value-type="string">
            <text:p>tbsp</text:p>
          </table:table-cell>
          <table:table-cell table:formula="of:=SUMIF([.$F$2:.$F$39];CONCATENATE([.P$1];[.$H68]);[.$D$2:.$D$46])" office:value-type="float" office:value="0" calcext:value-type="float">
            <text:p>0</text:p>
          </table:table-cell>
          <table:table-cell table:formula="of:=IF([.P68]=0;0;[.P68]*[.$K68])" office:value-type="float" office:value="0" calcext:value-type="float">
            <text:p>0</text:p>
          </table:table-cell>
          <table:table-cell table:style-name="ce14" table:formula="of:=SUMIF([.$F$2:.$F$39];CONCATENATE([.R$1];[.$H68]);[.$D$2:.$D$46])" office:value-type="float" office:value="0" calcext:value-type="float">
            <text:p>0</text:p>
          </table:table-cell>
          <table:table-cell table:formula="of:=IF([.R68]=0;0;[.R68]*[.$K68])" office:value-type="float" office:value="0" calcext:value-type="float">
            <text:p>0</text:p>
          </table:table-cell>
          <table:table-cell table:style-name="ce14" table:formula="of:=SUMIF([.$F$2:.$F$39];CONCATENATE([.T$1];[.$H68]);[.$D$2:.$D$46])" office:value-type="float" office:value="0" calcext:value-type="float">
            <text:p>0</text:p>
          </table:table-cell>
          <table:table-cell table:formula="of:=IF([.T68]=0;0;[.T68]*[.$K68])" office:value-type="float" office:value="0" calcext:value-type="float">
            <text:p>0</text:p>
          </table:table-cell>
          <table:table-cell table:style-name="ce14" table:formula="of:=SUMIF([.$F$2:.$F$39];CONCATENATE([.V$1];[.$H68]);[.$D$2:.$D$46])" office:value-type="float" office:value="0" calcext:value-type="float">
            <text:p>0</text:p>
          </table:table-cell>
          <table:table-cell table:formula="of:=IF([.V68]=0;0;[.V68]*[.$K68])" office:value-type="float" office:value="0" calcext:value-type="float">
            <text:p>0</text:p>
          </table:table-cell>
          <table:table-cell table:style-name="ce14" table:formula="of:=SUMIF([.$F$2:.$F$39];CONCATENATE([.X$1];[.$H68]);[.$D$2:.$D$46])" office:value-type="float" office:value="0" calcext:value-type="float">
            <text:p>0</text:p>
          </table:table-cell>
          <table:table-cell table:formula="of:=IF([.X68]=0;0;[.X68]*[.$K68])" office:value-type="float" office:value="0" calcext:value-type="float">
            <text:p>0</text:p>
          </table:table-cell>
          <table:table-cell table:style-name="ce14" table:formula="of:=SUMIF([.$F$2:.$F$39];CONCATENATE([.Z$1];[.$H68]);[.$D$2:.$D$46])" office:value-type="float" office:value="0" calcext:value-type="float">
            <text:p>0</text:p>
          </table:table-cell>
          <table:table-cell table:formula="of:=IF([.Z68]=0;0;[.Z68]*[.$K6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69]" office:value-type="string" office:string-value="Chicken wings" calcext:value-type="string">
            <text:p>Chicken wings</text:p>
          </table:table-cell>
          <table:table-cell table:style-name="ce21" table:formula="of:=['Unit Recipes'.H69]" office:value-type="string" office:string-value="• 1 red chilli, sliced" calcext:value-type="string">
            <text:p>• 1 red chilli, sliced</text:p>
          </table:table-cell>
          <table:table-cell table:style-name="ce21" table:formula="of:=['Unit Recipes'.I69]" office:value-type="string" office:string-value="piece" calcext:value-type="string">
            <text:p>piece</text:p>
          </table:table-cell>
          <table:table-cell table:style-name="ce21" table:formula="of:=['Unit Recipes'.J69]" office:value-type="float" office:value="3.75" calcext:value-type="float">
            <text:p>3.75</text:p>
          </table:table-cell>
          <table:table-cell/>
          <table:table-cell table:formula="of:=[.H69]" office:value-type="string" office:string-value="Chicken wings" calcext:value-type="string">
            <text:p>Chicken wings</text:p>
          </table:table-cell>
          <table:table-cell table:formula="of:=[.I69]" office:value-type="string" office:string-value="• 1 red chilli, sliced" calcext:value-type="string">
            <text:p>• 1 red chilli, sliced</text:p>
          </table:table-cell>
          <table:table-cell table:formula="of:=[.J69]" office:value-type="string" office:string-value="piece" calcext:value-type="string">
            <text:p>piece</text:p>
          </table:table-cell>
          <table:table-cell table:formula="of:=SUMIF([.$F$2:.$F$39];CONCATENATE([.P$1];[.$H69]);[.$D$2:.$D$46])" office:value-type="float" office:value="0" calcext:value-type="float">
            <text:p>0</text:p>
          </table:table-cell>
          <table:table-cell table:formula="of:=IF([.P69]=0;0;[.P69]*[.$K69])" office:value-type="float" office:value="0" calcext:value-type="float">
            <text:p>0</text:p>
          </table:table-cell>
          <table:table-cell table:style-name="ce14" table:formula="of:=SUMIF([.$F$2:.$F$39];CONCATENATE([.R$1];[.$H69]);[.$D$2:.$D$46])" office:value-type="float" office:value="0" calcext:value-type="float">
            <text:p>0</text:p>
          </table:table-cell>
          <table:table-cell table:formula="of:=IF([.R69]=0;0;[.R69]*[.$K69])" office:value-type="float" office:value="0" calcext:value-type="float">
            <text:p>0</text:p>
          </table:table-cell>
          <table:table-cell table:style-name="ce14" table:formula="of:=SUMIF([.$F$2:.$F$39];CONCATENATE([.T$1];[.$H69]);[.$D$2:.$D$46])" office:value-type="float" office:value="0" calcext:value-type="float">
            <text:p>0</text:p>
          </table:table-cell>
          <table:table-cell table:formula="of:=IF([.T69]=0;0;[.T69]*[.$K69])" office:value-type="float" office:value="0" calcext:value-type="float">
            <text:p>0</text:p>
          </table:table-cell>
          <table:table-cell table:style-name="ce14" table:formula="of:=SUMIF([.$F$2:.$F$39];CONCATENATE([.V$1];[.$H69]);[.$D$2:.$D$46])" office:value-type="float" office:value="0" calcext:value-type="float">
            <text:p>0</text:p>
          </table:table-cell>
          <table:table-cell table:formula="of:=IF([.V69]=0;0;[.V69]*[.$K69])" office:value-type="float" office:value="0" calcext:value-type="float">
            <text:p>0</text:p>
          </table:table-cell>
          <table:table-cell table:style-name="ce14" table:formula="of:=SUMIF([.$F$2:.$F$39];CONCATENATE([.X$1];[.$H69]);[.$D$2:.$D$46])" office:value-type="float" office:value="0" calcext:value-type="float">
            <text:p>0</text:p>
          </table:table-cell>
          <table:table-cell table:formula="of:=IF([.X69]=0;0;[.X69]*[.$K69])" office:value-type="float" office:value="0" calcext:value-type="float">
            <text:p>0</text:p>
          </table:table-cell>
          <table:table-cell table:style-name="ce14" table:formula="of:=SUMIF([.$F$2:.$F$39];CONCATENATE([.Z$1];[.$H69]);[.$D$2:.$D$46])" office:value-type="float" office:value="0" calcext:value-type="float">
            <text:p>0</text:p>
          </table:table-cell>
          <table:table-cell table:formula="of:=IF([.Z69]=0;0;[.Z69]*[.$K6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0]" office:value-type="string" office:string-value="Chicken wings" calcext:value-type="string">
            <text:p>Chicken wings</text:p>
          </table:table-cell>
          <table:table-cell table:style-name="ce21" table:formula="of:=['Unit Recipes'.H70]" office:value-type="string" office:string-value="• 1–2 cm ginger, grated" calcext:value-type="string">
            <text:p>• 1–2 cm ginger, grated</text:p>
          </table:table-cell>
          <table:table-cell table:style-name="ce21" table:formula="of:=['Unit Recipes'.I70]" office:value-type="string" office:string-value="cm piece" calcext:value-type="string">
            <text:p>cm piece</text:p>
          </table:table-cell>
          <table:table-cell table:style-name="ce21" table:formula="of:=['Unit Recipes'.J70]" office:value-type="float" office:value="3.75" calcext:value-type="float">
            <text:p>3.75</text:p>
          </table:table-cell>
          <table:table-cell/>
          <table:table-cell table:formula="of:=[.H70]" office:value-type="string" office:string-value="Chicken wings" calcext:value-type="string">
            <text:p>Chicken wings</text:p>
          </table:table-cell>
          <table:table-cell table:formula="of:=[.I70]" office:value-type="string" office:string-value="• 1–2 cm ginger, grated" calcext:value-type="string">
            <text:p>• 1–2 cm ginger, grated</text:p>
          </table:table-cell>
          <table:table-cell table:formula="of:=[.J70]" office:value-type="string" office:string-value="cm piece" calcext:value-type="string">
            <text:p>cm piece</text:p>
          </table:table-cell>
          <table:table-cell table:formula="of:=SUMIF([.$F$2:.$F$39];CONCATENATE([.P$1];[.$H70]);[.$D$2:.$D$46])" office:value-type="float" office:value="0" calcext:value-type="float">
            <text:p>0</text:p>
          </table:table-cell>
          <table:table-cell table:formula="of:=IF([.P70]=0;0;[.P70]*[.$K70])" office:value-type="float" office:value="0" calcext:value-type="float">
            <text:p>0</text:p>
          </table:table-cell>
          <table:table-cell table:style-name="ce14" table:formula="of:=SUMIF([.$F$2:.$F$39];CONCATENATE([.R$1];[.$H70]);[.$D$2:.$D$46])" office:value-type="float" office:value="0" calcext:value-type="float">
            <text:p>0</text:p>
          </table:table-cell>
          <table:table-cell table:formula="of:=IF([.R70]=0;0;[.R70]*[.$K70])" office:value-type="float" office:value="0" calcext:value-type="float">
            <text:p>0</text:p>
          </table:table-cell>
          <table:table-cell table:style-name="ce14" table:formula="of:=SUMIF([.$F$2:.$F$39];CONCATENATE([.T$1];[.$H70]);[.$D$2:.$D$46])" office:value-type="float" office:value="0" calcext:value-type="float">
            <text:p>0</text:p>
          </table:table-cell>
          <table:table-cell table:formula="of:=IF([.T70]=0;0;[.T70]*[.$K70])" office:value-type="float" office:value="0" calcext:value-type="float">
            <text:p>0</text:p>
          </table:table-cell>
          <table:table-cell table:style-name="ce14" table:formula="of:=SUMIF([.$F$2:.$F$39];CONCATENATE([.V$1];[.$H70]);[.$D$2:.$D$46])" office:value-type="float" office:value="0" calcext:value-type="float">
            <text:p>0</text:p>
          </table:table-cell>
          <table:table-cell table:formula="of:=IF([.V70]=0;0;[.V70]*[.$K70])" office:value-type="float" office:value="0" calcext:value-type="float">
            <text:p>0</text:p>
          </table:table-cell>
          <table:table-cell table:style-name="ce14" table:formula="of:=SUMIF([.$F$2:.$F$39];CONCATENATE([.X$1];[.$H70]);[.$D$2:.$D$46])" office:value-type="float" office:value="0" calcext:value-type="float">
            <text:p>0</text:p>
          </table:table-cell>
          <table:table-cell table:formula="of:=IF([.X70]=0;0;[.X70]*[.$K70])" office:value-type="float" office:value="0" calcext:value-type="float">
            <text:p>0</text:p>
          </table:table-cell>
          <table:table-cell table:style-name="ce14" table:formula="of:=SUMIF([.$F$2:.$F$39];CONCATENATE([.Z$1];[.$H70]);[.$D$2:.$D$46])" office:value-type="float" office:value="0" calcext:value-type="float">
            <text:p>0</text:p>
          </table:table-cell>
          <table:table-cell table:formula="of:=IF([.Z70]=0;0;[.Z70]*[.$K7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1]" office:value-type="string" office:string-value="Chicken wings" calcext:value-type="string">
            <text:p>Chicken wings</text:p>
          </table:table-cell>
          <table:table-cell table:style-name="ce21" table:formula="of:=['Unit Recipes'.H71]" office:value-type="string" office:string-value="0.625 teaspoon thyme" calcext:value-type="string">
            <text:p>0.625 teaspoon thyme</text:p>
          </table:table-cell>
          <table:table-cell table:style-name="ce21" table:formula="of:=['Unit Recipes'.I71]" office:value-type="string" office:string-value="tsp" calcext:value-type="string">
            <text:p>tsp</text:p>
          </table:table-cell>
          <table:table-cell table:style-name="ce21" table:formula="of:=['Unit Recipes'.J71]" office:value-type="float" office:value="3.75" calcext:value-type="float">
            <text:p>3.75</text:p>
          </table:table-cell>
          <table:table-cell/>
          <table:table-cell table:formula="of:=[.H71]" office:value-type="string" office:string-value="Chicken wings" calcext:value-type="string">
            <text:p>Chicken wings</text:p>
          </table:table-cell>
          <table:table-cell table:formula="of:=[.I71]" office:value-type="string" office:string-value="0.625 teaspoon thyme" calcext:value-type="string">
            <text:p>0.625 teaspoon thyme</text:p>
          </table:table-cell>
          <table:table-cell table:formula="of:=[.J71]" office:value-type="string" office:string-value="tsp" calcext:value-type="string">
            <text:p>tsp</text:p>
          </table:table-cell>
          <table:table-cell table:formula="of:=SUMIF([.$F$2:.$F$39];CONCATENATE([.P$1];[.$H71]);[.$D$2:.$D$46])" office:value-type="float" office:value="0" calcext:value-type="float">
            <text:p>0</text:p>
          </table:table-cell>
          <table:table-cell table:formula="of:=IF([.P71]=0;0;[.P71]*[.$K71])" office:value-type="float" office:value="0" calcext:value-type="float">
            <text:p>0</text:p>
          </table:table-cell>
          <table:table-cell table:style-name="ce14" table:formula="of:=SUMIF([.$F$2:.$F$39];CONCATENATE([.R$1];[.$H71]);[.$D$2:.$D$46])" office:value-type="float" office:value="0" calcext:value-type="float">
            <text:p>0</text:p>
          </table:table-cell>
          <table:table-cell table:formula="of:=IF([.R71]=0;0;[.R71]*[.$K71])" office:value-type="float" office:value="0" calcext:value-type="float">
            <text:p>0</text:p>
          </table:table-cell>
          <table:table-cell table:style-name="ce14" table:formula="of:=SUMIF([.$F$2:.$F$39];CONCATENATE([.T$1];[.$H71]);[.$D$2:.$D$46])" office:value-type="float" office:value="0" calcext:value-type="float">
            <text:p>0</text:p>
          </table:table-cell>
          <table:table-cell table:formula="of:=IF([.T71]=0;0;[.T71]*[.$K71])" office:value-type="float" office:value="0" calcext:value-type="float">
            <text:p>0</text:p>
          </table:table-cell>
          <table:table-cell table:style-name="ce14" table:formula="of:=SUMIF([.$F$2:.$F$39];CONCATENATE([.V$1];[.$H71]);[.$D$2:.$D$46])" office:value-type="float" office:value="0" calcext:value-type="float">
            <text:p>0</text:p>
          </table:table-cell>
          <table:table-cell table:formula="of:=IF([.V71]=0;0;[.V71]*[.$K71])" office:value-type="float" office:value="0" calcext:value-type="float">
            <text:p>0</text:p>
          </table:table-cell>
          <table:table-cell table:style-name="ce14" table:formula="of:=SUMIF([.$F$2:.$F$39];CONCATENATE([.X$1];[.$H71]);[.$D$2:.$D$46])" office:value-type="float" office:value="0" calcext:value-type="float">
            <text:p>0</text:p>
          </table:table-cell>
          <table:table-cell table:formula="of:=IF([.X71]=0;0;[.X71]*[.$K71])" office:value-type="float" office:value="0" calcext:value-type="float">
            <text:p>0</text:p>
          </table:table-cell>
          <table:table-cell table:style-name="ce14" table:formula="of:=SUMIF([.$F$2:.$F$39];CONCATENATE([.Z$1];[.$H71]);[.$D$2:.$D$46])" office:value-type="float" office:value="0" calcext:value-type="float">
            <text:p>0</text:p>
          </table:table-cell>
          <table:table-cell table:formula="of:=IF([.Z71]=0;0;[.Z71]*[.$K7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2]">
            <text:p/>
          </table:table-cell>
          <table:table-cell table:style-name="ce21" table:formula="of:=['Unit Recipes'.H72]" office:value-type="float" office:value="0" calcext:value-type="float">
            <text:p>0</text:p>
          </table:table-cell>
          <table:table-cell table:style-name="ce21" table:formula="of:=['Unit Recipes'.I72]" office:value-type="float" office:value="0" calcext:value-type="float">
            <text:p>0</text:p>
          </table:table-cell>
          <table:table-cell table:style-name="ce21" table:formula="of:=['Unit Recipes'.J72]" office:value-type="float" office:value="3.75" calcext:value-type="float">
            <text:p>3.75</text:p>
          </table:table-cell>
          <table:table-cell/>
          <table:table-cell table:formula="of:=[.H72]">
            <text:p/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SUMIF([.$F$2:.$F$39];CONCATENATE([.P$1];[.$H72]);[.$D$2:.$D$46])" office:value-type="float" office:value="0" calcext:value-type="float">
            <text:p>0</text:p>
          </table:table-cell>
          <table:table-cell table:formula="of:=IF([.P72]=0;0;[.P72]*[.$K72])" office:value-type="float" office:value="0" calcext:value-type="float">
            <text:p>0</text:p>
          </table:table-cell>
          <table:table-cell table:style-name="ce14" table:formula="of:=SUMIF([.$F$2:.$F$39];CONCATENATE([.R$1];[.$H72]);[.$D$2:.$D$46])" office:value-type="float" office:value="0" calcext:value-type="float">
            <text:p>0</text:p>
          </table:table-cell>
          <table:table-cell table:formula="of:=IF([.R72]=0;0;[.R72]*[.$K72])" office:value-type="float" office:value="0" calcext:value-type="float">
            <text:p>0</text:p>
          </table:table-cell>
          <table:table-cell table:style-name="ce14" table:formula="of:=SUMIF([.$F$2:.$F$39];CONCATENATE([.T$1];[.$H72]);[.$D$2:.$D$46])" office:value-type="float" office:value="0" calcext:value-type="float">
            <text:p>0</text:p>
          </table:table-cell>
          <table:table-cell table:formula="of:=IF([.T72]=0;0;[.T72]*[.$K72])" office:value-type="float" office:value="0" calcext:value-type="float">
            <text:p>0</text:p>
          </table:table-cell>
          <table:table-cell table:style-name="ce14" table:formula="of:=SUMIF([.$F$2:.$F$39];CONCATENATE([.V$1];[.$H72]);[.$D$2:.$D$46])" office:value-type="float" office:value="0" calcext:value-type="float">
            <text:p>0</text:p>
          </table:table-cell>
          <table:table-cell table:formula="of:=IF([.V72]=0;0;[.V72]*[.$K72])" office:value-type="float" office:value="0" calcext:value-type="float">
            <text:p>0</text:p>
          </table:table-cell>
          <table:table-cell table:style-name="ce14" table:formula="of:=SUMIF([.$F$2:.$F$39];CONCATENATE([.X$1];[.$H72]);[.$D$2:.$D$46])" office:value-type="float" office:value="0" calcext:value-type="float">
            <text:p>0</text:p>
          </table:table-cell>
          <table:table-cell table:formula="of:=IF([.X72]=0;0;[.X72]*[.$K72])" office:value-type="float" office:value="0" calcext:value-type="float">
            <text:p>0</text:p>
          </table:table-cell>
          <table:table-cell table:style-name="ce14" table:formula="of:=SUMIF([.$F$2:.$F$39];CONCATENATE([.Z$1];[.$H72]);[.$D$2:.$D$46])" office:value-type="float" office:value="0" calcext:value-type="float">
            <text:p>0</text:p>
          </table:table-cell>
          <table:table-cell table:formula="of:=IF([.Z72]=0;0;[.Z72]*[.$K7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3]">
            <text:p/>
          </table:table-cell>
          <table:table-cell table:style-name="ce21" table:formula="of:=['Unit Recipes'.H73]" office:value-type="float" office:value="0" calcext:value-type="float">
            <text:p>0</text:p>
          </table:table-cell>
          <table:table-cell table:style-name="ce21" table:formula="of:=['Unit Recipes'.I73]" office:value-type="float" office:value="0" calcext:value-type="float">
            <text:p>0</text:p>
          </table:table-cell>
          <table:table-cell table:style-name="ce21" table:formula="of:=['Unit Recipes'.J73]" office:value-type="float" office:value="12" calcext:value-type="float">
            <text:p>12</text:p>
          </table:table-cell>
          <table:table-cell/>
          <table:table-cell table:formula="of:=[.H73]">
            <text:p/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SUMIF([.$F$2:.$F$39];CONCATENATE([.P$1];[.$H73]);[.$D$2:.$D$46])" office:value-type="float" office:value="0" calcext:value-type="float">
            <text:p>0</text:p>
          </table:table-cell>
          <table:table-cell table:formula="of:=IF([.P73]=0;0;[.P73]*[.$K73])" office:value-type="float" office:value="0" calcext:value-type="float">
            <text:p>0</text:p>
          </table:table-cell>
          <table:table-cell table:style-name="ce14" table:formula="of:=SUMIF([.$F$2:.$F$39];CONCATENATE([.R$1];[.$H73]);[.$D$2:.$D$46])" office:value-type="float" office:value="0" calcext:value-type="float">
            <text:p>0</text:p>
          </table:table-cell>
          <table:table-cell table:formula="of:=IF([.R73]=0;0;[.R73]*[.$K73])" office:value-type="float" office:value="0" calcext:value-type="float">
            <text:p>0</text:p>
          </table:table-cell>
          <table:table-cell table:style-name="ce14" table:formula="of:=SUMIF([.$F$2:.$F$39];CONCATENATE([.T$1];[.$H73]);[.$D$2:.$D$46])" office:value-type="float" office:value="0" calcext:value-type="float">
            <text:p>0</text:p>
          </table:table-cell>
          <table:table-cell table:formula="of:=IF([.T73]=0;0;[.T73]*[.$K73])" office:value-type="float" office:value="0" calcext:value-type="float">
            <text:p>0</text:p>
          </table:table-cell>
          <table:table-cell table:style-name="ce14" table:formula="of:=SUMIF([.$F$2:.$F$39];CONCATENATE([.V$1];[.$H73]);[.$D$2:.$D$46])" office:value-type="float" office:value="0" calcext:value-type="float">
            <text:p>0</text:p>
          </table:table-cell>
          <table:table-cell table:formula="of:=IF([.V73]=0;0;[.V73]*[.$K73])" office:value-type="float" office:value="0" calcext:value-type="float">
            <text:p>0</text:p>
          </table:table-cell>
          <table:table-cell table:style-name="ce14" table:formula="of:=SUMIF([.$F$2:.$F$39];CONCATENATE([.X$1];[.$H73]);[.$D$2:.$D$46])" office:value-type="float" office:value="0" calcext:value-type="float">
            <text:p>0</text:p>
          </table:table-cell>
          <table:table-cell table:formula="of:=IF([.X73]=0;0;[.X73]*[.$K73])" office:value-type="float" office:value="0" calcext:value-type="float">
            <text:p>0</text:p>
          </table:table-cell>
          <table:table-cell table:style-name="ce14" table:formula="of:=SUMIF([.$F$2:.$F$39];CONCATENATE([.Z$1];[.$H73]);[.$D$2:.$D$46])" office:value-type="float" office:value="0" calcext:value-type="float">
            <text:p>0</text:p>
          </table:table-cell>
          <table:table-cell table:formula="of:=IF([.Z73]=0;0;[.Z73]*[.$K7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4]" office:value-type="string" office:string-value="Veggies in Foil" calcext:value-type="string">
            <text:p>Veggies in Foil</text:p>
          </table:table-cell>
          <table:table-cell table:style-name="ce21" table:formula="of:=['Unit Recipes'.H74]" office:value-type="string" office:string-value="2 potatoes cut in batons" calcext:value-type="string">
            <text:p>2 potatoes cut in batons</text:p>
          </table:table-cell>
          <table:table-cell table:style-name="ce21" table:formula="of:=['Unit Recipes'.I74]" office:value-type="string" office:string-value="g" calcext:value-type="string">
            <text:p>g</text:p>
          </table:table-cell>
          <table:table-cell table:style-name="ce21" table:formula="of:=['Unit Recipes'.J74]" office:value-type="float" office:value="12" calcext:value-type="float">
            <text:p>12</text:p>
          </table:table-cell>
          <table:table-cell/>
          <table:table-cell table:formula="of:=[.H74]" office:value-type="string" office:string-value="Veggies in Foil" calcext:value-type="string">
            <text:p>Veggies in Foil</text:p>
          </table:table-cell>
          <table:table-cell table:formula="of:=[.I74]" office:value-type="string" office:string-value="2 potatoes cut in batons" calcext:value-type="string">
            <text:p>2 potatoes cut in batons</text:p>
          </table:table-cell>
          <table:table-cell table:formula="of:=[.J74]" office:value-type="string" office:string-value="g" calcext:value-type="string">
            <text:p>g</text:p>
          </table:table-cell>
          <table:table-cell table:formula="of:=SUMIF([.$F$2:.$F$39];CONCATENATE([.P$1];[.$H74]);[.$D$2:.$D$46])" office:value-type="float" office:value="0" calcext:value-type="float">
            <text:p>0</text:p>
          </table:table-cell>
          <table:table-cell table:formula="of:=IF([.P74]=0;0;[.P74]*[.$K74])" office:value-type="float" office:value="0" calcext:value-type="float">
            <text:p>0</text:p>
          </table:table-cell>
          <table:table-cell table:style-name="ce14" table:formula="of:=SUMIF([.$F$2:.$F$39];CONCATENATE([.R$1];[.$H74]);[.$D$2:.$D$46])" office:value-type="float" office:value="0" calcext:value-type="float">
            <text:p>0</text:p>
          </table:table-cell>
          <table:table-cell table:formula="of:=IF([.R74]=0;0;[.R74]*[.$K74])" office:value-type="float" office:value="0" calcext:value-type="float">
            <text:p>0</text:p>
          </table:table-cell>
          <table:table-cell table:style-name="ce14" table:formula="of:=SUMIF([.$F$2:.$F$39];CONCATENATE([.T$1];[.$H74]);[.$D$2:.$D$46])" office:value-type="float" office:value="0.25" calcext:value-type="float">
            <text:p>0.25</text:p>
          </table:table-cell>
          <table:table-cell table:formula="of:=IF([.T74]=0;0;[.T74]*[.$K74])" office:value-type="float" office:value="3" calcext:value-type="float">
            <text:p>3</text:p>
          </table:table-cell>
          <table:table-cell table:style-name="ce14" table:formula="of:=SUMIF([.$F$2:.$F$39];CONCATENATE([.V$1];[.$H74]);[.$D$2:.$D$46])" office:value-type="float" office:value="0" calcext:value-type="float">
            <text:p>0</text:p>
          </table:table-cell>
          <table:table-cell table:formula="of:=IF([.V74]=0;0;[.V74]*[.$K74])" office:value-type="float" office:value="0" calcext:value-type="float">
            <text:p>0</text:p>
          </table:table-cell>
          <table:table-cell table:style-name="ce14" table:formula="of:=SUMIF([.$F$2:.$F$39];CONCATENATE([.X$1];[.$H74]);[.$D$2:.$D$46])" office:value-type="float" office:value="0" calcext:value-type="float">
            <text:p>0</text:p>
          </table:table-cell>
          <table:table-cell table:formula="of:=IF([.X74]=0;0;[.X74]*[.$K74])" office:value-type="float" office:value="0" calcext:value-type="float">
            <text:p>0</text:p>
          </table:table-cell>
          <table:table-cell table:style-name="ce14" table:formula="of:=SUMIF([.$F$2:.$F$39];CONCATENATE([.Z$1];[.$H74]);[.$D$2:.$D$46])" office:value-type="float" office:value="0" calcext:value-type="float">
            <text:p>0</text:p>
          </table:table-cell>
          <table:table-cell table:formula="of:=IF([.Z74]=0;0;[.Z74]*[.$K7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5]" office:value-type="string" office:string-value="Veggies in Foil" calcext:value-type="string">
            <text:p>Veggies in Foil</text:p>
          </table:table-cell>
          <table:table-cell table:style-name="ce21" table:formula="of:=['Unit Recipes'.H75]" office:value-type="string" office:string-value="4 Carrots cut in batons" calcext:value-type="string">
            <text:p>4 Carrots cut in batons</text:p>
          </table:table-cell>
          <table:table-cell table:style-name="ce21" table:formula="of:=['Unit Recipes'.I75]" office:value-type="string" office:string-value="g" calcext:value-type="string">
            <text:p>g</text:p>
          </table:table-cell>
          <table:table-cell table:style-name="ce21" table:formula="of:=['Unit Recipes'.J75]" office:value-type="float" office:value="12" calcext:value-type="float">
            <text:p>12</text:p>
          </table:table-cell>
          <table:table-cell/>
          <table:table-cell table:formula="of:=[.H75]" office:value-type="string" office:string-value="Veggies in Foil" calcext:value-type="string">
            <text:p>Veggies in Foil</text:p>
          </table:table-cell>
          <table:table-cell table:formula="of:=[.I75]" office:value-type="string" office:string-value="4 Carrots cut in batons" calcext:value-type="string">
            <text:p>4 Carrots cut in batons</text:p>
          </table:table-cell>
          <table:table-cell table:formula="of:=[.J75]" office:value-type="string" office:string-value="g" calcext:value-type="string">
            <text:p>g</text:p>
          </table:table-cell>
          <table:table-cell table:formula="of:=SUMIF([.$F$2:.$F$39];CONCATENATE([.P$1];[.$H75]);[.$D$2:.$D$46])" office:value-type="float" office:value="0" calcext:value-type="float">
            <text:p>0</text:p>
          </table:table-cell>
          <table:table-cell table:formula="of:=IF([.P75]=0;0;[.P75]*[.$K75])" office:value-type="float" office:value="0" calcext:value-type="float">
            <text:p>0</text:p>
          </table:table-cell>
          <table:table-cell table:style-name="ce14" table:formula="of:=SUMIF([.$F$2:.$F$39];CONCATENATE([.R$1];[.$H75]);[.$D$2:.$D$46])" office:value-type="float" office:value="0" calcext:value-type="float">
            <text:p>0</text:p>
          </table:table-cell>
          <table:table-cell table:formula="of:=IF([.R75]=0;0;[.R75]*[.$K75])" office:value-type="float" office:value="0" calcext:value-type="float">
            <text:p>0</text:p>
          </table:table-cell>
          <table:table-cell table:style-name="ce14" table:formula="of:=SUMIF([.$F$2:.$F$39];CONCATENATE([.T$1];[.$H75]);[.$D$2:.$D$46])" office:value-type="float" office:value="0.25" calcext:value-type="float">
            <text:p>0.25</text:p>
          </table:table-cell>
          <table:table-cell table:formula="of:=IF([.T75]=0;0;[.T75]*[.$K75])" office:value-type="float" office:value="3" calcext:value-type="float">
            <text:p>3</text:p>
          </table:table-cell>
          <table:table-cell table:style-name="ce14" table:formula="of:=SUMIF([.$F$2:.$F$39];CONCATENATE([.V$1];[.$H75]);[.$D$2:.$D$46])" office:value-type="float" office:value="0" calcext:value-type="float">
            <text:p>0</text:p>
          </table:table-cell>
          <table:table-cell table:formula="of:=IF([.V75]=0;0;[.V75]*[.$K75])" office:value-type="float" office:value="0" calcext:value-type="float">
            <text:p>0</text:p>
          </table:table-cell>
          <table:table-cell table:style-name="ce14" table:formula="of:=SUMIF([.$F$2:.$F$39];CONCATENATE([.X$1];[.$H75]);[.$D$2:.$D$46])" office:value-type="float" office:value="0" calcext:value-type="float">
            <text:p>0</text:p>
          </table:table-cell>
          <table:table-cell table:formula="of:=IF([.X75]=0;0;[.X75]*[.$K75])" office:value-type="float" office:value="0" calcext:value-type="float">
            <text:p>0</text:p>
          </table:table-cell>
          <table:table-cell table:style-name="ce14" table:formula="of:=SUMIF([.$F$2:.$F$39];CONCATENATE([.Z$1];[.$H75]);[.$D$2:.$D$46])" office:value-type="float" office:value="0" calcext:value-type="float">
            <text:p>0</text:p>
          </table:table-cell>
          <table:table-cell table:formula="of:=IF([.Z75]=0;0;[.Z75]*[.$K7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6]" office:value-type="string" office:string-value="Veggies in Foil" calcext:value-type="string">
            <text:p>Veggies in Foil</text:p>
          </table:table-cell>
          <table:table-cell table:style-name="ce21" table:formula="of:=['Unit Recipes'.H76]" office:value-type="string" office:string-value="1 Onion" calcext:value-type="string">
            <text:p>1 Onion</text:p>
          </table:table-cell>
          <table:table-cell table:style-name="ce21" table:formula="of:=['Unit Recipes'.I76]" office:value-type="string" office:string-value="g" calcext:value-type="string">
            <text:p>g</text:p>
          </table:table-cell>
          <table:table-cell table:style-name="ce21" table:formula="of:=['Unit Recipes'.J76]" office:value-type="float" office:value="12" calcext:value-type="float">
            <text:p>12</text:p>
          </table:table-cell>
          <table:table-cell/>
          <table:table-cell table:formula="of:=[.H76]" office:value-type="string" office:string-value="Veggies in Foil" calcext:value-type="string">
            <text:p>Veggies in Foil</text:p>
          </table:table-cell>
          <table:table-cell table:formula="of:=[.I76]" office:value-type="string" office:string-value="1 Onion" calcext:value-type="string">
            <text:p>1 Onion</text:p>
          </table:table-cell>
          <table:table-cell table:formula="of:=[.J76]" office:value-type="string" office:string-value="g" calcext:value-type="string">
            <text:p>g</text:p>
          </table:table-cell>
          <table:table-cell table:formula="of:=SUMIF([.$F$2:.$F$39];CONCATENATE([.P$1];[.$H76]);[.$D$2:.$D$46])" office:value-type="float" office:value="0" calcext:value-type="float">
            <text:p>0</text:p>
          </table:table-cell>
          <table:table-cell table:formula="of:=IF([.P76]=0;0;[.P76]*[.$K76])" office:value-type="float" office:value="0" calcext:value-type="float">
            <text:p>0</text:p>
          </table:table-cell>
          <table:table-cell table:style-name="ce14" table:formula="of:=SUMIF([.$F$2:.$F$39];CONCATENATE([.R$1];[.$H76]);[.$D$2:.$D$46])" office:value-type="float" office:value="0" calcext:value-type="float">
            <text:p>0</text:p>
          </table:table-cell>
          <table:table-cell table:formula="of:=IF([.R76]=0;0;[.R76]*[.$K76])" office:value-type="float" office:value="0" calcext:value-type="float">
            <text:p>0</text:p>
          </table:table-cell>
          <table:table-cell table:style-name="ce14" table:formula="of:=SUMIF([.$F$2:.$F$39];CONCATENATE([.T$1];[.$H76]);[.$D$2:.$D$46])" office:value-type="float" office:value="0.25" calcext:value-type="float">
            <text:p>0.25</text:p>
          </table:table-cell>
          <table:table-cell table:formula="of:=IF([.T76]=0;0;[.T76]*[.$K76])" office:value-type="float" office:value="3" calcext:value-type="float">
            <text:p>3</text:p>
          </table:table-cell>
          <table:table-cell table:style-name="ce14" table:formula="of:=SUMIF([.$F$2:.$F$39];CONCATENATE([.V$1];[.$H76]);[.$D$2:.$D$46])" office:value-type="float" office:value="0" calcext:value-type="float">
            <text:p>0</text:p>
          </table:table-cell>
          <table:table-cell table:formula="of:=IF([.V76]=0;0;[.V76]*[.$K76])" office:value-type="float" office:value="0" calcext:value-type="float">
            <text:p>0</text:p>
          </table:table-cell>
          <table:table-cell table:style-name="ce14" table:formula="of:=SUMIF([.$F$2:.$F$39];CONCATENATE([.X$1];[.$H76]);[.$D$2:.$D$46])" office:value-type="float" office:value="0" calcext:value-type="float">
            <text:p>0</text:p>
          </table:table-cell>
          <table:table-cell table:formula="of:=IF([.X76]=0;0;[.X76]*[.$K76])" office:value-type="float" office:value="0" calcext:value-type="float">
            <text:p>0</text:p>
          </table:table-cell>
          <table:table-cell table:style-name="ce14" table:formula="of:=SUMIF([.$F$2:.$F$39];CONCATENATE([.Z$1];[.$H76]);[.$D$2:.$D$46])" office:value-type="float" office:value="0" calcext:value-type="float">
            <text:p>0</text:p>
          </table:table-cell>
          <table:table-cell table:formula="of:=IF([.Z76]=0;0;[.Z76]*[.$K7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7]" office:value-type="string" office:string-value="Veggies in Foil" calcext:value-type="string">
            <text:p>Veggies in Foil</text:p>
          </table:table-cell>
          <table:table-cell table:style-name="ce21" table:formula="of:=['Unit Recipes'.H77]" office:value-type="string" office:string-value="Parsley" calcext:value-type="string">
            <text:p>Parsley</text:p>
          </table:table-cell>
          <table:table-cell table:style-name="ce21" table:formula="of:=['Unit Recipes'.I77]" office:value-type="string" office:string-value="bunch" calcext:value-type="string">
            <text:p>bunch</text:p>
          </table:table-cell>
          <table:table-cell table:style-name="ce21" table:formula="of:=['Unit Recipes'.J77]" office:value-type="float" office:value="12" calcext:value-type="float">
            <text:p>12</text:p>
          </table:table-cell>
          <table:table-cell/>
          <table:table-cell table:formula="of:=[.H77]" office:value-type="string" office:string-value="Veggies in Foil" calcext:value-type="string">
            <text:p>Veggies in Foil</text:p>
          </table:table-cell>
          <table:table-cell table:formula="of:=[.I77]" office:value-type="string" office:string-value="Parsley" calcext:value-type="string">
            <text:p>Parsley</text:p>
          </table:table-cell>
          <table:table-cell table:formula="of:=[.J77]" office:value-type="string" office:string-value="bunch" calcext:value-type="string">
            <text:p>bunch</text:p>
          </table:table-cell>
          <table:table-cell table:formula="of:=SUMIF([.$F$2:.$F$39];CONCATENATE([.P$1];[.$H77]);[.$D$2:.$D$46])" office:value-type="float" office:value="0" calcext:value-type="float">
            <text:p>0</text:p>
          </table:table-cell>
          <table:table-cell table:formula="of:=IF([.P77]=0;0;[.P77]*[.$K77])" office:value-type="float" office:value="0" calcext:value-type="float">
            <text:p>0</text:p>
          </table:table-cell>
          <table:table-cell table:style-name="ce14" table:formula="of:=SUMIF([.$F$2:.$F$39];CONCATENATE([.R$1];[.$H77]);[.$D$2:.$D$46])" office:value-type="float" office:value="0" calcext:value-type="float">
            <text:p>0</text:p>
          </table:table-cell>
          <table:table-cell table:formula="of:=IF([.R77]=0;0;[.R77]*[.$K77])" office:value-type="float" office:value="0" calcext:value-type="float">
            <text:p>0</text:p>
          </table:table-cell>
          <table:table-cell table:style-name="ce14" table:formula="of:=SUMIF([.$F$2:.$F$39];CONCATENATE([.T$1];[.$H77]);[.$D$2:.$D$46])" office:value-type="float" office:value="0.25" calcext:value-type="float">
            <text:p>0.25</text:p>
          </table:table-cell>
          <table:table-cell table:formula="of:=IF([.T77]=0;0;[.T77]*[.$K77])" office:value-type="float" office:value="3" calcext:value-type="float">
            <text:p>3</text:p>
          </table:table-cell>
          <table:table-cell table:style-name="ce14" table:formula="of:=SUMIF([.$F$2:.$F$39];CONCATENATE([.V$1];[.$H77]);[.$D$2:.$D$46])" office:value-type="float" office:value="0" calcext:value-type="float">
            <text:p>0</text:p>
          </table:table-cell>
          <table:table-cell table:formula="of:=IF([.V77]=0;0;[.V77]*[.$K77])" office:value-type="float" office:value="0" calcext:value-type="float">
            <text:p>0</text:p>
          </table:table-cell>
          <table:table-cell table:style-name="ce14" table:formula="of:=SUMIF([.$F$2:.$F$39];CONCATENATE([.X$1];[.$H77]);[.$D$2:.$D$46])" office:value-type="float" office:value="0" calcext:value-type="float">
            <text:p>0</text:p>
          </table:table-cell>
          <table:table-cell table:formula="of:=IF([.X77]=0;0;[.X77]*[.$K77])" office:value-type="float" office:value="0" calcext:value-type="float">
            <text:p>0</text:p>
          </table:table-cell>
          <table:table-cell table:style-name="ce14" table:formula="of:=SUMIF([.$F$2:.$F$39];CONCATENATE([.Z$1];[.$H77]);[.$D$2:.$D$46])" office:value-type="float" office:value="0" calcext:value-type="float">
            <text:p>0</text:p>
          </table:table-cell>
          <table:table-cell table:formula="of:=IF([.Z77]=0;0;[.Z77]*[.$K7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8]" office:value-type="string" office:string-value="Veggies in Foil" calcext:value-type="string">
            <text:p>Veggies in Foil</text:p>
          </table:table-cell>
          <table:table-cell table:style-name="ce21" table:formula="of:=['Unit Recipes'.H78]" office:value-type="string" office:string-value="Salt" calcext:value-type="string">
            <text:p>Salt</text:p>
          </table:table-cell>
          <table:table-cell table:style-name="ce21" table:formula="of:=['Unit Recipes'.I78]" office:value-type="string" office:string-value="tsp" calcext:value-type="string">
            <text:p>tsp</text:p>
          </table:table-cell>
          <table:table-cell table:style-name="ce21" table:formula="of:=['Unit Recipes'.J78]" office:value-type="float" office:value="12" calcext:value-type="float">
            <text:p>12</text:p>
          </table:table-cell>
          <table:table-cell/>
          <table:table-cell table:formula="of:=[.H78]" office:value-type="string" office:string-value="Veggies in Foil" calcext:value-type="string">
            <text:p>Veggies in Foil</text:p>
          </table:table-cell>
          <table:table-cell table:formula="of:=[.I78]" office:value-type="string" office:string-value="Salt" calcext:value-type="string">
            <text:p>Salt</text:p>
          </table:table-cell>
          <table:table-cell table:formula="of:=[.J78]" office:value-type="string" office:string-value="tsp" calcext:value-type="string">
            <text:p>tsp</text:p>
          </table:table-cell>
          <table:table-cell table:formula="of:=SUMIF([.$F$2:.$F$39];CONCATENATE([.P$1];[.$H78]);[.$D$2:.$D$46])" office:value-type="float" office:value="0" calcext:value-type="float">
            <text:p>0</text:p>
          </table:table-cell>
          <table:table-cell table:formula="of:=IF([.P78]=0;0;[.P78]*[.$K78])" office:value-type="float" office:value="0" calcext:value-type="float">
            <text:p>0</text:p>
          </table:table-cell>
          <table:table-cell table:style-name="ce14" table:formula="of:=SUMIF([.$F$2:.$F$39];CONCATENATE([.R$1];[.$H78]);[.$D$2:.$D$46])" office:value-type="float" office:value="0" calcext:value-type="float">
            <text:p>0</text:p>
          </table:table-cell>
          <table:table-cell table:formula="of:=IF([.R78]=0;0;[.R78]*[.$K78])" office:value-type="float" office:value="0" calcext:value-type="float">
            <text:p>0</text:p>
          </table:table-cell>
          <table:table-cell table:style-name="ce14" table:formula="of:=SUMIF([.$F$2:.$F$39];CONCATENATE([.T$1];[.$H78]);[.$D$2:.$D$46])" office:value-type="float" office:value="0.25" calcext:value-type="float">
            <text:p>0.25</text:p>
          </table:table-cell>
          <table:table-cell table:formula="of:=IF([.T78]=0;0;[.T78]*[.$K78])" office:value-type="float" office:value="3" calcext:value-type="float">
            <text:p>3</text:p>
          </table:table-cell>
          <table:table-cell table:style-name="ce14" table:formula="of:=SUMIF([.$F$2:.$F$39];CONCATENATE([.V$1];[.$H78]);[.$D$2:.$D$46])" office:value-type="float" office:value="0" calcext:value-type="float">
            <text:p>0</text:p>
          </table:table-cell>
          <table:table-cell table:formula="of:=IF([.V78]=0;0;[.V78]*[.$K78])" office:value-type="float" office:value="0" calcext:value-type="float">
            <text:p>0</text:p>
          </table:table-cell>
          <table:table-cell table:style-name="ce14" table:formula="of:=SUMIF([.$F$2:.$F$39];CONCATENATE([.X$1];[.$H78]);[.$D$2:.$D$46])" office:value-type="float" office:value="0" calcext:value-type="float">
            <text:p>0</text:p>
          </table:table-cell>
          <table:table-cell table:formula="of:=IF([.X78]=0;0;[.X78]*[.$K78])" office:value-type="float" office:value="0" calcext:value-type="float">
            <text:p>0</text:p>
          </table:table-cell>
          <table:table-cell table:style-name="ce14" table:formula="of:=SUMIF([.$F$2:.$F$39];CONCATENATE([.Z$1];[.$H78]);[.$D$2:.$D$46])" office:value-type="float" office:value="0" calcext:value-type="float">
            <text:p>0</text:p>
          </table:table-cell>
          <table:table-cell table:formula="of:=IF([.Z78]=0;0;[.Z78]*[.$K7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79]" office:value-type="string" office:string-value="Veggies in Foil" calcext:value-type="string">
            <text:p>Veggies in Foil</text:p>
          </table:table-cell>
          <table:table-cell table:style-name="ce21" table:formula="of:=['Unit Recipes'.H79]" office:value-type="string" office:string-value="Pepper" calcext:value-type="string">
            <text:p>Pepper</text:p>
          </table:table-cell>
          <table:table-cell table:style-name="ce21" table:formula="of:=['Unit Recipes'.I79]" office:value-type="string" office:string-value="tsp" calcext:value-type="string">
            <text:p>tsp</text:p>
          </table:table-cell>
          <table:table-cell table:style-name="ce21" table:formula="of:=['Unit Recipes'.J79]" office:value-type="float" office:value="12" calcext:value-type="float">
            <text:p>12</text:p>
          </table:table-cell>
          <table:table-cell/>
          <table:table-cell table:formula="of:=[.H79]" office:value-type="string" office:string-value="Veggies in Foil" calcext:value-type="string">
            <text:p>Veggies in Foil</text:p>
          </table:table-cell>
          <table:table-cell table:formula="of:=[.I79]" office:value-type="string" office:string-value="Pepper" calcext:value-type="string">
            <text:p>Pepper</text:p>
          </table:table-cell>
          <table:table-cell table:formula="of:=[.J79]" office:value-type="string" office:string-value="tsp" calcext:value-type="string">
            <text:p>tsp</text:p>
          </table:table-cell>
          <table:table-cell table:formula="of:=SUMIF([.$F$2:.$F$39];CONCATENATE([.P$1];[.$H79]);[.$D$2:.$D$46])" office:value-type="float" office:value="0" calcext:value-type="float">
            <text:p>0</text:p>
          </table:table-cell>
          <table:table-cell table:formula="of:=IF([.P79]=0;0;[.P79]*[.$K79])" office:value-type="float" office:value="0" calcext:value-type="float">
            <text:p>0</text:p>
          </table:table-cell>
          <table:table-cell table:style-name="ce14" table:formula="of:=SUMIF([.$F$2:.$F$39];CONCATENATE([.R$1];[.$H79]);[.$D$2:.$D$46])" office:value-type="float" office:value="0" calcext:value-type="float">
            <text:p>0</text:p>
          </table:table-cell>
          <table:table-cell table:formula="of:=IF([.R79]=0;0;[.R79]*[.$K79])" office:value-type="float" office:value="0" calcext:value-type="float">
            <text:p>0</text:p>
          </table:table-cell>
          <table:table-cell table:style-name="ce14" table:formula="of:=SUMIF([.$F$2:.$F$39];CONCATENATE([.T$1];[.$H79]);[.$D$2:.$D$46])" office:value-type="float" office:value="0.25" calcext:value-type="float">
            <text:p>0.25</text:p>
          </table:table-cell>
          <table:table-cell table:formula="of:=IF([.T79]=0;0;[.T79]*[.$K79])" office:value-type="float" office:value="3" calcext:value-type="float">
            <text:p>3</text:p>
          </table:table-cell>
          <table:table-cell table:style-name="ce14" table:formula="of:=SUMIF([.$F$2:.$F$39];CONCATENATE([.V$1];[.$H79]);[.$D$2:.$D$46])" office:value-type="float" office:value="0" calcext:value-type="float">
            <text:p>0</text:p>
          </table:table-cell>
          <table:table-cell table:formula="of:=IF([.V79]=0;0;[.V79]*[.$K79])" office:value-type="float" office:value="0" calcext:value-type="float">
            <text:p>0</text:p>
          </table:table-cell>
          <table:table-cell table:style-name="ce14" table:formula="of:=SUMIF([.$F$2:.$F$39];CONCATENATE([.X$1];[.$H79]);[.$D$2:.$D$46])" office:value-type="float" office:value="0" calcext:value-type="float">
            <text:p>0</text:p>
          </table:table-cell>
          <table:table-cell table:formula="of:=IF([.X79]=0;0;[.X79]*[.$K79])" office:value-type="float" office:value="0" calcext:value-type="float">
            <text:p>0</text:p>
          </table:table-cell>
          <table:table-cell table:style-name="ce14" table:formula="of:=SUMIF([.$F$2:.$F$39];CONCATENATE([.Z$1];[.$H79]);[.$D$2:.$D$46])" office:value-type="float" office:value="0" calcext:value-type="float">
            <text:p>0</text:p>
          </table:table-cell>
          <table:table-cell table:formula="of:=IF([.Z79]=0;0;[.Z79]*[.$K7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0]" office:value-type="string" office:string-value="Veggies in Foil" calcext:value-type="string">
            <text:p>Veggies in Foil</text:p>
          </table:table-cell>
          <table:table-cell table:style-name="ce21" table:formula="of:=['Unit Recipes'.H80]" office:value-type="string" office:string-value="12 tbsp Butter" calcext:value-type="string">
            <text:p>12 tbsp Butter</text:p>
          </table:table-cell>
          <table:table-cell table:style-name="ce21" table:formula="of:=['Unit Recipes'.I80]" office:value-type="string" office:string-value="g" calcext:value-type="string">
            <text:p>g</text:p>
          </table:table-cell>
          <table:table-cell table:style-name="ce21" table:formula="of:=['Unit Recipes'.J80]" office:value-type="float" office:value="12" calcext:value-type="float">
            <text:p>12</text:p>
          </table:table-cell>
          <table:table-cell/>
          <table:table-cell table:formula="of:=[.H80]" office:value-type="string" office:string-value="Veggies in Foil" calcext:value-type="string">
            <text:p>Veggies in Foil</text:p>
          </table:table-cell>
          <table:table-cell table:formula="of:=[.I80]" office:value-type="string" office:string-value="12 tbsp Butter" calcext:value-type="string">
            <text:p>12 tbsp Butter</text:p>
          </table:table-cell>
          <table:table-cell table:formula="of:=[.J80]" office:value-type="string" office:string-value="g" calcext:value-type="string">
            <text:p>g</text:p>
          </table:table-cell>
          <table:table-cell table:formula="of:=SUMIF([.$F$2:.$F$39];CONCATENATE([.P$1];[.$H80]);[.$D$2:.$D$46])" office:value-type="float" office:value="0" calcext:value-type="float">
            <text:p>0</text:p>
          </table:table-cell>
          <table:table-cell table:formula="of:=IF([.P80]=0;0;[.P80]*[.$K80])" office:value-type="float" office:value="0" calcext:value-type="float">
            <text:p>0</text:p>
          </table:table-cell>
          <table:table-cell table:style-name="ce14" table:formula="of:=SUMIF([.$F$2:.$F$39];CONCATENATE([.R$1];[.$H80]);[.$D$2:.$D$46])" office:value-type="float" office:value="0" calcext:value-type="float">
            <text:p>0</text:p>
          </table:table-cell>
          <table:table-cell table:formula="of:=IF([.R80]=0;0;[.R80]*[.$K80])" office:value-type="float" office:value="0" calcext:value-type="float">
            <text:p>0</text:p>
          </table:table-cell>
          <table:table-cell table:style-name="ce14" table:formula="of:=SUMIF([.$F$2:.$F$39];CONCATENATE([.T$1];[.$H80]);[.$D$2:.$D$46])" office:value-type="float" office:value="0.25" calcext:value-type="float">
            <text:p>0.25</text:p>
          </table:table-cell>
          <table:table-cell table:formula="of:=IF([.T80]=0;0;[.T80]*[.$K80])" office:value-type="float" office:value="3" calcext:value-type="float">
            <text:p>3</text:p>
          </table:table-cell>
          <table:table-cell table:style-name="ce14" table:formula="of:=SUMIF([.$F$2:.$F$39];CONCATENATE([.V$1];[.$H80]);[.$D$2:.$D$46])" office:value-type="float" office:value="0" calcext:value-type="float">
            <text:p>0</text:p>
          </table:table-cell>
          <table:table-cell table:formula="of:=IF([.V80]=0;0;[.V80]*[.$K80])" office:value-type="float" office:value="0" calcext:value-type="float">
            <text:p>0</text:p>
          </table:table-cell>
          <table:table-cell table:style-name="ce14" table:formula="of:=SUMIF([.$F$2:.$F$39];CONCATENATE([.X$1];[.$H80]);[.$D$2:.$D$46])" office:value-type="float" office:value="0" calcext:value-type="float">
            <text:p>0</text:p>
          </table:table-cell>
          <table:table-cell table:formula="of:=IF([.X80]=0;0;[.X80]*[.$K80])" office:value-type="float" office:value="0" calcext:value-type="float">
            <text:p>0</text:p>
          </table:table-cell>
          <table:table-cell table:style-name="ce14" table:formula="of:=SUMIF([.$F$2:.$F$39];CONCATENATE([.Z$1];[.$H80]);[.$D$2:.$D$46])" office:value-type="float" office:value="0" calcext:value-type="float">
            <text:p>0</text:p>
          </table:table-cell>
          <table:table-cell table:formula="of:=IF([.Z80]=0;0;[.Z80]*[.$K8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1]">
            <text:p/>
          </table:table-cell>
          <table:table-cell table:style-name="ce21" table:formula="of:=['Unit Recipes'.H81]" office:value-type="float" office:value="0" calcext:value-type="float">
            <text:p>0</text:p>
          </table:table-cell>
          <table:table-cell table:style-name="ce21" table:formula="of:=['Unit Recipes'.I81]" office:value-type="float" office:value="0" calcext:value-type="float">
            <text:p>0</text:p>
          </table:table-cell>
          <table:table-cell table:style-name="ce21" table:formula="of:=['Unit Recipes'.J81]" office:value-type="float" office:value="12" calcext:value-type="float">
            <text:p>12</text:p>
          </table:table-cell>
          <table:table-cell/>
          <table:table-cell table:formula="of:=[.H81]">
            <text:p/>
          </table:table-cell>
          <table:table-cell table:formula="of:=[.I81]" office:value-type="float" office:value="0" calcext:value-type="float">
            <text:p>0</text:p>
          </table:table-cell>
          <table:table-cell table:formula="of:=[.J81]" office:value-type="float" office:value="0" calcext:value-type="float">
            <text:p>0</text:p>
          </table:table-cell>
          <table:table-cell table:formula="of:=SUMIF([.$F$2:.$F$39];CONCATENATE([.P$1];[.$H81]);[.$D$2:.$D$46])" office:value-type="float" office:value="0" calcext:value-type="float">
            <text:p>0</text:p>
          </table:table-cell>
          <table:table-cell table:formula="of:=IF([.P81]=0;0;[.P81]*[.$K81])" office:value-type="float" office:value="0" calcext:value-type="float">
            <text:p>0</text:p>
          </table:table-cell>
          <table:table-cell table:style-name="ce14" table:formula="of:=SUMIF([.$F$2:.$F$39];CONCATENATE([.R$1];[.$H81]);[.$D$2:.$D$46])" office:value-type="float" office:value="0" calcext:value-type="float">
            <text:p>0</text:p>
          </table:table-cell>
          <table:table-cell table:formula="of:=IF([.R81]=0;0;[.R81]*[.$K81])" office:value-type="float" office:value="0" calcext:value-type="float">
            <text:p>0</text:p>
          </table:table-cell>
          <table:table-cell table:style-name="ce14" table:formula="of:=SUMIF([.$F$2:.$F$39];CONCATENATE([.T$1];[.$H81]);[.$D$2:.$D$46])" office:value-type="float" office:value="0" calcext:value-type="float">
            <text:p>0</text:p>
          </table:table-cell>
          <table:table-cell table:formula="of:=IF([.T81]=0;0;[.T81]*[.$K81])" office:value-type="float" office:value="0" calcext:value-type="float">
            <text:p>0</text:p>
          </table:table-cell>
          <table:table-cell table:style-name="ce14" table:formula="of:=SUMIF([.$F$2:.$F$39];CONCATENATE([.V$1];[.$H81]);[.$D$2:.$D$46])" office:value-type="float" office:value="0" calcext:value-type="float">
            <text:p>0</text:p>
          </table:table-cell>
          <table:table-cell table:formula="of:=IF([.V81]=0;0;[.V81]*[.$K81])" office:value-type="float" office:value="0" calcext:value-type="float">
            <text:p>0</text:p>
          </table:table-cell>
          <table:table-cell table:style-name="ce14" table:formula="of:=SUMIF([.$F$2:.$F$39];CONCATENATE([.X$1];[.$H81]);[.$D$2:.$D$46])" office:value-type="float" office:value="0" calcext:value-type="float">
            <text:p>0</text:p>
          </table:table-cell>
          <table:table-cell table:formula="of:=IF([.X81]=0;0;[.X81]*[.$K81])" office:value-type="float" office:value="0" calcext:value-type="float">
            <text:p>0</text:p>
          </table:table-cell>
          <table:table-cell table:style-name="ce14" table:formula="of:=SUMIF([.$F$2:.$F$39];CONCATENATE([.Z$1];[.$H81]);[.$D$2:.$D$46])" office:value-type="float" office:value="0" calcext:value-type="float">
            <text:p>0</text:p>
          </table:table-cell>
          <table:table-cell table:formula="of:=IF([.Z81]=0;0;[.Z81]*[.$K8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2]">
            <text:p/>
          </table:table-cell>
          <table:table-cell table:style-name="ce21" table:formula="of:=['Unit Recipes'.H82]" office:value-type="float" office:value="0" calcext:value-type="float">
            <text:p>0</text:p>
          </table:table-cell>
          <table:table-cell table:style-name="ce21" table:formula="of:=['Unit Recipes'.I82]" office:value-type="float" office:value="0" calcext:value-type="float">
            <text:p>0</text:p>
          </table:table-cell>
          <table:table-cell table:style-name="ce21" table:formula="of:=['Unit Recipes'.J82]" office:value-type="float" office:value="8" calcext:value-type="float">
            <text:p>8</text:p>
          </table:table-cell>
          <table:table-cell/>
          <table:table-cell table:formula="of:=[.H82]">
            <text:p/>
          </table:table-cell>
          <table:table-cell table:formula="of:=[.I82]" office:value-type="float" office:value="0" calcext:value-type="float">
            <text:p>0</text:p>
          </table:table-cell>
          <table:table-cell table:formula="of:=[.J82]" office:value-type="float" office:value="0" calcext:value-type="float">
            <text:p>0</text:p>
          </table:table-cell>
          <table:table-cell table:formula="of:=SUMIF([.$F$2:.$F$39];CONCATENATE([.P$1];[.$H82]);[.$D$2:.$D$46])" office:value-type="float" office:value="0" calcext:value-type="float">
            <text:p>0</text:p>
          </table:table-cell>
          <table:table-cell table:formula="of:=IF([.P82]=0;0;[.P82]*[.$K82])" office:value-type="float" office:value="0" calcext:value-type="float">
            <text:p>0</text:p>
          </table:table-cell>
          <table:table-cell table:style-name="ce14" table:formula="of:=SUMIF([.$F$2:.$F$39];CONCATENATE([.R$1];[.$H82]);[.$D$2:.$D$46])" office:value-type="float" office:value="0" calcext:value-type="float">
            <text:p>0</text:p>
          </table:table-cell>
          <table:table-cell table:formula="of:=IF([.R82]=0;0;[.R82]*[.$K82])" office:value-type="float" office:value="0" calcext:value-type="float">
            <text:p>0</text:p>
          </table:table-cell>
          <table:table-cell table:style-name="ce14" table:formula="of:=SUMIF([.$F$2:.$F$39];CONCATENATE([.T$1];[.$H82]);[.$D$2:.$D$46])" office:value-type="float" office:value="0" calcext:value-type="float">
            <text:p>0</text:p>
          </table:table-cell>
          <table:table-cell table:formula="of:=IF([.T82]=0;0;[.T82]*[.$K82])" office:value-type="float" office:value="0" calcext:value-type="float">
            <text:p>0</text:p>
          </table:table-cell>
          <table:table-cell table:style-name="ce14" table:formula="of:=SUMIF([.$F$2:.$F$39];CONCATENATE([.V$1];[.$H82]);[.$D$2:.$D$46])" office:value-type="float" office:value="0" calcext:value-type="float">
            <text:p>0</text:p>
          </table:table-cell>
          <table:table-cell table:formula="of:=IF([.V82]=0;0;[.V82]*[.$K82])" office:value-type="float" office:value="0" calcext:value-type="float">
            <text:p>0</text:p>
          </table:table-cell>
          <table:table-cell table:style-name="ce14" table:formula="of:=SUMIF([.$F$2:.$F$39];CONCATENATE([.X$1];[.$H82]);[.$D$2:.$D$46])" office:value-type="float" office:value="0" calcext:value-type="float">
            <text:p>0</text:p>
          </table:table-cell>
          <table:table-cell table:formula="of:=IF([.X82]=0;0;[.X82]*[.$K82])" office:value-type="float" office:value="0" calcext:value-type="float">
            <text:p>0</text:p>
          </table:table-cell>
          <table:table-cell table:style-name="ce14" table:formula="of:=SUMIF([.$F$2:.$F$39];CONCATENATE([.Z$1];[.$H82]);[.$D$2:.$D$46])" office:value-type="float" office:value="0" calcext:value-type="float">
            <text:p>0</text:p>
          </table:table-cell>
          <table:table-cell table:formula="of:=IF([.Z82]=0;0;[.Z82]*[.$K8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3]" office:value-type="string" office:string-value="Couscous salad" calcext:value-type="string">
            <text:p>Couscous salad</text:p>
          </table:table-cell>
          <table:table-cell table:style-name="ce21" table:formula="of:=['Unit Recipes'.H83]" office:value-type="string" office:string-value="160g couscous" calcext:value-type="string">
            <text:p>160g couscous</text:p>
          </table:table-cell>
          <table:table-cell table:style-name="ce21" table:formula="of:=['Unit Recipes'.I83]" office:value-type="string" office:string-value="g" calcext:value-type="string">
            <text:p>g</text:p>
          </table:table-cell>
          <table:table-cell table:style-name="ce21" table:formula="of:=['Unit Recipes'.J83]" office:value-type="float" office:value="8" calcext:value-type="float">
            <text:p>8</text:p>
          </table:table-cell>
          <table:table-cell/>
          <table:table-cell table:formula="of:=[.H83]" office:value-type="string" office:string-value="Couscous salad" calcext:value-type="string">
            <text:p>Couscous salad</text:p>
          </table:table-cell>
          <table:table-cell table:formula="of:=[.I83]" office:value-type="string" office:string-value="160g couscous" calcext:value-type="string">
            <text:p>160g couscous</text:p>
          </table:table-cell>
          <table:table-cell table:formula="of:=[.J83]" office:value-type="string" office:string-value="g" calcext:value-type="string">
            <text:p>g</text:p>
          </table:table-cell>
          <table:table-cell table:formula="of:=SUMIF([.$F$2:.$F$39];CONCATENATE([.P$1];[.$H83]);[.$D$2:.$D$46])" office:value-type="float" office:value="0" calcext:value-type="float">
            <text:p>0</text:p>
          </table:table-cell>
          <table:table-cell table:formula="of:=IF([.P83]=0;0;[.P83]*[.$K83])" office:value-type="float" office:value="0" calcext:value-type="float">
            <text:p>0</text:p>
          </table:table-cell>
          <table:table-cell table:style-name="ce14" table:formula="of:=SUMIF([.$F$2:.$F$39];CONCATENATE([.R$1];[.$H83]);[.$D$2:.$D$46])" office:value-type="float" office:value="0" calcext:value-type="float">
            <text:p>0</text:p>
          </table:table-cell>
          <table:table-cell table:formula="of:=IF([.R83]=0;0;[.R83]*[.$K83])" office:value-type="float" office:value="0" calcext:value-type="float">
            <text:p>0</text:p>
          </table:table-cell>
          <table:table-cell table:style-name="ce14" table:formula="of:=SUMIF([.$F$2:.$F$39];CONCATENATE([.T$1];[.$H83]);[.$D$2:.$D$46])" office:value-type="float" office:value="0.25" calcext:value-type="float">
            <text:p>0.25</text:p>
          </table:table-cell>
          <table:table-cell table:formula="of:=IF([.T83]=0;0;[.T83]*[.$K83])" office:value-type="float" office:value="2" calcext:value-type="float">
            <text:p>2</text:p>
          </table:table-cell>
          <table:table-cell table:style-name="ce14" table:formula="of:=SUMIF([.$F$2:.$F$39];CONCATENATE([.V$1];[.$H83]);[.$D$2:.$D$46])" office:value-type="float" office:value="0" calcext:value-type="float">
            <text:p>0</text:p>
          </table:table-cell>
          <table:table-cell table:formula="of:=IF([.V83]=0;0;[.V83]*[.$K83])" office:value-type="float" office:value="0" calcext:value-type="float">
            <text:p>0</text:p>
          </table:table-cell>
          <table:table-cell table:style-name="ce14" table:formula="of:=SUMIF([.$F$2:.$F$39];CONCATENATE([.X$1];[.$H83]);[.$D$2:.$D$46])" office:value-type="float" office:value="0" calcext:value-type="float">
            <text:p>0</text:p>
          </table:table-cell>
          <table:table-cell table:formula="of:=IF([.X83]=0;0;[.X83]*[.$K83])" office:value-type="float" office:value="0" calcext:value-type="float">
            <text:p>0</text:p>
          </table:table-cell>
          <table:table-cell table:style-name="ce14" table:formula="of:=SUMIF([.$F$2:.$F$39];CONCATENATE([.Z$1];[.$H83]);[.$D$2:.$D$46])" office:value-type="float" office:value="0" calcext:value-type="float">
            <text:p>0</text:p>
          </table:table-cell>
          <table:table-cell table:formula="of:=IF([.Z83]=0;0;[.Z83]*[.$K8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4]" office:value-type="string" office:string-value="Couscous salad" calcext:value-type="string">
            <text:p>Couscous salad</text:p>
          </table:table-cell>
          <table:table-cell table:style-name="ce21" table:formula="of:=['Unit Recipes'.H84]" office:value-type="string" office:string-value="500ml veggie stock" calcext:value-type="string">
            <text:p>500ml veggie stock</text:p>
          </table:table-cell>
          <table:table-cell table:style-name="ce21" table:formula="of:=['Unit Recipes'.I84]" office:value-type="string" office:string-value="ml" calcext:value-type="string">
            <text:p>ml</text:p>
          </table:table-cell>
          <table:table-cell table:style-name="ce21" table:formula="of:=['Unit Recipes'.J84]" office:value-type="float" office:value="8" calcext:value-type="float">
            <text:p>8</text:p>
          </table:table-cell>
          <table:table-cell/>
          <table:table-cell table:formula="of:=[.H84]" office:value-type="string" office:string-value="Couscous salad" calcext:value-type="string">
            <text:p>Couscous salad</text:p>
          </table:table-cell>
          <table:table-cell table:formula="of:=[.I84]" office:value-type="string" office:string-value="500ml veggie stock" calcext:value-type="string">
            <text:p>500ml veggie stock</text:p>
          </table:table-cell>
          <table:table-cell table:formula="of:=[.J84]" office:value-type="string" office:string-value="ml" calcext:value-type="string">
            <text:p>ml</text:p>
          </table:table-cell>
          <table:table-cell table:formula="of:=SUMIF([.$F$2:.$F$39];CONCATENATE([.P$1];[.$H84]);[.$D$2:.$D$46])" office:value-type="float" office:value="0" calcext:value-type="float">
            <text:p>0</text:p>
          </table:table-cell>
          <table:table-cell table:formula="of:=IF([.P84]=0;0;[.P84]*[.$K84])" office:value-type="float" office:value="0" calcext:value-type="float">
            <text:p>0</text:p>
          </table:table-cell>
          <table:table-cell table:style-name="ce14" table:formula="of:=SUMIF([.$F$2:.$F$39];CONCATENATE([.R$1];[.$H84]);[.$D$2:.$D$46])" office:value-type="float" office:value="0" calcext:value-type="float">
            <text:p>0</text:p>
          </table:table-cell>
          <table:table-cell table:formula="of:=IF([.R84]=0;0;[.R84]*[.$K84])" office:value-type="float" office:value="0" calcext:value-type="float">
            <text:p>0</text:p>
          </table:table-cell>
          <table:table-cell table:style-name="ce14" table:formula="of:=SUMIF([.$F$2:.$F$39];CONCATENATE([.T$1];[.$H84]);[.$D$2:.$D$46])" office:value-type="float" office:value="0.25" calcext:value-type="float">
            <text:p>0.25</text:p>
          </table:table-cell>
          <table:table-cell table:formula="of:=IF([.T84]=0;0;[.T84]*[.$K84])" office:value-type="float" office:value="2" calcext:value-type="float">
            <text:p>2</text:p>
          </table:table-cell>
          <table:table-cell table:style-name="ce14" table:formula="of:=SUMIF([.$F$2:.$F$39];CONCATENATE([.V$1];[.$H84]);[.$D$2:.$D$46])" office:value-type="float" office:value="0" calcext:value-type="float">
            <text:p>0</text:p>
          </table:table-cell>
          <table:table-cell table:formula="of:=IF([.V84]=0;0;[.V84]*[.$K84])" office:value-type="float" office:value="0" calcext:value-type="float">
            <text:p>0</text:p>
          </table:table-cell>
          <table:table-cell table:style-name="ce14" table:formula="of:=SUMIF([.$F$2:.$F$39];CONCATENATE([.X$1];[.$H84]);[.$D$2:.$D$46])" office:value-type="float" office:value="0" calcext:value-type="float">
            <text:p>0</text:p>
          </table:table-cell>
          <table:table-cell table:formula="of:=IF([.X84]=0;0;[.X84]*[.$K84])" office:value-type="float" office:value="0" calcext:value-type="float">
            <text:p>0</text:p>
          </table:table-cell>
          <table:table-cell table:style-name="ce14" table:formula="of:=SUMIF([.$F$2:.$F$39];CONCATENATE([.Z$1];[.$H84]);[.$D$2:.$D$46])" office:value-type="float" office:value="0" calcext:value-type="float">
            <text:p>0</text:p>
          </table:table-cell>
          <table:table-cell table:formula="of:=IF([.Z84]=0;0;[.Z84]*[.$K8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5]" office:value-type="string" office:string-value="Couscous salad" calcext:value-type="string">
            <text:p>Couscous salad</text:p>
          </table:table-cell>
          <table:table-cell table:style-name="ce21" table:formula="of:=['Unit Recipes'.H85]" office:value-type="string" office:string-value="200g dried apricots, chopped into quarters" calcext:value-type="string">
            <text:p>200g dried apricots, chopped into quarters</text:p>
          </table:table-cell>
          <table:table-cell table:style-name="ce21" table:formula="of:=['Unit Recipes'.I85]" office:value-type="string" office:string-value="g" calcext:value-type="string">
            <text:p>g</text:p>
          </table:table-cell>
          <table:table-cell table:style-name="ce21" table:formula="of:=['Unit Recipes'.J85]" office:value-type="float" office:value="8" calcext:value-type="float">
            <text:p>8</text:p>
          </table:table-cell>
          <table:table-cell/>
          <table:table-cell table:formula="of:=[.H85]" office:value-type="string" office:string-value="Couscous salad" calcext:value-type="string">
            <text:p>Couscous salad</text:p>
          </table:table-cell>
          <table:table-cell table:formula="of:=[.I85]" office:value-type="string" office:string-value="200g dried apricots, chopped into quarters" calcext:value-type="string">
            <text:p>200g dried apricots, chopped into quarters</text:p>
          </table:table-cell>
          <table:table-cell table:formula="of:=[.J85]" office:value-type="string" office:string-value="g" calcext:value-type="string">
            <text:p>g</text:p>
          </table:table-cell>
          <table:table-cell table:formula="of:=SUMIF([.$F$2:.$F$39];CONCATENATE([.P$1];[.$H85]);[.$D$2:.$D$46])" office:value-type="float" office:value="0" calcext:value-type="float">
            <text:p>0</text:p>
          </table:table-cell>
          <table:table-cell table:formula="of:=IF([.P85]=0;0;[.P85]*[.$K85])" office:value-type="float" office:value="0" calcext:value-type="float">
            <text:p>0</text:p>
          </table:table-cell>
          <table:table-cell table:style-name="ce14" table:formula="of:=SUMIF([.$F$2:.$F$39];CONCATENATE([.R$1];[.$H85]);[.$D$2:.$D$46])" office:value-type="float" office:value="0" calcext:value-type="float">
            <text:p>0</text:p>
          </table:table-cell>
          <table:table-cell table:formula="of:=IF([.R85]=0;0;[.R85]*[.$K85])" office:value-type="float" office:value="0" calcext:value-type="float">
            <text:p>0</text:p>
          </table:table-cell>
          <table:table-cell table:style-name="ce14" table:formula="of:=SUMIF([.$F$2:.$F$39];CONCATENATE([.T$1];[.$H85]);[.$D$2:.$D$46])" office:value-type="float" office:value="0.25" calcext:value-type="float">
            <text:p>0.25</text:p>
          </table:table-cell>
          <table:table-cell table:formula="of:=IF([.T85]=0;0;[.T85]*[.$K85])" office:value-type="float" office:value="2" calcext:value-type="float">
            <text:p>2</text:p>
          </table:table-cell>
          <table:table-cell table:style-name="ce14" table:formula="of:=SUMIF([.$F$2:.$F$39];CONCATENATE([.V$1];[.$H85]);[.$D$2:.$D$46])" office:value-type="float" office:value="0" calcext:value-type="float">
            <text:p>0</text:p>
          </table:table-cell>
          <table:table-cell table:formula="of:=IF([.V85]=0;0;[.V85]*[.$K85])" office:value-type="float" office:value="0" calcext:value-type="float">
            <text:p>0</text:p>
          </table:table-cell>
          <table:table-cell table:style-name="ce14" table:formula="of:=SUMIF([.$F$2:.$F$39];CONCATENATE([.X$1];[.$H85]);[.$D$2:.$D$46])" office:value-type="float" office:value="0" calcext:value-type="float">
            <text:p>0</text:p>
          </table:table-cell>
          <table:table-cell table:formula="of:=IF([.X85]=0;0;[.X85]*[.$K85])" office:value-type="float" office:value="0" calcext:value-type="float">
            <text:p>0</text:p>
          </table:table-cell>
          <table:table-cell table:style-name="ce14" table:formula="of:=SUMIF([.$F$2:.$F$39];CONCATENATE([.Z$1];[.$H85]);[.$D$2:.$D$46])" office:value-type="float" office:value="0" calcext:value-type="float">
            <text:p>0</text:p>
          </table:table-cell>
          <table:table-cell table:formula="of:=IF([.Z85]=0;0;[.Z85]*[.$K8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6]" office:value-type="string" office:string-value="Couscous salad" calcext:value-type="string">
            <text:p>Couscous salad</text:p>
          </table:table-cell>
          <table:table-cell table:style-name="ce21" table:formula="of:=['Unit Recipes'.H86]" office:value-type="string" office:string-value="100g walnuts, very roughly chopped" calcext:value-type="string">
            <text:p>100g walnuts, very roughly chopped</text:p>
          </table:table-cell>
          <table:table-cell table:style-name="ce21" table:formula="of:=['Unit Recipes'.I86]" office:value-type="string" office:string-value="g" calcext:value-type="string">
            <text:p>g</text:p>
          </table:table-cell>
          <table:table-cell table:style-name="ce21" table:formula="of:=['Unit Recipes'.J86]" office:value-type="float" office:value="8" calcext:value-type="float">
            <text:p>8</text:p>
          </table:table-cell>
          <table:table-cell/>
          <table:table-cell table:formula="of:=[.H86]" office:value-type="string" office:string-value="Couscous salad" calcext:value-type="string">
            <text:p>Couscous salad</text:p>
          </table:table-cell>
          <table:table-cell table:formula="of:=[.I86]" office:value-type="string" office:string-value="100g walnuts, very roughly chopped" calcext:value-type="string">
            <text:p>100g walnuts, very roughly chopped</text:p>
          </table:table-cell>
          <table:table-cell table:formula="of:=[.J86]" office:value-type="string" office:string-value="g" calcext:value-type="string">
            <text:p>g</text:p>
          </table:table-cell>
          <table:table-cell table:formula="of:=SUMIF([.$F$2:.$F$39];CONCATENATE([.P$1];[.$H86]);[.$D$2:.$D$46])" office:value-type="float" office:value="0" calcext:value-type="float">
            <text:p>0</text:p>
          </table:table-cell>
          <table:table-cell table:formula="of:=IF([.P86]=0;0;[.P86]*[.$K86])" office:value-type="float" office:value="0" calcext:value-type="float">
            <text:p>0</text:p>
          </table:table-cell>
          <table:table-cell table:style-name="ce14" table:formula="of:=SUMIF([.$F$2:.$F$39];CONCATENATE([.R$1];[.$H86]);[.$D$2:.$D$46])" office:value-type="float" office:value="0" calcext:value-type="float">
            <text:p>0</text:p>
          </table:table-cell>
          <table:table-cell table:formula="of:=IF([.R86]=0;0;[.R86]*[.$K86])" office:value-type="float" office:value="0" calcext:value-type="float">
            <text:p>0</text:p>
          </table:table-cell>
          <table:table-cell table:style-name="ce14" table:formula="of:=SUMIF([.$F$2:.$F$39];CONCATENATE([.T$1];[.$H86]);[.$D$2:.$D$46])" office:value-type="float" office:value="0.25" calcext:value-type="float">
            <text:p>0.25</text:p>
          </table:table-cell>
          <table:table-cell table:formula="of:=IF([.T86]=0;0;[.T86]*[.$K86])" office:value-type="float" office:value="2" calcext:value-type="float">
            <text:p>2</text:p>
          </table:table-cell>
          <table:table-cell table:style-name="ce14" table:formula="of:=SUMIF([.$F$2:.$F$39];CONCATENATE([.V$1];[.$H86]);[.$D$2:.$D$46])" office:value-type="float" office:value="0" calcext:value-type="float">
            <text:p>0</text:p>
          </table:table-cell>
          <table:table-cell table:formula="of:=IF([.V86]=0;0;[.V86]*[.$K86])" office:value-type="float" office:value="0" calcext:value-type="float">
            <text:p>0</text:p>
          </table:table-cell>
          <table:table-cell table:style-name="ce14" table:formula="of:=SUMIF([.$F$2:.$F$39];CONCATENATE([.X$1];[.$H86]);[.$D$2:.$D$46])" office:value-type="float" office:value="0" calcext:value-type="float">
            <text:p>0</text:p>
          </table:table-cell>
          <table:table-cell table:formula="of:=IF([.X86]=0;0;[.X86]*[.$K86])" office:value-type="float" office:value="0" calcext:value-type="float">
            <text:p>0</text:p>
          </table:table-cell>
          <table:table-cell table:style-name="ce14" table:formula="of:=SUMIF([.$F$2:.$F$39];CONCATENATE([.Z$1];[.$H86]);[.$D$2:.$D$46])" office:value-type="float" office:value="0" calcext:value-type="float">
            <text:p>0</text:p>
          </table:table-cell>
          <table:table-cell table:formula="of:=IF([.Z86]=0;0;[.Z86]*[.$K8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7]" office:value-type="string" office:string-value="Couscous salad" calcext:value-type="string">
            <text:p>Couscous salad</text:p>
          </table:table-cell>
          <table:table-cell table:style-name="ce21" table:formula="of:=['Unit Recipes'.H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1" table:formula="of:=['Unit Recipes'.I87]" office:value-type="string" office:string-value="g" calcext:value-type="string">
            <text:p>g</text:p>
          </table:table-cell>
          <table:table-cell table:style-name="ce21" table:formula="of:=['Unit Recipes'.J87]" office:value-type="float" office:value="8" calcext:value-type="float">
            <text:p>8</text:p>
          </table:table-cell>
          <table:table-cell/>
          <table:table-cell table:formula="of:=[.H87]" office:value-type="string" office:string-value="Couscous salad" calcext:value-type="string">
            <text:p>Couscous salad</text:p>
          </table:table-cell>
          <table:table-cell table:formula="of:=[.I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.J87]" office:value-type="string" office:string-value="g" calcext:value-type="string">
            <text:p>g</text:p>
          </table:table-cell>
          <table:table-cell table:formula="of:=SUMIF([.$F$2:.$F$39];CONCATENATE([.P$1];[.$H87]);[.$D$2:.$D$46])" office:value-type="float" office:value="0" calcext:value-type="float">
            <text:p>0</text:p>
          </table:table-cell>
          <table:table-cell table:formula="of:=IF([.P87]=0;0;[.P87]*[.$K87])" office:value-type="float" office:value="0" calcext:value-type="float">
            <text:p>0</text:p>
          </table:table-cell>
          <table:table-cell table:style-name="ce14" table:formula="of:=SUMIF([.$F$2:.$F$39];CONCATENATE([.R$1];[.$H87]);[.$D$2:.$D$46])" office:value-type="float" office:value="0" calcext:value-type="float">
            <text:p>0</text:p>
          </table:table-cell>
          <table:table-cell table:formula="of:=IF([.R87]=0;0;[.R87]*[.$K87])" office:value-type="float" office:value="0" calcext:value-type="float">
            <text:p>0</text:p>
          </table:table-cell>
          <table:table-cell table:style-name="ce14" table:formula="of:=SUMIF([.$F$2:.$F$39];CONCATENATE([.T$1];[.$H87]);[.$D$2:.$D$46])" office:value-type="float" office:value="0.25" calcext:value-type="float">
            <text:p>0.25</text:p>
          </table:table-cell>
          <table:table-cell table:formula="of:=IF([.T87]=0;0;[.T87]*[.$K87])" office:value-type="float" office:value="2" calcext:value-type="float">
            <text:p>2</text:p>
          </table:table-cell>
          <table:table-cell table:style-name="ce14" table:formula="of:=SUMIF([.$F$2:.$F$39];CONCATENATE([.V$1];[.$H87]);[.$D$2:.$D$46])" office:value-type="float" office:value="0" calcext:value-type="float">
            <text:p>0</text:p>
          </table:table-cell>
          <table:table-cell table:formula="of:=IF([.V87]=0;0;[.V87]*[.$K87])" office:value-type="float" office:value="0" calcext:value-type="float">
            <text:p>0</text:p>
          </table:table-cell>
          <table:table-cell table:style-name="ce14" table:formula="of:=SUMIF([.$F$2:.$F$39];CONCATENATE([.X$1];[.$H87]);[.$D$2:.$D$46])" office:value-type="float" office:value="0" calcext:value-type="float">
            <text:p>0</text:p>
          </table:table-cell>
          <table:table-cell table:formula="of:=IF([.X87]=0;0;[.X87]*[.$K87])" office:value-type="float" office:value="0" calcext:value-type="float">
            <text:p>0</text:p>
          </table:table-cell>
          <table:table-cell table:style-name="ce14" table:formula="of:=SUMIF([.$F$2:.$F$39];CONCATENATE([.Z$1];[.$H87]);[.$D$2:.$D$46])" office:value-type="float" office:value="0" calcext:value-type="float">
            <text:p>0</text:p>
          </table:table-cell>
          <table:table-cell table:formula="of:=IF([.Z87]=0;0;[.Z87]*[.$K8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8]" office:value-type="string" office:string-value="Couscous salad" calcext:value-type="string">
            <text:p>Couscous salad</text:p>
          </table:table-cell>
          <table:table-cell table:style-name="ce21" table:formula="of:=['Unit Recipes'.H88]" office:value-type="string" office:string-value="2 spring onions (finely chopped)" calcext:value-type="string">
            <text:p>2 spring onions (finely chopped)</text:p>
          </table:table-cell>
          <table:table-cell table:style-name="ce21" table:formula="of:=['Unit Recipes'.I88]" office:value-type="string" office:string-value="piece" calcext:value-type="string">
            <text:p>piece</text:p>
          </table:table-cell>
          <table:table-cell table:style-name="ce21" table:formula="of:=['Unit Recipes'.J88]" office:value-type="float" office:value="8" calcext:value-type="float">
            <text:p>8</text:p>
          </table:table-cell>
          <table:table-cell/>
          <table:table-cell table:formula="of:=[.H88]" office:value-type="string" office:string-value="Couscous salad" calcext:value-type="string">
            <text:p>Couscous salad</text:p>
          </table:table-cell>
          <table:table-cell table:formula="of:=[.I88]" office:value-type="string" office:string-value="2 spring onions (finely chopped)" calcext:value-type="string">
            <text:p>2 spring onions (finely chopped)</text:p>
          </table:table-cell>
          <table:table-cell table:formula="of:=[.J88]" office:value-type="string" office:string-value="piece" calcext:value-type="string">
            <text:p>piece</text:p>
          </table:table-cell>
          <table:table-cell table:formula="of:=SUMIF([.$F$2:.$F$39];CONCATENATE([.P$1];[.$H88]);[.$D$2:.$D$46])" office:value-type="float" office:value="0" calcext:value-type="float">
            <text:p>0</text:p>
          </table:table-cell>
          <table:table-cell table:formula="of:=IF([.P88]=0;0;[.P88]*[.$K88])" office:value-type="float" office:value="0" calcext:value-type="float">
            <text:p>0</text:p>
          </table:table-cell>
          <table:table-cell table:style-name="ce14" table:formula="of:=SUMIF([.$F$2:.$F$39];CONCATENATE([.R$1];[.$H88]);[.$D$2:.$D$46])" office:value-type="float" office:value="0" calcext:value-type="float">
            <text:p>0</text:p>
          </table:table-cell>
          <table:table-cell table:formula="of:=IF([.R88]=0;0;[.R88]*[.$K88])" office:value-type="float" office:value="0" calcext:value-type="float">
            <text:p>0</text:p>
          </table:table-cell>
          <table:table-cell table:style-name="ce14" table:formula="of:=SUMIF([.$F$2:.$F$39];CONCATENATE([.T$1];[.$H88]);[.$D$2:.$D$46])" office:value-type="float" office:value="0.25" calcext:value-type="float">
            <text:p>0.25</text:p>
          </table:table-cell>
          <table:table-cell table:formula="of:=IF([.T88]=0;0;[.T88]*[.$K88])" office:value-type="float" office:value="2" calcext:value-type="float">
            <text:p>2</text:p>
          </table:table-cell>
          <table:table-cell table:style-name="ce14" table:formula="of:=SUMIF([.$F$2:.$F$39];CONCATENATE([.V$1];[.$H88]);[.$D$2:.$D$46])" office:value-type="float" office:value="0" calcext:value-type="float">
            <text:p>0</text:p>
          </table:table-cell>
          <table:table-cell table:formula="of:=IF([.V88]=0;0;[.V88]*[.$K88])" office:value-type="float" office:value="0" calcext:value-type="float">
            <text:p>0</text:p>
          </table:table-cell>
          <table:table-cell table:style-name="ce14" table:formula="of:=SUMIF([.$F$2:.$F$39];CONCATENATE([.X$1];[.$H88]);[.$D$2:.$D$46])" office:value-type="float" office:value="0" calcext:value-type="float">
            <text:p>0</text:p>
          </table:table-cell>
          <table:table-cell table:formula="of:=IF([.X88]=0;0;[.X88]*[.$K88])" office:value-type="float" office:value="0" calcext:value-type="float">
            <text:p>0</text:p>
          </table:table-cell>
          <table:table-cell table:style-name="ce14" table:formula="of:=SUMIF([.$F$2:.$F$39];CONCATENATE([.Z$1];[.$H88]);[.$D$2:.$D$46])" office:value-type="float" office:value="0" calcext:value-type="float">
            <text:p>0</text:p>
          </table:table-cell>
          <table:table-cell table:formula="of:=IF([.Z88]=0;0;[.Z88]*[.$K8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89]" office:value-type="string" office:string-value="Couscous salad" calcext:value-type="string">
            <text:p>Couscous salad</text:p>
          </table:table-cell>
          <table:table-cell table:style-name="ce21" table:formula="of:=['Unit Recipes'.H89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1" table:formula="of:=['Unit Recipes'.I89]" office:value-type="string" office:string-value="piece" calcext:value-type="string">
            <text:p>piece</text:p>
          </table:table-cell>
          <table:table-cell table:style-name="ce21" table:formula="of:=['Unit Recipes'.J89]" office:value-type="float" office:value="8" calcext:value-type="float">
            <text:p>8</text:p>
          </table:table-cell>
          <table:table-cell/>
          <table:table-cell table:formula="of:=[.H89]" office:value-type="string" office:string-value="Couscous salad" calcext:value-type="string">
            <text:p>Couscous salad</text:p>
          </table:table-cell>
          <table:table-cell table:formula="of:=[.I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.J89]" office:value-type="string" office:string-value="piece" calcext:value-type="string">
            <text:p>piece</text:p>
          </table:table-cell>
          <table:table-cell table:formula="of:=SUMIF([.$F$2:.$F$39];CONCATENATE([.P$1];[.$H89]);[.$D$2:.$D$46])" office:value-type="float" office:value="0" calcext:value-type="float">
            <text:p>0</text:p>
          </table:table-cell>
          <table:table-cell table:formula="of:=IF([.P89]=0;0;[.P89]*[.$K89])" office:value-type="float" office:value="0" calcext:value-type="float">
            <text:p>0</text:p>
          </table:table-cell>
          <table:table-cell table:style-name="ce14" table:formula="of:=SUMIF([.$F$2:.$F$39];CONCATENATE([.R$1];[.$H89]);[.$D$2:.$D$46])" office:value-type="float" office:value="0" calcext:value-type="float">
            <text:p>0</text:p>
          </table:table-cell>
          <table:table-cell table:formula="of:=IF([.R89]=0;0;[.R89]*[.$K89])" office:value-type="float" office:value="0" calcext:value-type="float">
            <text:p>0</text:p>
          </table:table-cell>
          <table:table-cell table:style-name="ce14" table:formula="of:=SUMIF([.$F$2:.$F$39];CONCATENATE([.T$1];[.$H89]);[.$D$2:.$D$46])" office:value-type="float" office:value="0.25" calcext:value-type="float">
            <text:p>0.25</text:p>
          </table:table-cell>
          <table:table-cell table:formula="of:=IF([.T89]=0;0;[.T89]*[.$K89])" office:value-type="float" office:value="2" calcext:value-type="float">
            <text:p>2</text:p>
          </table:table-cell>
          <table:table-cell table:style-name="ce14" table:formula="of:=SUMIF([.$F$2:.$F$39];CONCATENATE([.V$1];[.$H89]);[.$D$2:.$D$46])" office:value-type="float" office:value="0" calcext:value-type="float">
            <text:p>0</text:p>
          </table:table-cell>
          <table:table-cell table:formula="of:=IF([.V89]=0;0;[.V89]*[.$K89])" office:value-type="float" office:value="0" calcext:value-type="float">
            <text:p>0</text:p>
          </table:table-cell>
          <table:table-cell table:style-name="ce14" table:formula="of:=SUMIF([.$F$2:.$F$39];CONCATENATE([.X$1];[.$H89]);[.$D$2:.$D$46])" office:value-type="float" office:value="0" calcext:value-type="float">
            <text:p>0</text:p>
          </table:table-cell>
          <table:table-cell table:formula="of:=IF([.X89]=0;0;[.X89]*[.$K89])" office:value-type="float" office:value="0" calcext:value-type="float">
            <text:p>0</text:p>
          </table:table-cell>
          <table:table-cell table:style-name="ce14" table:formula="of:=SUMIF([.$F$2:.$F$39];CONCATENATE([.Z$1];[.$H89]);[.$D$2:.$D$46])" office:value-type="float" office:value="0" calcext:value-type="float">
            <text:p>0</text:p>
          </table:table-cell>
          <table:table-cell table:formula="of:=IF([.Z89]=0;0;[.Z89]*[.$K8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0]" office:value-type="string" office:string-value="Couscous salad" calcext:value-type="string">
            <text:p>Couscous salad</text:p>
          </table:table-cell>
          <table:table-cell table:style-name="ce21" table:formula="of:=['Unit Recipes'.H90]" office:value-type="string" office:string-value="3 tbsp lemon juice" calcext:value-type="string">
            <text:p>3 tbsp lemon juice</text:p>
          </table:table-cell>
          <table:table-cell table:style-name="ce21" table:formula="of:=['Unit Recipes'.I90]" office:value-type="string" office:string-value="ml" calcext:value-type="string">
            <text:p>ml</text:p>
          </table:table-cell>
          <table:table-cell table:style-name="ce21" table:formula="of:=['Unit Recipes'.J90]" office:value-type="float" office:value="8" calcext:value-type="float">
            <text:p>8</text:p>
          </table:table-cell>
          <table:table-cell/>
          <table:table-cell table:formula="of:=[.H90]" office:value-type="string" office:string-value="Couscous salad" calcext:value-type="string">
            <text:p>Couscous salad</text:p>
          </table:table-cell>
          <table:table-cell table:formula="of:=[.I90]" office:value-type="string" office:string-value="3 tbsp lemon juice" calcext:value-type="string">
            <text:p>3 tbsp lemon juice</text:p>
          </table:table-cell>
          <table:table-cell table:formula="of:=[.J90]" office:value-type="string" office:string-value="ml" calcext:value-type="string">
            <text:p>ml</text:p>
          </table:table-cell>
          <table:table-cell table:formula="of:=SUMIF([.$F$2:.$F$39];CONCATENATE([.P$1];[.$H90]);[.$D$2:.$D$46])" office:value-type="float" office:value="0" calcext:value-type="float">
            <text:p>0</text:p>
          </table:table-cell>
          <table:table-cell table:formula="of:=IF([.P90]=0;0;[.P90]*[.$K90])" office:value-type="float" office:value="0" calcext:value-type="float">
            <text:p>0</text:p>
          </table:table-cell>
          <table:table-cell table:style-name="ce14" table:formula="of:=SUMIF([.$F$2:.$F$39];CONCATENATE([.R$1];[.$H90]);[.$D$2:.$D$46])" office:value-type="float" office:value="0" calcext:value-type="float">
            <text:p>0</text:p>
          </table:table-cell>
          <table:table-cell table:formula="of:=IF([.R90]=0;0;[.R90]*[.$K90])" office:value-type="float" office:value="0" calcext:value-type="float">
            <text:p>0</text:p>
          </table:table-cell>
          <table:table-cell table:style-name="ce14" table:formula="of:=SUMIF([.$F$2:.$F$39];CONCATENATE([.T$1];[.$H90]);[.$D$2:.$D$46])" office:value-type="float" office:value="0.25" calcext:value-type="float">
            <text:p>0.25</text:p>
          </table:table-cell>
          <table:table-cell table:formula="of:=IF([.T90]=0;0;[.T90]*[.$K90])" office:value-type="float" office:value="2" calcext:value-type="float">
            <text:p>2</text:p>
          </table:table-cell>
          <table:table-cell table:style-name="ce14" table:formula="of:=SUMIF([.$F$2:.$F$39];CONCATENATE([.V$1];[.$H90]);[.$D$2:.$D$46])" office:value-type="float" office:value="0" calcext:value-type="float">
            <text:p>0</text:p>
          </table:table-cell>
          <table:table-cell table:formula="of:=IF([.V90]=0;0;[.V90]*[.$K90])" office:value-type="float" office:value="0" calcext:value-type="float">
            <text:p>0</text:p>
          </table:table-cell>
          <table:table-cell table:style-name="ce14" table:formula="of:=SUMIF([.$F$2:.$F$39];CONCATENATE([.X$1];[.$H90]);[.$D$2:.$D$46])" office:value-type="float" office:value="0" calcext:value-type="float">
            <text:p>0</text:p>
          </table:table-cell>
          <table:table-cell table:formula="of:=IF([.X90]=0;0;[.X90]*[.$K90])" office:value-type="float" office:value="0" calcext:value-type="float">
            <text:p>0</text:p>
          </table:table-cell>
          <table:table-cell table:style-name="ce14" table:formula="of:=SUMIF([.$F$2:.$F$39];CONCATENATE([.Z$1];[.$H90]);[.$D$2:.$D$46])" office:value-type="float" office:value="0" calcext:value-type="float">
            <text:p>0</text:p>
          </table:table-cell>
          <table:table-cell table:formula="of:=IF([.Z90]=0;0;[.Z90]*[.$K9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1]" office:value-type="string" office:string-value="Couscous salad" calcext:value-type="string">
            <text:p>Couscous salad</text:p>
          </table:table-cell>
          <table:table-cell table:style-name="ce21" table:formula="of:=['Unit Recipes'.H91]" office:value-type="string" office:string-value="olive oil" calcext:value-type="string">
            <text:p>olive oil</text:p>
          </table:table-cell>
          <table:table-cell table:style-name="ce21" table:formula="of:=['Unit Recipes'.I91]" office:value-type="string" office:string-value="ml" calcext:value-type="string">
            <text:p>ml</text:p>
          </table:table-cell>
          <table:table-cell table:style-name="ce21" table:formula="of:=['Unit Recipes'.J91]" office:value-type="float" office:value="8" calcext:value-type="float">
            <text:p>8</text:p>
          </table:table-cell>
          <table:table-cell/>
          <table:table-cell table:formula="of:=[.H91]" office:value-type="string" office:string-value="Couscous salad" calcext:value-type="string">
            <text:p>Couscous salad</text:p>
          </table:table-cell>
          <table:table-cell table:formula="of:=[.I91]" office:value-type="string" office:string-value="olive oil" calcext:value-type="string">
            <text:p>olive oil</text:p>
          </table:table-cell>
          <table:table-cell table:formula="of:=[.J91]" office:value-type="string" office:string-value="ml" calcext:value-type="string">
            <text:p>ml</text:p>
          </table:table-cell>
          <table:table-cell table:formula="of:=SUMIF([.$F$2:.$F$39];CONCATENATE([.P$1];[.$H91]);[.$D$2:.$D$46])" office:value-type="float" office:value="0" calcext:value-type="float">
            <text:p>0</text:p>
          </table:table-cell>
          <table:table-cell table:formula="of:=IF([.P91]=0;0;[.P91]*[.$K91])" office:value-type="float" office:value="0" calcext:value-type="float">
            <text:p>0</text:p>
          </table:table-cell>
          <table:table-cell table:style-name="ce14" table:formula="of:=SUMIF([.$F$2:.$F$39];CONCATENATE([.R$1];[.$H91]);[.$D$2:.$D$46])" office:value-type="float" office:value="0" calcext:value-type="float">
            <text:p>0</text:p>
          </table:table-cell>
          <table:table-cell table:formula="of:=IF([.R91]=0;0;[.R91]*[.$K91])" office:value-type="float" office:value="0" calcext:value-type="float">
            <text:p>0</text:p>
          </table:table-cell>
          <table:table-cell table:style-name="ce14" table:formula="of:=SUMIF([.$F$2:.$F$39];CONCATENATE([.T$1];[.$H91]);[.$D$2:.$D$46])" office:value-type="float" office:value="0.25" calcext:value-type="float">
            <text:p>0.25</text:p>
          </table:table-cell>
          <table:table-cell table:formula="of:=IF([.T91]=0;0;[.T91]*[.$K91])" office:value-type="float" office:value="2" calcext:value-type="float">
            <text:p>2</text:p>
          </table:table-cell>
          <table:table-cell table:style-name="ce14" table:formula="of:=SUMIF([.$F$2:.$F$39];CONCATENATE([.V$1];[.$H91]);[.$D$2:.$D$46])" office:value-type="float" office:value="0" calcext:value-type="float">
            <text:p>0</text:p>
          </table:table-cell>
          <table:table-cell table:formula="of:=IF([.V91]=0;0;[.V91]*[.$K91])" office:value-type="float" office:value="0" calcext:value-type="float">
            <text:p>0</text:p>
          </table:table-cell>
          <table:table-cell table:style-name="ce14" table:formula="of:=SUMIF([.$F$2:.$F$39];CONCATENATE([.X$1];[.$H91]);[.$D$2:.$D$46])" office:value-type="float" office:value="0" calcext:value-type="float">
            <text:p>0</text:p>
          </table:table-cell>
          <table:table-cell table:formula="of:=IF([.X91]=0;0;[.X91]*[.$K91])" office:value-type="float" office:value="0" calcext:value-type="float">
            <text:p>0</text:p>
          </table:table-cell>
          <table:table-cell table:style-name="ce14" table:formula="of:=SUMIF([.$F$2:.$F$39];CONCATENATE([.Z$1];[.$H91]);[.$D$2:.$D$46])" office:value-type="float" office:value="0" calcext:value-type="float">
            <text:p>0</text:p>
          </table:table-cell>
          <table:table-cell table:formula="of:=IF([.Z91]=0;0;[.Z91]*[.$K9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2]">
            <text:p/>
          </table:table-cell>
          <table:table-cell table:style-name="ce21" table:formula="of:=['Unit Recipes'.H92]" office:value-type="float" office:value="0" calcext:value-type="float">
            <text:p>0</text:p>
          </table:table-cell>
          <table:table-cell table:style-name="ce21" table:formula="of:=['Unit Recipes'.I92]" office:value-type="float" office:value="0" calcext:value-type="float">
            <text:p>0</text:p>
          </table:table-cell>
          <table:table-cell table:style-name="ce21" table:formula="of:=['Unit Recipes'.J92]" office:value-type="float" office:value="8" calcext:value-type="float">
            <text:p>8</text:p>
          </table:table-cell>
          <table:table-cell/>
          <table:table-cell table:formula="of:=[.H92]">
            <text:p/>
          </table:table-cell>
          <table:table-cell table:formula="of:=[.I92]" office:value-type="float" office:value="0" calcext:value-type="float">
            <text:p>0</text:p>
          </table:table-cell>
          <table:table-cell table:formula="of:=[.J92]" office:value-type="float" office:value="0" calcext:value-type="float">
            <text:p>0</text:p>
          </table:table-cell>
          <table:table-cell table:formula="of:=SUMIF([.$F$2:.$F$39];CONCATENATE([.P$1];[.$H92]);[.$D$2:.$D$46])" office:value-type="float" office:value="0" calcext:value-type="float">
            <text:p>0</text:p>
          </table:table-cell>
          <table:table-cell table:formula="of:=IF([.P92]=0;0;[.P92]*[.$K92])" office:value-type="float" office:value="0" calcext:value-type="float">
            <text:p>0</text:p>
          </table:table-cell>
          <table:table-cell table:style-name="ce14" table:formula="of:=SUMIF([.$F$2:.$F$39];CONCATENATE([.R$1];[.$H92]);[.$D$2:.$D$46])" office:value-type="float" office:value="0" calcext:value-type="float">
            <text:p>0</text:p>
          </table:table-cell>
          <table:table-cell table:formula="of:=IF([.R92]=0;0;[.R92]*[.$K92])" office:value-type="float" office:value="0" calcext:value-type="float">
            <text:p>0</text:p>
          </table:table-cell>
          <table:table-cell table:style-name="ce14" table:formula="of:=SUMIF([.$F$2:.$F$39];CONCATENATE([.T$1];[.$H92]);[.$D$2:.$D$46])" office:value-type="float" office:value="0" calcext:value-type="float">
            <text:p>0</text:p>
          </table:table-cell>
          <table:table-cell table:formula="of:=IF([.T92]=0;0;[.T92]*[.$K92])" office:value-type="float" office:value="0" calcext:value-type="float">
            <text:p>0</text:p>
          </table:table-cell>
          <table:table-cell table:style-name="ce14" table:formula="of:=SUMIF([.$F$2:.$F$39];CONCATENATE([.V$1];[.$H92]);[.$D$2:.$D$46])" office:value-type="float" office:value="0" calcext:value-type="float">
            <text:p>0</text:p>
          </table:table-cell>
          <table:table-cell table:formula="of:=IF([.V92]=0;0;[.V92]*[.$K92])" office:value-type="float" office:value="0" calcext:value-type="float">
            <text:p>0</text:p>
          </table:table-cell>
          <table:table-cell table:style-name="ce14" table:formula="of:=SUMIF([.$F$2:.$F$39];CONCATENATE([.X$1];[.$H92]);[.$D$2:.$D$46])" office:value-type="float" office:value="0" calcext:value-type="float">
            <text:p>0</text:p>
          </table:table-cell>
          <table:table-cell table:formula="of:=IF([.X92]=0;0;[.X92]*[.$K92])" office:value-type="float" office:value="0" calcext:value-type="float">
            <text:p>0</text:p>
          </table:table-cell>
          <table:table-cell table:style-name="ce14" table:formula="of:=SUMIF([.$F$2:.$F$39];CONCATENATE([.Z$1];[.$H92]);[.$D$2:.$D$46])" office:value-type="float" office:value="0" calcext:value-type="float">
            <text:p>0</text:p>
          </table:table-cell>
          <table:table-cell table:formula="of:=IF([.Z92]=0;0;[.Z92]*[.$K9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3]">
            <text:p/>
          </table:table-cell>
          <table:table-cell table:style-name="ce21" table:formula="of:=['Unit Recipes'.H93]" office:value-type="float" office:value="0" calcext:value-type="float">
            <text:p>0</text:p>
          </table:table-cell>
          <table:table-cell table:style-name="ce21" table:formula="of:=['Unit Recipes'.I93]" office:value-type="float" office:value="0" calcext:value-type="float">
            <text:p>0</text:p>
          </table:table-cell>
          <table:table-cell table:style-name="ce21" table:formula="of:=['Unit Recipes'.J93]" office:value-type="float" office:value="16" calcext:value-type="float">
            <text:p>16</text:p>
          </table:table-cell>
          <table:table-cell/>
          <table:table-cell table:formula="of:=[.H93]">
            <text:p/>
          </table:table-cell>
          <table:table-cell table:formula="of:=[.I93]" office:value-type="float" office:value="0" calcext:value-type="float">
            <text:p>0</text:p>
          </table:table-cell>
          <table:table-cell table:formula="of:=[.J93]" office:value-type="float" office:value="0" calcext:value-type="float">
            <text:p>0</text:p>
          </table:table-cell>
          <table:table-cell table:formula="of:=SUMIF([.$F$2:.$F$39];CONCATENATE([.P$1];[.$H93]);[.$D$2:.$D$46])" office:value-type="float" office:value="0" calcext:value-type="float">
            <text:p>0</text:p>
          </table:table-cell>
          <table:table-cell table:formula="of:=IF([.P93]=0;0;[.P93]*[.$K93])" office:value-type="float" office:value="0" calcext:value-type="float">
            <text:p>0</text:p>
          </table:table-cell>
          <table:table-cell table:style-name="ce14" table:formula="of:=SUMIF([.$F$2:.$F$39];CONCATENATE([.R$1];[.$H93]);[.$D$2:.$D$46])" office:value-type="float" office:value="0" calcext:value-type="float">
            <text:p>0</text:p>
          </table:table-cell>
          <table:table-cell table:formula="of:=IF([.R93]=0;0;[.R93]*[.$K93])" office:value-type="float" office:value="0" calcext:value-type="float">
            <text:p>0</text:p>
          </table:table-cell>
          <table:table-cell table:style-name="ce14" table:formula="of:=SUMIF([.$F$2:.$F$39];CONCATENATE([.T$1];[.$H93]);[.$D$2:.$D$46])" office:value-type="float" office:value="0" calcext:value-type="float">
            <text:p>0</text:p>
          </table:table-cell>
          <table:table-cell table:formula="of:=IF([.T93]=0;0;[.T93]*[.$K93])" office:value-type="float" office:value="0" calcext:value-type="float">
            <text:p>0</text:p>
          </table:table-cell>
          <table:table-cell table:style-name="ce14" table:formula="of:=SUMIF([.$F$2:.$F$39];CONCATENATE([.V$1];[.$H93]);[.$D$2:.$D$46])" office:value-type="float" office:value="0" calcext:value-type="float">
            <text:p>0</text:p>
          </table:table-cell>
          <table:table-cell table:formula="of:=IF([.V93]=0;0;[.V93]*[.$K93])" office:value-type="float" office:value="0" calcext:value-type="float">
            <text:p>0</text:p>
          </table:table-cell>
          <table:table-cell table:style-name="ce14" table:formula="of:=SUMIF([.$F$2:.$F$39];CONCATENATE([.X$1];[.$H93]);[.$D$2:.$D$46])" office:value-type="float" office:value="0" calcext:value-type="float">
            <text:p>0</text:p>
          </table:table-cell>
          <table:table-cell table:formula="of:=IF([.X93]=0;0;[.X93]*[.$K93])" office:value-type="float" office:value="0" calcext:value-type="float">
            <text:p>0</text:p>
          </table:table-cell>
          <table:table-cell table:style-name="ce14" table:formula="of:=SUMIF([.$F$2:.$F$39];CONCATENATE([.Z$1];[.$H93]);[.$D$2:.$D$46])" office:value-type="float" office:value="0" calcext:value-type="float">
            <text:p>0</text:p>
          </table:table-cell>
          <table:table-cell table:formula="of:=IF([.Z93]=0;0;[.Z93]*[.$K9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4]" office:value-type="string" office:string-value="German Potato Salad" calcext:value-type="string">
            <text:p>German Potato Salad</text:p>
          </table:table-cell>
          <table:table-cell table:style-name="ce21" table:formula="of:=['Unit Recipes'.H94]" office:value-type="string" office:string-value="3 cups diced (can be unpeeled)" calcext:value-type="string">
            <text:p>3 cups diced (can be unpeeled)</text:p>
          </table:table-cell>
          <table:table-cell table:style-name="ce21" table:formula="of:=['Unit Recipes'.I94]" office:value-type="string" office:string-value="g" calcext:value-type="string">
            <text:p>g</text:p>
          </table:table-cell>
          <table:table-cell table:style-name="ce21" table:formula="of:=['Unit Recipes'.J94]" office:value-type="float" office:value="16" calcext:value-type="float">
            <text:p>16</text:p>
          </table:table-cell>
          <table:table-cell/>
          <table:table-cell table:formula="of:=[.H94]" office:value-type="string" office:string-value="German Potato Salad" calcext:value-type="string">
            <text:p>German Potato Salad</text:p>
          </table:table-cell>
          <table:table-cell table:formula="of:=[.I94]" office:value-type="string" office:string-value="3 cups diced (can be unpeeled)" calcext:value-type="string">
            <text:p>3 cups diced (can be unpeeled)</text:p>
          </table:table-cell>
          <table:table-cell table:formula="of:=[.J94]" office:value-type="string" office:string-value="g" calcext:value-type="string">
            <text:p>g</text:p>
          </table:table-cell>
          <table:table-cell table:formula="of:=SUMIF([.$F$2:.$F$39];CONCATENATE([.P$1];[.$H94]);[.$D$2:.$D$46])" office:value-type="float" office:value="0" calcext:value-type="float">
            <text:p>0</text:p>
          </table:table-cell>
          <table:table-cell table:formula="of:=IF([.P94]=0;0;[.P94]*[.$K94])" office:value-type="float" office:value="0" calcext:value-type="float">
            <text:p>0</text:p>
          </table:table-cell>
          <table:table-cell table:style-name="ce14" table:formula="of:=SUMIF([.$F$2:.$F$39];CONCATENATE([.R$1];[.$H94]);[.$D$2:.$D$46])" office:value-type="float" office:value="0" calcext:value-type="float">
            <text:p>0</text:p>
          </table:table-cell>
          <table:table-cell table:formula="of:=IF([.R94]=0;0;[.R94]*[.$K94])" office:value-type="float" office:value="0" calcext:value-type="float">
            <text:p>0</text:p>
          </table:table-cell>
          <table:table-cell table:style-name="ce14" table:formula="of:=SUMIF([.$F$2:.$F$39];CONCATENATE([.T$1];[.$H94]);[.$D$2:.$D$46])" office:value-type="float" office:value="0.25" calcext:value-type="float">
            <text:p>0.25</text:p>
          </table:table-cell>
          <table:table-cell table:formula="of:=IF([.T94]=0;0;[.T94]*[.$K94])" office:value-type="float" office:value="4" calcext:value-type="float">
            <text:p>4</text:p>
          </table:table-cell>
          <table:table-cell table:style-name="ce14" table:formula="of:=SUMIF([.$F$2:.$F$39];CONCATENATE([.V$1];[.$H94]);[.$D$2:.$D$46])" office:value-type="float" office:value="0" calcext:value-type="float">
            <text:p>0</text:p>
          </table:table-cell>
          <table:table-cell table:formula="of:=IF([.V94]=0;0;[.V94]*[.$K94])" office:value-type="float" office:value="0" calcext:value-type="float">
            <text:p>0</text:p>
          </table:table-cell>
          <table:table-cell table:style-name="ce14" table:formula="of:=SUMIF([.$F$2:.$F$39];CONCATENATE([.X$1];[.$H94]);[.$D$2:.$D$46])" office:value-type="float" office:value="0" calcext:value-type="float">
            <text:p>0</text:p>
          </table:table-cell>
          <table:table-cell table:formula="of:=IF([.X94]=0;0;[.X94]*[.$K94])" office:value-type="float" office:value="0" calcext:value-type="float">
            <text:p>0</text:p>
          </table:table-cell>
          <table:table-cell table:style-name="ce14" table:formula="of:=SUMIF([.$F$2:.$F$39];CONCATENATE([.Z$1];[.$H94]);[.$D$2:.$D$46])" office:value-type="float" office:value="0" calcext:value-type="float">
            <text:p>0</text:p>
          </table:table-cell>
          <table:table-cell table:formula="of:=IF([.Z94]=0;0;[.Z94]*[.$K9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5]" office:value-type="string" office:string-value="German Potato Salad" calcext:value-type="string">
            <text:p>German Potato Salad</text:p>
          </table:table-cell>
          <table:table-cell table:style-name="ce21" table:formula="of:=['Unit Recipes'.H95]" office:value-type="string" office:string-value="4 slices bacon" calcext:value-type="string">
            <text:p>4 slices bacon</text:p>
          </table:table-cell>
          <table:table-cell table:style-name="ce21" table:formula="of:=['Unit Recipes'.I95]" office:value-type="float" office:value="0" calcext:value-type="float">
            <text:p>0</text:p>
          </table:table-cell>
          <table:table-cell table:style-name="ce21" table:formula="of:=['Unit Recipes'.J95]" office:value-type="float" office:value="16" calcext:value-type="float">
            <text:p>16</text:p>
          </table:table-cell>
          <table:table-cell/>
          <table:table-cell table:formula="of:=[.H95]" office:value-type="string" office:string-value="German Potato Salad" calcext:value-type="string">
            <text:p>German Potato Salad</text:p>
          </table:table-cell>
          <table:table-cell table:formula="of:=[.I95]" office:value-type="string" office:string-value="4 slices bacon" calcext:value-type="string">
            <text:p>4 slices bacon</text:p>
          </table:table-cell>
          <table:table-cell table:formula="of:=[.J95]" office:value-type="float" office:value="0" calcext:value-type="float">
            <text:p>0</text:p>
          </table:table-cell>
          <table:table-cell table:formula="of:=SUMIF([.$F$2:.$F$39];CONCATENATE([.P$1];[.$H95]);[.$D$2:.$D$46])" office:value-type="float" office:value="0" calcext:value-type="float">
            <text:p>0</text:p>
          </table:table-cell>
          <table:table-cell table:formula="of:=IF([.P95]=0;0;[.P95]*[.$K95])" office:value-type="float" office:value="0" calcext:value-type="float">
            <text:p>0</text:p>
          </table:table-cell>
          <table:table-cell table:style-name="ce14" table:formula="of:=SUMIF([.$F$2:.$F$39];CONCATENATE([.R$1];[.$H95]);[.$D$2:.$D$46])" office:value-type="float" office:value="0" calcext:value-type="float">
            <text:p>0</text:p>
          </table:table-cell>
          <table:table-cell table:formula="of:=IF([.R95]=0;0;[.R95]*[.$K95])" office:value-type="float" office:value="0" calcext:value-type="float">
            <text:p>0</text:p>
          </table:table-cell>
          <table:table-cell table:style-name="ce14" table:formula="of:=SUMIF([.$F$2:.$F$39];CONCATENATE([.T$1];[.$H95]);[.$D$2:.$D$46])" office:value-type="float" office:value="0.25" calcext:value-type="float">
            <text:p>0.25</text:p>
          </table:table-cell>
          <table:table-cell table:formula="of:=IF([.T95]=0;0;[.T95]*[.$K95])" office:value-type="float" office:value="4" calcext:value-type="float">
            <text:p>4</text:p>
          </table:table-cell>
          <table:table-cell table:style-name="ce14" table:formula="of:=SUMIF([.$F$2:.$F$39];CONCATENATE([.V$1];[.$H95]);[.$D$2:.$D$46])" office:value-type="float" office:value="0" calcext:value-type="float">
            <text:p>0</text:p>
          </table:table-cell>
          <table:table-cell table:formula="of:=IF([.V95]=0;0;[.V95]*[.$K95])" office:value-type="float" office:value="0" calcext:value-type="float">
            <text:p>0</text:p>
          </table:table-cell>
          <table:table-cell table:style-name="ce14" table:formula="of:=SUMIF([.$F$2:.$F$39];CONCATENATE([.X$1];[.$H95]);[.$D$2:.$D$46])" office:value-type="float" office:value="0" calcext:value-type="float">
            <text:p>0</text:p>
          </table:table-cell>
          <table:table-cell table:formula="of:=IF([.X95]=0;0;[.X95]*[.$K95])" office:value-type="float" office:value="0" calcext:value-type="float">
            <text:p>0</text:p>
          </table:table-cell>
          <table:table-cell table:style-name="ce14" table:formula="of:=SUMIF([.$F$2:.$F$39];CONCATENATE([.Z$1];[.$H95]);[.$D$2:.$D$46])" office:value-type="float" office:value="0" calcext:value-type="float">
            <text:p>0</text:p>
          </table:table-cell>
          <table:table-cell table:formula="of:=IF([.Z95]=0;0;[.Z95]*[.$K9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6]" office:value-type="string" office:string-value="German Potato Salad" calcext:value-type="string">
            <text:p>German Potato Salad</text:p>
          </table:table-cell>
          <table:table-cell table:style-name="ce21" table:formula="of:=['Unit Recipes'.H96]" office:value-type="string" office:string-value="1 small onion, diced" calcext:value-type="string">
            <text:p>1 small onion, diced</text:p>
          </table:table-cell>
          <table:table-cell table:style-name="ce21" table:formula="of:=['Unit Recipes'.I96]" office:value-type="string" office:string-value="g" calcext:value-type="string">
            <text:p>g</text:p>
          </table:table-cell>
          <table:table-cell table:style-name="ce21" table:formula="of:=['Unit Recipes'.J96]" office:value-type="float" office:value="16" calcext:value-type="float">
            <text:p>16</text:p>
          </table:table-cell>
          <table:table-cell/>
          <table:table-cell table:formula="of:=[.H96]" office:value-type="string" office:string-value="German Potato Salad" calcext:value-type="string">
            <text:p>German Potato Salad</text:p>
          </table:table-cell>
          <table:table-cell table:formula="of:=[.I96]" office:value-type="string" office:string-value="1 small onion, diced" calcext:value-type="string">
            <text:p>1 small onion, diced</text:p>
          </table:table-cell>
          <table:table-cell table:formula="of:=[.J96]" office:value-type="string" office:string-value="g" calcext:value-type="string">
            <text:p>g</text:p>
          </table:table-cell>
          <table:table-cell table:formula="of:=SUMIF([.$F$2:.$F$39];CONCATENATE([.P$1];[.$H96]);[.$D$2:.$D$46])" office:value-type="float" office:value="0" calcext:value-type="float">
            <text:p>0</text:p>
          </table:table-cell>
          <table:table-cell table:formula="of:=IF([.P96]=0;0;[.P96]*[.$K96])" office:value-type="float" office:value="0" calcext:value-type="float">
            <text:p>0</text:p>
          </table:table-cell>
          <table:table-cell table:style-name="ce14" table:formula="of:=SUMIF([.$F$2:.$F$39];CONCATENATE([.R$1];[.$H96]);[.$D$2:.$D$46])" office:value-type="float" office:value="0" calcext:value-type="float">
            <text:p>0</text:p>
          </table:table-cell>
          <table:table-cell table:formula="of:=IF([.R96]=0;0;[.R96]*[.$K96])" office:value-type="float" office:value="0" calcext:value-type="float">
            <text:p>0</text:p>
          </table:table-cell>
          <table:table-cell table:style-name="ce14" table:formula="of:=SUMIF([.$F$2:.$F$39];CONCATENATE([.T$1];[.$H96]);[.$D$2:.$D$46])" office:value-type="float" office:value="0.25" calcext:value-type="float">
            <text:p>0.25</text:p>
          </table:table-cell>
          <table:table-cell table:formula="of:=IF([.T96]=0;0;[.T96]*[.$K96])" office:value-type="float" office:value="4" calcext:value-type="float">
            <text:p>4</text:p>
          </table:table-cell>
          <table:table-cell table:style-name="ce14" table:formula="of:=SUMIF([.$F$2:.$F$39];CONCATENATE([.V$1];[.$H96]);[.$D$2:.$D$46])" office:value-type="float" office:value="0" calcext:value-type="float">
            <text:p>0</text:p>
          </table:table-cell>
          <table:table-cell table:formula="of:=IF([.V96]=0;0;[.V96]*[.$K96])" office:value-type="float" office:value="0" calcext:value-type="float">
            <text:p>0</text:p>
          </table:table-cell>
          <table:table-cell table:style-name="ce14" table:formula="of:=SUMIF([.$F$2:.$F$39];CONCATENATE([.X$1];[.$H96]);[.$D$2:.$D$46])" office:value-type="float" office:value="0" calcext:value-type="float">
            <text:p>0</text:p>
          </table:table-cell>
          <table:table-cell table:formula="of:=IF([.X96]=0;0;[.X96]*[.$K96])" office:value-type="float" office:value="0" calcext:value-type="float">
            <text:p>0</text:p>
          </table:table-cell>
          <table:table-cell table:style-name="ce14" table:formula="of:=SUMIF([.$F$2:.$F$39];CONCATENATE([.Z$1];[.$H96]);[.$D$2:.$D$46])" office:value-type="float" office:value="0" calcext:value-type="float">
            <text:p>0</text:p>
          </table:table-cell>
          <table:table-cell table:formula="of:=IF([.Z96]=0;0;[.Z96]*[.$K9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7]" office:value-type="string" office:string-value="German Potato Salad" calcext:value-type="string">
            <text:p>German Potato Salad</text:p>
          </table:table-cell>
          <table:table-cell table:style-name="ce21" table:formula="of:=['Unit Recipes'.H97]" office:value-type="string" office:string-value="1/4 cup white vinegar" calcext:value-type="string">
            <text:p>1/4 cup white vinegar</text:p>
          </table:table-cell>
          <table:table-cell table:style-name="ce21" table:formula="of:=['Unit Recipes'.I97]" office:value-type="string" office:string-value="ml" calcext:value-type="string">
            <text:p>ml</text:p>
          </table:table-cell>
          <table:table-cell table:style-name="ce21" table:formula="of:=['Unit Recipes'.J97]" office:value-type="float" office:value="16" calcext:value-type="float">
            <text:p>16</text:p>
          </table:table-cell>
          <table:table-cell/>
          <table:table-cell table:formula="of:=[.H97]" office:value-type="string" office:string-value="German Potato Salad" calcext:value-type="string">
            <text:p>German Potato Salad</text:p>
          </table:table-cell>
          <table:table-cell table:formula="of:=[.I97]" office:value-type="string" office:string-value="1/4 cup white vinegar" calcext:value-type="string">
            <text:p>1/4 cup white vinegar</text:p>
          </table:table-cell>
          <table:table-cell table:formula="of:=[.J97]" office:value-type="string" office:string-value="ml" calcext:value-type="string">
            <text:p>ml</text:p>
          </table:table-cell>
          <table:table-cell table:formula="of:=SUMIF([.$F$2:.$F$39];CONCATENATE([.P$1];[.$H97]);[.$D$2:.$D$46])" office:value-type="float" office:value="0" calcext:value-type="float">
            <text:p>0</text:p>
          </table:table-cell>
          <table:table-cell table:formula="of:=IF([.P97]=0;0;[.P97]*[.$K97])" office:value-type="float" office:value="0" calcext:value-type="float">
            <text:p>0</text:p>
          </table:table-cell>
          <table:table-cell table:style-name="ce14" table:formula="of:=SUMIF([.$F$2:.$F$39];CONCATENATE([.R$1];[.$H97]);[.$D$2:.$D$46])" office:value-type="float" office:value="0" calcext:value-type="float">
            <text:p>0</text:p>
          </table:table-cell>
          <table:table-cell table:formula="of:=IF([.R97]=0;0;[.R97]*[.$K97])" office:value-type="float" office:value="0" calcext:value-type="float">
            <text:p>0</text:p>
          </table:table-cell>
          <table:table-cell table:style-name="ce14" table:formula="of:=SUMIF([.$F$2:.$F$39];CONCATENATE([.T$1];[.$H97]);[.$D$2:.$D$46])" office:value-type="float" office:value="0.25" calcext:value-type="float">
            <text:p>0.25</text:p>
          </table:table-cell>
          <table:table-cell table:formula="of:=IF([.T97]=0;0;[.T97]*[.$K97])" office:value-type="float" office:value="4" calcext:value-type="float">
            <text:p>4</text:p>
          </table:table-cell>
          <table:table-cell table:style-name="ce14" table:formula="of:=SUMIF([.$F$2:.$F$39];CONCATENATE([.V$1];[.$H97]);[.$D$2:.$D$46])" office:value-type="float" office:value="0" calcext:value-type="float">
            <text:p>0</text:p>
          </table:table-cell>
          <table:table-cell table:formula="of:=IF([.V97]=0;0;[.V97]*[.$K97])" office:value-type="float" office:value="0" calcext:value-type="float">
            <text:p>0</text:p>
          </table:table-cell>
          <table:table-cell table:style-name="ce14" table:formula="of:=SUMIF([.$F$2:.$F$39];CONCATENATE([.X$1];[.$H97]);[.$D$2:.$D$46])" office:value-type="float" office:value="0" calcext:value-type="float">
            <text:p>0</text:p>
          </table:table-cell>
          <table:table-cell table:formula="of:=IF([.X97]=0;0;[.X97]*[.$K97])" office:value-type="float" office:value="0" calcext:value-type="float">
            <text:p>0</text:p>
          </table:table-cell>
          <table:table-cell table:style-name="ce14" table:formula="of:=SUMIF([.$F$2:.$F$39];CONCATENATE([.Z$1];[.$H97]);[.$D$2:.$D$46])" office:value-type="float" office:value="0" calcext:value-type="float">
            <text:p>0</text:p>
          </table:table-cell>
          <table:table-cell table:formula="of:=IF([.Z97]=0;0;[.Z97]*[.$K9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8]" office:value-type="string" office:string-value="German Potato Salad" calcext:value-type="string">
            <text:p>German Potato Salad</text:p>
          </table:table-cell>
          <table:table-cell table:style-name="ce21" table:formula="of:=['Unit Recipes'.H98]" office:value-type="string" office:string-value="2 tablespoons water" calcext:value-type="string">
            <text:p>2 tablespoons water</text:p>
          </table:table-cell>
          <table:table-cell table:style-name="ce21" table:formula="of:=['Unit Recipes'.I98]" office:value-type="string" office:string-value="tbsp" calcext:value-type="string">
            <text:p>tbsp</text:p>
          </table:table-cell>
          <table:table-cell table:style-name="ce21" table:formula="of:=['Unit Recipes'.J98]" office:value-type="float" office:value="16" calcext:value-type="float">
            <text:p>16</text:p>
          </table:table-cell>
          <table:table-cell/>
          <table:table-cell table:formula="of:=[.H98]" office:value-type="string" office:string-value="German Potato Salad" calcext:value-type="string">
            <text:p>German Potato Salad</text:p>
          </table:table-cell>
          <table:table-cell table:formula="of:=[.I98]" office:value-type="string" office:string-value="2 tablespoons water" calcext:value-type="string">
            <text:p>2 tablespoons water</text:p>
          </table:table-cell>
          <table:table-cell table:formula="of:=[.J98]" office:value-type="string" office:string-value="tbsp" calcext:value-type="string">
            <text:p>tbsp</text:p>
          </table:table-cell>
          <table:table-cell table:formula="of:=SUMIF([.$F$2:.$F$39];CONCATENATE([.P$1];[.$H98]);[.$D$2:.$D$46])" office:value-type="float" office:value="0" calcext:value-type="float">
            <text:p>0</text:p>
          </table:table-cell>
          <table:table-cell table:formula="of:=IF([.P98]=0;0;[.P98]*[.$K98])" office:value-type="float" office:value="0" calcext:value-type="float">
            <text:p>0</text:p>
          </table:table-cell>
          <table:table-cell table:style-name="ce14" table:formula="of:=SUMIF([.$F$2:.$F$39];CONCATENATE([.R$1];[.$H98]);[.$D$2:.$D$46])" office:value-type="float" office:value="0" calcext:value-type="float">
            <text:p>0</text:p>
          </table:table-cell>
          <table:table-cell table:formula="of:=IF([.R98]=0;0;[.R98]*[.$K98])" office:value-type="float" office:value="0" calcext:value-type="float">
            <text:p>0</text:p>
          </table:table-cell>
          <table:table-cell table:style-name="ce14" table:formula="of:=SUMIF([.$F$2:.$F$39];CONCATENATE([.T$1];[.$H98]);[.$D$2:.$D$46])" office:value-type="float" office:value="0.25" calcext:value-type="float">
            <text:p>0.25</text:p>
          </table:table-cell>
          <table:table-cell table:formula="of:=IF([.T98]=0;0;[.T98]*[.$K98])" office:value-type="float" office:value="4" calcext:value-type="float">
            <text:p>4</text:p>
          </table:table-cell>
          <table:table-cell table:style-name="ce14" table:formula="of:=SUMIF([.$F$2:.$F$39];CONCATENATE([.V$1];[.$H98]);[.$D$2:.$D$46])" office:value-type="float" office:value="0" calcext:value-type="float">
            <text:p>0</text:p>
          </table:table-cell>
          <table:table-cell table:formula="of:=IF([.V98]=0;0;[.V98]*[.$K98])" office:value-type="float" office:value="0" calcext:value-type="float">
            <text:p>0</text:p>
          </table:table-cell>
          <table:table-cell table:style-name="ce14" table:formula="of:=SUMIF([.$F$2:.$F$39];CONCATENATE([.X$1];[.$H98]);[.$D$2:.$D$46])" office:value-type="float" office:value="0" calcext:value-type="float">
            <text:p>0</text:p>
          </table:table-cell>
          <table:table-cell table:formula="of:=IF([.X98]=0;0;[.X98]*[.$K98])" office:value-type="float" office:value="0" calcext:value-type="float">
            <text:p>0</text:p>
          </table:table-cell>
          <table:table-cell table:style-name="ce14" table:formula="of:=SUMIF([.$F$2:.$F$39];CONCATENATE([.Z$1];[.$H98]);[.$D$2:.$D$46])" office:value-type="float" office:value="0" calcext:value-type="float">
            <text:p>0</text:p>
          </table:table-cell>
          <table:table-cell table:formula="of:=IF([.Z98]=0;0;[.Z98]*[.$K9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99]" office:value-type="string" office:string-value="German Potato Salad" calcext:value-type="string">
            <text:p>German Potato Salad</text:p>
          </table:table-cell>
          <table:table-cell table:style-name="ce21" table:formula="of:=['Unit Recipes'.H99]" office:value-type="string" office:string-value="1 tablespoons white sugar" calcext:value-type="string">
            <text:p>1 tablespoons white sugar</text:p>
          </table:table-cell>
          <table:table-cell table:style-name="ce21" table:formula="of:=['Unit Recipes'.I99]" office:value-type="string" office:string-value="tbsp" calcext:value-type="string">
            <text:p>tbsp</text:p>
          </table:table-cell>
          <table:table-cell table:style-name="ce21" table:formula="of:=['Unit Recipes'.J99]" office:value-type="float" office:value="16" calcext:value-type="float">
            <text:p>16</text:p>
          </table:table-cell>
          <table:table-cell/>
          <table:table-cell table:formula="of:=[.H99]" office:value-type="string" office:string-value="German Potato Salad" calcext:value-type="string">
            <text:p>German Potato Salad</text:p>
          </table:table-cell>
          <table:table-cell table:formula="of:=[.I99]" office:value-type="string" office:string-value="1 tablespoons white sugar" calcext:value-type="string">
            <text:p>1 tablespoons white sugar</text:p>
          </table:table-cell>
          <table:table-cell table:formula="of:=[.J99]" office:value-type="string" office:string-value="tbsp" calcext:value-type="string">
            <text:p>tbsp</text:p>
          </table:table-cell>
          <table:table-cell table:formula="of:=SUMIF([.$F$2:.$F$39];CONCATENATE([.P$1];[.$H99]);[.$D$2:.$D$46])" office:value-type="float" office:value="0" calcext:value-type="float">
            <text:p>0</text:p>
          </table:table-cell>
          <table:table-cell table:formula="of:=IF([.P99]=0;0;[.P99]*[.$K99])" office:value-type="float" office:value="0" calcext:value-type="float">
            <text:p>0</text:p>
          </table:table-cell>
          <table:table-cell table:style-name="ce14" table:formula="of:=SUMIF([.$F$2:.$F$39];CONCATENATE([.R$1];[.$H99]);[.$D$2:.$D$46])" office:value-type="float" office:value="0" calcext:value-type="float">
            <text:p>0</text:p>
          </table:table-cell>
          <table:table-cell table:formula="of:=IF([.R99]=0;0;[.R99]*[.$K99])" office:value-type="float" office:value="0" calcext:value-type="float">
            <text:p>0</text:p>
          </table:table-cell>
          <table:table-cell table:style-name="ce14" table:formula="of:=SUMIF([.$F$2:.$F$39];CONCATENATE([.T$1];[.$H99]);[.$D$2:.$D$46])" office:value-type="float" office:value="0.25" calcext:value-type="float">
            <text:p>0.25</text:p>
          </table:table-cell>
          <table:table-cell table:formula="of:=IF([.T99]=0;0;[.T99]*[.$K99])" office:value-type="float" office:value="4" calcext:value-type="float">
            <text:p>4</text:p>
          </table:table-cell>
          <table:table-cell table:style-name="ce14" table:formula="of:=SUMIF([.$F$2:.$F$39];CONCATENATE([.V$1];[.$H99]);[.$D$2:.$D$46])" office:value-type="float" office:value="0" calcext:value-type="float">
            <text:p>0</text:p>
          </table:table-cell>
          <table:table-cell table:formula="of:=IF([.V99]=0;0;[.V99]*[.$K99])" office:value-type="float" office:value="0" calcext:value-type="float">
            <text:p>0</text:p>
          </table:table-cell>
          <table:table-cell table:style-name="ce14" table:formula="of:=SUMIF([.$F$2:.$F$39];CONCATENATE([.X$1];[.$H99]);[.$D$2:.$D$46])" office:value-type="float" office:value="0" calcext:value-type="float">
            <text:p>0</text:p>
          </table:table-cell>
          <table:table-cell table:formula="of:=IF([.X99]=0;0;[.X99]*[.$K99])" office:value-type="float" office:value="0" calcext:value-type="float">
            <text:p>0</text:p>
          </table:table-cell>
          <table:table-cell table:style-name="ce14" table:formula="of:=SUMIF([.$F$2:.$F$39];CONCATENATE([.Z$1];[.$H99]);[.$D$2:.$D$46])" office:value-type="float" office:value="0" calcext:value-type="float">
            <text:p>0</text:p>
          </table:table-cell>
          <table:table-cell table:formula="of:=IF([.Z99]=0;0;[.Z99]*[.$K9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100]" office:value-type="string" office:string-value="German Potato Salad" calcext:value-type="string">
            <text:p>German Potato Salad</text:p>
          </table:table-cell>
          <table:table-cell table:style-name="ce21" table:formula="of:=['Unit Recipes'.H100]" office:value-type="string" office:string-value="1 teaspoon salt" calcext:value-type="string">
            <text:p>1 teaspoon salt</text:p>
          </table:table-cell>
          <table:table-cell table:style-name="ce21" table:formula="of:=['Unit Recipes'.I100]" office:value-type="string" office:string-value="tsp" calcext:value-type="string">
            <text:p>tsp</text:p>
          </table:table-cell>
          <table:table-cell table:style-name="ce21" table:formula="of:=['Unit Recipes'.J100]" office:value-type="float" office:value="16" calcext:value-type="float">
            <text:p>16</text:p>
          </table:table-cell>
          <table:table-cell/>
          <table:table-cell table:formula="of:=[.H100]" office:value-type="string" office:string-value="German Potato Salad" calcext:value-type="string">
            <text:p>German Potato Salad</text:p>
          </table:table-cell>
          <table:table-cell table:formula="of:=[.I100]" office:value-type="string" office:string-value="1 teaspoon salt" calcext:value-type="string">
            <text:p>1 teaspoon salt</text:p>
          </table:table-cell>
          <table:table-cell table:formula="of:=[.J100]" office:value-type="string" office:string-value="tsp" calcext:value-type="string">
            <text:p>tsp</text:p>
          </table:table-cell>
          <table:table-cell table:formula="of:=SUMIF([.$F$2:.$F$39];CONCATENATE([.P$1];[.$H100]);[.$D$2:.$D$46])" office:value-type="float" office:value="0" calcext:value-type="float">
            <text:p>0</text:p>
          </table:table-cell>
          <table:table-cell table:formula="of:=IF([.P100]=0;0;[.P100]*[.$K100])" office:value-type="float" office:value="0" calcext:value-type="float">
            <text:p>0</text:p>
          </table:table-cell>
          <table:table-cell table:style-name="ce14" table:formula="of:=SUMIF([.$F$2:.$F$39];CONCATENATE([.R$1];[.$H100]);[.$D$2:.$D$46])" office:value-type="float" office:value="0" calcext:value-type="float">
            <text:p>0</text:p>
          </table:table-cell>
          <table:table-cell table:formula="of:=IF([.R100]=0;0;[.R100]*[.$K100])" office:value-type="float" office:value="0" calcext:value-type="float">
            <text:p>0</text:p>
          </table:table-cell>
          <table:table-cell table:style-name="ce14" table:formula="of:=SUMIF([.$F$2:.$F$39];CONCATENATE([.T$1];[.$H100]);[.$D$2:.$D$46])" office:value-type="float" office:value="0.25" calcext:value-type="float">
            <text:p>0.25</text:p>
          </table:table-cell>
          <table:table-cell table:formula="of:=IF([.T100]=0;0;[.T100]*[.$K100])" office:value-type="float" office:value="4" calcext:value-type="float">
            <text:p>4</text:p>
          </table:table-cell>
          <table:table-cell table:style-name="ce14" table:formula="of:=SUMIF([.$F$2:.$F$39];CONCATENATE([.V$1];[.$H100]);[.$D$2:.$D$46])" office:value-type="float" office:value="0" calcext:value-type="float">
            <text:p>0</text:p>
          </table:table-cell>
          <table:table-cell table:formula="of:=IF([.V100]=0;0;[.V100]*[.$K100])" office:value-type="float" office:value="0" calcext:value-type="float">
            <text:p>0</text:p>
          </table:table-cell>
          <table:table-cell table:style-name="ce14" table:formula="of:=SUMIF([.$F$2:.$F$39];CONCATENATE([.X$1];[.$H100]);[.$D$2:.$D$46])" office:value-type="float" office:value="0" calcext:value-type="float">
            <text:p>0</text:p>
          </table:table-cell>
          <table:table-cell table:formula="of:=IF([.X100]=0;0;[.X100]*[.$K100])" office:value-type="float" office:value="0" calcext:value-type="float">
            <text:p>0</text:p>
          </table:table-cell>
          <table:table-cell table:style-name="ce14" table:formula="of:=SUMIF([.$F$2:.$F$39];CONCATENATE([.Z$1];[.$H100]);[.$D$2:.$D$46])" office:value-type="float" office:value="0" calcext:value-type="float">
            <text:p>0</text:p>
          </table:table-cell>
          <table:table-cell table:formula="of:=IF([.Z100]=0;0;[.Z100]*[.$K10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1" table:formula="of:=['Unit Recipes'.G101]" office:value-type="string" office:string-value="German Potato Salad" calcext:value-type="string">
            <text:p>German Potato Salad</text:p>
          </table:table-cell>
          <table:table-cell table:style-name="ce21" table:formula="of:=['Unit Recipes'.H101]" office:value-type="string" office:string-value="1/8 teaspoon ground black pepper" calcext:value-type="string">
            <text:p>1/8 teaspoon ground black pepper</text:p>
          </table:table-cell>
          <table:table-cell table:style-name="ce21" table:formula="of:=['Unit Recipes'.I101]" office:value-type="string" office:string-value="tsp" calcext:value-type="string">
            <text:p>tsp</text:p>
          </table:table-cell>
          <table:table-cell table:style-name="ce21" table:formula="of:=['Unit Recipes'.J101]" office:value-type="float" office:value="16" calcext:value-type="float">
            <text:p>16</text:p>
          </table:table-cell>
          <table:table-cell/>
          <table:table-cell table:formula="of:=[.H101]" office:value-type="string" office:string-value="German Potato Salad" calcext:value-type="string">
            <text:p>German Potato Salad</text:p>
          </table:table-cell>
          <table:table-cell table:formula="of:=[.I101]" office:value-type="string" office:string-value="1/8 teaspoon ground black pepper" calcext:value-type="string">
            <text:p>1/8 teaspoon ground black pepper</text:p>
          </table:table-cell>
          <table:table-cell table:formula="of:=[.J101]" office:value-type="string" office:string-value="tsp" calcext:value-type="string">
            <text:p>tsp</text:p>
          </table:table-cell>
          <table:table-cell table:formula="of:=SUMIF([.$F$2:.$F$39];CONCATENATE([.P$1];[.$H101]);[.$D$2:.$D$46])" office:value-type="float" office:value="0" calcext:value-type="float">
            <text:p>0</text:p>
          </table:table-cell>
          <table:table-cell table:formula="of:=IF([.P101]=0;0;[.P101]*[.$K101])" office:value-type="float" office:value="0" calcext:value-type="float">
            <text:p>0</text:p>
          </table:table-cell>
          <table:table-cell table:style-name="ce14" table:formula="of:=SUMIF([.$F$2:.$F$39];CONCATENATE([.R$1];[.$H101]);[.$D$2:.$D$46])" office:value-type="float" office:value="0" calcext:value-type="float">
            <text:p>0</text:p>
          </table:table-cell>
          <table:table-cell table:formula="of:=IF([.R101]=0;0;[.R101]*[.$K101])" office:value-type="float" office:value="0" calcext:value-type="float">
            <text:p>0</text:p>
          </table:table-cell>
          <table:table-cell table:style-name="ce14" table:formula="of:=SUMIF([.$F$2:.$F$39];CONCATENATE([.T$1];[.$H101]);[.$D$2:.$D$46])" office:value-type="float" office:value="0.25" calcext:value-type="float">
            <text:p>0.25</text:p>
          </table:table-cell>
          <table:table-cell table:formula="of:=IF([.T101]=0;0;[.T101]*[.$K101])" office:value-type="float" office:value="4" calcext:value-type="float">
            <text:p>4</text:p>
          </table:table-cell>
          <table:table-cell table:style-name="ce14" table:formula="of:=SUMIF([.$F$2:.$F$39];CONCATENATE([.V$1];[.$H101]);[.$D$2:.$D$46])" office:value-type="float" office:value="0" calcext:value-type="float">
            <text:p>0</text:p>
          </table:table-cell>
          <table:table-cell table:formula="of:=IF([.V101]=0;0;[.V101]*[.$K101])" office:value-type="float" office:value="0" calcext:value-type="float">
            <text:p>0</text:p>
          </table:table-cell>
          <table:table-cell table:style-name="ce14" table:formula="of:=SUMIF([.$F$2:.$F$39];CONCATENATE([.X$1];[.$H101]);[.$D$2:.$D$46])" office:value-type="float" office:value="0" calcext:value-type="float">
            <text:p>0</text:p>
          </table:table-cell>
          <table:table-cell table:formula="of:=IF([.X101]=0;0;[.X101]*[.$K101])" office:value-type="float" office:value="0" calcext:value-type="float">
            <text:p>0</text:p>
          </table:table-cell>
          <table:table-cell table:style-name="ce14" table:formula="of:=SUMIF([.$F$2:.$F$39];CONCATENATE([.Z$1];[.$H101]);[.$D$2:.$D$46])" office:value-type="float" office:value="0" calcext:value-type="float">
            <text:p>0</text:p>
          </table:table-cell>
          <table:table-cell table:formula="of:=IF([.Z101]=0;0;[.Z101]*[.$K101]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[.J10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4"/>
          <table:table-cell table:formula="of:=[.J103]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47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Unit dates" table:style-name="ta2">
        <office:forms form:automatic-focus="false" form:apply-design-mode="false"/>
        <table:table-column table:style-name="co1" table:number-columns-repeated="8" table:default-cell-style-name="ce17"/>
        <table:table-column table:style-name="co1" table:number-columns-repeated="1016" table:default-cell-style-name="Default"/>
        <table:table-row table:style-name="ro1">
          <table:table-cell table:style-name="Default"/>
          <table:table-cell table:formula="of:=[Dates.A1]" office:value-type="string" office:string-value="Meal" calcext:value-type="string">
            <text:p>Meal</text:p>
          </table:table-cell>
          <table:table-cell table:formula="of:=[Dates.B1]" office:value-type="string" office:string-value="Friday, 18 July" calcext:value-type="string">
            <text:p>Friday, 18 July</text:p>
          </table:table-cell>
          <table:table-cell table:formula="of:=[Dates.C1]" office:value-type="string" office:string-value="Saturday, 19 July" calcext:value-type="string">
            <text:p>Saturday, 19 July</text:p>
          </table:table-cell>
          <table:table-cell table:formula="of:=[Dates.D1]" office:value-type="string" office:string-value="Sunday, 20 July" calcext:value-type="string">
            <text:p>Sunday, 20 July</text:p>
          </table:table-cell>
          <table:table-cell table:formula="of:=[Dates.E1]" office:value-type="string" office:string-value="Monday, 21 July" calcext:value-type="string">
            <text:p>Monday, 21 Jul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2]" office:value-type="string" office:string-value="Breakfast" calcext:value-type="string">
            <text:p>Breakfast</text:p>
          </table:table-cell>
          <table:table-cell table:formula="of:=[Dates.B2]" office:value-type="float" office:value="1" calcext:value-type="float">
            <text:p>1</text:p>
          </table:table-cell>
          <table:table-cell table:formula="of:=[Dates.C2]" office:value-type="float" office:value="1" calcext:value-type="float">
            <text:p>1</text:p>
          </table:table-cell>
          <table:table-cell table:formula="of:=[Dates.D2]" office:value-type="float" office:value="1" calcext:value-type="float">
            <text:p>1</text:p>
          </table:table-cell>
          <table:table-cell table:formula="of:=[Dates.E2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3]" office:value-type="string" office:string-value="Lunch" calcext:value-type="string">
            <text:p>Lunch</text:p>
          </table:table-cell>
          <table:table-cell table:formula="of:=[Dates.B3]" office:value-type="float" office:value="1" calcext:value-type="float">
            <text:p>1</text:p>
          </table:table-cell>
          <table:table-cell table:formula="of:=[Dates.C3]" office:value-type="float" office:value="1" calcext:value-type="float">
            <text:p>1</text:p>
          </table:table-cell>
          <table:table-cell table:formula="of:=[Dates.D3]" office:value-type="float" office:value="1" calcext:value-type="float">
            <text:p>1</text:p>
          </table:table-cell>
          <table:table-cell table:formula="of:=[Dates.E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4]" office:value-type="string" office:string-value="BBQ" calcext:value-type="string">
            <text:p>BBQ</text:p>
          </table:table-cell>
          <table:table-cell table:formula="of:=[Dates.B4]" office:value-type="float" office:value="1" calcext:value-type="float">
            <text:p>1</text:p>
          </table:table-cell>
          <table:table-cell table:formula="of:=[Dates.C4]" office:value-type="float" office:value="1" calcext:value-type="float">
            <text:p>1</text:p>
          </table:table-cell>
          <table:table-cell table:style-name="ce23" table:formula="of:=[Dates.D4]" office:value-type="boolean" office:boolean-value="false" calcext:value-type="boolean">
            <text:p>FALSE</text:p>
          </table:table-cell>
          <table:table-cell table:formula="of:=[Dates.E4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5]" office:value-type="string" office:string-value="Dinner" calcext:value-type="string">
            <text:p>Dinner</text:p>
          </table:table-cell>
          <table:table-cell table:style-name="ce23" table:formula="of:=[Dates.B5]" office:value-type="boolean" office:boolean-value="false" calcext:value-type="boolean">
            <text:p>FALSE</text:p>
          </table:table-cell>
          <table:table-cell table:style-name="ce23" table:formula="of:=[Dates.C5]" office:value-type="boolean" office:boolean-value="false" calcext:value-type="boolean">
            <text:p>FALSE</text:p>
          </table:table-cell>
          <table:table-cell table:formula="of:=[Dates.D5]" office:value-type="float" office:value="1" calcext:value-type="float">
            <text:p>1</text:p>
          </table:table-cell>
          <table:table-cell table:style-name="ce23" table:formula="of:=[Dates.E5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6]" office:value-type="string" office:string-value="Dessert" calcext:value-type="string">
            <text:p>Dessert</text:p>
          </table:table-cell>
          <table:table-cell table:style-name="ce23" table:formula="of:=[Dates.B6]" office:value-type="boolean" office:boolean-value="false" calcext:value-type="boolean">
            <text:p>FALSE</text:p>
          </table:table-cell>
          <table:table-cell table:style-name="ce23" table:formula="of:=[Dates.C6]" office:value-type="boolean" office:boolean-value="false" calcext:value-type="boolean">
            <text:p>FALSE</text:p>
          </table:table-cell>
          <table:table-cell table:formula="of:=[Dates.D6]" office:value-type="float" office:value="1" calcext:value-type="float">
            <text:p>1</text:p>
          </table:table-cell>
          <table:table-cell table:style-name="ce23" table:formula="of:=[Dates.E6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7]" office:value-type="float" office:value="0" calcext:value-type="float">
            <text:p>0</text:p>
          </table:table-cell>
          <table:table-cell table:formula="of:=[Dates.B7]" office:value-type="float" office:value="0" calcext:value-type="float">
            <text:p>0</text:p>
          </table:table-cell>
          <table:table-cell table:formula="of:=[Dates.C7]" office:value-type="float" office:value="0" calcext:value-type="float">
            <text:p>0</text:p>
          </table:table-cell>
          <table:table-cell table:formula="of:=[Dates.D7]" office:value-type="float" office:value="0" calcext:value-type="float">
            <text:p>0</text:p>
          </table:table-cell>
          <table:table-cell table:formula="of:=[Dates.E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2" table:number-columns-repeated="2"/>
          <table:table-cell table:style-name="ce24" table:number-columns-repeated="4"/>
          <table:table-cell table:style-name="ce2" table:number-columns-repeated="1016"/>
          <table:table-cell table:number-columns-repeated="2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2" table:number-columns-repeated="2"/>
          <table:table-cell table:style-name="ce24" table:number-columns-repeated="4"/>
          <table:table-cell table:style-name="ce2" table:number-columns-repeated="1016"/>
          <table:table-cell table:number-columns-repeated="2"/>
        </table:table-row>
        <table:table-row table:style-name="ro1">
          <table:table-cell table:style-name="ce19" table:formula="of:=[.A74]" office:value-type="string" office:string-value="Dish" calcext:value-type="string">
            <text:p>Dish</text:p>
          </table:table-cell>
          <table:table-cell table:style-name="ce19" table:formula="of:=[.B74]" office:value-type="string" office:string-value="Ingredient" calcext:value-type="string">
            <text:p>Ingredient</text:p>
          </table:table-cell>
          <table:table-cell table:style-name="ce19" table:formula="of:=[.C74]" office:value-type="string" office:string-value="Measure" calcext:value-type="string">
            <text:p>Measure</text:p>
          </table:table-cell>
          <table:table-cell table:style-name="ce19" table:formula="of:=[.C1]" office:value-type="string" office:string-value="Friday, 18 July" calcext:value-type="string">
            <text:p>Friday, 18 July</text:p>
          </table:table-cell>
          <table:table-cell table:style-name="ce19" table:formula="of:=[.D1]" office:value-type="string" office:string-value="Saturday, 19 July" calcext:value-type="string">
            <text:p>Saturday, 19 July</text:p>
          </table:table-cell>
          <table:table-cell table:style-name="ce19" table:formula="of:=[.E1]" office:value-type="string" office:string-value="Sunday, 20 July" calcext:value-type="string">
            <text:p>Sunday, 20 July</text:p>
          </table:table-cell>
          <table:table-cell table:style-name="ce19" table:formula="of:=[.F1]" office:value-type="string" office:string-value="Monday, 21 July" calcext:value-type="string">
            <text:p>Monday, 21 July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75]">
            <text:p/>
          </table:table-cell>
          <table:table-cell table:style-name="ce19" table:formula="of:=[.B75]" office:value-type="float" office:value="0" calcext:value-type="float">
            <text:p>0</text:p>
          </table:table-cell>
          <table:table-cell table:style-name="ce19" table:formula="of:=[.C75]" office:value-type="float" office:value="0" calcext:value-type="float">
            <text:p>0</text:p>
          </table:table-cell>
          <table:table-cell table:style-name="ce19"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9" table:formula="of:=[.A76]" office:value-type="string" office:string-value="Cereal" calcext:value-type="string">
            <text:p>Cereal</text:p>
          </table:table-cell>
          <table:table-cell table:style-name="ce19" table:formula="of:=[.B76]" office:value-type="string" office:string-value="Joghurt" calcext:value-type="string">
            <text:p>Joghurt</text:p>
          </table:table-cell>
          <table:table-cell table:style-name="ce19" table:formula="of:=[.C76]" office:value-type="string" office:string-value="ml" calcext:value-type="string">
            <text:p>ml</text:p>
          </table:table-cell>
          <table:table-cell table:style-name="ce20" table:formula="of:=[.$D76]*[.C$2]+[.$E76]*[.C$3]+[.$F76]*[.C$4]+[.$G76]*[.C$5]*[.$H76]*[.C$6]+[.$I76]*[.C$7]" office:value-type="float" office:value="0.25" calcext:value-type="float">
            <text:p>0.25</text:p>
          </table:table-cell>
          <table:table-cell table:style-name="ce20" table:formula="of:=[.$D76]*[.D$2]+[.$E76]*[.D$3]+[.$F76]*[.D$4]+[.$G76]*[.D$5]*[.$H76]*[.D$6]+[.$I76]*[.D$7]" office:value-type="float" office:value="0.25" calcext:value-type="float">
            <text:p>0.25</text:p>
          </table:table-cell>
          <table:table-cell table:style-name="ce20" table:formula="of:=[.$D76]*[.E$2]+[.$E76]*[.E$3]+[.$F76]*[.E$4]+[.$G76]*[.E$5]*[.$H76]*[.E$6]+[.$I76]*[.E$7]" office:value-type="float" office:value="0.25" calcext:value-type="float">
            <text:p>0.25</text:p>
          </table:table-cell>
          <table:table-cell table:style-name="ce20" table:formula="of:=[.$D76]*[.F$2]+[.$E76]*[.F$3]+[.$F76]*[.F$4]+[.$G76]*[.F$5]*[.$H76]*[.F$6]+[.$I76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77]" office:value-type="string" office:string-value="Cereal" calcext:value-type="string">
            <text:p>Cereal</text:p>
          </table:table-cell>
          <table:table-cell table:style-name="ce19" table:formula="of:=[.B77]" office:value-type="string" office:string-value="Milk (UHT)" calcext:value-type="string">
            <text:p>Milk (UHT)</text:p>
          </table:table-cell>
          <table:table-cell table:style-name="ce19" table:formula="of:=[.C77]" office:value-type="string" office:string-value="ml" calcext:value-type="string">
            <text:p>ml</text:p>
          </table:table-cell>
          <table:table-cell table:style-name="ce20" table:formula="of:=[.$D77]*[.C$2]+[.$E77]*[.C$3]+[.$F77]*[.C$4]+[.$G77]*[.C$5]*[.$H77]*[.C$6]+[.$I77]*[.C$7]" office:value-type="float" office:value="0.25" calcext:value-type="float">
            <text:p>0.25</text:p>
          </table:table-cell>
          <table:table-cell table:style-name="ce20" table:formula="of:=[.$D77]*[.D$2]+[.$E77]*[.D$3]+[.$F77]*[.D$4]+[.$G77]*[.D$5]*[.$H77]*[.D$6]+[.$I77]*[.D$7]" office:value-type="float" office:value="0.25" calcext:value-type="float">
            <text:p>0.25</text:p>
          </table:table-cell>
          <table:table-cell table:style-name="ce20" table:formula="of:=[.$D77]*[.E$2]+[.$E77]*[.E$3]+[.$F77]*[.E$4]+[.$G77]*[.E$5]*[.$H77]*[.E$6]+[.$I77]*[.E$7]" office:value-type="float" office:value="0.25" calcext:value-type="float">
            <text:p>0.25</text:p>
          </table:table-cell>
          <table:table-cell table:style-name="ce20" table:formula="of:=[.$D77]*[.F$2]+[.$E77]*[.F$3]+[.$F77]*[.F$4]+[.$G77]*[.F$5]*[.$H77]*[.F$6]+[.$I77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78]" office:value-type="string" office:string-value="Cereal" calcext:value-type="string">
            <text:p>Cereal</text:p>
          </table:table-cell>
          <table:table-cell table:style-name="ce19" table:formula="of:=[.B78]" office:value-type="string" office:string-value="Cornflakes" calcext:value-type="string">
            <text:p>Cornflakes</text:p>
          </table:table-cell>
          <table:table-cell table:style-name="ce19" table:formula="of:=[.C78]" office:value-type="string" office:string-value="g" calcext:value-type="string">
            <text:p>g</text:p>
          </table:table-cell>
          <table:table-cell table:style-name="ce20" table:formula="of:=[.$D78]*[.C$2]+[.$E78]*[.C$3]+[.$F78]*[.C$4]+[.$G78]*[.C$5]*[.$H78]*[.C$6]+[.$I78]*[.C$7]" office:value-type="float" office:value="0.25" calcext:value-type="float">
            <text:p>0.25</text:p>
          </table:table-cell>
          <table:table-cell table:style-name="ce20" table:formula="of:=[.$D78]*[.D$2]+[.$E78]*[.D$3]+[.$F78]*[.D$4]+[.$G78]*[.D$5]*[.$H78]*[.D$6]+[.$I78]*[.D$7]" office:value-type="float" office:value="0.25" calcext:value-type="float">
            <text:p>0.25</text:p>
          </table:table-cell>
          <table:table-cell table:style-name="ce20" table:formula="of:=[.$D78]*[.E$2]+[.$E78]*[.E$3]+[.$F78]*[.E$4]+[.$G78]*[.E$5]*[.$H78]*[.E$6]+[.$I78]*[.E$7]" office:value-type="float" office:value="0.25" calcext:value-type="float">
            <text:p>0.25</text:p>
          </table:table-cell>
          <table:table-cell table:style-name="ce20" table:formula="of:=[.$D78]*[.F$2]+[.$E78]*[.F$3]+[.$F78]*[.F$4]+[.$G78]*[.F$5]*[.$H78]*[.F$6]+[.$I78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79]" office:value-type="string" office:string-value="Cereal" calcext:value-type="string">
            <text:p>Cereal</text:p>
          </table:table-cell>
          <table:table-cell table:style-name="ce19" table:formula="of:=[.B79]" office:value-type="string" office:string-value="Musli" calcext:value-type="string">
            <text:p>Musli</text:p>
          </table:table-cell>
          <table:table-cell table:style-name="ce19" table:formula="of:=[.C79]" office:value-type="string" office:string-value="g" calcext:value-type="string">
            <text:p>g</text:p>
          </table:table-cell>
          <table:table-cell table:style-name="ce20" table:formula="of:=[.$D79]*[.C$2]+[.$E79]*[.C$3]+[.$F79]*[.C$4]+[.$G79]*[.C$5]*[.$H79]*[.C$6]+[.$I79]*[.C$7]" office:value-type="float" office:value="0.25" calcext:value-type="float">
            <text:p>0.25</text:p>
          </table:table-cell>
          <table:table-cell table:style-name="ce20" table:formula="of:=[.$D79]*[.D$2]+[.$E79]*[.D$3]+[.$F79]*[.D$4]+[.$G79]*[.D$5]*[.$H79]*[.D$6]+[.$I79]*[.D$7]" office:value-type="float" office:value="0.25" calcext:value-type="float">
            <text:p>0.25</text:p>
          </table:table-cell>
          <table:table-cell table:style-name="ce20" table:formula="of:=[.$D79]*[.E$2]+[.$E79]*[.E$3]+[.$F79]*[.E$4]+[.$G79]*[.E$5]*[.$H79]*[.E$6]+[.$I79]*[.E$7]" office:value-type="float" office:value="0.25" calcext:value-type="float">
            <text:p>0.25</text:p>
          </table:table-cell>
          <table:table-cell table:style-name="ce20" table:formula="of:=[.$D79]*[.F$2]+[.$E79]*[.F$3]+[.$F79]*[.F$4]+[.$G79]*[.F$5]*[.$H79]*[.F$6]+[.$I79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0]">
            <text:p/>
          </table:table-cell>
          <table:table-cell table:style-name="ce19" table:formula="of:=[.B80]" office:value-type="float" office:value="0" calcext:value-type="float">
            <text:p>0</text:p>
          </table:table-cell>
          <table:table-cell table:style-name="ce19" table:formula="of:=[.C80]" office:value-type="float" office:value="0" calcext:value-type="float">
            <text:p>0</text:p>
          </table:table-cell>
          <table:table-cell table:style-name="ce20" table:formula="of:=[.$D80]*[.C$2]+[.$E80]*[.C$3]+[.$F80]*[.C$4]+[.$G80]*[.C$5]*[.$H80]*[.C$6]+[.$I80]*[.C$7]" office:value-type="float" office:value="0" calcext:value-type="float">
            <text:p>0</text:p>
          </table:table-cell>
          <table:table-cell table:style-name="ce20" table:formula="of:=[.$D80]*[.D$2]+[.$E80]*[.D$3]+[.$F80]*[.D$4]+[.$G80]*[.D$5]*[.$H80]*[.D$6]+[.$I80]*[.D$7]" office:value-type="float" office:value="0" calcext:value-type="float">
            <text:p>0</text:p>
          </table:table-cell>
          <table:table-cell table:style-name="ce20" table:formula="of:=[.$D80]*[.E$2]+[.$E80]*[.E$3]+[.$F80]*[.E$4]+[.$G80]*[.E$5]*[.$H80]*[.E$6]+[.$I80]*[.E$7]" office:value-type="float" office:value="0" calcext:value-type="float">
            <text:p>0</text:p>
          </table:table-cell>
          <table:table-cell table:style-name="ce20" table:formula="of:=[.$D80]*[.F$2]+[.$E80]*[.F$3]+[.$F80]*[.F$4]+[.$G80]*[.F$5]*[.$H80]*[.F$6]+[.$I8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1]">
            <text:p/>
          </table:table-cell>
          <table:table-cell table:style-name="ce19" table:formula="of:=[.B81]" office:value-type="float" office:value="0" calcext:value-type="float">
            <text:p>0</text:p>
          </table:table-cell>
          <table:table-cell table:style-name="ce19" table:formula="of:=[.C81]" office:value-type="float" office:value="0" calcext:value-type="float">
            <text:p>0</text:p>
          </table:table-cell>
          <table:table-cell table:style-name="ce20" table:formula="of:=[.$D81]*[.C$2]+[.$E81]*[.C$3]+[.$F81]*[.C$4]+[.$G81]*[.C$5]*[.$H81]*[.C$6]+[.$I81]*[.C$7]" office:value-type="float" office:value="0" calcext:value-type="float">
            <text:p>0</text:p>
          </table:table-cell>
          <table:table-cell table:style-name="ce20" table:formula="of:=[.$D81]*[.D$2]+[.$E81]*[.D$3]+[.$F81]*[.D$4]+[.$G81]*[.D$5]*[.$H81]*[.D$6]+[.$I81]*[.D$7]" office:value-type="float" office:value="0" calcext:value-type="float">
            <text:p>0</text:p>
          </table:table-cell>
          <table:table-cell table:style-name="ce20" table:formula="of:=[.$D81]*[.E$2]+[.$E81]*[.E$3]+[.$F81]*[.E$4]+[.$G81]*[.E$5]*[.$H81]*[.E$6]+[.$I81]*[.E$7]" office:value-type="float" office:value="0" calcext:value-type="float">
            <text:p>0</text:p>
          </table:table-cell>
          <table:table-cell table:style-name="ce20" table:formula="of:=[.$D81]*[.F$2]+[.$E81]*[.F$3]+[.$F81]*[.F$4]+[.$G81]*[.F$5]*[.$H81]*[.F$6]+[.$I8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2]" office:value-type="string" office:string-value="Drinks" calcext:value-type="string">
            <text:p>Drinks</text:p>
          </table:table-cell>
          <table:table-cell table:style-name="ce19" table:formula="of:=[.B82]" office:value-type="string" office:string-value="- Orange juice" calcext:value-type="string">
            <text:p>- Orange juice</text:p>
          </table:table-cell>
          <table:table-cell table:style-name="ce19" table:formula="of:=[.C82]" office:value-type="string" office:string-value="peice" calcext:value-type="string">
            <text:p>peice</text:p>
          </table:table-cell>
          <table:table-cell table:style-name="ce20" table:formula="of:=[.$D82]*[.C$2]+[.$E82]*[.C$3]+[.$F82]*[.C$4]+[.$G82]*[.C$5]*[.$H82]*[.C$6]+[.$I82]*[.C$7]" office:value-type="float" office:value="1" calcext:value-type="float">
            <text:p>1</text:p>
          </table:table-cell>
          <table:table-cell table:style-name="ce20" table:formula="of:=[.$D82]*[.D$2]+[.$E82]*[.D$3]+[.$F82]*[.D$4]+[.$G82]*[.D$5]*[.$H82]*[.D$6]+[.$I82]*[.D$7]" office:value-type="float" office:value="1" calcext:value-type="float">
            <text:p>1</text:p>
          </table:table-cell>
          <table:table-cell table:style-name="ce20" table:formula="of:=[.$D82]*[.E$2]+[.$E82]*[.E$3]+[.$F82]*[.E$4]+[.$G82]*[.E$5]*[.$H82]*[.E$6]+[.$I82]*[.E$7]" office:value-type="float" office:value="1" calcext:value-type="float">
            <text:p>1</text:p>
          </table:table-cell>
          <table:table-cell table:style-name="ce20" table:formula="of:=[.$D82]*[.F$2]+[.$E82]*[.F$3]+[.$F82]*[.F$4]+[.$G82]*[.F$5]*[.$H82]*[.F$6]+[.$I82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3]" office:value-type="string" office:string-value="Drinks" calcext:value-type="string">
            <text:p>Drinks</text:p>
          </table:table-cell>
          <table:table-cell table:style-name="ce19" table:formula="of:=[.B83]" office:value-type="string" office:string-value="- Apple juice" calcext:value-type="string">
            <text:p>- Apple juice</text:p>
          </table:table-cell>
          <table:table-cell table:style-name="ce19" table:formula="of:=[.C83]" office:value-type="string" office:string-value="peice" calcext:value-type="string">
            <text:p>peice</text:p>
          </table:table-cell>
          <table:table-cell table:style-name="ce20" table:formula="of:=[.$D83]*[.C$2]+[.$E83]*[.C$3]+[.$F83]*[.C$4]+[.$G83]*[.C$5]*[.$H83]*[.C$6]+[.$I83]*[.C$7]" office:value-type="float" office:value="1" calcext:value-type="float">
            <text:p>1</text:p>
          </table:table-cell>
          <table:table-cell table:style-name="ce20" table:formula="of:=[.$D83]*[.D$2]+[.$E83]*[.D$3]+[.$F83]*[.D$4]+[.$G83]*[.D$5]*[.$H83]*[.D$6]+[.$I83]*[.D$7]" office:value-type="float" office:value="1" calcext:value-type="float">
            <text:p>1</text:p>
          </table:table-cell>
          <table:table-cell table:style-name="ce20" table:formula="of:=[.$D83]*[.E$2]+[.$E83]*[.E$3]+[.$F83]*[.E$4]+[.$G83]*[.E$5]*[.$H83]*[.E$6]+[.$I83]*[.E$7]" office:value-type="float" office:value="1" calcext:value-type="float">
            <text:p>1</text:p>
          </table:table-cell>
          <table:table-cell table:style-name="ce20" table:formula="of:=[.$D83]*[.F$2]+[.$E83]*[.F$3]+[.$F83]*[.F$4]+[.$G83]*[.F$5]*[.$H83]*[.F$6]+[.$I83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4]" office:value-type="string" office:string-value="Drinks" calcext:value-type="string">
            <text:p>Drinks</text:p>
          </table:table-cell>
          <table:table-cell table:style-name="ce19" table:formula="of:=[.B84]" office:value-type="string" office:string-value="- Tea" calcext:value-type="string">
            <text:p>- Tea</text:p>
          </table:table-cell>
          <table:table-cell table:style-name="ce19" table:formula="of:=[.C84]" office:value-type="string" office:string-value="peice" calcext:value-type="string">
            <text:p>peice</text:p>
          </table:table-cell>
          <table:table-cell table:style-name="ce20" table:formula="of:=[.$D84]*[.C$2]+[.$E84]*[.C$3]+[.$F84]*[.C$4]+[.$G84]*[.C$5]*[.$H84]*[.C$6]+[.$I84]*[.C$7]" office:value-type="float" office:value="1" calcext:value-type="float">
            <text:p>1</text:p>
          </table:table-cell>
          <table:table-cell table:style-name="ce20" table:formula="of:=[.$D84]*[.D$2]+[.$E84]*[.D$3]+[.$F84]*[.D$4]+[.$G84]*[.D$5]*[.$H84]*[.D$6]+[.$I84]*[.D$7]" office:value-type="float" office:value="1" calcext:value-type="float">
            <text:p>1</text:p>
          </table:table-cell>
          <table:table-cell table:style-name="ce20" table:formula="of:=[.$D84]*[.E$2]+[.$E84]*[.E$3]+[.$F84]*[.E$4]+[.$G84]*[.E$5]*[.$H84]*[.E$6]+[.$I84]*[.E$7]" office:value-type="float" office:value="1" calcext:value-type="float">
            <text:p>1</text:p>
          </table:table-cell>
          <table:table-cell table:style-name="ce20" table:formula="of:=[.$D84]*[.F$2]+[.$E84]*[.F$3]+[.$F84]*[.F$4]+[.$G84]*[.F$5]*[.$H84]*[.F$6]+[.$I84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5]" office:value-type="string" office:string-value="Drinks" calcext:value-type="string">
            <text:p>Drinks</text:p>
          </table:table-cell>
          <table:table-cell table:style-name="ce19" table:formula="of:=[.B85]" office:value-type="string" office:string-value="- Coffee" calcext:value-type="string">
            <text:p>- Coffee</text:p>
          </table:table-cell>
          <table:table-cell table:style-name="ce19" table:formula="of:=[.C85]" office:value-type="float" office:value="0" calcext:value-type="float">
            <text:p>0</text:p>
          </table:table-cell>
          <table:table-cell table:style-name="ce20" table:formula="of:=[.$D85]*[.C$2]+[.$E85]*[.C$3]+[.$F85]*[.C$4]+[.$G85]*[.C$5]*[.$H85]*[.C$6]+[.$I85]*[.C$7]" office:value-type="float" office:value="1" calcext:value-type="float">
            <text:p>1</text:p>
          </table:table-cell>
          <table:table-cell table:style-name="ce20" table:formula="of:=[.$D85]*[.D$2]+[.$E85]*[.D$3]+[.$F85]*[.D$4]+[.$G85]*[.D$5]*[.$H85]*[.D$6]+[.$I85]*[.D$7]" office:value-type="float" office:value="1" calcext:value-type="float">
            <text:p>1</text:p>
          </table:table-cell>
          <table:table-cell table:style-name="ce20" table:formula="of:=[.$D85]*[.E$2]+[.$E85]*[.E$3]+[.$F85]*[.E$4]+[.$G85]*[.E$5]*[.$H85]*[.E$6]+[.$I85]*[.E$7]" office:value-type="float" office:value="1" calcext:value-type="float">
            <text:p>1</text:p>
          </table:table-cell>
          <table:table-cell table:style-name="ce20" table:formula="of:=[.$D85]*[.F$2]+[.$E85]*[.F$3]+[.$F85]*[.F$4]+[.$G85]*[.F$5]*[.$H85]*[.F$6]+[.$I85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6]" office:value-type="string" office:string-value="Drinks" calcext:value-type="string">
            <text:p>Drinks</text:p>
          </table:table-cell>
          <table:table-cell table:style-name="ce19" table:formula="of:=[.B86]" office:value-type="string" office:string-value="- Sugar" calcext:value-type="string">
            <text:p>- Sugar</text:p>
          </table:table-cell>
          <table:table-cell table:style-name="ce19" table:formula="of:=[.C86]" office:value-type="float" office:value="0" calcext:value-type="float">
            <text:p>0</text:p>
          </table:table-cell>
          <table:table-cell table:style-name="ce20" table:formula="of:=[.$D86]*[.C$2]+[.$E86]*[.C$3]+[.$F86]*[.C$4]+[.$G86]*[.C$5]*[.$H86]*[.C$6]+[.$I86]*[.C$7]" office:value-type="float" office:value="1" calcext:value-type="float">
            <text:p>1</text:p>
          </table:table-cell>
          <table:table-cell table:style-name="ce20" table:formula="of:=[.$D86]*[.D$2]+[.$E86]*[.D$3]+[.$F86]*[.D$4]+[.$G86]*[.D$5]*[.$H86]*[.D$6]+[.$I86]*[.D$7]" office:value-type="float" office:value="1" calcext:value-type="float">
            <text:p>1</text:p>
          </table:table-cell>
          <table:table-cell table:style-name="ce20" table:formula="of:=[.$D86]*[.E$2]+[.$E86]*[.E$3]+[.$F86]*[.E$4]+[.$G86]*[.E$5]*[.$H86]*[.E$6]+[.$I86]*[.E$7]" office:value-type="float" office:value="1" calcext:value-type="float">
            <text:p>1</text:p>
          </table:table-cell>
          <table:table-cell table:style-name="ce20" table:formula="of:=[.$D86]*[.F$2]+[.$E86]*[.F$3]+[.$F86]*[.F$4]+[.$G86]*[.F$5]*[.$H86]*[.F$6]+[.$I86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7]" office:value-type="string" office:string-value="Drinks" calcext:value-type="string">
            <text:p>Drinks</text:p>
          </table:table-cell>
          <table:table-cell table:style-name="ce19" table:formula="of:=[.B87]" office:value-type="string" office:string-value="- Milk" calcext:value-type="string">
            <text:p>- Milk</text:p>
          </table:table-cell>
          <table:table-cell table:style-name="ce19" table:formula="of:=[.C87]" office:value-type="string" office:string-value="peice" calcext:value-type="string">
            <text:p>peice</text:p>
          </table:table-cell>
          <table:table-cell table:style-name="ce20" table:formula="of:=[.$D87]*[.C$2]+[.$E87]*[.C$3]+[.$F87]*[.C$4]+[.$G87]*[.C$5]*[.$H87]*[.C$6]+[.$I87]*[.C$7]" office:value-type="float" office:value="1" calcext:value-type="float">
            <text:p>1</text:p>
          </table:table-cell>
          <table:table-cell table:style-name="ce20" table:formula="of:=[.$D87]*[.D$2]+[.$E87]*[.D$3]+[.$F87]*[.D$4]+[.$G87]*[.D$5]*[.$H87]*[.D$6]+[.$I87]*[.D$7]" office:value-type="float" office:value="1" calcext:value-type="float">
            <text:p>1</text:p>
          </table:table-cell>
          <table:table-cell table:style-name="ce20" table:formula="of:=[.$D87]*[.E$2]+[.$E87]*[.E$3]+[.$F87]*[.E$4]+[.$G87]*[.E$5]*[.$H87]*[.E$6]+[.$I87]*[.E$7]" office:value-type="float" office:value="1" calcext:value-type="float">
            <text:p>1</text:p>
          </table:table-cell>
          <table:table-cell table:style-name="ce20" table:formula="of:=[.$D87]*[.F$2]+[.$E87]*[.F$3]+[.$F87]*[.F$4]+[.$G87]*[.F$5]*[.$H87]*[.F$6]+[.$I87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8]">
            <text:p/>
          </table:table-cell>
          <table:table-cell table:style-name="ce19" table:formula="of:=[.B88]" office:value-type="float" office:value="0" calcext:value-type="float">
            <text:p>0</text:p>
          </table:table-cell>
          <table:table-cell table:style-name="ce19" table:formula="of:=[.C88]" office:value-type="string" office:string-value="peice" calcext:value-type="string">
            <text:p>peice</text:p>
          </table:table-cell>
          <table:table-cell table:style-name="ce20" table:formula="of:=[.$D88]*[.C$2]+[.$E88]*[.C$3]+[.$F88]*[.C$4]+[.$G88]*[.C$5]*[.$H88]*[.C$6]+[.$I88]*[.C$7]" office:value-type="float" office:value="0" calcext:value-type="float">
            <text:p>0</text:p>
          </table:table-cell>
          <table:table-cell table:style-name="ce20" table:formula="of:=[.$D88]*[.D$2]+[.$E88]*[.D$3]+[.$F88]*[.D$4]+[.$G88]*[.D$5]*[.$H88]*[.D$6]+[.$I88]*[.D$7]" office:value-type="float" office:value="0" calcext:value-type="float">
            <text:p>0</text:p>
          </table:table-cell>
          <table:table-cell table:style-name="ce20" table:formula="of:=[.$D88]*[.E$2]+[.$E88]*[.E$3]+[.$F88]*[.E$4]+[.$G88]*[.E$5]*[.$H88]*[.E$6]+[.$I88]*[.E$7]" office:value-type="float" office:value="0" calcext:value-type="float">
            <text:p>0</text:p>
          </table:table-cell>
          <table:table-cell table:style-name="ce20" table:formula="of:=[.$D88]*[.F$2]+[.$E88]*[.F$3]+[.$F88]*[.F$4]+[.$G88]*[.F$5]*[.$H88]*[.F$6]+[.$I8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89]">
            <text:p/>
          </table:table-cell>
          <table:table-cell table:style-name="ce19" table:formula="of:=[.B89]" office:value-type="float" office:value="0" calcext:value-type="float">
            <text:p>0</text:p>
          </table:table-cell>
          <table:table-cell table:style-name="ce19" table:formula="of:=[.C89]" office:value-type="string" office:string-value="g" calcext:value-type="string">
            <text:p>g</text:p>
          </table:table-cell>
          <table:table-cell table:style-name="ce20" table:formula="of:=[.$D89]*[.C$2]+[.$E89]*[.C$3]+[.$F89]*[.C$4]+[.$G89]*[.C$5]*[.$H89]*[.C$6]+[.$I89]*[.C$7]" office:value-type="float" office:value="0" calcext:value-type="float">
            <text:p>0</text:p>
          </table:table-cell>
          <table:table-cell table:style-name="ce20" table:formula="of:=[.$D89]*[.D$2]+[.$E89]*[.D$3]+[.$F89]*[.D$4]+[.$G89]*[.D$5]*[.$H89]*[.D$6]+[.$I89]*[.D$7]" office:value-type="float" office:value="0" calcext:value-type="float">
            <text:p>0</text:p>
          </table:table-cell>
          <table:table-cell table:style-name="ce20" table:formula="of:=[.$D89]*[.E$2]+[.$E89]*[.E$3]+[.$F89]*[.E$4]+[.$G89]*[.E$5]*[.$H89]*[.E$6]+[.$I89]*[.E$7]" office:value-type="float" office:value="0" calcext:value-type="float">
            <text:p>0</text:p>
          </table:table-cell>
          <table:table-cell table:style-name="ce20" table:formula="of:=[.$D89]*[.F$2]+[.$E89]*[.F$3]+[.$F89]*[.F$4]+[.$G89]*[.F$5]*[.$H89]*[.F$6]+[.$I8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0]" office:value-type="string" office:string-value="Egg sandwiches" calcext:value-type="string">
            <text:p>Egg sandwiches</text:p>
          </table:table-cell>
          <table:table-cell table:style-name="ce19" table:formula="of:=[.B90]" office:value-type="string" office:string-value="3 hard-boiled eggs, chopped" calcext:value-type="string">
            <text:p>3 hard-boiled eggs, chopped</text:p>
          </table:table-cell>
          <table:table-cell table:style-name="ce19" table:formula="of:=[.C90]" office:value-type="float" office:value="0" calcext:value-type="float">
            <text:p>0</text:p>
          </table:table-cell>
          <table:table-cell table:style-name="ce20" table:formula="of:=[.$D90]*[.C$2]+[.$E90]*[.C$3]+[.$F90]*[.C$4]+[.$G90]*[.C$5]*[.$H90]*[.C$6]+[.$I90]*[.C$7]" office:value-type="float" office:value="0.75" calcext:value-type="float">
            <text:p>0.75</text:p>
          </table:table-cell>
          <table:table-cell table:style-name="ce20" table:formula="of:=[.$D90]*[.D$2]+[.$E90]*[.D$3]+[.$F90]*[.D$4]+[.$G90]*[.D$5]*[.$H90]*[.D$6]+[.$I90]*[.D$7]" office:value-type="float" office:value="0.75" calcext:value-type="float">
            <text:p>0.75</text:p>
          </table:table-cell>
          <table:table-cell table:style-name="ce20" table:formula="of:=[.$D90]*[.E$2]+[.$E90]*[.E$3]+[.$F90]*[.E$4]+[.$G90]*[.E$5]*[.$H90]*[.E$6]+[.$I90]*[.E$7]" office:value-type="float" office:value="0.75" calcext:value-type="float">
            <text:p>0.75</text:p>
          </table:table-cell>
          <table:table-cell table:style-name="ce20" table:formula="of:=[.$D90]*[.F$2]+[.$E90]*[.F$3]+[.$F90]*[.F$4]+[.$G90]*[.F$5]*[.$H90]*[.F$6]+[.$I90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1]" office:value-type="string" office:string-value="Egg sandwiches" calcext:value-type="string">
            <text:p>Egg sandwiches</text:p>
          </table:table-cell>
          <table:table-cell table:style-name="ce19" table:formula="of:=[.B91]" office:value-type="string" office:string-value="1/3 spring onion" calcext:value-type="string">
            <text:p>1/3 spring onion</text:p>
          </table:table-cell>
          <table:table-cell table:style-name="ce19" table:formula="of:=[.C91]" office:value-type="float" office:value="0" calcext:value-type="float">
            <text:p>0</text:p>
          </table:table-cell>
          <table:table-cell table:style-name="ce20" table:formula="of:=[.$D91]*[.C$2]+[.$E91]*[.C$3]+[.$F91]*[.C$4]+[.$G91]*[.C$5]*[.$H91]*[.C$6]+[.$I91]*[.C$7]" office:value-type="float" office:value="0.75" calcext:value-type="float">
            <text:p>0.75</text:p>
          </table:table-cell>
          <table:table-cell table:style-name="ce20" table:formula="of:=[.$D91]*[.D$2]+[.$E91]*[.D$3]+[.$F91]*[.D$4]+[.$G91]*[.D$5]*[.$H91]*[.D$6]+[.$I91]*[.D$7]" office:value-type="float" office:value="0.75" calcext:value-type="float">
            <text:p>0.75</text:p>
          </table:table-cell>
          <table:table-cell table:style-name="ce20" table:formula="of:=[.$D91]*[.E$2]+[.$E91]*[.E$3]+[.$F91]*[.E$4]+[.$G91]*[.E$5]*[.$H91]*[.E$6]+[.$I91]*[.E$7]" office:value-type="float" office:value="0.75" calcext:value-type="float">
            <text:p>0.75</text:p>
          </table:table-cell>
          <table:table-cell table:style-name="ce20" table:formula="of:=[.$D91]*[.F$2]+[.$E91]*[.F$3]+[.$F91]*[.F$4]+[.$G91]*[.F$5]*[.$H91]*[.F$6]+[.$I91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2]" office:value-type="string" office:string-value="Egg sandwiches" calcext:value-type="string">
            <text:p>Egg sandwiches</text:p>
          </table:table-cell>
          <table:table-cell table:style-name="ce19" table:formula="of:=[.B92]" office:value-type="string" office:string-value="3 lettuce leaves" calcext:value-type="string">
            <text:p>3 lettuce leaves</text:p>
          </table:table-cell>
          <table:table-cell table:style-name="ce19" table:formula="of:=[.C92]" office:value-type="string" office:string-value="ml" calcext:value-type="string">
            <text:p>ml</text:p>
          </table:table-cell>
          <table:table-cell table:style-name="ce20" table:formula="of:=[.$D92]*[.C$2]+[.$E92]*[.C$3]+[.$F92]*[.C$4]+[.$G92]*[.C$5]*[.$H92]*[.C$6]+[.$I92]*[.C$7]" office:value-type="float" office:value="0.75" calcext:value-type="float">
            <text:p>0.75</text:p>
          </table:table-cell>
          <table:table-cell table:style-name="ce20" table:formula="of:=[.$D92]*[.D$2]+[.$E92]*[.D$3]+[.$F92]*[.D$4]+[.$G92]*[.D$5]*[.$H92]*[.D$6]+[.$I92]*[.D$7]" office:value-type="float" office:value="0.75" calcext:value-type="float">
            <text:p>0.75</text:p>
          </table:table-cell>
          <table:table-cell table:style-name="ce20" table:formula="of:=[.$D92]*[.E$2]+[.$E92]*[.E$3]+[.$F92]*[.E$4]+[.$G92]*[.E$5]*[.$H92]*[.E$6]+[.$I92]*[.E$7]" office:value-type="float" office:value="0.75" calcext:value-type="float">
            <text:p>0.75</text:p>
          </table:table-cell>
          <table:table-cell table:style-name="ce20" table:formula="of:=[.$D92]*[.F$2]+[.$E92]*[.F$3]+[.$F92]*[.F$4]+[.$G92]*[.F$5]*[.$H92]*[.F$6]+[.$I92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3]" office:value-type="string" office:string-value="Egg sandwiches" calcext:value-type="string">
            <text:p>Egg sandwiches</text:p>
          </table:table-cell>
          <table:table-cell table:style-name="ce19" table:formula="of:=[.B93]" office:value-type="string" office:string-value="3 tbsp mayonnaise" calcext:value-type="string">
            <text:p>3 tbsp mayonnaise</text:p>
          </table:table-cell>
          <table:table-cell table:style-name="ce19" table:formula="of:=[.C93]" office:value-type="string" office:string-value="ml" calcext:value-type="string">
            <text:p>ml</text:p>
          </table:table-cell>
          <table:table-cell table:style-name="ce20" table:formula="of:=[.$D93]*[.C$2]+[.$E93]*[.C$3]+[.$F93]*[.C$4]+[.$G93]*[.C$5]*[.$H93]*[.C$6]+[.$I93]*[.C$7]" office:value-type="float" office:value="0.75" calcext:value-type="float">
            <text:p>0.75</text:p>
          </table:table-cell>
          <table:table-cell table:style-name="ce20" table:formula="of:=[.$D93]*[.D$2]+[.$E93]*[.D$3]+[.$F93]*[.D$4]+[.$G93]*[.D$5]*[.$H93]*[.D$6]+[.$I93]*[.D$7]" office:value-type="float" office:value="0.75" calcext:value-type="float">
            <text:p>0.75</text:p>
          </table:table-cell>
          <table:table-cell table:style-name="ce20" table:formula="of:=[.$D93]*[.E$2]+[.$E93]*[.E$3]+[.$F93]*[.E$4]+[.$G93]*[.E$5]*[.$H93]*[.E$6]+[.$I93]*[.E$7]" office:value-type="float" office:value="0.75" calcext:value-type="float">
            <text:p>0.75</text:p>
          </table:table-cell>
          <table:table-cell table:style-name="ce20" table:formula="of:=[.$D93]*[.F$2]+[.$E93]*[.F$3]+[.$F93]*[.F$4]+[.$G93]*[.F$5]*[.$H93]*[.F$6]+[.$I93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4]" office:value-type="string" office:string-value="Egg sandwiches" calcext:value-type="string">
            <text:p>Egg sandwiches</text:p>
          </table:table-cell>
          <table:table-cell table:style-name="ce19" table:formula="of:=[.B94]" office:value-type="string" office:string-value="1 tsp mustard" calcext:value-type="string">
            <text:p>1 tsp mustard</text:p>
          </table:table-cell>
          <table:table-cell table:style-name="ce19" table:formula="of:=[.C94]" office:value-type="string" office:string-value="bag" calcext:value-type="string">
            <text:p>bag</text:p>
          </table:table-cell>
          <table:table-cell table:style-name="ce20" table:formula="of:=[.$D94]*[.C$2]+[.$E94]*[.C$3]+[.$F94]*[.C$4]+[.$G94]*[.C$5]*[.$H94]*[.C$6]+[.$I94]*[.C$7]" office:value-type="float" office:value="0.75" calcext:value-type="float">
            <text:p>0.75</text:p>
          </table:table-cell>
          <table:table-cell table:style-name="ce20" table:formula="of:=[.$D94]*[.D$2]+[.$E94]*[.D$3]+[.$F94]*[.D$4]+[.$G94]*[.D$5]*[.$H94]*[.D$6]+[.$I94]*[.D$7]" office:value-type="float" office:value="0.75" calcext:value-type="float">
            <text:p>0.75</text:p>
          </table:table-cell>
          <table:table-cell table:style-name="ce20" table:formula="of:=[.$D94]*[.E$2]+[.$E94]*[.E$3]+[.$F94]*[.E$4]+[.$G94]*[.E$5]*[.$H94]*[.E$6]+[.$I94]*[.E$7]" office:value-type="float" office:value="0.75" calcext:value-type="float">
            <text:p>0.75</text:p>
          </table:table-cell>
          <table:table-cell table:style-name="ce20" table:formula="of:=[.$D94]*[.F$2]+[.$E94]*[.F$3]+[.$F94]*[.F$4]+[.$G94]*[.F$5]*[.$H94]*[.F$6]+[.$I94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5]">
            <text:p/>
          </table:table-cell>
          <table:table-cell table:style-name="ce19" table:formula="of:=[.B95]" office:value-type="float" office:value="0" calcext:value-type="float">
            <text:p>0</text:p>
          </table:table-cell>
          <table:table-cell table:style-name="ce19" table:formula="of:=[.C95]" office:value-type="float" office:value="0" calcext:value-type="float">
            <text:p>0</text:p>
          </table:table-cell>
          <table:table-cell table:style-name="ce20" table:formula="of:=[.$D95]*[.C$2]+[.$E95]*[.C$3]+[.$F95]*[.C$4]+[.$G95]*[.C$5]*[.$H95]*[.C$6]+[.$I95]*[.C$7]" office:value-type="float" office:value="0" calcext:value-type="float">
            <text:p>0</text:p>
          </table:table-cell>
          <table:table-cell table:style-name="ce20" table:formula="of:=[.$D95]*[.D$2]+[.$E95]*[.D$3]+[.$F95]*[.D$4]+[.$G95]*[.D$5]*[.$H95]*[.D$6]+[.$I95]*[.D$7]" office:value-type="float" office:value="0" calcext:value-type="float">
            <text:p>0</text:p>
          </table:table-cell>
          <table:table-cell table:style-name="ce20" table:formula="of:=[.$D95]*[.E$2]+[.$E95]*[.E$3]+[.$F95]*[.E$4]+[.$G95]*[.E$5]*[.$H95]*[.E$6]+[.$I95]*[.E$7]" office:value-type="float" office:value="0" calcext:value-type="float">
            <text:p>0</text:p>
          </table:table-cell>
          <table:table-cell table:style-name="ce20" table:formula="of:=[.$D95]*[.F$2]+[.$E95]*[.F$3]+[.$F95]*[.F$4]+[.$G95]*[.F$5]*[.$H95]*[.F$6]+[.$I9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6]">
            <text:p/>
          </table:table-cell>
          <table:table-cell table:style-name="ce19" table:formula="of:=[.B96]" office:value-type="float" office:value="0" calcext:value-type="float">
            <text:p>0</text:p>
          </table:table-cell>
          <table:table-cell table:style-name="ce19" table:formula="of:=[.C96]" office:value-type="string" office:string-value="g" calcext:value-type="string">
            <text:p>g</text:p>
          </table:table-cell>
          <table:table-cell table:style-name="ce20" table:formula="of:=[.$D96]*[.C$2]+[.$E96]*[.C$3]+[.$F96]*[.C$4]+[.$G96]*[.C$5]*[.$H96]*[.C$6]+[.$I96]*[.C$7]" office:value-type="float" office:value="0" calcext:value-type="float">
            <text:p>0</text:p>
          </table:table-cell>
          <table:table-cell table:style-name="ce20" table:formula="of:=[.$D96]*[.D$2]+[.$E96]*[.D$3]+[.$F96]*[.D$4]+[.$G96]*[.D$5]*[.$H96]*[.D$6]+[.$I96]*[.D$7]" office:value-type="float" office:value="0" calcext:value-type="float">
            <text:p>0</text:p>
          </table:table-cell>
          <table:table-cell table:style-name="ce20" table:formula="of:=[.$D96]*[.E$2]+[.$E96]*[.E$3]+[.$F96]*[.E$4]+[.$G96]*[.E$5]*[.$H96]*[.E$6]+[.$I96]*[.E$7]" office:value-type="float" office:value="0" calcext:value-type="float">
            <text:p>0</text:p>
          </table:table-cell>
          <table:table-cell table:style-name="ce20" table:formula="of:=[.$D96]*[.F$2]+[.$E96]*[.F$3]+[.$F96]*[.F$4]+[.$G96]*[.F$5]*[.$H96]*[.F$6]+[.$I9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7]" office:value-type="string" office:string-value="Cucumber" calcext:value-type="string">
            <text:p>Cucumber</text:p>
          </table:table-cell>
          <table:table-cell table:style-name="ce19" table:formula="of:=[.B97]" office:value-type="string" office:string-value="1 cucumber" calcext:value-type="string">
            <text:p>1 cucumber</text:p>
          </table:table-cell>
          <table:table-cell table:style-name="ce19" table:formula="of:=[.C97]" office:value-type="string" office:string-value="ml" calcext:value-type="string">
            <text:p>ml</text:p>
          </table:table-cell>
          <table:table-cell table:style-name="ce20" table:formula="of:=[.$D97]*[.C$2]+[.$E97]*[.C$3]+[.$F97]*[.C$4]+[.$G97]*[.C$5]*[.$H97]*[.C$6]+[.$I97]*[.C$7]" office:value-type="float" office:value="1.25" calcext:value-type="float">
            <text:p>1.25</text:p>
          </table:table-cell>
          <table:table-cell table:style-name="ce20" table:formula="of:=[.$D97]*[.D$2]+[.$E97]*[.D$3]+[.$F97]*[.D$4]+[.$G97]*[.D$5]*[.$H97]*[.D$6]+[.$I97]*[.D$7]" office:value-type="float" office:value="1.25" calcext:value-type="float">
            <text:p>1.25</text:p>
          </table:table-cell>
          <table:table-cell table:style-name="ce20" table:formula="of:=[.$D97]*[.E$2]+[.$E97]*[.E$3]+[.$F97]*[.E$4]+[.$G97]*[.E$5]*[.$H97]*[.E$6]+[.$I97]*[.E$7]" office:value-type="float" office:value="1.25" calcext:value-type="float">
            <text:p>1.25</text:p>
          </table:table-cell>
          <table:table-cell table:style-name="ce20" table:formula="of:=[.$D97]*[.F$2]+[.$E97]*[.F$3]+[.$F97]*[.F$4]+[.$G97]*[.F$5]*[.$H97]*[.F$6]+[.$I97]*[.F$7]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8]" office:value-type="string" office:string-value="Cucumber" calcext:value-type="string">
            <text:p>Cucumber</text:p>
          </table:table-cell>
          <table:table-cell table:style-name="ce19" table:formula="of:=[.B98]" office:value-type="string" office:string-value="185g cream cheese" calcext:value-type="string">
            <text:p>185g cream cheese</text:p>
          </table:table-cell>
          <table:table-cell table:style-name="ce19" table:formula="of:=[.C98]" office:value-type="float" office:value="0" calcext:value-type="float">
            <text:p>0</text:p>
          </table:table-cell>
          <table:table-cell table:style-name="ce20" table:formula="of:=[.$D98]*[.C$2]+[.$E98]*[.C$3]+[.$F98]*[.C$4]+[.$G98]*[.C$5]*[.$H98]*[.C$6]+[.$I98]*[.C$7]" office:value-type="float" office:value="1.25" calcext:value-type="float">
            <text:p>1.25</text:p>
          </table:table-cell>
          <table:table-cell table:style-name="ce20" table:formula="of:=[.$D98]*[.D$2]+[.$E98]*[.D$3]+[.$F98]*[.D$4]+[.$G98]*[.D$5]*[.$H98]*[.D$6]+[.$I98]*[.D$7]" office:value-type="float" office:value="1.25" calcext:value-type="float">
            <text:p>1.25</text:p>
          </table:table-cell>
          <table:table-cell table:style-name="ce20" table:formula="of:=[.$D98]*[.E$2]+[.$E98]*[.E$3]+[.$F98]*[.E$4]+[.$G98]*[.E$5]*[.$H98]*[.E$6]+[.$I98]*[.E$7]" office:value-type="float" office:value="1.25" calcext:value-type="float">
            <text:p>1.25</text:p>
          </table:table-cell>
          <table:table-cell table:style-name="ce20" table:formula="of:=[.$D98]*[.F$2]+[.$E98]*[.F$3]+[.$F98]*[.F$4]+[.$G98]*[.F$5]*[.$H98]*[.F$6]+[.$I98]*[.F$7]" office:value-type="float" office:value="1.25" calcext:value-type="float">
            <text:p>1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99]">
            <text:p/>
          </table:table-cell>
          <table:table-cell table:style-name="ce19" table:formula="of:=[.B99]" office:value-type="float" office:value="0" calcext:value-type="float">
            <text:p>0</text:p>
          </table:table-cell>
          <table:table-cell table:style-name="ce19" table:formula="of:=[.C99]" office:value-type="float" office:value="0" calcext:value-type="float">
            <text:p>0</text:p>
          </table:table-cell>
          <table:table-cell table:style-name="ce20" table:formula="of:=[.$D99]*[.C$2]+[.$E99]*[.C$3]+[.$F99]*[.C$4]+[.$G99]*[.C$5]*[.$H99]*[.C$6]+[.$I99]*[.C$7]" office:value-type="float" office:value="0" calcext:value-type="float">
            <text:p>0</text:p>
          </table:table-cell>
          <table:table-cell table:style-name="ce20" table:formula="of:=[.$D99]*[.D$2]+[.$E99]*[.D$3]+[.$F99]*[.D$4]+[.$G99]*[.D$5]*[.$H99]*[.D$6]+[.$I99]*[.D$7]" office:value-type="float" office:value="0" calcext:value-type="float">
            <text:p>0</text:p>
          </table:table-cell>
          <table:table-cell table:style-name="ce20" table:formula="of:=[.$D99]*[.E$2]+[.$E99]*[.E$3]+[.$F99]*[.E$4]+[.$G99]*[.E$5]*[.$H99]*[.E$6]+[.$I99]*[.E$7]" office:value-type="float" office:value="0" calcext:value-type="float">
            <text:p>0</text:p>
          </table:table-cell>
          <table:table-cell table:style-name="ce20" table:formula="of:=[.$D99]*[.F$2]+[.$E99]*[.F$3]+[.$F99]*[.F$4]+[.$G99]*[.F$5]*[.$H99]*[.F$6]+[.$I9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0]">
            <text:p/>
          </table:table-cell>
          <table:table-cell table:style-name="ce19" table:formula="of:=[.B100]" office:value-type="float" office:value="0" calcext:value-type="float">
            <text:p>0</text:p>
          </table:table-cell>
          <table:table-cell table:style-name="ce19" table:formula="of:=[.C100]" office:value-type="string" office:string-value="egg" calcext:value-type="string">
            <text:p>egg</text:p>
          </table:table-cell>
          <table:table-cell table:style-name="ce20" table:formula="of:=[.$D100]*[.C$2]+[.$E100]*[.C$3]+[.$F100]*[.C$4]+[.$G100]*[.C$5]*[.$H100]*[.C$6]+[.$I100]*[.C$7]" office:value-type="float" office:value="0" calcext:value-type="float">
            <text:p>0</text:p>
          </table:table-cell>
          <table:table-cell table:style-name="ce20" table:formula="of:=[.$D100]*[.D$2]+[.$E100]*[.D$3]+[.$F100]*[.D$4]+[.$G100]*[.D$5]*[.$H100]*[.D$6]+[.$I100]*[.D$7]" office:value-type="float" office:value="0" calcext:value-type="float">
            <text:p>0</text:p>
          </table:table-cell>
          <table:table-cell table:style-name="ce20" table:formula="of:=[.$D100]*[.E$2]+[.$E100]*[.E$3]+[.$F100]*[.E$4]+[.$G100]*[.E$5]*[.$H100]*[.E$6]+[.$I100]*[.E$7]" office:value-type="float" office:value="0" calcext:value-type="float">
            <text:p>0</text:p>
          </table:table-cell>
          <table:table-cell table:style-name="ce20" table:formula="of:=[.$D100]*[.F$2]+[.$E100]*[.F$3]+[.$F100]*[.F$4]+[.$G100]*[.F$5]*[.$H100]*[.F$6]+[.$I10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1]" office:value-type="string" office:string-value="Brie / Apple" calcext:value-type="string">
            <text:p>Brie / Apple</text:p>
          </table:table-cell>
          <table:table-cell table:style-name="ce19" table:formula="of:=[.B101]" office:value-type="string" office:string-value="1 apple" calcext:value-type="string">
            <text:p>1 apple</text:p>
          </table:table-cell>
          <table:table-cell table:style-name="ce19" table:formula="of:=[.C101]" office:value-type="string" office:string-value="onion" calcext:value-type="string">
            <text:p>onion</text:p>
          </table:table-cell>
          <table:table-cell table:style-name="ce20" table:formula="of:=[.$D101]*[.C$2]+[.$E101]*[.C$3]+[.$F101]*[.C$4]+[.$G101]*[.C$5]*[.$H101]*[.C$6]+[.$I101]*[.C$7]" office:value-type="float" office:value="1" calcext:value-type="float">
            <text:p>1</text:p>
          </table:table-cell>
          <table:table-cell table:style-name="ce20" table:formula="of:=[.$D101]*[.D$2]+[.$E101]*[.D$3]+[.$F101]*[.D$4]+[.$G101]*[.D$5]*[.$H101]*[.D$6]+[.$I101]*[.D$7]" office:value-type="float" office:value="1" calcext:value-type="float">
            <text:p>1</text:p>
          </table:table-cell>
          <table:table-cell table:style-name="ce20" table:formula="of:=[.$D101]*[.E$2]+[.$E101]*[.E$3]+[.$F101]*[.E$4]+[.$G101]*[.E$5]*[.$H101]*[.E$6]+[.$I101]*[.E$7]" office:value-type="float" office:value="1" calcext:value-type="float">
            <text:p>1</text:p>
          </table:table-cell>
          <table:table-cell table:style-name="ce20" table:formula="of:=[.$D101]*[.F$2]+[.$E101]*[.F$3]+[.$F101]*[.F$4]+[.$G101]*[.F$5]*[.$H101]*[.F$6]+[.$I101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2]" office:value-type="string" office:string-value="Brie / Apple" calcext:value-type="string">
            <text:p>Brie / Apple</text:p>
          </table:table-cell>
          <table:table-cell table:style-name="ce19" table:formula="of:=[.B102]" office:value-type="string" office:string-value="230g brie" calcext:value-type="string">
            <text:p>230g brie</text:p>
          </table:table-cell>
          <table:table-cell table:style-name="ce19" table:formula="of:=[.C102]" office:value-type="string" office:string-value="leaves" calcext:value-type="string">
            <text:p>leaves</text:p>
          </table:table-cell>
          <table:table-cell table:style-name="ce20" table:formula="of:=[.$D102]*[.C$2]+[.$E102]*[.C$3]+[.$F102]*[.C$4]+[.$G102]*[.C$5]*[.$H102]*[.C$6]+[.$I102]*[.C$7]" office:value-type="float" office:value="1" calcext:value-type="float">
            <text:p>1</text:p>
          </table:table-cell>
          <table:table-cell table:style-name="ce20" table:formula="of:=[.$D102]*[.D$2]+[.$E102]*[.D$3]+[.$F102]*[.D$4]+[.$G102]*[.D$5]*[.$H102]*[.D$6]+[.$I102]*[.D$7]" office:value-type="float" office:value="1" calcext:value-type="float">
            <text:p>1</text:p>
          </table:table-cell>
          <table:table-cell table:style-name="ce20" table:formula="of:=[.$D102]*[.E$2]+[.$E102]*[.E$3]+[.$F102]*[.E$4]+[.$G102]*[.E$5]*[.$H102]*[.E$6]+[.$I102]*[.E$7]" office:value-type="float" office:value="1" calcext:value-type="float">
            <text:p>1</text:p>
          </table:table-cell>
          <table:table-cell table:style-name="ce20" table:formula="of:=[.$D102]*[.F$2]+[.$E102]*[.F$3]+[.$F102]*[.F$4]+[.$G102]*[.F$5]*[.$H102]*[.F$6]+[.$I102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3]">
            <text:p/>
          </table:table-cell>
          <table:table-cell table:style-name="ce19" table:formula="of:=[.B103]" office:value-type="float" office:value="0" calcext:value-type="float">
            <text:p>0</text:p>
          </table:table-cell>
          <table:table-cell table:style-name="ce19" table:formula="of:=[.C103]" office:value-type="string" office:string-value="tbsp" calcext:value-type="string">
            <text:p>tbsp</text:p>
          </table:table-cell>
          <table:table-cell table:style-name="ce20" table:formula="of:=[.$D103]*[.C$2]+[.$E103]*[.C$3]+[.$F103]*[.C$4]+[.$G103]*[.C$5]*[.$H103]*[.C$6]+[.$I103]*[.C$7]" office:value-type="float" office:value="0" calcext:value-type="float">
            <text:p>0</text:p>
          </table:table-cell>
          <table:table-cell table:style-name="ce20" table:formula="of:=[.$D103]*[.D$2]+[.$E103]*[.D$3]+[.$F103]*[.D$4]+[.$G103]*[.D$5]*[.$H103]*[.D$6]+[.$I103]*[.D$7]" office:value-type="float" office:value="0" calcext:value-type="float">
            <text:p>0</text:p>
          </table:table-cell>
          <table:table-cell table:style-name="ce20" table:formula="of:=[.$D103]*[.E$2]+[.$E103]*[.E$3]+[.$F103]*[.E$4]+[.$G103]*[.E$5]*[.$H103]*[.E$6]+[.$I103]*[.E$7]" office:value-type="float" office:value="0" calcext:value-type="float">
            <text:p>0</text:p>
          </table:table-cell>
          <table:table-cell table:style-name="ce20" table:formula="of:=[.$D103]*[.F$2]+[.$E103]*[.F$3]+[.$F103]*[.F$4]+[.$G103]*[.F$5]*[.$H103]*[.F$6]+[.$I10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4]">
            <text:p/>
          </table:table-cell>
          <table:table-cell table:style-name="ce19" table:formula="of:=[.B104]" office:value-type="float" office:value="0" calcext:value-type="float">
            <text:p>0</text:p>
          </table:table-cell>
          <table:table-cell table:style-name="ce19" table:formula="of:=[.C104]" office:value-type="string" office:string-value="tsp" calcext:value-type="string">
            <text:p>tsp</text:p>
          </table:table-cell>
          <table:table-cell table:style-name="ce20" table:formula="of:=[.$D104]*[.C$2]+[.$E104]*[.C$3]+[.$F104]*[.C$4]+[.$G104]*[.C$5]*[.$H104]*[.C$6]+[.$I104]*[.C$7]" office:value-type="float" office:value="0" calcext:value-type="float">
            <text:p>0</text:p>
          </table:table-cell>
          <table:table-cell table:style-name="ce20" table:formula="of:=[.$D104]*[.D$2]+[.$E104]*[.D$3]+[.$F104]*[.D$4]+[.$G104]*[.D$5]*[.$H104]*[.D$6]+[.$I104]*[.D$7]" office:value-type="float" office:value="0" calcext:value-type="float">
            <text:p>0</text:p>
          </table:table-cell>
          <table:table-cell table:style-name="ce20" table:formula="of:=[.$D104]*[.E$2]+[.$E104]*[.E$3]+[.$F104]*[.E$4]+[.$G104]*[.E$5]*[.$H104]*[.E$6]+[.$I104]*[.E$7]" office:value-type="float" office:value="0" calcext:value-type="float">
            <text:p>0</text:p>
          </table:table-cell>
          <table:table-cell table:style-name="ce20" table:formula="of:=[.$D104]*[.F$2]+[.$E104]*[.F$3]+[.$F104]*[.F$4]+[.$G104]*[.F$5]*[.$H104]*[.F$6]+[.$I10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5]" office:value-type="string" office:string-value="Bratwurst / mustard / horseradish" calcext:value-type="string">
            <text:p>Bratwurst / mustard / horseradish</text:p>
          </table:table-cell>
          <table:table-cell table:style-name="ce19" table:formula="of:=[.B105]" office:value-type="string" office:string-value="3 sausages" calcext:value-type="string">
            <text:p>3 sausages</text:p>
          </table:table-cell>
          <table:table-cell table:style-name="ce19" table:formula="of:=[.C105]" office:value-type="float" office:value="0" calcext:value-type="float">
            <text:p>0</text:p>
          </table:table-cell>
          <table:table-cell table:style-name="ce20" table:formula="of:=[.$D105]*[.C$2]+[.$E105]*[.C$3]+[.$F105]*[.C$4]+[.$G105]*[.C$5]*[.$H105]*[.C$6]+[.$I105]*[.C$7]" office:value-type="float" office:value="0.5" calcext:value-type="float">
            <text:p>0.5</text:p>
          </table:table-cell>
          <table:table-cell table:style-name="ce20" table:formula="of:=[.$D105]*[.D$2]+[.$E105]*[.D$3]+[.$F105]*[.D$4]+[.$G105]*[.D$5]*[.$H105]*[.D$6]+[.$I105]*[.D$7]" office:value-type="float" office:value="0.5" calcext:value-type="float">
            <text:p>0.5</text:p>
          </table:table-cell>
          <table:table-cell table:style-name="ce20" table:formula="of:=[.$D105]*[.E$2]+[.$E105]*[.E$3]+[.$F105]*[.E$4]+[.$G105]*[.E$5]*[.$H105]*[.E$6]+[.$I105]*[.E$7]" office:value-type="float" office:value="0.5" calcext:value-type="float">
            <text:p>0.5</text:p>
          </table:table-cell>
          <table:table-cell table:style-name="ce20" table:formula="of:=[.$D105]*[.F$2]+[.$E105]*[.F$3]+[.$F105]*[.F$4]+[.$G105]*[.F$5]*[.$H105]*[.F$6]+[.$I105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6]" office:value-type="string" office:string-value="Bratwurst / mustard / horseradish" calcext:value-type="string">
            <text:p>Bratwurst / mustard / horseradish</text:p>
          </table:table-cell>
          <table:table-cell table:style-name="ce19" table:formula="of:=[.B106]" office:value-type="string" office:string-value="10ml mustard" calcext:value-type="string">
            <text:p>10ml mustard</text:p>
          </table:table-cell>
          <table:table-cell table:style-name="ce19" table:formula="of:=[.C106]" office:value-type="float" office:value="0" calcext:value-type="float">
            <text:p>0</text:p>
          </table:table-cell>
          <table:table-cell table:style-name="ce20" table:formula="of:=[.$D106]*[.C$2]+[.$E106]*[.C$3]+[.$F106]*[.C$4]+[.$G106]*[.C$5]*[.$H106]*[.C$6]+[.$I106]*[.C$7]" office:value-type="float" office:value="0.5" calcext:value-type="float">
            <text:p>0.5</text:p>
          </table:table-cell>
          <table:table-cell table:style-name="ce20" table:formula="of:=[.$D106]*[.D$2]+[.$E106]*[.D$3]+[.$F106]*[.D$4]+[.$G106]*[.D$5]*[.$H106]*[.D$6]+[.$I106]*[.D$7]" office:value-type="float" office:value="0.5" calcext:value-type="float">
            <text:p>0.5</text:p>
          </table:table-cell>
          <table:table-cell table:style-name="ce20" table:formula="of:=[.$D106]*[.E$2]+[.$E106]*[.E$3]+[.$F106]*[.E$4]+[.$G106]*[.E$5]*[.$H106]*[.E$6]+[.$I106]*[.E$7]" office:value-type="float" office:value="0.5" calcext:value-type="float">
            <text:p>0.5</text:p>
          </table:table-cell>
          <table:table-cell table:style-name="ce20" table:formula="of:=[.$D106]*[.F$2]+[.$E106]*[.F$3]+[.$F106]*[.F$4]+[.$G106]*[.F$5]*[.$H106]*[.F$6]+[.$I106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7]" office:value-type="string" office:string-value="Bratwurst / mustard / horseradish" calcext:value-type="string">
            <text:p>Bratwurst / mustard / horseradish</text:p>
          </table:table-cell>
          <table:table-cell table:style-name="ce19" table:formula="of:=[.B107]" office:value-type="string" office:string-value="10ml horseradish" calcext:value-type="string">
            <text:p>10ml horseradish</text:p>
          </table:table-cell>
          <table:table-cell table:style-name="ce19" table:formula="of:=[.C107]" office:value-type="string" office:string-value="piece" calcext:value-type="string">
            <text:p>piece</text:p>
          </table:table-cell>
          <table:table-cell table:style-name="ce20" table:formula="of:=[.$D107]*[.C$2]+[.$E107]*[.C$3]+[.$F107]*[.C$4]+[.$G107]*[.C$5]*[.$H107]*[.C$6]+[.$I107]*[.C$7]" office:value-type="float" office:value="0.5" calcext:value-type="float">
            <text:p>0.5</text:p>
          </table:table-cell>
          <table:table-cell table:style-name="ce20" table:formula="of:=[.$D107]*[.D$2]+[.$E107]*[.D$3]+[.$F107]*[.D$4]+[.$G107]*[.D$5]*[.$H107]*[.D$6]+[.$I107]*[.D$7]" office:value-type="float" office:value="0.5" calcext:value-type="float">
            <text:p>0.5</text:p>
          </table:table-cell>
          <table:table-cell table:style-name="ce20" table:formula="of:=[.$D107]*[.E$2]+[.$E107]*[.E$3]+[.$F107]*[.E$4]+[.$G107]*[.E$5]*[.$H107]*[.E$6]+[.$I107]*[.E$7]" office:value-type="float" office:value="0.5" calcext:value-type="float">
            <text:p>0.5</text:p>
          </table:table-cell>
          <table:table-cell table:style-name="ce20" table:formula="of:=[.$D107]*[.F$2]+[.$E107]*[.F$3]+[.$F107]*[.F$4]+[.$G107]*[.F$5]*[.$H107]*[.F$6]+[.$I107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8]">
            <text:p/>
          </table:table-cell>
          <table:table-cell table:style-name="ce19" table:formula="of:=[.B108]" office:value-type="float" office:value="0" calcext:value-type="float">
            <text:p>0</text:p>
          </table:table-cell>
          <table:table-cell table:style-name="ce19" table:formula="of:=[.C108]" office:value-type="string" office:string-value="g" calcext:value-type="string">
            <text:p>g</text:p>
          </table:table-cell>
          <table:table-cell table:style-name="ce20" table:formula="of:=[.$D108]*[.C$2]+[.$E108]*[.C$3]+[.$F108]*[.C$4]+[.$G108]*[.C$5]*[.$H108]*[.C$6]+[.$I108]*[.C$7]" office:value-type="float" office:value="0" calcext:value-type="float">
            <text:p>0</text:p>
          </table:table-cell>
          <table:table-cell table:style-name="ce20" table:formula="of:=[.$D108]*[.D$2]+[.$E108]*[.D$3]+[.$F108]*[.D$4]+[.$G108]*[.D$5]*[.$H108]*[.D$6]+[.$I108]*[.D$7]" office:value-type="float" office:value="0" calcext:value-type="float">
            <text:p>0</text:p>
          </table:table-cell>
          <table:table-cell table:style-name="ce20" table:formula="of:=[.$D108]*[.E$2]+[.$E108]*[.E$3]+[.$F108]*[.E$4]+[.$G108]*[.E$5]*[.$H108]*[.E$6]+[.$I108]*[.E$7]" office:value-type="float" office:value="0" calcext:value-type="float">
            <text:p>0</text:p>
          </table:table-cell>
          <table:table-cell table:style-name="ce20" table:formula="of:=[.$D108]*[.F$2]+[.$E108]*[.F$3]+[.$F108]*[.F$4]+[.$G108]*[.F$5]*[.$H108]*[.F$6]+[.$I10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09]">
            <text:p/>
          </table:table-cell>
          <table:table-cell table:style-name="ce19" table:formula="of:=[.B109]" office:value-type="float" office:value="0" calcext:value-type="float">
            <text:p>0</text:p>
          </table:table-cell>
          <table:table-cell table:style-name="ce19" table:formula="of:=[.C109]" office:value-type="float" office:value="0" calcext:value-type="float">
            <text:p>0</text:p>
          </table:table-cell>
          <table:table-cell table:style-name="ce20" table:formula="of:=[.$D109]*[.C$2]+[.$E109]*[.C$3]+[.$F109]*[.C$4]+[.$G109]*[.C$5]*[.$H109]*[.C$6]+[.$I109]*[.C$7]" office:value-type="float" office:value="0" calcext:value-type="float">
            <text:p>0</text:p>
          </table:table-cell>
          <table:table-cell table:style-name="ce20" table:formula="of:=[.$D109]*[.D$2]+[.$E109]*[.D$3]+[.$F109]*[.D$4]+[.$G109]*[.D$5]*[.$H109]*[.D$6]+[.$I109]*[.D$7]" office:value-type="float" office:value="0" calcext:value-type="float">
            <text:p>0</text:p>
          </table:table-cell>
          <table:table-cell table:style-name="ce20" table:formula="of:=[.$D109]*[.E$2]+[.$E109]*[.E$3]+[.$F109]*[.E$4]+[.$G109]*[.E$5]*[.$H109]*[.E$6]+[.$I109]*[.E$7]" office:value-type="float" office:value="0" calcext:value-type="float">
            <text:p>0</text:p>
          </table:table-cell>
          <table:table-cell table:style-name="ce20" table:formula="of:=[.$D109]*[.F$2]+[.$E109]*[.F$3]+[.$F109]*[.F$4]+[.$G109]*[.F$5]*[.$H109]*[.F$6]+[.$I10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0]" office:value-type="string" office:string-value="Beef / Sausages / Bratwurst" calcext:value-type="string">
            <text:p>Beef / Sausages / Bratwurst</text:p>
          </table:table-cell>
          <table:table-cell table:style-name="ce19" table:formula="of:=[.B110]" office:value-type="string" office:string-value="1 sausage" calcext:value-type="string">
            <text:p>1 sausage</text:p>
          </table:table-cell>
          <table:table-cell table:style-name="ce19" table:formula="of:=[.C110]" office:value-type="float" office:value="0" calcext:value-type="float">
            <text:p>0</text:p>
          </table:table-cell>
          <table:table-cell table:style-name="ce20" table:formula="of:=[.$D110]*[.C$2]+[.$E110]*[.C$3]+[.$F110]*[.C$4]+[.$G110]*[.C$5]*[.$H110]*[.C$6]+[.$I110]*[.C$7]" office:value-type="float" office:value="0.09375" calcext:value-type="float">
            <text:p>0.09375</text:p>
          </table:table-cell>
          <table:table-cell table:style-name="ce20" table:formula="of:=[.$D110]*[.D$2]+[.$E110]*[.D$3]+[.$F110]*[.D$4]+[.$G110]*[.D$5]*[.$H110]*[.D$6]+[.$I110]*[.D$7]" office:value-type="float" office:value="0.09375" calcext:value-type="float">
            <text:p>0.09375</text:p>
          </table:table-cell>
          <table:table-cell table:style-name="ce20" table:formula="of:=[.$D110]*[.E$2]+[.$E110]*[.E$3]+[.$F110]*[.E$4]+[.$G110]*[.E$5]*[.$H110]*[.E$6]+[.$I110]*[.E$7]" office:value-type="float" office:value="0" calcext:value-type="float">
            <text:p>0</text:p>
          </table:table-cell>
          <table:table-cell table:style-name="ce20" table:formula="of:=[.$D110]*[.F$2]+[.$E110]*[.F$3]+[.$F110]*[.F$4]+[.$G110]*[.F$5]*[.$H110]*[.F$6]+[.$I11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1]">
            <text:p/>
          </table:table-cell>
          <table:table-cell table:style-name="ce19" table:formula="of:=[.B111]" office:value-type="float" office:value="0" calcext:value-type="float">
            <text:p>0</text:p>
          </table:table-cell>
          <table:table-cell table:style-name="ce19" table:formula="of:=[.C111]" office:value-type="string" office:string-value="piece" calcext:value-type="string">
            <text:p>piece</text:p>
          </table:table-cell>
          <table:table-cell table:style-name="ce20" table:formula="of:=[.$D111]*[.C$2]+[.$E111]*[.C$3]+[.$F111]*[.C$4]+[.$G111]*[.C$5]*[.$H111]*[.C$6]+[.$I111]*[.C$7]" office:value-type="float" office:value="0" calcext:value-type="float">
            <text:p>0</text:p>
          </table:table-cell>
          <table:table-cell table:style-name="ce20" table:formula="of:=[.$D111]*[.D$2]+[.$E111]*[.D$3]+[.$F111]*[.D$4]+[.$G111]*[.D$5]*[.$H111]*[.D$6]+[.$I111]*[.D$7]" office:value-type="float" office:value="0" calcext:value-type="float">
            <text:p>0</text:p>
          </table:table-cell>
          <table:table-cell table:style-name="ce20" table:formula="of:=[.$D111]*[.E$2]+[.$E111]*[.E$3]+[.$F111]*[.E$4]+[.$G111]*[.E$5]*[.$H111]*[.E$6]+[.$I111]*[.E$7]" office:value-type="float" office:value="0" calcext:value-type="float">
            <text:p>0</text:p>
          </table:table-cell>
          <table:table-cell table:style-name="ce20" table:formula="of:=[.$D111]*[.F$2]+[.$E111]*[.F$3]+[.$F111]*[.F$4]+[.$G111]*[.F$5]*[.$H111]*[.F$6]+[.$I11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2]">
            <text:p/>
          </table:table-cell>
          <table:table-cell table:style-name="ce19" table:formula="of:=[.B112]" office:value-type="float" office:value="0" calcext:value-type="float">
            <text:p>0</text:p>
          </table:table-cell>
          <table:table-cell table:style-name="ce19" table:formula="of:=[.C112]" office:value-type="string" office:string-value="g" calcext:value-type="string">
            <text:p>g</text:p>
          </table:table-cell>
          <table:table-cell table:style-name="ce20" table:formula="of:=[.$D112]*[.C$2]+[.$E112]*[.C$3]+[.$F112]*[.C$4]+[.$G112]*[.C$5]*[.$H112]*[.C$6]+[.$I112]*[.C$7]" office:value-type="float" office:value="0" calcext:value-type="float">
            <text:p>0</text:p>
          </table:table-cell>
          <table:table-cell table:style-name="ce20" table:formula="of:=[.$D112]*[.D$2]+[.$E112]*[.D$3]+[.$F112]*[.D$4]+[.$G112]*[.D$5]*[.$H112]*[.D$6]+[.$I112]*[.D$7]" office:value-type="float" office:value="0" calcext:value-type="float">
            <text:p>0</text:p>
          </table:table-cell>
          <table:table-cell table:style-name="ce20" table:formula="of:=[.$D112]*[.E$2]+[.$E112]*[.E$3]+[.$F112]*[.E$4]+[.$G112]*[.E$5]*[.$H112]*[.E$6]+[.$I112]*[.E$7]" office:value-type="float" office:value="0" calcext:value-type="float">
            <text:p>0</text:p>
          </table:table-cell>
          <table:table-cell table:style-name="ce20" table:formula="of:=[.$D112]*[.F$2]+[.$E112]*[.F$3]+[.$F112]*[.F$4]+[.$G112]*[.F$5]*[.$H112]*[.F$6]+[.$I11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3]" office:value-type="string" office:string-value="Fish / Salmon" calcext:value-type="string">
            <text:p>Fish / Salmon</text:p>
          </table:table-cell>
          <table:table-cell table:style-name="ce19" table:formula="of:=[.B113]" office:value-type="string" office:string-value="??" calcext:value-type="string">
            <text:p>??</text:p>
          </table:table-cell>
          <table:table-cell table:style-name="ce19" table:formula="of:=[.C113]" office:value-type="float" office:value="0" calcext:value-type="float">
            <text:p>0</text:p>
          </table:table-cell>
          <table:table-cell table:style-name="ce20" table:formula="of:=[.$D113]*[.C$2]+[.$E113]*[.C$3]+[.$F113]*[.C$4]+[.$G113]*[.C$5]*[.$H113]*[.C$6]+[.$I113]*[.C$7]" office:value-type="float" office:value="0" calcext:value-type="float">
            <text:p>0</text:p>
          </table:table-cell>
          <table:table-cell table:style-name="ce20" table:formula="of:=[.$D113]*[.D$2]+[.$E113]*[.D$3]+[.$F113]*[.D$4]+[.$G113]*[.D$5]*[.$H113]*[.D$6]+[.$I113]*[.D$7]" office:value-type="float" office:value="0" calcext:value-type="float">
            <text:p>0</text:p>
          </table:table-cell>
          <table:table-cell table:style-name="ce20" table:formula="of:=[.$D113]*[.E$2]+[.$E113]*[.E$3]+[.$F113]*[.E$4]+[.$G113]*[.E$5]*[.$H113]*[.E$6]+[.$I113]*[.E$7]" office:value-type="float" office:value="0" calcext:value-type="float">
            <text:p>0</text:p>
          </table:table-cell>
          <table:table-cell table:style-name="ce20" table:formula="of:=[.$D113]*[.F$2]+[.$E113]*[.F$3]+[.$F113]*[.F$4]+[.$G113]*[.F$5]*[.$H113]*[.F$6]+[.$I11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4]">
            <text:p/>
          </table:table-cell>
          <table:table-cell table:style-name="ce19" table:formula="of:=[.B114]" office:value-type="float" office:value="0" calcext:value-type="float">
            <text:p>0</text:p>
          </table:table-cell>
          <table:table-cell table:style-name="ce19" table:formula="of:=[.C114]" office:value-type="float" office:value="0" calcext:value-type="float">
            <text:p>0</text:p>
          </table:table-cell>
          <table:table-cell table:style-name="ce20" table:formula="of:=[.$D114]*[.C$2]+[.$E114]*[.C$3]+[.$F114]*[.C$4]+[.$G114]*[.C$5]*[.$H114]*[.C$6]+[.$I114]*[.C$7]" office:value-type="float" office:value="0" calcext:value-type="float">
            <text:p>0</text:p>
          </table:table-cell>
          <table:table-cell table:style-name="ce20" table:formula="of:=[.$D114]*[.D$2]+[.$E114]*[.D$3]+[.$F114]*[.D$4]+[.$G114]*[.D$5]*[.$H114]*[.D$6]+[.$I114]*[.D$7]" office:value-type="float" office:value="0" calcext:value-type="float">
            <text:p>0</text:p>
          </table:table-cell>
          <table:table-cell table:style-name="ce20" table:formula="of:=[.$D114]*[.E$2]+[.$E114]*[.E$3]+[.$F114]*[.E$4]+[.$G114]*[.E$5]*[.$H114]*[.E$6]+[.$I114]*[.E$7]" office:value-type="float" office:value="0" calcext:value-type="float">
            <text:p>0</text:p>
          </table:table-cell>
          <table:table-cell table:style-name="ce20" table:formula="of:=[.$D114]*[.F$2]+[.$E114]*[.F$3]+[.$F114]*[.F$4]+[.$G114]*[.F$5]*[.$H114]*[.F$6]+[.$I11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5]">
            <text:p/>
          </table:table-cell>
          <table:table-cell table:style-name="ce19" table:formula="of:=[.B115]" office:value-type="float" office:value="0" calcext:value-type="float">
            <text:p>0</text:p>
          </table:table-cell>
          <table:table-cell table:style-name="ce19" table:formula="of:=[.C115]" office:value-type="string" office:string-value="piece" calcext:value-type="string">
            <text:p>piece</text:p>
          </table:table-cell>
          <table:table-cell table:style-name="ce20" table:formula="of:=[.$D115]*[.C$2]+[.$E115]*[.C$3]+[.$F115]*[.C$4]+[.$G115]*[.C$5]*[.$H115]*[.C$6]+[.$I115]*[.C$7]" office:value-type="float" office:value="0" calcext:value-type="float">
            <text:p>0</text:p>
          </table:table-cell>
          <table:table-cell table:style-name="ce20" table:formula="of:=[.$D115]*[.D$2]+[.$E115]*[.D$3]+[.$F115]*[.D$4]+[.$G115]*[.D$5]*[.$H115]*[.D$6]+[.$I115]*[.D$7]" office:value-type="float" office:value="0" calcext:value-type="float">
            <text:p>0</text:p>
          </table:table-cell>
          <table:table-cell table:style-name="ce20" table:formula="of:=[.$D115]*[.E$2]+[.$E115]*[.E$3]+[.$F115]*[.E$4]+[.$G115]*[.E$5]*[.$H115]*[.E$6]+[.$I115]*[.E$7]" office:value-type="float" office:value="0" calcext:value-type="float">
            <text:p>0</text:p>
          </table:table-cell>
          <table:table-cell table:style-name="ce20" table:formula="of:=[.$D115]*[.F$2]+[.$E115]*[.F$3]+[.$F115]*[.F$4]+[.$G115]*[.F$5]*[.$H115]*[.F$6]+[.$I11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6]" office:value-type="string" office:string-value="Haloumi" calcext:value-type="string">
            <text:p>Haloumi</text:p>
          </table:table-cell>
          <table:table-cell table:style-name="ce19" table:formula="of:=[.B116]" office:value-type="string" office:string-value="??" calcext:value-type="string">
            <text:p>??</text:p>
          </table:table-cell>
          <table:table-cell table:style-name="ce19" table:formula="of:=[.C116]" office:value-type="string" office:string-value="ml" calcext:value-type="string">
            <text:p>ml</text:p>
          </table:table-cell>
          <table:table-cell table:style-name="ce20" table:formula="of:=[.$D116]*[.C$2]+[.$E116]*[.C$3]+[.$F116]*[.C$4]+[.$G116]*[.C$5]*[.$H116]*[.C$6]+[.$I116]*[.C$7]" office:value-type="float" office:value="0.000375" calcext:value-type="float">
            <text:p>0.000375</text:p>
          </table:table-cell>
          <table:table-cell table:style-name="ce20" table:formula="of:=[.$D116]*[.D$2]+[.$E116]*[.D$3]+[.$F116]*[.D$4]+[.$G116]*[.D$5]*[.$H116]*[.D$6]+[.$I116]*[.D$7]" office:value-type="float" office:value="0.000375" calcext:value-type="float">
            <text:p>0.000375</text:p>
          </table:table-cell>
          <table:table-cell table:style-name="ce20" table:formula="of:=[.$D116]*[.E$2]+[.$E116]*[.E$3]+[.$F116]*[.E$4]+[.$G116]*[.E$5]*[.$H116]*[.E$6]+[.$I116]*[.E$7]" office:value-type="float" office:value="0" calcext:value-type="float">
            <text:p>0</text:p>
          </table:table-cell>
          <table:table-cell table:style-name="ce20" table:formula="of:=[.$D116]*[.F$2]+[.$E116]*[.F$3]+[.$F116]*[.F$4]+[.$G116]*[.F$5]*[.$H116]*[.F$6]+[.$I11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7]">
            <text:p/>
          </table:table-cell>
          <table:table-cell table:style-name="ce19" table:formula="of:=[.B117]" office:value-type="float" office:value="0" calcext:value-type="float">
            <text:p>0</text:p>
          </table:table-cell>
          <table:table-cell table:style-name="ce19" table:formula="of:=[.C117]" office:value-type="string" office:string-value="ml" calcext:value-type="string">
            <text:p>ml</text:p>
          </table:table-cell>
          <table:table-cell table:style-name="ce20" table:formula="of:=[.$D117]*[.C$2]+[.$E117]*[.C$3]+[.$F117]*[.C$4]+[.$G117]*[.C$5]*[.$H117]*[.C$6]+[.$I117]*[.C$7]" office:value-type="float" office:value="0" calcext:value-type="float">
            <text:p>0</text:p>
          </table:table-cell>
          <table:table-cell table:style-name="ce20" table:formula="of:=[.$D117]*[.D$2]+[.$E117]*[.D$3]+[.$F117]*[.D$4]+[.$G117]*[.D$5]*[.$H117]*[.D$6]+[.$I117]*[.D$7]" office:value-type="float" office:value="0" calcext:value-type="float">
            <text:p>0</text:p>
          </table:table-cell>
          <table:table-cell table:style-name="ce20" table:formula="of:=[.$D117]*[.E$2]+[.$E117]*[.E$3]+[.$F117]*[.E$4]+[.$G117]*[.E$5]*[.$H117]*[.E$6]+[.$I117]*[.E$7]" office:value-type="float" office:value="0" calcext:value-type="float">
            <text:p>0</text:p>
          </table:table-cell>
          <table:table-cell table:style-name="ce20" table:formula="of:=[.$D117]*[.F$2]+[.$E117]*[.F$3]+[.$F117]*[.F$4]+[.$G117]*[.F$5]*[.$H117]*[.F$6]+[.$I11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8]">
            <text:p/>
          </table:table-cell>
          <table:table-cell table:style-name="ce19" table:formula="of:=[.B118]" office:value-type="float" office:value="0" calcext:value-type="float">
            <text:p>0</text:p>
          </table:table-cell>
          <table:table-cell table:style-name="ce19" table:formula="of:=[.C118]" office:value-type="float" office:value="0" calcext:value-type="float">
            <text:p>0</text:p>
          </table:table-cell>
          <table:table-cell table:style-name="ce20" table:formula="of:=[.$D118]*[.C$2]+[.$E118]*[.C$3]+[.$F118]*[.C$4]+[.$G118]*[.C$5]*[.$H118]*[.C$6]+[.$I118]*[.C$7]" office:value-type="float" office:value="0" calcext:value-type="float">
            <text:p>0</text:p>
          </table:table-cell>
          <table:table-cell table:style-name="ce20" table:formula="of:=[.$D118]*[.D$2]+[.$E118]*[.D$3]+[.$F118]*[.D$4]+[.$G118]*[.D$5]*[.$H118]*[.D$6]+[.$I118]*[.D$7]" office:value-type="float" office:value="0" calcext:value-type="float">
            <text:p>0</text:p>
          </table:table-cell>
          <table:table-cell table:style-name="ce20" table:formula="of:=[.$D118]*[.E$2]+[.$E118]*[.E$3]+[.$F118]*[.E$4]+[.$G118]*[.E$5]*[.$H118]*[.E$6]+[.$I118]*[.E$7]" office:value-type="float" office:value="0" calcext:value-type="float">
            <text:p>0</text:p>
          </table:table-cell>
          <table:table-cell table:style-name="ce20" table:formula="of:=[.$D118]*[.F$2]+[.$E118]*[.F$3]+[.$F118]*[.F$4]+[.$G118]*[.F$5]*[.$H118]*[.F$6]+[.$I11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19]" office:value-type="string" office:string-value="Fried onions" calcext:value-type="string">
            <text:p>Fried onions</text:p>
          </table:table-cell>
          <table:table-cell table:style-name="ce19" table:formula="of:=[.B119]" office:value-type="string" office:string-value="??" calcext:value-type="string">
            <text:p>??</text:p>
          </table:table-cell>
          <table:table-cell table:style-name="ce19" table:formula="of:=[.C119]" office:value-type="float" office:value="0" calcext:value-type="float">
            <text:p>0</text:p>
          </table:table-cell>
          <table:table-cell table:style-name="ce20" table:formula="of:=[.$D119]*[.C$2]+[.$E119]*[.C$3]+[.$F119]*[.C$4]+[.$G119]*[.C$5]*[.$H119]*[.C$6]+[.$I119]*[.C$7]" office:value-type="float" office:value="0.000375" calcext:value-type="float">
            <text:p>0.000375</text:p>
          </table:table-cell>
          <table:table-cell table:style-name="ce20" table:formula="of:=[.$D119]*[.D$2]+[.$E119]*[.D$3]+[.$F119]*[.D$4]+[.$G119]*[.D$5]*[.$H119]*[.D$6]+[.$I119]*[.D$7]" office:value-type="float" office:value="0.000375" calcext:value-type="float">
            <text:p>0.000375</text:p>
          </table:table-cell>
          <table:table-cell table:style-name="ce20" table:formula="of:=[.$D119]*[.E$2]+[.$E119]*[.E$3]+[.$F119]*[.E$4]+[.$G119]*[.E$5]*[.$H119]*[.E$6]+[.$I119]*[.E$7]" office:value-type="float" office:value="0" calcext:value-type="float">
            <text:p>0</text:p>
          </table:table-cell>
          <table:table-cell table:style-name="ce20" table:formula="of:=[.$D119]*[.F$2]+[.$E119]*[.F$3]+[.$F119]*[.F$4]+[.$G119]*[.F$5]*[.$H119]*[.F$6]+[.$I11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20]">
            <text:p/>
          </table:table-cell>
          <table:table-cell table:style-name="ce19" table:formula="of:=[.B120]" office:value-type="float" office:value="0" calcext:value-type="float">
            <text:p>0</text:p>
          </table:table-cell>
          <table:table-cell table:style-name="ce19" table:formula="of:=[.C120]" office:value-type="string" office:string-value="g" calcext:value-type="string">
            <text:p>g</text:p>
          </table:table-cell>
          <table:table-cell table:style-name="ce20" table:formula="of:=[.$D120]*[.C$2]+[.$E120]*[.C$3]+[.$F120]*[.C$4]+[.$G120]*[.C$5]*[.$H120]*[.C$6]+[.$I120]*[.C$7]" office:value-type="float" office:value="0" calcext:value-type="float">
            <text:p>0</text:p>
          </table:table-cell>
          <table:table-cell table:style-name="ce20" table:formula="of:=[.$D120]*[.D$2]+[.$E120]*[.D$3]+[.$F120]*[.D$4]+[.$G120]*[.D$5]*[.$H120]*[.D$6]+[.$I120]*[.D$7]" office:value-type="float" office:value="0" calcext:value-type="float">
            <text:p>0</text:p>
          </table:table-cell>
          <table:table-cell table:style-name="ce20" table:formula="of:=[.$D120]*[.E$2]+[.$E120]*[.E$3]+[.$F120]*[.E$4]+[.$G120]*[.E$5]*[.$H120]*[.E$6]+[.$I120]*[.E$7]" office:value-type="float" office:value="0" calcext:value-type="float">
            <text:p>0</text:p>
          </table:table-cell>
          <table:table-cell table:style-name="ce20" table:formula="of:=[.$D120]*[.F$2]+[.$E120]*[.F$3]+[.$F120]*[.F$4]+[.$G120]*[.F$5]*[.$H120]*[.F$6]+[.$I12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21]">
            <text:p/>
          </table:table-cell>
          <table:table-cell table:style-name="ce19" table:formula="of:=[.B121]" office:value-type="float" office:value="0" calcext:value-type="float">
            <text:p>0</text:p>
          </table:table-cell>
          <table:table-cell table:style-name="ce19" table:formula="of:=[.C121]" office:value-type="float" office:value="0" calcext:value-type="float">
            <text:p>0</text:p>
          </table:table-cell>
          <table:table-cell table:style-name="ce20" table:formula="of:=[.$D121]*[.C$2]+[.$E121]*[.C$3]+[.$F121]*[.C$4]+[.$G121]*[.C$5]*[.$H121]*[.C$6]+[.$I121]*[.C$7]" office:value-type="float" office:value="0" calcext:value-type="float">
            <text:p>0</text:p>
          </table:table-cell>
          <table:table-cell table:style-name="ce20" table:formula="of:=[.$D121]*[.D$2]+[.$E121]*[.D$3]+[.$F121]*[.D$4]+[.$G121]*[.D$5]*[.$H121]*[.D$6]+[.$I121]*[.D$7]" office:value-type="float" office:value="0" calcext:value-type="float">
            <text:p>0</text:p>
          </table:table-cell>
          <table:table-cell table:style-name="ce20" table:formula="of:=[.$D121]*[.E$2]+[.$E121]*[.E$3]+[.$F121]*[.E$4]+[.$G121]*[.E$5]*[.$H121]*[.E$6]+[.$I121]*[.E$7]" office:value-type="float" office:value="0" calcext:value-type="float">
            <text:p>0</text:p>
          </table:table-cell>
          <table:table-cell table:style-name="ce20" table:formula="of:=[.$D121]*[.F$2]+[.$E121]*[.F$3]+[.$F121]*[.F$4]+[.$G121]*[.F$5]*[.$H121]*[.F$6]+[.$I12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22]" office:value-type="string" office:string-value="Sauerkraut" calcext:value-type="string">
            <text:p>Sauerkraut</text:p>
          </table:table-cell>
          <table:table-cell table:style-name="ce19" table:formula="of:=[.B122]" office:value-type="string" office:string-value="??" calcext:value-type="string">
            <text:p>??</text:p>
          </table:table-cell>
          <table:table-cell table:style-name="ce19" table:formula="of:=[.C122]" office:value-type="float" office:value="0" calcext:value-type="float">
            <text:p>0</text:p>
          </table:table-cell>
          <table:table-cell table:style-name="ce20" table:formula="of:=[.$D122]*[.C$2]+[.$E122]*[.C$3]+[.$F122]*[.C$4]+[.$G122]*[.C$5]*[.$H122]*[.C$6]+[.$I122]*[.C$7]" office:value-type="float" office:value="0" calcext:value-type="float">
            <text:p>0</text:p>
          </table:table-cell>
          <table:table-cell table:style-name="ce20" table:formula="of:=[.$D122]*[.D$2]+[.$E122]*[.D$3]+[.$F122]*[.D$4]+[.$G122]*[.D$5]*[.$H122]*[.D$6]+[.$I122]*[.D$7]" office:value-type="float" office:value="0" calcext:value-type="float">
            <text:p>0</text:p>
          </table:table-cell>
          <table:table-cell table:style-name="ce20" table:formula="of:=[.$D122]*[.E$2]+[.$E122]*[.E$3]+[.$F122]*[.E$4]+[.$G122]*[.E$5]*[.$H122]*[.E$6]+[.$I122]*[.E$7]" office:value-type="float" office:value="0" calcext:value-type="float">
            <text:p>0</text:p>
          </table:table-cell>
          <table:table-cell table:style-name="ce20" table:formula="of:=[.$D122]*[.F$2]+[.$E122]*[.F$3]+[.$F122]*[.F$4]+[.$G122]*[.F$5]*[.$H122]*[.F$6]+[.$I12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23]">
            <text:p/>
          </table:table-cell>
          <table:table-cell table:style-name="ce19" table:formula="of:=[.B123]" office:value-type="float" office:value="0" calcext:value-type="float">
            <text:p>0</text:p>
          </table:table-cell>
          <table:table-cell table:style-name="ce19" table:formula="of:=[.C123]" office:value-type="float" office:value="0" calcext:value-type="float">
            <text:p>0</text:p>
          </table:table-cell>
          <table:table-cell table:style-name="ce20" table:formula="of:=[.$D123]*[.C$2]+[.$E123]*[.C$3]+[.$F123]*[.C$4]+[.$G123]*[.C$5]*[.$H123]*[.C$6]+[.$I123]*[.C$7]" office:value-type="float" office:value="0" calcext:value-type="float">
            <text:p>0</text:p>
          </table:table-cell>
          <table:table-cell table:style-name="ce20" table:formula="of:=[.$D123]*[.D$2]+[.$E123]*[.D$3]+[.$F123]*[.D$4]+[.$G123]*[.D$5]*[.$H123]*[.D$6]+[.$I123]*[.D$7]" office:value-type="float" office:value="0" calcext:value-type="float">
            <text:p>0</text:p>
          </table:table-cell>
          <table:table-cell table:style-name="ce20" table:formula="of:=[.$D123]*[.E$2]+[.$E123]*[.E$3]+[.$F123]*[.E$4]+[.$G123]*[.E$5]*[.$H123]*[.E$6]+[.$I123]*[.E$7]" office:value-type="float" office:value="0" calcext:value-type="float">
            <text:p>0</text:p>
          </table:table-cell>
          <table:table-cell table:style-name="ce20" table:formula="of:=[.$D123]*[.F$2]+[.$E123]*[.F$3]+[.$F123]*[.F$4]+[.$G123]*[.F$5]*[.$H123]*[.F$6]+[.$I12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24]">
            <text:p/>
          </table:table-cell>
          <table:table-cell table:style-name="ce19" table:formula="of:=[.B124]" office:value-type="float" office:value="0" calcext:value-type="float">
            <text:p>0</text:p>
          </table:table-cell>
          <table:table-cell table:style-name="ce19" table:formula="of:=[.C124]" office:value-type="float" office:value="0" calcext:value-type="float">
            <text:p>0</text:p>
          </table:table-cell>
          <table:table-cell table:style-name="ce20" table:formula="of:=[.$D124]*[.C$2]+[.$E124]*[.C$3]+[.$F124]*[.C$4]+[.$G124]*[.C$5]*[.$H124]*[.C$6]+[.$I124]*[.C$7]" office:value-type="float" office:value="0" calcext:value-type="float">
            <text:p>0</text:p>
          </table:table-cell>
          <table:table-cell table:style-name="ce20" table:formula="of:=[.$D124]*[.D$2]+[.$E124]*[.D$3]+[.$F124]*[.D$4]+[.$G124]*[.D$5]*[.$H124]*[.D$6]+[.$I124]*[.D$7]" office:value-type="float" office:value="0" calcext:value-type="float">
            <text:p>0</text:p>
          </table:table-cell>
          <table:table-cell table:style-name="ce20" table:formula="of:=[.$D124]*[.E$2]+[.$E124]*[.E$3]+[.$F124]*[.E$4]+[.$G124]*[.E$5]*[.$H124]*[.E$6]+[.$I124]*[.E$7]" office:value-type="float" office:value="0" calcext:value-type="float">
            <text:p>0</text:p>
          </table:table-cell>
          <table:table-cell table:style-name="ce20" table:formula="of:=[.$D124]*[.F$2]+[.$E124]*[.F$3]+[.$F124]*[.F$4]+[.$G124]*[.F$5]*[.$H124]*[.F$6]+[.$I12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9" table:formula="of:=[.A125]" office:value-type="string" office:string-value="Corn" calcext:value-type="string">
            <text:p>Corn</text:p>
          </table:table-cell>
          <table:table-cell table:style-name="ce19" table:formula="of:=[.B125]" office:value-type="string" office:string-value="??" calcext:value-type="string">
            <text:p>??</text:p>
          </table:table-cell>
          <table:table-cell table:style-name="ce19" table:formula="of:=[.C125]" office:value-type="float" office:value="0" calcext:value-type="float">
            <text:p>0</text:p>
          </table:table-cell>
          <table:table-cell table:style-name="ce20" table:formula="of:=[.$D125]*[.C$2]+[.$E125]*[.C$3]+[.$F125]*[.C$4]+[.$G125]*[.C$5]*[.$H125]*[.C$6]+[.$I125]*[.C$7]" office:value-type="float" office:value="0" calcext:value-type="float">
            <text:p>0</text:p>
          </table:table-cell>
          <table:table-cell table:style-name="ce20" table:formula="of:=[.$D125]*[.D$2]+[.$E125]*[.D$3]+[.$F125]*[.D$4]+[.$G125]*[.D$5]*[.$H125]*[.D$6]+[.$I125]*[.D$7]" office:value-type="float" office:value="0" calcext:value-type="float">
            <text:p>0</text:p>
          </table:table-cell>
          <table:table-cell table:style-name="ce20" table:formula="of:=[.$D125]*[.E$2]+[.$E125]*[.E$3]+[.$F125]*[.E$4]+[.$G125]*[.E$5]*[.$H125]*[.E$6]+[.$I125]*[.E$7]" office:value-type="float" office:value="0" calcext:value-type="float">
            <text:p>0</text:p>
          </table:table-cell>
          <table:table-cell table:style-name="ce20" table:formula="of:=[.$D125]*[.F$2]+[.$E125]*[.F$3]+[.$F125]*[.F$4]+[.$G125]*[.F$5]*[.$H125]*[.F$6]+[.$I12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19"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2" table:number-columns-repeated="4"/>
          <table:table-cell table:style-name="ce25" table:number-columns-repeated="4"/>
          <table:table-cell table:style-name="ce2" table:number-columns-repeated="1016"/>
        </table:table-row>
        <table:table-row table:style-name="ro1">
          <table:table-cell table:formula="of:=['Unit meals'.M1]" office:value-type="string" office:string-value="Dish" calcext:value-type="string">
            <text:p>Dish</text:p>
          </table:table-cell>
          <table:table-cell table:formula="of:=['Unit meals'.N1]" office:value-type="string" office:string-value="Ingredient" calcext:value-type="string">
            <text:p>Ingredient</text:p>
          </table:table-cell>
          <table:table-cell table:formula="of:=['Unit meals'.O1]" office:value-type="string" office:string-value="Measure" calcext:value-type="string">
            <text:p>Measure</text:p>
          </table:table-cell>
          <table:table-cell table:formula="of:=['Unit meals'.Q1]" office:value-type="string" office:string-value="Breakfast Quantity" calcext:value-type="string">
            <text:p>Breakfast Quantity</text:p>
          </table:table-cell>
          <table:table-cell table:formula="of:=['Unit meals'.S1]" office:value-type="string" office:string-value="Lunch Quantity" calcext:value-type="string">
            <text:p>Lunch Quantity</text:p>
          </table:table-cell>
          <table:table-cell table:style-name="ce21" table:formula="of:=['Unit meals'.U1]" office:value-type="string" office:string-value="BBQ Quantity" calcext:value-type="string">
            <text:p>BBQ Quantity</text:p>
          </table:table-cell>
          <table:table-cell table:style-name="ce21" table:formula="of:=['Unit meals'.W1]" office:value-type="string" office:string-value="Dinner Quantity" calcext:value-type="string">
            <text:p>Dinner Quantity</text:p>
          </table:table-cell>
          <table:table-cell table:style-name="ce21" table:formula="of:=['Unit meals'.Y1]" office:value-type="string" office:string-value="Dessert Quantity" calcext:value-type="string">
            <text:p>Dessert Quantity</text:p>
          </table:table-cell>
          <table:table-cell table:style-name="ce21" table:formula="of:=['Unit meals'.AA1]" office:value-type="string" office:string-value="Snack break Quantity" calcext:value-type="string">
            <text:p>Snack break Quantity</text:p>
          </table:table-cell>
          <table:table-cell table:number-columns-repeated="1015"/>
        </table:table-row>
        <table:table-row table:style-name="ro1">
          <table:table-cell table:formula="of:=['Unit meals'.M2]">
            <text:p/>
          </table:table-cell>
          <table:table-cell table:formula="of:=['Unit meals'.N2]" office:value-type="float" office:value="0" calcext:value-type="float">
            <text:p>0</text:p>
          </table:table-cell>
          <table:table-cell table:formula="of:=['Unit meals'.O2]" office:value-type="float" office:value="0" calcext:value-type="float">
            <text:p>0</text:p>
          </table:table-cell>
          <table:table-cell table:formula="of:=['Unit meals'.Q2]" office:value-type="float" office:value="0" calcext:value-type="float">
            <text:p>0</text:p>
          </table:table-cell>
          <table:table-cell table:formula="of:=['Unit meals'.S2]" office:value-type="float" office:value="0" calcext:value-type="float">
            <text:p>0</text:p>
          </table:table-cell>
          <table:table-cell table:style-name="ce21" table:formula="of:=['Unit meals'.U2]" office:value-type="float" office:value="0" calcext:value-type="float">
            <text:p>0</text:p>
          </table:table-cell>
          <table:table-cell table:style-name="ce21" table:formula="of:=['Unit meals'.W2]" office:value-type="float" office:value="0" calcext:value-type="float">
            <text:p>0</text:p>
          </table:table-cell>
          <table:table-cell table:style-name="ce21" table:formula="of:=['Unit meals'.Y2]" office:value-type="float" office:value="0" calcext:value-type="float">
            <text:p>0</text:p>
          </table:table-cell>
          <table:table-cell table:style-name="ce21" table:formula="of:=['Unit meals'.AA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]" office:value-type="string" office:string-value="Cereal" calcext:value-type="string">
            <text:p>Cereal</text:p>
          </table:table-cell>
          <table:table-cell table:formula="of:=['Unit meals'.N3]" office:value-type="string" office:string-value="Joghurt" calcext:value-type="string">
            <text:p>Joghurt</text:p>
          </table:table-cell>
          <table:table-cell table:formula="of:=['Unit meals'.O3]" office:value-type="string" office:string-value="ml" calcext:value-type="string">
            <text:p>ml</text:p>
          </table:table-cell>
          <table:table-cell table:formula="of:=['Unit meals'.Q3]" office:value-type="float" office:value="0.25" calcext:value-type="float">
            <text:p>0.25</text:p>
          </table:table-cell>
          <table:table-cell table:formula="of:=['Unit meals'.S3]" office:value-type="float" office:value="0" calcext:value-type="float">
            <text:p>0</text:p>
          </table:table-cell>
          <table:table-cell table:style-name="ce21" table:formula="of:=['Unit meals'.U3]" office:value-type="float" office:value="0" calcext:value-type="float">
            <text:p>0</text:p>
          </table:table-cell>
          <table:table-cell table:style-name="ce21" table:formula="of:=['Unit meals'.W3]" office:value-type="float" office:value="0" calcext:value-type="float">
            <text:p>0</text:p>
          </table:table-cell>
          <table:table-cell table:style-name="ce21" table:formula="of:=['Unit meals'.Y3]" office:value-type="float" office:value="0" calcext:value-type="float">
            <text:p>0</text:p>
          </table:table-cell>
          <table:table-cell table:style-name="ce21" table:formula="of:=['Unit meals'.AA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]" office:value-type="string" office:string-value="Cereal" calcext:value-type="string">
            <text:p>Cereal</text:p>
          </table:table-cell>
          <table:table-cell table:formula="of:=['Unit meals'.N4]" office:value-type="string" office:string-value="Milk (UHT)" calcext:value-type="string">
            <text:p>Milk (UHT)</text:p>
          </table:table-cell>
          <table:table-cell table:formula="of:=['Unit meals'.O4]" office:value-type="string" office:string-value="ml" calcext:value-type="string">
            <text:p>ml</text:p>
          </table:table-cell>
          <table:table-cell table:formula="of:=['Unit meals'.Q4]" office:value-type="float" office:value="0.25" calcext:value-type="float">
            <text:p>0.25</text:p>
          </table:table-cell>
          <table:table-cell table:formula="of:=['Unit meals'.S4]" office:value-type="float" office:value="0" calcext:value-type="float">
            <text:p>0</text:p>
          </table:table-cell>
          <table:table-cell table:style-name="ce21" table:formula="of:=['Unit meals'.U4]" office:value-type="float" office:value="0" calcext:value-type="float">
            <text:p>0</text:p>
          </table:table-cell>
          <table:table-cell table:style-name="ce21" table:formula="of:=['Unit meals'.W4]" office:value-type="float" office:value="0" calcext:value-type="float">
            <text:p>0</text:p>
          </table:table-cell>
          <table:table-cell table:style-name="ce21" table:formula="of:=['Unit meals'.Y4]" office:value-type="float" office:value="0" calcext:value-type="float">
            <text:p>0</text:p>
          </table:table-cell>
          <table:table-cell table:style-name="ce21" table:formula="of:=['Unit meals'.AA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]" office:value-type="string" office:string-value="Cereal" calcext:value-type="string">
            <text:p>Cereal</text:p>
          </table:table-cell>
          <table:table-cell table:formula="of:=['Unit meals'.N5]" office:value-type="string" office:string-value="Cornflakes" calcext:value-type="string">
            <text:p>Cornflakes</text:p>
          </table:table-cell>
          <table:table-cell table:formula="of:=['Unit meals'.O5]" office:value-type="string" office:string-value="g" calcext:value-type="string">
            <text:p>g</text:p>
          </table:table-cell>
          <table:table-cell table:formula="of:=['Unit meals'.Q5]" office:value-type="float" office:value="0.25" calcext:value-type="float">
            <text:p>0.25</text:p>
          </table:table-cell>
          <table:table-cell table:formula="of:=['Unit meals'.S5]" office:value-type="float" office:value="0" calcext:value-type="float">
            <text:p>0</text:p>
          </table:table-cell>
          <table:table-cell table:style-name="ce21" table:formula="of:=['Unit meals'.U5]" office:value-type="float" office:value="0" calcext:value-type="float">
            <text:p>0</text:p>
          </table:table-cell>
          <table:table-cell table:style-name="ce21" table:formula="of:=['Unit meals'.W5]" office:value-type="float" office:value="0" calcext:value-type="float">
            <text:p>0</text:p>
          </table:table-cell>
          <table:table-cell table:style-name="ce21" table:formula="of:=['Unit meals'.Y5]" office:value-type="float" office:value="0" calcext:value-type="float">
            <text:p>0</text:p>
          </table:table-cell>
          <table:table-cell table:style-name="ce21" table:formula="of:=['Unit meals'.AA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]" office:value-type="string" office:string-value="Cereal" calcext:value-type="string">
            <text:p>Cereal</text:p>
          </table:table-cell>
          <table:table-cell table:formula="of:=['Unit meals'.N6]" office:value-type="string" office:string-value="Musli" calcext:value-type="string">
            <text:p>Musli</text:p>
          </table:table-cell>
          <table:table-cell table:formula="of:=['Unit meals'.O6]" office:value-type="string" office:string-value="g" calcext:value-type="string">
            <text:p>g</text:p>
          </table:table-cell>
          <table:table-cell table:formula="of:=['Unit meals'.Q6]" office:value-type="float" office:value="0.25" calcext:value-type="float">
            <text:p>0.25</text:p>
          </table:table-cell>
          <table:table-cell table:formula="of:=['Unit meals'.S6]" office:value-type="float" office:value="0" calcext:value-type="float">
            <text:p>0</text:p>
          </table:table-cell>
          <table:table-cell table:style-name="ce21" table:formula="of:=['Unit meals'.U6]" office:value-type="float" office:value="0" calcext:value-type="float">
            <text:p>0</text:p>
          </table:table-cell>
          <table:table-cell table:style-name="ce21" table:formula="of:=['Unit meals'.W6]" office:value-type="float" office:value="0" calcext:value-type="float">
            <text:p>0</text:p>
          </table:table-cell>
          <table:table-cell table:style-name="ce21" table:formula="of:=['Unit meals'.Y6]" office:value-type="float" office:value="0" calcext:value-type="float">
            <text:p>0</text:p>
          </table:table-cell>
          <table:table-cell table:style-name="ce21" table:formula="of:=['Unit meals'.AA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]">
            <text:p/>
          </table:table-cell>
          <table:table-cell table:formula="of:=['Unit meals'.N7]" office:value-type="float" office:value="0" calcext:value-type="float">
            <text:p>0</text:p>
          </table:table-cell>
          <table:table-cell table:formula="of:=['Unit meals'.O7]" office:value-type="float" office:value="0" calcext:value-type="float">
            <text:p>0</text:p>
          </table:table-cell>
          <table:table-cell table:formula="of:=['Unit meals'.Q7]" office:value-type="float" office:value="0" calcext:value-type="float">
            <text:p>0</text:p>
          </table:table-cell>
          <table:table-cell table:formula="of:=['Unit meals'.S7]" office:value-type="float" office:value="0" calcext:value-type="float">
            <text:p>0</text:p>
          </table:table-cell>
          <table:table-cell table:style-name="ce21" table:formula="of:=['Unit meals'.U7]" office:value-type="float" office:value="0" calcext:value-type="float">
            <text:p>0</text:p>
          </table:table-cell>
          <table:table-cell table:style-name="ce21" table:formula="of:=['Unit meals'.W7]" office:value-type="float" office:value="0" calcext:value-type="float">
            <text:p>0</text:p>
          </table:table-cell>
          <table:table-cell table:style-name="ce21" table:formula="of:=['Unit meals'.Y7]" office:value-type="float" office:value="0" calcext:value-type="float">
            <text:p>0</text:p>
          </table:table-cell>
          <table:table-cell table:style-name="ce21" table:formula="of:=['Unit meals'.AA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8]">
            <text:p/>
          </table:table-cell>
          <table:table-cell table:formula="of:=['Unit meals'.N18]" office:value-type="float" office:value="0" calcext:value-type="float">
            <text:p>0</text:p>
          </table:table-cell>
          <table:table-cell table:formula="of:=['Unit meals'.O8]" office:value-type="float" office:value="0" calcext:value-type="float">
            <text:p>0</text:p>
          </table:table-cell>
          <table:table-cell table:formula="of:=['Unit meals'.Q18]" office:value-type="float" office:value="0" calcext:value-type="float">
            <text:p>0</text:p>
          </table:table-cell>
          <table:table-cell table:formula="of:=['Unit meals'.S18]" office:value-type="float" office:value="0" calcext:value-type="float">
            <text:p>0</text:p>
          </table:table-cell>
          <table:table-cell table:style-name="ce21" table:formula="of:=['Unit meals'.U18]" office:value-type="float" office:value="0" calcext:value-type="float">
            <text:p>0</text:p>
          </table:table-cell>
          <table:table-cell table:style-name="ce21" table:formula="of:=['Unit meals'.W18]" office:value-type="float" office:value="0" calcext:value-type="float">
            <text:p>0</text:p>
          </table:table-cell>
          <table:table-cell table:style-name="ce21" table:formula="of:=['Unit meals'.Y18]" office:value-type="float" office:value="0" calcext:value-type="float">
            <text:p>0</text:p>
          </table:table-cell>
          <table:table-cell table:style-name="ce21" table:formula="of:=['Unit meals'.AA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9]" office:value-type="string" office:string-value="Drinks" calcext:value-type="string">
            <text:p>Drinks</text:p>
          </table:table-cell>
          <table:table-cell table:formula="of:=['Unit meals'.N19]" office:value-type="string" office:string-value="- Orange juice" calcext:value-type="string">
            <text:p>- Orange juice</text:p>
          </table:table-cell>
          <table:table-cell table:formula="of:=['Unit meals'.O9]" office:value-type="string" office:string-value="peice" calcext:value-type="string">
            <text:p>peice</text:p>
          </table:table-cell>
          <table:table-cell table:formula="of:=['Unit meals'.Q19]" office:value-type="float" office:value="1" calcext:value-type="float">
            <text:p>1</text:p>
          </table:table-cell>
          <table:table-cell table:formula="of:=['Unit meals'.S19]" office:value-type="float" office:value="0" calcext:value-type="float">
            <text:p>0</text:p>
          </table:table-cell>
          <table:table-cell table:style-name="ce21" table:formula="of:=['Unit meals'.U19]" office:value-type="float" office:value="0" calcext:value-type="float">
            <text:p>0</text:p>
          </table:table-cell>
          <table:table-cell table:style-name="ce21" table:formula="of:=['Unit meals'.W19]" office:value-type="float" office:value="0" calcext:value-type="float">
            <text:p>0</text:p>
          </table:table-cell>
          <table:table-cell table:style-name="ce21" table:formula="of:=['Unit meals'.Y19]" office:value-type="float" office:value="0" calcext:value-type="float">
            <text:p>0</text:p>
          </table:table-cell>
          <table:table-cell table:style-name="ce21" table:formula="of:=['Unit meals'.AA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0]" office:value-type="string" office:string-value="Drinks" calcext:value-type="string">
            <text:p>Drinks</text:p>
          </table:table-cell>
          <table:table-cell table:formula="of:=['Unit meals'.N20]" office:value-type="string" office:string-value="- Apple juice" calcext:value-type="string">
            <text:p>- Apple juice</text:p>
          </table:table-cell>
          <table:table-cell table:formula="of:=['Unit meals'.O10]" office:value-type="string" office:string-value="peice" calcext:value-type="string">
            <text:p>peice</text:p>
          </table:table-cell>
          <table:table-cell table:formula="of:=['Unit meals'.Q20]" office:value-type="float" office:value="1" calcext:value-type="float">
            <text:p>1</text:p>
          </table:table-cell>
          <table:table-cell table:formula="of:=['Unit meals'.S20]" office:value-type="float" office:value="0" calcext:value-type="float">
            <text:p>0</text:p>
          </table:table-cell>
          <table:table-cell table:style-name="ce21" table:formula="of:=['Unit meals'.U20]" office:value-type="float" office:value="0" calcext:value-type="float">
            <text:p>0</text:p>
          </table:table-cell>
          <table:table-cell table:style-name="ce21" table:formula="of:=['Unit meals'.W20]" office:value-type="float" office:value="0" calcext:value-type="float">
            <text:p>0</text:p>
          </table:table-cell>
          <table:table-cell table:style-name="ce21" table:formula="of:=['Unit meals'.Y20]" office:value-type="float" office:value="0" calcext:value-type="float">
            <text:p>0</text:p>
          </table:table-cell>
          <table:table-cell table:style-name="ce21" table:formula="of:=['Unit meals'.AA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1]" office:value-type="string" office:string-value="Drinks" calcext:value-type="string">
            <text:p>Drinks</text:p>
          </table:table-cell>
          <table:table-cell table:formula="of:=['Unit meals'.N21]" office:value-type="string" office:string-value="- Tea" calcext:value-type="string">
            <text:p>- Tea</text:p>
          </table:table-cell>
          <table:table-cell table:formula="of:=['Unit meals'.O11]" office:value-type="string" office:string-value="peice" calcext:value-type="string">
            <text:p>peice</text:p>
          </table:table-cell>
          <table:table-cell table:formula="of:=['Unit meals'.Q21]" office:value-type="float" office:value="1" calcext:value-type="float">
            <text:p>1</text:p>
          </table:table-cell>
          <table:table-cell table:formula="of:=['Unit meals'.S21]" office:value-type="float" office:value="0" calcext:value-type="float">
            <text:p>0</text:p>
          </table:table-cell>
          <table:table-cell table:style-name="ce21" table:formula="of:=['Unit meals'.U21]" office:value-type="float" office:value="0" calcext:value-type="float">
            <text:p>0</text:p>
          </table:table-cell>
          <table:table-cell table:style-name="ce21" table:formula="of:=['Unit meals'.W21]" office:value-type="float" office:value="0" calcext:value-type="float">
            <text:p>0</text:p>
          </table:table-cell>
          <table:table-cell table:style-name="ce21" table:formula="of:=['Unit meals'.Y21]" office:value-type="float" office:value="0" calcext:value-type="float">
            <text:p>0</text:p>
          </table:table-cell>
          <table:table-cell table:style-name="ce21" table:formula="of:=['Unit meals'.AA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2]" office:value-type="string" office:string-value="Drinks" calcext:value-type="string">
            <text:p>Drinks</text:p>
          </table:table-cell>
          <table:table-cell table:formula="of:=['Unit meals'.N22]" office:value-type="string" office:string-value="- Coffee" calcext:value-type="string">
            <text:p>- Coffee</text:p>
          </table:table-cell>
          <table:table-cell table:formula="of:=['Unit meals'.O12]" office:value-type="float" office:value="0" calcext:value-type="float">
            <text:p>0</text:p>
          </table:table-cell>
          <table:table-cell table:formula="of:=['Unit meals'.Q22]" office:value-type="float" office:value="1" calcext:value-type="float">
            <text:p>1</text:p>
          </table:table-cell>
          <table:table-cell table:formula="of:=['Unit meals'.S22]" office:value-type="float" office:value="0" calcext:value-type="float">
            <text:p>0</text:p>
          </table:table-cell>
          <table:table-cell table:style-name="ce21" table:formula="of:=['Unit meals'.U22]" office:value-type="float" office:value="0" calcext:value-type="float">
            <text:p>0</text:p>
          </table:table-cell>
          <table:table-cell table:style-name="ce21" table:formula="of:=['Unit meals'.W22]" office:value-type="float" office:value="0" calcext:value-type="float">
            <text:p>0</text:p>
          </table:table-cell>
          <table:table-cell table:style-name="ce21" table:formula="of:=['Unit meals'.Y22]" office:value-type="float" office:value="0" calcext:value-type="float">
            <text:p>0</text:p>
          </table:table-cell>
          <table:table-cell table:style-name="ce21" table:formula="of:=['Unit meals'.AA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3]" office:value-type="string" office:string-value="Drinks" calcext:value-type="string">
            <text:p>Drinks</text:p>
          </table:table-cell>
          <table:table-cell table:formula="of:=['Unit meals'.N23]" office:value-type="string" office:string-value="- Sugar" calcext:value-type="string">
            <text:p>- Sugar</text:p>
          </table:table-cell>
          <table:table-cell table:formula="of:=['Unit meals'.O13]" office:value-type="float" office:value="0" calcext:value-type="float">
            <text:p>0</text:p>
          </table:table-cell>
          <table:table-cell table:formula="of:=['Unit meals'.Q23]" office:value-type="float" office:value="1" calcext:value-type="float">
            <text:p>1</text:p>
          </table:table-cell>
          <table:table-cell table:formula="of:=['Unit meals'.S23]" office:value-type="float" office:value="0" calcext:value-type="float">
            <text:p>0</text:p>
          </table:table-cell>
          <table:table-cell table:style-name="ce21" table:formula="of:=['Unit meals'.U23]" office:value-type="float" office:value="0" calcext:value-type="float">
            <text:p>0</text:p>
          </table:table-cell>
          <table:table-cell table:style-name="ce21" table:formula="of:=['Unit meals'.W23]" office:value-type="float" office:value="0" calcext:value-type="float">
            <text:p>0</text:p>
          </table:table-cell>
          <table:table-cell table:style-name="ce21" table:formula="of:=['Unit meals'.Y23]" office:value-type="float" office:value="0" calcext:value-type="float">
            <text:p>0</text:p>
          </table:table-cell>
          <table:table-cell table:style-name="ce21" table:formula="of:=['Unit meals'.AA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4]" office:value-type="string" office:string-value="Drinks" calcext:value-type="string">
            <text:p>Drinks</text:p>
          </table:table-cell>
          <table:table-cell table:formula="of:=['Unit meals'.N24]" office:value-type="string" office:string-value="- Milk" calcext:value-type="string">
            <text:p>- Milk</text:p>
          </table:table-cell>
          <table:table-cell table:formula="of:=['Unit meals'.O14]" office:value-type="string" office:string-value="peice" calcext:value-type="string">
            <text:p>peice</text:p>
          </table:table-cell>
          <table:table-cell table:formula="of:=['Unit meals'.Q24]" office:value-type="float" office:value="1" calcext:value-type="float">
            <text:p>1</text:p>
          </table:table-cell>
          <table:table-cell table:formula="of:=['Unit meals'.S24]" office:value-type="float" office:value="0" calcext:value-type="float">
            <text:p>0</text:p>
          </table:table-cell>
          <table:table-cell table:style-name="ce21" table:formula="of:=['Unit meals'.U24]" office:value-type="float" office:value="0" calcext:value-type="float">
            <text:p>0</text:p>
          </table:table-cell>
          <table:table-cell table:style-name="ce21" table:formula="of:=['Unit meals'.W24]" office:value-type="float" office:value="0" calcext:value-type="float">
            <text:p>0</text:p>
          </table:table-cell>
          <table:table-cell table:style-name="ce21" table:formula="of:=['Unit meals'.Y24]" office:value-type="float" office:value="0" calcext:value-type="float">
            <text:p>0</text:p>
          </table:table-cell>
          <table:table-cell table:style-name="ce21" table:formula="of:=['Unit meals'.AA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5]">
            <text:p/>
          </table:table-cell>
          <table:table-cell table:formula="of:=['Unit meals'.N25]" office:value-type="float" office:value="0" calcext:value-type="float">
            <text:p>0</text:p>
          </table:table-cell>
          <table:table-cell table:formula="of:=['Unit meals'.O15]" office:value-type="string" office:string-value="peice" calcext:value-type="string">
            <text:p>peice</text:p>
          </table:table-cell>
          <table:table-cell table:formula="of:=['Unit meals'.Q25]" office:value-type="float" office:value="0" calcext:value-type="float">
            <text:p>0</text:p>
          </table:table-cell>
          <table:table-cell table:formula="of:=['Unit meals'.S25]" office:value-type="float" office:value="0" calcext:value-type="float">
            <text:p>0</text:p>
          </table:table-cell>
          <table:table-cell table:style-name="ce21" table:formula="of:=['Unit meals'.U25]" office:value-type="float" office:value="0" calcext:value-type="float">
            <text:p>0</text:p>
          </table:table-cell>
          <table:table-cell table:style-name="ce21" table:formula="of:=['Unit meals'.W25]" office:value-type="float" office:value="0" calcext:value-type="float">
            <text:p>0</text:p>
          </table:table-cell>
          <table:table-cell table:style-name="ce21" table:formula="of:=['Unit meals'.Y25]" office:value-type="float" office:value="0" calcext:value-type="float">
            <text:p>0</text:p>
          </table:table-cell>
          <table:table-cell table:style-name="ce21" table:formula="of:=['Unit meals'.AA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6]">
            <text:p/>
          </table:table-cell>
          <table:table-cell table:formula="of:=['Unit meals'.N26]" office:value-type="float" office:value="0" calcext:value-type="float">
            <text:p>0</text:p>
          </table:table-cell>
          <table:table-cell table:formula="of:=['Unit meals'.O16]" office:value-type="string" office:string-value="g" calcext:value-type="string">
            <text:p>g</text:p>
          </table:table-cell>
          <table:table-cell table:formula="of:=['Unit meals'.Q26]" office:value-type="float" office:value="0" calcext:value-type="float">
            <text:p>0</text:p>
          </table:table-cell>
          <table:table-cell table:formula="of:=['Unit meals'.S26]" office:value-type="float" office:value="0" calcext:value-type="float">
            <text:p>0</text:p>
          </table:table-cell>
          <table:table-cell table:style-name="ce21" table:formula="of:=['Unit meals'.U26]" office:value-type="float" office:value="0" calcext:value-type="float">
            <text:p>0</text:p>
          </table:table-cell>
          <table:table-cell table:style-name="ce21" table:formula="of:=['Unit meals'.W26]" office:value-type="float" office:value="0" calcext:value-type="float">
            <text:p>0</text:p>
          </table:table-cell>
          <table:table-cell table:style-name="ce21" table:formula="of:=['Unit meals'.Y26]" office:value-type="float" office:value="0" calcext:value-type="float">
            <text:p>0</text:p>
          </table:table-cell>
          <table:table-cell table:style-name="ce21" table:formula="of:=['Unit meals'.AA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7]" office:value-type="string" office:string-value="Egg sandwiches" calcext:value-type="string">
            <text:p>Egg sandwiches</text:p>
          </table:table-cell>
          <table:table-cell table:formula="of:=['Unit meals'.N27]" office:value-type="string" office:string-value="3 hard-boiled eggs, chopped" calcext:value-type="string">
            <text:p>3 hard-boiled eggs, chopped</text:p>
          </table:table-cell>
          <table:table-cell table:formula="of:=['Unit meals'.O17]" office:value-type="float" office:value="0" calcext:value-type="float">
            <text:p>0</text:p>
          </table:table-cell>
          <table:table-cell table:formula="of:=['Unit meals'.Q27]" office:value-type="float" office:value="0" calcext:value-type="float">
            <text:p>0</text:p>
          </table:table-cell>
          <table:table-cell table:formula="of:=['Unit meals'.S27]" office:value-type="float" office:value="0.75" calcext:value-type="float">
            <text:p>0.75</text:p>
          </table:table-cell>
          <table:table-cell table:style-name="ce21" table:formula="of:=['Unit meals'.U27]" office:value-type="float" office:value="0" calcext:value-type="float">
            <text:p>0</text:p>
          </table:table-cell>
          <table:table-cell table:style-name="ce21" table:formula="of:=['Unit meals'.W27]" office:value-type="float" office:value="0" calcext:value-type="float">
            <text:p>0</text:p>
          </table:table-cell>
          <table:table-cell table:style-name="ce21" table:formula="of:=['Unit meals'.Y27]" office:value-type="float" office:value="0" calcext:value-type="float">
            <text:p>0</text:p>
          </table:table-cell>
          <table:table-cell table:style-name="ce21" table:formula="of:=['Unit meals'.AA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8]" office:value-type="string" office:string-value="Egg sandwiches" calcext:value-type="string">
            <text:p>Egg sandwiches</text:p>
          </table:table-cell>
          <table:table-cell table:formula="of:=['Unit meals'.N28]" office:value-type="string" office:string-value="1/3 spring onion" calcext:value-type="string">
            <text:p>1/3 spring onion</text:p>
          </table:table-cell>
          <table:table-cell table:formula="of:=['Unit meals'.O18]" office:value-type="float" office:value="0" calcext:value-type="float">
            <text:p>0</text:p>
          </table:table-cell>
          <table:table-cell table:formula="of:=['Unit meals'.Q28]" office:value-type="float" office:value="0" calcext:value-type="float">
            <text:p>0</text:p>
          </table:table-cell>
          <table:table-cell table:formula="of:=['Unit meals'.S28]" office:value-type="float" office:value="0.75" calcext:value-type="float">
            <text:p>0.75</text:p>
          </table:table-cell>
          <table:table-cell table:style-name="ce21" table:formula="of:=['Unit meals'.U28]" office:value-type="float" office:value="0" calcext:value-type="float">
            <text:p>0</text:p>
          </table:table-cell>
          <table:table-cell table:style-name="ce21" table:formula="of:=['Unit meals'.W28]" office:value-type="float" office:value="0" calcext:value-type="float">
            <text:p>0</text:p>
          </table:table-cell>
          <table:table-cell table:style-name="ce21" table:formula="of:=['Unit meals'.Y28]" office:value-type="float" office:value="0" calcext:value-type="float">
            <text:p>0</text:p>
          </table:table-cell>
          <table:table-cell table:style-name="ce21" table:formula="of:=['Unit meals'.AA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9]" office:value-type="string" office:string-value="Egg sandwiches" calcext:value-type="string">
            <text:p>Egg sandwiches</text:p>
          </table:table-cell>
          <table:table-cell table:formula="of:=['Unit meals'.N29]" office:value-type="string" office:string-value="3 lettuce leaves" calcext:value-type="string">
            <text:p>3 lettuce leaves</text:p>
          </table:table-cell>
          <table:table-cell table:formula="of:=['Unit meals'.O19]" office:value-type="string" office:string-value="ml" calcext:value-type="string">
            <text:p>ml</text:p>
          </table:table-cell>
          <table:table-cell table:formula="of:=['Unit meals'.Q29]" office:value-type="float" office:value="0" calcext:value-type="float">
            <text:p>0</text:p>
          </table:table-cell>
          <table:table-cell table:formula="of:=['Unit meals'.S29]" office:value-type="float" office:value="0.75" calcext:value-type="float">
            <text:p>0.75</text:p>
          </table:table-cell>
          <table:table-cell table:style-name="ce21" table:formula="of:=['Unit meals'.U29]" office:value-type="float" office:value="0" calcext:value-type="float">
            <text:p>0</text:p>
          </table:table-cell>
          <table:table-cell table:style-name="ce21" table:formula="of:=['Unit meals'.W29]" office:value-type="float" office:value="0" calcext:value-type="float">
            <text:p>0</text:p>
          </table:table-cell>
          <table:table-cell table:style-name="ce21" table:formula="of:=['Unit meals'.Y29]" office:value-type="float" office:value="0" calcext:value-type="float">
            <text:p>0</text:p>
          </table:table-cell>
          <table:table-cell table:style-name="ce21" table:formula="of:=['Unit meals'.AA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0]" office:value-type="string" office:string-value="Egg sandwiches" calcext:value-type="string">
            <text:p>Egg sandwiches</text:p>
          </table:table-cell>
          <table:table-cell table:formula="of:=['Unit meals'.N30]" office:value-type="string" office:string-value="3 tbsp mayonnaise" calcext:value-type="string">
            <text:p>3 tbsp mayonnaise</text:p>
          </table:table-cell>
          <table:table-cell table:formula="of:=['Unit meals'.O20]" office:value-type="string" office:string-value="ml" calcext:value-type="string">
            <text:p>ml</text:p>
          </table:table-cell>
          <table:table-cell table:formula="of:=['Unit meals'.Q30]" office:value-type="float" office:value="0" calcext:value-type="float">
            <text:p>0</text:p>
          </table:table-cell>
          <table:table-cell table:formula="of:=['Unit meals'.S30]" office:value-type="float" office:value="0.75" calcext:value-type="float">
            <text:p>0.75</text:p>
          </table:table-cell>
          <table:table-cell table:style-name="ce21" table:formula="of:=['Unit meals'.U30]" office:value-type="float" office:value="0" calcext:value-type="float">
            <text:p>0</text:p>
          </table:table-cell>
          <table:table-cell table:style-name="ce21" table:formula="of:=['Unit meals'.W30]" office:value-type="float" office:value="0" calcext:value-type="float">
            <text:p>0</text:p>
          </table:table-cell>
          <table:table-cell table:style-name="ce21" table:formula="of:=['Unit meals'.Y30]" office:value-type="float" office:value="0" calcext:value-type="float">
            <text:p>0</text:p>
          </table:table-cell>
          <table:table-cell table:style-name="ce21" table:formula="of:=['Unit meals'.AA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1]" office:value-type="string" office:string-value="Egg sandwiches" calcext:value-type="string">
            <text:p>Egg sandwiches</text:p>
          </table:table-cell>
          <table:table-cell table:formula="of:=['Unit meals'.N31]" office:value-type="string" office:string-value="1 tsp mustard" calcext:value-type="string">
            <text:p>1 tsp mustard</text:p>
          </table:table-cell>
          <table:table-cell table:formula="of:=['Unit meals'.O21]" office:value-type="string" office:string-value="bag" calcext:value-type="string">
            <text:p>bag</text:p>
          </table:table-cell>
          <table:table-cell table:formula="of:=['Unit meals'.Q31]" office:value-type="float" office:value="0" calcext:value-type="float">
            <text:p>0</text:p>
          </table:table-cell>
          <table:table-cell table:formula="of:=['Unit meals'.S31]" office:value-type="float" office:value="0.75" calcext:value-type="float">
            <text:p>0.75</text:p>
          </table:table-cell>
          <table:table-cell table:style-name="ce21" table:formula="of:=['Unit meals'.U31]" office:value-type="float" office:value="0" calcext:value-type="float">
            <text:p>0</text:p>
          </table:table-cell>
          <table:table-cell table:style-name="ce21" table:formula="of:=['Unit meals'.W31]" office:value-type="float" office:value="0" calcext:value-type="float">
            <text:p>0</text:p>
          </table:table-cell>
          <table:table-cell table:style-name="ce21" table:formula="of:=['Unit meals'.Y31]" office:value-type="float" office:value="0" calcext:value-type="float">
            <text:p>0</text:p>
          </table:table-cell>
          <table:table-cell table:style-name="ce21" table:formula="of:=['Unit meals'.AA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2]">
            <text:p/>
          </table:table-cell>
          <table:table-cell table:formula="of:=['Unit meals'.N32]" office:value-type="float" office:value="0" calcext:value-type="float">
            <text:p>0</text:p>
          </table:table-cell>
          <table:table-cell table:formula="of:=['Unit meals'.O22]" office:value-type="float" office:value="0" calcext:value-type="float">
            <text:p>0</text:p>
          </table:table-cell>
          <table:table-cell table:formula="of:=['Unit meals'.Q32]" office:value-type="float" office:value="0" calcext:value-type="float">
            <text:p>0</text:p>
          </table:table-cell>
          <table:table-cell table:formula="of:=['Unit meals'.S32]" office:value-type="float" office:value="0" calcext:value-type="float">
            <text:p>0</text:p>
          </table:table-cell>
          <table:table-cell table:style-name="ce21" table:formula="of:=['Unit meals'.U32]" office:value-type="float" office:value="0" calcext:value-type="float">
            <text:p>0</text:p>
          </table:table-cell>
          <table:table-cell table:style-name="ce21" table:formula="of:=['Unit meals'.W32]" office:value-type="float" office:value="0" calcext:value-type="float">
            <text:p>0</text:p>
          </table:table-cell>
          <table:table-cell table:style-name="ce21" table:formula="of:=['Unit meals'.Y32]" office:value-type="float" office:value="0" calcext:value-type="float">
            <text:p>0</text:p>
          </table:table-cell>
          <table:table-cell table:style-name="ce21" table:formula="of:=['Unit meals'.AA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3]">
            <text:p/>
          </table:table-cell>
          <table:table-cell table:formula="of:=['Unit meals'.N33]" office:value-type="float" office:value="0" calcext:value-type="float">
            <text:p>0</text:p>
          </table:table-cell>
          <table:table-cell table:formula="of:=['Unit meals'.O23]" office:value-type="string" office:string-value="g" calcext:value-type="string">
            <text:p>g</text:p>
          </table:table-cell>
          <table:table-cell table:formula="of:=['Unit meals'.Q33]" office:value-type="float" office:value="0" calcext:value-type="float">
            <text:p>0</text:p>
          </table:table-cell>
          <table:table-cell table:formula="of:=['Unit meals'.S33]" office:value-type="float" office:value="0" calcext:value-type="float">
            <text:p>0</text:p>
          </table:table-cell>
          <table:table-cell table:style-name="ce21" table:formula="of:=['Unit meals'.U33]" office:value-type="float" office:value="0" calcext:value-type="float">
            <text:p>0</text:p>
          </table:table-cell>
          <table:table-cell table:style-name="ce21" table:formula="of:=['Unit meals'.W33]" office:value-type="float" office:value="0" calcext:value-type="float">
            <text:p>0</text:p>
          </table:table-cell>
          <table:table-cell table:style-name="ce21" table:formula="of:=['Unit meals'.Y33]" office:value-type="float" office:value="0" calcext:value-type="float">
            <text:p>0</text:p>
          </table:table-cell>
          <table:table-cell table:style-name="ce21" table:formula="of:=['Unit meals'.AA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4]" office:value-type="string" office:string-value="Cucumber" calcext:value-type="string">
            <text:p>Cucumber</text:p>
          </table:table-cell>
          <table:table-cell table:formula="of:=['Unit meals'.N34]" office:value-type="string" office:string-value="1 cucumber" calcext:value-type="string">
            <text:p>1 cucumber</text:p>
          </table:table-cell>
          <table:table-cell table:formula="of:=['Unit meals'.O24]" office:value-type="string" office:string-value="ml" calcext:value-type="string">
            <text:p>ml</text:p>
          </table:table-cell>
          <table:table-cell table:formula="of:=['Unit meals'.Q34]" office:value-type="float" office:value="0" calcext:value-type="float">
            <text:p>0</text:p>
          </table:table-cell>
          <table:table-cell table:formula="of:=['Unit meals'.S34]" office:value-type="float" office:value="1.25" calcext:value-type="float">
            <text:p>1.25</text:p>
          </table:table-cell>
          <table:table-cell table:style-name="ce21" table:formula="of:=['Unit meals'.U34]" office:value-type="float" office:value="0" calcext:value-type="float">
            <text:p>0</text:p>
          </table:table-cell>
          <table:table-cell table:style-name="ce21" table:formula="of:=['Unit meals'.W34]" office:value-type="float" office:value="0" calcext:value-type="float">
            <text:p>0</text:p>
          </table:table-cell>
          <table:table-cell table:style-name="ce21" table:formula="of:=['Unit meals'.Y34]" office:value-type="float" office:value="0" calcext:value-type="float">
            <text:p>0</text:p>
          </table:table-cell>
          <table:table-cell table:style-name="ce21" table:formula="of:=['Unit meals'.AA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5]" office:value-type="string" office:string-value="Cucumber" calcext:value-type="string">
            <text:p>Cucumber</text:p>
          </table:table-cell>
          <table:table-cell table:formula="of:=['Unit meals'.N35]" office:value-type="string" office:string-value="185g cream cheese" calcext:value-type="string">
            <text:p>185g cream cheese</text:p>
          </table:table-cell>
          <table:table-cell table:formula="of:=['Unit meals'.O25]" office:value-type="float" office:value="0" calcext:value-type="float">
            <text:p>0</text:p>
          </table:table-cell>
          <table:table-cell table:formula="of:=['Unit meals'.Q35]" office:value-type="float" office:value="0" calcext:value-type="float">
            <text:p>0</text:p>
          </table:table-cell>
          <table:table-cell table:formula="of:=['Unit meals'.S35]" office:value-type="float" office:value="1.25" calcext:value-type="float">
            <text:p>1.25</text:p>
          </table:table-cell>
          <table:table-cell table:style-name="ce21" table:formula="of:=['Unit meals'.U35]" office:value-type="float" office:value="0" calcext:value-type="float">
            <text:p>0</text:p>
          </table:table-cell>
          <table:table-cell table:style-name="ce21" table:formula="of:=['Unit meals'.W35]" office:value-type="float" office:value="0" calcext:value-type="float">
            <text:p>0</text:p>
          </table:table-cell>
          <table:table-cell table:style-name="ce21" table:formula="of:=['Unit meals'.Y35]" office:value-type="float" office:value="0" calcext:value-type="float">
            <text:p>0</text:p>
          </table:table-cell>
          <table:table-cell table:style-name="ce21" table:formula="of:=['Unit meals'.AA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6]">
            <text:p/>
          </table:table-cell>
          <table:table-cell table:formula="of:=['Unit meals'.N36]" office:value-type="float" office:value="0" calcext:value-type="float">
            <text:p>0</text:p>
          </table:table-cell>
          <table:table-cell table:formula="of:=['Unit meals'.O26]" office:value-type="float" office:value="0" calcext:value-type="float">
            <text:p>0</text:p>
          </table:table-cell>
          <table:table-cell table:formula="of:=['Unit meals'.Q36]" office:value-type="float" office:value="0" calcext:value-type="float">
            <text:p>0</text:p>
          </table:table-cell>
          <table:table-cell table:formula="of:=['Unit meals'.S36]" office:value-type="float" office:value="0" calcext:value-type="float">
            <text:p>0</text:p>
          </table:table-cell>
          <table:table-cell table:style-name="ce21" table:formula="of:=['Unit meals'.U36]" office:value-type="float" office:value="0" calcext:value-type="float">
            <text:p>0</text:p>
          </table:table-cell>
          <table:table-cell table:style-name="ce21" table:formula="of:=['Unit meals'.W36]" office:value-type="float" office:value="0" calcext:value-type="float">
            <text:p>0</text:p>
          </table:table-cell>
          <table:table-cell table:style-name="ce21" table:formula="of:=['Unit meals'.Y36]" office:value-type="float" office:value="0" calcext:value-type="float">
            <text:p>0</text:p>
          </table:table-cell>
          <table:table-cell table:style-name="ce21" table:formula="of:=['Unit meals'.AA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7]">
            <text:p/>
          </table:table-cell>
          <table:table-cell table:formula="of:=['Unit meals'.N37]" office:value-type="float" office:value="0" calcext:value-type="float">
            <text:p>0</text:p>
          </table:table-cell>
          <table:table-cell table:formula="of:=['Unit meals'.O27]" office:value-type="string" office:string-value="egg" calcext:value-type="string">
            <text:p>egg</text:p>
          </table:table-cell>
          <table:table-cell table:formula="of:=['Unit meals'.Q37]" office:value-type="float" office:value="0" calcext:value-type="float">
            <text:p>0</text:p>
          </table:table-cell>
          <table:table-cell table:formula="of:=['Unit meals'.S37]" office:value-type="float" office:value="0" calcext:value-type="float">
            <text:p>0</text:p>
          </table:table-cell>
          <table:table-cell table:style-name="ce21" table:formula="of:=['Unit meals'.U37]" office:value-type="float" office:value="0" calcext:value-type="float">
            <text:p>0</text:p>
          </table:table-cell>
          <table:table-cell table:style-name="ce21" table:formula="of:=['Unit meals'.W37]" office:value-type="float" office:value="0" calcext:value-type="float">
            <text:p>0</text:p>
          </table:table-cell>
          <table:table-cell table:style-name="ce21" table:formula="of:=['Unit meals'.Y37]" office:value-type="float" office:value="0" calcext:value-type="float">
            <text:p>0</text:p>
          </table:table-cell>
          <table:table-cell table:style-name="ce21" table:formula="of:=['Unit meals'.AA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8]" office:value-type="string" office:string-value="Brie / Apple" calcext:value-type="string">
            <text:p>Brie / Apple</text:p>
          </table:table-cell>
          <table:table-cell table:formula="of:=['Unit meals'.N38]" office:value-type="string" office:string-value="1 apple" calcext:value-type="string">
            <text:p>1 apple</text:p>
          </table:table-cell>
          <table:table-cell table:formula="of:=['Unit meals'.O28]" office:value-type="string" office:string-value="onion" calcext:value-type="string">
            <text:p>onion</text:p>
          </table:table-cell>
          <table:table-cell table:formula="of:=['Unit meals'.Q38]" office:value-type="float" office:value="0" calcext:value-type="float">
            <text:p>0</text:p>
          </table:table-cell>
          <table:table-cell table:formula="of:=['Unit meals'.S38]" office:value-type="float" office:value="1" calcext:value-type="float">
            <text:p>1</text:p>
          </table:table-cell>
          <table:table-cell table:style-name="ce21" table:formula="of:=['Unit meals'.U38]" office:value-type="float" office:value="0" calcext:value-type="float">
            <text:p>0</text:p>
          </table:table-cell>
          <table:table-cell table:style-name="ce21" table:formula="of:=['Unit meals'.W38]" office:value-type="float" office:value="0" calcext:value-type="float">
            <text:p>0</text:p>
          </table:table-cell>
          <table:table-cell table:style-name="ce21" table:formula="of:=['Unit meals'.Y38]" office:value-type="float" office:value="0" calcext:value-type="float">
            <text:p>0</text:p>
          </table:table-cell>
          <table:table-cell table:style-name="ce21" table:formula="of:=['Unit meals'.AA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9]" office:value-type="string" office:string-value="Brie / Apple" calcext:value-type="string">
            <text:p>Brie / Apple</text:p>
          </table:table-cell>
          <table:table-cell table:formula="of:=['Unit meals'.N39]" office:value-type="string" office:string-value="230g brie" calcext:value-type="string">
            <text:p>230g brie</text:p>
          </table:table-cell>
          <table:table-cell table:formula="of:=['Unit meals'.O29]" office:value-type="string" office:string-value="leaves" calcext:value-type="string">
            <text:p>leaves</text:p>
          </table:table-cell>
          <table:table-cell table:formula="of:=['Unit meals'.Q39]" office:value-type="float" office:value="0" calcext:value-type="float">
            <text:p>0</text:p>
          </table:table-cell>
          <table:table-cell table:formula="of:=['Unit meals'.S39]" office:value-type="float" office:value="1" calcext:value-type="float">
            <text:p>1</text:p>
          </table:table-cell>
          <table:table-cell table:style-name="ce21" table:formula="of:=['Unit meals'.U39]" office:value-type="float" office:value="0" calcext:value-type="float">
            <text:p>0</text:p>
          </table:table-cell>
          <table:table-cell table:style-name="ce21" table:formula="of:=['Unit meals'.W39]" office:value-type="float" office:value="0" calcext:value-type="float">
            <text:p>0</text:p>
          </table:table-cell>
          <table:table-cell table:style-name="ce21" table:formula="of:=['Unit meals'.Y39]" office:value-type="float" office:value="0" calcext:value-type="float">
            <text:p>0</text:p>
          </table:table-cell>
          <table:table-cell table:style-name="ce21" table:formula="of:=['Unit meals'.AA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0]">
            <text:p/>
          </table:table-cell>
          <table:table-cell table:formula="of:=['Unit meals'.N40]" office:value-type="float" office:value="0" calcext:value-type="float">
            <text:p>0</text:p>
          </table:table-cell>
          <table:table-cell table:formula="of:=['Unit meals'.O30]" office:value-type="string" office:string-value="tbsp" calcext:value-type="string">
            <text:p>tbsp</text:p>
          </table:table-cell>
          <table:table-cell table:formula="of:=['Unit meals'.Q40]" office:value-type="float" office:value="0" calcext:value-type="float">
            <text:p>0</text:p>
          </table:table-cell>
          <table:table-cell table:formula="of:=['Unit meals'.S40]" office:value-type="float" office:value="0" calcext:value-type="float">
            <text:p>0</text:p>
          </table:table-cell>
          <table:table-cell table:style-name="ce21" table:formula="of:=['Unit meals'.U40]" office:value-type="float" office:value="0" calcext:value-type="float">
            <text:p>0</text:p>
          </table:table-cell>
          <table:table-cell table:style-name="ce21" table:formula="of:=['Unit meals'.W40]" office:value-type="float" office:value="0" calcext:value-type="float">
            <text:p>0</text:p>
          </table:table-cell>
          <table:table-cell table:style-name="ce21" table:formula="of:=['Unit meals'.Y40]" office:value-type="float" office:value="0" calcext:value-type="float">
            <text:p>0</text:p>
          </table:table-cell>
          <table:table-cell table:style-name="ce21" table:formula="of:=['Unit meals'.AA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1]">
            <text:p/>
          </table:table-cell>
          <table:table-cell table:formula="of:=['Unit meals'.N41]" office:value-type="float" office:value="0" calcext:value-type="float">
            <text:p>0</text:p>
          </table:table-cell>
          <table:table-cell table:formula="of:=['Unit meals'.O31]" office:value-type="string" office:string-value="tsp" calcext:value-type="string">
            <text:p>tsp</text:p>
          </table:table-cell>
          <table:table-cell table:formula="of:=['Unit meals'.Q41]" office:value-type="float" office:value="0" calcext:value-type="float">
            <text:p>0</text:p>
          </table:table-cell>
          <table:table-cell table:formula="of:=['Unit meals'.S41]" office:value-type="float" office:value="0" calcext:value-type="float">
            <text:p>0</text:p>
          </table:table-cell>
          <table:table-cell table:style-name="ce21" table:formula="of:=['Unit meals'.U41]" office:value-type="float" office:value="0" calcext:value-type="float">
            <text:p>0</text:p>
          </table:table-cell>
          <table:table-cell table:style-name="ce21" table:formula="of:=['Unit meals'.W41]" office:value-type="float" office:value="0" calcext:value-type="float">
            <text:p>0</text:p>
          </table:table-cell>
          <table:table-cell table:style-name="ce21" table:formula="of:=['Unit meals'.Y41]" office:value-type="float" office:value="0" calcext:value-type="float">
            <text:p>0</text:p>
          </table:table-cell>
          <table:table-cell table:style-name="ce21" table:formula="of:=['Unit meals'.AA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2]" office:value-type="string" office:string-value="Bratwurst / mustard / horseradish" calcext:value-type="string">
            <text:p>Bratwurst / mustard / horseradish</text:p>
          </table:table-cell>
          <table:table-cell table:formula="of:=['Unit meals'.N42]" office:value-type="string" office:string-value="3 sausages" calcext:value-type="string">
            <text:p>3 sausages</text:p>
          </table:table-cell>
          <table:table-cell table:formula="of:=['Unit meals'.O32]" office:value-type="float" office:value="0" calcext:value-type="float">
            <text:p>0</text:p>
          </table:table-cell>
          <table:table-cell table:formula="of:=['Unit meals'.Q42]" office:value-type="float" office:value="0" calcext:value-type="float">
            <text:p>0</text:p>
          </table:table-cell>
          <table:table-cell table:formula="of:=['Unit meals'.S42]" office:value-type="float" office:value="0.5" calcext:value-type="float">
            <text:p>0.5</text:p>
          </table:table-cell>
          <table:table-cell table:style-name="ce21" table:formula="of:=['Unit meals'.U42]" office:value-type="float" office:value="0" calcext:value-type="float">
            <text:p>0</text:p>
          </table:table-cell>
          <table:table-cell table:style-name="ce21" table:formula="of:=['Unit meals'.W42]" office:value-type="float" office:value="0" calcext:value-type="float">
            <text:p>0</text:p>
          </table:table-cell>
          <table:table-cell table:style-name="ce21" table:formula="of:=['Unit meals'.Y42]" office:value-type="float" office:value="0" calcext:value-type="float">
            <text:p>0</text:p>
          </table:table-cell>
          <table:table-cell table:style-name="ce21" table:formula="of:=['Unit meals'.AA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3]" office:value-type="string" office:string-value="Bratwurst / mustard / horseradish" calcext:value-type="string">
            <text:p>Bratwurst / mustard / horseradish</text:p>
          </table:table-cell>
          <table:table-cell table:formula="of:=['Unit meals'.N43]" office:value-type="string" office:string-value="10ml mustard" calcext:value-type="string">
            <text:p>10ml mustard</text:p>
          </table:table-cell>
          <table:table-cell table:formula="of:=['Unit meals'.O33]" office:value-type="float" office:value="0" calcext:value-type="float">
            <text:p>0</text:p>
          </table:table-cell>
          <table:table-cell table:formula="of:=['Unit meals'.Q43]" office:value-type="float" office:value="0" calcext:value-type="float">
            <text:p>0</text:p>
          </table:table-cell>
          <table:table-cell table:formula="of:=['Unit meals'.S43]" office:value-type="float" office:value="0.5" calcext:value-type="float">
            <text:p>0.5</text:p>
          </table:table-cell>
          <table:table-cell table:style-name="ce21" table:formula="of:=['Unit meals'.U43]" office:value-type="float" office:value="0" calcext:value-type="float">
            <text:p>0</text:p>
          </table:table-cell>
          <table:table-cell table:style-name="ce21" table:formula="of:=['Unit meals'.W43]" office:value-type="float" office:value="0" calcext:value-type="float">
            <text:p>0</text:p>
          </table:table-cell>
          <table:table-cell table:style-name="ce21" table:formula="of:=['Unit meals'.Y43]" office:value-type="float" office:value="0" calcext:value-type="float">
            <text:p>0</text:p>
          </table:table-cell>
          <table:table-cell table:style-name="ce21" table:formula="of:=['Unit meals'.AA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4]" office:value-type="string" office:string-value="Bratwurst / mustard / horseradish" calcext:value-type="string">
            <text:p>Bratwurst / mustard / horseradish</text:p>
          </table:table-cell>
          <table:table-cell table:formula="of:=['Unit meals'.N44]" office:value-type="string" office:string-value="10ml horseradish" calcext:value-type="string">
            <text:p>10ml horseradish</text:p>
          </table:table-cell>
          <table:table-cell table:formula="of:=['Unit meals'.O34]" office:value-type="string" office:string-value="piece" calcext:value-type="string">
            <text:p>piece</text:p>
          </table:table-cell>
          <table:table-cell table:formula="of:=['Unit meals'.Q44]" office:value-type="float" office:value="0" calcext:value-type="float">
            <text:p>0</text:p>
          </table:table-cell>
          <table:table-cell table:formula="of:=['Unit meals'.S44]" office:value-type="float" office:value="0.5" calcext:value-type="float">
            <text:p>0.5</text:p>
          </table:table-cell>
          <table:table-cell table:style-name="ce21" table:formula="of:=['Unit meals'.U44]" office:value-type="float" office:value="0" calcext:value-type="float">
            <text:p>0</text:p>
          </table:table-cell>
          <table:table-cell table:style-name="ce21" table:formula="of:=['Unit meals'.W44]" office:value-type="float" office:value="0" calcext:value-type="float">
            <text:p>0</text:p>
          </table:table-cell>
          <table:table-cell table:style-name="ce21" table:formula="of:=['Unit meals'.Y44]" office:value-type="float" office:value="0" calcext:value-type="float">
            <text:p>0</text:p>
          </table:table-cell>
          <table:table-cell table:style-name="ce21" table:formula="of:=['Unit meals'.AA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5]">
            <text:p/>
          </table:table-cell>
          <table:table-cell table:formula="of:=['Unit meals'.N45]" office:value-type="float" office:value="0" calcext:value-type="float">
            <text:p>0</text:p>
          </table:table-cell>
          <table:table-cell table:formula="of:=['Unit meals'.O35]" office:value-type="string" office:string-value="g" calcext:value-type="string">
            <text:p>g</text:p>
          </table:table-cell>
          <table:table-cell table:formula="of:=['Unit meals'.Q45]" office:value-type="float" office:value="0" calcext:value-type="float">
            <text:p>0</text:p>
          </table:table-cell>
          <table:table-cell table:formula="of:=['Unit meals'.S45]" office:value-type="float" office:value="0" calcext:value-type="float">
            <text:p>0</text:p>
          </table:table-cell>
          <table:table-cell table:style-name="ce21" table:formula="of:=['Unit meals'.U45]" office:value-type="float" office:value="0" calcext:value-type="float">
            <text:p>0</text:p>
          </table:table-cell>
          <table:table-cell table:style-name="ce21" table:formula="of:=['Unit meals'.W45]" office:value-type="float" office:value="0" calcext:value-type="float">
            <text:p>0</text:p>
          </table:table-cell>
          <table:table-cell table:style-name="ce21" table:formula="of:=['Unit meals'.Y45]" office:value-type="float" office:value="0" calcext:value-type="float">
            <text:p>0</text:p>
          </table:table-cell>
          <table:table-cell table:style-name="ce21" table:formula="of:=['Unit meals'.AA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6]">
            <text:p/>
          </table:table-cell>
          <table:table-cell table:formula="of:=['Unit meals'.N46]" office:value-type="float" office:value="0" calcext:value-type="float">
            <text:p>0</text:p>
          </table:table-cell>
          <table:table-cell table:formula="of:=['Unit meals'.O36]" office:value-type="float" office:value="0" calcext:value-type="float">
            <text:p>0</text:p>
          </table:table-cell>
          <table:table-cell table:formula="of:=['Unit meals'.Q46]" office:value-type="float" office:value="0" calcext:value-type="float">
            <text:p>0</text:p>
          </table:table-cell>
          <table:table-cell table:formula="of:=['Unit meals'.S46]" office:value-type="float" office:value="0" calcext:value-type="float">
            <text:p>0</text:p>
          </table:table-cell>
          <table:table-cell table:style-name="ce21" table:formula="of:=['Unit meals'.U46]" office:value-type="float" office:value="0" calcext:value-type="float">
            <text:p>0</text:p>
          </table:table-cell>
          <table:table-cell table:style-name="ce21" table:formula="of:=['Unit meals'.W46]" office:value-type="float" office:value="0" calcext:value-type="float">
            <text:p>0</text:p>
          </table:table-cell>
          <table:table-cell table:style-name="ce21" table:formula="of:=['Unit meals'.Y46]" office:value-type="float" office:value="0" calcext:value-type="float">
            <text:p>0</text:p>
          </table:table-cell>
          <table:table-cell table:style-name="ce21" table:formula="of:=['Unit meals'.AA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7]" office:value-type="string" office:string-value="Beef / Sausages / Bratwurst" calcext:value-type="string">
            <text:p>Beef / Sausages / Bratwurst</text:p>
          </table:table-cell>
          <table:table-cell table:formula="of:=['Unit meals'.N47]" office:value-type="string" office:string-value="1 sausage" calcext:value-type="string">
            <text:p>1 sausage</text:p>
          </table:table-cell>
          <table:table-cell table:formula="of:=['Unit meals'.O37]" office:value-type="float" office:value="0" calcext:value-type="float">
            <text:p>0</text:p>
          </table:table-cell>
          <table:table-cell table:formula="of:=['Unit meals'.Q47]" office:value-type="float" office:value="0" calcext:value-type="float">
            <text:p>0</text:p>
          </table:table-cell>
          <table:table-cell table:formula="of:=['Unit meals'.S47]" office:value-type="float" office:value="0" calcext:value-type="float">
            <text:p>0</text:p>
          </table:table-cell>
          <table:table-cell table:style-name="ce21" table:formula="of:=['Unit meals'.U47]" office:value-type="float" office:value="0.09375" calcext:value-type="float">
            <text:p>0.09375</text:p>
          </table:table-cell>
          <table:table-cell table:style-name="ce21" table:formula="of:=['Unit meals'.W47]" office:value-type="float" office:value="0" calcext:value-type="float">
            <text:p>0</text:p>
          </table:table-cell>
          <table:table-cell table:style-name="ce21" table:formula="of:=['Unit meals'.Y47]" office:value-type="float" office:value="0" calcext:value-type="float">
            <text:p>0</text:p>
          </table:table-cell>
          <table:table-cell table:style-name="ce21" table:formula="of:=['Unit meals'.AA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8]">
            <text:p/>
          </table:table-cell>
          <table:table-cell table:formula="of:=['Unit meals'.N48]" office:value-type="float" office:value="0" calcext:value-type="float">
            <text:p>0</text:p>
          </table:table-cell>
          <table:table-cell table:formula="of:=['Unit meals'.O38]" office:value-type="string" office:string-value="piece" calcext:value-type="string">
            <text:p>piece</text:p>
          </table:table-cell>
          <table:table-cell table:formula="of:=['Unit meals'.Q48]" office:value-type="float" office:value="0" calcext:value-type="float">
            <text:p>0</text:p>
          </table:table-cell>
          <table:table-cell table:formula="of:=['Unit meals'.S48]" office:value-type="float" office:value="0" calcext:value-type="float">
            <text:p>0</text:p>
          </table:table-cell>
          <table:table-cell table:style-name="ce21" table:formula="of:=['Unit meals'.U48]" office:value-type="float" office:value="0" calcext:value-type="float">
            <text:p>0</text:p>
          </table:table-cell>
          <table:table-cell table:style-name="ce21" table:formula="of:=['Unit meals'.W48]" office:value-type="float" office:value="0" calcext:value-type="float">
            <text:p>0</text:p>
          </table:table-cell>
          <table:table-cell table:style-name="ce21" table:formula="of:=['Unit meals'.Y48]" office:value-type="float" office:value="0" calcext:value-type="float">
            <text:p>0</text:p>
          </table:table-cell>
          <table:table-cell table:style-name="ce21" table:formula="of:=['Unit meals'.AA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9]">
            <text:p/>
          </table:table-cell>
          <table:table-cell table:formula="of:=['Unit meals'.N49]" office:value-type="float" office:value="0" calcext:value-type="float">
            <text:p>0</text:p>
          </table:table-cell>
          <table:table-cell table:formula="of:=['Unit meals'.O39]" office:value-type="string" office:string-value="g" calcext:value-type="string">
            <text:p>g</text:p>
          </table:table-cell>
          <table:table-cell table:formula="of:=['Unit meals'.Q49]" office:value-type="float" office:value="0" calcext:value-type="float">
            <text:p>0</text:p>
          </table:table-cell>
          <table:table-cell table:formula="of:=['Unit meals'.S49]" office:value-type="float" office:value="0" calcext:value-type="float">
            <text:p>0</text:p>
          </table:table-cell>
          <table:table-cell table:style-name="ce21" table:formula="of:=['Unit meals'.U49]" office:value-type="float" office:value="0" calcext:value-type="float">
            <text:p>0</text:p>
          </table:table-cell>
          <table:table-cell table:style-name="ce21" table:formula="of:=['Unit meals'.W49]" office:value-type="float" office:value="0" calcext:value-type="float">
            <text:p>0</text:p>
          </table:table-cell>
          <table:table-cell table:style-name="ce21" table:formula="of:=['Unit meals'.Y49]" office:value-type="float" office:value="0" calcext:value-type="float">
            <text:p>0</text:p>
          </table:table-cell>
          <table:table-cell table:style-name="ce21" table:formula="of:=['Unit meals'.AA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0]" office:value-type="string" office:string-value="Fish / Salmon" calcext:value-type="string">
            <text:p>Fish / Salmon</text:p>
          </table:table-cell>
          <table:table-cell table:formula="of:=['Unit meals'.N50]" office:value-type="string" office:string-value="??" calcext:value-type="string">
            <text:p>??</text:p>
          </table:table-cell>
          <table:table-cell table:formula="of:=['Unit meals'.O40]" office:value-type="float" office:value="0" calcext:value-type="float">
            <text:p>0</text:p>
          </table:table-cell>
          <table:table-cell table:formula="of:=['Unit meals'.Q50]" office:value-type="float" office:value="0" calcext:value-type="float">
            <text:p>0</text:p>
          </table:table-cell>
          <table:table-cell table:formula="of:=['Unit meals'.S50]" office:value-type="float" office:value="0" calcext:value-type="float">
            <text:p>0</text:p>
          </table:table-cell>
          <table:table-cell table:style-name="ce21" table:formula="of:=['Unit meals'.U50]" office:value-type="float" office:value="0" calcext:value-type="float">
            <text:p>0</text:p>
          </table:table-cell>
          <table:table-cell table:style-name="ce21" table:formula="of:=['Unit meals'.W50]" office:value-type="float" office:value="0" calcext:value-type="float">
            <text:p>0</text:p>
          </table:table-cell>
          <table:table-cell table:style-name="ce21" table:formula="of:=['Unit meals'.Y50]" office:value-type="float" office:value="0" calcext:value-type="float">
            <text:p>0</text:p>
          </table:table-cell>
          <table:table-cell table:style-name="ce21" table:formula="of:=['Unit meals'.AA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1]">
            <text:p/>
          </table:table-cell>
          <table:table-cell table:formula="of:=['Unit meals'.N51]" office:value-type="float" office:value="0" calcext:value-type="float">
            <text:p>0</text:p>
          </table:table-cell>
          <table:table-cell table:formula="of:=['Unit meals'.O41]" office:value-type="float" office:value="0" calcext:value-type="float">
            <text:p>0</text:p>
          </table:table-cell>
          <table:table-cell table:formula="of:=['Unit meals'.Q51]" office:value-type="float" office:value="0" calcext:value-type="float">
            <text:p>0</text:p>
          </table:table-cell>
          <table:table-cell table:formula="of:=['Unit meals'.S51]" office:value-type="float" office:value="0" calcext:value-type="float">
            <text:p>0</text:p>
          </table:table-cell>
          <table:table-cell table:style-name="ce21" table:formula="of:=['Unit meals'.U51]" office:value-type="float" office:value="0" calcext:value-type="float">
            <text:p>0</text:p>
          </table:table-cell>
          <table:table-cell table:style-name="ce21" table:formula="of:=['Unit meals'.W51]" office:value-type="float" office:value="0" calcext:value-type="float">
            <text:p>0</text:p>
          </table:table-cell>
          <table:table-cell table:style-name="ce21" table:formula="of:=['Unit meals'.Y51]" office:value-type="float" office:value="0" calcext:value-type="float">
            <text:p>0</text:p>
          </table:table-cell>
          <table:table-cell table:style-name="ce21" table:formula="of:=['Unit meals'.AA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2]">
            <text:p/>
          </table:table-cell>
          <table:table-cell table:formula="of:=['Unit meals'.N52]" office:value-type="float" office:value="0" calcext:value-type="float">
            <text:p>0</text:p>
          </table:table-cell>
          <table:table-cell table:formula="of:=['Unit meals'.O42]" office:value-type="string" office:string-value="piece" calcext:value-type="string">
            <text:p>piece</text:p>
          </table:table-cell>
          <table:table-cell table:formula="of:=['Unit meals'.Q52]" office:value-type="float" office:value="0" calcext:value-type="float">
            <text:p>0</text:p>
          </table:table-cell>
          <table:table-cell table:formula="of:=['Unit meals'.S52]" office:value-type="float" office:value="0" calcext:value-type="float">
            <text:p>0</text:p>
          </table:table-cell>
          <table:table-cell table:style-name="ce21" table:formula="of:=['Unit meals'.U52]" office:value-type="float" office:value="0" calcext:value-type="float">
            <text:p>0</text:p>
          </table:table-cell>
          <table:table-cell table:style-name="ce21" table:formula="of:=['Unit meals'.W52]" office:value-type="float" office:value="0" calcext:value-type="float">
            <text:p>0</text:p>
          </table:table-cell>
          <table:table-cell table:style-name="ce21" table:formula="of:=['Unit meals'.Y52]" office:value-type="float" office:value="0" calcext:value-type="float">
            <text:p>0</text:p>
          </table:table-cell>
          <table:table-cell table:style-name="ce21" table:formula="of:=['Unit meals'.AA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3]" office:value-type="string" office:string-value="Haloumi" calcext:value-type="string">
            <text:p>Haloumi</text:p>
          </table:table-cell>
          <table:table-cell table:formula="of:=['Unit meals'.N53]" office:value-type="string" office:string-value="??" calcext:value-type="string">
            <text:p>??</text:p>
          </table:table-cell>
          <table:table-cell table:formula="of:=['Unit meals'.O43]" office:value-type="string" office:string-value="ml" calcext:value-type="string">
            <text:p>ml</text:p>
          </table:table-cell>
          <table:table-cell table:formula="of:=['Unit meals'.Q53]" office:value-type="float" office:value="0" calcext:value-type="float">
            <text:p>0</text:p>
          </table:table-cell>
          <table:table-cell table:formula="of:=['Unit meals'.S53]" office:value-type="float" office:value="0" calcext:value-type="float">
            <text:p>0</text:p>
          </table:table-cell>
          <table:table-cell table:style-name="ce21" table:formula="of:=['Unit meals'.U53]" office:value-type="float" office:value="0.000375" calcext:value-type="float">
            <text:p>0.000375</text:p>
          </table:table-cell>
          <table:table-cell table:style-name="ce21" table:formula="of:=['Unit meals'.W53]" office:value-type="float" office:value="0" calcext:value-type="float">
            <text:p>0</text:p>
          </table:table-cell>
          <table:table-cell table:style-name="ce21" table:formula="of:=['Unit meals'.Y53]" office:value-type="float" office:value="0" calcext:value-type="float">
            <text:p>0</text:p>
          </table:table-cell>
          <table:table-cell table:style-name="ce21" table:formula="of:=['Unit meals'.AA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4]">
            <text:p/>
          </table:table-cell>
          <table:table-cell table:formula="of:=['Unit meals'.N54]" office:value-type="float" office:value="0" calcext:value-type="float">
            <text:p>0</text:p>
          </table:table-cell>
          <table:table-cell table:formula="of:=['Unit meals'.O44]" office:value-type="string" office:string-value="ml" calcext:value-type="string">
            <text:p>ml</text:p>
          </table:table-cell>
          <table:table-cell table:formula="of:=['Unit meals'.Q54]" office:value-type="float" office:value="0" calcext:value-type="float">
            <text:p>0</text:p>
          </table:table-cell>
          <table:table-cell table:formula="of:=['Unit meals'.S54]" office:value-type="float" office:value="0" calcext:value-type="float">
            <text:p>0</text:p>
          </table:table-cell>
          <table:table-cell table:style-name="ce21" table:formula="of:=['Unit meals'.U54]" office:value-type="float" office:value="0" calcext:value-type="float">
            <text:p>0</text:p>
          </table:table-cell>
          <table:table-cell table:style-name="ce21" table:formula="of:=['Unit meals'.W54]" office:value-type="float" office:value="0" calcext:value-type="float">
            <text:p>0</text:p>
          </table:table-cell>
          <table:table-cell table:style-name="ce21" table:formula="of:=['Unit meals'.Y54]" office:value-type="float" office:value="0" calcext:value-type="float">
            <text:p>0</text:p>
          </table:table-cell>
          <table:table-cell table:style-name="ce21" table:formula="of:=['Unit meals'.AA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5]">
            <text:p/>
          </table:table-cell>
          <table:table-cell table:formula="of:=['Unit meals'.N55]" office:value-type="float" office:value="0" calcext:value-type="float">
            <text:p>0</text:p>
          </table:table-cell>
          <table:table-cell table:formula="of:=['Unit meals'.O45]" office:value-type="float" office:value="0" calcext:value-type="float">
            <text:p>0</text:p>
          </table:table-cell>
          <table:table-cell table:formula="of:=['Unit meals'.Q55]" office:value-type="float" office:value="0" calcext:value-type="float">
            <text:p>0</text:p>
          </table:table-cell>
          <table:table-cell table:formula="of:=['Unit meals'.S55]" office:value-type="float" office:value="0" calcext:value-type="float">
            <text:p>0</text:p>
          </table:table-cell>
          <table:table-cell table:style-name="ce21" table:formula="of:=['Unit meals'.U55]" office:value-type="float" office:value="0" calcext:value-type="float">
            <text:p>0</text:p>
          </table:table-cell>
          <table:table-cell table:style-name="ce21" table:formula="of:=['Unit meals'.W55]" office:value-type="float" office:value="0" calcext:value-type="float">
            <text:p>0</text:p>
          </table:table-cell>
          <table:table-cell table:style-name="ce21" table:formula="of:=['Unit meals'.Y55]" office:value-type="float" office:value="0" calcext:value-type="float">
            <text:p>0</text:p>
          </table:table-cell>
          <table:table-cell table:style-name="ce21" table:formula="of:=['Unit meals'.AA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6]" office:value-type="string" office:string-value="Fried onions" calcext:value-type="string">
            <text:p>Fried onions</text:p>
          </table:table-cell>
          <table:table-cell table:formula="of:=['Unit meals'.N56]" office:value-type="string" office:string-value="??" calcext:value-type="string">
            <text:p>??</text:p>
          </table:table-cell>
          <table:table-cell table:formula="of:=['Unit meals'.O46]" office:value-type="float" office:value="0" calcext:value-type="float">
            <text:p>0</text:p>
          </table:table-cell>
          <table:table-cell table:formula="of:=['Unit meals'.Q56]" office:value-type="float" office:value="0" calcext:value-type="float">
            <text:p>0</text:p>
          </table:table-cell>
          <table:table-cell table:formula="of:=['Unit meals'.S56]" office:value-type="float" office:value="0" calcext:value-type="float">
            <text:p>0</text:p>
          </table:table-cell>
          <table:table-cell table:style-name="ce21" table:formula="of:=['Unit meals'.U56]" office:value-type="float" office:value="0.000375" calcext:value-type="float">
            <text:p>0.000375</text:p>
          </table:table-cell>
          <table:table-cell table:style-name="ce21" table:formula="of:=['Unit meals'.W56]" office:value-type="float" office:value="0" calcext:value-type="float">
            <text:p>0</text:p>
          </table:table-cell>
          <table:table-cell table:style-name="ce21" table:formula="of:=['Unit meals'.Y56]" office:value-type="float" office:value="0" calcext:value-type="float">
            <text:p>0</text:p>
          </table:table-cell>
          <table:table-cell table:style-name="ce21" table:formula="of:=['Unit meals'.AA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7]">
            <text:p/>
          </table:table-cell>
          <table:table-cell table:formula="of:=['Unit meals'.N57]" office:value-type="float" office:value="0" calcext:value-type="float">
            <text:p>0</text:p>
          </table:table-cell>
          <table:table-cell table:formula="of:=['Unit meals'.O47]" office:value-type="string" office:string-value="g" calcext:value-type="string">
            <text:p>g</text:p>
          </table:table-cell>
          <table:table-cell table:formula="of:=['Unit meals'.Q57]" office:value-type="float" office:value="0" calcext:value-type="float">
            <text:p>0</text:p>
          </table:table-cell>
          <table:table-cell table:formula="of:=['Unit meals'.S57]" office:value-type="float" office:value="0" calcext:value-type="float">
            <text:p>0</text:p>
          </table:table-cell>
          <table:table-cell table:style-name="ce21" table:formula="of:=['Unit meals'.U57]" office:value-type="float" office:value="0" calcext:value-type="float">
            <text:p>0</text:p>
          </table:table-cell>
          <table:table-cell table:style-name="ce21" table:formula="of:=['Unit meals'.W57]" office:value-type="float" office:value="0" calcext:value-type="float">
            <text:p>0</text:p>
          </table:table-cell>
          <table:table-cell table:style-name="ce21" table:formula="of:=['Unit meals'.Y57]" office:value-type="float" office:value="0" calcext:value-type="float">
            <text:p>0</text:p>
          </table:table-cell>
          <table:table-cell table:style-name="ce21" table:formula="of:=['Unit meals'.AA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8]">
            <text:p/>
          </table:table-cell>
          <table:table-cell table:formula="of:=['Unit meals'.N58]" office:value-type="float" office:value="0" calcext:value-type="float">
            <text:p>0</text:p>
          </table:table-cell>
          <table:table-cell table:formula="of:=['Unit meals'.O48]" office:value-type="float" office:value="0" calcext:value-type="float">
            <text:p>0</text:p>
          </table:table-cell>
          <table:table-cell table:formula="of:=['Unit meals'.Q58]" office:value-type="float" office:value="0" calcext:value-type="float">
            <text:p>0</text:p>
          </table:table-cell>
          <table:table-cell table:formula="of:=['Unit meals'.S58]" office:value-type="float" office:value="0" calcext:value-type="float">
            <text:p>0</text:p>
          </table:table-cell>
          <table:table-cell table:style-name="ce21" table:formula="of:=['Unit meals'.U58]" office:value-type="float" office:value="0" calcext:value-type="float">
            <text:p>0</text:p>
          </table:table-cell>
          <table:table-cell table:style-name="ce21" table:formula="of:=['Unit meals'.W58]" office:value-type="float" office:value="0" calcext:value-type="float">
            <text:p>0</text:p>
          </table:table-cell>
          <table:table-cell table:style-name="ce21" table:formula="of:=['Unit meals'.Y58]" office:value-type="float" office:value="0" calcext:value-type="float">
            <text:p>0</text:p>
          </table:table-cell>
          <table:table-cell table:style-name="ce21" table:formula="of:=['Unit meals'.AA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9]" office:value-type="string" office:string-value="Sauerkraut" calcext:value-type="string">
            <text:p>Sauerkraut</text:p>
          </table:table-cell>
          <table:table-cell table:formula="of:=['Unit meals'.N59]" office:value-type="string" office:string-value="??" calcext:value-type="string">
            <text:p>??</text:p>
          </table:table-cell>
          <table:table-cell table:formula="of:=['Unit meals'.O49]" office:value-type="float" office:value="0" calcext:value-type="float">
            <text:p>0</text:p>
          </table:table-cell>
          <table:table-cell table:formula="of:=['Unit meals'.Q59]" office:value-type="float" office:value="0" calcext:value-type="float">
            <text:p>0</text:p>
          </table:table-cell>
          <table:table-cell table:formula="of:=['Unit meals'.S59]" office:value-type="float" office:value="0" calcext:value-type="float">
            <text:p>0</text:p>
          </table:table-cell>
          <table:table-cell table:style-name="ce21" table:formula="of:=['Unit meals'.U59]" office:value-type="float" office:value="0" calcext:value-type="float">
            <text:p>0</text:p>
          </table:table-cell>
          <table:table-cell table:style-name="ce21" table:formula="of:=['Unit meals'.W59]" office:value-type="float" office:value="0" calcext:value-type="float">
            <text:p>0</text:p>
          </table:table-cell>
          <table:table-cell table:style-name="ce21" table:formula="of:=['Unit meals'.Y59]" office:value-type="float" office:value="0" calcext:value-type="float">
            <text:p>0</text:p>
          </table:table-cell>
          <table:table-cell table:style-name="ce21" table:formula="of:=['Unit meals'.AA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0]">
            <text:p/>
          </table:table-cell>
          <table:table-cell table:formula="of:=['Unit meals'.N60]" office:value-type="float" office:value="0" calcext:value-type="float">
            <text:p>0</text:p>
          </table:table-cell>
          <table:table-cell table:formula="of:=['Unit meals'.O50]" office:value-type="float" office:value="0" calcext:value-type="float">
            <text:p>0</text:p>
          </table:table-cell>
          <table:table-cell table:formula="of:=['Unit meals'.Q60]" office:value-type="float" office:value="0" calcext:value-type="float">
            <text:p>0</text:p>
          </table:table-cell>
          <table:table-cell table:formula="of:=['Unit meals'.S60]" office:value-type="float" office:value="0" calcext:value-type="float">
            <text:p>0</text:p>
          </table:table-cell>
          <table:table-cell table:style-name="ce21" table:formula="of:=['Unit meals'.U60]" office:value-type="float" office:value="0" calcext:value-type="float">
            <text:p>0</text:p>
          </table:table-cell>
          <table:table-cell table:style-name="ce21" table:formula="of:=['Unit meals'.W60]" office:value-type="float" office:value="0" calcext:value-type="float">
            <text:p>0</text:p>
          </table:table-cell>
          <table:table-cell table:style-name="ce21" table:formula="of:=['Unit meals'.Y60]" office:value-type="float" office:value="0" calcext:value-type="float">
            <text:p>0</text:p>
          </table:table-cell>
          <table:table-cell table:style-name="ce21" table:formula="of:=['Unit meals'.AA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1]">
            <text:p/>
          </table:table-cell>
          <table:table-cell table:formula="of:=['Unit meals'.N61]" office:value-type="float" office:value="0" calcext:value-type="float">
            <text:p>0</text:p>
          </table:table-cell>
          <table:table-cell table:formula="of:=['Unit meals'.O51]" office:value-type="float" office:value="0" calcext:value-type="float">
            <text:p>0</text:p>
          </table:table-cell>
          <table:table-cell table:formula="of:=['Unit meals'.Q61]" office:value-type="float" office:value="0" calcext:value-type="float">
            <text:p>0</text:p>
          </table:table-cell>
          <table:table-cell table:formula="of:=['Unit meals'.S61]" office:value-type="float" office:value="0" calcext:value-type="float">
            <text:p>0</text:p>
          </table:table-cell>
          <table:table-cell table:style-name="ce21" table:formula="of:=['Unit meals'.U61]" office:value-type="float" office:value="0" calcext:value-type="float">
            <text:p>0</text:p>
          </table:table-cell>
          <table:table-cell table:style-name="ce21" table:formula="of:=['Unit meals'.W61]" office:value-type="float" office:value="0" calcext:value-type="float">
            <text:p>0</text:p>
          </table:table-cell>
          <table:table-cell table:style-name="ce21" table:formula="of:=['Unit meals'.Y61]" office:value-type="float" office:value="0" calcext:value-type="float">
            <text:p>0</text:p>
          </table:table-cell>
          <table:table-cell table:style-name="ce21" table:formula="of:=['Unit meals'.AA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2]" office:value-type="string" office:string-value="Corn" calcext:value-type="string">
            <text:p>Corn</text:p>
          </table:table-cell>
          <table:table-cell table:formula="of:=['Unit meals'.N62]" office:value-type="string" office:string-value="??" calcext:value-type="string">
            <text:p>??</text:p>
          </table:table-cell>
          <table:table-cell table:formula="of:=['Unit meals'.O52]" office:value-type="float" office:value="0" calcext:value-type="float">
            <text:p>0</text:p>
          </table:table-cell>
          <table:table-cell table:formula="of:=['Unit meals'.Q62]" office:value-type="float" office:value="0" calcext:value-type="float">
            <text:p>0</text:p>
          </table:table-cell>
          <table:table-cell table:formula="of:=['Unit meals'.S62]" office:value-type="float" office:value="0" calcext:value-type="float">
            <text:p>0</text:p>
          </table:table-cell>
          <table:table-cell table:style-name="ce21" table:formula="of:=['Unit meals'.U62]" office:value-type="float" office:value="0" calcext:value-type="float">
            <text:p>0</text:p>
          </table:table-cell>
          <table:table-cell table:style-name="ce21" table:formula="of:=['Unit meals'.W62]" office:value-type="float" office:value="0" calcext:value-type="float">
            <text:p>0</text:p>
          </table:table-cell>
          <table:table-cell table:style-name="ce21" table:formula="of:=['Unit meals'.Y62]" office:value-type="float" office:value="0" calcext:value-type="float">
            <text:p>0</text:p>
          </table:table-cell>
          <table:table-cell table:style-name="ce21" table:formula="of:=['Unit meals'.AA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3]">
            <text:p/>
          </table:table-cell>
          <table:table-cell table:formula="of:=['Unit meals'.N63]" office:value-type="float" office:value="0" calcext:value-type="float">
            <text:p>0</text:p>
          </table:table-cell>
          <table:table-cell table:formula="of:=['Unit meals'.O53]" office:value-type="string" office:string-value="g" calcext:value-type="string">
            <text:p>g</text:p>
          </table:table-cell>
          <table:table-cell table:formula="of:=['Unit meals'.Q63]" office:value-type="float" office:value="0" calcext:value-type="float">
            <text:p>0</text:p>
          </table:table-cell>
          <table:table-cell table:formula="of:=['Unit meals'.S63]" office:value-type="float" office:value="0" calcext:value-type="float">
            <text:p>0</text:p>
          </table:table-cell>
          <table:table-cell table:style-name="ce21" table:formula="of:=['Unit meals'.U63]" office:value-type="float" office:value="0" calcext:value-type="float">
            <text:p>0</text:p>
          </table:table-cell>
          <table:table-cell table:style-name="ce21" table:formula="of:=['Unit meals'.W63]" office:value-type="float" office:value="0" calcext:value-type="float">
            <text:p>0</text:p>
          </table:table-cell>
          <table:table-cell table:style-name="ce21" table:formula="of:=['Unit meals'.Y63]" office:value-type="float" office:value="0" calcext:value-type="float">
            <text:p>0</text:p>
          </table:table-cell>
          <table:table-cell table:style-name="ce21" table:formula="of:=['Unit meals'.AA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4]">
            <text:p/>
          </table:table-cell>
          <table:table-cell table:formula="of:=['Unit meals'.N64]" office:value-type="float" office:value="0" calcext:value-type="float">
            <text:p>0</text:p>
          </table:table-cell>
          <table:table-cell table:formula="of:=['Unit meals'.O54]" office:value-type="float" office:value="0" calcext:value-type="float">
            <text:p>0</text:p>
          </table:table-cell>
          <table:table-cell table:formula="of:=['Unit meals'.Q64]" office:value-type="float" office:value="0" calcext:value-type="float">
            <text:p>0</text:p>
          </table:table-cell>
          <table:table-cell table:formula="of:=['Unit meals'.S64]" office:value-type="float" office:value="0" calcext:value-type="float">
            <text:p>0</text:p>
          </table:table-cell>
          <table:table-cell table:style-name="ce21" table:formula="of:=['Unit meals'.U64]" office:value-type="float" office:value="0" calcext:value-type="float">
            <text:p>0</text:p>
          </table:table-cell>
          <table:table-cell table:style-name="ce21" table:formula="of:=['Unit meals'.W64]" office:value-type="float" office:value="0" calcext:value-type="float">
            <text:p>0</text:p>
          </table:table-cell>
          <table:table-cell table:style-name="ce21" table:formula="of:=['Unit meals'.Y64]" office:value-type="float" office:value="0" calcext:value-type="float">
            <text:p>0</text:p>
          </table:table-cell>
          <table:table-cell table:style-name="ce21" table:formula="of:=['Unit meals'.AA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5]" office:value-type="string" office:string-value="Chicken wings" calcext:value-type="string">
            <text:p>Chicken wings</text:p>
          </table:table-cell>
          <table:table-cell table:formula="of:=['Unit meals'.N65]" office:value-type="string" office:string-value="Chicken wings (1 is 30g)" calcext:value-type="string">
            <text:p>Chicken wings (1 is 30g)</text:p>
          </table:table-cell>
          <table:table-cell table:formula="of:=['Unit meals'.O55]" office:value-type="float" office:value="0" calcext:value-type="float">
            <text:p>0</text:p>
          </table:table-cell>
          <table:table-cell table:formula="of:=['Unit meals'.Q65]" office:value-type="float" office:value="0" calcext:value-type="float">
            <text:p>0</text:p>
          </table:table-cell>
          <table:table-cell table:formula="of:=['Unit meals'.S65]" office:value-type="float" office:value="0" calcext:value-type="float">
            <text:p>0</text:p>
          </table:table-cell>
          <table:table-cell table:style-name="ce21" table:formula="of:=['Unit meals'.U65]" office:value-type="float" office:value="0" calcext:value-type="float">
            <text:p>0</text:p>
          </table:table-cell>
          <table:table-cell table:style-name="ce21" table:formula="of:=['Unit meals'.W65]" office:value-type="float" office:value="0" calcext:value-type="float">
            <text:p>0</text:p>
          </table:table-cell>
          <table:table-cell table:style-name="ce21" table:formula="of:=['Unit meals'.Y65]" office:value-type="float" office:value="0" calcext:value-type="float">
            <text:p>0</text:p>
          </table:table-cell>
          <table:table-cell table:style-name="ce21" table:formula="of:=['Unit meals'.AA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6]" office:value-type="string" office:string-value="Chicken wings" calcext:value-type="string">
            <text:p>Chicken wings</text:p>
          </table:table-cell>
          <table:table-cell table:formula="of:=['Unit meals'.N66]" office:value-type="string" office:string-value="5 spring onions, finely sliced" calcext:value-type="string">
            <text:p>5 spring onions, finely sliced</text:p>
          </table:table-cell>
          <table:table-cell table:formula="of:=['Unit meals'.O56]" office:value-type="string" office:string-value="g" calcext:value-type="string">
            <text:p>g</text:p>
          </table:table-cell>
          <table:table-cell table:formula="of:=['Unit meals'.Q66]" office:value-type="float" office:value="0" calcext:value-type="float">
            <text:p>0</text:p>
          </table:table-cell>
          <table:table-cell table:formula="of:=['Unit meals'.S66]" office:value-type="float" office:value="0" calcext:value-type="float">
            <text:p>0</text:p>
          </table:table-cell>
          <table:table-cell table:style-name="ce21" table:formula="of:=['Unit meals'.U66]" office:value-type="float" office:value="0" calcext:value-type="float">
            <text:p>0</text:p>
          </table:table-cell>
          <table:table-cell table:style-name="ce21" table:formula="of:=['Unit meals'.W66]" office:value-type="float" office:value="0" calcext:value-type="float">
            <text:p>0</text:p>
          </table:table-cell>
          <table:table-cell table:style-name="ce21" table:formula="of:=['Unit meals'.Y66]" office:value-type="float" office:value="0" calcext:value-type="float">
            <text:p>0</text:p>
          </table:table-cell>
          <table:table-cell table:style-name="ce21" table:formula="of:=['Unit meals'.AA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7]" office:value-type="string" office:string-value="Chicken wings" calcext:value-type="string">
            <text:p>Chicken wings</text:p>
          </table:table-cell>
          <table:table-cell table:formula="of:=['Unit meals'.N67]" office:value-type="string" office:string-value="5 tbsp honey" calcext:value-type="string">
            <text:p>5 tbsp honey</text:p>
          </table:table-cell>
          <table:table-cell table:formula="of:=['Unit meals'.O57]" office:value-type="float" office:value="0" calcext:value-type="float">
            <text:p>0</text:p>
          </table:table-cell>
          <table:table-cell table:formula="of:=['Unit meals'.Q67]" office:value-type="float" office:value="0" calcext:value-type="float">
            <text:p>0</text:p>
          </table:table-cell>
          <table:table-cell table:formula="of:=['Unit meals'.S67]" office:value-type="float" office:value="0" calcext:value-type="float">
            <text:p>0</text:p>
          </table:table-cell>
          <table:table-cell table:style-name="ce21" table:formula="of:=['Unit meals'.U67]" office:value-type="float" office:value="0" calcext:value-type="float">
            <text:p>0</text:p>
          </table:table-cell>
          <table:table-cell table:style-name="ce21" table:formula="of:=['Unit meals'.W67]" office:value-type="float" office:value="0" calcext:value-type="float">
            <text:p>0</text:p>
          </table:table-cell>
          <table:table-cell table:style-name="ce21" table:formula="of:=['Unit meals'.Y67]" office:value-type="float" office:value="0" calcext:value-type="float">
            <text:p>0</text:p>
          </table:table-cell>
          <table:table-cell table:style-name="ce21" table:formula="of:=['Unit meals'.AA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8]" office:value-type="string" office:string-value="Chicken wings" calcext:value-type="string">
            <text:p>Chicken wings</text:p>
          </table:table-cell>
          <table:table-cell table:formula="of:=['Unit meals'.N68]" office:value-type="string" office:string-value="• 2 tbsp soy sauce" calcext:value-type="string">
            <text:p>• 2 tbsp soy sauce</text:p>
          </table:table-cell>
          <table:table-cell table:formula="of:=['Unit meals'.O58]" office:value-type="float" office:value="0" calcext:value-type="float">
            <text:p>0</text:p>
          </table:table-cell>
          <table:table-cell table:formula="of:=['Unit meals'.Q68]" office:value-type="float" office:value="0" calcext:value-type="float">
            <text:p>0</text:p>
          </table:table-cell>
          <table:table-cell table:formula="of:=['Unit meals'.S68]" office:value-type="float" office:value="0" calcext:value-type="float">
            <text:p>0</text:p>
          </table:table-cell>
          <table:table-cell table:style-name="ce21" table:formula="of:=['Unit meals'.U68]" office:value-type="float" office:value="0" calcext:value-type="float">
            <text:p>0</text:p>
          </table:table-cell>
          <table:table-cell table:style-name="ce21" table:formula="of:=['Unit meals'.W68]" office:value-type="float" office:value="0" calcext:value-type="float">
            <text:p>0</text:p>
          </table:table-cell>
          <table:table-cell table:style-name="ce21" table:formula="of:=['Unit meals'.Y68]" office:value-type="float" office:value="0" calcext:value-type="float">
            <text:p>0</text:p>
          </table:table-cell>
          <table:table-cell table:style-name="ce21" table:formula="of:=['Unit meals'.AA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9]" office:value-type="string" office:string-value="Chicken wings" calcext:value-type="string">
            <text:p>Chicken wings</text:p>
          </table:table-cell>
          <table:table-cell table:formula="of:=['Unit meals'.N69]" office:value-type="string" office:string-value="• 1 red chilli, sliced" calcext:value-type="string">
            <text:p>• 1 red chilli, sliced</text:p>
          </table:table-cell>
          <table:table-cell table:formula="of:=['Unit meals'.O59]" office:value-type="string" office:string-value="g" calcext:value-type="string">
            <text:p>g</text:p>
          </table:table-cell>
          <table:table-cell table:formula="of:=['Unit meals'.Q69]" office:value-type="float" office:value="0" calcext:value-type="float">
            <text:p>0</text:p>
          </table:table-cell>
          <table:table-cell table:formula="of:=['Unit meals'.S69]" office:value-type="float" office:value="0" calcext:value-type="float">
            <text:p>0</text:p>
          </table:table-cell>
          <table:table-cell table:style-name="ce21" table:formula="of:=['Unit meals'.U69]" office:value-type="float" office:value="0" calcext:value-type="float">
            <text:p>0</text:p>
          </table:table-cell>
          <table:table-cell table:style-name="ce21" table:formula="of:=['Unit meals'.W69]" office:value-type="float" office:value="0" calcext:value-type="float">
            <text:p>0</text:p>
          </table:table-cell>
          <table:table-cell table:style-name="ce21" table:formula="of:=['Unit meals'.Y69]" office:value-type="float" office:value="0" calcext:value-type="float">
            <text:p>0</text:p>
          </table:table-cell>
          <table:table-cell table:style-name="ce21" table:formula="of:=['Unit meals'.AA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0]" office:value-type="string" office:string-value="Chicken wings" calcext:value-type="string">
            <text:p>Chicken wings</text:p>
          </table:table-cell>
          <table:table-cell table:formula="of:=['Unit meals'.N70]" office:value-type="string" office:string-value="• 1–2 cm ginger, grated" calcext:value-type="string">
            <text:p>• 1–2 cm ginger, grated</text:p>
          </table:table-cell>
          <table:table-cell table:formula="of:=['Unit meals'.O60]" office:value-type="float" office:value="0" calcext:value-type="float">
            <text:p>0</text:p>
          </table:table-cell>
          <table:table-cell table:formula="of:=['Unit meals'.Q70]" office:value-type="float" office:value="0" calcext:value-type="float">
            <text:p>0</text:p>
          </table:table-cell>
          <table:table-cell table:formula="of:=['Unit meals'.S70]" office:value-type="float" office:value="0" calcext:value-type="float">
            <text:p>0</text:p>
          </table:table-cell>
          <table:table-cell table:style-name="ce21" table:formula="of:=['Unit meals'.U70]" office:value-type="float" office:value="0" calcext:value-type="float">
            <text:p>0</text:p>
          </table:table-cell>
          <table:table-cell table:style-name="ce21" table:formula="of:=['Unit meals'.W70]" office:value-type="float" office:value="0" calcext:value-type="float">
            <text:p>0</text:p>
          </table:table-cell>
          <table:table-cell table:style-name="ce21" table:formula="of:=['Unit meals'.Y70]" office:value-type="float" office:value="0" calcext:value-type="float">
            <text:p>0</text:p>
          </table:table-cell>
          <table:table-cell table:style-name="ce21" table:formula="of:=['Unit meals'.AA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1]" office:value-type="string" office:string-value="Chicken wings" calcext:value-type="string">
            <text:p>Chicken wings</text:p>
          </table:table-cell>
          <table:table-cell table:formula="of:=['Unit meals'.N71]" office:value-type="string" office:string-value="0.625 teaspoon thyme" calcext:value-type="string">
            <text:p>0.625 teaspoon thyme</text:p>
          </table:table-cell>
          <table:table-cell table:formula="of:=['Unit meals'.O61]" office:value-type="float" office:value="0" calcext:value-type="float">
            <text:p>0</text:p>
          </table:table-cell>
          <table:table-cell table:formula="of:=['Unit meals'.Q71]" office:value-type="float" office:value="0" calcext:value-type="float">
            <text:p>0</text:p>
          </table:table-cell>
          <table:table-cell table:formula="of:=['Unit meals'.S71]" office:value-type="float" office:value="0" calcext:value-type="float">
            <text:p>0</text:p>
          </table:table-cell>
          <table:table-cell table:style-name="ce21" table:formula="of:=['Unit meals'.U71]" office:value-type="float" office:value="0" calcext:value-type="float">
            <text:p>0</text:p>
          </table:table-cell>
          <table:table-cell table:style-name="ce21" table:formula="of:=['Unit meals'.W71]" office:value-type="float" office:value="0" calcext:value-type="float">
            <text:p>0</text:p>
          </table:table-cell>
          <table:table-cell table:style-name="ce21" table:formula="of:=['Unit meals'.Y71]" office:value-type="float" office:value="0" calcext:value-type="float">
            <text:p>0</text:p>
          </table:table-cell>
          <table:table-cell table:style-name="ce21" table:formula="of:=['Unit meals'.AA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2]">
            <text:p/>
          </table:table-cell>
          <table:table-cell table:formula="of:=['Unit meals'.N72]" office:value-type="float" office:value="0" calcext:value-type="float">
            <text:p>0</text:p>
          </table:table-cell>
          <table:table-cell table:formula="of:=['Unit meals'.O62]" office:value-type="float" office:value="0" calcext:value-type="float">
            <text:p>0</text:p>
          </table:table-cell>
          <table:table-cell table:formula="of:=['Unit meals'.Q72]" office:value-type="float" office:value="0" calcext:value-type="float">
            <text:p>0</text:p>
          </table:table-cell>
          <table:table-cell table:formula="of:=['Unit meals'.S72]" office:value-type="float" office:value="0" calcext:value-type="float">
            <text:p>0</text:p>
          </table:table-cell>
          <table:table-cell table:style-name="ce21" table:formula="of:=['Unit meals'.U72]" office:value-type="float" office:value="0" calcext:value-type="float">
            <text:p>0</text:p>
          </table:table-cell>
          <table:table-cell table:style-name="ce21" table:formula="of:=['Unit meals'.W72]" office:value-type="float" office:value="0" calcext:value-type="float">
            <text:p>0</text:p>
          </table:table-cell>
          <table:table-cell table:style-name="ce21" table:formula="of:=['Unit meals'.Y72]" office:value-type="float" office:value="0" calcext:value-type="float">
            <text:p>0</text:p>
          </table:table-cell>
          <table:table-cell table:style-name="ce21" table:formula="of:=['Unit meals'.AA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3]">
            <text:p/>
          </table:table-cell>
          <table:table-cell table:formula="of:=['Unit meals'.N73]" office:value-type="float" office:value="0" calcext:value-type="float">
            <text:p>0</text:p>
          </table:table-cell>
          <table:table-cell table:formula="of:=['Unit meals'.O63]" office:value-type="float" office:value="0" calcext:value-type="float">
            <text:p>0</text:p>
          </table:table-cell>
          <table:table-cell table:formula="of:=['Unit meals'.Q73]" office:value-type="float" office:value="0" calcext:value-type="float">
            <text:p>0</text:p>
          </table:table-cell>
          <table:table-cell table:formula="of:=['Unit meals'.S73]" office:value-type="float" office:value="0" calcext:value-type="float">
            <text:p>0</text:p>
          </table:table-cell>
          <table:table-cell table:style-name="ce21" table:formula="of:=['Unit meals'.U73]" office:value-type="float" office:value="0" calcext:value-type="float">
            <text:p>0</text:p>
          </table:table-cell>
          <table:table-cell table:style-name="ce21" table:formula="of:=['Unit meals'.W73]" office:value-type="float" office:value="0" calcext:value-type="float">
            <text:p>0</text:p>
          </table:table-cell>
          <table:table-cell table:style-name="ce21" table:formula="of:=['Unit meals'.Y73]" office:value-type="float" office:value="0" calcext:value-type="float">
            <text:p>0</text:p>
          </table:table-cell>
          <table:table-cell table:style-name="ce21" table:formula="of:=['Unit meals'.AA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4]" office:value-type="string" office:string-value="Veggies in Foil" calcext:value-type="string">
            <text:p>Veggies in Foil</text:p>
          </table:table-cell>
          <table:table-cell table:formula="of:=['Unit meals'.N74]" office:value-type="string" office:string-value="2 potatoes cut in batons" calcext:value-type="string">
            <text:p>2 potatoes cut in batons</text:p>
          </table:table-cell>
          <table:table-cell table:formula="of:=['Unit meals'.O64]" office:value-type="float" office:value="0" calcext:value-type="float">
            <text:p>0</text:p>
          </table:table-cell>
          <table:table-cell table:formula="of:=['Unit meals'.Q74]" office:value-type="float" office:value="0" calcext:value-type="float">
            <text:p>0</text:p>
          </table:table-cell>
          <table:table-cell table:formula="of:=['Unit meals'.S74]" office:value-type="float" office:value="0" calcext:value-type="float">
            <text:p>0</text:p>
          </table:table-cell>
          <table:table-cell table:style-name="ce21" table:formula="of:=['Unit meals'.U74]" office:value-type="float" office:value="3" calcext:value-type="float">
            <text:p>3</text:p>
          </table:table-cell>
          <table:table-cell table:style-name="ce21" table:formula="of:=['Unit meals'.W74]" office:value-type="float" office:value="0" calcext:value-type="float">
            <text:p>0</text:p>
          </table:table-cell>
          <table:table-cell table:style-name="ce21" table:formula="of:=['Unit meals'.Y74]" office:value-type="float" office:value="0" calcext:value-type="float">
            <text:p>0</text:p>
          </table:table-cell>
          <table:table-cell table:style-name="ce21" table:formula="of:=['Unit meals'.AA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5]" office:value-type="string" office:string-value="Veggies in Foil" calcext:value-type="string">
            <text:p>Veggies in Foil</text:p>
          </table:table-cell>
          <table:table-cell table:formula="of:=['Unit meals'.N75]" office:value-type="string" office:string-value="4 Carrots cut in batons" calcext:value-type="string">
            <text:p>4 Carrots cut in batons</text:p>
          </table:table-cell>
          <table:table-cell table:formula="of:=['Unit meals'.O65]" office:value-type="string" office:string-value="wings" calcext:value-type="string">
            <text:p>wings</text:p>
          </table:table-cell>
          <table:table-cell table:formula="of:=['Unit meals'.Q75]" office:value-type="float" office:value="0" calcext:value-type="float">
            <text:p>0</text:p>
          </table:table-cell>
          <table:table-cell table:formula="of:=['Unit meals'.S75]" office:value-type="float" office:value="0" calcext:value-type="float">
            <text:p>0</text:p>
          </table:table-cell>
          <table:table-cell table:style-name="ce21" table:formula="of:=['Unit meals'.U75]" office:value-type="float" office:value="3" calcext:value-type="float">
            <text:p>3</text:p>
          </table:table-cell>
          <table:table-cell table:style-name="ce21" table:formula="of:=['Unit meals'.W75]" office:value-type="float" office:value="0" calcext:value-type="float">
            <text:p>0</text:p>
          </table:table-cell>
          <table:table-cell table:style-name="ce21" table:formula="of:=['Unit meals'.Y75]" office:value-type="float" office:value="0" calcext:value-type="float">
            <text:p>0</text:p>
          </table:table-cell>
          <table:table-cell table:style-name="ce21" table:formula="of:=['Unit meals'.AA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6]" office:value-type="string" office:string-value="Veggies in Foil" calcext:value-type="string">
            <text:p>Veggies in Foil</text:p>
          </table:table-cell>
          <table:table-cell table:formula="of:=['Unit meals'.N76]" office:value-type="string" office:string-value="1 Onion" calcext:value-type="string">
            <text:p>1 Onion</text:p>
          </table:table-cell>
          <table:table-cell table:formula="of:=['Unit meals'.O66]" office:value-type="string" office:string-value="piece" calcext:value-type="string">
            <text:p>piece</text:p>
          </table:table-cell>
          <table:table-cell table:formula="of:=['Unit meals'.Q76]" office:value-type="float" office:value="0" calcext:value-type="float">
            <text:p>0</text:p>
          </table:table-cell>
          <table:table-cell table:formula="of:=['Unit meals'.S76]" office:value-type="float" office:value="0" calcext:value-type="float">
            <text:p>0</text:p>
          </table:table-cell>
          <table:table-cell table:style-name="ce21" table:formula="of:=['Unit meals'.U76]" office:value-type="float" office:value="3" calcext:value-type="float">
            <text:p>3</text:p>
          </table:table-cell>
          <table:table-cell table:style-name="ce21" table:formula="of:=['Unit meals'.W76]" office:value-type="float" office:value="0" calcext:value-type="float">
            <text:p>0</text:p>
          </table:table-cell>
          <table:table-cell table:style-name="ce21" table:formula="of:=['Unit meals'.Y76]" office:value-type="float" office:value="0" calcext:value-type="float">
            <text:p>0</text:p>
          </table:table-cell>
          <table:table-cell table:style-name="ce21" table:formula="of:=['Unit meals'.AA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7]" office:value-type="string" office:string-value="Veggies in Foil" calcext:value-type="string">
            <text:p>Veggies in Foil</text:p>
          </table:table-cell>
          <table:table-cell table:formula="of:=['Unit meals'.N77]" office:value-type="string" office:string-value="Parsley" calcext:value-type="string">
            <text:p>Parsley</text:p>
          </table:table-cell>
          <table:table-cell table:formula="of:=['Unit meals'.O67]" office:value-type="string" office:string-value="tbsp" calcext:value-type="string">
            <text:p>tbsp</text:p>
          </table:table-cell>
          <table:table-cell table:formula="of:=['Unit meals'.Q77]" office:value-type="float" office:value="0" calcext:value-type="float">
            <text:p>0</text:p>
          </table:table-cell>
          <table:table-cell table:formula="of:=['Unit meals'.S77]" office:value-type="float" office:value="0" calcext:value-type="float">
            <text:p>0</text:p>
          </table:table-cell>
          <table:table-cell table:style-name="ce21" table:formula="of:=['Unit meals'.U77]" office:value-type="float" office:value="3" calcext:value-type="float">
            <text:p>3</text:p>
          </table:table-cell>
          <table:table-cell table:style-name="ce21" table:formula="of:=['Unit meals'.W77]" office:value-type="float" office:value="0" calcext:value-type="float">
            <text:p>0</text:p>
          </table:table-cell>
          <table:table-cell table:style-name="ce21" table:formula="of:=['Unit meals'.Y77]" office:value-type="float" office:value="0" calcext:value-type="float">
            <text:p>0</text:p>
          </table:table-cell>
          <table:table-cell table:style-name="ce21" table:formula="of:=['Unit meals'.AA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8]" office:value-type="string" office:string-value="Veggies in Foil" calcext:value-type="string">
            <text:p>Veggies in Foil</text:p>
          </table:table-cell>
          <table:table-cell table:formula="of:=['Unit meals'.N78]" office:value-type="string" office:string-value="Salt" calcext:value-type="string">
            <text:p>Salt</text:p>
          </table:table-cell>
          <table:table-cell table:formula="of:=['Unit meals'.O68]" office:value-type="string" office:string-value="tbsp" calcext:value-type="string">
            <text:p>tbsp</text:p>
          </table:table-cell>
          <table:table-cell table:formula="of:=['Unit meals'.Q78]" office:value-type="float" office:value="0" calcext:value-type="float">
            <text:p>0</text:p>
          </table:table-cell>
          <table:table-cell table:formula="of:=['Unit meals'.S78]" office:value-type="float" office:value="0" calcext:value-type="float">
            <text:p>0</text:p>
          </table:table-cell>
          <table:table-cell table:style-name="ce21" table:formula="of:=['Unit meals'.U78]" office:value-type="float" office:value="3" calcext:value-type="float">
            <text:p>3</text:p>
          </table:table-cell>
          <table:table-cell table:style-name="ce21" table:formula="of:=['Unit meals'.W78]" office:value-type="float" office:value="0" calcext:value-type="float">
            <text:p>0</text:p>
          </table:table-cell>
          <table:table-cell table:style-name="ce21" table:formula="of:=['Unit meals'.Y78]" office:value-type="float" office:value="0" calcext:value-type="float">
            <text:p>0</text:p>
          </table:table-cell>
          <table:table-cell table:style-name="ce21" table:formula="of:=['Unit meals'.AA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9]" office:value-type="string" office:string-value="Veggies in Foil" calcext:value-type="string">
            <text:p>Veggies in Foil</text:p>
          </table:table-cell>
          <table:table-cell table:formula="of:=['Unit meals'.N79]" office:value-type="string" office:string-value="Pepper" calcext:value-type="string">
            <text:p>Pepper</text:p>
          </table:table-cell>
          <table:table-cell table:formula="of:=['Unit meals'.O69]" office:value-type="string" office:string-value="piece" calcext:value-type="string">
            <text:p>piece</text:p>
          </table:table-cell>
          <table:table-cell table:formula="of:=['Unit meals'.Q79]" office:value-type="float" office:value="0" calcext:value-type="float">
            <text:p>0</text:p>
          </table:table-cell>
          <table:table-cell table:formula="of:=['Unit meals'.S79]" office:value-type="float" office:value="0" calcext:value-type="float">
            <text:p>0</text:p>
          </table:table-cell>
          <table:table-cell table:style-name="ce21" table:formula="of:=['Unit meals'.U79]" office:value-type="float" office:value="3" calcext:value-type="float">
            <text:p>3</text:p>
          </table:table-cell>
          <table:table-cell table:style-name="ce21" table:formula="of:=['Unit meals'.W79]" office:value-type="float" office:value="0" calcext:value-type="float">
            <text:p>0</text:p>
          </table:table-cell>
          <table:table-cell table:style-name="ce21" table:formula="of:=['Unit meals'.Y79]" office:value-type="float" office:value="0" calcext:value-type="float">
            <text:p>0</text:p>
          </table:table-cell>
          <table:table-cell table:style-name="ce21" table:formula="of:=['Unit meals'.AA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0]" office:value-type="string" office:string-value="Veggies in Foil" calcext:value-type="string">
            <text:p>Veggies in Foil</text:p>
          </table:table-cell>
          <table:table-cell table:formula="of:=['Unit meals'.N80]" office:value-type="string" office:string-value="12 tbsp Butter" calcext:value-type="string">
            <text:p>12 tbsp Butter</text:p>
          </table:table-cell>
          <table:table-cell table:formula="of:=['Unit meals'.O70]" office:value-type="string" office:string-value="cm piece" calcext:value-type="string">
            <text:p>cm piece</text:p>
          </table:table-cell>
          <table:table-cell table:formula="of:=['Unit meals'.Q80]" office:value-type="float" office:value="0" calcext:value-type="float">
            <text:p>0</text:p>
          </table:table-cell>
          <table:table-cell table:formula="of:=['Unit meals'.S80]" office:value-type="float" office:value="0" calcext:value-type="float">
            <text:p>0</text:p>
          </table:table-cell>
          <table:table-cell table:style-name="ce21" table:formula="of:=['Unit meals'.U80]" office:value-type="float" office:value="3" calcext:value-type="float">
            <text:p>3</text:p>
          </table:table-cell>
          <table:table-cell table:style-name="ce21" table:formula="of:=['Unit meals'.W80]" office:value-type="float" office:value="0" calcext:value-type="float">
            <text:p>0</text:p>
          </table:table-cell>
          <table:table-cell table:style-name="ce21" table:formula="of:=['Unit meals'.Y80]" office:value-type="float" office:value="0" calcext:value-type="float">
            <text:p>0</text:p>
          </table:table-cell>
          <table:table-cell table:style-name="ce21" table:formula="of:=['Unit meals'.AA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1]">
            <text:p/>
          </table:table-cell>
          <table:table-cell table:formula="of:=['Unit meals'.N81]" office:value-type="float" office:value="0" calcext:value-type="float">
            <text:p>0</text:p>
          </table:table-cell>
          <table:table-cell table:formula="of:=['Unit meals'.O71]" office:value-type="string" office:string-value="tsp" calcext:value-type="string">
            <text:p>tsp</text:p>
          </table:table-cell>
          <table:table-cell table:formula="of:=['Unit meals'.Q81]" office:value-type="float" office:value="0" calcext:value-type="float">
            <text:p>0</text:p>
          </table:table-cell>
          <table:table-cell table:formula="of:=['Unit meals'.S81]" office:value-type="float" office:value="0" calcext:value-type="float">
            <text:p>0</text:p>
          </table:table-cell>
          <table:table-cell table:style-name="ce21" table:formula="of:=['Unit meals'.U81]" office:value-type="float" office:value="0" calcext:value-type="float">
            <text:p>0</text:p>
          </table:table-cell>
          <table:table-cell table:style-name="ce21" table:formula="of:=['Unit meals'.W81]" office:value-type="float" office:value="0" calcext:value-type="float">
            <text:p>0</text:p>
          </table:table-cell>
          <table:table-cell table:style-name="ce21" table:formula="of:=['Unit meals'.Y81]" office:value-type="float" office:value="0" calcext:value-type="float">
            <text:p>0</text:p>
          </table:table-cell>
          <table:table-cell table:style-name="ce21" table:formula="of:=['Unit meals'.AA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2]">
            <text:p/>
          </table:table-cell>
          <table:table-cell table:formula="of:=['Unit meals'.N82]" office:value-type="float" office:value="0" calcext:value-type="float">
            <text:p>0</text:p>
          </table:table-cell>
          <table:table-cell table:formula="of:=['Unit meals'.O72]" office:value-type="float" office:value="0" calcext:value-type="float">
            <text:p>0</text:p>
          </table:table-cell>
          <table:table-cell table:formula="of:=['Unit meals'.Q82]" office:value-type="float" office:value="0" calcext:value-type="float">
            <text:p>0</text:p>
          </table:table-cell>
          <table:table-cell table:formula="of:=['Unit meals'.S82]" office:value-type="float" office:value="0" calcext:value-type="float">
            <text:p>0</text:p>
          </table:table-cell>
          <table:table-cell table:style-name="ce21" table:formula="of:=['Unit meals'.U82]" office:value-type="float" office:value="0" calcext:value-type="float">
            <text:p>0</text:p>
          </table:table-cell>
          <table:table-cell table:style-name="ce21" table:formula="of:=['Unit meals'.W82]" office:value-type="float" office:value="0" calcext:value-type="float">
            <text:p>0</text:p>
          </table:table-cell>
          <table:table-cell table:style-name="ce21" table:formula="of:=['Unit meals'.Y82]" office:value-type="float" office:value="0" calcext:value-type="float">
            <text:p>0</text:p>
          </table:table-cell>
          <table:table-cell table:style-name="ce21" table:formula="of:=['Unit meals'.AA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3]" office:value-type="string" office:string-value="Couscous salad" calcext:value-type="string">
            <text:p>Couscous salad</text:p>
          </table:table-cell>
          <table:table-cell table:formula="of:=['Unit meals'.N83]" office:value-type="string" office:string-value="160g couscous" calcext:value-type="string">
            <text:p>160g couscous</text:p>
          </table:table-cell>
          <table:table-cell table:formula="of:=['Unit meals'.O73]" office:value-type="float" office:value="0" calcext:value-type="float">
            <text:p>0</text:p>
          </table:table-cell>
          <table:table-cell table:formula="of:=['Unit meals'.Q83]" office:value-type="float" office:value="0" calcext:value-type="float">
            <text:p>0</text:p>
          </table:table-cell>
          <table:table-cell table:formula="of:=['Unit meals'.S83]" office:value-type="float" office:value="0" calcext:value-type="float">
            <text:p>0</text:p>
          </table:table-cell>
          <table:table-cell table:style-name="ce21" table:formula="of:=['Unit meals'.U83]" office:value-type="float" office:value="2" calcext:value-type="float">
            <text:p>2</text:p>
          </table:table-cell>
          <table:table-cell table:style-name="ce21" table:formula="of:=['Unit meals'.W83]" office:value-type="float" office:value="0" calcext:value-type="float">
            <text:p>0</text:p>
          </table:table-cell>
          <table:table-cell table:style-name="ce21" table:formula="of:=['Unit meals'.Y83]" office:value-type="float" office:value="0" calcext:value-type="float">
            <text:p>0</text:p>
          </table:table-cell>
          <table:table-cell table:style-name="ce21" table:formula="of:=['Unit meals'.AA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4]" office:value-type="string" office:string-value="Couscous salad" calcext:value-type="string">
            <text:p>Couscous salad</text:p>
          </table:table-cell>
          <table:table-cell table:formula="of:=['Unit meals'.N84]" office:value-type="string" office:string-value="500ml veggie stock" calcext:value-type="string">
            <text:p>500ml veggie stock</text:p>
          </table:table-cell>
          <table:table-cell table:formula="of:=['Unit meals'.O74]" office:value-type="string" office:string-value="g" calcext:value-type="string">
            <text:p>g</text:p>
          </table:table-cell>
          <table:table-cell table:formula="of:=['Unit meals'.Q84]" office:value-type="float" office:value="0" calcext:value-type="float">
            <text:p>0</text:p>
          </table:table-cell>
          <table:table-cell table:formula="of:=['Unit meals'.S84]" office:value-type="float" office:value="0" calcext:value-type="float">
            <text:p>0</text:p>
          </table:table-cell>
          <table:table-cell table:style-name="ce21" table:formula="of:=['Unit meals'.U84]" office:value-type="float" office:value="2" calcext:value-type="float">
            <text:p>2</text:p>
          </table:table-cell>
          <table:table-cell table:style-name="ce21" table:formula="of:=['Unit meals'.W84]" office:value-type="float" office:value="0" calcext:value-type="float">
            <text:p>0</text:p>
          </table:table-cell>
          <table:table-cell table:style-name="ce21" table:formula="of:=['Unit meals'.Y84]" office:value-type="float" office:value="0" calcext:value-type="float">
            <text:p>0</text:p>
          </table:table-cell>
          <table:table-cell table:style-name="ce21" table:formula="of:=['Unit meals'.AA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5]" office:value-type="string" office:string-value="Couscous salad" calcext:value-type="string">
            <text:p>Couscous salad</text:p>
          </table:table-cell>
          <table:table-cell table:formula="of:=['Unit meals'.N85]" office:value-type="string" office:string-value="200g dried apricots, chopped into quarters" calcext:value-type="string">
            <text:p>200g dried apricots, chopped into quarters</text:p>
          </table:table-cell>
          <table:table-cell table:formula="of:=['Unit meals'.O75]" office:value-type="string" office:string-value="g" calcext:value-type="string">
            <text:p>g</text:p>
          </table:table-cell>
          <table:table-cell table:formula="of:=['Unit meals'.Q85]" office:value-type="float" office:value="0" calcext:value-type="float">
            <text:p>0</text:p>
          </table:table-cell>
          <table:table-cell table:formula="of:=['Unit meals'.S85]" office:value-type="float" office:value="0" calcext:value-type="float">
            <text:p>0</text:p>
          </table:table-cell>
          <table:table-cell table:style-name="ce21" table:formula="of:=['Unit meals'.U85]" office:value-type="float" office:value="2" calcext:value-type="float">
            <text:p>2</text:p>
          </table:table-cell>
          <table:table-cell table:style-name="ce21" table:formula="of:=['Unit meals'.W85]" office:value-type="float" office:value="0" calcext:value-type="float">
            <text:p>0</text:p>
          </table:table-cell>
          <table:table-cell table:style-name="ce21" table:formula="of:=['Unit meals'.Y85]" office:value-type="float" office:value="0" calcext:value-type="float">
            <text:p>0</text:p>
          </table:table-cell>
          <table:table-cell table:style-name="ce21" table:formula="of:=['Unit meals'.AA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6]" office:value-type="string" office:string-value="Couscous salad" calcext:value-type="string">
            <text:p>Couscous salad</text:p>
          </table:table-cell>
          <table:table-cell table:formula="of:=['Unit meals'.N86]" office:value-type="string" office:string-value="100g walnuts, very roughly chopped" calcext:value-type="string">
            <text:p>100g walnuts, very roughly chopped</text:p>
          </table:table-cell>
          <table:table-cell table:formula="of:=['Unit meals'.O76]" office:value-type="string" office:string-value="g" calcext:value-type="string">
            <text:p>g</text:p>
          </table:table-cell>
          <table:table-cell table:formula="of:=['Unit meals'.Q86]" office:value-type="float" office:value="0" calcext:value-type="float">
            <text:p>0</text:p>
          </table:table-cell>
          <table:table-cell table:formula="of:=['Unit meals'.S86]" office:value-type="float" office:value="0" calcext:value-type="float">
            <text:p>0</text:p>
          </table:table-cell>
          <table:table-cell table:style-name="ce21" table:formula="of:=['Unit meals'.U86]" office:value-type="float" office:value="2" calcext:value-type="float">
            <text:p>2</text:p>
          </table:table-cell>
          <table:table-cell table:style-name="ce21" table:formula="of:=['Unit meals'.W86]" office:value-type="float" office:value="0" calcext:value-type="float">
            <text:p>0</text:p>
          </table:table-cell>
          <table:table-cell table:style-name="ce21" table:formula="of:=['Unit meals'.Y86]" office:value-type="float" office:value="0" calcext:value-type="float">
            <text:p>0</text:p>
          </table:table-cell>
          <table:table-cell table:style-name="ce21" table:formula="of:=['Unit meals'.AA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7]" office:value-type="string" office:string-value="Couscous salad" calcext:value-type="string">
            <text:p>Couscous salad</text:p>
          </table:table-cell>
          <table:table-cell table:formula="of:=['Unit meals'.N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Unit meals'.O77]" office:value-type="string" office:string-value="bunch" calcext:value-type="string">
            <text:p>bunch</text:p>
          </table:table-cell>
          <table:table-cell table:formula="of:=['Unit meals'.Q87]" office:value-type="float" office:value="0" calcext:value-type="float">
            <text:p>0</text:p>
          </table:table-cell>
          <table:table-cell table:formula="of:=['Unit meals'.S87]" office:value-type="float" office:value="0" calcext:value-type="float">
            <text:p>0</text:p>
          </table:table-cell>
          <table:table-cell table:style-name="ce21" table:formula="of:=['Unit meals'.U87]" office:value-type="float" office:value="2" calcext:value-type="float">
            <text:p>2</text:p>
          </table:table-cell>
          <table:table-cell table:style-name="ce21" table:formula="of:=['Unit meals'.W87]" office:value-type="float" office:value="0" calcext:value-type="float">
            <text:p>0</text:p>
          </table:table-cell>
          <table:table-cell table:style-name="ce21" table:formula="of:=['Unit meals'.Y87]" office:value-type="float" office:value="0" calcext:value-type="float">
            <text:p>0</text:p>
          </table:table-cell>
          <table:table-cell table:style-name="ce21" table:formula="of:=['Unit meals'.AA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8]" office:value-type="string" office:string-value="Couscous salad" calcext:value-type="string">
            <text:p>Couscous salad</text:p>
          </table:table-cell>
          <table:table-cell table:formula="of:=['Unit meals'.N88]" office:value-type="string" office:string-value="2 spring onions (finely chopped)" calcext:value-type="string">
            <text:p>2 spring onions (finely chopped)</text:p>
          </table:table-cell>
          <table:table-cell table:formula="of:=['Unit meals'.O78]" office:value-type="string" office:string-value="tsp" calcext:value-type="string">
            <text:p>tsp</text:p>
          </table:table-cell>
          <table:table-cell table:formula="of:=['Unit meals'.Q88]" office:value-type="float" office:value="0" calcext:value-type="float">
            <text:p>0</text:p>
          </table:table-cell>
          <table:table-cell table:formula="of:=['Unit meals'.S88]" office:value-type="float" office:value="0" calcext:value-type="float">
            <text:p>0</text:p>
          </table:table-cell>
          <table:table-cell table:style-name="ce21" table:formula="of:=['Unit meals'.U88]" office:value-type="float" office:value="2" calcext:value-type="float">
            <text:p>2</text:p>
          </table:table-cell>
          <table:table-cell table:style-name="ce21" table:formula="of:=['Unit meals'.W88]" office:value-type="float" office:value="0" calcext:value-type="float">
            <text:p>0</text:p>
          </table:table-cell>
          <table:table-cell table:style-name="ce21" table:formula="of:=['Unit meals'.Y88]" office:value-type="float" office:value="0" calcext:value-type="float">
            <text:p>0</text:p>
          </table:table-cell>
          <table:table-cell table:style-name="ce21" table:formula="of:=['Unit meals'.AA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9]" office:value-type="string" office:string-value="Couscous salad" calcext:value-type="string">
            <text:p>Couscous salad</text:p>
          </table:table-cell>
          <table:table-cell table:formula="of:=['Unit meals'.N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Unit meals'.O79]" office:value-type="string" office:string-value="tsp" calcext:value-type="string">
            <text:p>tsp</text:p>
          </table:table-cell>
          <table:table-cell table:formula="of:=['Unit meals'.Q89]" office:value-type="float" office:value="0" calcext:value-type="float">
            <text:p>0</text:p>
          </table:table-cell>
          <table:table-cell table:formula="of:=['Unit meals'.S89]" office:value-type="float" office:value="0" calcext:value-type="float">
            <text:p>0</text:p>
          </table:table-cell>
          <table:table-cell table:style-name="ce21" table:formula="of:=['Unit meals'.U89]" office:value-type="float" office:value="2" calcext:value-type="float">
            <text:p>2</text:p>
          </table:table-cell>
          <table:table-cell table:style-name="ce21" table:formula="of:=['Unit meals'.W89]" office:value-type="float" office:value="0" calcext:value-type="float">
            <text:p>0</text:p>
          </table:table-cell>
          <table:table-cell table:style-name="ce21" table:formula="of:=['Unit meals'.Y89]" office:value-type="float" office:value="0" calcext:value-type="float">
            <text:p>0</text:p>
          </table:table-cell>
          <table:table-cell table:style-name="ce21" table:formula="of:=['Unit meals'.AA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0]" office:value-type="string" office:string-value="Couscous salad" calcext:value-type="string">
            <text:p>Couscous salad</text:p>
          </table:table-cell>
          <table:table-cell table:formula="of:=['Unit meals'.N90]" office:value-type="string" office:string-value="3 tbsp lemon juice" calcext:value-type="string">
            <text:p>3 tbsp lemon juice</text:p>
          </table:table-cell>
          <table:table-cell table:formula="of:=['Unit meals'.O80]" office:value-type="string" office:string-value="g" calcext:value-type="string">
            <text:p>g</text:p>
          </table:table-cell>
          <table:table-cell table:formula="of:=['Unit meals'.Q90]" office:value-type="float" office:value="0" calcext:value-type="float">
            <text:p>0</text:p>
          </table:table-cell>
          <table:table-cell table:formula="of:=['Unit meals'.S90]" office:value-type="float" office:value="0" calcext:value-type="float">
            <text:p>0</text:p>
          </table:table-cell>
          <table:table-cell table:style-name="ce21" table:formula="of:=['Unit meals'.U90]" office:value-type="float" office:value="2" calcext:value-type="float">
            <text:p>2</text:p>
          </table:table-cell>
          <table:table-cell table:style-name="ce21" table:formula="of:=['Unit meals'.W90]" office:value-type="float" office:value="0" calcext:value-type="float">
            <text:p>0</text:p>
          </table:table-cell>
          <table:table-cell table:style-name="ce21" table:formula="of:=['Unit meals'.Y90]" office:value-type="float" office:value="0" calcext:value-type="float">
            <text:p>0</text:p>
          </table:table-cell>
          <table:table-cell table:style-name="ce21" table:formula="of:=['Unit meals'.AA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1]" office:value-type="string" office:string-value="Couscous salad" calcext:value-type="string">
            <text:p>Couscous salad</text:p>
          </table:table-cell>
          <table:table-cell table:formula="of:=['Unit meals'.N91]" office:value-type="string" office:string-value="olive oil" calcext:value-type="string">
            <text:p>olive oil</text:p>
          </table:table-cell>
          <table:table-cell table:formula="of:=['Unit meals'.O81]" office:value-type="float" office:value="0" calcext:value-type="float">
            <text:p>0</text:p>
          </table:table-cell>
          <table:table-cell table:formula="of:=['Unit meals'.Q91]" office:value-type="float" office:value="0" calcext:value-type="float">
            <text:p>0</text:p>
          </table:table-cell>
          <table:table-cell table:formula="of:=['Unit meals'.S91]" office:value-type="float" office:value="0" calcext:value-type="float">
            <text:p>0</text:p>
          </table:table-cell>
          <table:table-cell table:style-name="ce21" table:formula="of:=['Unit meals'.U91]" office:value-type="float" office:value="2" calcext:value-type="float">
            <text:p>2</text:p>
          </table:table-cell>
          <table:table-cell table:style-name="ce21" table:formula="of:=['Unit meals'.W91]" office:value-type="float" office:value="0" calcext:value-type="float">
            <text:p>0</text:p>
          </table:table-cell>
          <table:table-cell table:style-name="ce21" table:formula="of:=['Unit meals'.Y91]" office:value-type="float" office:value="0" calcext:value-type="float">
            <text:p>0</text:p>
          </table:table-cell>
          <table:table-cell table:style-name="ce21" table:formula="of:=['Unit meals'.AA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2]">
            <text:p/>
          </table:table-cell>
          <table:table-cell table:formula="of:=['Unit meals'.N92]" office:value-type="float" office:value="0" calcext:value-type="float">
            <text:p>0</text:p>
          </table:table-cell>
          <table:table-cell table:formula="of:=['Unit meals'.O82]" office:value-type="float" office:value="0" calcext:value-type="float">
            <text:p>0</text:p>
          </table:table-cell>
          <table:table-cell table:formula="of:=['Unit meals'.Q92]" office:value-type="float" office:value="0" calcext:value-type="float">
            <text:p>0</text:p>
          </table:table-cell>
          <table:table-cell table:formula="of:=['Unit meals'.S92]" office:value-type="float" office:value="0" calcext:value-type="float">
            <text:p>0</text:p>
          </table:table-cell>
          <table:table-cell table:style-name="ce21" table:formula="of:=['Unit meals'.U92]" office:value-type="float" office:value="0" calcext:value-type="float">
            <text:p>0</text:p>
          </table:table-cell>
          <table:table-cell table:style-name="ce21" table:formula="of:=['Unit meals'.W92]" office:value-type="float" office:value="0" calcext:value-type="float">
            <text:p>0</text:p>
          </table:table-cell>
          <table:table-cell table:style-name="ce21" table:formula="of:=['Unit meals'.Y92]" office:value-type="float" office:value="0" calcext:value-type="float">
            <text:p>0</text:p>
          </table:table-cell>
          <table:table-cell table:style-name="ce21" table:formula="of:=['Unit meals'.AA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3]">
            <text:p/>
          </table:table-cell>
          <table:table-cell table:formula="of:=['Unit meals'.N93]" office:value-type="float" office:value="0" calcext:value-type="float">
            <text:p>0</text:p>
          </table:table-cell>
          <table:table-cell table:formula="of:=['Unit meals'.O83]" office:value-type="string" office:string-value="g" calcext:value-type="string">
            <text:p>g</text:p>
          </table:table-cell>
          <table:table-cell table:formula="of:=['Unit meals'.Q93]" office:value-type="float" office:value="0" calcext:value-type="float">
            <text:p>0</text:p>
          </table:table-cell>
          <table:table-cell table:formula="of:=['Unit meals'.S93]" office:value-type="float" office:value="0" calcext:value-type="float">
            <text:p>0</text:p>
          </table:table-cell>
          <table:table-cell table:style-name="ce21" table:formula="of:=['Unit meals'.U93]" office:value-type="float" office:value="0" calcext:value-type="float">
            <text:p>0</text:p>
          </table:table-cell>
          <table:table-cell table:style-name="ce21" table:formula="of:=['Unit meals'.W93]" office:value-type="float" office:value="0" calcext:value-type="float">
            <text:p>0</text:p>
          </table:table-cell>
          <table:table-cell table:style-name="ce21" table:formula="of:=['Unit meals'.Y93]" office:value-type="float" office:value="0" calcext:value-type="float">
            <text:p>0</text:p>
          </table:table-cell>
          <table:table-cell table:style-name="ce21" table:formula="of:=['Unit meals'.AA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4]" office:value-type="string" office:string-value="German Potato Salad" calcext:value-type="string">
            <text:p>German Potato Salad</text:p>
          </table:table-cell>
          <table:table-cell table:formula="of:=['Unit meals'.N94]" office:value-type="string" office:string-value="3 cups diced (can be unpeeled)" calcext:value-type="string">
            <text:p>3 cups diced (can be unpeeled)</text:p>
          </table:table-cell>
          <table:table-cell table:formula="of:=['Unit meals'.O84]" office:value-type="string" office:string-value="ml" calcext:value-type="string">
            <text:p>ml</text:p>
          </table:table-cell>
          <table:table-cell table:formula="of:=['Unit meals'.Q94]" office:value-type="float" office:value="0" calcext:value-type="float">
            <text:p>0</text:p>
          </table:table-cell>
          <table:table-cell table:formula="of:=['Unit meals'.S94]" office:value-type="float" office:value="0" calcext:value-type="float">
            <text:p>0</text:p>
          </table:table-cell>
          <table:table-cell table:style-name="ce21" table:formula="of:=['Unit meals'.U94]" office:value-type="float" office:value="4" calcext:value-type="float">
            <text:p>4</text:p>
          </table:table-cell>
          <table:table-cell table:style-name="ce21" table:formula="of:=['Unit meals'.W94]" office:value-type="float" office:value="0" calcext:value-type="float">
            <text:p>0</text:p>
          </table:table-cell>
          <table:table-cell table:style-name="ce21" table:formula="of:=['Unit meals'.Y94]" office:value-type="float" office:value="0" calcext:value-type="float">
            <text:p>0</text:p>
          </table:table-cell>
          <table:table-cell table:style-name="ce21" table:formula="of:=['Unit meals'.AA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5]" office:value-type="string" office:string-value="German Potato Salad" calcext:value-type="string">
            <text:p>German Potato Salad</text:p>
          </table:table-cell>
          <table:table-cell table:formula="of:=['Unit meals'.N95]" office:value-type="string" office:string-value="4 slices bacon" calcext:value-type="string">
            <text:p>4 slices bacon</text:p>
          </table:table-cell>
          <table:table-cell table:formula="of:=['Unit meals'.O85]" office:value-type="string" office:string-value="g" calcext:value-type="string">
            <text:p>g</text:p>
          </table:table-cell>
          <table:table-cell table:formula="of:=['Unit meals'.Q95]" office:value-type="float" office:value="0" calcext:value-type="float">
            <text:p>0</text:p>
          </table:table-cell>
          <table:table-cell table:formula="of:=['Unit meals'.S95]" office:value-type="float" office:value="0" calcext:value-type="float">
            <text:p>0</text:p>
          </table:table-cell>
          <table:table-cell table:style-name="ce21" table:formula="of:=['Unit meals'.U95]" office:value-type="float" office:value="4" calcext:value-type="float">
            <text:p>4</text:p>
          </table:table-cell>
          <table:table-cell table:style-name="ce21" table:formula="of:=['Unit meals'.W95]" office:value-type="float" office:value="0" calcext:value-type="float">
            <text:p>0</text:p>
          </table:table-cell>
          <table:table-cell table:style-name="ce21" table:formula="of:=['Unit meals'.Y95]" office:value-type="float" office:value="0" calcext:value-type="float">
            <text:p>0</text:p>
          </table:table-cell>
          <table:table-cell table:style-name="ce21" table:formula="of:=['Unit meals'.AA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6]" office:value-type="string" office:string-value="German Potato Salad" calcext:value-type="string">
            <text:p>German Potato Salad</text:p>
          </table:table-cell>
          <table:table-cell table:formula="of:=['Unit meals'.N96]" office:value-type="string" office:string-value="1 small onion, diced" calcext:value-type="string">
            <text:p>1 small onion, diced</text:p>
          </table:table-cell>
          <table:table-cell table:formula="of:=['Unit meals'.O86]" office:value-type="string" office:string-value="g" calcext:value-type="string">
            <text:p>g</text:p>
          </table:table-cell>
          <table:table-cell table:formula="of:=['Unit meals'.Q96]" office:value-type="float" office:value="0" calcext:value-type="float">
            <text:p>0</text:p>
          </table:table-cell>
          <table:table-cell table:formula="of:=['Unit meals'.S96]" office:value-type="float" office:value="0" calcext:value-type="float">
            <text:p>0</text:p>
          </table:table-cell>
          <table:table-cell table:style-name="ce21" table:formula="of:=['Unit meals'.U96]" office:value-type="float" office:value="4" calcext:value-type="float">
            <text:p>4</text:p>
          </table:table-cell>
          <table:table-cell table:style-name="ce21" table:formula="of:=['Unit meals'.W96]" office:value-type="float" office:value="0" calcext:value-type="float">
            <text:p>0</text:p>
          </table:table-cell>
          <table:table-cell table:style-name="ce21" table:formula="of:=['Unit meals'.Y96]" office:value-type="float" office:value="0" calcext:value-type="float">
            <text:p>0</text:p>
          </table:table-cell>
          <table:table-cell table:style-name="ce21" table:formula="of:=['Unit meals'.AA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7]" office:value-type="string" office:string-value="German Potato Salad" calcext:value-type="string">
            <text:p>German Potato Salad</text:p>
          </table:table-cell>
          <table:table-cell table:formula="of:=['Unit meals'.N97]" office:value-type="string" office:string-value="1/4 cup white vinegar" calcext:value-type="string">
            <text:p>1/4 cup white vinegar</text:p>
          </table:table-cell>
          <table:table-cell table:formula="of:=['Unit meals'.O87]" office:value-type="string" office:string-value="g" calcext:value-type="string">
            <text:p>g</text:p>
          </table:table-cell>
          <table:table-cell table:formula="of:=['Unit meals'.Q97]" office:value-type="float" office:value="0" calcext:value-type="float">
            <text:p>0</text:p>
          </table:table-cell>
          <table:table-cell table:formula="of:=['Unit meals'.S97]" office:value-type="float" office:value="0" calcext:value-type="float">
            <text:p>0</text:p>
          </table:table-cell>
          <table:table-cell table:style-name="ce21" table:formula="of:=['Unit meals'.U97]" office:value-type="float" office:value="4" calcext:value-type="float">
            <text:p>4</text:p>
          </table:table-cell>
          <table:table-cell table:style-name="ce21" table:formula="of:=['Unit meals'.W97]" office:value-type="float" office:value="0" calcext:value-type="float">
            <text:p>0</text:p>
          </table:table-cell>
          <table:table-cell table:style-name="ce21" table:formula="of:=['Unit meals'.Y97]" office:value-type="float" office:value="0" calcext:value-type="float">
            <text:p>0</text:p>
          </table:table-cell>
          <table:table-cell table:style-name="ce21" table:formula="of:=['Unit meals'.AA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8]" office:value-type="string" office:string-value="German Potato Salad" calcext:value-type="string">
            <text:p>German Potato Salad</text:p>
          </table:table-cell>
          <table:table-cell table:formula="of:=['Unit meals'.N98]" office:value-type="string" office:string-value="2 tablespoons water" calcext:value-type="string">
            <text:p>2 tablespoons water</text:p>
          </table:table-cell>
          <table:table-cell table:formula="of:=['Unit meals'.O88]" office:value-type="string" office:string-value="piece" calcext:value-type="string">
            <text:p>piece</text:p>
          </table:table-cell>
          <table:table-cell table:formula="of:=['Unit meals'.Q98]" office:value-type="float" office:value="0" calcext:value-type="float">
            <text:p>0</text:p>
          </table:table-cell>
          <table:table-cell table:formula="of:=['Unit meals'.S98]" office:value-type="float" office:value="0" calcext:value-type="float">
            <text:p>0</text:p>
          </table:table-cell>
          <table:table-cell table:style-name="ce21" table:formula="of:=['Unit meals'.U98]" office:value-type="float" office:value="4" calcext:value-type="float">
            <text:p>4</text:p>
          </table:table-cell>
          <table:table-cell table:style-name="ce21" table:formula="of:=['Unit meals'.W98]" office:value-type="float" office:value="0" calcext:value-type="float">
            <text:p>0</text:p>
          </table:table-cell>
          <table:table-cell table:style-name="ce21" table:formula="of:=['Unit meals'.Y98]" office:value-type="float" office:value="0" calcext:value-type="float">
            <text:p>0</text:p>
          </table:table-cell>
          <table:table-cell table:style-name="ce21" table:formula="of:=['Unit meals'.AA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9]" office:value-type="string" office:string-value="German Potato Salad" calcext:value-type="string">
            <text:p>German Potato Salad</text:p>
          </table:table-cell>
          <table:table-cell table:formula="of:=['Unit meals'.N99]" office:value-type="string" office:string-value="1 tablespoons white sugar" calcext:value-type="string">
            <text:p>1 tablespoons white sugar</text:p>
          </table:table-cell>
          <table:table-cell table:formula="of:=['Unit meals'.O89]" office:value-type="string" office:string-value="piece" calcext:value-type="string">
            <text:p>piece</text:p>
          </table:table-cell>
          <table:table-cell table:formula="of:=['Unit meals'.Q99]" office:value-type="float" office:value="0" calcext:value-type="float">
            <text:p>0</text:p>
          </table:table-cell>
          <table:table-cell table:formula="of:=['Unit meals'.S99]" office:value-type="float" office:value="0" calcext:value-type="float">
            <text:p>0</text:p>
          </table:table-cell>
          <table:table-cell table:style-name="ce21" table:formula="of:=['Unit meals'.U99]" office:value-type="float" office:value="4" calcext:value-type="float">
            <text:p>4</text:p>
          </table:table-cell>
          <table:table-cell table:style-name="ce21" table:formula="of:=['Unit meals'.W99]" office:value-type="float" office:value="0" calcext:value-type="float">
            <text:p>0</text:p>
          </table:table-cell>
          <table:table-cell table:style-name="ce21" table:formula="of:=['Unit meals'.Y99]" office:value-type="float" office:value="0" calcext:value-type="float">
            <text:p>0</text:p>
          </table:table-cell>
          <table:table-cell table:style-name="ce21" table:formula="of:=['Unit meals'.AA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0]" office:value-type="string" office:string-value="German Potato Salad" calcext:value-type="string">
            <text:p>German Potato Salad</text:p>
          </table:table-cell>
          <table:table-cell table:formula="of:=['Unit meals'.N100]" office:value-type="string" office:string-value="1 teaspoon salt" calcext:value-type="string">
            <text:p>1 teaspoon salt</text:p>
          </table:table-cell>
          <table:table-cell table:formula="of:=['Unit meals'.O90]" office:value-type="string" office:string-value="ml" calcext:value-type="string">
            <text:p>ml</text:p>
          </table:table-cell>
          <table:table-cell table:formula="of:=['Unit meals'.Q100]" office:value-type="float" office:value="0" calcext:value-type="float">
            <text:p>0</text:p>
          </table:table-cell>
          <table:table-cell table:formula="of:=['Unit meals'.S100]" office:value-type="float" office:value="0" calcext:value-type="float">
            <text:p>0</text:p>
          </table:table-cell>
          <table:table-cell table:style-name="ce21" table:formula="of:=['Unit meals'.U100]" office:value-type="float" office:value="4" calcext:value-type="float">
            <text:p>4</text:p>
          </table:table-cell>
          <table:table-cell table:style-name="ce21" table:formula="of:=['Unit meals'.W100]" office:value-type="float" office:value="0" calcext:value-type="float">
            <text:p>0</text:p>
          </table:table-cell>
          <table:table-cell table:style-name="ce21" table:formula="of:=['Unit meals'.Y100]" office:value-type="float" office:value="0" calcext:value-type="float">
            <text:p>0</text:p>
          </table:table-cell>
          <table:table-cell table:style-name="ce21" table:formula="of:=['Unit meals'.AA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1]" office:value-type="string" office:string-value="German Potato Salad" calcext:value-type="string">
            <text:p>German Potato Salad</text:p>
          </table:table-cell>
          <table:table-cell table:formula="of:=['Unit meals'.N101]" office:value-type="string" office:string-value="1/8 teaspoon ground black pepper" calcext:value-type="string">
            <text:p>1/8 teaspoon ground black pepper</text:p>
          </table:table-cell>
          <table:table-cell table:formula="of:=['Unit meals'.O91]" office:value-type="string" office:string-value="ml" calcext:value-type="string">
            <text:p>ml</text:p>
          </table:table-cell>
          <table:table-cell table:formula="of:=['Unit meals'.Q101]" office:value-type="float" office:value="0" calcext:value-type="float">
            <text:p>0</text:p>
          </table:table-cell>
          <table:table-cell table:formula="of:=['Unit meals'.S101]" office:value-type="float" office:value="0" calcext:value-type="float">
            <text:p>0</text:p>
          </table:table-cell>
          <table:table-cell table:style-name="ce21" table:formula="of:=['Unit meals'.U101]" office:value-type="float" office:value="4" calcext:value-type="float">
            <text:p>4</text:p>
          </table:table-cell>
          <table:table-cell table:style-name="ce21" table:formula="of:=['Unit meals'.W101]" office:value-type="float" office:value="0" calcext:value-type="float">
            <text:p>0</text:p>
          </table:table-cell>
          <table:table-cell table:style-name="ce21" table:formula="of:=['Unit meals'.Y101]" office:value-type="float" office:value="0" calcext:value-type="float">
            <text:p>0</text:p>
          </table:table-cell>
          <table:table-cell table:style-name="ce21" table:formula="of:=['Unit meals'.AA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2]" office:value-type="float" office:value="0" calcext:value-type="float">
            <text:p>0</text:p>
          </table:table-cell>
          <table:table-cell table:formula="of:=['Unit meals'.N102]" office:value-type="float" office:value="0" calcext:value-type="float">
            <text:p>0</text:p>
          </table:table-cell>
          <table:table-cell table:formula="of:=['Unit meals'.O92]" office:value-type="float" office:value="0" calcext:value-type="float">
            <text:p>0</text:p>
          </table:table-cell>
          <table:table-cell table:formula="of:=['Unit meals'.Q102]" office:value-type="float" office:value="0" calcext:value-type="float">
            <text:p>0</text:p>
          </table:table-cell>
          <table:table-cell table:formula="of:=['Unit meals'.S102]" office:value-type="float" office:value="0" calcext:value-type="float">
            <text:p>0</text:p>
          </table:table-cell>
          <table:table-cell table:style-name="ce21" table:formula="of:=['Unit meals'.U102]" office:value-type="float" office:value="0" calcext:value-type="float">
            <text:p>0</text:p>
          </table:table-cell>
          <table:table-cell table:style-name="ce21" table:formula="of:=['Unit meals'.W102]" office:value-type="float" office:value="0" calcext:value-type="float">
            <text:p>0</text:p>
          </table:table-cell>
          <table:table-cell table:style-name="ce21" table:formula="of:=['Unit meals'.Y102]" office:value-type="float" office:value="0" calcext:value-type="float">
            <text:p>0</text:p>
          </table:table-cell>
          <table:table-cell table:style-name="ce21" table:formula="of:=['Unit meals'.AA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3]" office:value-type="float" office:value="0" calcext:value-type="float">
            <text:p>0</text:p>
          </table:table-cell>
          <table:table-cell table:formula="of:=['Unit meals'.N103]" office:value-type="float" office:value="0" calcext:value-type="float">
            <text:p>0</text:p>
          </table:table-cell>
          <table:table-cell table:formula="of:=['Unit meals'.O93]" office:value-type="float" office:value="0" calcext:value-type="float">
            <text:p>0</text:p>
          </table:table-cell>
          <table:table-cell table:formula="of:=['Unit meals'.Q103]" office:value-type="float" office:value="0" calcext:value-type="float">
            <text:p>0</text:p>
          </table:table-cell>
          <table:table-cell table:formula="of:=['Unit meals'.S103]" office:value-type="float" office:value="0" calcext:value-type="float">
            <text:p>0</text:p>
          </table:table-cell>
          <table:table-cell table:style-name="ce21" table:formula="of:=['Unit meals'.U103]" office:value-type="float" office:value="0" calcext:value-type="float">
            <text:p>0</text:p>
          </table:table-cell>
          <table:table-cell table:style-name="ce21" table:formula="of:=['Unit meals'.W103]" office:value-type="float" office:value="0" calcext:value-type="float">
            <text:p>0</text:p>
          </table:table-cell>
          <table:table-cell table:style-name="ce21" table:formula="of:=['Unit meals'.Y103]" office:value-type="float" office:value="0" calcext:value-type="float">
            <text:p>0</text:p>
          </table:table-cell>
          <table:table-cell table:style-name="ce21" table:formula="of:=['Unit meals'.AA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4]" office:value-type="float" office:value="0" calcext:value-type="float">
            <text:p>0</text:p>
          </table:table-cell>
          <table:table-cell table:formula="of:=['Unit meals'.N104]" office:value-type="float" office:value="0" calcext:value-type="float">
            <text:p>0</text:p>
          </table:table-cell>
          <table:table-cell table:formula="of:=['Unit meals'.O94]" office:value-type="string" office:string-value="g" calcext:value-type="string">
            <text:p>g</text:p>
          </table:table-cell>
          <table:table-cell table:formula="of:=['Unit meals'.Q104]" office:value-type="float" office:value="0" calcext:value-type="float">
            <text:p>0</text:p>
          </table:table-cell>
          <table:table-cell table:formula="of:=['Unit meals'.S104]" office:value-type="float" office:value="0" calcext:value-type="float">
            <text:p>0</text:p>
          </table:table-cell>
          <table:table-cell table:style-name="ce21" table:formula="of:=['Unit meals'.U104]" office:value-type="float" office:value="0" calcext:value-type="float">
            <text:p>0</text:p>
          </table:table-cell>
          <table:table-cell table:style-name="ce21" table:formula="of:=['Unit meals'.W104]" office:value-type="float" office:value="0" calcext:value-type="float">
            <text:p>0</text:p>
          </table:table-cell>
          <table:table-cell table:style-name="ce21" table:formula="of:=['Unit meals'.Y104]" office:value-type="float" office:value="0" calcext:value-type="float">
            <text:p>0</text:p>
          </table:table-cell>
          <table:table-cell table:style-name="ce21" table:formula="of:=['Unit meals'.AA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5]" office:value-type="float" office:value="0" calcext:value-type="float">
            <text:p>0</text:p>
          </table:table-cell>
          <table:table-cell table:formula="of:=['Unit meals'.N105]" office:value-type="float" office:value="0" calcext:value-type="float">
            <text:p>0</text:p>
          </table:table-cell>
          <table:table-cell table:formula="of:=['Unit meals'.O95]" office:value-type="float" office:value="0" calcext:value-type="float">
            <text:p>0</text:p>
          </table:table-cell>
          <table:table-cell table:formula="of:=['Unit meals'.Q105]" office:value-type="float" office:value="0" calcext:value-type="float">
            <text:p>0</text:p>
          </table:table-cell>
          <table:table-cell table:formula="of:=['Unit meals'.S105]" office:value-type="float" office:value="0" calcext:value-type="float">
            <text:p>0</text:p>
          </table:table-cell>
          <table:table-cell table:style-name="ce21" table:formula="of:=['Unit meals'.U105]" office:value-type="float" office:value="0" calcext:value-type="float">
            <text:p>0</text:p>
          </table:table-cell>
          <table:table-cell table:style-name="ce21" table:formula="of:=['Unit meals'.W105]" office:value-type="float" office:value="0" calcext:value-type="float">
            <text:p>0</text:p>
          </table:table-cell>
          <table:table-cell table:style-name="ce21" table:formula="of:=['Unit meals'.Y105]" office:value-type="float" office:value="0" calcext:value-type="float">
            <text:p>0</text:p>
          </table:table-cell>
          <table:table-cell table:style-name="ce21" table:formula="of:=['Unit meals'.AA1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6]" office:value-type="float" office:value="0" calcext:value-type="float">
            <text:p>0</text:p>
          </table:table-cell>
          <table:table-cell table:formula="of:=['Unit meals'.N106]" office:value-type="float" office:value="0" calcext:value-type="float">
            <text:p>0</text:p>
          </table:table-cell>
          <table:table-cell table:formula="of:=['Unit meals'.O96]" office:value-type="string" office:string-value="g" calcext:value-type="string">
            <text:p>g</text:p>
          </table:table-cell>
          <table:table-cell table:formula="of:=['Unit meals'.Q106]" office:value-type="float" office:value="0" calcext:value-type="float">
            <text:p>0</text:p>
          </table:table-cell>
          <table:table-cell table:formula="of:=['Unit meals'.S106]" office:value-type="float" office:value="0" calcext:value-type="float">
            <text:p>0</text:p>
          </table:table-cell>
          <table:table-cell table:style-name="ce21" table:formula="of:=['Unit meals'.U106]" office:value-type="float" office:value="0" calcext:value-type="float">
            <text:p>0</text:p>
          </table:table-cell>
          <table:table-cell table:style-name="ce21" table:formula="of:=['Unit meals'.W106]" office:value-type="float" office:value="0" calcext:value-type="float">
            <text:p>0</text:p>
          </table:table-cell>
          <table:table-cell table:style-name="ce21" table:formula="of:=['Unit meals'.Y106]" office:value-type="float" office:value="0" calcext:value-type="float">
            <text:p>0</text:p>
          </table:table-cell>
          <table:table-cell table:style-name="ce21" table:formula="of:=['Unit meals'.AA1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7]" office:value-type="float" office:value="0" calcext:value-type="float">
            <text:p>0</text:p>
          </table:table-cell>
          <table:table-cell table:formula="of:=['Unit meals'.N107]" office:value-type="float" office:value="0" calcext:value-type="float">
            <text:p>0</text:p>
          </table:table-cell>
          <table:table-cell table:formula="of:=['Unit meals'.O97]" office:value-type="string" office:string-value="ml" calcext:value-type="string">
            <text:p>ml</text:p>
          </table:table-cell>
          <table:table-cell table:formula="of:=['Unit meals'.Q107]" office:value-type="float" office:value="0" calcext:value-type="float">
            <text:p>0</text:p>
          </table:table-cell>
          <table:table-cell table:formula="of:=['Unit meals'.S107]" office:value-type="float" office:value="0" calcext:value-type="float">
            <text:p>0</text:p>
          </table:table-cell>
          <table:table-cell table:style-name="ce21" table:formula="of:=['Unit meals'.U107]" office:value-type="float" office:value="0" calcext:value-type="float">
            <text:p>0</text:p>
          </table:table-cell>
          <table:table-cell table:style-name="ce21" table:formula="of:=['Unit meals'.W107]" office:value-type="float" office:value="0" calcext:value-type="float">
            <text:p>0</text:p>
          </table:table-cell>
          <table:table-cell table:style-name="ce21" table:formula="of:=['Unit meals'.Y107]" office:value-type="float" office:value="0" calcext:value-type="float">
            <text:p>0</text:p>
          </table:table-cell>
          <table:table-cell table:style-name="ce21" table:formula="of:=['Unit meals'.AA1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8]" office:value-type="float" office:value="0" calcext:value-type="float">
            <text:p>0</text:p>
          </table:table-cell>
          <table:table-cell table:formula="of:=['Unit meals'.N108]" office:value-type="float" office:value="0" calcext:value-type="float">
            <text:p>0</text:p>
          </table:table-cell>
          <table:table-cell table:formula="of:=['Unit meals'.O98]" office:value-type="string" office:string-value="tbsp" calcext:value-type="string">
            <text:p>tbsp</text:p>
          </table:table-cell>
          <table:table-cell table:formula="of:=['Unit meals'.Q108]" office:value-type="float" office:value="0" calcext:value-type="float">
            <text:p>0</text:p>
          </table:table-cell>
          <table:table-cell table:formula="of:=['Unit meals'.S108]" office:value-type="float" office:value="0" calcext:value-type="float">
            <text:p>0</text:p>
          </table:table-cell>
          <table:table-cell table:style-name="ce21" table:formula="of:=['Unit meals'.U108]" office:value-type="float" office:value="0" calcext:value-type="float">
            <text:p>0</text:p>
          </table:table-cell>
          <table:table-cell table:style-name="ce21" table:formula="of:=['Unit meals'.W108]" office:value-type="float" office:value="0" calcext:value-type="float">
            <text:p>0</text:p>
          </table:table-cell>
          <table:table-cell table:style-name="ce21" table:formula="of:=['Unit meals'.Y108]" office:value-type="float" office:value="0" calcext:value-type="float">
            <text:p>0</text:p>
          </table:table-cell>
          <table:table-cell table:style-name="ce21" table:formula="of:=['Unit meals'.AA1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9]" office:value-type="float" office:value="0" calcext:value-type="float">
            <text:p>0</text:p>
          </table:table-cell>
          <table:table-cell table:formula="of:=['Unit meals'.N109]" office:value-type="float" office:value="0" calcext:value-type="float">
            <text:p>0</text:p>
          </table:table-cell>
          <table:table-cell table:formula="of:=['Unit meals'.O99]" office:value-type="string" office:string-value="tbsp" calcext:value-type="string">
            <text:p>tbsp</text:p>
          </table:table-cell>
          <table:table-cell table:formula="of:=['Unit meals'.Q109]" office:value-type="float" office:value="0" calcext:value-type="float">
            <text:p>0</text:p>
          </table:table-cell>
          <table:table-cell table:formula="of:=['Unit meals'.S109]" office:value-type="float" office:value="0" calcext:value-type="float">
            <text:p>0</text:p>
          </table:table-cell>
          <table:table-cell table:style-name="ce21" table:formula="of:=['Unit meals'.U109]" office:value-type="float" office:value="0" calcext:value-type="float">
            <text:p>0</text:p>
          </table:table-cell>
          <table:table-cell table:style-name="ce21" table:formula="of:=['Unit meals'.W109]" office:value-type="float" office:value="0" calcext:value-type="float">
            <text:p>0</text:p>
          </table:table-cell>
          <table:table-cell table:style-name="ce21" table:formula="of:=['Unit meals'.Y109]" office:value-type="float" office:value="0" calcext:value-type="float">
            <text:p>0</text:p>
          </table:table-cell>
          <table:table-cell table:style-name="ce21" table:formula="of:=['Unit meals'.AA1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0]" office:value-type="float" office:value="0" calcext:value-type="float">
            <text:p>0</text:p>
          </table:table-cell>
          <table:table-cell table:formula="of:=['Unit meals'.N110]" office:value-type="float" office:value="0" calcext:value-type="float">
            <text:p>0</text:p>
          </table:table-cell>
          <table:table-cell table:formula="of:=['Unit meals'.O100]" office:value-type="string" office:string-value="tsp" calcext:value-type="string">
            <text:p>tsp</text:p>
          </table:table-cell>
          <table:table-cell table:formula="of:=['Unit meals'.Q110]" office:value-type="float" office:value="0" calcext:value-type="float">
            <text:p>0</text:p>
          </table:table-cell>
          <table:table-cell table:formula="of:=['Unit meals'.S110]" office:value-type="float" office:value="0" calcext:value-type="float">
            <text:p>0</text:p>
          </table:table-cell>
          <table:table-cell table:style-name="ce21" table:formula="of:=['Unit meals'.U110]" office:value-type="float" office:value="0" calcext:value-type="float">
            <text:p>0</text:p>
          </table:table-cell>
          <table:table-cell table:style-name="ce21" table:formula="of:=['Unit meals'.W110]" office:value-type="float" office:value="0" calcext:value-type="float">
            <text:p>0</text:p>
          </table:table-cell>
          <table:table-cell table:style-name="ce21" table:formula="of:=['Unit meals'.Y110]" office:value-type="float" office:value="0" calcext:value-type="float">
            <text:p>0</text:p>
          </table:table-cell>
          <table:table-cell table:style-name="ce21" table:formula="of:=['Unit meals'.AA1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1]" office:value-type="float" office:value="0" calcext:value-type="float">
            <text:p>0</text:p>
          </table:table-cell>
          <table:table-cell table:formula="of:=['Unit meals'.N111]" office:value-type="float" office:value="0" calcext:value-type="float">
            <text:p>0</text:p>
          </table:table-cell>
          <table:table-cell table:formula="of:=['Unit meals'.O101]" office:value-type="string" office:string-value="tsp" calcext:value-type="string">
            <text:p>tsp</text:p>
          </table:table-cell>
          <table:table-cell table:formula="of:=['Unit meals'.Q111]" office:value-type="float" office:value="0" calcext:value-type="float">
            <text:p>0</text:p>
          </table:table-cell>
          <table:table-cell table:formula="of:=['Unit meals'.S111]" office:value-type="float" office:value="0" calcext:value-type="float">
            <text:p>0</text:p>
          </table:table-cell>
          <table:table-cell table:style-name="ce21" table:formula="of:=['Unit meals'.U111]" office:value-type="float" office:value="0" calcext:value-type="float">
            <text:p>0</text:p>
          </table:table-cell>
          <table:table-cell table:style-name="ce21" table:formula="of:=['Unit meals'.W111]" office:value-type="float" office:value="0" calcext:value-type="float">
            <text:p>0</text:p>
          </table:table-cell>
          <table:table-cell table:style-name="ce21" table:formula="of:=['Unit meals'.Y111]" office:value-type="float" office:value="0" calcext:value-type="float">
            <text:p>0</text:p>
          </table:table-cell>
          <table:table-cell table:style-name="ce21" table:formula="of:=['Unit meals'.AA1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2]" office:value-type="float" office:value="0" calcext:value-type="float">
            <text:p>0</text:p>
          </table:table-cell>
          <table:table-cell table:formula="of:=['Unit meals'.N112]" office:value-type="float" office:value="0" calcext:value-type="float">
            <text:p>0</text:p>
          </table:table-cell>
          <table:table-cell table:formula="of:=['Unit meals'.O102]" office:value-type="float" office:value="0" calcext:value-type="float">
            <text:p>0</text:p>
          </table:table-cell>
          <table:table-cell table:formula="of:=['Unit meals'.Q112]" office:value-type="float" office:value="0" calcext:value-type="float">
            <text:p>0</text:p>
          </table:table-cell>
          <table:table-cell table:formula="of:=['Unit meals'.S112]" office:value-type="float" office:value="0" calcext:value-type="float">
            <text:p>0</text:p>
          </table:table-cell>
          <table:table-cell table:style-name="ce21" table:formula="of:=['Unit meals'.U112]" office:value-type="float" office:value="0" calcext:value-type="float">
            <text:p>0</text:p>
          </table:table-cell>
          <table:table-cell table:style-name="ce21" table:formula="of:=['Unit meals'.W112]" office:value-type="float" office:value="0" calcext:value-type="float">
            <text:p>0</text:p>
          </table:table-cell>
          <table:table-cell table:style-name="ce21" table:formula="of:=['Unit meals'.Y112]" office:value-type="float" office:value="0" calcext:value-type="float">
            <text:p>0</text:p>
          </table:table-cell>
          <table:table-cell table:style-name="ce21" table:formula="of:=['Unit meals'.AA1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3]" office:value-type="float" office:value="0" calcext:value-type="float">
            <text:p>0</text:p>
          </table:table-cell>
          <table:table-cell table:formula="of:=['Unit meals'.N113]" office:value-type="float" office:value="0" calcext:value-type="float">
            <text:p>0</text:p>
          </table:table-cell>
          <table:table-cell table:formula="of:=['Unit meals'.O10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formula="of:=['Unit meals'.M114]" office:value-type="float" office:value="0" calcext:value-type="float">
            <text:p>0</text:p>
          </table:table-cell>
          <table:table-cell table:formula="of:=['Unit meals'.N114]" office:value-type="float" office:value="0" calcext:value-type="float">
            <text:p>0</text:p>
          </table:table-cell>
          <table:table-cell table:formula="of:=['Unit meals'.O104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05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06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07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08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09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10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11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1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1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'Unit meals'.O114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ping List" table:style-name="ta3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" table:default-cell-style-name="ce30"/>
        <table:table-row table:style-name="ro1">
          <table:table-cell table:style-name="ce26" office:value-type="string" calcext:value-type="string">
            <text:p>How many people are eating?</text:p>
          </table:table-cell>
          <table:table-cell table:style-name="ce27" office:value-type="float" office:value="60" calcext:value-type="float">
            <text:p>60</text:p>
          </table:table-cell>
          <table:table-cell table:style-name="ce28"/>
          <table:table-cell table:style-name="ce29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'Unit dates'.A19]" office:value-type="string" office:string-value="Dish" calcext:value-type="string">
            <text:p>Dish</text:p>
          </table:table-cell>
          <table:table-cell table:formula="of:=['Unit dates'.B19]" office:value-type="string" office:string-value="Ingredient" calcext:value-type="string">
            <text:p>Ingredient</text:p>
          </table:table-cell>
          <table:table-cell table:formula="of:=['Unit dates'.C19]" office:value-type="string" office:string-value="Measure" calcext:value-type="string">
            <text:p>Measure</text:p>
          </table:table-cell>
          <table:table-cell table:formula="of:=['Unit dates'.D19]" office:value-type="string" office:string-value="Friday, 18 July" calcext:value-type="string">
            <text:p>Friday, 18 July</text:p>
          </table:table-cell>
          <table:table-cell table:formula="of:=['Unit dates'.E19]" office:value-type="string" office:string-value="Saturday, 19 July" calcext:value-type="string">
            <text:p>Saturday, 19 July</text:p>
          </table:table-cell>
          <table:table-cell table:formula="of:=['Unit dates'.F19]" office:value-type="string" office:string-value="Sunday, 20 July" calcext:value-type="string">
            <text:p>Sunday, 20 July</text:p>
          </table:table-cell>
          <table:table-cell table:formula="of:=['Unit dates'.G19]" office:value-type="string" office:string-value="Monday, 21 July" calcext:value-type="string">
            <text:p>Monday, 21 July</text:p>
          </table:table-cell>
        </table:table-row>
        <table:table-row table:style-name="ro1">
          <table:table-cell table:formula="of:=['Unit dates'.A20]">
            <text:p/>
          </table:table-cell>
          <table:table-cell table:formula="of:=['Unit dates'.B20]" office:value-type="float" office:value="0" calcext:value-type="float">
            <text:p>0</text:p>
          </table:table-cell>
          <table:table-cell table:formula="of:=['Unit dates'.C20]" office:value-type="float" office:value="0" calcext:value-type="float">
            <text:p>0</text:p>
          </table:table-cell>
          <table:table-cell table:formula="of:=['Unit dates'.D20]*[.$B$1]" office:value-type="float" office:value="0" calcext:value-type="float">
            <text:p>0</text:p>
          </table:table-cell>
          <table:table-cell table:formula="of:=['Unit dates'.E20]*[.$B$1]" office:value-type="float" office:value="0" calcext:value-type="float">
            <text:p>0</text:p>
          </table:table-cell>
          <table:table-cell table:formula="of:=['Unit dates'.F20]*[.$B$1]" office:value-type="float" office:value="0" calcext:value-type="float">
            <text:p>0</text:p>
          </table:table-cell>
          <table:table-cell table:formula="of:=['Unit dates'.G20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21]" office:value-type="string" office:string-value="Cereal" calcext:value-type="string">
            <text:p>Cereal</text:p>
          </table:table-cell>
          <table:table-cell table:formula="of:=['Unit dates'.B21]" office:value-type="string" office:string-value="Joghurt" calcext:value-type="string">
            <text:p>Joghurt</text:p>
          </table:table-cell>
          <table:table-cell table:formula="of:=['Unit dates'.C21]" office:value-type="string" office:string-value="ml" calcext:value-type="string">
            <text:p>ml</text:p>
          </table:table-cell>
          <table:table-cell table:formula="of:=['Unit dates'.D21]*[.$B$1]" office:value-type="float" office:value="15" calcext:value-type="float">
            <text:p>15</text:p>
          </table:table-cell>
          <table:table-cell table:formula="of:=['Unit dates'.E21]*[.$B$1]" office:value-type="float" office:value="15" calcext:value-type="float">
            <text:p>15</text:p>
          </table:table-cell>
          <table:table-cell table:formula="of:=['Unit dates'.F21]*[.$B$1]" office:value-type="float" office:value="15" calcext:value-type="float">
            <text:p>15</text:p>
          </table:table-cell>
          <table:table-cell table:formula="of:=['Unit dates'.G21]*[.$B$1]" office:value-type="float" office:value="15" calcext:value-type="float">
            <text:p>15</text:p>
          </table:table-cell>
        </table:table-row>
        <table:table-row table:style-name="ro1">
          <table:table-cell table:formula="of:=['Unit dates'.A22]" office:value-type="string" office:string-value="Cereal" calcext:value-type="string">
            <text:p>Cereal</text:p>
          </table:table-cell>
          <table:table-cell table:formula="of:=['Unit dates'.B22]" office:value-type="string" office:string-value="Milk (UHT)" calcext:value-type="string">
            <text:p>Milk (UHT)</text:p>
          </table:table-cell>
          <table:table-cell table:formula="of:=['Unit dates'.C22]" office:value-type="string" office:string-value="ml" calcext:value-type="string">
            <text:p>ml</text:p>
          </table:table-cell>
          <table:table-cell table:formula="of:=['Unit dates'.D22]*[.$B$1]" office:value-type="float" office:value="15" calcext:value-type="float">
            <text:p>15</text:p>
          </table:table-cell>
          <table:table-cell table:formula="of:=['Unit dates'.E22]*[.$B$1]" office:value-type="float" office:value="15" calcext:value-type="float">
            <text:p>15</text:p>
          </table:table-cell>
          <table:table-cell table:formula="of:=['Unit dates'.F22]*[.$B$1]" office:value-type="float" office:value="15" calcext:value-type="float">
            <text:p>15</text:p>
          </table:table-cell>
          <table:table-cell table:formula="of:=['Unit dates'.G22]*[.$B$1]" office:value-type="float" office:value="15" calcext:value-type="float">
            <text:p>15</text:p>
          </table:table-cell>
        </table:table-row>
        <table:table-row table:style-name="ro1">
          <table:table-cell table:formula="of:=['Unit dates'.A23]" office:value-type="string" office:string-value="Cereal" calcext:value-type="string">
            <text:p>Cereal</text:p>
          </table:table-cell>
          <table:table-cell table:formula="of:=['Unit dates'.B23]" office:value-type="string" office:string-value="Cornflakes" calcext:value-type="string">
            <text:p>Cornflakes</text:p>
          </table:table-cell>
          <table:table-cell table:formula="of:=['Unit dates'.C23]" office:value-type="string" office:string-value="g" calcext:value-type="string">
            <text:p>g</text:p>
          </table:table-cell>
          <table:table-cell table:formula="of:=['Unit dates'.D23]*[.$B$1]" office:value-type="float" office:value="15" calcext:value-type="float">
            <text:p>15</text:p>
          </table:table-cell>
          <table:table-cell table:formula="of:=['Unit dates'.E23]*[.$B$1]" office:value-type="float" office:value="15" calcext:value-type="float">
            <text:p>15</text:p>
          </table:table-cell>
          <table:table-cell table:formula="of:=['Unit dates'.F23]*[.$B$1]" office:value-type="float" office:value="15" calcext:value-type="float">
            <text:p>15</text:p>
          </table:table-cell>
          <table:table-cell table:formula="of:=['Unit dates'.G23]*[.$B$1]" office:value-type="float" office:value="15" calcext:value-type="float">
            <text:p>15</text:p>
          </table:table-cell>
        </table:table-row>
        <table:table-row table:style-name="ro1">
          <table:table-cell table:formula="of:=['Unit dates'.A24]" office:value-type="string" office:string-value="Cereal" calcext:value-type="string">
            <text:p>Cereal</text:p>
          </table:table-cell>
          <table:table-cell table:formula="of:=['Unit dates'.B24]" office:value-type="string" office:string-value="Musli" calcext:value-type="string">
            <text:p>Musli</text:p>
          </table:table-cell>
          <table:table-cell table:formula="of:=['Unit dates'.C24]" office:value-type="string" office:string-value="g" calcext:value-type="string">
            <text:p>g</text:p>
          </table:table-cell>
          <table:table-cell table:formula="of:=['Unit dates'.D24]*[.$B$1]" office:value-type="float" office:value="15" calcext:value-type="float">
            <text:p>15</text:p>
          </table:table-cell>
          <table:table-cell table:formula="of:=['Unit dates'.E24]*[.$B$1]" office:value-type="float" office:value="15" calcext:value-type="float">
            <text:p>15</text:p>
          </table:table-cell>
          <table:table-cell table:formula="of:=['Unit dates'.F24]*[.$B$1]" office:value-type="float" office:value="15" calcext:value-type="float">
            <text:p>15</text:p>
          </table:table-cell>
          <table:table-cell table:formula="of:=['Unit dates'.G24]*[.$B$1]" office:value-type="float" office:value="15" calcext:value-type="float">
            <text:p>15</text:p>
          </table:table-cell>
        </table:table-row>
        <table:table-row table:style-name="ro1">
          <table:table-cell table:formula="of:=['Unit dates'.A25]">
            <text:p/>
          </table:table-cell>
          <table:table-cell table:formula="of:=['Unit dates'.B25]" office:value-type="float" office:value="0" calcext:value-type="float">
            <text:p>0</text:p>
          </table:table-cell>
          <table:table-cell table:formula="of:=['Unit dates'.C25]" office:value-type="float" office:value="0" calcext:value-type="float">
            <text:p>0</text:p>
          </table:table-cell>
          <table:table-cell table:formula="of:=['Unit dates'.D25]*[.$B$1]" office:value-type="float" office:value="0" calcext:value-type="float">
            <text:p>0</text:p>
          </table:table-cell>
          <table:table-cell table:formula="of:=['Unit dates'.E25]*[.$B$1]" office:value-type="float" office:value="0" calcext:value-type="float">
            <text:p>0</text:p>
          </table:table-cell>
          <table:table-cell table:formula="of:=['Unit dates'.F25]*[.$B$1]" office:value-type="float" office:value="0" calcext:value-type="float">
            <text:p>0</text:p>
          </table:table-cell>
          <table:table-cell table:formula="of:=['Unit dates'.G25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26]">
            <text:p/>
          </table:table-cell>
          <table:table-cell table:formula="of:=['Unit dates'.B26]" office:value-type="float" office:value="0" calcext:value-type="float">
            <text:p>0</text:p>
          </table:table-cell>
          <table:table-cell table:formula="of:=['Unit dates'.C26]" office:value-type="float" office:value="0" calcext:value-type="float">
            <text:p>0</text:p>
          </table:table-cell>
          <table:table-cell table:formula="of:=['Unit dates'.D26]*[.$B$1]" office:value-type="float" office:value="0" calcext:value-type="float">
            <text:p>0</text:p>
          </table:table-cell>
          <table:table-cell table:formula="of:=['Unit dates'.E26]*[.$B$1]" office:value-type="float" office:value="0" calcext:value-type="float">
            <text:p>0</text:p>
          </table:table-cell>
          <table:table-cell table:formula="of:=['Unit dates'.F26]*[.$B$1]" office:value-type="float" office:value="0" calcext:value-type="float">
            <text:p>0</text:p>
          </table:table-cell>
          <table:table-cell table:formula="of:=['Unit dates'.G26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27]" office:value-type="string" office:string-value="Drinks" calcext:value-type="string">
            <text:p>Drinks</text:p>
          </table:table-cell>
          <table:table-cell table:formula="of:=['Unit dates'.B27]" office:value-type="string" office:string-value="- Orange juice" calcext:value-type="string">
            <text:p>- Orange juice</text:p>
          </table:table-cell>
          <table:table-cell table:formula="of:=['Unit dates'.C27]" office:value-type="string" office:string-value="peice" calcext:value-type="string">
            <text:p>peice</text:p>
          </table:table-cell>
          <table:table-cell table:formula="of:=['Unit dates'.D27]*[.$B$1]" office:value-type="float" office:value="60" calcext:value-type="float">
            <text:p>60</text:p>
          </table:table-cell>
          <table:table-cell table:formula="of:=['Unit dates'.E27]*[.$B$1]" office:value-type="float" office:value="60" calcext:value-type="float">
            <text:p>60</text:p>
          </table:table-cell>
          <table:table-cell table:formula="of:=['Unit dates'.F27]*[.$B$1]" office:value-type="float" office:value="60" calcext:value-type="float">
            <text:p>60</text:p>
          </table:table-cell>
          <table:table-cell table:formula="of:=['Unit dates'.G27]*[.$B$1]" office:value-type="float" office:value="60" calcext:value-type="float">
            <text:p>60</text:p>
          </table:table-cell>
        </table:table-row>
        <table:table-row table:style-name="ro1">
          <table:table-cell table:formula="of:=['Unit dates'.A28]" office:value-type="string" office:string-value="Drinks" calcext:value-type="string">
            <text:p>Drinks</text:p>
          </table:table-cell>
          <table:table-cell table:formula="of:=['Unit dates'.B28]" office:value-type="string" office:string-value="- Apple juice" calcext:value-type="string">
            <text:p>- Apple juice</text:p>
          </table:table-cell>
          <table:table-cell table:formula="of:=['Unit dates'.C28]" office:value-type="string" office:string-value="peice" calcext:value-type="string">
            <text:p>peice</text:p>
          </table:table-cell>
          <table:table-cell table:formula="of:=['Unit dates'.D28]*[.$B$1]" office:value-type="float" office:value="60" calcext:value-type="float">
            <text:p>60</text:p>
          </table:table-cell>
          <table:table-cell table:formula="of:=['Unit dates'.E28]*[.$B$1]" office:value-type="float" office:value="60" calcext:value-type="float">
            <text:p>60</text:p>
          </table:table-cell>
          <table:table-cell table:formula="of:=['Unit dates'.F28]*[.$B$1]" office:value-type="float" office:value="60" calcext:value-type="float">
            <text:p>60</text:p>
          </table:table-cell>
          <table:table-cell table:formula="of:=['Unit dates'.G28]*[.$B$1]" office:value-type="float" office:value="60" calcext:value-type="float">
            <text:p>60</text:p>
          </table:table-cell>
        </table:table-row>
        <table:table-row table:style-name="ro1">
          <table:table-cell table:formula="of:=['Unit dates'.A29]" office:value-type="string" office:string-value="Drinks" calcext:value-type="string">
            <text:p>Drinks</text:p>
          </table:table-cell>
          <table:table-cell table:formula="of:=['Unit dates'.B29]" office:value-type="string" office:string-value="- Tea" calcext:value-type="string">
            <text:p>- Tea</text:p>
          </table:table-cell>
          <table:table-cell table:formula="of:=['Unit dates'.C29]" office:value-type="string" office:string-value="peice" calcext:value-type="string">
            <text:p>peice</text:p>
          </table:table-cell>
          <table:table-cell table:formula="of:=['Unit dates'.D29]*[.$B$1]" office:value-type="float" office:value="60" calcext:value-type="float">
            <text:p>60</text:p>
          </table:table-cell>
          <table:table-cell table:formula="of:=['Unit dates'.E29]*[.$B$1]" office:value-type="float" office:value="60" calcext:value-type="float">
            <text:p>60</text:p>
          </table:table-cell>
          <table:table-cell table:formula="of:=['Unit dates'.F29]*[.$B$1]" office:value-type="float" office:value="60" calcext:value-type="float">
            <text:p>60</text:p>
          </table:table-cell>
          <table:table-cell table:formula="of:=['Unit dates'.G29]*[.$B$1]" office:value-type="float" office:value="60" calcext:value-type="float">
            <text:p>60</text:p>
          </table:table-cell>
        </table:table-row>
        <table:table-row table:style-name="ro1">
          <table:table-cell table:formula="of:=['Unit dates'.A30]" office:value-type="string" office:string-value="Drinks" calcext:value-type="string">
            <text:p>Drinks</text:p>
          </table:table-cell>
          <table:table-cell table:formula="of:=['Unit dates'.B30]" office:value-type="string" office:string-value="- Coffee" calcext:value-type="string">
            <text:p>- Coffee</text:p>
          </table:table-cell>
          <table:table-cell table:formula="of:=['Unit dates'.C30]" office:value-type="float" office:value="0" calcext:value-type="float">
            <text:p>0</text:p>
          </table:table-cell>
          <table:table-cell table:formula="of:=['Unit dates'.D30]*[.$B$1]" office:value-type="float" office:value="60" calcext:value-type="float">
            <text:p>60</text:p>
          </table:table-cell>
          <table:table-cell table:formula="of:=['Unit dates'.E30]*[.$B$1]" office:value-type="float" office:value="60" calcext:value-type="float">
            <text:p>60</text:p>
          </table:table-cell>
          <table:table-cell table:formula="of:=['Unit dates'.F30]*[.$B$1]" office:value-type="float" office:value="60" calcext:value-type="float">
            <text:p>60</text:p>
          </table:table-cell>
          <table:table-cell table:formula="of:=['Unit dates'.G30]*[.$B$1]" office:value-type="float" office:value="60" calcext:value-type="float">
            <text:p>60</text:p>
          </table:table-cell>
        </table:table-row>
        <table:table-row table:style-name="ro1">
          <table:table-cell table:formula="of:=['Unit dates'.A31]" office:value-type="string" office:string-value="Drinks" calcext:value-type="string">
            <text:p>Drinks</text:p>
          </table:table-cell>
          <table:table-cell table:formula="of:=['Unit dates'.B31]" office:value-type="string" office:string-value="- Sugar" calcext:value-type="string">
            <text:p>- Sugar</text:p>
          </table:table-cell>
          <table:table-cell table:formula="of:=['Unit dates'.C31]" office:value-type="float" office:value="0" calcext:value-type="float">
            <text:p>0</text:p>
          </table:table-cell>
          <table:table-cell table:formula="of:=['Unit dates'.D31]*[.$B$1]" office:value-type="float" office:value="60" calcext:value-type="float">
            <text:p>60</text:p>
          </table:table-cell>
          <table:table-cell table:formula="of:=['Unit dates'.E31]*[.$B$1]" office:value-type="float" office:value="60" calcext:value-type="float">
            <text:p>60</text:p>
          </table:table-cell>
          <table:table-cell table:formula="of:=['Unit dates'.F31]*[.$B$1]" office:value-type="float" office:value="60" calcext:value-type="float">
            <text:p>60</text:p>
          </table:table-cell>
          <table:table-cell table:formula="of:=['Unit dates'.G31]*[.$B$1]" office:value-type="float" office:value="60" calcext:value-type="float">
            <text:p>60</text:p>
          </table:table-cell>
        </table:table-row>
        <table:table-row table:style-name="ro1">
          <table:table-cell table:formula="of:=['Unit dates'.A32]" office:value-type="string" office:string-value="Drinks" calcext:value-type="string">
            <text:p>Drinks</text:p>
          </table:table-cell>
          <table:table-cell table:formula="of:=['Unit dates'.B32]" office:value-type="string" office:string-value="- Milk" calcext:value-type="string">
            <text:p>- Milk</text:p>
          </table:table-cell>
          <table:table-cell table:formula="of:=['Unit dates'.C32]" office:value-type="string" office:string-value="peice" calcext:value-type="string">
            <text:p>peice</text:p>
          </table:table-cell>
          <table:table-cell table:formula="of:=['Unit dates'.D32]*[.$B$1]" office:value-type="float" office:value="60" calcext:value-type="float">
            <text:p>60</text:p>
          </table:table-cell>
          <table:table-cell table:formula="of:=['Unit dates'.E32]*[.$B$1]" office:value-type="float" office:value="60" calcext:value-type="float">
            <text:p>60</text:p>
          </table:table-cell>
          <table:table-cell table:formula="of:=['Unit dates'.F32]*[.$B$1]" office:value-type="float" office:value="60" calcext:value-type="float">
            <text:p>60</text:p>
          </table:table-cell>
          <table:table-cell table:formula="of:=['Unit dates'.G32]*[.$B$1]" office:value-type="float" office:value="60" calcext:value-type="float">
            <text:p>60</text:p>
          </table:table-cell>
        </table:table-row>
        <table:table-row table:style-name="ro1">
          <table:table-cell table:formula="of:=['Unit dates'.A33]">
            <text:p/>
          </table:table-cell>
          <table:table-cell table:formula="of:=['Unit dates'.B33]" office:value-type="float" office:value="0" calcext:value-type="float">
            <text:p>0</text:p>
          </table:table-cell>
          <table:table-cell table:formula="of:=['Unit dates'.C33]" office:value-type="string" office:string-value="peice" calcext:value-type="string">
            <text:p>peice</text:p>
          </table:table-cell>
          <table:table-cell table:formula="of:=['Unit dates'.D33]*[.$B$1]" office:value-type="float" office:value="0" calcext:value-type="float">
            <text:p>0</text:p>
          </table:table-cell>
          <table:table-cell table:formula="of:=['Unit dates'.E33]*[.$B$1]" office:value-type="float" office:value="0" calcext:value-type="float">
            <text:p>0</text:p>
          </table:table-cell>
          <table:table-cell table:formula="of:=['Unit dates'.F33]*[.$B$1]" office:value-type="float" office:value="0" calcext:value-type="float">
            <text:p>0</text:p>
          </table:table-cell>
          <table:table-cell table:formula="of:=['Unit dates'.G33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34]">
            <text:p/>
          </table:table-cell>
          <table:table-cell table:formula="of:=['Unit dates'.B34]" office:value-type="float" office:value="0" calcext:value-type="float">
            <text:p>0</text:p>
          </table:table-cell>
          <table:table-cell table:formula="of:=['Unit dates'.C34]" office:value-type="string" office:string-value="g" calcext:value-type="string">
            <text:p>g</text:p>
          </table:table-cell>
          <table:table-cell table:formula="of:=['Unit dates'.D34]*[.$B$1]" office:value-type="float" office:value="0" calcext:value-type="float">
            <text:p>0</text:p>
          </table:table-cell>
          <table:table-cell table:formula="of:=['Unit dates'.E34]*[.$B$1]" office:value-type="float" office:value="0" calcext:value-type="float">
            <text:p>0</text:p>
          </table:table-cell>
          <table:table-cell table:formula="of:=['Unit dates'.F34]*[.$B$1]" office:value-type="float" office:value="0" calcext:value-type="float">
            <text:p>0</text:p>
          </table:table-cell>
          <table:table-cell table:formula="of:=['Unit dates'.G34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35]" office:value-type="string" office:string-value="Egg sandwiches" calcext:value-type="string">
            <text:p>Egg sandwiches</text:p>
          </table:table-cell>
          <table:table-cell table:formula="of:=['Unit dates'.B35]" office:value-type="string" office:string-value="3 hard-boiled eggs, chopped" calcext:value-type="string">
            <text:p>3 hard-boiled eggs, chopped</text:p>
          </table:table-cell>
          <table:table-cell table:formula="of:=['Unit dates'.C35]" office:value-type="float" office:value="0" calcext:value-type="float">
            <text:p>0</text:p>
          </table:table-cell>
          <table:table-cell table:formula="of:=['Unit dates'.D35]*[.$B$1]" office:value-type="float" office:value="45" calcext:value-type="float">
            <text:p>45</text:p>
          </table:table-cell>
          <table:table-cell table:formula="of:=['Unit dates'.E35]*[.$B$1]" office:value-type="float" office:value="45" calcext:value-type="float">
            <text:p>45</text:p>
          </table:table-cell>
          <table:table-cell table:formula="of:=['Unit dates'.F35]*[.$B$1]" office:value-type="float" office:value="45" calcext:value-type="float">
            <text:p>45</text:p>
          </table:table-cell>
          <table:table-cell table:formula="of:=['Unit dates'.G35]*[.$B$1]" office:value-type="float" office:value="45" calcext:value-type="float">
            <text:p>45</text:p>
          </table:table-cell>
        </table:table-row>
        <table:table-row table:style-name="ro1">
          <table:table-cell table:formula="of:=['Unit dates'.A36]" office:value-type="string" office:string-value="Egg sandwiches" calcext:value-type="string">
            <text:p>Egg sandwiches</text:p>
          </table:table-cell>
          <table:table-cell table:formula="of:=['Unit dates'.B36]" office:value-type="string" office:string-value="1/3 spring onion" calcext:value-type="string">
            <text:p>1/3 spring onion</text:p>
          </table:table-cell>
          <table:table-cell table:formula="of:=['Unit dates'.C36]" office:value-type="float" office:value="0" calcext:value-type="float">
            <text:p>0</text:p>
          </table:table-cell>
          <table:table-cell table:formula="of:=['Unit dates'.D36]*[.$B$1]" office:value-type="float" office:value="45" calcext:value-type="float">
            <text:p>45</text:p>
          </table:table-cell>
          <table:table-cell table:formula="of:=['Unit dates'.E36]*[.$B$1]" office:value-type="float" office:value="45" calcext:value-type="float">
            <text:p>45</text:p>
          </table:table-cell>
          <table:table-cell table:formula="of:=['Unit dates'.F36]*[.$B$1]" office:value-type="float" office:value="45" calcext:value-type="float">
            <text:p>45</text:p>
          </table:table-cell>
          <table:table-cell table:formula="of:=['Unit dates'.G36]*[.$B$1]" office:value-type="float" office:value="45" calcext:value-type="float">
            <text:p>45</text:p>
          </table:table-cell>
        </table:table-row>
        <table:table-row table:style-name="ro1">
          <table:table-cell table:formula="of:=['Unit dates'.A37]" office:value-type="string" office:string-value="Egg sandwiches" calcext:value-type="string">
            <text:p>Egg sandwiches</text:p>
          </table:table-cell>
          <table:table-cell table:formula="of:=['Unit dates'.B37]" office:value-type="string" office:string-value="3 lettuce leaves" calcext:value-type="string">
            <text:p>3 lettuce leaves</text:p>
          </table:table-cell>
          <table:table-cell table:formula="of:=['Unit dates'.C37]" office:value-type="string" office:string-value="ml" calcext:value-type="string">
            <text:p>ml</text:p>
          </table:table-cell>
          <table:table-cell table:formula="of:=['Unit dates'.D37]*[.$B$1]" office:value-type="float" office:value="45" calcext:value-type="float">
            <text:p>45</text:p>
          </table:table-cell>
          <table:table-cell table:formula="of:=['Unit dates'.E37]*[.$B$1]" office:value-type="float" office:value="45" calcext:value-type="float">
            <text:p>45</text:p>
          </table:table-cell>
          <table:table-cell table:formula="of:=['Unit dates'.F37]*[.$B$1]" office:value-type="float" office:value="45" calcext:value-type="float">
            <text:p>45</text:p>
          </table:table-cell>
          <table:table-cell table:formula="of:=['Unit dates'.G37]*[.$B$1]" office:value-type="float" office:value="45" calcext:value-type="float">
            <text:p>45</text:p>
          </table:table-cell>
        </table:table-row>
        <table:table-row table:style-name="ro1">
          <table:table-cell table:formula="of:=['Unit dates'.A38]" office:value-type="string" office:string-value="Egg sandwiches" calcext:value-type="string">
            <text:p>Egg sandwiches</text:p>
          </table:table-cell>
          <table:table-cell table:formula="of:=['Unit dates'.B38]" office:value-type="string" office:string-value="3 tbsp mayonnaise" calcext:value-type="string">
            <text:p>3 tbsp mayonnaise</text:p>
          </table:table-cell>
          <table:table-cell table:formula="of:=['Unit dates'.C38]" office:value-type="string" office:string-value="ml" calcext:value-type="string">
            <text:p>ml</text:p>
          </table:table-cell>
          <table:table-cell table:formula="of:=['Unit dates'.D38]*[.$B$1]" office:value-type="float" office:value="45" calcext:value-type="float">
            <text:p>45</text:p>
          </table:table-cell>
          <table:table-cell table:formula="of:=['Unit dates'.E38]*[.$B$1]" office:value-type="float" office:value="45" calcext:value-type="float">
            <text:p>45</text:p>
          </table:table-cell>
          <table:table-cell table:formula="of:=['Unit dates'.F38]*[.$B$1]" office:value-type="float" office:value="45" calcext:value-type="float">
            <text:p>45</text:p>
          </table:table-cell>
          <table:table-cell table:formula="of:=['Unit dates'.G38]*[.$B$1]" office:value-type="float" office:value="45" calcext:value-type="float">
            <text:p>45</text:p>
          </table:table-cell>
        </table:table-row>
        <table:table-row table:style-name="ro1">
          <table:table-cell table:formula="of:=['Unit dates'.A39]" office:value-type="string" office:string-value="Egg sandwiches" calcext:value-type="string">
            <text:p>Egg sandwiches</text:p>
          </table:table-cell>
          <table:table-cell table:formula="of:=['Unit dates'.B39]" office:value-type="string" office:string-value="1 tsp mustard" calcext:value-type="string">
            <text:p>1 tsp mustard</text:p>
          </table:table-cell>
          <table:table-cell table:formula="of:=['Unit dates'.C39]" office:value-type="string" office:string-value="bag" calcext:value-type="string">
            <text:p>bag</text:p>
          </table:table-cell>
          <table:table-cell table:formula="of:=['Unit dates'.D39]*[.$B$1]" office:value-type="float" office:value="45" calcext:value-type="float">
            <text:p>45</text:p>
          </table:table-cell>
          <table:table-cell table:formula="of:=['Unit dates'.E39]*[.$B$1]" office:value-type="float" office:value="45" calcext:value-type="float">
            <text:p>45</text:p>
          </table:table-cell>
          <table:table-cell table:formula="of:=['Unit dates'.F39]*[.$B$1]" office:value-type="float" office:value="45" calcext:value-type="float">
            <text:p>45</text:p>
          </table:table-cell>
          <table:table-cell table:formula="of:=['Unit dates'.G39]*[.$B$1]" office:value-type="float" office:value="45" calcext:value-type="float">
            <text:p>45</text:p>
          </table:table-cell>
        </table:table-row>
        <table:table-row table:style-name="ro1">
          <table:table-cell table:formula="of:=['Unit dates'.A40]">
            <text:p/>
          </table:table-cell>
          <table:table-cell table:formula="of:=['Unit dates'.B40]" office:value-type="float" office:value="0" calcext:value-type="float">
            <text:p>0</text:p>
          </table:table-cell>
          <table:table-cell table:formula="of:=['Unit dates'.C40]" office:value-type="float" office:value="0" calcext:value-type="float">
            <text:p>0</text:p>
          </table:table-cell>
          <table:table-cell table:formula="of:=['Unit dates'.D40]*[.$B$1]" office:value-type="float" office:value="0" calcext:value-type="float">
            <text:p>0</text:p>
          </table:table-cell>
          <table:table-cell table:formula="of:=['Unit dates'.E40]*[.$B$1]" office:value-type="float" office:value="0" calcext:value-type="float">
            <text:p>0</text:p>
          </table:table-cell>
          <table:table-cell table:formula="of:=['Unit dates'.F40]*[.$B$1]" office:value-type="float" office:value="0" calcext:value-type="float">
            <text:p>0</text:p>
          </table:table-cell>
          <table:table-cell table:formula="of:=['Unit dates'.G40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41]">
            <text:p/>
          </table:table-cell>
          <table:table-cell table:formula="of:=['Unit dates'.B41]" office:value-type="float" office:value="0" calcext:value-type="float">
            <text:p>0</text:p>
          </table:table-cell>
          <table:table-cell table:formula="of:=['Unit dates'.C41]" office:value-type="string" office:string-value="g" calcext:value-type="string">
            <text:p>g</text:p>
          </table:table-cell>
          <table:table-cell table:formula="of:=['Unit dates'.D41]*[.$B$1]" office:value-type="float" office:value="0" calcext:value-type="float">
            <text:p>0</text:p>
          </table:table-cell>
          <table:table-cell table:formula="of:=['Unit dates'.E41]*[.$B$1]" office:value-type="float" office:value="0" calcext:value-type="float">
            <text:p>0</text:p>
          </table:table-cell>
          <table:table-cell table:formula="of:=['Unit dates'.F41]*[.$B$1]" office:value-type="float" office:value="0" calcext:value-type="float">
            <text:p>0</text:p>
          </table:table-cell>
          <table:table-cell table:formula="of:=['Unit dates'.G41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42]" office:value-type="string" office:string-value="Cucumber" calcext:value-type="string">
            <text:p>Cucumber</text:p>
          </table:table-cell>
          <table:table-cell table:formula="of:=['Unit dates'.B42]" office:value-type="string" office:string-value="1 cucumber" calcext:value-type="string">
            <text:p>1 cucumber</text:p>
          </table:table-cell>
          <table:table-cell table:formula="of:=['Unit dates'.C42]" office:value-type="string" office:string-value="ml" calcext:value-type="string">
            <text:p>ml</text:p>
          </table:table-cell>
          <table:table-cell table:formula="of:=['Unit dates'.D42]*[.$B$1]" office:value-type="float" office:value="75" calcext:value-type="float">
            <text:p>75</text:p>
          </table:table-cell>
          <table:table-cell table:formula="of:=['Unit dates'.E42]*[.$B$1]" office:value-type="float" office:value="75" calcext:value-type="float">
            <text:p>75</text:p>
          </table:table-cell>
          <table:table-cell table:formula="of:=['Unit dates'.F42]*[.$B$1]" office:value-type="float" office:value="75" calcext:value-type="float">
            <text:p>75</text:p>
          </table:table-cell>
          <table:table-cell table:formula="of:=['Unit dates'.G42]*[.$B$1]" office:value-type="float" office:value="75" calcext:value-type="float">
            <text:p>75</text:p>
          </table:table-cell>
        </table:table-row>
        <table:table-row table:style-name="ro1">
          <table:table-cell table:formula="of:=['Unit dates'.A43]" office:value-type="string" office:string-value="Cucumber" calcext:value-type="string">
            <text:p>Cucumber</text:p>
          </table:table-cell>
          <table:table-cell table:formula="of:=['Unit dates'.B43]" office:value-type="string" office:string-value="185g cream cheese" calcext:value-type="string">
            <text:p>185g cream cheese</text:p>
          </table:table-cell>
          <table:table-cell table:formula="of:=['Unit dates'.C43]" office:value-type="float" office:value="0" calcext:value-type="float">
            <text:p>0</text:p>
          </table:table-cell>
          <table:table-cell table:formula="of:=['Unit dates'.D43]*[.$B$1]" office:value-type="float" office:value="75" calcext:value-type="float">
            <text:p>75</text:p>
          </table:table-cell>
          <table:table-cell table:formula="of:=['Unit dates'.E43]*[.$B$1]" office:value-type="float" office:value="75" calcext:value-type="float">
            <text:p>75</text:p>
          </table:table-cell>
          <table:table-cell table:formula="of:=['Unit dates'.F43]*[.$B$1]" office:value-type="float" office:value="75" calcext:value-type="float">
            <text:p>75</text:p>
          </table:table-cell>
          <table:table-cell table:formula="of:=['Unit dates'.G43]*[.$B$1]" office:value-type="float" office:value="75" calcext:value-type="float">
            <text:p>75</text:p>
          </table:table-cell>
        </table:table-row>
        <table:table-row table:style-name="ro1">
          <table:table-cell table:formula="of:=['Unit dates'.A44]">
            <text:p/>
          </table:table-cell>
          <table:table-cell table:formula="of:=['Unit dates'.B44]" office:value-type="float" office:value="0" calcext:value-type="float">
            <text:p>0</text:p>
          </table:table-cell>
          <table:table-cell table:formula="of:=['Unit dates'.C44]" office:value-type="float" office:value="0" calcext:value-type="float">
            <text:p>0</text:p>
          </table:table-cell>
          <table:table-cell table:formula="of:=['Unit dates'.D44]*[.$B$1]" office:value-type="float" office:value="0" calcext:value-type="float">
            <text:p>0</text:p>
          </table:table-cell>
          <table:table-cell table:formula="of:=['Unit dates'.E44]*[.$B$1]" office:value-type="float" office:value="0" calcext:value-type="float">
            <text:p>0</text:p>
          </table:table-cell>
          <table:table-cell table:formula="of:=['Unit dates'.F44]*[.$B$1]" office:value-type="float" office:value="0" calcext:value-type="float">
            <text:p>0</text:p>
          </table:table-cell>
          <table:table-cell table:formula="of:=['Unit dates'.G44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45]">
            <text:p/>
          </table:table-cell>
          <table:table-cell table:formula="of:=['Unit dates'.B45]" office:value-type="float" office:value="0" calcext:value-type="float">
            <text:p>0</text:p>
          </table:table-cell>
          <table:table-cell table:formula="of:=['Unit dates'.C45]" office:value-type="string" office:string-value="egg" calcext:value-type="string">
            <text:p>egg</text:p>
          </table:table-cell>
          <table:table-cell table:formula="of:=['Unit dates'.D45]*[.$B$1]" office:value-type="float" office:value="0" calcext:value-type="float">
            <text:p>0</text:p>
          </table:table-cell>
          <table:table-cell table:formula="of:=['Unit dates'.E45]*[.$B$1]" office:value-type="float" office:value="0" calcext:value-type="float">
            <text:p>0</text:p>
          </table:table-cell>
          <table:table-cell table:formula="of:=['Unit dates'.F45]*[.$B$1]" office:value-type="float" office:value="0" calcext:value-type="float">
            <text:p>0</text:p>
          </table:table-cell>
          <table:table-cell table:formula="of:=['Unit dates'.G45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46]" office:value-type="string" office:string-value="Brie / Apple" calcext:value-type="string">
            <text:p>Brie / Apple</text:p>
          </table:table-cell>
          <table:table-cell table:formula="of:=['Unit dates'.B46]" office:value-type="string" office:string-value="1 apple" calcext:value-type="string">
            <text:p>1 apple</text:p>
          </table:table-cell>
          <table:table-cell table:formula="of:=['Unit dates'.C46]" office:value-type="string" office:string-value="onion" calcext:value-type="string">
            <text:p>onion</text:p>
          </table:table-cell>
          <table:table-cell table:formula="of:=['Unit dates'.D46]*[.$B$1]" office:value-type="float" office:value="60" calcext:value-type="float">
            <text:p>60</text:p>
          </table:table-cell>
          <table:table-cell table:formula="of:=['Unit dates'.E46]*[.$B$1]" office:value-type="float" office:value="60" calcext:value-type="float">
            <text:p>60</text:p>
          </table:table-cell>
          <table:table-cell table:formula="of:=['Unit dates'.F46]*[.$B$1]" office:value-type="float" office:value="60" calcext:value-type="float">
            <text:p>60</text:p>
          </table:table-cell>
          <table:table-cell table:formula="of:=['Unit dates'.G46]*[.$B$1]" office:value-type="float" office:value="60" calcext:value-type="float">
            <text:p>60</text:p>
          </table:table-cell>
        </table:table-row>
        <table:table-row table:style-name="ro1">
          <table:table-cell table:formula="of:=['Unit dates'.A47]" office:value-type="string" office:string-value="Brie / Apple" calcext:value-type="string">
            <text:p>Brie / Apple</text:p>
          </table:table-cell>
          <table:table-cell table:formula="of:=['Unit dates'.B47]" office:value-type="string" office:string-value="230g brie" calcext:value-type="string">
            <text:p>230g brie</text:p>
          </table:table-cell>
          <table:table-cell table:formula="of:=['Unit dates'.C47]" office:value-type="string" office:string-value="leaves" calcext:value-type="string">
            <text:p>leaves</text:p>
          </table:table-cell>
          <table:table-cell table:formula="of:=['Unit dates'.D47]*[.$B$1]" office:value-type="float" office:value="60" calcext:value-type="float">
            <text:p>60</text:p>
          </table:table-cell>
          <table:table-cell table:formula="of:=['Unit dates'.E47]*[.$B$1]" office:value-type="float" office:value="60" calcext:value-type="float">
            <text:p>60</text:p>
          </table:table-cell>
          <table:table-cell table:formula="of:=['Unit dates'.F47]*[.$B$1]" office:value-type="float" office:value="60" calcext:value-type="float">
            <text:p>60</text:p>
          </table:table-cell>
          <table:table-cell table:formula="of:=['Unit dates'.G47]*[.$B$1]" office:value-type="float" office:value="60" calcext:value-type="float">
            <text:p>60</text:p>
          </table:table-cell>
        </table:table-row>
        <table:table-row table:style-name="ro1">
          <table:table-cell table:formula="of:=['Unit dates'.A48]">
            <text:p/>
          </table:table-cell>
          <table:table-cell table:formula="of:=['Unit dates'.B48]" office:value-type="float" office:value="0" calcext:value-type="float">
            <text:p>0</text:p>
          </table:table-cell>
          <table:table-cell table:formula="of:=['Unit dates'.C48]" office:value-type="string" office:string-value="tbsp" calcext:value-type="string">
            <text:p>tbsp</text:p>
          </table:table-cell>
          <table:table-cell table:formula="of:=['Unit dates'.D48]*[.$B$1]" office:value-type="float" office:value="0" calcext:value-type="float">
            <text:p>0</text:p>
          </table:table-cell>
          <table:table-cell table:formula="of:=['Unit dates'.E48]*[.$B$1]" office:value-type="float" office:value="0" calcext:value-type="float">
            <text:p>0</text:p>
          </table:table-cell>
          <table:table-cell table:formula="of:=['Unit dates'.F48]*[.$B$1]" office:value-type="float" office:value="0" calcext:value-type="float">
            <text:p>0</text:p>
          </table:table-cell>
          <table:table-cell table:formula="of:=['Unit dates'.G48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49]">
            <text:p/>
          </table:table-cell>
          <table:table-cell table:formula="of:=['Unit dates'.B49]" office:value-type="float" office:value="0" calcext:value-type="float">
            <text:p>0</text:p>
          </table:table-cell>
          <table:table-cell table:formula="of:=['Unit dates'.C49]" office:value-type="string" office:string-value="tsp" calcext:value-type="string">
            <text:p>tsp</text:p>
          </table:table-cell>
          <table:table-cell table:formula="of:=['Unit dates'.D49]*[.$B$1]" office:value-type="float" office:value="0" calcext:value-type="float">
            <text:p>0</text:p>
          </table:table-cell>
          <table:table-cell table:formula="of:=['Unit dates'.E49]*[.$B$1]" office:value-type="float" office:value="0" calcext:value-type="float">
            <text:p>0</text:p>
          </table:table-cell>
          <table:table-cell table:formula="of:=['Unit dates'.F49]*[.$B$1]" office:value-type="float" office:value="0" calcext:value-type="float">
            <text:p>0</text:p>
          </table:table-cell>
          <table:table-cell table:formula="of:=['Unit dates'.G49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50]" office:value-type="string" office:string-value="Bratwurst / mustard / horseradish" calcext:value-type="string">
            <text:p>Bratwurst / mustard / horseradish</text:p>
          </table:table-cell>
          <table:table-cell table:formula="of:=['Unit dates'.B50]" office:value-type="string" office:string-value="3 sausages" calcext:value-type="string">
            <text:p>3 sausages</text:p>
          </table:table-cell>
          <table:table-cell table:formula="of:=['Unit dates'.C50]" office:value-type="float" office:value="0" calcext:value-type="float">
            <text:p>0</text:p>
          </table:table-cell>
          <table:table-cell table:formula="of:=['Unit dates'.D50]*[.$B$1]" office:value-type="float" office:value="30" calcext:value-type="float">
            <text:p>30</text:p>
          </table:table-cell>
          <table:table-cell table:formula="of:=['Unit dates'.E50]*[.$B$1]" office:value-type="float" office:value="30" calcext:value-type="float">
            <text:p>30</text:p>
          </table:table-cell>
          <table:table-cell table:formula="of:=['Unit dates'.F50]*[.$B$1]" office:value-type="float" office:value="30" calcext:value-type="float">
            <text:p>30</text:p>
          </table:table-cell>
          <table:table-cell table:formula="of:=['Unit dates'.G50]*[.$B$1]" office:value-type="float" office:value="30" calcext:value-type="float">
            <text:p>30</text:p>
          </table:table-cell>
        </table:table-row>
        <table:table-row table:style-name="ro1">
          <table:table-cell table:formula="of:=['Unit dates'.A51]" office:value-type="string" office:string-value="Bratwurst / mustard / horseradish" calcext:value-type="string">
            <text:p>Bratwurst / mustard / horseradish</text:p>
          </table:table-cell>
          <table:table-cell table:formula="of:=['Unit dates'.B51]" office:value-type="string" office:string-value="10ml mustard" calcext:value-type="string">
            <text:p>10ml mustard</text:p>
          </table:table-cell>
          <table:table-cell table:formula="of:=['Unit dates'.C51]" office:value-type="float" office:value="0" calcext:value-type="float">
            <text:p>0</text:p>
          </table:table-cell>
          <table:table-cell table:formula="of:=['Unit dates'.D51]*[.$B$1]" office:value-type="float" office:value="30" calcext:value-type="float">
            <text:p>30</text:p>
          </table:table-cell>
          <table:table-cell table:formula="of:=['Unit dates'.E51]*[.$B$1]" office:value-type="float" office:value="30" calcext:value-type="float">
            <text:p>30</text:p>
          </table:table-cell>
          <table:table-cell table:formula="of:=['Unit dates'.F51]*[.$B$1]" office:value-type="float" office:value="30" calcext:value-type="float">
            <text:p>30</text:p>
          </table:table-cell>
          <table:table-cell table:formula="of:=['Unit dates'.G51]*[.$B$1]" office:value-type="float" office:value="30" calcext:value-type="float">
            <text:p>30</text:p>
          </table:table-cell>
        </table:table-row>
        <table:table-row table:style-name="ro1">
          <table:table-cell table:formula="of:=['Unit dates'.A52]" office:value-type="string" office:string-value="Bratwurst / mustard / horseradish" calcext:value-type="string">
            <text:p>Bratwurst / mustard / horseradish</text:p>
          </table:table-cell>
          <table:table-cell table:formula="of:=['Unit dates'.B52]" office:value-type="string" office:string-value="10ml horseradish" calcext:value-type="string">
            <text:p>10ml horseradish</text:p>
          </table:table-cell>
          <table:table-cell table:formula="of:=['Unit dates'.C52]" office:value-type="string" office:string-value="piece" calcext:value-type="string">
            <text:p>piece</text:p>
          </table:table-cell>
          <table:table-cell table:formula="of:=['Unit dates'.D52]*[.$B$1]" office:value-type="float" office:value="30" calcext:value-type="float">
            <text:p>30</text:p>
          </table:table-cell>
          <table:table-cell table:formula="of:=['Unit dates'.E52]*[.$B$1]" office:value-type="float" office:value="30" calcext:value-type="float">
            <text:p>30</text:p>
          </table:table-cell>
          <table:table-cell table:formula="of:=['Unit dates'.F52]*[.$B$1]" office:value-type="float" office:value="30" calcext:value-type="float">
            <text:p>30</text:p>
          </table:table-cell>
          <table:table-cell table:formula="of:=['Unit dates'.G52]*[.$B$1]" office:value-type="float" office:value="30" calcext:value-type="float">
            <text:p>30</text:p>
          </table:table-cell>
        </table:table-row>
        <table:table-row table:style-name="ro1">
          <table:table-cell table:formula="of:=['Unit dates'.A53]">
            <text:p/>
          </table:table-cell>
          <table:table-cell table:formula="of:=['Unit dates'.B53]" office:value-type="float" office:value="0" calcext:value-type="float">
            <text:p>0</text:p>
          </table:table-cell>
          <table:table-cell table:formula="of:=['Unit dates'.C53]" office:value-type="string" office:string-value="g" calcext:value-type="string">
            <text:p>g</text:p>
          </table:table-cell>
          <table:table-cell table:formula="of:=['Unit dates'.D53]*[.$B$1]" office:value-type="float" office:value="0" calcext:value-type="float">
            <text:p>0</text:p>
          </table:table-cell>
          <table:table-cell table:formula="of:=['Unit dates'.E53]*[.$B$1]" office:value-type="float" office:value="0" calcext:value-type="float">
            <text:p>0</text:p>
          </table:table-cell>
          <table:table-cell table:formula="of:=['Unit dates'.F53]*[.$B$1]" office:value-type="float" office:value="0" calcext:value-type="float">
            <text:p>0</text:p>
          </table:table-cell>
          <table:table-cell table:formula="of:=['Unit dates'.G53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54]">
            <text:p/>
          </table:table-cell>
          <table:table-cell table:formula="of:=['Unit dates'.B54]" office:value-type="float" office:value="0" calcext:value-type="float">
            <text:p>0</text:p>
          </table:table-cell>
          <table:table-cell table:formula="of:=['Unit dates'.C54]" office:value-type="float" office:value="0" calcext:value-type="float">
            <text:p>0</text:p>
          </table:table-cell>
          <table:table-cell table:formula="of:=['Unit dates'.D54]*[.$B$1]" office:value-type="float" office:value="0" calcext:value-type="float">
            <text:p>0</text:p>
          </table:table-cell>
          <table:table-cell table:formula="of:=['Unit dates'.E54]*[.$B$1]" office:value-type="float" office:value="0" calcext:value-type="float">
            <text:p>0</text:p>
          </table:table-cell>
          <table:table-cell table:formula="of:=['Unit dates'.F54]*[.$B$1]" office:value-type="float" office:value="0" calcext:value-type="float">
            <text:p>0</text:p>
          </table:table-cell>
          <table:table-cell table:formula="of:=['Unit dates'.G54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55]" office:value-type="string" office:string-value="Beef / Sausages / Bratwurst" calcext:value-type="string">
            <text:p>Beef / Sausages / Bratwurst</text:p>
          </table:table-cell>
          <table:table-cell table:formula="of:=['Unit dates'.B55]" office:value-type="string" office:string-value="1 sausage" calcext:value-type="string">
            <text:p>1 sausage</text:p>
          </table:table-cell>
          <table:table-cell table:formula="of:=['Unit dates'.C55]" office:value-type="float" office:value="0" calcext:value-type="float">
            <text:p>0</text:p>
          </table:table-cell>
          <table:table-cell table:formula="of:=['Unit dates'.D55]*[.$B$1]" office:value-type="float" office:value="5.625" calcext:value-type="float">
            <text:p>5.625</text:p>
          </table:table-cell>
          <table:table-cell table:formula="of:=['Unit dates'.E55]*[.$B$1]" office:value-type="float" office:value="5.625" calcext:value-type="float">
            <text:p>5.625</text:p>
          </table:table-cell>
          <table:table-cell table:formula="of:=['Unit dates'.F55]*[.$B$1]" office:value-type="float" office:value="0" calcext:value-type="float">
            <text:p>0</text:p>
          </table:table-cell>
          <table:table-cell table:formula="of:=['Unit dates'.G55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56]">
            <text:p/>
          </table:table-cell>
          <table:table-cell table:formula="of:=['Unit dates'.B56]" office:value-type="float" office:value="0" calcext:value-type="float">
            <text:p>0</text:p>
          </table:table-cell>
          <table:table-cell table:formula="of:=['Unit dates'.C56]" office:value-type="string" office:string-value="piece" calcext:value-type="string">
            <text:p>piece</text:p>
          </table:table-cell>
          <table:table-cell table:formula="of:=['Unit dates'.D56]*[.$B$1]" office:value-type="float" office:value="0" calcext:value-type="float">
            <text:p>0</text:p>
          </table:table-cell>
          <table:table-cell table:formula="of:=['Unit dates'.E56]*[.$B$1]" office:value-type="float" office:value="0" calcext:value-type="float">
            <text:p>0</text:p>
          </table:table-cell>
          <table:table-cell table:formula="of:=['Unit dates'.F56]*[.$B$1]" office:value-type="float" office:value="0" calcext:value-type="float">
            <text:p>0</text:p>
          </table:table-cell>
          <table:table-cell table:formula="of:=['Unit dates'.G56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57]">
            <text:p/>
          </table:table-cell>
          <table:table-cell table:formula="of:=['Unit dates'.B57]" office:value-type="float" office:value="0" calcext:value-type="float">
            <text:p>0</text:p>
          </table:table-cell>
          <table:table-cell table:formula="of:=['Unit dates'.C57]" office:value-type="string" office:string-value="g" calcext:value-type="string">
            <text:p>g</text:p>
          </table:table-cell>
          <table:table-cell table:formula="of:=['Unit dates'.D57]*[.$B$1]" office:value-type="float" office:value="0" calcext:value-type="float">
            <text:p>0</text:p>
          </table:table-cell>
          <table:table-cell table:formula="of:=['Unit dates'.E57]*[.$B$1]" office:value-type="float" office:value="0" calcext:value-type="float">
            <text:p>0</text:p>
          </table:table-cell>
          <table:table-cell table:formula="of:=['Unit dates'.F57]*[.$B$1]" office:value-type="float" office:value="0" calcext:value-type="float">
            <text:p>0</text:p>
          </table:table-cell>
          <table:table-cell table:formula="of:=['Unit dates'.G57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58]" office:value-type="string" office:string-value="Fish / Salmon" calcext:value-type="string">
            <text:p>Fish / Salmon</text:p>
          </table:table-cell>
          <table:table-cell table:formula="of:=['Unit dates'.B58]" office:value-type="string" office:string-value="??" calcext:value-type="string">
            <text:p>??</text:p>
          </table:table-cell>
          <table:table-cell table:formula="of:=['Unit dates'.C58]" office:value-type="float" office:value="0" calcext:value-type="float">
            <text:p>0</text:p>
          </table:table-cell>
          <table:table-cell table:formula="of:=['Unit dates'.D58]*[.$B$1]" office:value-type="float" office:value="0" calcext:value-type="float">
            <text:p>0</text:p>
          </table:table-cell>
          <table:table-cell table:formula="of:=['Unit dates'.E58]*[.$B$1]" office:value-type="float" office:value="0" calcext:value-type="float">
            <text:p>0</text:p>
          </table:table-cell>
          <table:table-cell table:formula="of:=['Unit dates'.F58]*[.$B$1]" office:value-type="float" office:value="0" calcext:value-type="float">
            <text:p>0</text:p>
          </table:table-cell>
          <table:table-cell table:formula="of:=['Unit dates'.G58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59]">
            <text:p/>
          </table:table-cell>
          <table:table-cell table:formula="of:=['Unit dates'.B59]" office:value-type="float" office:value="0" calcext:value-type="float">
            <text:p>0</text:p>
          </table:table-cell>
          <table:table-cell table:formula="of:=['Unit dates'.C59]" office:value-type="float" office:value="0" calcext:value-type="float">
            <text:p>0</text:p>
          </table:table-cell>
          <table:table-cell table:formula="of:=['Unit dates'.D59]*[.$B$1]" office:value-type="float" office:value="0" calcext:value-type="float">
            <text:p>0</text:p>
          </table:table-cell>
          <table:table-cell table:formula="of:=['Unit dates'.E59]*[.$B$1]" office:value-type="float" office:value="0" calcext:value-type="float">
            <text:p>0</text:p>
          </table:table-cell>
          <table:table-cell table:formula="of:=['Unit dates'.F59]*[.$B$1]" office:value-type="float" office:value="0" calcext:value-type="float">
            <text:p>0</text:p>
          </table:table-cell>
          <table:table-cell table:formula="of:=['Unit dates'.G59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0]">
            <text:p/>
          </table:table-cell>
          <table:table-cell table:formula="of:=['Unit dates'.B60]" office:value-type="float" office:value="0" calcext:value-type="float">
            <text:p>0</text:p>
          </table:table-cell>
          <table:table-cell table:formula="of:=['Unit dates'.C60]" office:value-type="string" office:string-value="piece" calcext:value-type="string">
            <text:p>piece</text:p>
          </table:table-cell>
          <table:table-cell table:formula="of:=['Unit dates'.D60]*[.$B$1]" office:value-type="float" office:value="0" calcext:value-type="float">
            <text:p>0</text:p>
          </table:table-cell>
          <table:table-cell table:formula="of:=['Unit dates'.E60]*[.$B$1]" office:value-type="float" office:value="0" calcext:value-type="float">
            <text:p>0</text:p>
          </table:table-cell>
          <table:table-cell table:formula="of:=['Unit dates'.F60]*[.$B$1]" office:value-type="float" office:value="0" calcext:value-type="float">
            <text:p>0</text:p>
          </table:table-cell>
          <table:table-cell table:formula="of:=['Unit dates'.G60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1]" office:value-type="string" office:string-value="Haloumi" calcext:value-type="string">
            <text:p>Haloumi</text:p>
          </table:table-cell>
          <table:table-cell table:formula="of:=['Unit dates'.B61]" office:value-type="string" office:string-value="??" calcext:value-type="string">
            <text:p>??</text:p>
          </table:table-cell>
          <table:table-cell table:formula="of:=['Unit dates'.C61]" office:value-type="string" office:string-value="ml" calcext:value-type="string">
            <text:p>ml</text:p>
          </table:table-cell>
          <table:table-cell table:formula="of:=['Unit dates'.D61]*[.$B$1]" office:value-type="float" office:value="0.0225" calcext:value-type="float">
            <text:p>0.0225</text:p>
          </table:table-cell>
          <table:table-cell table:formula="of:=['Unit dates'.E61]*[.$B$1]" office:value-type="float" office:value="0.0225" calcext:value-type="float">
            <text:p>0.0225</text:p>
          </table:table-cell>
          <table:table-cell table:formula="of:=['Unit dates'.F61]*[.$B$1]" office:value-type="float" office:value="0" calcext:value-type="float">
            <text:p>0</text:p>
          </table:table-cell>
          <table:table-cell table:formula="of:=['Unit dates'.G61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2]">
            <text:p/>
          </table:table-cell>
          <table:table-cell table:formula="of:=['Unit dates'.B62]" office:value-type="float" office:value="0" calcext:value-type="float">
            <text:p>0</text:p>
          </table:table-cell>
          <table:table-cell table:formula="of:=['Unit dates'.C62]" office:value-type="string" office:string-value="ml" calcext:value-type="string">
            <text:p>ml</text:p>
          </table:table-cell>
          <table:table-cell table:formula="of:=['Unit dates'.D62]*[.$B$1]" office:value-type="float" office:value="0" calcext:value-type="float">
            <text:p>0</text:p>
          </table:table-cell>
          <table:table-cell table:formula="of:=['Unit dates'.E62]*[.$B$1]" office:value-type="float" office:value="0" calcext:value-type="float">
            <text:p>0</text:p>
          </table:table-cell>
          <table:table-cell table:formula="of:=['Unit dates'.F62]*[.$B$1]" office:value-type="float" office:value="0" calcext:value-type="float">
            <text:p>0</text:p>
          </table:table-cell>
          <table:table-cell table:formula="of:=['Unit dates'.G62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3]">
            <text:p/>
          </table:table-cell>
          <table:table-cell table:formula="of:=['Unit dates'.B63]" office:value-type="float" office:value="0" calcext:value-type="float">
            <text:p>0</text:p>
          </table:table-cell>
          <table:table-cell table:formula="of:=['Unit dates'.C63]" office:value-type="float" office:value="0" calcext:value-type="float">
            <text:p>0</text:p>
          </table:table-cell>
          <table:table-cell table:formula="of:=['Unit dates'.D63]*[.$B$1]" office:value-type="float" office:value="0" calcext:value-type="float">
            <text:p>0</text:p>
          </table:table-cell>
          <table:table-cell table:formula="of:=['Unit dates'.E63]*[.$B$1]" office:value-type="float" office:value="0" calcext:value-type="float">
            <text:p>0</text:p>
          </table:table-cell>
          <table:table-cell table:formula="of:=['Unit dates'.F63]*[.$B$1]" office:value-type="float" office:value="0" calcext:value-type="float">
            <text:p>0</text:p>
          </table:table-cell>
          <table:table-cell table:formula="of:=['Unit dates'.G63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4]" office:value-type="string" office:string-value="Fried onions" calcext:value-type="string">
            <text:p>Fried onions</text:p>
          </table:table-cell>
          <table:table-cell table:formula="of:=['Unit dates'.B64]" office:value-type="string" office:string-value="??" calcext:value-type="string">
            <text:p>??</text:p>
          </table:table-cell>
          <table:table-cell table:formula="of:=['Unit dates'.C64]" office:value-type="float" office:value="0" calcext:value-type="float">
            <text:p>0</text:p>
          </table:table-cell>
          <table:table-cell table:formula="of:=['Unit dates'.D64]*[.$B$1]" office:value-type="float" office:value="0.0225" calcext:value-type="float">
            <text:p>0.0225</text:p>
          </table:table-cell>
          <table:table-cell table:formula="of:=['Unit dates'.E64]*[.$B$1]" office:value-type="float" office:value="0.0225" calcext:value-type="float">
            <text:p>0.0225</text:p>
          </table:table-cell>
          <table:table-cell table:formula="of:=['Unit dates'.F64]*[.$B$1]" office:value-type="float" office:value="0" calcext:value-type="float">
            <text:p>0</text:p>
          </table:table-cell>
          <table:table-cell table:formula="of:=['Unit dates'.G64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5]">
            <text:p/>
          </table:table-cell>
          <table:table-cell table:formula="of:=['Unit dates'.B65]" office:value-type="float" office:value="0" calcext:value-type="float">
            <text:p>0</text:p>
          </table:table-cell>
          <table:table-cell table:formula="of:=['Unit dates'.C65]" office:value-type="string" office:string-value="g" calcext:value-type="string">
            <text:p>g</text:p>
          </table:table-cell>
          <table:table-cell table:formula="of:=['Unit dates'.D65]*[.$B$1]" office:value-type="float" office:value="0" calcext:value-type="float">
            <text:p>0</text:p>
          </table:table-cell>
          <table:table-cell table:formula="of:=['Unit dates'.E65]*[.$B$1]" office:value-type="float" office:value="0" calcext:value-type="float">
            <text:p>0</text:p>
          </table:table-cell>
          <table:table-cell table:formula="of:=['Unit dates'.F65]*[.$B$1]" office:value-type="float" office:value="0" calcext:value-type="float">
            <text:p>0</text:p>
          </table:table-cell>
          <table:table-cell table:formula="of:=['Unit dates'.G65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6]">
            <text:p/>
          </table:table-cell>
          <table:table-cell table:formula="of:=['Unit dates'.B66]" office:value-type="float" office:value="0" calcext:value-type="float">
            <text:p>0</text:p>
          </table:table-cell>
          <table:table-cell table:formula="of:=['Unit dates'.C66]" office:value-type="float" office:value="0" calcext:value-type="float">
            <text:p>0</text:p>
          </table:table-cell>
          <table:table-cell table:formula="of:=['Unit dates'.D66]*[.$B$1]" office:value-type="float" office:value="0" calcext:value-type="float">
            <text:p>0</text:p>
          </table:table-cell>
          <table:table-cell table:formula="of:=['Unit dates'.E66]*[.$B$1]" office:value-type="float" office:value="0" calcext:value-type="float">
            <text:p>0</text:p>
          </table:table-cell>
          <table:table-cell table:formula="of:=['Unit dates'.F66]*[.$B$1]" office:value-type="float" office:value="0" calcext:value-type="float">
            <text:p>0</text:p>
          </table:table-cell>
          <table:table-cell table:formula="of:=['Unit dates'.G66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7]" office:value-type="string" office:string-value="Sauerkraut" calcext:value-type="string">
            <text:p>Sauerkraut</text:p>
          </table:table-cell>
          <table:table-cell table:formula="of:=['Unit dates'.B67]" office:value-type="string" office:string-value="??" calcext:value-type="string">
            <text:p>??</text:p>
          </table:table-cell>
          <table:table-cell table:formula="of:=['Unit dates'.C67]" office:value-type="float" office:value="0" calcext:value-type="float">
            <text:p>0</text:p>
          </table:table-cell>
          <table:table-cell table:formula="of:=['Unit dates'.D67]*[.$B$1]" office:value-type="float" office:value="0" calcext:value-type="float">
            <text:p>0</text:p>
          </table:table-cell>
          <table:table-cell table:formula="of:=['Unit dates'.E67]*[.$B$1]" office:value-type="float" office:value="0" calcext:value-type="float">
            <text:p>0</text:p>
          </table:table-cell>
          <table:table-cell table:formula="of:=['Unit dates'.F67]*[.$B$1]" office:value-type="float" office:value="0" calcext:value-type="float">
            <text:p>0</text:p>
          </table:table-cell>
          <table:table-cell table:formula="of:=['Unit dates'.G67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8]">
            <text:p/>
          </table:table-cell>
          <table:table-cell table:formula="of:=['Unit dates'.B68]" office:value-type="float" office:value="0" calcext:value-type="float">
            <text:p>0</text:p>
          </table:table-cell>
          <table:table-cell table:formula="of:=['Unit dates'.C68]" office:value-type="float" office:value="0" calcext:value-type="float">
            <text:p>0</text:p>
          </table:table-cell>
          <table:table-cell table:formula="of:=['Unit dates'.D68]*[.$B$1]" office:value-type="float" office:value="0" calcext:value-type="float">
            <text:p>0</text:p>
          </table:table-cell>
          <table:table-cell table:formula="of:=['Unit dates'.E68]*[.$B$1]" office:value-type="float" office:value="0" calcext:value-type="float">
            <text:p>0</text:p>
          </table:table-cell>
          <table:table-cell table:formula="of:=['Unit dates'.F68]*[.$B$1]" office:value-type="float" office:value="0" calcext:value-type="float">
            <text:p>0</text:p>
          </table:table-cell>
          <table:table-cell table:formula="of:=['Unit dates'.G68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69]">
            <text:p/>
          </table:table-cell>
          <table:table-cell table:formula="of:=['Unit dates'.B69]" office:value-type="float" office:value="0" calcext:value-type="float">
            <text:p>0</text:p>
          </table:table-cell>
          <table:table-cell table:formula="of:=['Unit dates'.C69]" office:value-type="float" office:value="0" calcext:value-type="float">
            <text:p>0</text:p>
          </table:table-cell>
          <table:table-cell table:formula="of:=['Unit dates'.D69]*[.$B$1]" office:value-type="float" office:value="0" calcext:value-type="float">
            <text:p>0</text:p>
          </table:table-cell>
          <table:table-cell table:formula="of:=['Unit dates'.E69]*[.$B$1]" office:value-type="float" office:value="0" calcext:value-type="float">
            <text:p>0</text:p>
          </table:table-cell>
          <table:table-cell table:formula="of:=['Unit dates'.F69]*[.$B$1]" office:value-type="float" office:value="0" calcext:value-type="float">
            <text:p>0</text:p>
          </table:table-cell>
          <table:table-cell table:formula="of:=['Unit dates'.G69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70]" office:value-type="string" office:string-value="Corn" calcext:value-type="string">
            <text:p>Corn</text:p>
          </table:table-cell>
          <table:table-cell table:formula="of:=['Unit dates'.B70]" office:value-type="string" office:string-value="??" calcext:value-type="string">
            <text:p>??</text:p>
          </table:table-cell>
          <table:table-cell table:formula="of:=['Unit dates'.C70]" office:value-type="float" office:value="0" calcext:value-type="float">
            <text:p>0</text:p>
          </table:table-cell>
          <table:table-cell table:formula="of:=['Unit dates'.D70]*[.$B$1]" office:value-type="float" office:value="0" calcext:value-type="float">
            <text:p>0</text:p>
          </table:table-cell>
          <table:table-cell table:formula="of:=['Unit dates'.E70]*[.$B$1]" office:value-type="float" office:value="0" calcext:value-type="float">
            <text:p>0</text:p>
          </table:table-cell>
          <table:table-cell table:formula="of:=['Unit dates'.F70]*[.$B$1]" office:value-type="float" office:value="0" calcext:value-type="float">
            <text:p>0</text:p>
          </table:table-cell>
          <table:table-cell table:formula="of:=['Unit dates'.G70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71]" office:value-type="float" office:value="0" calcext:value-type="float">
            <text:p>0</text:p>
          </table:table-cell>
          <table:table-cell table:formula="of:=['Unit dates'.B71]" office:value-type="float" office:value="0" calcext:value-type="float">
            <text:p>0</text:p>
          </table:table-cell>
          <table:table-cell table:formula="of:=['Unit dates'.C71]" office:value-type="float" office:value="0" calcext:value-type="float">
            <text:p>0</text:p>
          </table:table-cell>
          <table:table-cell table:formula="of:=['Unit dates'.D71]*[.$B$1]" office:value-type="float" office:value="0" calcext:value-type="float">
            <text:p>0</text:p>
          </table:table-cell>
          <table:table-cell table:formula="of:=['Unit dates'.E71]*[.$B$1]" office:value-type="float" office:value="0" calcext:value-type="float">
            <text:p>0</text:p>
          </table:table-cell>
          <table:table-cell table:formula="of:=['Unit dates'.F71]*[.$B$1]" office:value-type="float" office:value="0" calcext:value-type="float">
            <text:p>0</text:p>
          </table:table-cell>
          <table:table-cell table:formula="of:=['Unit dates'.G71]*[.$B$1]" office:value-type="float" office:value="0" calcext:value-type="float">
            <text:p>0</text:p>
          </table:table-cell>
        </table:table-row>
        <table:table-row table:style-name="ro1">
          <table:table-cell table:formula="of:=['Unit dates'.A72]" office:value-type="float" office:value="0" calcext:value-type="float">
            <text:p>0</text:p>
          </table:table-cell>
          <table:table-cell table:formula="of:=['Unit dates'.B72]" office:value-type="float" office:value="0" calcext:value-type="float">
            <text:p>0</text:p>
          </table:table-cell>
          <table:table-cell table:formula="of:=['Unit dates'.C72]" office:value-type="float" office:value="0" calcext:value-type="float">
            <text:p>0</text:p>
          </table:table-cell>
          <table:table-cell table:formula="of:=['Unit dates'.D72]*[.$B$1]" office:value-type="float" office:value="0" calcext:value-type="float">
            <text:p>0</text:p>
          </table:table-cell>
          <table:table-cell table:formula="of:=['Unit dates'.E72]*[.$B$1]" office:value-type="float" office:value="0" calcext:value-type="float">
            <text:p>0</text:p>
          </table:table-cell>
          <table:table-cell table:formula="of:=['Unit dates'.F72]*[.$B$1]" office:value-type="float" office:value="0" calcext:value-type="float">
            <text:p>0</text:p>
          </table:table-cell>
          <table:table-cell table:formula="of:=['Unit dates'.G72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73]" office:value-type="float" office:value="0" calcext:value-type="float">
            <text:p>0</text:p>
          </table:table-cell>
          <table:table-cell table:formula="of:=['Unit dates'.D73]*[.$B$1]" office:value-type="float" office:value="0" calcext:value-type="float">
            <text:p>0</text:p>
          </table:table-cell>
          <table:table-cell table:formula="of:=['Unit dates'.E73]*[.$B$1]" office:value-type="float" office:value="0" calcext:value-type="float">
            <text:p>0</text:p>
          </table:table-cell>
          <table:table-cell table:formula="of:=['Unit dates'.F73]*[.$B$1]" office:value-type="float" office:value="0" calcext:value-type="float">
            <text:p>0</text:p>
          </table:table-cell>
          <table:table-cell table:formula="of:=['Unit dates'.G73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74]" office:value-type="string" office:string-value="Measure" calcext:value-type="string">
            <text:p>Measure</text:p>
          </table:table-cell>
          <table:table-cell table:formula="of:=['Unit dates'.D74]*[.$B$1]" office:value-type="string" office:string-value="" calcext:value-type="error">
            <text:p>#VALUE!</text:p>
          </table:table-cell>
          <table:table-cell table:formula="of:=['Unit dates'.E74]*[.$B$1]" office:value-type="string" office:string-value="" calcext:value-type="error">
            <text:p>#VALUE!</text:p>
          </table:table-cell>
          <table:table-cell table:formula="of:=['Unit dates'.F74]*[.$B$1]" office:value-type="string" office:string-value="" calcext:value-type="error">
            <text:p>#VALUE!</text:p>
          </table:table-cell>
          <table:table-cell table:formula="of:=['Unit dates'.G74]*[.$B$1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table:formula="of:=['Unit dates'.C75]" office:value-type="float" office:value="0" calcext:value-type="float">
            <text:p>0</text:p>
          </table:table-cell>
          <table:table-cell table:formula="of:=['Unit dates'.D75]*[.$B$1]" office:value-type="float" office:value="0" calcext:value-type="float">
            <text:p>0</text:p>
          </table:table-cell>
          <table:table-cell table:formula="of:=['Unit dates'.E75]*[.$B$1]" office:value-type="float" office:value="0" calcext:value-type="float">
            <text:p>0</text:p>
          </table:table-cell>
          <table:table-cell table:formula="of:=['Unit dates'.F75]*[.$B$1]" office:value-type="float" office:value="0" calcext:value-type="float">
            <text:p>0</text:p>
          </table:table-cell>
          <table:table-cell table:formula="of:=['Unit dates'.G75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76]" office:value-type="string" office:string-value="ml" calcext:value-type="string">
            <text:p>ml</text:p>
          </table:table-cell>
          <table:table-cell table:formula="of:=['Unit dates'.D76]*[.$B$1]" office:value-type="float" office:value="15" calcext:value-type="float">
            <text:p>15</text:p>
          </table:table-cell>
          <table:table-cell table:formula="of:=['Unit dates'.E76]*[.$B$1]" office:value-type="float" office:value="0" calcext:value-type="float">
            <text:p>0</text:p>
          </table:table-cell>
          <table:table-cell table:formula="of:=['Unit dates'.F76]*[.$B$1]" office:value-type="float" office:value="0" calcext:value-type="float">
            <text:p>0</text:p>
          </table:table-cell>
          <table:table-cell table:formula="of:=['Unit dates'.G76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77]" office:value-type="string" office:string-value="ml" calcext:value-type="string">
            <text:p>ml</text:p>
          </table:table-cell>
          <table:table-cell table:formula="of:=['Unit dates'.D77]*[.$B$1]" office:value-type="float" office:value="15" calcext:value-type="float">
            <text:p>15</text:p>
          </table:table-cell>
          <table:table-cell table:formula="of:=['Unit dates'.E77]*[.$B$1]" office:value-type="float" office:value="0" calcext:value-type="float">
            <text:p>0</text:p>
          </table:table-cell>
          <table:table-cell table:formula="of:=['Unit dates'.F77]*[.$B$1]" office:value-type="float" office:value="0" calcext:value-type="float">
            <text:p>0</text:p>
          </table:table-cell>
          <table:table-cell table:formula="of:=['Unit dates'.G77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78]" office:value-type="string" office:string-value="g" calcext:value-type="string">
            <text:p>g</text:p>
          </table:table-cell>
          <table:table-cell table:formula="of:=['Unit dates'.D78]*[.$B$1]" office:value-type="float" office:value="15" calcext:value-type="float">
            <text:p>15</text:p>
          </table:table-cell>
          <table:table-cell table:formula="of:=['Unit dates'.E78]*[.$B$1]" office:value-type="float" office:value="0" calcext:value-type="float">
            <text:p>0</text:p>
          </table:table-cell>
          <table:table-cell table:formula="of:=['Unit dates'.F78]*[.$B$1]" office:value-type="float" office:value="0" calcext:value-type="float">
            <text:p>0</text:p>
          </table:table-cell>
          <table:table-cell table:formula="of:=['Unit dates'.G78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79]" office:value-type="string" office:string-value="g" calcext:value-type="string">
            <text:p>g</text:p>
          </table:table-cell>
          <table:table-cell table:formula="of:=['Unit dates'.D79]*[.$B$1]" office:value-type="float" office:value="15" calcext:value-type="float">
            <text:p>15</text:p>
          </table:table-cell>
          <table:table-cell table:formula="of:=['Unit dates'.E79]*[.$B$1]" office:value-type="float" office:value="0" calcext:value-type="float">
            <text:p>0</text:p>
          </table:table-cell>
          <table:table-cell table:formula="of:=['Unit dates'.F79]*[.$B$1]" office:value-type="float" office:value="0" calcext:value-type="float">
            <text:p>0</text:p>
          </table:table-cell>
          <table:table-cell table:formula="of:=['Unit dates'.G79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0]" office:value-type="float" office:value="0" calcext:value-type="float">
            <text:p>0</text:p>
          </table:table-cell>
          <table:table-cell table:formula="of:=['Unit dates'.D80]*[.$B$1]" office:value-type="float" office:value="0" calcext:value-type="float">
            <text:p>0</text:p>
          </table:table-cell>
          <table:table-cell table:formula="of:=['Unit dates'.E80]*[.$B$1]" office:value-type="float" office:value="0" calcext:value-type="float">
            <text:p>0</text:p>
          </table:table-cell>
          <table:table-cell table:formula="of:=['Unit dates'.F80]*[.$B$1]" office:value-type="float" office:value="0" calcext:value-type="float">
            <text:p>0</text:p>
          </table:table-cell>
          <table:table-cell table:formula="of:=['Unit dates'.G80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1]" office:value-type="float" office:value="0" calcext:value-type="float">
            <text:p>0</text:p>
          </table:table-cell>
          <table:table-cell table:formula="of:=['Unit dates'.D81]*[.$B$1]" office:value-type="float" office:value="0" calcext:value-type="float">
            <text:p>0</text:p>
          </table:table-cell>
          <table:table-cell table:formula="of:=['Unit dates'.E81]*[.$B$1]" office:value-type="float" office:value="0" calcext:value-type="float">
            <text:p>0</text:p>
          </table:table-cell>
          <table:table-cell table:formula="of:=['Unit dates'.F81]*[.$B$1]" office:value-type="float" office:value="0" calcext:value-type="float">
            <text:p>0</text:p>
          </table:table-cell>
          <table:table-cell table:formula="of:=['Unit dates'.G81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2]" office:value-type="string" office:string-value="peice" calcext:value-type="string">
            <text:p>peice</text:p>
          </table:table-cell>
          <table:table-cell table:formula="of:=['Unit dates'.D82]*[.$B$1]" office:value-type="float" office:value="60" calcext:value-type="float">
            <text:p>60</text:p>
          </table:table-cell>
          <table:table-cell table:formula="of:=['Unit dates'.E82]*[.$B$1]" office:value-type="float" office:value="0" calcext:value-type="float">
            <text:p>0</text:p>
          </table:table-cell>
          <table:table-cell table:formula="of:=['Unit dates'.F82]*[.$B$1]" office:value-type="float" office:value="0" calcext:value-type="float">
            <text:p>0</text:p>
          </table:table-cell>
          <table:table-cell table:formula="of:=['Unit dates'.G82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3]" office:value-type="string" office:string-value="peice" calcext:value-type="string">
            <text:p>peice</text:p>
          </table:table-cell>
          <table:table-cell table:formula="of:=['Unit dates'.D83]*[.$B$1]" office:value-type="float" office:value="60" calcext:value-type="float">
            <text:p>60</text:p>
          </table:table-cell>
          <table:table-cell table:formula="of:=['Unit dates'.E83]*[.$B$1]" office:value-type="float" office:value="0" calcext:value-type="float">
            <text:p>0</text:p>
          </table:table-cell>
          <table:table-cell table:formula="of:=['Unit dates'.F83]*[.$B$1]" office:value-type="float" office:value="0" calcext:value-type="float">
            <text:p>0</text:p>
          </table:table-cell>
          <table:table-cell table:formula="of:=['Unit dates'.G83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4]" office:value-type="string" office:string-value="peice" calcext:value-type="string">
            <text:p>peice</text:p>
          </table:table-cell>
          <table:table-cell table:formula="of:=['Unit dates'.D84]*[.$B$1]" office:value-type="float" office:value="60" calcext:value-type="float">
            <text:p>60</text:p>
          </table:table-cell>
          <table:table-cell table:formula="of:=['Unit dates'.E84]*[.$B$1]" office:value-type="float" office:value="0" calcext:value-type="float">
            <text:p>0</text:p>
          </table:table-cell>
          <table:table-cell table:formula="of:=['Unit dates'.F84]*[.$B$1]" office:value-type="float" office:value="0" calcext:value-type="float">
            <text:p>0</text:p>
          </table:table-cell>
          <table:table-cell table:formula="of:=['Unit dates'.G84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5]" office:value-type="float" office:value="0" calcext:value-type="float">
            <text:p>0</text:p>
          </table:table-cell>
          <table:table-cell table:formula="of:=['Unit dates'.D85]*[.$B$1]" office:value-type="float" office:value="60" calcext:value-type="float">
            <text:p>60</text:p>
          </table:table-cell>
          <table:table-cell table:formula="of:=['Unit dates'.E85]*[.$B$1]" office:value-type="float" office:value="0" calcext:value-type="float">
            <text:p>0</text:p>
          </table:table-cell>
          <table:table-cell table:formula="of:=['Unit dates'.F85]*[.$B$1]" office:value-type="float" office:value="0" calcext:value-type="float">
            <text:p>0</text:p>
          </table:table-cell>
          <table:table-cell table:formula="of:=['Unit dates'.G85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6]" office:value-type="float" office:value="0" calcext:value-type="float">
            <text:p>0</text:p>
          </table:table-cell>
          <table:table-cell table:formula="of:=['Unit dates'.D86]*[.$B$1]" office:value-type="float" office:value="60" calcext:value-type="float">
            <text:p>60</text:p>
          </table:table-cell>
          <table:table-cell table:formula="of:=['Unit dates'.E86]*[.$B$1]" office:value-type="float" office:value="0" calcext:value-type="float">
            <text:p>0</text:p>
          </table:table-cell>
          <table:table-cell table:formula="of:=['Unit dates'.F86]*[.$B$1]" office:value-type="float" office:value="0" calcext:value-type="float">
            <text:p>0</text:p>
          </table:table-cell>
          <table:table-cell table:formula="of:=['Unit dates'.G86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7]" office:value-type="string" office:string-value="peice" calcext:value-type="string">
            <text:p>peice</text:p>
          </table:table-cell>
          <table:table-cell table:formula="of:=['Unit dates'.D87]*[.$B$1]" office:value-type="float" office:value="60" calcext:value-type="float">
            <text:p>60</text:p>
          </table:table-cell>
          <table:table-cell table:formula="of:=['Unit dates'.E87]*[.$B$1]" office:value-type="float" office:value="0" calcext:value-type="float">
            <text:p>0</text:p>
          </table:table-cell>
          <table:table-cell table:formula="of:=['Unit dates'.F87]*[.$B$1]" office:value-type="float" office:value="0" calcext:value-type="float">
            <text:p>0</text:p>
          </table:table-cell>
          <table:table-cell table:formula="of:=['Unit dates'.G87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8]" office:value-type="string" office:string-value="peice" calcext:value-type="string">
            <text:p>peice</text:p>
          </table:table-cell>
          <table:table-cell table:formula="of:=['Unit dates'.D88]*[.$B$1]" office:value-type="float" office:value="0" calcext:value-type="float">
            <text:p>0</text:p>
          </table:table-cell>
          <table:table-cell table:formula="of:=['Unit dates'.E88]*[.$B$1]" office:value-type="float" office:value="0" calcext:value-type="float">
            <text:p>0</text:p>
          </table:table-cell>
          <table:table-cell table:formula="of:=['Unit dates'.F88]*[.$B$1]" office:value-type="float" office:value="0" calcext:value-type="float">
            <text:p>0</text:p>
          </table:table-cell>
          <table:table-cell table:formula="of:=['Unit dates'.G88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89]" office:value-type="string" office:string-value="g" calcext:value-type="string">
            <text:p>g</text:p>
          </table:table-cell>
          <table:table-cell table:formula="of:=['Unit dates'.D89]*[.$B$1]" office:value-type="float" office:value="0" calcext:value-type="float">
            <text:p>0</text:p>
          </table:table-cell>
          <table:table-cell table:formula="of:=['Unit dates'.E89]*[.$B$1]" office:value-type="float" office:value="0" calcext:value-type="float">
            <text:p>0</text:p>
          </table:table-cell>
          <table:table-cell table:formula="of:=['Unit dates'.F89]*[.$B$1]" office:value-type="float" office:value="0" calcext:value-type="float">
            <text:p>0</text:p>
          </table:table-cell>
          <table:table-cell table:formula="of:=['Unit dates'.G89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0]" office:value-type="float" office:value="0" calcext:value-type="float">
            <text:p>0</text:p>
          </table:table-cell>
          <table:table-cell table:formula="of:=['Unit dates'.D90]*[.$B$1]" office:value-type="float" office:value="0" calcext:value-type="float">
            <text:p>0</text:p>
          </table:table-cell>
          <table:table-cell table:formula="of:=['Unit dates'.E90]*[.$B$1]" office:value-type="float" office:value="45" calcext:value-type="float">
            <text:p>45</text:p>
          </table:table-cell>
          <table:table-cell table:formula="of:=['Unit dates'.F90]*[.$B$1]" office:value-type="float" office:value="0" calcext:value-type="float">
            <text:p>0</text:p>
          </table:table-cell>
          <table:table-cell table:formula="of:=['Unit dates'.G90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1]" office:value-type="float" office:value="0" calcext:value-type="float">
            <text:p>0</text:p>
          </table:table-cell>
          <table:table-cell table:formula="of:=['Unit dates'.D91]*[.$B$1]" office:value-type="float" office:value="0" calcext:value-type="float">
            <text:p>0</text:p>
          </table:table-cell>
          <table:table-cell table:formula="of:=['Unit dates'.E91]*[.$B$1]" office:value-type="float" office:value="45" calcext:value-type="float">
            <text:p>45</text:p>
          </table:table-cell>
          <table:table-cell table:formula="of:=['Unit dates'.F91]*[.$B$1]" office:value-type="float" office:value="0" calcext:value-type="float">
            <text:p>0</text:p>
          </table:table-cell>
          <table:table-cell table:formula="of:=['Unit dates'.G91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2]" office:value-type="string" office:string-value="ml" calcext:value-type="string">
            <text:p>ml</text:p>
          </table:table-cell>
          <table:table-cell table:formula="of:=['Unit dates'.D92]*[.$B$1]" office:value-type="float" office:value="0" calcext:value-type="float">
            <text:p>0</text:p>
          </table:table-cell>
          <table:table-cell table:formula="of:=['Unit dates'.E92]*[.$B$1]" office:value-type="float" office:value="45" calcext:value-type="float">
            <text:p>45</text:p>
          </table:table-cell>
          <table:table-cell table:formula="of:=['Unit dates'.F92]*[.$B$1]" office:value-type="float" office:value="0" calcext:value-type="float">
            <text:p>0</text:p>
          </table:table-cell>
          <table:table-cell table:formula="of:=['Unit dates'.G92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3]" office:value-type="string" office:string-value="ml" calcext:value-type="string">
            <text:p>ml</text:p>
          </table:table-cell>
          <table:table-cell table:formula="of:=['Unit dates'.D93]*[.$B$1]" office:value-type="float" office:value="0" calcext:value-type="float">
            <text:p>0</text:p>
          </table:table-cell>
          <table:table-cell table:formula="of:=['Unit dates'.E93]*[.$B$1]" office:value-type="float" office:value="45" calcext:value-type="float">
            <text:p>45</text:p>
          </table:table-cell>
          <table:table-cell table:formula="of:=['Unit dates'.F93]*[.$B$1]" office:value-type="float" office:value="0" calcext:value-type="float">
            <text:p>0</text:p>
          </table:table-cell>
          <table:table-cell table:formula="of:=['Unit dates'.G93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4]" office:value-type="string" office:string-value="bag" calcext:value-type="string">
            <text:p>bag</text:p>
          </table:table-cell>
          <table:table-cell table:formula="of:=['Unit dates'.D94]*[.$B$1]" office:value-type="float" office:value="0" calcext:value-type="float">
            <text:p>0</text:p>
          </table:table-cell>
          <table:table-cell table:formula="of:=['Unit dates'.E94]*[.$B$1]" office:value-type="float" office:value="45" calcext:value-type="float">
            <text:p>45</text:p>
          </table:table-cell>
          <table:table-cell table:formula="of:=['Unit dates'.F94]*[.$B$1]" office:value-type="float" office:value="0" calcext:value-type="float">
            <text:p>0</text:p>
          </table:table-cell>
          <table:table-cell table:formula="of:=['Unit dates'.G94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5]" office:value-type="float" office:value="0" calcext:value-type="float">
            <text:p>0</text:p>
          </table:table-cell>
          <table:table-cell table:formula="of:=['Unit dates'.D95]*[.$B$1]" office:value-type="float" office:value="0" calcext:value-type="float">
            <text:p>0</text:p>
          </table:table-cell>
          <table:table-cell table:formula="of:=['Unit dates'.E95]*[.$B$1]" office:value-type="float" office:value="0" calcext:value-type="float">
            <text:p>0</text:p>
          </table:table-cell>
          <table:table-cell table:formula="of:=['Unit dates'.F95]*[.$B$1]" office:value-type="float" office:value="0" calcext:value-type="float">
            <text:p>0</text:p>
          </table:table-cell>
          <table:table-cell table:formula="of:=['Unit dates'.G95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6]" office:value-type="string" office:string-value="g" calcext:value-type="string">
            <text:p>g</text:p>
          </table:table-cell>
          <table:table-cell table:formula="of:=['Unit dates'.D96]*[.$B$1]" office:value-type="float" office:value="0" calcext:value-type="float">
            <text:p>0</text:p>
          </table:table-cell>
          <table:table-cell table:formula="of:=['Unit dates'.E96]*[.$B$1]" office:value-type="float" office:value="0" calcext:value-type="float">
            <text:p>0</text:p>
          </table:table-cell>
          <table:table-cell table:formula="of:=['Unit dates'.F96]*[.$B$1]" office:value-type="float" office:value="0" calcext:value-type="float">
            <text:p>0</text:p>
          </table:table-cell>
          <table:table-cell table:formula="of:=['Unit dates'.G96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7]" office:value-type="string" office:string-value="ml" calcext:value-type="string">
            <text:p>ml</text:p>
          </table:table-cell>
          <table:table-cell table:formula="of:=['Unit dates'.D97]*[.$B$1]" office:value-type="float" office:value="0" calcext:value-type="float">
            <text:p>0</text:p>
          </table:table-cell>
          <table:table-cell table:formula="of:=['Unit dates'.E97]*[.$B$1]" office:value-type="float" office:value="75" calcext:value-type="float">
            <text:p>75</text:p>
          </table:table-cell>
          <table:table-cell table:formula="of:=['Unit dates'.F97]*[.$B$1]" office:value-type="float" office:value="0" calcext:value-type="float">
            <text:p>0</text:p>
          </table:table-cell>
          <table:table-cell table:formula="of:=['Unit dates'.G97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8]" office:value-type="float" office:value="0" calcext:value-type="float">
            <text:p>0</text:p>
          </table:table-cell>
          <table:table-cell table:formula="of:=['Unit dates'.D98]*[.$B$1]" office:value-type="float" office:value="0" calcext:value-type="float">
            <text:p>0</text:p>
          </table:table-cell>
          <table:table-cell table:formula="of:=['Unit dates'.E98]*[.$B$1]" office:value-type="float" office:value="75" calcext:value-type="float">
            <text:p>75</text:p>
          </table:table-cell>
          <table:table-cell table:formula="of:=['Unit dates'.F98]*[.$B$1]" office:value-type="float" office:value="0" calcext:value-type="float">
            <text:p>0</text:p>
          </table:table-cell>
          <table:table-cell table:formula="of:=['Unit dates'.G98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99]" office:value-type="float" office:value="0" calcext:value-type="float">
            <text:p>0</text:p>
          </table:table-cell>
          <table:table-cell table:formula="of:=['Unit dates'.D99]*[.$B$1]" office:value-type="float" office:value="0" calcext:value-type="float">
            <text:p>0</text:p>
          </table:table-cell>
          <table:table-cell table:formula="of:=['Unit dates'.E99]*[.$B$1]" office:value-type="float" office:value="0" calcext:value-type="float">
            <text:p>0</text:p>
          </table:table-cell>
          <table:table-cell table:formula="of:=['Unit dates'.F99]*[.$B$1]" office:value-type="float" office:value="0" calcext:value-type="float">
            <text:p>0</text:p>
          </table:table-cell>
          <table:table-cell table:formula="of:=['Unit dates'.G99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100]" office:value-type="string" office:string-value="egg" calcext:value-type="string">
            <text:p>egg</text:p>
          </table:table-cell>
          <table:table-cell table:formula="of:=['Unit dates'.D100]*[.$B$1]" office:value-type="float" office:value="0" calcext:value-type="float">
            <text:p>0</text:p>
          </table:table-cell>
          <table:table-cell table:formula="of:=['Unit dates'.E100]*[.$B$1]" office:value-type="float" office:value="0" calcext:value-type="float">
            <text:p>0</text:p>
          </table:table-cell>
          <table:table-cell table:formula="of:=['Unit dates'.F100]*[.$B$1]" office:value-type="float" office:value="0" calcext:value-type="float">
            <text:p>0</text:p>
          </table:table-cell>
          <table:table-cell table:formula="of:=['Unit dates'.G100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101]" office:value-type="string" office:string-value="onion" calcext:value-type="string">
            <text:p>onion</text:p>
          </table:table-cell>
          <table:table-cell table:formula="of:=['Unit dates'.D101]*[.$B$1]" office:value-type="float" office:value="0" calcext:value-type="float">
            <text:p>0</text:p>
          </table:table-cell>
          <table:table-cell table:formula="of:=['Unit dates'.E101]*[.$B$1]" office:value-type="float" office:value="60" calcext:value-type="float">
            <text:p>60</text:p>
          </table:table-cell>
          <table:table-cell table:formula="of:=['Unit dates'.F101]*[.$B$1]" office:value-type="float" office:value="0" calcext:value-type="float">
            <text:p>0</text:p>
          </table:table-cell>
          <table:table-cell table:formula="of:=['Unit dates'.G101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102]" office:value-type="string" office:string-value="leaves" calcext:value-type="string">
            <text:p>leaves</text:p>
          </table:table-cell>
          <table:table-cell table:formula="of:=['Unit dates'.D102]*[.$B$1]" office:value-type="float" office:value="0" calcext:value-type="float">
            <text:p>0</text:p>
          </table:table-cell>
          <table:table-cell table:formula="of:=['Unit dates'.E102]*[.$B$1]" office:value-type="float" office:value="60" calcext:value-type="float">
            <text:p>60</text:p>
          </table:table-cell>
          <table:table-cell table:formula="of:=['Unit dates'.F102]*[.$B$1]" office:value-type="float" office:value="0" calcext:value-type="float">
            <text:p>0</text:p>
          </table:table-cell>
          <table:table-cell table:formula="of:=['Unit dates'.G102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103]" office:value-type="string" office:string-value="tbsp" calcext:value-type="string">
            <text:p>tbsp</text:p>
          </table:table-cell>
          <table:table-cell table:formula="of:=['Unit dates'.D103]*[.$B$1]" office:value-type="float" office:value="0" calcext:value-type="float">
            <text:p>0</text:p>
          </table:table-cell>
          <table:table-cell table:formula="of:=['Unit dates'.E103]*[.$B$1]" office:value-type="float" office:value="0" calcext:value-type="float">
            <text:p>0</text:p>
          </table:table-cell>
          <table:table-cell table:formula="of:=['Unit dates'.F103]*[.$B$1]" office:value-type="float" office:value="0" calcext:value-type="float">
            <text:p>0</text:p>
          </table:table-cell>
          <table:table-cell table:formula="of:=['Unit dates'.G103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104]" office:value-type="string" office:string-value="tsp" calcext:value-type="string">
            <text:p>tsp</text:p>
          </table:table-cell>
          <table:table-cell table:formula="of:=['Unit dates'.D104]*[.$B$1]" office:value-type="float" office:value="0" calcext:value-type="float">
            <text:p>0</text:p>
          </table:table-cell>
          <table:table-cell table:formula="of:=['Unit dates'.E104]*[.$B$1]" office:value-type="float" office:value="0" calcext:value-type="float">
            <text:p>0</text:p>
          </table:table-cell>
          <table:table-cell table:formula="of:=['Unit dates'.F104]*[.$B$1]" office:value-type="float" office:value="0" calcext:value-type="float">
            <text:p>0</text:p>
          </table:table-cell>
          <table:table-cell table:formula="of:=['Unit dates'.G104]*[.$B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'Unit dates'.C105]" office:value-type="float" office:value="0" calcext:value-type="float">
            <text:p>0</text:p>
          </table:table-cell>
          <table:table-cell table:formula="of:=['Unit dates'.D105]*[.$B$1]" office:value-type="float" office:value="0" calcext:value-type="float">
            <text:p>0</text:p>
          </table:table-cell>
          <table:table-cell table:formula="of:=['Unit dates'.E105]*[.$B$1]" office:value-type="float" office:value="30" calcext:value-type="float">
            <text:p>30</text:p>
          </table:table-cell>
          <table:table-cell table:formula="of:=['Unit dates'.F105]*[.$B$1]" office:value-type="float" office:value="0" calcext:value-type="float">
            <text:p>0</text:p>
          </table:table-cell>
          <table:table-cell table:formula="of:=['Unit dates'.G10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06]*[.$B$1]" office:value-type="float" office:value="0" calcext:value-type="float">
            <text:p>0</text:p>
          </table:table-cell>
          <table:table-cell table:formula="of:=['Unit dates'.E106]*[.$B$1]" office:value-type="float" office:value="30" calcext:value-type="float">
            <text:p>30</text:p>
          </table:table-cell>
          <table:table-cell table:formula="of:=['Unit dates'.F106]*[.$B$1]" office:value-type="float" office:value="0" calcext:value-type="float">
            <text:p>0</text:p>
          </table:table-cell>
          <table:table-cell table:formula="of:=['Unit dates'.G10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07]*[.$B$1]" office:value-type="float" office:value="0" calcext:value-type="float">
            <text:p>0</text:p>
          </table:table-cell>
          <table:table-cell table:formula="of:=['Unit dates'.E107]*[.$B$1]" office:value-type="float" office:value="30" calcext:value-type="float">
            <text:p>30</text:p>
          </table:table-cell>
          <table:table-cell table:formula="of:=['Unit dates'.F107]*[.$B$1]" office:value-type="float" office:value="0" calcext:value-type="float">
            <text:p>0</text:p>
          </table:table-cell>
          <table:table-cell table:formula="of:=['Unit dates'.G10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08]*[.$B$1]" office:value-type="float" office:value="0" calcext:value-type="float">
            <text:p>0</text:p>
          </table:table-cell>
          <table:table-cell table:formula="of:=['Unit dates'.E108]*[.$B$1]" office:value-type="float" office:value="0" calcext:value-type="float">
            <text:p>0</text:p>
          </table:table-cell>
          <table:table-cell table:formula="of:=['Unit dates'.F108]*[.$B$1]" office:value-type="float" office:value="0" calcext:value-type="float">
            <text:p>0</text:p>
          </table:table-cell>
          <table:table-cell table:formula="of:=['Unit dates'.G10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09]*[.$B$1]" office:value-type="float" office:value="0" calcext:value-type="float">
            <text:p>0</text:p>
          </table:table-cell>
          <table:table-cell table:formula="of:=['Unit dates'.E109]*[.$B$1]" office:value-type="float" office:value="0" calcext:value-type="float">
            <text:p>0</text:p>
          </table:table-cell>
          <table:table-cell table:formula="of:=['Unit dates'.F109]*[.$B$1]" office:value-type="float" office:value="0" calcext:value-type="float">
            <text:p>0</text:p>
          </table:table-cell>
          <table:table-cell table:formula="of:=['Unit dates'.G10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0]*[.$B$1]" office:value-type="float" office:value="0" calcext:value-type="float">
            <text:p>0</text:p>
          </table:table-cell>
          <table:table-cell table:formula="of:=['Unit dates'.E110]*[.$B$1]" office:value-type="float" office:value="0" calcext:value-type="float">
            <text:p>0</text:p>
          </table:table-cell>
          <table:table-cell table:formula="of:=['Unit dates'.F110]*[.$B$1]" office:value-type="float" office:value="5.625" calcext:value-type="float">
            <text:p>5.625</text:p>
          </table:table-cell>
          <table:table-cell table:formula="of:=['Unit dates'.G11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1]*[.$B$1]" office:value-type="float" office:value="0" calcext:value-type="float">
            <text:p>0</text:p>
          </table:table-cell>
          <table:table-cell table:formula="of:=['Unit dates'.E111]*[.$B$1]" office:value-type="float" office:value="0" calcext:value-type="float">
            <text:p>0</text:p>
          </table:table-cell>
          <table:table-cell table:formula="of:=['Unit dates'.F111]*[.$B$1]" office:value-type="float" office:value="0" calcext:value-type="float">
            <text:p>0</text:p>
          </table:table-cell>
          <table:table-cell table:formula="of:=['Unit dates'.G11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2]*[.$B$1]" office:value-type="float" office:value="0" calcext:value-type="float">
            <text:p>0</text:p>
          </table:table-cell>
          <table:table-cell table:formula="of:=['Unit dates'.E112]*[.$B$1]" office:value-type="float" office:value="0" calcext:value-type="float">
            <text:p>0</text:p>
          </table:table-cell>
          <table:table-cell table:formula="of:=['Unit dates'.F112]*[.$B$1]" office:value-type="float" office:value="0" calcext:value-type="float">
            <text:p>0</text:p>
          </table:table-cell>
          <table:table-cell table:formula="of:=['Unit dates'.G11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3]*[.$B$1]" office:value-type="float" office:value="0" calcext:value-type="float">
            <text:p>0</text:p>
          </table:table-cell>
          <table:table-cell table:formula="of:=['Unit dates'.E113]*[.$B$1]" office:value-type="float" office:value="0" calcext:value-type="float">
            <text:p>0</text:p>
          </table:table-cell>
          <table:table-cell table:formula="of:=['Unit dates'.F113]*[.$B$1]" office:value-type="float" office:value="0" calcext:value-type="float">
            <text:p>0</text:p>
          </table:table-cell>
          <table:table-cell table:formula="of:=['Unit dates'.G11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4]*[.$B$1]" office:value-type="float" office:value="0" calcext:value-type="float">
            <text:p>0</text:p>
          </table:table-cell>
          <table:table-cell table:formula="of:=['Unit dates'.E114]*[.$B$1]" office:value-type="float" office:value="0" calcext:value-type="float">
            <text:p>0</text:p>
          </table:table-cell>
          <table:table-cell table:formula="of:=['Unit dates'.F114]*[.$B$1]" office:value-type="float" office:value="0" calcext:value-type="float">
            <text:p>0</text:p>
          </table:table-cell>
          <table:table-cell table:formula="of:=['Unit dates'.G11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5]*[.$B$1]" office:value-type="float" office:value="0" calcext:value-type="float">
            <text:p>0</text:p>
          </table:table-cell>
          <table:table-cell table:formula="of:=['Unit dates'.E115]*[.$B$1]" office:value-type="float" office:value="0" calcext:value-type="float">
            <text:p>0</text:p>
          </table:table-cell>
          <table:table-cell table:formula="of:=['Unit dates'.F115]*[.$B$1]" office:value-type="float" office:value="0" calcext:value-type="float">
            <text:p>0</text:p>
          </table:table-cell>
          <table:table-cell table:formula="of:=['Unit dates'.G11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6]*[.$B$1]" office:value-type="float" office:value="0" calcext:value-type="float">
            <text:p>0</text:p>
          </table:table-cell>
          <table:table-cell table:formula="of:=['Unit dates'.E116]*[.$B$1]" office:value-type="float" office:value="0" calcext:value-type="float">
            <text:p>0</text:p>
          </table:table-cell>
          <table:table-cell table:formula="of:=['Unit dates'.F116]*[.$B$1]" office:value-type="float" office:value="0.0225" calcext:value-type="float">
            <text:p>0.0225</text:p>
          </table:table-cell>
          <table:table-cell table:formula="of:=['Unit dates'.G11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7]*[.$B$1]" office:value-type="float" office:value="0" calcext:value-type="float">
            <text:p>0</text:p>
          </table:table-cell>
          <table:table-cell table:formula="of:=['Unit dates'.E117]*[.$B$1]" office:value-type="float" office:value="0" calcext:value-type="float">
            <text:p>0</text:p>
          </table:table-cell>
          <table:table-cell table:formula="of:=['Unit dates'.F117]*[.$B$1]" office:value-type="float" office:value="0" calcext:value-type="float">
            <text:p>0</text:p>
          </table:table-cell>
          <table:table-cell table:formula="of:=['Unit dates'.G11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8]*[.$B$1]" office:value-type="float" office:value="0" calcext:value-type="float">
            <text:p>0</text:p>
          </table:table-cell>
          <table:table-cell table:formula="of:=['Unit dates'.E118]*[.$B$1]" office:value-type="float" office:value="0" calcext:value-type="float">
            <text:p>0</text:p>
          </table:table-cell>
          <table:table-cell table:formula="of:=['Unit dates'.F118]*[.$B$1]" office:value-type="float" office:value="0" calcext:value-type="float">
            <text:p>0</text:p>
          </table:table-cell>
          <table:table-cell table:formula="of:=['Unit dates'.G11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19]*[.$B$1]" office:value-type="float" office:value="0" calcext:value-type="float">
            <text:p>0</text:p>
          </table:table-cell>
          <table:table-cell table:formula="of:=['Unit dates'.E119]*[.$B$1]" office:value-type="float" office:value="0" calcext:value-type="float">
            <text:p>0</text:p>
          </table:table-cell>
          <table:table-cell table:formula="of:=['Unit dates'.F119]*[.$B$1]" office:value-type="float" office:value="0.0225" calcext:value-type="float">
            <text:p>0.0225</text:p>
          </table:table-cell>
          <table:table-cell table:formula="of:=['Unit dates'.G11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0]*[.$B$1]" office:value-type="float" office:value="0" calcext:value-type="float">
            <text:p>0</text:p>
          </table:table-cell>
          <table:table-cell table:formula="of:=['Unit dates'.E120]*[.$B$1]" office:value-type="float" office:value="0" calcext:value-type="float">
            <text:p>0</text:p>
          </table:table-cell>
          <table:table-cell table:formula="of:=['Unit dates'.F120]*[.$B$1]" office:value-type="float" office:value="0" calcext:value-type="float">
            <text:p>0</text:p>
          </table:table-cell>
          <table:table-cell table:formula="of:=['Unit dates'.G12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1]*[.$B$1]" office:value-type="float" office:value="0" calcext:value-type="float">
            <text:p>0</text:p>
          </table:table-cell>
          <table:table-cell table:formula="of:=['Unit dates'.E121]*[.$B$1]" office:value-type="float" office:value="0" calcext:value-type="float">
            <text:p>0</text:p>
          </table:table-cell>
          <table:table-cell table:formula="of:=['Unit dates'.F121]*[.$B$1]" office:value-type="float" office:value="0" calcext:value-type="float">
            <text:p>0</text:p>
          </table:table-cell>
          <table:table-cell table:formula="of:=['Unit dates'.G12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2]*[.$B$1]" office:value-type="float" office:value="0" calcext:value-type="float">
            <text:p>0</text:p>
          </table:table-cell>
          <table:table-cell table:formula="of:=['Unit dates'.E122]*[.$B$1]" office:value-type="float" office:value="0" calcext:value-type="float">
            <text:p>0</text:p>
          </table:table-cell>
          <table:table-cell table:formula="of:=['Unit dates'.F122]*[.$B$1]" office:value-type="float" office:value="0" calcext:value-type="float">
            <text:p>0</text:p>
          </table:table-cell>
          <table:table-cell table:formula="of:=['Unit dates'.G12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3]*[.$B$1]" office:value-type="float" office:value="0" calcext:value-type="float">
            <text:p>0</text:p>
          </table:table-cell>
          <table:table-cell table:formula="of:=['Unit dates'.E123]*[.$B$1]" office:value-type="float" office:value="0" calcext:value-type="float">
            <text:p>0</text:p>
          </table:table-cell>
          <table:table-cell table:formula="of:=['Unit dates'.F123]*[.$B$1]" office:value-type="float" office:value="0" calcext:value-type="float">
            <text:p>0</text:p>
          </table:table-cell>
          <table:table-cell table:formula="of:=['Unit dates'.G12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4]*[.$B$1]" office:value-type="float" office:value="0" calcext:value-type="float">
            <text:p>0</text:p>
          </table:table-cell>
          <table:table-cell table:formula="of:=['Unit dates'.E124]*[.$B$1]" office:value-type="float" office:value="0" calcext:value-type="float">
            <text:p>0</text:p>
          </table:table-cell>
          <table:table-cell table:formula="of:=['Unit dates'.F124]*[.$B$1]" office:value-type="float" office:value="0" calcext:value-type="float">
            <text:p>0</text:p>
          </table:table-cell>
          <table:table-cell table:formula="of:=['Unit dates'.G12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5]*[.$B$1]" office:value-type="float" office:value="0" calcext:value-type="float">
            <text:p>0</text:p>
          </table:table-cell>
          <table:table-cell table:formula="of:=['Unit dates'.E125]*[.$B$1]" office:value-type="float" office:value="0" calcext:value-type="float">
            <text:p>0</text:p>
          </table:table-cell>
          <table:table-cell table:formula="of:=['Unit dates'.F125]*[.$B$1]" office:value-type="float" office:value="0" calcext:value-type="float">
            <text:p>0</text:p>
          </table:table-cell>
          <table:table-cell table:formula="of:=['Unit dates'.G12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6]*[.$B$1]" office:value-type="float" office:value="0" calcext:value-type="float">
            <text:p>0</text:p>
          </table:table-cell>
          <table:table-cell table:formula="of:=['Unit dates'.E126]*[.$B$1]" office:value-type="float" office:value="0" calcext:value-type="float">
            <text:p>0</text:p>
          </table:table-cell>
          <table:table-cell table:formula="of:=['Unit dates'.F126]*[.$B$1]" office:value-type="float" office:value="0" calcext:value-type="float">
            <text:p>0</text:p>
          </table:table-cell>
          <table:table-cell table:formula="of:=['Unit dates'.G12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7]*[.$B$1]" office:value-type="float" office:value="0" calcext:value-type="float">
            <text:p>0</text:p>
          </table:table-cell>
          <table:table-cell table:formula="of:=['Unit dates'.E127]*[.$B$1]" office:value-type="float" office:value="0" calcext:value-type="float">
            <text:p>0</text:p>
          </table:table-cell>
          <table:table-cell table:formula="of:=['Unit dates'.F127]*[.$B$1]" office:value-type="float" office:value="0" calcext:value-type="float">
            <text:p>0</text:p>
          </table:table-cell>
          <table:table-cell table:formula="of:=['Unit dates'.G12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8]*[.$B$1]" office:value-type="float" office:value="0" calcext:value-type="float">
            <text:p>0</text:p>
          </table:table-cell>
          <table:table-cell table:formula="of:=['Unit dates'.E128]*[.$B$1]" office:value-type="float" office:value="0" calcext:value-type="float">
            <text:p>0</text:p>
          </table:table-cell>
          <table:table-cell table:formula="of:=['Unit dates'.F128]*[.$B$1]" office:value-type="float" office:value="0" calcext:value-type="float">
            <text:p>0</text:p>
          </table:table-cell>
          <table:table-cell table:formula="of:=['Unit dates'.G12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29]*[.$B$1]" office:value-type="float" office:value="0" calcext:value-type="float">
            <text:p>0</text:p>
          </table:table-cell>
          <table:table-cell table:formula="of:=['Unit dates'.E129]*[.$B$1]" office:value-type="float" office:value="0" calcext:value-type="float">
            <text:p>0</text:p>
          </table:table-cell>
          <table:table-cell table:formula="of:=['Unit dates'.F129]*[.$B$1]" office:value-type="float" office:value="0" calcext:value-type="float">
            <text:p>0</text:p>
          </table:table-cell>
          <table:table-cell table:formula="of:=['Unit dates'.G12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0]*[.$B$1]" office:value-type="float" office:value="0" calcext:value-type="float">
            <text:p>0</text:p>
          </table:table-cell>
          <table:table-cell table:formula="of:=['Unit dates'.E130]*[.$B$1]" office:value-type="float" office:value="0" calcext:value-type="float">
            <text:p>0</text:p>
          </table:table-cell>
          <table:table-cell table:formula="of:=['Unit dates'.F130]*[.$B$1]" office:value-type="float" office:value="0" calcext:value-type="float">
            <text:p>0</text:p>
          </table:table-cell>
          <table:table-cell table:formula="of:=['Unit dates'.G13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1]*[.$B$1]" office:value-type="float" office:value="0" calcext:value-type="float">
            <text:p>0</text:p>
          </table:table-cell>
          <table:table-cell table:formula="of:=['Unit dates'.E131]*[.$B$1]" office:value-type="float" office:value="0" calcext:value-type="float">
            <text:p>0</text:p>
          </table:table-cell>
          <table:table-cell table:formula="of:=['Unit dates'.F131]*[.$B$1]" office:value-type="float" office:value="0" calcext:value-type="float">
            <text:p>0</text:p>
          </table:table-cell>
          <table:table-cell table:formula="of:=['Unit dates'.G13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2]*[.$B$1]" office:value-type="float" office:value="0" calcext:value-type="float">
            <text:p>0</text:p>
          </table:table-cell>
          <table:table-cell table:formula="of:=['Unit dates'.E132]*[.$B$1]" office:value-type="float" office:value="0" calcext:value-type="float">
            <text:p>0</text:p>
          </table:table-cell>
          <table:table-cell table:formula="of:=['Unit dates'.F132]*[.$B$1]" office:value-type="float" office:value="0" calcext:value-type="float">
            <text:p>0</text:p>
          </table:table-cell>
          <table:table-cell table:formula="of:=['Unit dates'.G13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3]*[.$B$1]" office:value-type="float" office:value="0" calcext:value-type="float">
            <text:p>0</text:p>
          </table:table-cell>
          <table:table-cell table:formula="of:=['Unit dates'.E133]*[.$B$1]" office:value-type="float" office:value="0" calcext:value-type="float">
            <text:p>0</text:p>
          </table:table-cell>
          <table:table-cell table:formula="of:=['Unit dates'.F133]*[.$B$1]" office:value-type="float" office:value="0" calcext:value-type="float">
            <text:p>0</text:p>
          </table:table-cell>
          <table:table-cell table:formula="of:=['Unit dates'.G13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4]*[.$B$1]" office:value-type="float" office:value="0" calcext:value-type="float">
            <text:p>0</text:p>
          </table:table-cell>
          <table:table-cell table:formula="of:=['Unit dates'.E134]*[.$B$1]" office:value-type="float" office:value="0" calcext:value-type="float">
            <text:p>0</text:p>
          </table:table-cell>
          <table:table-cell table:formula="of:=['Unit dates'.F134]*[.$B$1]" office:value-type="float" office:value="0" calcext:value-type="float">
            <text:p>0</text:p>
          </table:table-cell>
          <table:table-cell table:formula="of:=['Unit dates'.G13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5]*[.$B$1]" office:value-type="float" office:value="0" calcext:value-type="float">
            <text:p>0</text:p>
          </table:table-cell>
          <table:table-cell table:formula="of:=['Unit dates'.E135]*[.$B$1]" office:value-type="float" office:value="0" calcext:value-type="float">
            <text:p>0</text:p>
          </table:table-cell>
          <table:table-cell table:formula="of:=['Unit dates'.F135]*[.$B$1]" office:value-type="float" office:value="0" calcext:value-type="float">
            <text:p>0</text:p>
          </table:table-cell>
          <table:table-cell table:formula="of:=['Unit dates'.G13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6]*[.$B$1]" office:value-type="float" office:value="0" calcext:value-type="float">
            <text:p>0</text:p>
          </table:table-cell>
          <table:table-cell table:formula="of:=['Unit dates'.E136]*[.$B$1]" office:value-type="float" office:value="0" calcext:value-type="float">
            <text:p>0</text:p>
          </table:table-cell>
          <table:table-cell table:formula="of:=['Unit dates'.F136]*[.$B$1]" office:value-type="float" office:value="0" calcext:value-type="float">
            <text:p>0</text:p>
          </table:table-cell>
          <table:table-cell table:formula="of:=['Unit dates'.G13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7]*[.$B$1]" office:value-type="float" office:value="0" calcext:value-type="float">
            <text:p>0</text:p>
          </table:table-cell>
          <table:table-cell table:formula="of:=['Unit dates'.E137]*[.$B$1]" office:value-type="float" office:value="0" calcext:value-type="float">
            <text:p>0</text:p>
          </table:table-cell>
          <table:table-cell table:formula="of:=['Unit dates'.F137]*[.$B$1]" office:value-type="float" office:value="180" calcext:value-type="float">
            <text:p>180</text:p>
          </table:table-cell>
          <table:table-cell table:formula="of:=['Unit dates'.G13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8]*[.$B$1]" office:value-type="float" office:value="0" calcext:value-type="float">
            <text:p>0</text:p>
          </table:table-cell>
          <table:table-cell table:formula="of:=['Unit dates'.E138]*[.$B$1]" office:value-type="float" office:value="0" calcext:value-type="float">
            <text:p>0</text:p>
          </table:table-cell>
          <table:table-cell table:formula="of:=['Unit dates'.F138]*[.$B$1]" office:value-type="float" office:value="180" calcext:value-type="float">
            <text:p>180</text:p>
          </table:table-cell>
          <table:table-cell table:formula="of:=['Unit dates'.G13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39]*[.$B$1]" office:value-type="float" office:value="0" calcext:value-type="float">
            <text:p>0</text:p>
          </table:table-cell>
          <table:table-cell table:formula="of:=['Unit dates'.E139]*[.$B$1]" office:value-type="float" office:value="0" calcext:value-type="float">
            <text:p>0</text:p>
          </table:table-cell>
          <table:table-cell table:formula="of:=['Unit dates'.F139]*[.$B$1]" office:value-type="float" office:value="180" calcext:value-type="float">
            <text:p>180</text:p>
          </table:table-cell>
          <table:table-cell table:formula="of:=['Unit dates'.G13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0]*[.$B$1]" office:value-type="float" office:value="0" calcext:value-type="float">
            <text:p>0</text:p>
          </table:table-cell>
          <table:table-cell table:formula="of:=['Unit dates'.E140]*[.$B$1]" office:value-type="float" office:value="0" calcext:value-type="float">
            <text:p>0</text:p>
          </table:table-cell>
          <table:table-cell table:formula="of:=['Unit dates'.F140]*[.$B$1]" office:value-type="float" office:value="180" calcext:value-type="float">
            <text:p>180</text:p>
          </table:table-cell>
          <table:table-cell table:formula="of:=['Unit dates'.G14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1]*[.$B$1]" office:value-type="float" office:value="0" calcext:value-type="float">
            <text:p>0</text:p>
          </table:table-cell>
          <table:table-cell table:formula="of:=['Unit dates'.E141]*[.$B$1]" office:value-type="float" office:value="0" calcext:value-type="float">
            <text:p>0</text:p>
          </table:table-cell>
          <table:table-cell table:formula="of:=['Unit dates'.F141]*[.$B$1]" office:value-type="float" office:value="180" calcext:value-type="float">
            <text:p>180</text:p>
          </table:table-cell>
          <table:table-cell table:formula="of:=['Unit dates'.G14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2]*[.$B$1]" office:value-type="float" office:value="0" calcext:value-type="float">
            <text:p>0</text:p>
          </table:table-cell>
          <table:table-cell table:formula="of:=['Unit dates'.E142]*[.$B$1]" office:value-type="float" office:value="0" calcext:value-type="float">
            <text:p>0</text:p>
          </table:table-cell>
          <table:table-cell table:formula="of:=['Unit dates'.F142]*[.$B$1]" office:value-type="float" office:value="180" calcext:value-type="float">
            <text:p>180</text:p>
          </table:table-cell>
          <table:table-cell table:formula="of:=['Unit dates'.G14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3]*[.$B$1]" office:value-type="float" office:value="0" calcext:value-type="float">
            <text:p>0</text:p>
          </table:table-cell>
          <table:table-cell table:formula="of:=['Unit dates'.E143]*[.$B$1]" office:value-type="float" office:value="0" calcext:value-type="float">
            <text:p>0</text:p>
          </table:table-cell>
          <table:table-cell table:formula="of:=['Unit dates'.F143]*[.$B$1]" office:value-type="float" office:value="180" calcext:value-type="float">
            <text:p>180</text:p>
          </table:table-cell>
          <table:table-cell table:formula="of:=['Unit dates'.G14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4]*[.$B$1]" office:value-type="float" office:value="0" calcext:value-type="float">
            <text:p>0</text:p>
          </table:table-cell>
          <table:table-cell table:formula="of:=['Unit dates'.E144]*[.$B$1]" office:value-type="float" office:value="0" calcext:value-type="float">
            <text:p>0</text:p>
          </table:table-cell>
          <table:table-cell table:formula="of:=['Unit dates'.F144]*[.$B$1]" office:value-type="float" office:value="0" calcext:value-type="float">
            <text:p>0</text:p>
          </table:table-cell>
          <table:table-cell table:formula="of:=['Unit dates'.G14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5]*[.$B$1]" office:value-type="float" office:value="0" calcext:value-type="float">
            <text:p>0</text:p>
          </table:table-cell>
          <table:table-cell table:formula="of:=['Unit dates'.E145]*[.$B$1]" office:value-type="float" office:value="0" calcext:value-type="float">
            <text:p>0</text:p>
          </table:table-cell>
          <table:table-cell table:formula="of:=['Unit dates'.F145]*[.$B$1]" office:value-type="float" office:value="0" calcext:value-type="float">
            <text:p>0</text:p>
          </table:table-cell>
          <table:table-cell table:formula="of:=['Unit dates'.G14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6]*[.$B$1]" office:value-type="float" office:value="0" calcext:value-type="float">
            <text:p>0</text:p>
          </table:table-cell>
          <table:table-cell table:formula="of:=['Unit dates'.E146]*[.$B$1]" office:value-type="float" office:value="0" calcext:value-type="float">
            <text:p>0</text:p>
          </table:table-cell>
          <table:table-cell table:formula="of:=['Unit dates'.F146]*[.$B$1]" office:value-type="float" office:value="120" calcext:value-type="float">
            <text:p>120</text:p>
          </table:table-cell>
          <table:table-cell table:formula="of:=['Unit dates'.G14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7]*[.$B$1]" office:value-type="float" office:value="0" calcext:value-type="float">
            <text:p>0</text:p>
          </table:table-cell>
          <table:table-cell table:formula="of:=['Unit dates'.E147]*[.$B$1]" office:value-type="float" office:value="0" calcext:value-type="float">
            <text:p>0</text:p>
          </table:table-cell>
          <table:table-cell table:formula="of:=['Unit dates'.F147]*[.$B$1]" office:value-type="float" office:value="120" calcext:value-type="float">
            <text:p>120</text:p>
          </table:table-cell>
          <table:table-cell table:formula="of:=['Unit dates'.G14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8]*[.$B$1]" office:value-type="float" office:value="0" calcext:value-type="float">
            <text:p>0</text:p>
          </table:table-cell>
          <table:table-cell table:formula="of:=['Unit dates'.E148]*[.$B$1]" office:value-type="float" office:value="0" calcext:value-type="float">
            <text:p>0</text:p>
          </table:table-cell>
          <table:table-cell table:formula="of:=['Unit dates'.F148]*[.$B$1]" office:value-type="float" office:value="120" calcext:value-type="float">
            <text:p>120</text:p>
          </table:table-cell>
          <table:table-cell table:formula="of:=['Unit dates'.G14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49]*[.$B$1]" office:value-type="float" office:value="0" calcext:value-type="float">
            <text:p>0</text:p>
          </table:table-cell>
          <table:table-cell table:formula="of:=['Unit dates'.E149]*[.$B$1]" office:value-type="float" office:value="0" calcext:value-type="float">
            <text:p>0</text:p>
          </table:table-cell>
          <table:table-cell table:formula="of:=['Unit dates'.F149]*[.$B$1]" office:value-type="float" office:value="120" calcext:value-type="float">
            <text:p>120</text:p>
          </table:table-cell>
          <table:table-cell table:formula="of:=['Unit dates'.G14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0]*[.$B$1]" office:value-type="float" office:value="0" calcext:value-type="float">
            <text:p>0</text:p>
          </table:table-cell>
          <table:table-cell table:formula="of:=['Unit dates'.E150]*[.$B$1]" office:value-type="float" office:value="0" calcext:value-type="float">
            <text:p>0</text:p>
          </table:table-cell>
          <table:table-cell table:formula="of:=['Unit dates'.F150]*[.$B$1]" office:value-type="float" office:value="120" calcext:value-type="float">
            <text:p>120</text:p>
          </table:table-cell>
          <table:table-cell table:formula="of:=['Unit dates'.G15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1]*[.$B$1]" office:value-type="float" office:value="0" calcext:value-type="float">
            <text:p>0</text:p>
          </table:table-cell>
          <table:table-cell table:formula="of:=['Unit dates'.E151]*[.$B$1]" office:value-type="float" office:value="0" calcext:value-type="float">
            <text:p>0</text:p>
          </table:table-cell>
          <table:table-cell table:formula="of:=['Unit dates'.F151]*[.$B$1]" office:value-type="float" office:value="120" calcext:value-type="float">
            <text:p>120</text:p>
          </table:table-cell>
          <table:table-cell table:formula="of:=['Unit dates'.G15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2]*[.$B$1]" office:value-type="float" office:value="0" calcext:value-type="float">
            <text:p>0</text:p>
          </table:table-cell>
          <table:table-cell table:formula="of:=['Unit dates'.E152]*[.$B$1]" office:value-type="float" office:value="0" calcext:value-type="float">
            <text:p>0</text:p>
          </table:table-cell>
          <table:table-cell table:formula="of:=['Unit dates'.F152]*[.$B$1]" office:value-type="float" office:value="120" calcext:value-type="float">
            <text:p>120</text:p>
          </table:table-cell>
          <table:table-cell table:formula="of:=['Unit dates'.G15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3]*[.$B$1]" office:value-type="float" office:value="0" calcext:value-type="float">
            <text:p>0</text:p>
          </table:table-cell>
          <table:table-cell table:formula="of:=['Unit dates'.E153]*[.$B$1]" office:value-type="float" office:value="0" calcext:value-type="float">
            <text:p>0</text:p>
          </table:table-cell>
          <table:table-cell table:formula="of:=['Unit dates'.F153]*[.$B$1]" office:value-type="float" office:value="120" calcext:value-type="float">
            <text:p>120</text:p>
          </table:table-cell>
          <table:table-cell table:formula="of:=['Unit dates'.G15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4]*[.$B$1]" office:value-type="float" office:value="0" calcext:value-type="float">
            <text:p>0</text:p>
          </table:table-cell>
          <table:table-cell table:formula="of:=['Unit dates'.E154]*[.$B$1]" office:value-type="float" office:value="0" calcext:value-type="float">
            <text:p>0</text:p>
          </table:table-cell>
          <table:table-cell table:formula="of:=['Unit dates'.F154]*[.$B$1]" office:value-type="float" office:value="120" calcext:value-type="float">
            <text:p>120</text:p>
          </table:table-cell>
          <table:table-cell table:formula="of:=['Unit dates'.G15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5]*[.$B$1]" office:value-type="float" office:value="0" calcext:value-type="float">
            <text:p>0</text:p>
          </table:table-cell>
          <table:table-cell table:formula="of:=['Unit dates'.E155]*[.$B$1]" office:value-type="float" office:value="0" calcext:value-type="float">
            <text:p>0</text:p>
          </table:table-cell>
          <table:table-cell table:formula="of:=['Unit dates'.F155]*[.$B$1]" office:value-type="float" office:value="0" calcext:value-type="float">
            <text:p>0</text:p>
          </table:table-cell>
          <table:table-cell table:formula="of:=['Unit dates'.G15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6]*[.$B$1]" office:value-type="float" office:value="0" calcext:value-type="float">
            <text:p>0</text:p>
          </table:table-cell>
          <table:table-cell table:formula="of:=['Unit dates'.E156]*[.$B$1]" office:value-type="float" office:value="0" calcext:value-type="float">
            <text:p>0</text:p>
          </table:table-cell>
          <table:table-cell table:formula="of:=['Unit dates'.F156]*[.$B$1]" office:value-type="float" office:value="0" calcext:value-type="float">
            <text:p>0</text:p>
          </table:table-cell>
          <table:table-cell table:formula="of:=['Unit dates'.G15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7]*[.$B$1]" office:value-type="float" office:value="0" calcext:value-type="float">
            <text:p>0</text:p>
          </table:table-cell>
          <table:table-cell table:formula="of:=['Unit dates'.E157]*[.$B$1]" office:value-type="float" office:value="0" calcext:value-type="float">
            <text:p>0</text:p>
          </table:table-cell>
          <table:table-cell table:formula="of:=['Unit dates'.F157]*[.$B$1]" office:value-type="float" office:value="240" calcext:value-type="float">
            <text:p>240</text:p>
          </table:table-cell>
          <table:table-cell table:formula="of:=['Unit dates'.G15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8]*[.$B$1]" office:value-type="float" office:value="0" calcext:value-type="float">
            <text:p>0</text:p>
          </table:table-cell>
          <table:table-cell table:formula="of:=['Unit dates'.E158]*[.$B$1]" office:value-type="float" office:value="0" calcext:value-type="float">
            <text:p>0</text:p>
          </table:table-cell>
          <table:table-cell table:formula="of:=['Unit dates'.F158]*[.$B$1]" office:value-type="float" office:value="240" calcext:value-type="float">
            <text:p>240</text:p>
          </table:table-cell>
          <table:table-cell table:formula="of:=['Unit dates'.G15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59]*[.$B$1]" office:value-type="float" office:value="0" calcext:value-type="float">
            <text:p>0</text:p>
          </table:table-cell>
          <table:table-cell table:formula="of:=['Unit dates'.E159]*[.$B$1]" office:value-type="float" office:value="0" calcext:value-type="float">
            <text:p>0</text:p>
          </table:table-cell>
          <table:table-cell table:formula="of:=['Unit dates'.F159]*[.$B$1]" office:value-type="float" office:value="240" calcext:value-type="float">
            <text:p>240</text:p>
          </table:table-cell>
          <table:table-cell table:formula="of:=['Unit dates'.G15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0]*[.$B$1]" office:value-type="float" office:value="0" calcext:value-type="float">
            <text:p>0</text:p>
          </table:table-cell>
          <table:table-cell table:formula="of:=['Unit dates'.E160]*[.$B$1]" office:value-type="float" office:value="0" calcext:value-type="float">
            <text:p>0</text:p>
          </table:table-cell>
          <table:table-cell table:formula="of:=['Unit dates'.F160]*[.$B$1]" office:value-type="float" office:value="240" calcext:value-type="float">
            <text:p>240</text:p>
          </table:table-cell>
          <table:table-cell table:formula="of:=['Unit dates'.G16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1]*[.$B$1]" office:value-type="float" office:value="0" calcext:value-type="float">
            <text:p>0</text:p>
          </table:table-cell>
          <table:table-cell table:formula="of:=['Unit dates'.E161]*[.$B$1]" office:value-type="float" office:value="0" calcext:value-type="float">
            <text:p>0</text:p>
          </table:table-cell>
          <table:table-cell table:formula="of:=['Unit dates'.F161]*[.$B$1]" office:value-type="float" office:value="240" calcext:value-type="float">
            <text:p>240</text:p>
          </table:table-cell>
          <table:table-cell table:formula="of:=['Unit dates'.G16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2]*[.$B$1]" office:value-type="float" office:value="0" calcext:value-type="float">
            <text:p>0</text:p>
          </table:table-cell>
          <table:table-cell table:formula="of:=['Unit dates'.E162]*[.$B$1]" office:value-type="float" office:value="0" calcext:value-type="float">
            <text:p>0</text:p>
          </table:table-cell>
          <table:table-cell table:formula="of:=['Unit dates'.F162]*[.$B$1]" office:value-type="float" office:value="240" calcext:value-type="float">
            <text:p>240</text:p>
          </table:table-cell>
          <table:table-cell table:formula="of:=['Unit dates'.G16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3]*[.$B$1]" office:value-type="float" office:value="0" calcext:value-type="float">
            <text:p>0</text:p>
          </table:table-cell>
          <table:table-cell table:formula="of:=['Unit dates'.E163]*[.$B$1]" office:value-type="float" office:value="0" calcext:value-type="float">
            <text:p>0</text:p>
          </table:table-cell>
          <table:table-cell table:formula="of:=['Unit dates'.F163]*[.$B$1]" office:value-type="float" office:value="240" calcext:value-type="float">
            <text:p>240</text:p>
          </table:table-cell>
          <table:table-cell table:formula="of:=['Unit dates'.G16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4]*[.$B$1]" office:value-type="float" office:value="0" calcext:value-type="float">
            <text:p>0</text:p>
          </table:table-cell>
          <table:table-cell table:formula="of:=['Unit dates'.E164]*[.$B$1]" office:value-type="float" office:value="0" calcext:value-type="float">
            <text:p>0</text:p>
          </table:table-cell>
          <table:table-cell table:formula="of:=['Unit dates'.F164]*[.$B$1]" office:value-type="float" office:value="240" calcext:value-type="float">
            <text:p>240</text:p>
          </table:table-cell>
          <table:table-cell table:formula="of:=['Unit dates'.G16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5]*[.$B$1]" office:value-type="float" office:value="0" calcext:value-type="float">
            <text:p>0</text:p>
          </table:table-cell>
          <table:table-cell table:formula="of:=['Unit dates'.E165]*[.$B$1]" office:value-type="float" office:value="0" calcext:value-type="float">
            <text:p>0</text:p>
          </table:table-cell>
          <table:table-cell table:formula="of:=['Unit dates'.F165]*[.$B$1]" office:value-type="float" office:value="0" calcext:value-type="float">
            <text:p>0</text:p>
          </table:table-cell>
          <table:table-cell table:formula="of:=['Unit dates'.G16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6]*[.$B$1]" office:value-type="float" office:value="0" calcext:value-type="float">
            <text:p>0</text:p>
          </table:table-cell>
          <table:table-cell table:formula="of:=['Unit dates'.E166]*[.$B$1]" office:value-type="float" office:value="0" calcext:value-type="float">
            <text:p>0</text:p>
          </table:table-cell>
          <table:table-cell table:formula="of:=['Unit dates'.F166]*[.$B$1]" office:value-type="float" office:value="0" calcext:value-type="float">
            <text:p>0</text:p>
          </table:table-cell>
          <table:table-cell table:formula="of:=['Unit dates'.G16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7]*[.$B$1]" office:value-type="float" office:value="0" calcext:value-type="float">
            <text:p>0</text:p>
          </table:table-cell>
          <table:table-cell table:formula="of:=['Unit dates'.E167]*[.$B$1]" office:value-type="float" office:value="0" calcext:value-type="float">
            <text:p>0</text:p>
          </table:table-cell>
          <table:table-cell table:formula="of:=['Unit dates'.F167]*[.$B$1]" office:value-type="float" office:value="0" calcext:value-type="float">
            <text:p>0</text:p>
          </table:table-cell>
          <table:table-cell table:formula="of:=['Unit dates'.G16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8]*[.$B$1]" office:value-type="float" office:value="0" calcext:value-type="float">
            <text:p>0</text:p>
          </table:table-cell>
          <table:table-cell table:formula="of:=['Unit dates'.E168]*[.$B$1]" office:value-type="float" office:value="0" calcext:value-type="float">
            <text:p>0</text:p>
          </table:table-cell>
          <table:table-cell table:formula="of:=['Unit dates'.F168]*[.$B$1]" office:value-type="float" office:value="0" calcext:value-type="float">
            <text:p>0</text:p>
          </table:table-cell>
          <table:table-cell table:formula="of:=['Unit dates'.G16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69]*[.$B$1]" office:value-type="float" office:value="0" calcext:value-type="float">
            <text:p>0</text:p>
          </table:table-cell>
          <table:table-cell table:formula="of:=['Unit dates'.E169]*[.$B$1]" office:value-type="float" office:value="0" calcext:value-type="float">
            <text:p>0</text:p>
          </table:table-cell>
          <table:table-cell table:formula="of:=['Unit dates'.F169]*[.$B$1]" office:value-type="float" office:value="0" calcext:value-type="float">
            <text:p>0</text:p>
          </table:table-cell>
          <table:table-cell table:formula="of:=['Unit dates'.G16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0]*[.$B$1]" office:value-type="float" office:value="0" calcext:value-type="float">
            <text:p>0</text:p>
          </table:table-cell>
          <table:table-cell table:formula="of:=['Unit dates'.E170]*[.$B$1]" office:value-type="float" office:value="0" calcext:value-type="float">
            <text:p>0</text:p>
          </table:table-cell>
          <table:table-cell table:formula="of:=['Unit dates'.F170]*[.$B$1]" office:value-type="float" office:value="0" calcext:value-type="float">
            <text:p>0</text:p>
          </table:table-cell>
          <table:table-cell table:formula="of:=['Unit dates'.G17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1]*[.$B$1]" office:value-type="float" office:value="0" calcext:value-type="float">
            <text:p>0</text:p>
          </table:table-cell>
          <table:table-cell table:formula="of:=['Unit dates'.E171]*[.$B$1]" office:value-type="float" office:value="0" calcext:value-type="float">
            <text:p>0</text:p>
          </table:table-cell>
          <table:table-cell table:formula="of:=['Unit dates'.F171]*[.$B$1]" office:value-type="float" office:value="0" calcext:value-type="float">
            <text:p>0</text:p>
          </table:table-cell>
          <table:table-cell table:formula="of:=['Unit dates'.G17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2]*[.$B$1]" office:value-type="float" office:value="0" calcext:value-type="float">
            <text:p>0</text:p>
          </table:table-cell>
          <table:table-cell table:formula="of:=['Unit dates'.E172]*[.$B$1]" office:value-type="float" office:value="0" calcext:value-type="float">
            <text:p>0</text:p>
          </table:table-cell>
          <table:table-cell table:formula="of:=['Unit dates'.F172]*[.$B$1]" office:value-type="float" office:value="0" calcext:value-type="float">
            <text:p>0</text:p>
          </table:table-cell>
          <table:table-cell table:formula="of:=['Unit dates'.G17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3]*[.$B$1]" office:value-type="float" office:value="0" calcext:value-type="float">
            <text:p>0</text:p>
          </table:table-cell>
          <table:table-cell table:formula="of:=['Unit dates'.E173]*[.$B$1]" office:value-type="float" office:value="0" calcext:value-type="float">
            <text:p>0</text:p>
          </table:table-cell>
          <table:table-cell table:formula="of:=['Unit dates'.F173]*[.$B$1]" office:value-type="float" office:value="0" calcext:value-type="float">
            <text:p>0</text:p>
          </table:table-cell>
          <table:table-cell table:formula="of:=['Unit dates'.G17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4]*[.$B$1]" office:value-type="float" office:value="0" calcext:value-type="float">
            <text:p>0</text:p>
          </table:table-cell>
          <table:table-cell table:formula="of:=['Unit dates'.E174]*[.$B$1]" office:value-type="float" office:value="0" calcext:value-type="float">
            <text:p>0</text:p>
          </table:table-cell>
          <table:table-cell table:formula="of:=['Unit dates'.F174]*[.$B$1]" office:value-type="float" office:value="0" calcext:value-type="float">
            <text:p>0</text:p>
          </table:table-cell>
          <table:table-cell table:formula="of:=['Unit dates'.G17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5]*[.$B$1]" office:value-type="float" office:value="0" calcext:value-type="float">
            <text:p>0</text:p>
          </table:table-cell>
          <table:table-cell table:formula="of:=['Unit dates'.E175]*[.$B$1]" office:value-type="float" office:value="0" calcext:value-type="float">
            <text:p>0</text:p>
          </table:table-cell>
          <table:table-cell table:formula="of:=['Unit dates'.F175]*[.$B$1]" office:value-type="float" office:value="0" calcext:value-type="float">
            <text:p>0</text:p>
          </table:table-cell>
          <table:table-cell table:formula="of:=['Unit dates'.G17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6]*[.$B$1]" office:value-type="float" office:value="0" calcext:value-type="float">
            <text:p>0</text:p>
          </table:table-cell>
          <table:table-cell table:formula="of:=['Unit dates'.E176]*[.$B$1]" office:value-type="float" office:value="0" calcext:value-type="float">
            <text:p>0</text:p>
          </table:table-cell>
          <table:table-cell table:formula="of:=['Unit dates'.F176]*[.$B$1]" office:value-type="float" office:value="0" calcext:value-type="float">
            <text:p>0</text:p>
          </table:table-cell>
          <table:table-cell table:formula="of:=['Unit dates'.G17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7]*[.$B$1]" office:value-type="float" office:value="0" calcext:value-type="float">
            <text:p>0</text:p>
          </table:table-cell>
          <table:table-cell table:formula="of:=['Unit dates'.E177]*[.$B$1]" office:value-type="float" office:value="0" calcext:value-type="float">
            <text:p>0</text:p>
          </table:table-cell>
          <table:table-cell table:formula="of:=['Unit dates'.F177]*[.$B$1]" office:value-type="float" office:value="0" calcext:value-type="float">
            <text:p>0</text:p>
          </table:table-cell>
          <table:table-cell table:formula="of:=['Unit dates'.G17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8]*[.$B$1]" office:value-type="float" office:value="0" calcext:value-type="float">
            <text:p>0</text:p>
          </table:table-cell>
          <table:table-cell table:formula="of:=['Unit dates'.E178]*[.$B$1]" office:value-type="float" office:value="0" calcext:value-type="float">
            <text:p>0</text:p>
          </table:table-cell>
          <table:table-cell table:formula="of:=['Unit dates'.F178]*[.$B$1]" office:value-type="float" office:value="0" calcext:value-type="float">
            <text:p>0</text:p>
          </table:table-cell>
          <table:table-cell table:formula="of:=['Unit dates'.G17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79]*[.$B$1]" office:value-type="float" office:value="0" calcext:value-type="float">
            <text:p>0</text:p>
          </table:table-cell>
          <table:table-cell table:formula="of:=['Unit dates'.E179]*[.$B$1]" office:value-type="float" office:value="0" calcext:value-type="float">
            <text:p>0</text:p>
          </table:table-cell>
          <table:table-cell table:formula="of:=['Unit dates'.F179]*[.$B$1]" office:value-type="float" office:value="0" calcext:value-type="float">
            <text:p>0</text:p>
          </table:table-cell>
          <table:table-cell table:formula="of:=['Unit dates'.G17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0]*[.$B$1]" office:value-type="float" office:value="0" calcext:value-type="float">
            <text:p>0</text:p>
          </table:table-cell>
          <table:table-cell table:formula="of:=['Unit dates'.E180]*[.$B$1]" office:value-type="float" office:value="0" calcext:value-type="float">
            <text:p>0</text:p>
          </table:table-cell>
          <table:table-cell table:formula="of:=['Unit dates'.F180]*[.$B$1]" office:value-type="float" office:value="0" calcext:value-type="float">
            <text:p>0</text:p>
          </table:table-cell>
          <table:table-cell table:formula="of:=['Unit dates'.G18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1]*[.$B$1]" office:value-type="float" office:value="0" calcext:value-type="float">
            <text:p>0</text:p>
          </table:table-cell>
          <table:table-cell table:formula="of:=['Unit dates'.E181]*[.$B$1]" office:value-type="float" office:value="0" calcext:value-type="float">
            <text:p>0</text:p>
          </table:table-cell>
          <table:table-cell table:formula="of:=['Unit dates'.F181]*[.$B$1]" office:value-type="float" office:value="0" calcext:value-type="float">
            <text:p>0</text:p>
          </table:table-cell>
          <table:table-cell table:formula="of:=['Unit dates'.G18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2]*[.$B$1]" office:value-type="float" office:value="0" calcext:value-type="float">
            <text:p>0</text:p>
          </table:table-cell>
          <table:table-cell table:formula="of:=['Unit dates'.E182]*[.$B$1]" office:value-type="float" office:value="0" calcext:value-type="float">
            <text:p>0</text:p>
          </table:table-cell>
          <table:table-cell table:formula="of:=['Unit dates'.F182]*[.$B$1]" office:value-type="float" office:value="0" calcext:value-type="float">
            <text:p>0</text:p>
          </table:table-cell>
          <table:table-cell table:formula="of:=['Unit dates'.G18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3]*[.$B$1]" office:value-type="float" office:value="0" calcext:value-type="float">
            <text:p>0</text:p>
          </table:table-cell>
          <table:table-cell table:formula="of:=['Unit dates'.E183]*[.$B$1]" office:value-type="float" office:value="0" calcext:value-type="float">
            <text:p>0</text:p>
          </table:table-cell>
          <table:table-cell table:formula="of:=['Unit dates'.F183]*[.$B$1]" office:value-type="float" office:value="0" calcext:value-type="float">
            <text:p>0</text:p>
          </table:table-cell>
          <table:table-cell table:formula="of:=['Unit dates'.G18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4]*[.$B$1]" office:value-type="float" office:value="0" calcext:value-type="float">
            <text:p>0</text:p>
          </table:table-cell>
          <table:table-cell table:formula="of:=['Unit dates'.E184]*[.$B$1]" office:value-type="float" office:value="0" calcext:value-type="float">
            <text:p>0</text:p>
          </table:table-cell>
          <table:table-cell table:formula="of:=['Unit dates'.F184]*[.$B$1]" office:value-type="float" office:value="0" calcext:value-type="float">
            <text:p>0</text:p>
          </table:table-cell>
          <table:table-cell table:formula="of:=['Unit dates'.G18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5]*[.$B$1]" office:value-type="float" office:value="0" calcext:value-type="float">
            <text:p>0</text:p>
          </table:table-cell>
          <table:table-cell table:formula="of:=['Unit dates'.E185]*[.$B$1]" office:value-type="float" office:value="0" calcext:value-type="float">
            <text:p>0</text:p>
          </table:table-cell>
          <table:table-cell table:formula="of:=['Unit dates'.F185]*[.$B$1]" office:value-type="float" office:value="0" calcext:value-type="float">
            <text:p>0</text:p>
          </table:table-cell>
          <table:table-cell table:formula="of:=['Unit dates'.G18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6]*[.$B$1]" office:value-type="float" office:value="0" calcext:value-type="float">
            <text:p>0</text:p>
          </table:table-cell>
          <table:table-cell table:formula="of:=['Unit dates'.E186]*[.$B$1]" office:value-type="float" office:value="0" calcext:value-type="float">
            <text:p>0</text:p>
          </table:table-cell>
          <table:table-cell table:formula="of:=['Unit dates'.F186]*[.$B$1]" office:value-type="float" office:value="0" calcext:value-type="float">
            <text:p>0</text:p>
          </table:table-cell>
          <table:table-cell table:formula="of:=['Unit dates'.G18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7]*[.$B$1]" office:value-type="float" office:value="0" calcext:value-type="float">
            <text:p>0</text:p>
          </table:table-cell>
          <table:table-cell table:formula="of:=['Unit dates'.E187]*[.$B$1]" office:value-type="float" office:value="0" calcext:value-type="float">
            <text:p>0</text:p>
          </table:table-cell>
          <table:table-cell table:formula="of:=['Unit dates'.F187]*[.$B$1]" office:value-type="float" office:value="0" calcext:value-type="float">
            <text:p>0</text:p>
          </table:table-cell>
          <table:table-cell table:formula="of:=['Unit dates'.G18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8]*[.$B$1]" office:value-type="float" office:value="0" calcext:value-type="float">
            <text:p>0</text:p>
          </table:table-cell>
          <table:table-cell table:formula="of:=['Unit dates'.E188]*[.$B$1]" office:value-type="float" office:value="0" calcext:value-type="float">
            <text:p>0</text:p>
          </table:table-cell>
          <table:table-cell table:formula="of:=['Unit dates'.F188]*[.$B$1]" office:value-type="float" office:value="0" calcext:value-type="float">
            <text:p>0</text:p>
          </table:table-cell>
          <table:table-cell table:formula="of:=['Unit dates'.G18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89]*[.$B$1]" office:value-type="float" office:value="0" calcext:value-type="float">
            <text:p>0</text:p>
          </table:table-cell>
          <table:table-cell table:formula="of:=['Unit dates'.E189]*[.$B$1]" office:value-type="float" office:value="0" calcext:value-type="float">
            <text:p>0</text:p>
          </table:table-cell>
          <table:table-cell table:formula="of:=['Unit dates'.F189]*[.$B$1]" office:value-type="float" office:value="0" calcext:value-type="float">
            <text:p>0</text:p>
          </table:table-cell>
          <table:table-cell table:formula="of:=['Unit dates'.G18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0]*[.$B$1]" office:value-type="float" office:value="0" calcext:value-type="float">
            <text:p>0</text:p>
          </table:table-cell>
          <table:table-cell table:formula="of:=['Unit dates'.E190]*[.$B$1]" office:value-type="float" office:value="0" calcext:value-type="float">
            <text:p>0</text:p>
          </table:table-cell>
          <table:table-cell table:formula="of:=['Unit dates'.F190]*[.$B$1]" office:value-type="float" office:value="0" calcext:value-type="float">
            <text:p>0</text:p>
          </table:table-cell>
          <table:table-cell table:formula="of:=['Unit dates'.G19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1]*[.$B$1]" office:value-type="float" office:value="0" calcext:value-type="float">
            <text:p>0</text:p>
          </table:table-cell>
          <table:table-cell table:formula="of:=['Unit dates'.E191]*[.$B$1]" office:value-type="float" office:value="0" calcext:value-type="float">
            <text:p>0</text:p>
          </table:table-cell>
          <table:table-cell table:formula="of:=['Unit dates'.F191]*[.$B$1]" office:value-type="float" office:value="0" calcext:value-type="float">
            <text:p>0</text:p>
          </table:table-cell>
          <table:table-cell table:formula="of:=['Unit dates'.G19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2]*[.$B$1]" office:value-type="float" office:value="0" calcext:value-type="float">
            <text:p>0</text:p>
          </table:table-cell>
          <table:table-cell table:formula="of:=['Unit dates'.E192]*[.$B$1]" office:value-type="float" office:value="0" calcext:value-type="float">
            <text:p>0</text:p>
          </table:table-cell>
          <table:table-cell table:formula="of:=['Unit dates'.F192]*[.$B$1]" office:value-type="float" office:value="0" calcext:value-type="float">
            <text:p>0</text:p>
          </table:table-cell>
          <table:table-cell table:formula="of:=['Unit dates'.G19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3]*[.$B$1]" office:value-type="float" office:value="0" calcext:value-type="float">
            <text:p>0</text:p>
          </table:table-cell>
          <table:table-cell table:formula="of:=['Unit dates'.E193]*[.$B$1]" office:value-type="float" office:value="0" calcext:value-type="float">
            <text:p>0</text:p>
          </table:table-cell>
          <table:table-cell table:formula="of:=['Unit dates'.F193]*[.$B$1]" office:value-type="float" office:value="0" calcext:value-type="float">
            <text:p>0</text:p>
          </table:table-cell>
          <table:table-cell table:formula="of:=['Unit dates'.G19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4]*[.$B$1]" office:value-type="float" office:value="0" calcext:value-type="float">
            <text:p>0</text:p>
          </table:table-cell>
          <table:table-cell table:formula="of:=['Unit dates'.E194]*[.$B$1]" office:value-type="float" office:value="0" calcext:value-type="float">
            <text:p>0</text:p>
          </table:table-cell>
          <table:table-cell table:formula="of:=['Unit dates'.F194]*[.$B$1]" office:value-type="float" office:value="0" calcext:value-type="float">
            <text:p>0</text:p>
          </table:table-cell>
          <table:table-cell table:formula="of:=['Unit dates'.G19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5]*[.$B$1]" office:value-type="float" office:value="0" calcext:value-type="float">
            <text:p>0</text:p>
          </table:table-cell>
          <table:table-cell table:formula="of:=['Unit dates'.E195]*[.$B$1]" office:value-type="float" office:value="0" calcext:value-type="float">
            <text:p>0</text:p>
          </table:table-cell>
          <table:table-cell table:formula="of:=['Unit dates'.F195]*[.$B$1]" office:value-type="float" office:value="0" calcext:value-type="float">
            <text:p>0</text:p>
          </table:table-cell>
          <table:table-cell table:formula="of:=['Unit dates'.G19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6]*[.$B$1]" office:value-type="float" office:value="0" calcext:value-type="float">
            <text:p>0</text:p>
          </table:table-cell>
          <table:table-cell table:formula="of:=['Unit dates'.E196]*[.$B$1]" office:value-type="float" office:value="0" calcext:value-type="float">
            <text:p>0</text:p>
          </table:table-cell>
          <table:table-cell table:formula="of:=['Unit dates'.F196]*[.$B$1]" office:value-type="float" office:value="0" calcext:value-type="float">
            <text:p>0</text:p>
          </table:table-cell>
          <table:table-cell table:formula="of:=['Unit dates'.G19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7]*[.$B$1]" office:value-type="float" office:value="0" calcext:value-type="float">
            <text:p>0</text:p>
          </table:table-cell>
          <table:table-cell table:formula="of:=['Unit dates'.E197]*[.$B$1]" office:value-type="float" office:value="0" calcext:value-type="float">
            <text:p>0</text:p>
          </table:table-cell>
          <table:table-cell table:formula="of:=['Unit dates'.F197]*[.$B$1]" office:value-type="float" office:value="0" calcext:value-type="float">
            <text:p>0</text:p>
          </table:table-cell>
          <table:table-cell table:formula="of:=['Unit dates'.G19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8]*[.$B$1]" office:value-type="float" office:value="0" calcext:value-type="float">
            <text:p>0</text:p>
          </table:table-cell>
          <table:table-cell table:formula="of:=['Unit dates'.E198]*[.$B$1]" office:value-type="float" office:value="0" calcext:value-type="float">
            <text:p>0</text:p>
          </table:table-cell>
          <table:table-cell table:formula="of:=['Unit dates'.F198]*[.$B$1]" office:value-type="float" office:value="0" calcext:value-type="float">
            <text:p>0</text:p>
          </table:table-cell>
          <table:table-cell table:formula="of:=['Unit dates'.G19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199]*[.$B$1]" office:value-type="float" office:value="0" calcext:value-type="float">
            <text:p>0</text:p>
          </table:table-cell>
          <table:table-cell table:formula="of:=['Unit dates'.E199]*[.$B$1]" office:value-type="float" office:value="0" calcext:value-type="float">
            <text:p>0</text:p>
          </table:table-cell>
          <table:table-cell table:formula="of:=['Unit dates'.F199]*[.$B$1]" office:value-type="float" office:value="0" calcext:value-type="float">
            <text:p>0</text:p>
          </table:table-cell>
          <table:table-cell table:formula="of:=['Unit dates'.G19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0]*[.$B$1]" office:value-type="float" office:value="0" calcext:value-type="float">
            <text:p>0</text:p>
          </table:table-cell>
          <table:table-cell table:formula="of:=['Unit dates'.E200]*[.$B$1]" office:value-type="float" office:value="0" calcext:value-type="float">
            <text:p>0</text:p>
          </table:table-cell>
          <table:table-cell table:formula="of:=['Unit dates'.F200]*[.$B$1]" office:value-type="float" office:value="0" calcext:value-type="float">
            <text:p>0</text:p>
          </table:table-cell>
          <table:table-cell table:formula="of:=['Unit dates'.G20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1]*[.$B$1]" office:value-type="float" office:value="0" calcext:value-type="float">
            <text:p>0</text:p>
          </table:table-cell>
          <table:table-cell table:formula="of:=['Unit dates'.E201]*[.$B$1]" office:value-type="float" office:value="0" calcext:value-type="float">
            <text:p>0</text:p>
          </table:table-cell>
          <table:table-cell table:formula="of:=['Unit dates'.F201]*[.$B$1]" office:value-type="float" office:value="0" calcext:value-type="float">
            <text:p>0</text:p>
          </table:table-cell>
          <table:table-cell table:formula="of:=['Unit dates'.G20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2]*[.$B$1]" office:value-type="float" office:value="0" calcext:value-type="float">
            <text:p>0</text:p>
          </table:table-cell>
          <table:table-cell table:formula="of:=['Unit dates'.E202]*[.$B$1]" office:value-type="float" office:value="0" calcext:value-type="float">
            <text:p>0</text:p>
          </table:table-cell>
          <table:table-cell table:formula="of:=['Unit dates'.F202]*[.$B$1]" office:value-type="float" office:value="0" calcext:value-type="float">
            <text:p>0</text:p>
          </table:table-cell>
          <table:table-cell table:formula="of:=['Unit dates'.G20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3]*[.$B$1]" office:value-type="float" office:value="0" calcext:value-type="float">
            <text:p>0</text:p>
          </table:table-cell>
          <table:table-cell table:formula="of:=['Unit dates'.E203]*[.$B$1]" office:value-type="float" office:value="0" calcext:value-type="float">
            <text:p>0</text:p>
          </table:table-cell>
          <table:table-cell table:formula="of:=['Unit dates'.F203]*[.$B$1]" office:value-type="float" office:value="0" calcext:value-type="float">
            <text:p>0</text:p>
          </table:table-cell>
          <table:table-cell table:formula="of:=['Unit dates'.G20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4]*[.$B$1]" office:value-type="float" office:value="0" calcext:value-type="float">
            <text:p>0</text:p>
          </table:table-cell>
          <table:table-cell table:formula="of:=['Unit dates'.E204]*[.$B$1]" office:value-type="float" office:value="0" calcext:value-type="float">
            <text:p>0</text:p>
          </table:table-cell>
          <table:table-cell table:formula="of:=['Unit dates'.F204]*[.$B$1]" office:value-type="float" office:value="0" calcext:value-type="float">
            <text:p>0</text:p>
          </table:table-cell>
          <table:table-cell table:formula="of:=['Unit dates'.G20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5]*[.$B$1]" office:value-type="float" office:value="0" calcext:value-type="float">
            <text:p>0</text:p>
          </table:table-cell>
          <table:table-cell table:formula="of:=['Unit dates'.E205]*[.$B$1]" office:value-type="float" office:value="0" calcext:value-type="float">
            <text:p>0</text:p>
          </table:table-cell>
          <table:table-cell table:formula="of:=['Unit dates'.F205]*[.$B$1]" office:value-type="float" office:value="0" calcext:value-type="float">
            <text:p>0</text:p>
          </table:table-cell>
          <table:table-cell table:formula="of:=['Unit dates'.G20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6]*[.$B$1]" office:value-type="float" office:value="0" calcext:value-type="float">
            <text:p>0</text:p>
          </table:table-cell>
          <table:table-cell table:formula="of:=['Unit dates'.E206]*[.$B$1]" office:value-type="float" office:value="0" calcext:value-type="float">
            <text:p>0</text:p>
          </table:table-cell>
          <table:table-cell table:formula="of:=['Unit dates'.F206]*[.$B$1]" office:value-type="float" office:value="0" calcext:value-type="float">
            <text:p>0</text:p>
          </table:table-cell>
          <table:table-cell table:formula="of:=['Unit dates'.G20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7]*[.$B$1]" office:value-type="float" office:value="0" calcext:value-type="float">
            <text:p>0</text:p>
          </table:table-cell>
          <table:table-cell table:formula="of:=['Unit dates'.E207]*[.$B$1]" office:value-type="float" office:value="0" calcext:value-type="float">
            <text:p>0</text:p>
          </table:table-cell>
          <table:table-cell table:formula="of:=['Unit dates'.F207]*[.$B$1]" office:value-type="float" office:value="0" calcext:value-type="float">
            <text:p>0</text:p>
          </table:table-cell>
          <table:table-cell table:formula="of:=['Unit dates'.G20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8]*[.$B$1]" office:value-type="float" office:value="0" calcext:value-type="float">
            <text:p>0</text:p>
          </table:table-cell>
          <table:table-cell table:formula="of:=['Unit dates'.E208]*[.$B$1]" office:value-type="float" office:value="0" calcext:value-type="float">
            <text:p>0</text:p>
          </table:table-cell>
          <table:table-cell table:formula="of:=['Unit dates'.F208]*[.$B$1]" office:value-type="float" office:value="0" calcext:value-type="float">
            <text:p>0</text:p>
          </table:table-cell>
          <table:table-cell table:formula="of:=['Unit dates'.G20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09]*[.$B$1]" office:value-type="float" office:value="0" calcext:value-type="float">
            <text:p>0</text:p>
          </table:table-cell>
          <table:table-cell table:formula="of:=['Unit dates'.E209]*[.$B$1]" office:value-type="float" office:value="0" calcext:value-type="float">
            <text:p>0</text:p>
          </table:table-cell>
          <table:table-cell table:formula="of:=['Unit dates'.F209]*[.$B$1]" office:value-type="float" office:value="0" calcext:value-type="float">
            <text:p>0</text:p>
          </table:table-cell>
          <table:table-cell table:formula="of:=['Unit dates'.G20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0]*[.$B$1]" office:value-type="float" office:value="0" calcext:value-type="float">
            <text:p>0</text:p>
          </table:table-cell>
          <table:table-cell table:formula="of:=['Unit dates'.E210]*[.$B$1]" office:value-type="float" office:value="0" calcext:value-type="float">
            <text:p>0</text:p>
          </table:table-cell>
          <table:table-cell table:formula="of:=['Unit dates'.F210]*[.$B$1]" office:value-type="float" office:value="0" calcext:value-type="float">
            <text:p>0</text:p>
          </table:table-cell>
          <table:table-cell table:formula="of:=['Unit dates'.G21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1]*[.$B$1]" office:value-type="float" office:value="0" calcext:value-type="float">
            <text:p>0</text:p>
          </table:table-cell>
          <table:table-cell table:formula="of:=['Unit dates'.E211]*[.$B$1]" office:value-type="float" office:value="0" calcext:value-type="float">
            <text:p>0</text:p>
          </table:table-cell>
          <table:table-cell table:formula="of:=['Unit dates'.F211]*[.$B$1]" office:value-type="float" office:value="0" calcext:value-type="float">
            <text:p>0</text:p>
          </table:table-cell>
          <table:table-cell table:formula="of:=['Unit dates'.G21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2]*[.$B$1]" office:value-type="float" office:value="0" calcext:value-type="float">
            <text:p>0</text:p>
          </table:table-cell>
          <table:table-cell table:formula="of:=['Unit dates'.E212]*[.$B$1]" office:value-type="float" office:value="0" calcext:value-type="float">
            <text:p>0</text:p>
          </table:table-cell>
          <table:table-cell table:formula="of:=['Unit dates'.F212]*[.$B$1]" office:value-type="float" office:value="0" calcext:value-type="float">
            <text:p>0</text:p>
          </table:table-cell>
          <table:table-cell table:formula="of:=['Unit dates'.G21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3]*[.$B$1]" office:value-type="float" office:value="0" calcext:value-type="float">
            <text:p>0</text:p>
          </table:table-cell>
          <table:table-cell table:formula="of:=['Unit dates'.E213]*[.$B$1]" office:value-type="float" office:value="0" calcext:value-type="float">
            <text:p>0</text:p>
          </table:table-cell>
          <table:table-cell table:formula="of:=['Unit dates'.F213]*[.$B$1]" office:value-type="float" office:value="0" calcext:value-type="float">
            <text:p>0</text:p>
          </table:table-cell>
          <table:table-cell table:formula="of:=['Unit dates'.G21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4]*[.$B$1]" office:value-type="float" office:value="0" calcext:value-type="float">
            <text:p>0</text:p>
          </table:table-cell>
          <table:table-cell table:formula="of:=['Unit dates'.E214]*[.$B$1]" office:value-type="float" office:value="0" calcext:value-type="float">
            <text:p>0</text:p>
          </table:table-cell>
          <table:table-cell table:formula="of:=['Unit dates'.F214]*[.$B$1]" office:value-type="float" office:value="0" calcext:value-type="float">
            <text:p>0</text:p>
          </table:table-cell>
          <table:table-cell table:formula="of:=['Unit dates'.G214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5]*[.$B$1]" office:value-type="float" office:value="0" calcext:value-type="float">
            <text:p>0</text:p>
          </table:table-cell>
          <table:table-cell table:formula="of:=['Unit dates'.E215]*[.$B$1]" office:value-type="float" office:value="0" calcext:value-type="float">
            <text:p>0</text:p>
          </table:table-cell>
          <table:table-cell table:formula="of:=['Unit dates'.F215]*[.$B$1]" office:value-type="float" office:value="0" calcext:value-type="float">
            <text:p>0</text:p>
          </table:table-cell>
          <table:table-cell table:formula="of:=['Unit dates'.G215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6]*[.$B$1]" office:value-type="float" office:value="0" calcext:value-type="float">
            <text:p>0</text:p>
          </table:table-cell>
          <table:table-cell table:formula="of:=['Unit dates'.E216]*[.$B$1]" office:value-type="float" office:value="0" calcext:value-type="float">
            <text:p>0</text:p>
          </table:table-cell>
          <table:table-cell table:formula="of:=['Unit dates'.F216]*[.$B$1]" office:value-type="float" office:value="0" calcext:value-type="float">
            <text:p>0</text:p>
          </table:table-cell>
          <table:table-cell table:formula="of:=['Unit dates'.G216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7]*[.$B$1]" office:value-type="float" office:value="0" calcext:value-type="float">
            <text:p>0</text:p>
          </table:table-cell>
          <table:table-cell table:formula="of:=['Unit dates'.E217]*[.$B$1]" office:value-type="float" office:value="0" calcext:value-type="float">
            <text:p>0</text:p>
          </table:table-cell>
          <table:table-cell table:formula="of:=['Unit dates'.F217]*[.$B$1]" office:value-type="float" office:value="0" calcext:value-type="float">
            <text:p>0</text:p>
          </table:table-cell>
          <table:table-cell table:formula="of:=['Unit dates'.G217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8]*[.$B$1]" office:value-type="float" office:value="0" calcext:value-type="float">
            <text:p>0</text:p>
          </table:table-cell>
          <table:table-cell table:formula="of:=['Unit dates'.E218]*[.$B$1]" office:value-type="float" office:value="0" calcext:value-type="float">
            <text:p>0</text:p>
          </table:table-cell>
          <table:table-cell table:formula="of:=['Unit dates'.F218]*[.$B$1]" office:value-type="float" office:value="0" calcext:value-type="float">
            <text:p>0</text:p>
          </table:table-cell>
          <table:table-cell table:formula="of:=['Unit dates'.G218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19]*[.$B$1]" office:value-type="float" office:value="0" calcext:value-type="float">
            <text:p>0</text:p>
          </table:table-cell>
          <table:table-cell table:formula="of:=['Unit dates'.E219]*[.$B$1]" office:value-type="float" office:value="0" calcext:value-type="float">
            <text:p>0</text:p>
          </table:table-cell>
          <table:table-cell table:formula="of:=['Unit dates'.F219]*[.$B$1]" office:value-type="float" office:value="0" calcext:value-type="float">
            <text:p>0</text:p>
          </table:table-cell>
          <table:table-cell table:formula="of:=['Unit dates'.G219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20]*[.$B$1]" office:value-type="float" office:value="0" calcext:value-type="float">
            <text:p>0</text:p>
          </table:table-cell>
          <table:table-cell table:formula="of:=['Unit dates'.E220]*[.$B$1]" office:value-type="float" office:value="0" calcext:value-type="float">
            <text:p>0</text:p>
          </table:table-cell>
          <table:table-cell table:formula="of:=['Unit dates'.F220]*[.$B$1]" office:value-type="float" office:value="0" calcext:value-type="float">
            <text:p>0</text:p>
          </table:table-cell>
          <table:table-cell table:formula="of:=['Unit dates'.G220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21]*[.$B$1]" office:value-type="float" office:value="0" calcext:value-type="float">
            <text:p>0</text:p>
          </table:table-cell>
          <table:table-cell table:formula="of:=['Unit dates'.E221]*[.$B$1]" office:value-type="float" office:value="0" calcext:value-type="float">
            <text:p>0</text:p>
          </table:table-cell>
          <table:table-cell table:formula="of:=['Unit dates'.F221]*[.$B$1]" office:value-type="float" office:value="0" calcext:value-type="float">
            <text:p>0</text:p>
          </table:table-cell>
          <table:table-cell table:formula="of:=['Unit dates'.G221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22]*[.$B$1]" office:value-type="float" office:value="0" calcext:value-type="float">
            <text:p>0</text:p>
          </table:table-cell>
          <table:table-cell table:formula="of:=['Unit dates'.E222]*[.$B$1]" office:value-type="float" office:value="0" calcext:value-type="float">
            <text:p>0</text:p>
          </table:table-cell>
          <table:table-cell table:formula="of:=['Unit dates'.F222]*[.$B$1]" office:value-type="float" office:value="0" calcext:value-type="float">
            <text:p>0</text:p>
          </table:table-cell>
          <table:table-cell table:formula="of:=['Unit dates'.G222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23]*[.$B$1]" office:value-type="float" office:value="0" calcext:value-type="float">
            <text:p>0</text:p>
          </table:table-cell>
          <table:table-cell table:formula="of:=['Unit dates'.E223]*[.$B$1]" office:value-type="float" office:value="0" calcext:value-type="float">
            <text:p>0</text:p>
          </table:table-cell>
          <table:table-cell table:formula="of:=['Unit dates'.F223]*[.$B$1]" office:value-type="float" office:value="0" calcext:value-type="float">
            <text:p>0</text:p>
          </table:table-cell>
          <table:table-cell table:formula="of:=['Unit dates'.G223]*[.$B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'Unit dates'.D224]*[.$B$1]" office:value-type="float" office:value="0" calcext:value-type="float">
            <text:p>0</text:p>
          </table:table-cell>
          <table:table-cell table:formula="of:=['Unit dates'.E224]*[.$B$1]" office:value-type="float" office:value="0" calcext:value-type="float">
            <text:p>0</text:p>
          </table:table-cell>
          <table:table-cell table:formula="of:=['Unit dates'.F224]*[.$B$1]" office:value-type="float" office:value="0" calcext:value-type="float">
            <text:p>0</text:p>
          </table:table-cell>
          <table:table-cell table:formula="of:=['Unit dates'.G224]*[.$B$1]" office:value-type="float" office:value="0" calcext:value-type="float">
            <text:p>0</text:p>
          </table:table-cell>
        </table:table-row>
        <table:table-row table:style-name="ro1" table:number-rows-repeated="104836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4" table:target-range-address="'Unit meals'.A1:'Unit meals'.E5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5:28:02.921708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5:47:45.811473245</dc:date>
    <meta:editing-duration>PT4H47M34S</meta:editing-duration>
    <meta:editing-cycles>42</meta:editing-cycles>
    <meta:document-statistic meta:table-count="8" meta:cell-count="7403" meta:object-count="0"/>
  </office:meta>
</office:document-meta>
</file>